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.231cm"/>
    </style:style>
    <style:style style:name="co2" style:family="table-column">
      <style:table-column-properties fo:break-before="auto" style:column-width="0.744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2.794cm"/>
    </style:style>
    <style:style style:name="co5" style:family="table-column">
      <style:table-column-properties fo:break-before="auto" style:column-width="2.575cm"/>
    </style:style>
    <style:style style:name="co6" style:family="table-column">
      <style:table-column-properties fo:break-before="auto" style:column-width="2.357cm"/>
    </style:style>
    <style:style style:name="co7" style:family="table-column">
      <style:table-column-properties fo:break-before="auto" style:column-width="1.919cm"/>
    </style:style>
    <style:style style:name="co8" style:family="table-column">
      <style:table-column-properties fo:break-before="auto" style:column-width="2.13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2.458cm" svg:height="13.18cm" svg:x="1.508cm" svg:y="46.421cm">
            <draw:object draw:notify-on-update-of-ranges="Sheet1.A51:Sheet1.A51 Sheet1.B51:Sheet1.CS51 Sheet1.A52:Sheet1.A52 Sheet1.B52:Sheet1.CS52 Sheet1.A53:Sheet1.A53 Sheet1.B53:Sheet1.CS53 Sheet1.A54:Sheet1.A54 Sheet1.B54:Sheet1.CS5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2.513cm" svg:height="12.353cm" svg:x="1.096cm" svg:y="23.4cm">
            <draw:object draw:notify-on-update-of-ranges="Sheet1.A1:Sheet1.A1 Sheet1.B1:Sheet1.CS1 Sheet1.A2:Sheet1.A2 Sheet1.B2:Sheet1.CS2 Sheet1.A3:Sheet1.A3 Sheet1.B3:Sheet1.CS3 Sheet1.A4:Sheet1.A4 Sheet1.B4:Sheet1.CS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41.881cm" svg:height="9.016cm" svg:x="1.399cm" svg:y="36.526cm">
            <draw:object draw:notify-on-update-of-ranges="Sheet1.A56:Sheet1.A56 Sheet1.B56:Sheet1.CS56 Sheet1.A57:Sheet1.A57 Sheet1.B57:Sheet1.CS57 Sheet1.A58:Sheet1.A58 Sheet1.B58:Sheet1.CS58 Sheet1.A59:Sheet1.A59 Sheet1.B59:Sheet1.CS5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7" table:default-cell-style-name="Default"/>
        <table:table-column table:style-name="co2" table:number-columns-repeated="17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3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1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1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30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6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2" table:number-columns-repeated="2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1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電力購入量</text:p>
          </table:table-cell>
          <table:table-cell office:value-type="float" office:value="0">
            <text:p>0</text:p>
          </table:table-cell>
          <table:table-cell office:value-type="float" office:value="146.872085579241">
            <text:p>146.8720855792</text:p>
          </table:table-cell>
          <table:table-cell table:number-columns-repeated="2" office:value-type="float" office:value="0">
            <text:p>0</text:p>
          </table:table-cell>
          <table:table-cell office:value-type="float" office:value="173.153059074949">
            <text:p>173.153059075</text:p>
          </table:table-cell>
          <table:table-cell office:value-type="float" office:value="500">
            <text:p>500</text:p>
          </table:table-cell>
          <table:table-cell office:value-type="float" office:value="261.373603750015">
            <text:p>261.37360375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12.793113090443">
            <text:p>312.7931130904</text:p>
          </table:table-cell>
          <table:table-cell office:value-type="float" office:value="123.053755748976">
            <text:p>123.053755749</text:p>
          </table:table-cell>
          <table:table-cell office:value-type="float" office:value="0">
            <text:p>0</text:p>
          </table:table-cell>
          <table:table-cell office:value-type="float" office:value="218.917639112279">
            <text:p>218.9176391123</text:p>
          </table:table-cell>
          <table:table-cell office:value-type="float" office:value="45.8497330714211">
            <text:p>45.8497330714</text:p>
          </table:table-cell>
          <table:table-cell table:number-columns-repeated="3" office:value-type="float" office:value="0">
            <text:p>0</text:p>
          </table:table-cell>
          <table:table-cell office:value-type="float" office:value="497.99060393828">
            <text:p>497.990603938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239.37246988121">
            <text:p>239.3724698812</text:p>
          </table:table-cell>
          <table:table-cell office:value-type="float" office:value="273.35416865866">
            <text:p>273.3541686587</text:p>
          </table:table-cell>
          <table:table-cell office:value-type="float" office:value="379.466588444299">
            <text:p>379.4665884443</text:p>
          </table:table-cell>
          <table:table-cell office:value-type="float" office:value="500">
            <text:p>500</text:p>
          </table:table-cell>
          <table:table-cell office:value-type="float" office:value="162.473701704152">
            <text:p>162.4737017042</text:p>
          </table:table-cell>
          <table:table-cell office:value-type="float" office:value="0">
            <text:p>0</text:p>
          </table:table-cell>
          <table:table-cell office:value-type="float" office:value="152.479184581648">
            <text:p>152.4791845816</text:p>
          </table:table-cell>
          <table:table-cell office:value-type="float" office:value="133.182787895904">
            <text:p>133.1827878959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92.946211703602">
            <text:p>492.9462117036</text:p>
          </table:table-cell>
          <table:table-cell office:value-type="float" office:value="238.68789560324">
            <text:p>238.6878956032</text:p>
          </table:table-cell>
          <table:table-cell office:value-type="float" office:value="128.792732810008">
            <text:p>128.79273281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04.227858032763">
            <text:p>104.2278580328</text:p>
          </table:table-cell>
          <table:table-cell office:value-type="float" office:value="24.8222049281422">
            <text:p>24.8222049281</text:p>
          </table:table-cell>
          <table:table-cell table:number-columns-repeated="2" office:value-type="float" office:value="0">
            <text:p>0</text:p>
          </table:table-cell>
          <table:table-cell office:value-type="float" office:value="115.978812122335">
            <text:p>115.9788121223</text:p>
          </table:table-cell>
          <table:table-cell office:value-type="float" office:value="192.4799440268">
            <text:p>192.4799440268</text:p>
          </table:table-cell>
          <table:table-cell office:value-type="float" office:value="167.529565157588">
            <text:p>167.5295651576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7.4271434228235">
            <text:p>17.4271434228</text:p>
          </table:table-cell>
          <table:table-cell office:value-type="float" office:value="24.132380982079">
            <text:p>24.1323809821</text:p>
          </table:table-cell>
          <table:table-cell office:value-type="float" office:value="0">
            <text:p>0</text:p>
          </table:table-cell>
          <table:table-cell office:value-type="float" office:value="137.549958296802">
            <text:p>137.5499582968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4.4237076624743">
            <text:p>24.4237076625</text:p>
          </table:table-cell>
          <table:table-cell office:value-type="float" office:value="500">
            <text:p>500</text:p>
          </table:table-cell>
          <table:table-cell office:value-type="float" office:value="201.972700414296">
            <text:p>201.9727004143</text:p>
          </table:table-cell>
          <table:table-cell office:value-type="float" office:value="142.961876490878">
            <text:p>142.961876490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.5097514444156">
            <text:p>6.5097514444</text:p>
          </table:table-cell>
          <table:table-cell office:value-type="float" office:value="29.6055613034506">
            <text:p>29.6055613035</text:p>
          </table:table-cell>
          <table:table-cell office:value-type="float" office:value="127.499196767349">
            <text:p>127.4991967674</text:p>
          </table:table-cell>
          <table:table-cell office:value-type="float" office:value="108.199872784448">
            <text:p>108.1998727844</text:p>
          </table:table-cell>
          <table:table-cell office:value-type="float" office:value="98.4071576326752">
            <text:p>98.4071576327</text:p>
          </table:table-cell>
          <table:table-cell office:value-type="float" office:value="13.8469303514326">
            <text:p>13.8469303514</text:p>
          </table:table-cell>
          <table:table-cell office:value-type="float" office:value="0">
            <text:p>0</text:p>
          </table:table-cell>
          <table:table-cell office:value-type="float" office:value="79.6717087237036">
            <text:p>79.6717087237</text:p>
          </table:table-cell>
          <table:table-cell office:value-type="float" office:value="23.5901879994079">
            <text:p>23.5901879994</text:p>
          </table:table-cell>
          <table:table-cell office:value-type="float" office:value="82.623814644791">
            <text:p>82.6238146448</text:p>
          </table:table-cell>
          <table:table-cell table:number-columns-repeated="2" office:value-type="float" office:value="0">
            <text:p>0</text:p>
          </table:table-cell>
          <table:table-cell office:value-type="float" office:value="227.161741938975">
            <text:p>227.161741939</text:p>
          </table:table-cell>
          <table:table-cell office:value-type="float" office:value="199.411503999767">
            <text:p>199.4115039998</text:p>
          </table:table-cell>
          <table:table-cell table:number-columns-repeated="7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5.2359354833884">
            <text:p>45.2359354834</text:p>
          </table:table-cell>
          <table:table-cell table:number-columns-repeated="2" office:value-type="float" office:value="0">
            <text:p>0</text:p>
          </table:table-cell>
          <table:table-cell office:value-type="float" office:value="480.870314670887">
            <text:p>480.8703146709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4.602285674521">
            <text:p>134.6022856745</text:p>
          </table:table-cell>
          <table:table-cell office:value-type="float" office:value="0">
            <text:p>0</text:p>
          </table:table-cell>
          <table:table-cell office:value-type="float" office:value="415.774185082716">
            <text:p>415.7741850827</text:p>
          </table:table-cell>
          <table:table-cell table:number-columns-repeated="864"/>
        </table:table-row>
        <table:table-row table:style-name="ro1">
          <table:table-cell office:value-type="string">
            <text:p>電力販売量</text:p>
          </table:table-cell>
          <table:table-cell office:value-type="float" office:value="24.5355766049677">
            <text:p>24.535576605</text:p>
          </table:table-cell>
          <table:table-cell office:value-type="float" office:value="172.094428910495">
            <text:p>172.0944289105</text:p>
          </table:table-cell>
          <table:table-cell office:value-type="float" office:value="0">
            <text:p>0</text:p>
          </table:table-cell>
          <table:table-cell office:value-type="float" office:value="303.623447545014">
            <text:p>303.623447545</text:p>
          </table:table-cell>
          <table:table-cell office:value-type="float" office:value="0">
            <text:p>0</text:p>
          </table:table-cell>
          <table:table-cell office:value-type="float" office:value="298.318283581424">
            <text:p>298.3182835814</text:p>
          </table:table-cell>
          <table:table-cell office:value-type="float" office:value="186.579090850835">
            <text:p>186.5790908508</text:p>
          </table:table-cell>
          <table:table-cell office:value-type="float" office:value="92.2502264230021">
            <text:p>92.250226423</text:p>
          </table:table-cell>
          <table:table-cell office:value-type="float" office:value="500">
            <text:p>500</text:p>
          </table:table-cell>
          <table:table-cell office:value-type="float" office:value="158.548779394952">
            <text:p>158.548779395</text:p>
          </table:table-cell>
          <table:table-cell office:value-type="float" office:value="0">
            <text:p>0</text:p>
          </table:table-cell>
          <table:table-cell office:value-type="float" office:value="239.18784989146">
            <text:p>239.1878498915</text:p>
          </table:table-cell>
          <table:table-cell office:value-type="float" office:value="243.918926140729">
            <text:p>243.9189261407</text:p>
          </table:table-cell>
          <table:table-cell office:value-type="float" office:value="149.110652340237">
            <text:p>149.1106523402</text:p>
          </table:table-cell>
          <table:table-cell table:number-columns-repeated="3"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166.067418792493">
            <text:p>166.0674187925</text:p>
          </table:table-cell>
          <table:table-cell office:value-type="float" office:value="57.0792729648152">
            <text:p>57.0792729648</text:p>
          </table:table-cell>
          <table:table-cell office:value-type="float" office:value="190.938197266666">
            <text:p>190.9381972667</text:p>
          </table:table-cell>
          <table:table-cell office:value-type="float" office:value="279.890108028372">
            <text:p>279.8901080284</text:p>
          </table:table-cell>
          <table:table-cell office:value-type="float" office:value="464.35984984626">
            <text:p>464.3598498463</text:p>
          </table:table-cell>
          <table:table-cell office:value-type="float" office:value="500">
            <text:p>500</text:p>
          </table:table-cell>
          <table:table-cell office:value-type="float" office:value="89.0103212775547">
            <text:p>89.0103212776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249.135182053171">
            <text:p>249.1351820532</text:p>
          </table:table-cell>
          <table:table-cell office:value-type="float" office:value="494.743518100304">
            <text:p>494.7435181003</text:p>
          </table:table-cell>
          <table:table-cell office:value-type="float" office:value="224.558366034642">
            <text:p>224.5583660346</text:p>
          </table:table-cell>
          <table:table-cell office:value-type="float" office:value="465.066738437609">
            <text:p>465.0667384376</text:p>
          </table:table-cell>
          <table:table-cell office:value-type="float" office:value="176.786436682544">
            <text:p>176.7864366825</text:p>
          </table:table-cell>
          <table:table-cell office:value-type="float" office:value="383.942121160139">
            <text:p>383.9421211601</text:p>
          </table:table-cell>
          <table:table-cell office:value-type="float" office:value="119.38321404513">
            <text:p>119.3832140451</text:p>
          </table:table-cell>
          <table:table-cell office:value-type="float" office:value="354.490781229418">
            <text:p>354.4907812294</text:p>
          </table:table-cell>
          <table:table-cell office:value-type="float" office:value="40.4359571387528">
            <text:p>40.4359571388</text:p>
          </table:table-cell>
          <table:table-cell office:value-type="float" office:value="428.232013744246">
            <text:p>428.2320137442</text:p>
          </table:table-cell>
          <table:table-cell office:value-type="float" office:value="161.883690161487">
            <text:p>161.8836901615</text:p>
          </table:table-cell>
          <table:table-cell office:value-type="float" office:value="150.091921059238">
            <text:p>150.0919210592</text:p>
          </table:table-cell>
          <table:table-cell office:value-type="float" office:value="500">
            <text:p>500</text:p>
          </table:table-cell>
          <table:table-cell office:value-type="float" office:value="70.8741239028441">
            <text:p>70.8741239028</text:p>
          </table:table-cell>
          <table:table-cell office:value-type="float" office:value="436.350820844083">
            <text:p>436.3508208441</text:p>
          </table:table-cell>
          <table:table-cell office:value-type="float" office:value="500">
            <text:p>500</text:p>
          </table:table-cell>
          <table:table-cell office:value-type="float" office:value="36.1857040604743">
            <text:p>36.1857040605</text:p>
          </table:table-cell>
          <table:table-cell office:value-type="float" office:value="128.718326098423">
            <text:p>128.7183260984</text:p>
          </table:table-cell>
          <table:table-cell office:value-type="float" office:value="458.175832755276">
            <text:p>458.1758327553</text:p>
          </table:table-cell>
          <table:table-cell office:value-type="float" office:value="121.260628110661">
            <text:p>121.2606281107</text:p>
          </table:table-cell>
          <table:table-cell office:value-type="float" office:value="328.822879638891">
            <text:p>328.8228796389</text:p>
          </table:table-cell>
          <table:table-cell office:value-type="float" office:value="479.697126756195">
            <text:p>479.6971267562</text:p>
          </table:table-cell>
          <table:table-cell office:value-type="float" office:value="269.374835207239">
            <text:p>269.3748352072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01.588808537579">
            <text:p>301.5888085376</text:p>
          </table:table-cell>
          <table:table-cell table:number-columns-repeated="2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03.314806548566">
            <text:p>103.3148065486</text:p>
          </table:table-cell>
          <table:table-cell office:value-type="float" office:value="209.916460483942">
            <text:p>209.9164604839</text:p>
          </table:table-cell>
          <table:table-cell office:value-type="float" office:value="500">
            <text:p>500</text:p>
          </table:table-cell>
          <table:table-cell office:value-type="float" office:value="276.074140105116">
            <text:p>276.0741401051</text:p>
          </table:table-cell>
          <table:table-cell office:value-type="float" office:value="128.526735723736">
            <text:p>128.5267357237</text:p>
          </table:table-cell>
          <table:table-cell office:value-type="float" office:value="500">
            <text:p>500</text:p>
          </table:table-cell>
          <table:table-cell office:value-type="float" office:value="217.433620140875">
            <text:p>217.4336201409</text:p>
          </table:table-cell>
          <table:table-cell office:value-type="float" office:value="500">
            <text:p>500</text:p>
          </table:table-cell>
          <table:table-cell office:value-type="float" office:value="407.129409295001">
            <text:p>407.129409295</text:p>
          </table:table-cell>
          <table:table-cell office:value-type="float" office:value="328.987133403972">
            <text:p>328.987133404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6.128493172286">
            <text:p>416.1284931723</text:p>
          </table:table-cell>
          <table:table-cell office:value-type="float" office:value="0">
            <text:p>0</text:p>
          </table:table-cell>
          <table:table-cell office:value-type="float" office:value="235.851903550119">
            <text:p>235.8519035501</text:p>
          </table:table-cell>
          <table:table-cell office:value-type="float" office:value="281.286617391406">
            <text:p>281.2866173914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4.2047830556148">
            <text:p>24.2047830556</text:p>
          </table:table-cell>
          <table:table-cell office:value-type="float" office:value="44.0507189785073">
            <text:p>44.0507189785</text:p>
          </table:table-cell>
          <table:table-cell office:value-type="float" office:value="174.444725754182">
            <text:p>174.4447257542</text:p>
          </table:table-cell>
          <table:table-cell office:value-type="float" office:value="179.103337901727">
            <text:p>179.1033379017</text:p>
          </table:table-cell>
          <table:table-cell office:value-type="float" office:value="92.8512762490984">
            <text:p>92.8512762491</text:p>
          </table:table-cell>
          <table:table-cell office:value-type="float" office:value="459.366992205982">
            <text:p>459.366992206</text:p>
          </table:table-cell>
          <table:table-cell office:value-type="float" office:value="500">
            <text:p>500</text:p>
          </table:table-cell>
          <table:table-cell office:value-type="float" office:value="4.27186442032335">
            <text:p>4.2718644203</text:p>
          </table:table-cell>
          <table:table-cell office:value-type="float" office:value="500">
            <text:p>500</text:p>
          </table:table-cell>
          <table:table-cell office:value-type="float" office:value="485.874707384487">
            <text:p>485.8747073845</text:p>
          </table:table-cell>
          <table:table-cell office:value-type="float" office:value="500">
            <text:p>500</text:p>
          </table:table-cell>
          <table:table-cell office:value-type="float" office:value="296.979000039192">
            <text:p>296.9790000392</text:p>
          </table:table-cell>
          <table:table-cell office:value-type="float" office:value="386.683124403489">
            <text:p>386.6831244035</text:p>
          </table:table-cell>
          <table:table-cell table:number-columns-repeated="3" office:value-type="float" office:value="0">
            <text:p>0</text:p>
          </table:table-cell>
          <table:table-cell office:value-type="float" office:value="302.179818882639">
            <text:p>302.1798188826</text:p>
          </table:table-cell>
          <table:table-cell office:value-type="float" office:value="167.233295961289">
            <text:p>167.2332959613</text:p>
          </table:table-cell>
          <table:table-cell office:value-type="float" office:value="222.686208857121">
            <text:p>222.6862088571</text:p>
          </table:table-cell>
          <table:table-cell office:value-type="float" office:value="66.2713052238008">
            <text:p>66.2713052238</text:p>
          </table:table-cell>
          <table:table-cell office:value-type="float" office:value="365.833862337825">
            <text:p>365.8338623378</text:p>
          </table:table-cell>
          <table:table-cell table:number-columns-repeated="864"/>
        </table:table-row>
        <table:table-row table:style-name="ro1">
          <table:table-cell office:value-type="string">
            <text:p>電力の価格</text:p>
          </table:table-cell>
          <table:table-cell table:number-columns-repeated="17" office:value-type="float" office:value="20">
            <text:p>20</text:p>
          </table:table-cell>
          <table:table-cell office:value-type="float" office:value="20.1268603497765">
            <text:p>20.1268603498</text:p>
          </table:table-cell>
          <table:table-cell office:value-type="float" office:value="20.1532041966304">
            <text:p>20.1532041966</text:p>
          </table:table-cell>
          <table:table-cell office:value-type="float" office:value="20.2069139357825">
            <text:p>20.2069139358</text:p>
          </table:table-cell>
          <table:table-cell office:value-type="float" office:value="20.2620310367982">
            <text:p>20.2620310368</text:p>
          </table:table-cell>
          <table:table-cell office:value-type="float" office:value="20.9796892642647">
            <text:p>20.9796892643</text:p>
          </table:table-cell>
          <table:table-cell office:value-type="float" office:value="20.3767145417117">
            <text:p>20.3767145417</text:p>
          </table:table-cell>
          <table:table-cell office:value-type="float" office:value="20.4822475307354">
            <text:p>20.4822475307</text:p>
          </table:table-cell>
          <table:table-cell office:value-type="float" office:value="20.8497717440215">
            <text:p>20.849771744</text:p>
          </table:table-cell>
          <table:table-cell office:value-type="float" office:value="21.1167589384796">
            <text:p>21.1167589385</text:p>
          </table:table-cell>
          <table:table-cell office:value-type="float" office:value="20.9988193017802">
            <text:p>20.9988193018</text:p>
          </table:table-cell>
          <table:table-cell office:value-type="float" office:value="21.2829499694638">
            <text:p>21.2829499695</text:p>
          </table:table-cell>
          <table:table-cell office:value-type="float" office:value="21.0375237320629">
            <text:p>21.0375237321</text:p>
          </table:table-cell>
          <table:table-cell office:value-type="float" office:value="20.544869012414">
            <text:p>20.5448690124</text:p>
          </table:table-cell>
          <table:table-cell office:value-type="float" office:value="20.5133410676675">
            <text:p>20.5133410677</text:p>
          </table:table-cell>
          <table:table-cell office:value-type="float" office:value="20.6421522788624">
            <text:p>20.6421522789</text:p>
          </table:table-cell>
          <table:table-cell office:value-type="float" office:value="21.6499690922146">
            <text:p>21.6499690922</text:p>
          </table:table-cell>
          <table:table-cell office:value-type="float" office:value="21.6013269013587">
            <text:p>21.6013269014</text:p>
          </table:table-cell>
          <table:table-cell office:value-type="float" office:value="21.5773185405618">
            <text:p>21.5773185406</text:p>
          </table:table-cell>
          <table:table-cell office:value-type="float" office:value="21.6746083775657">
            <text:p>21.6746083776</text:p>
          </table:table-cell>
          <table:table-cell office:value-type="float" office:value="21.4602990975778">
            <text:p>21.4602990976</text:p>
          </table:table-cell>
          <table:table-cell office:value-type="float" office:value="21.2403982682095">
            <text:p>21.2403982682</text:p>
          </table:table-cell>
          <table:table-cell office:value-type="float" office:value="21.157318668917">
            <text:p>21.1573186689</text:p>
          </table:table-cell>
          <table:table-cell office:value-type="float" office:value="21.1985265582093">
            <text:p>21.1985265582</text:p>
          </table:table-cell>
          <table:table-cell office:value-type="float" office:value="21.1369587433855">
            <text:p>21.1369587434</text:p>
          </table:table-cell>
          <table:table-cell office:value-type="float" office:value="21.0967173726949">
            <text:p>21.0967173727</text:p>
          </table:table-cell>
          <table:table-cell office:value-type="float" office:value="21.3480891864747">
            <text:p>21.3480891865</text:p>
          </table:table-cell>
          <table:table-cell office:value-type="float" office:value="21.2615880888376">
            <text:p>21.2615880888</text:p>
          </table:table-cell>
          <table:table-cell office:value-type="float" office:value="21.018096886505">
            <text:p>21.0180968865</text:p>
          </table:table-cell>
          <table:table-cell office:value-type="float" office:value="21.0571015787173">
            <text:p>21.0571015787</text:p>
          </table:table-cell>
          <table:table-cell office:value-type="float" office:value="21.3044860143058">
            <text:p>21.3044860143</text:p>
          </table:table-cell>
          <table:table-cell office:value-type="float" office:value="21.2193784371234">
            <text:p>21.2193784371</text:p>
          </table:table-cell>
          <table:table-cell office:value-type="float" office:value="21.437481999712">
            <text:p>21.4374819997</text:p>
          </table:table-cell>
          <table:table-cell office:value-type="float" office:value="21.5535151102664">
            <text:p>21.5535151103</text:p>
          </table:table-cell>
          <table:table-cell office:value-type="float" office:value="21.6255428505558">
            <text:p>21.6255428506</text:p>
          </table:table-cell>
          <table:table-cell office:value-type="float" office:value="21.3701606973458">
            <text:p>21.3701606973</text:p>
          </table:table-cell>
          <table:table-cell office:value-type="float" office:value="21.0768321938903">
            <text:p>21.0768321939</text:p>
          </table:table-cell>
          <table:table-cell office:value-type="float" office:value="21.5299139977554">
            <text:p>21.5299139978</text:p>
          </table:table-cell>
          <table:table-cell office:value-type="float" office:value="21.4833084954157">
            <text:p>21.4833084954</text:p>
          </table:table-cell>
          <table:table-cell office:value-type="float" office:value="21.1778406265257">
            <text:p>21.1778406265</text:p>
          </table:table-cell>
          <table:table-cell office:value-type="float" office:value="22.2168357316359">
            <text:p>22.2168357316</text:p>
          </table:table-cell>
          <table:table-cell office:value-type="float" office:value="33.7503275831427">
            <text:p>33.7503275831</text:p>
          </table:table-cell>
          <table:table-cell office:value-type="float" office:value="21.6746083775657">
            <text:p>21.6746083776</text:p>
          </table:table-cell>
          <table:table-cell office:value-type="float" office:value="21.4833084954157">
            <text:p>21.4833084954</text:p>
          </table:table-cell>
          <table:table-cell office:value-type="float" office:value="23.1769259091431">
            <text:p>23.1769259091</text:p>
          </table:table-cell>
          <table:table-cell office:value-type="float" office:value="27.484069142689">
            <text:p>27.4840691427</text:p>
          </table:table-cell>
          <table:table-cell office:value-type="float" office:value="25.4767645764805">
            <text:p>25.4767645765</text:p>
          </table:table-cell>
          <table:table-cell office:value-type="float" office:value="21.5773185405618">
            <text:p>21.5773185406</text:p>
          </table:table-cell>
          <table:table-cell office:value-type="float" office:value="25.7611229400153">
            <text:p>25.76112294</text:p>
          </table:table-cell>
          <table:table-cell office:value-type="float" office:value="28.3564921787946">
            <text:p>28.3564921788</text:p>
          </table:table-cell>
          <table:table-cell office:value-type="float" office:value="22.4638942082992">
            <text:p>22.4638942083</text:p>
          </table:table-cell>
          <table:table-cell office:value-type="float" office:value="27.0924800499634">
            <text:p>27.09248005</text:p>
          </table:table-cell>
          <table:table-cell office:value-type="float" office:value="30.5702392804328">
            <text:p>30.5702392804</text:p>
          </table:table-cell>
          <table:table-cell office:value-type="float" office:value="27.9043179083622">
            <text:p>27.9043179084</text:p>
          </table:table-cell>
          <table:table-cell office:value-type="float" office:value="21.3924151409903">
            <text:p>21.392415141</text:p>
          </table:table-cell>
          <table:table-cell office:value-type="float" office:value="23.8715763189629">
            <text:p>23.871576319</text:p>
          </table:table-cell>
          <table:table-cell office:value-type="float" office:value="26.0630740158475">
            <text:p>26.0630740158</text:p>
          </table:table-cell>
          <table:table-cell office:value-type="float" office:value="21.8797387908373">
            <text:p>21.8797387908</text:p>
          </table:table-cell>
          <table:table-cell office:value-type="float" office:value="22.3379582516169">
            <text:p>22.3379582516</text:p>
          </table:table-cell>
          <table:table-cell office:value-type="float" office:value="29.9456265290448">
            <text:p>29.945626529</text:p>
          </table:table-cell>
          <table:table-cell office:value-type="float" office:value="22.5949363492263">
            <text:p>22.5949363492</text:p>
          </table:table-cell>
          <table:table-cell office:value-type="float" office:value="22.731401652582">
            <text:p>22.7314016526</text:p>
          </table:table-cell>
          <table:table-cell office:value-type="float" office:value="25.2085049296659">
            <text:p>25.2085049297</text:p>
          </table:table-cell>
          <table:table-cell office:value-type="float" office:value="28.8443735757362">
            <text:p>28.8443735757</text:p>
          </table:table-cell>
          <table:table-cell office:value-type="float" office:value="24.271892087973">
            <text:p>24.271892088</text:p>
          </table:table-cell>
          <table:table-cell office:value-type="float" office:value="31.2534273168115">
            <text:p>31.2534273168</text:p>
          </table:table-cell>
          <table:table-cell office:value-type="float" office:value="22.8736338871161">
            <text:p>22.8736338871</text:p>
          </table:table-cell>
          <table:table-cell office:value-type="float" office:value="32.0038356557367">
            <text:p>32.0038356557</text:p>
          </table:table-cell>
          <table:table-cell office:value-type="float" office:value="32.8318985403791">
            <text:p>32.8318985404</text:p>
          </table:table-cell>
          <table:table-cell office:value-type="float" office:value="26.7267155497786">
            <text:p>26.7267155498</text:p>
          </table:table-cell>
          <table:table-cell office:value-type="float" office:value="23.5082183160859">
            <text:p>23.5082183161</text:p>
          </table:table-cell>
          <table:table-cell office:value-type="float" office:value="21.7753526900464">
            <text:p>21.77535269</text:p>
          </table:table-cell>
          <table:table-cell office:value-type="float" office:value="21.9879677843226">
            <text:p>21.9879677843</text:p>
          </table:table-cell>
          <table:table-cell office:value-type="float" office:value="24.0667708117457">
            <text:p>24.0667708117</text:p>
          </table:table-cell>
          <table:table-cell office:value-type="float" office:value="24.4877171580469">
            <text:p>24.487717158</text:p>
          </table:table-cell>
          <table:table-cell office:value-type="float" office:value="24.715106297975">
            <text:p>24.715106298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188820265824">
            <text:p>20.1188820266</text:p>
          </table:table-cell>
          <table:table-cell office:value-type="float" office:value="20.1462662786914">
            <text:p>20.1462662787</text:p>
          </table:table-cell>
          <table:table-cell office:value-type="float" office:value="20.2021418837707">
            <text:p>20.2021418838</text:p>
          </table:table-cell>
          <table:table-cell office:value-type="float" office:value="20.2595440341079">
            <text:p>20.2595440341</text:p>
          </table:table-cell>
          <table:table-cell office:value-type="float" office:value="20.7821449579266">
            <text:p>20.7821449579</text:p>
          </table:table-cell>
          <table:table-cell office:value-type="float" office:value="20.3486492420449">
            <text:p>20.348649242</text:p>
          </table:table-cell>
          <table:table-cell office:value-type="float" office:value="20.6055655522835">
            <text:p>20.6055655523</text:p>
          </table:table-cell>
          <table:table-cell office:value-type="float" office:value="20.7638800326926">
            <text:p>20.7638800327</text:p>
          </table:table-cell>
          <table:table-cell office:value-type="float" office:value="21.0739512355478">
            <text:p>21.0739512355</text:p>
          </table:table-cell>
          <table:table-cell office:value-type="float" office:value="21.1366387299869">
            <text:p>21.13663873</text:p>
          </table:table-cell>
          <table:table-cell office:value-type="float" office:value="21.1792980835806">
            <text:p>21.1792980836</text:p>
          </table:table-cell>
          <table:table-cell office:value-type="float" office:value="20.8756115008731">
            <text:p>20.8756115009</text:p>
          </table:table-cell>
          <table:table-cell office:value-type="float" office:value="20.5385319280502">
            <text:p>20.5385319281</text:p>
          </table:table-cell>
          <table:table-cell office:value-type="float" office:value="20.5220773130893">
            <text:p>20.5220773131</text:p>
          </table:table-cell>
          <table:table-cell office:value-type="float" office:value="20.4258018653343">
            <text:p>20.4258018653</text:p>
          </table:table-cell>
          <table:table-cell office:value-type="float" office:value="21.7261862950274">
            <text:p>21.726186295</text:p>
          </table:table-cell>
          <table:table-cell office:value-type="float" office:value="21.6740877181347">
            <text:p>21.6740877181</text:p>
          </table:table-cell>
          <table:table-cell office:value-type="float" office:value="21.6483923262311">
            <text:p>21.6483923262</text:p>
          </table:table-cell>
          <table:table-cell office:value-type="float" office:value="21.779250459596">
            <text:p>21.7792504596</text:p>
          </table:table-cell>
          <table:table-cell office:value-type="float" office:value="21.4509144037246">
            <text:p>21.4509144037</text:p>
          </table:table-cell>
          <table:table-cell office:value-type="float" office:value="21.3116361613068">
            <text:p>21.3116361613</text:p>
          </table:table-cell>
          <table:table-cell office:value-type="float" office:value="21.1578802024606">
            <text:p>21.1578802025</text:p>
          </table:table-cell>
          <table:table-cell office:value-type="float" office:value="21.3803740821593">
            <text:p>21.3803740822</text:p>
          </table:table-cell>
          <table:table-cell office:value-type="float" office:value="21.2667783886565">
            <text:p>21.2667783887</text:p>
          </table:table-cell>
          <table:table-cell office:value-type="float" office:value="21.3572646158251">
            <text:p>21.3572646158</text:p>
          </table:table-cell>
          <table:table-cell office:value-type="float" office:value="21.5233289598483">
            <text:p>21.5233289598</text:p>
          </table:table-cell>
          <table:table-cell office:value-type="float" office:value="21.2446324319192">
            <text:p>21.2446324319</text:p>
          </table:table-cell>
          <table:table-cell office:value-type="float" office:value="21.1155714956103">
            <text:p>21.1155714956</text:p>
          </table:table-cell>
          <table:table-cell office:value-type="float" office:value="21.0946763642452">
            <text:p>21.0946763642</text:p>
          </table:table-cell>
          <table:table-cell office:value-type="float" office:value="21.200894580099">
            <text:p>21.2008945801</text:p>
          </table:table-cell>
          <table:table-cell office:value-type="float" office:value="21.289112165277">
            <text:p>21.2891121653</text:p>
          </table:table-cell>
          <table:table-cell office:value-type="float" office:value="21.4989779356074">
            <text:p>21.4989779356</text:p>
          </table:table-cell>
          <table:table-cell office:value-type="float" office:value="21.6229286109201">
            <text:p>21.6229286109</text:p>
          </table:table-cell>
          <table:table-cell office:value-type="float" office:value="21.752596008834">
            <text:p>21.7525960088</text:p>
          </table:table-cell>
          <table:table-cell office:value-type="float" office:value="21.4036837854268">
            <text:p>21.4036837854</text:p>
          </table:table-cell>
          <table:table-cell office:value-type="float" office:value="21.2226719357284">
            <text:p>21.2226719357</text:p>
          </table:table-cell>
          <table:table-cell office:value-type="float" office:value="21.700017962876">
            <text:p>21.7000179629</text:p>
          </table:table-cell>
          <table:table-cell office:value-type="float" office:value="21.4748406844692">
            <text:p>21.4748406845</text:p>
          </table:table-cell>
          <table:table-cell office:value-type="float" office:value="21.334352817321">
            <text:p>21.3343528173</text:p>
          </table:table-cell>
          <table:table-cell office:value-type="float" office:value="26.0732725508778">
            <text:p>26.0732725509</text:p>
          </table:table-cell>
          <table:table-cell office:value-type="float" office:value="21.4748406844692">
            <text:p>21.4748406845</text:p>
          </table:table-cell>
          <table:table-cell office:value-type="float" office:value="26.4095493065725">
            <text:p>26.4095493066</text:p>
          </table:table-cell>
          <table:table-cell office:value-type="float" office:value="28.495187929769">
            <text:p>28.4951879298</text:p>
          </table:table-cell>
          <table:table-cell office:value-type="float" office:value="22.001720543673">
            <text:p>22.0017205437</text:p>
          </table:table-cell>
          <table:table-cell office:value-type="float" office:value="22.1195045629103">
            <text:p>22.1195045629</text:p>
          </table:table-cell>
          <table:table-cell office:value-type="float" office:value="25.4619431906867">
            <text:p>25.4619431907</text:p>
          </table:table-cell>
          <table:table-cell office:value-type="float" office:value="23.2592016802755">
            <text:p>23.2592016803</text:p>
          </table:table-cell>
          <table:table-cell office:value-type="float" office:value="22.6408092080141">
            <text:p>22.640809208</text:p>
          </table:table-cell>
          <table:table-cell office:value-type="float" office:value="26.7690533612822">
            <text:p>26.7690533613</text:p>
          </table:table-cell>
          <table:table-cell office:value-type="float" office:value="29.5838415810853">
            <text:p>29.5838415811</text:p>
          </table:table-cell>
          <table:table-cell office:value-type="float" office:value="22.3695083019757">
            <text:p>22.369508302</text:p>
          </table:table-cell>
          <table:table-cell office:value-type="float" office:value="23.0940520631038">
            <text:p>23.0940520631</text:p>
          </table:table-cell>
          <table:table-cell office:value-type="float" office:value="21.5726837889165">
            <text:p>21.5726837889</text:p>
          </table:table-cell>
          <table:table-cell office:value-type="float" office:value="29.0167921542653">
            <text:p>29.0167921543</text:p>
          </table:table-cell>
          <table:table-cell office:value-type="float" office:value="22.9362497265118">
            <text:p>22.9362497265</text:p>
          </table:table-cell>
          <table:table-cell office:value-type="float" office:value="35">
            <text:p>35</text:p>
          </table:table-cell>
          <table:table-cell office:value-type="float" office:value="34.3907768016281">
            <text:p>34.3907768016</text:p>
          </table:table-cell>
          <table:table-cell office:value-type="float" office:value="35">
            <text:p>35</text:p>
          </table:table-cell>
          <table:table-cell office:value-type="float" office:value="22.2420041582351">
            <text:p>22.2420041582</text:p>
          </table:table-cell>
          <table:table-cell office:value-type="float" office:value="32.450340869177">
            <text:p>32.4503408692</text:p>
          </table:table-cell>
          <table:table-cell office:value-type="float" office:value="31.6259815605164">
            <text:p>31.6259815605</text:p>
          </table:table-cell>
          <table:table-cell office:value-type="float" office:value="23.8042508399357">
            <text:p>23.8042508399</text:p>
          </table:table-cell>
          <table:table-cell office:value-type="float" office:value="22.7853150339902">
            <text:p>22.785315034</text:p>
          </table:table-cell>
          <table:table-cell office:value-type="float" office:value="35">
            <text:p>35</text:p>
          </table:table-cell>
          <table:table-cell office:value-type="float" office:value="21.779250459596">
            <text:p>21.7792504596</text:p>
          </table:table-cell>
          <table:table-cell office:value-type="float" office:value="24.6724677540885">
            <text:p>24.6724677541</text:p>
          </table:table-cell>
          <table:table-cell office:value-type="float" office:value="25.7580424891766">
            <text:p>25.7580424892</text:p>
          </table:table-cell>
          <table:table-cell office:value-type="float" office:value="21.6740877181347">
            <text:p>21.6740877181</text:p>
          </table:table-cell>
          <table:table-cell office:value-type="float" office:value="28.0137762006614">
            <text:p>28.0137762007</text:p>
          </table:table-cell>
          <table:table-cell office:value-type="float" office:value="24.2154845781862">
            <text:p>24.2154845782</text:p>
          </table:table-cell>
          <table:table-cell office:value-type="float" office:value="30.8803001174951">
            <text:p>30.8803001175</text:p>
          </table:table-cell>
          <table:table-cell office:value-type="float" office:value="25.1832844249479">
            <text:p>25.1832844249</text:p>
          </table:table-cell>
          <table:table-cell office:value-type="float" office:value="35">
            <text:p>35</text:p>
          </table:table-cell>
          <table:table-cell office:value-type="float" office:value="24.9205693776919">
            <text:p>24.9205693777</text:p>
          </table:table-cell>
          <table:table-cell office:value-type="float" office:value="33.3665236628871">
            <text:p>33.366523662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549884391898">
            <text:p>20.1549884392</text:p>
          </table:table-cell>
          <table:table-cell office:value-type="float" office:value="20.20935522218">
            <text:p>20.2093552222</text:p>
          </table:table-cell>
          <table:table-cell office:value-type="float" office:value="20.1020081195241">
            <text:p>20.1020081195</text:p>
          </table:table-cell>
          <table:table-cell office:value-type="float" office:value="25.3449326645929">
            <text:p>25.3449326646</text:p>
          </table:table-cell>
          <table:table-cell office:value-type="float" office:value="29.7331371614146">
            <text:p>29.7331371614</text:p>
          </table:table-cell>
          <table:table-cell office:value-type="float" office:value="21.4135434029557">
            <text:p>21.413543403</text:p>
          </table:table-cell>
          <table:table-cell office:value-type="float" office:value="20.5679790749891">
            <text:p>20.567979075</text:p>
          </table:table-cell>
          <table:table-cell office:value-type="float" office:value="21.6020860648549">
            <text:p>21.6020860649</text:p>
          </table:table-cell>
          <table:table-cell office:value-type="float" office:value="22.6432557000876">
            <text:p>22.6432557001</text:p>
          </table:table-cell>
          <table:table-cell office:value-type="float" office:value="22.9294479304081">
            <text:p>22.9294479304</text:p>
          </table:table-cell>
          <table:table-cell office:value-type="float" office:value="21.3239524755807">
            <text:p>21.3239524756</text:p>
          </table:table-cell>
          <table:table-cell office:value-type="float" office:value="21.2372786255605">
            <text:p>21.2372786256</text:p>
          </table:table-cell>
          <table:table-cell office:value-type="float" office:value="20.7014966612244">
            <text:p>20.7014966612</text:p>
          </table:table-cell>
          <table:table-cell office:value-type="float" office:value="22.5088452140484">
            <text:p>22.508845214</text:p>
          </table:table-cell>
          <table:table-cell office:value-type="float" office:value="20.7712258064996">
            <text:p>20.7712258065</text:p>
          </table:table-cell>
          <table:table-cell office:value-type="float" office:value="29.1708827393152">
            <text:p>29.1708827393</text:p>
          </table:table-cell>
          <table:table-cell office:value-type="float" office:value="21.1533816652477">
            <text:p>21.1533816652</text:p>
          </table:table-cell>
          <table:table-cell office:value-type="float" office:value="22.3797658193498">
            <text:p>22.3797658193</text:p>
          </table:table-cell>
          <table:table-cell office:value-type="float" office:value="22.0215205969231">
            <text:p>22.0215205969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9170788092014">
            <text:p>20.917078809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2414086600004">
            <text:p>23.24140866</text:p>
          </table:table-cell>
          <table:table-cell office:value-type="float" office:value="21.5062011930968">
            <text:p>21.5062011931</text:p>
          </table:table-cell>
          <table:table-cell office:value-type="float" office:value="25.6245107173869">
            <text:p>25.6245107174</text:p>
          </table:table-cell>
          <table:table-cell office:value-type="float" office:value="27.7301366532075">
            <text:p>27.7301366532</text:p>
          </table:table-cell>
          <table:table-cell office:value-type="float" office:value="20.843054432668">
            <text:p>20.8430544327</text:p>
          </table:table-cell>
          <table:table-cell office:value-type="float" office:value="23.08199450501">
            <text:p>23.081994505</text:p>
          </table:table-cell>
          <table:table-cell office:value-type="float" office:value="22.2557065148504">
            <text:p>22.2557065149</text:p>
          </table:table-cell>
          <table:table-cell office:value-type="float" office:value="34.4618723030486">
            <text:p>34.461872303</text:p>
          </table:table-cell>
          <table:table-cell office:value-type="float" office:value="21.7013695950596">
            <text:p>21.7013695951</text:p>
          </table:table-cell>
          <table:table-cell office:value-type="float" office:value="21.9108819887178">
            <text:p>21.9108819887</text:p>
          </table:table-cell>
          <table:table-cell office:value-type="float" office:value="23.9579341203753">
            <text:p>23.9579341204</text:p>
          </table:table-cell>
          <table:table-cell office:value-type="float" office:value="23.5827822146892">
            <text:p>23.5827822147</text:p>
          </table:table-cell>
          <table:table-cell office:value-type="float" office:value="32.5610487176571">
            <text:p>32.5610487177</text:p>
          </table:table-cell>
          <table:table-cell office:value-type="float" office:value="21.0721302481373">
            <text:p>21.0721302481</text:p>
          </table:table-cell>
          <table:table-cell office:value-type="float" office:value="30.3455366155059">
            <text:p>30.3455366155</text:p>
          </table:table-cell>
          <table:table-cell office:value-type="float" office:value="23.7658300959394">
            <text:p>23.7658300959</text:p>
          </table:table-cell>
          <table:table-cell office:value-type="float" office:value="24.1597834025236">
            <text:p>24.1597834025</text:p>
          </table:table-cell>
          <table:table-cell office:value-type="float" office:value="26.9328496547175">
            <text:p>26.9328496547</text:p>
          </table:table-cell>
          <table:table-cell office:value-type="float" office:value="35">
            <text:p>35</text:p>
          </table:table-cell>
          <table:table-cell office:value-type="float" office:value="25.0811387771913">
            <text:p>25.0811387772</text:p>
          </table:table-cell>
          <table:table-cell office:value-type="float" office:value="21.8042357431424">
            <text:p>21.8042357431</text:p>
          </table:table-cell>
          <table:table-cell office:value-type="float" office:value="31.0151025338215">
            <text:p>31.0151025338</text:p>
          </table:table-cell>
          <table:table-cell office:value-type="float" office:value="28.1740374705109">
            <text:p>28.1740374705</text:p>
          </table:table-cell>
          <table:table-cell office:value-type="float" office:value="35">
            <text:p>35</text:p>
          </table:table-cell>
          <table:table-cell office:value-type="float" office:value="25.9213332997004">
            <text:p>25.9213332997</text:p>
          </table:table-cell>
          <table:table-cell office:value-type="float" office:value="24.8318290599143">
            <text:p>24.8318290599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5735134817228">
            <text:p>26.5735134817</text:p>
          </table:table-cell>
          <table:table-cell office:value-type="float" office:value="24.3721387927286">
            <text:p>24.3721387927</text:p>
          </table:table-cell>
          <table:table-cell office:value-type="float" office:value="27.3174688204231">
            <text:p>27.3174688204</text:p>
          </table:table-cell>
          <table:table-cell office:value-type="float" office:value="33.4598781437558">
            <text:p>33.4598781438</text:p>
          </table:table-cell>
          <table:table-cell office:value-type="float" office:value="22.7833345095243">
            <text:p>22.7833345095</text:p>
          </table:table-cell>
          <table:table-cell table:number-columns-repeated="5" office:value-type="float" office:value="35">
            <text:p>35</text:p>
          </table:table-cell>
          <table:table-cell office:value-type="float" office:value="26.2370466605423">
            <text:p>26.2370466605</text:p>
          </table:table-cell>
          <table:table-cell table:number-columns-repeated="5" office:value-type="float" office:value="35">
            <text:p>35</text:p>
          </table:table-cell>
          <table:table-cell office:value-type="float" office:value="28.6528565614473">
            <text:p>28.6528565614</text:p>
          </table:table-cell>
          <table:table-cell office:value-type="float" office:value="24.5958424610631">
            <text:p>24.5958424611</text:p>
          </table:table-cell>
          <table:table-cell table:number-columns-repeated="2" office:value-type="float" office:value="35">
            <text:p>35</text:p>
          </table:table-cell>
          <table:table-cell office:value-type="float" office:value="31.7502314061528">
            <text:p>31.7502314062</text:p>
          </table:table-cell>
          <table:table-cell office:value-type="float" office:value="35">
            <text:p>35</text:p>
          </table:table-cell>
          <table:table-cell office:value-type="float" office:value="23.4081648382036">
            <text:p>23.4081648382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14373682072">
            <text:p>20.2014373682</text:p>
          </table:table-cell>
          <table:table-cell office:value-type="float" office:value="20.4242391403974">
            <text:p>20.4242391404</text:p>
          </table:table-cell>
          <table:table-cell office:value-type="float" office:value="20.0982449095999">
            <text:p>20.0982449096</text:p>
          </table:table-cell>
          <table:table-cell office:value-type="float" office:value="21.8109268624913">
            <text:p>21.8109268625</text:p>
          </table:table-cell>
          <table:table-cell office:value-type="float" office:value="21.345525173509">
            <text:p>21.3455251735</text:p>
          </table:table-cell>
          <table:table-cell office:value-type="float" office:value="26.2906356392123">
            <text:p>26.2906356392</text:p>
          </table:table-cell>
          <table:table-cell office:value-type="float" office:value="22.1312107341672">
            <text:p>22.1312107342</text:p>
          </table:table-cell>
          <table:table-cell office:value-type="float" office:value="24.9159538490121">
            <text:p>24.915953849</text:p>
          </table:table-cell>
          <table:table-cell office:value-type="float" office:value="21.4325445236613">
            <text:p>21.4325445237</text:p>
          </table:table-cell>
          <table:table-cell office:value-type="float" office:value="22.0205972726705">
            <text:p>22.0205972727</text:p>
          </table:table-cell>
          <table:table-cell office:value-type="float" office:value="21.5224439190414">
            <text:p>21.522443919</text:p>
          </table:table-cell>
          <table:table-cell office:value-type="float" office:value="21.261249651483">
            <text:p>21.2612496515</text:p>
          </table:table-cell>
          <table:table-cell office:value-type="float" office:value="20.6719945071017">
            <text:p>20.6719945071</text:p>
          </table:table-cell>
          <table:table-cell office:value-type="float" office:value="21.1795901973427">
            <text:p>21.1795901973</text:p>
          </table:table-cell>
          <table:table-cell office:value-type="float" office:value="20.5447427502534">
            <text:p>20.5447427503</text:p>
          </table:table-cell>
          <table:table-cell office:value-type="float" office:value="25.1607016006053">
            <text:p>25.1607016006</text:p>
          </table:table-cell>
          <table:table-cell office:value-type="float" office:value="33.1760746267235">
            <text:p>33.1760746267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7114743403058">
            <text:p>21.7114743403</text:p>
          </table:table-cell>
          <table:table-cell office:value-type="float" office:value="20.8768192409809">
            <text:p>20.876819241</text:p>
          </table:table-cell>
          <table:table-cell office:value-type="float" office:value="21.913904247726">
            <text:p>21.9139042477</text:p>
          </table:table-cell>
          <table:table-cell office:value-type="float" office:value="21.0236469168678">
            <text:p>21.0236469169</text:p>
          </table:table-cell>
          <table:table-cell office:value-type="float" office:value="23.0361072029989">
            <text:p>23.036107203</text:p>
          </table:table-cell>
          <table:table-cell office:value-type="float" office:value="35">
            <text:p>35</text:p>
          </table:table-cell>
          <table:table-cell office:value-type="float" office:value="31.5730180062992">
            <text:p>31.5730180063</text:p>
          </table:table-cell>
          <table:table-cell office:value-type="float" office:value="35">
            <text:p>35</text:p>
          </table:table-cell>
          <table:table-cell office:value-type="float" office:value="26.9670024684617">
            <text:p>26.9670024685</text:p>
          </table:table-cell>
          <table:table-cell office:value-type="float" office:value="21.6153687451195">
            <text:p>21.6153687451</text:p>
          </table:table-cell>
          <table:table-cell office:value-type="float" office:value="35">
            <text:p>35</text:p>
          </table:table-cell>
          <table:table-cell office:value-type="float" office:value="24.0551152644765">
            <text:p>24.0551152645</text:p>
          </table:table-cell>
          <table:table-cell office:value-type="float" office:value="20.7383305931735">
            <text:p>20.7383305932</text:p>
          </table:table-cell>
          <table:table-cell table:number-columns-repeated="2" office:value-type="float" office:value="35">
            <text:p>35</text:p>
          </table:table-cell>
          <table:table-cell office:value-type="float" office:value="32.335311786305">
            <text:p>32.3353117863</text:p>
          </table:table-cell>
          <table:table-cell office:value-type="float" office:value="35">
            <text:p>35</text:p>
          </table:table-cell>
          <table:table-cell office:value-type="float" office:value="21.1004268614476">
            <text:p>21.1004268614</text:p>
          </table:table-cell>
          <table:table-cell office:value-type="float" office:value="22.8908206052613">
            <text:p>22.8908206053</text:p>
          </table:table-cell>
          <table:table-cell office:value-type="float" office:value="22.3650962774519">
            <text:p>22.3650962775</text:p>
          </table:table-cell>
          <table:table-cell table:number-columns-repeated="3" office:value-type="float" office:value="35">
            <text:p>35</text:p>
          </table:table-cell>
          <table:table-cell office:value-type="float" office:value="25.6928495156009">
            <text:p>25.6928495156</text:p>
          </table:table-cell>
          <table:table-cell office:value-type="float" office:value="35">
            <text:p>35</text:p>
          </table:table-cell>
          <table:table-cell office:value-type="float" office:value="24.2543555208516">
            <text:p>24.2543555209</text:p>
          </table:table-cell>
          <table:table-cell office:value-type="float" office:value="22.2459647612746">
            <text:p>22.2459647613</text:p>
          </table:table-cell>
          <table:table-cell office:value-type="float" office:value="22.7514125865483">
            <text:p>22.7514125865</text:p>
          </table:table-cell>
          <table:table-cell office:value-type="float" office:value="27.3396602074075">
            <text:p>27.3396602074</text:p>
          </table:table-cell>
          <table:table-cell office:value-type="float" office:value="34.108080155948">
            <text:p>34.1080801559</text:p>
          </table:table-cell>
          <table:table-cell office:value-type="float" office:value="35">
            <text:p>35</text:p>
          </table:table-cell>
          <table:table-cell office:value-type="float" office:value="23.6841609960278">
            <text:p>23.684160996</text:p>
          </table:table-cell>
          <table:table-cell office:value-type="float" office:value="25.9828014881318">
            <text:p>25.9828014881</text:p>
          </table:table-cell>
          <table:table-cell office:value-type="float" office:value="35">
            <text:p>35</text:p>
          </table:table-cell>
          <table:table-cell office:value-type="float" office:value="25.4192655298414">
            <text:p>25.4192655298</text:p>
          </table:table-cell>
          <table:table-cell office:value-type="float" office:value="27.7385345352868">
            <text:p>27.7385345353</text:p>
          </table:table-cell>
          <table:table-cell office:value-type="float" office:value="22.4888606333292">
            <text:p>22.4888606333</text:p>
          </table:table-cell>
          <table:table-cell office:value-type="float" office:value="30.2436471591374">
            <text:p>30.2436471591</text:p>
          </table:table-cell>
          <table:table-cell office:value-type="float" office:value="23.187652221629">
            <text:p>23.1876522216</text:p>
          </table:table-cell>
          <table:table-cell office:value-type="float" office:value="23.8652666754596">
            <text:p>23.8652666755</text:p>
          </table:table-cell>
          <table:table-cell office:value-type="float" office:value="26.6180588723579">
            <text:p>26.6180588724</text:p>
          </table:table-cell>
          <table:table-cell office:value-type="float" office:value="28.626836443363">
            <text:p>28.6268364434</text:p>
          </table:table-cell>
          <table:table-cell office:value-type="float" office:value="35">
            <text:p>35</text:p>
          </table:table-cell>
          <table:table-cell office:value-type="float" office:value="28.1664928304776">
            <text:p>28.1664928305</text:p>
          </table:table-cell>
          <table:table-cell office:value-type="float" office:value="24.4637020173895">
            <text:p>24.4637020174</text:p>
          </table:table-cell>
          <table:table-cell office:value-type="float" office:value="23.5112078767003">
            <text:p>23.5112078767</text:p>
          </table:table-cell>
          <table:table-cell table:number-columns-repeated="2" office:value-type="float" office:value="35">
            <text:p>35</text:p>
          </table:table-cell>
          <table:table-cell office:value-type="float" office:value="30.8786976983428">
            <text:p>30.8786976983</text:p>
          </table:table-cell>
          <table:table-cell office:value-type="float" office:value="29.1233860259462">
            <text:p>29.1233860259</text:p>
          </table:table-cell>
          <table:table-cell office:value-type="float" office:value="35">
            <text:p>35</text:p>
          </table:table-cell>
          <table:table-cell office:value-type="float" office:value="24.6839437050901">
            <text:p>24.6839437051</text:p>
          </table:table-cell>
          <table:table-cell office:value-type="float" office:value="23.3458689477858">
            <text:p>23.3458689478</text:p>
          </table:table-cell>
          <table:table-cell office:value-type="float" office:value="29.6605878191148">
            <text:p>29.6605878191</text:p>
          </table:table-cell>
          <table:table-cell office:value-type="float" office:value="22.6175334337432">
            <text:p>22.6175334337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6177864364457">
            <text:p>20.6177864364</text:p>
          </table:table-cell>
          <table:table-cell office:value-type="float" office:value="20.5303247740059">
            <text:p>20.530324774</text:p>
          </table:table-cell>
          <table:table-cell office:value-type="float" office:value="20.5956059441057">
            <text:p>20.5956059441</text:p>
          </table:table-cell>
          <table:table-cell table:number-columns-repeated="3" office:value-type="float" office:value="20">
            <text:p>20</text:p>
          </table:table-cell>
          <table:table-cell office:value-type="float" office:value="20.5845954107269">
            <text:p>20.5845954107</text:p>
          </table:table-cell>
          <table:table-cell office:value-type="float" office:value="20.9652743054077">
            <text:p>20.9652743054</text:p>
          </table:table-cell>
          <table:table-cell office:value-type="float" office:value="20.6856314256872">
            <text:p>20.6856314257</text:p>
          </table:table-cell>
          <table:table-cell office:value-type="float" office:value="20.9396393219911">
            <text:p>20.939639322</text:p>
          </table:table-cell>
          <table:table-cell office:value-type="float" office:value="21.0042295814833">
            <text:p>21.0042295815</text:p>
          </table:table-cell>
          <table:table-cell office:value-type="float" office:value="20.803247769111">
            <text:p>20.8032477691</text:p>
          </table:table-cell>
          <table:table-cell office:value-type="float" office:value="20.7792544847181">
            <text:p>20.7792544847</text:p>
          </table:table-cell>
          <table:table-cell office:value-type="float" office:value="20.9269208369506">
            <text:p>20.926920837</text:p>
          </table:table-cell>
          <table:table-cell office:value-type="float" office:value="20.9142676783134">
            <text:p>20.9142676783</text:p>
          </table:table-cell>
          <table:table-cell office:value-type="float" office:value="20.5089745871405">
            <text:p>20.5089745871</text:p>
          </table:table-cell>
          <table:table-cell office:value-type="float" office:value="20.7554997124233">
            <text:p>20.7554997124</text:p>
          </table:table-cell>
          <table:table-cell office:value-type="float" office:value="20.6627960009031">
            <text:p>20.6627960009</text:p>
          </table:table-cell>
          <table:table-cell office:value-type="float" office:value="20.9016793440614">
            <text:p>20.9016793441</text:p>
          </table:table-cell>
          <table:table-cell office:value-type="float" office:value="20">
            <text:p>20</text:p>
          </table:table-cell>
          <table:table-cell office:value-type="float" office:value="20.6741858232233">
            <text:p>20.6741858232</text:p>
          </table:table-cell>
          <table:table-cell office:value-type="float" office:value="20.8519643887494">
            <text:p>20.8519643887</text:p>
          </table:table-cell>
          <table:table-cell office:value-type="float" office:value="20.7437106596628">
            <text:p>20.7437106597</text:p>
          </table:table-cell>
          <table:table-cell office:value-type="float" office:value="20.8396928234575">
            <text:p>20.8396928235</text:p>
          </table:table-cell>
          <table:table-cell office:value-type="float" office:value="20.876695166228">
            <text:p>20.8766951662</text:p>
          </table:table-cell>
          <table:table-cell office:value-type="float" office:value="20.7673475073933">
            <text:p>20.7673475074</text:p>
          </table:table-cell>
          <table:table-cell office:value-type="float" office:value="20.7203070419032">
            <text:p>20.7203070419</text:p>
          </table:table-cell>
          <table:table-cell office:value-type="float" office:value="20.7086916181679">
            <text:p>20.7086916182</text:p>
          </table:table-cell>
          <table:table-cell office:value-type="float" office:value="20.8891553373069">
            <text:p>20.8891553373</text:p>
          </table:table-cell>
          <table:table-cell office:value-type="float" office:value="20.7912210889516">
            <text:p>20.791221089</text:p>
          </table:table-cell>
          <table:table-cell office:value-type="float" office:value="20.9781918340766">
            <text:p>20.9781918341</text:p>
          </table:table-cell>
          <table:table-cell table:number-columns-repeated="4" office:value-type="float" office:value="20">
            <text:p>20</text:p>
          </table:table-cell>
          <table:table-cell office:value-type="float" office:value="31.5089085853389">
            <text:p>31.5089085853</text:p>
          </table:table-cell>
          <table:table-cell office:value-type="float" office:value="33.6553181962435">
            <text:p>33.655318196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4.1991119245699">
            <text:p>24.1991119246</text:p>
          </table:table-cell>
          <table:table-cell office:value-type="float" office:value="35">
            <text:p>35</text:p>
          </table:table-cell>
          <table:table-cell office:value-type="float" office:value="28.8959168853756">
            <text:p>28.8959168854</text:p>
          </table:table-cell>
          <table:table-cell office:value-type="float" office:value="27.7119556983555">
            <text:p>27.7119556984</text:p>
          </table:table-cell>
          <table:table-cell office:value-type="float" office:value="35">
            <text:p>35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1576785723944">
            <text:p>26.1576785724</text:p>
          </table:table-cell>
          <table:table-cell office:value-type="float" office:value="20">
            <text:p>20</text:p>
          </table:table-cell>
          <table:table-cell office:value-type="float" office:value="24.3786157266576">
            <text:p>24.3786157267</text:p>
          </table:table-cell>
          <table:table-cell table:number-columns-repeated="4" office:value-type="float" office:value="20">
            <text:p>20</text:p>
          </table:table-cell>
          <table:table-cell office:value-type="float" office:value="26.7271104532721">
            <text:p>26.7271104533</text:p>
          </table:table-cell>
          <table:table-cell office:value-type="float" office:value="24.5661552368428">
            <text:p>24.5661552368</text:p>
          </table:table-cell>
          <table:table-cell office:value-type="float" office:value="20">
            <text:p>20</text:p>
          </table:table-cell>
          <table:table-cell office:value-type="float" office:value="24.7622824019223">
            <text:p>24.7622824019</text:p>
          </table:table-cell>
          <table:table-cell office:value-type="float" office:value="25.4085234446409">
            <text:p>25.4085234446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950470248187">
            <text:p>25.8950470248</text:p>
          </table:table-cell>
          <table:table-cell table:number-columns-repeated="22" office:value-type="float" office:value="20">
            <text:p>20</text:p>
          </table:table-cell>
          <table:table-cell office:value-type="float" office:value="20.245934268287">
            <text:p>20.2459342683</text:p>
          </table:table-cell>
          <table:table-cell office:value-type="float" office:value="20.3461403476244">
            <text:p>20.3461403476</text:p>
          </table:table-cell>
          <table:table-cell office:value-type="float" office:value="20.1658924164739">
            <text:p>20.1658924165</text:p>
          </table:table-cell>
          <table:table-cell office:value-type="float" office:value="21.5459353389547">
            <text:p>21.545935339</text:p>
          </table:table-cell>
          <table:table-cell office:value-type="float" office:value="20.4511905739384">
            <text:p>20.4511905739</text:p>
          </table:table-cell>
          <table:table-cell office:value-type="float" office:value="21.7779438475365">
            <text:p>21.7779438475</text:p>
          </table:table-cell>
          <table:table-cell office:value-type="float" office:value="20.3633030206284">
            <text:p>20.3633030206</text:p>
          </table:table-cell>
          <table:table-cell office:value-type="float" office:value="20.88404770146">
            <text:p>20.8840477015</text:p>
          </table:table-cell>
          <table:table-cell office:value-type="float" office:value="20.5426914472104">
            <text:p>20.5426914472</text:p>
          </table:table-cell>
          <table:table-cell office:value-type="float" office:value="20.6186459827415">
            <text:p>20.6186459827</text:p>
          </table:table-cell>
          <table:table-cell office:value-type="float" office:value="21.8700313725095">
            <text:p>21.8700313725</text:p>
          </table:table-cell>
          <table:table-cell office:value-type="float" office:value="20.5994202202941">
            <text:p>20.5994202203</text:p>
          </table:table-cell>
          <table:table-cell office:value-type="float" office:value="21.33183976707">
            <text:p>21.3318397671</text:p>
          </table:table-cell>
          <table:table-cell office:value-type="float" office:value="20.8625540527921">
            <text:p>20.8625540528</text:p>
          </table:table-cell>
          <table:table-cell office:value-type="float" office:value="20.7172371935327">
            <text:p>20.7172371935</text:p>
          </table:table-cell>
          <table:table-cell office:value-type="float" office:value="21.9330713127951">
            <text:p>21.9330713128</text:p>
          </table:table-cell>
          <table:table-cell office:value-type="float" office:value="21.4101600529917">
            <text:p>21.410160053</text:p>
          </table:table-cell>
          <table:table-cell office:value-type="float" office:value="21.718140711668">
            <text:p>21.7181407117</text:p>
          </table:table-cell>
          <table:table-cell office:value-type="float" office:value="21.747886730335">
            <text:p>21.7478867303</text:p>
          </table:table-cell>
          <table:table-cell office:value-type="float" office:value="20.5056433545935">
            <text:p>20.5056433546</text:p>
          </table:table-cell>
          <table:table-cell office:value-type="float" office:value="21.9974799597914">
            <text:p>21.9974799598</text:p>
          </table:table-cell>
          <table:table-cell office:value-type="float" office:value="21.1336597048798">
            <text:p>21.1336597049</text:p>
          </table:table-cell>
          <table:table-cell office:value-type="float" office:value="21.1818106055505">
            <text:p>21.1818106056</text:p>
          </table:table-cell>
          <table:table-cell office:value-type="float" office:value="22.0967583783825">
            <text:p>22.0967583784</text:p>
          </table:table-cell>
          <table:table-cell office:value-type="float" office:value="21.8083169693607">
            <text:p>21.8083169694</text:p>
          </table:table-cell>
          <table:table-cell office:value-type="float" office:value="21.0863954299452">
            <text:p>21.0863954299</text:p>
          </table:table-cell>
          <table:table-cell office:value-type="float" office:value="21.6887009864831">
            <text:p>21.6887009865</text:p>
          </table:table-cell>
          <table:table-cell office:value-type="float" office:value="20.9944305731678">
            <text:p>20.9944305732</text:p>
          </table:table-cell>
          <table:table-cell office:value-type="float" office:value="20.841248753136">
            <text:p>20.8412487531</text:p>
          </table:table-cell>
          <table:table-cell office:value-type="float" office:value="21.8390111056007">
            <text:p>21.8390111056</text:p>
          </table:table-cell>
          <table:table-cell office:value-type="float" office:value="21.6595628481758">
            <text:p>21.6595628482</text:p>
          </table:table-cell>
          <table:table-cell office:value-type="float" office:value="22.1305856330945">
            <text:p>22.1305856331</text:p>
          </table:table-cell>
          <table:table-cell office:value-type="float" office:value="20.6772998905941">
            <text:p>20.6772998906</text:p>
          </table:table-cell>
          <table:table-cell office:value-type="float" office:value="21.1099182768238">
            <text:p>21.1099182768</text:p>
          </table:table-cell>
          <table:table-cell office:value-type="float" office:value="22.0633023782188">
            <text:p>22.0633023782</text:p>
          </table:table-cell>
          <table:table-cell office:value-type="float" office:value="21.9651017770258">
            <text:p>21.965101777</text:p>
          </table:table-cell>
          <table:table-cell office:value-type="float" office:value="21.9013829956431">
            <text:p>21.9013829956</text:p>
          </table:table-cell>
          <table:table-cell office:value-type="float" office:value="20.9719566382155">
            <text:p>20.9719566382</text:p>
          </table:table-cell>
          <table:table-cell office:value-type="float" office:value="22.0302115541739">
            <text:p>22.0302115542</text:p>
          </table:table-cell>
          <table:table-cell office:value-type="float" office:value="23.0723512568468">
            <text:p>23.0723512568</text:p>
          </table:table-cell>
          <table:table-cell office:value-type="float" office:value="23.4540418369526">
            <text:p>23.454041837</text:p>
          </table:table-cell>
          <table:table-cell office:value-type="float" office:value="22.5678803691707">
            <text:p>22.5678803692</text:p>
          </table:table-cell>
          <table:table-cell office:value-type="float" office:value="22.2697335947647">
            <text:p>22.2697335948</text:p>
          </table:table-cell>
          <table:table-cell office:value-type="float" office:value="35">
            <text:p>35</text:p>
          </table:table-cell>
          <table:table-cell office:value-type="float" office:value="27.0236954605766">
            <text:p>27.0236954606</text:p>
          </table:table-cell>
          <table:table-cell office:value-type="float" office:value="21.6307216860813">
            <text:p>21.6307216861</text:p>
          </table:table-cell>
          <table:table-cell office:value-type="float" office:value="35">
            <text:p>35</text:p>
          </table:table-cell>
          <table:table-cell office:value-type="float" office:value="32.1936677699278">
            <text:p>32.1936677699</text:p>
          </table:table-cell>
          <table:table-cell office:value-type="float" office:value="26.6006514412195">
            <text:p>26.6006514412</text:p>
          </table:table-cell>
          <table:table-cell table:number-columns-repeated="3" office:value-type="float" office:value="35">
            <text:p>35</text:p>
          </table:table-cell>
          <table:table-cell office:value-type="float" office:value="21.0171086012678">
            <text:p>21.0171086013</text:p>
          </table:table-cell>
          <table:table-cell office:value-type="float" office:value="21.3062344985246">
            <text:p>21.3062344985</text:p>
          </table:table-cell>
          <table:table-cell office:value-type="float" office:value="35">
            <text:p>35</text:p>
          </table:table-cell>
          <table:table-cell office:value-type="float" office:value="22.8957986270243">
            <text:p>22.895798627</text:p>
          </table:table-cell>
          <table:table-cell office:value-type="float" office:value="31.29691080701">
            <text:p>31.296910807</text:p>
          </table:table-cell>
          <table:table-cell table:number-columns-repeated="4" office:value-type="float" office:value="35">
            <text:p>35</text:p>
          </table:table-cell>
          <table:table-cell office:value-type="float" office:value="25.8450281910119">
            <text:p>25.845028191</text:p>
          </table:table-cell>
          <table:table-cell office:value-type="float" office:value="24.1106306899314">
            <text:p>24.1106306899</text:p>
          </table:table-cell>
          <table:table-cell office:value-type="float" office:value="20.9276101255115">
            <text:p>20.9276101255</text:p>
          </table:table-cell>
          <table:table-cell office:value-type="float" office:value="21.747886730335">
            <text:p>21.7478867303</text:p>
          </table:table-cell>
          <table:table-cell table:number-columns-repeated="3" office:value-type="float" office:value="35">
            <text:p>35</text:p>
          </table:table-cell>
          <table:table-cell office:value-type="float" office:value="24.8940637955655">
            <text:p>24.8940637956</text:p>
          </table:table-cell>
          <table:table-cell office:value-type="float" office:value="22.1305856330945">
            <text:p>22.1305856331</text:p>
          </table:table-cell>
          <table:table-cell office:value-type="float" office:value="22.4153448316282">
            <text:p>22.4153448316</text:p>
          </table:table-cell>
          <table:table-cell office:value-type="float" office:value="35">
            <text:p>35</text:p>
          </table:table-cell>
          <table:table-cell office:value-type="float" office:value="27.9798650487743">
            <text:p>27.9798650488</text:p>
          </table:table-cell>
          <table:table-cell office:value-type="float" office:value="28.5229717019889">
            <text:p>28.522971702</text:p>
          </table:table-cell>
          <table:table-cell office:value-type="float" office:value="35">
            <text:p>3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7596904979471">
            <text:p>22.7596904979</text:p>
          </table:table-cell>
          <table:table-cell office:value-type="float" office:value="22.1532262151712">
            <text:p>22.1532262152</text:p>
          </table:table-cell>
          <table:table-cell office:value-type="float" office:value="20.9893740283619">
            <text:p>20.9893740284</text:p>
          </table:table-cell>
          <table:table-cell office:value-type="float" office:value="21.5551513404014">
            <text:p>21.5551513404</text:p>
          </table:table-cell>
          <table:table-cell office:value-type="float" office:value="21.063039316663">
            <text:p>21.0630393167</text:p>
          </table:table-cell>
          <table:table-cell office:value-type="float" office:value="20.3010146960828">
            <text:p>20.3010146961</text:p>
          </table:table-cell>
          <table:table-cell office:value-type="float" office:value="35">
            <text:p>35</text:p>
          </table:table-cell>
          <table:table-cell office:value-type="float" office:value="22.0447617201684">
            <text:p>22.0447617202</text:p>
          </table:table-cell>
          <table:table-cell office:value-type="float" office:value="23.3383032322654">
            <text:p>23.3383032323</text:p>
          </table:table-cell>
          <table:table-cell office:value-type="float" office:value="23.1845581445955">
            <text:p>23.1845581446</text:p>
          </table:table-cell>
          <table:table-cell office:value-type="float" office:value="22.5033032935957">
            <text:p>22.5033032936</text:p>
          </table:table-cell>
          <table:table-cell office:value-type="float" office:value="31.7807709883776">
            <text:p>31.7807709884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940054851411">
            <text:p>21.9400548514</text:p>
          </table:table-cell>
          <table:table-cell office:value-type="float" office:value="31.0865103499161">
            <text:p>31.0865103499</text:p>
          </table:table-cell>
          <table:table-cell office:value-type="float" office:value="20.3556444034304">
            <text:p>20.3556444034</text:p>
          </table:table-cell>
          <table:table-cell office:value-type="float" office:value="21.1389124553425">
            <text:p>21.1389124553</text:p>
          </table:table-cell>
          <table:table-cell office:value-type="float" office:value="20.588783724904">
            <text:p>20.5887837249</text:p>
          </table:table-cell>
          <table:table-cell office:value-type="float" office:value="20.1957657663338">
            <text:p>20.1957657663</text:p>
          </table:table-cell>
          <table:table-cell office:value-type="float" office:value="25.336189973689">
            <text:p>25.3361899737</text:p>
          </table:table-cell>
          <table:table-cell office:value-type="float" office:value="35">
            <text:p>35</text:p>
          </table:table-cell>
          <table:table-cell office:value-type="float" office:value="21.7411590743586">
            <text:p>21.7411590744</text:p>
          </table:table-cell>
          <table:table-cell office:value-type="float" office:value="35">
            <text:p>35</text:p>
          </table:table-cell>
          <table:table-cell office:value-type="float" office:value="22.895617425713">
            <text:p>22.8956174257</text:p>
          </table:table-cell>
          <table:table-cell office:value-type="float" office:value="24.4193114926218">
            <text:p>24.4193114926</text:p>
          </table:table-cell>
          <table:table-cell office:value-type="float" office:value="28.8289232082287">
            <text:p>28.8289232082</text:p>
          </table:table-cell>
          <table:table-cell office:value-type="float" office:value="22.6290187826248">
            <text:p>22.6290187826</text:p>
          </table:table-cell>
          <table:table-cell office:value-type="float" office:value="35">
            <text:p>35</text:p>
          </table:table-cell>
          <table:table-cell office:value-type="float" office:value="21.8389136658362">
            <text:p>21.8389136658</text:p>
          </table:table-cell>
          <table:table-cell office:value-type="float" office:value="35">
            <text:p>35</text:p>
          </table:table-cell>
          <table:table-cell office:value-type="float" office:value="25.5974859339616">
            <text:p>25.597485934</text:p>
          </table:table-cell>
          <table:table-cell office:value-type="float" office:value="28.3662916842834">
            <text:p>28.3662916843</text:p>
          </table:table-cell>
          <table:table-cell office:value-type="float" office:value="34.3083464134485">
            <text:p>34.3083464134</text:p>
          </table:table-cell>
          <table:table-cell office:value-type="float" office:value="27.5343942152627">
            <text:p>27.5343942153</text:p>
          </table:table-cell>
          <table:table-cell office:value-type="float" office:value="35">
            <text:p>35</text:p>
          </table:table-cell>
          <table:table-cell office:value-type="float" office:value="26.4771733945136">
            <text:p>26.4771733945</text:p>
          </table:table-cell>
          <table:table-cell office:value-type="float" office:value="24.0252442255436">
            <text:p>24.0252442255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4116797322339">
            <text:p>20.4116797322</text:p>
          </table:table-cell>
          <table:table-cell office:value-type="float" office:value="33.380417196799">
            <text:p>33.3804171968</text:p>
          </table:table-cell>
          <table:table-cell office:value-type="float" office:value="35">
            <text:p>35</text:p>
          </table:table-cell>
          <table:table-cell office:value-type="float" office:value="24.8540773339378">
            <text:p>24.8540773339</text:p>
          </table:table-cell>
          <table:table-cell office:value-type="float" office:value="26.1665575635494">
            <text:p>26.1665575635</text:p>
          </table:table-cell>
          <table:table-cell office:value-type="float" office:value="25.0887447263315">
            <text:p>25.0887447263</text:p>
          </table:table-cell>
          <table:table-cell office:value-type="float" office:value="29.8664285730035">
            <text:p>29.866428573</text:p>
          </table:table-cell>
          <table:table-cell office:value-type="float" office:value="27.9358652606834">
            <text:p>27.9358652607</text:p>
          </table:table-cell>
          <table:table-cell office:value-type="float" office:value="23.6664163405948">
            <text:p>23.6664163406</text:p>
          </table:table-cell>
          <table:table-cell office:value-type="float" office:value="20.7149699788568">
            <text:p>20.7149699789</text:p>
          </table:table-cell>
          <table:table-cell office:value-type="float" office:value="21.3808182827983">
            <text:p>21.3808182828</text:p>
          </table:table-cell>
          <table:table-cell office:value-type="float" office:value="20.6510211235801">
            <text:p>20.6510211236</text:p>
          </table:table-cell>
          <table:table-cell office:value-type="float" office:value="20.5281899847608">
            <text:p>20.5281899848</text:p>
          </table:table-cell>
          <table:table-cell office:value-type="float" office:value="21.4665952679187">
            <text:p>21.4665952679</text:p>
          </table:table-cell>
          <table:table-cell office:value-type="float" office:value="23.4987723081259">
            <text:p>23.4987723081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8073677086027">
            <text:p>26.8073677086</text:p>
          </table:table-cell>
          <table:table-cell office:value-type="float" office:value="21.2170942129721">
            <text:p>21.217094213</text:p>
          </table:table-cell>
          <table:table-cell office:value-type="float" office:value="35">
            <text:p>35</text:p>
          </table:table-cell>
          <table:table-cell office:value-type="float" office:value="27.1590518245713">
            <text:p>27.1590518246</text:p>
          </table:table-cell>
          <table:table-cell office:value-type="float" office:value="20.7807018695216">
            <text:p>20.7807018695</text:p>
          </table:table-cell>
          <table:table-cell office:value-type="float" office:value="32.5420118201765">
            <text:p>32.5420118202</text:p>
          </table:table-cell>
          <table:table-cell office:value-type="float" office:value="21.2976915851013">
            <text:p>21.2976915851</text:p>
          </table:table-cell>
          <table:table-cell office:value-type="float" office:value="35">
            <text:p>35</text:p>
          </table:table-cell>
          <table:table-cell office:value-type="float" office:value="20.9178216023402">
            <text:p>20.9178216023</text:p>
          </table:table-cell>
          <table:table-cell office:value-type="float" office:value="24.2175562656981">
            <text:p>24.2175562657</text:p>
          </table:table-cell>
          <table:table-cell office:value-type="float" office:value="24.6312229525643">
            <text:p>24.6312229526</text:p>
          </table:table-cell>
          <table:table-cell office:value-type="float" office:value="30.45076223453">
            <text:p>30.4507622345</text:p>
          </table:table-cell>
          <table:table-cell office:value-type="float" office:value="23.0371230941739">
            <text:p>23.037123094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8417275480376">
            <text:p>23.841727548</text:p>
          </table:table-cell>
          <table:table-cell office:value-type="float" office:value="22.2656543077601">
            <text:p>22.2656543078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8413026897944">
            <text:p>20.8413026898</text:p>
          </table:table-cell>
          <table:table-cell office:value-type="float" office:value="20.6279594181899">
            <text:p>20.6279594182</text:p>
          </table:table-cell>
          <table:table-cell table:number-columns-repeated="4" office:value-type="float" office:value="20">
            <text:p>20</text:p>
          </table:table-cell>
          <table:table-cell office:value-type="float" office:value="20.8273941292955">
            <text:p>20.8273941293</text:p>
          </table:table-cell>
          <table:table-cell office:value-type="float" office:value="21.1848897403103">
            <text:p>21.1848897403</text:p>
          </table:table-cell>
          <table:table-cell office:value-type="float" office:value="20.9409528908231">
            <text:p>20.9409528908</text:p>
          </table:table-cell>
          <table:table-cell office:value-type="float" office:value="21.1373336935445">
            <text:p>21.1373336935</text:p>
          </table:table-cell>
          <table:table-cell office:value-type="float" office:value="21.1689401980994">
            <text:p>21.1689401981</text:p>
          </table:table-cell>
          <table:table-cell office:value-type="float" office:value="21.0752662599833">
            <text:p>21.07526626</text:p>
          </table:table-cell>
          <table:table-cell office:value-type="float" office:value="20.8835134397172">
            <text:p>20.8835134397</text:p>
          </table:table-cell>
          <table:table-cell office:value-type="float" office:value="20.9701823121641">
            <text:p>20.9701823122</text:p>
          </table:table-cell>
          <table:table-cell office:value-type="float" office:value="21.0146806764332">
            <text:p>21.0146806764</text:p>
          </table:table-cell>
          <table:table-cell office:value-type="float" office:value="20">
            <text:p>20</text:p>
          </table:table-cell>
          <table:table-cell office:value-type="float" office:value="21.0296910597472">
            <text:p>21.0296910597</text:p>
          </table:table-cell>
          <table:table-cell office:value-type="float" office:value="20.9849270929354">
            <text:p>20.9849270929</text:p>
          </table:table-cell>
          <table:table-cell office:value-type="float" office:value="21.0599830323687">
            <text:p>21.0599830324</text:p>
          </table:table-cell>
          <table:table-cell office:value-type="float" office:value="20.5281868710667">
            <text:p>20.5281868711</text:p>
          </table:table-cell>
          <table:table-cell office:value-type="float" office:value="20.8693616421721">
            <text:p>20.8693616422</text:p>
          </table:table-cell>
          <table:table-cell office:value-type="float" office:value="20.8977477356012">
            <text:p>20.8977477356</text:p>
          </table:table-cell>
          <table:table-cell office:value-type="float" office:value="20.9264667248659">
            <text:p>20.9264667249</text:p>
          </table:table-cell>
          <table:table-cell office:value-type="float" office:value="20.912065253323">
            <text:p>20.9120652533</text:p>
          </table:table-cell>
          <table:table-cell office:value-type="float" office:value="21.1061113682643">
            <text:p>21.1061113683</text:p>
          </table:table-cell>
          <table:table-cell office:value-type="float" office:value="20.8135652555683">
            <text:p>20.8135652556</text:p>
          </table:table-cell>
          <table:table-cell office:value-type="float" office:value="20.7455925579932">
            <text:p>20.745592558</text:p>
          </table:table-cell>
          <table:table-cell office:value-type="float" office:value="20.6152480651644">
            <text:p>20.6152480652</text:p>
          </table:table-cell>
          <table:table-cell office:value-type="float" office:value="21.0906420905496">
            <text:p>21.0906420905</text:p>
          </table:table-cell>
          <table:table-cell office:value-type="float" office:value="21.1216749476162">
            <text:p>21.1216749476</text:p>
          </table:table-cell>
          <table:table-cell office:value-type="float" office:value="21.1530884815981">
            <text:p>21.1530884816</text:p>
          </table:table-cell>
          <table:table-cell table:number-columns-repeated="2" office:value-type="float" office:value="20">
            <text:p>20</text:p>
          </table:table-cell>
          <table:table-cell office:value-type="float" office:value="27.5819825619481">
            <text:p>27.5819825619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795588578569">
            <text:p>25.8795588579</text:p>
          </table:table-cell>
          <table:table-cell table:number-columns-repeated="2" office:value-type="float" office:value="20">
            <text:p>20</text:p>
          </table:table-cell>
          <table:table-cell office:value-type="float" office:value="31.2644543112046">
            <text:p>31.2644543112</text:p>
          </table:table-cell>
          <table:table-cell table:number-columns-repeated="4" office:value-type="float" office:value="20">
            <text:p>20</text:p>
          </table:table-cell>
          <table:table-cell office:value-type="float" office:value="30.6012482861795">
            <text:p>30.6012482862</text:p>
          </table:table-cell>
          <table:table-cell office:value-type="float" office:value="28.9175351975556">
            <text:p>28.9175351976</text:p>
          </table:table-cell>
          <table:table-cell office:value-type="float" office:value="35">
            <text:p>3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9.9932722475234">
            <text:p>29.9932722475</text:p>
          </table:table-cell>
          <table:table-cell office:value-type="float" office:value="32.7896675624776">
            <text:p>32.7896675625</text:p>
          </table:table-cell>
          <table:table-cell office:value-type="float" office:value="31.9907742547254">
            <text:p>31.9907742547</text:p>
          </table:table-cell>
          <table:table-cell office:value-type="float" office:value="26.1787929181788">
            <text:p>26.1787929182</text:p>
          </table:table-cell>
          <table:table-cell office:value-type="float" office:value="20">
            <text:p>20</text:p>
          </table:table-cell>
          <table:table-cell office:value-type="float" office:value="33.6725834503696">
            <text:p>33.6725834504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4967196689363">
            <text:p>26.4967196689</text:p>
          </table:table-cell>
          <table:table-cell office:value-type="float" office:value="27.1961242930775">
            <text:p>27.1961242931</text:p>
          </table:table-cell>
          <table:table-cell office:value-type="float" office:value="29.4339028775159">
            <text:p>29.433902877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72159841368">
            <text:p>20.2072159841</text:p>
          </table:table-cell>
          <table:table-cell office:value-type="float" office:value="20.1783552509568">
            <text:p>20.178355251</text:p>
          </table:table-cell>
          <table:table-cell office:value-type="float" office:value="20.1079065298001">
            <text:p>20.1079065298</text:p>
          </table:table-cell>
          <table:table-cell office:value-type="float" office:value="20.8045656658115">
            <text:p>20.8045656658</text:p>
          </table:table-cell>
          <table:table-cell office:value-type="float" office:value="20.8815764263542">
            <text:p>20.8815764264</text:p>
          </table:table-cell>
          <table:table-cell office:value-type="float" office:value="21.5486013566124">
            <text:p>21.5486013566</text:p>
          </table:table-cell>
          <table:table-cell office:value-type="float" office:value="20.296240964083">
            <text:p>20.2962409641</text:p>
          </table:table-cell>
          <table:table-cell office:value-type="float" office:value="21.2610506448761">
            <text:p>21.2610506449</text:p>
          </table:table-cell>
          <table:table-cell office:value-type="float" office:value="21.0224571480294">
            <text:p>21.022457148</text:p>
          </table:table-cell>
          <table:table-cell office:value-type="float" office:value="20.486093039361">
            <text:p>20.4860930394</text:p>
          </table:table-cell>
          <table:table-cell office:value-type="float" office:value="21.4250536299789">
            <text:p>21.42505363</text:p>
          </table:table-cell>
          <table:table-cell office:value-type="float" office:value="20.2512624608695">
            <text:p>20.2512624609</text:p>
          </table:table-cell>
          <table:table-cell office:value-type="float" office:value="20.4049857324285">
            <text:p>20.4049857324</text:p>
          </table:table-cell>
          <table:table-cell office:value-type="float" office:value="20.5026742409294">
            <text:p>20.5026742409</text:p>
          </table:table-cell>
          <table:table-cell office:value-type="float" office:value="21.35353110867">
            <text:p>21.3535311087</text:p>
          </table:table-cell>
          <table:table-cell office:value-type="float" office:value="21.6254684871785">
            <text:p>21.6254684872</text:p>
          </table:table-cell>
          <table:table-cell office:value-type="float" office:value="21.5234436731846">
            <text:p>21.5234436732</text:p>
          </table:table-cell>
          <table:table-cell office:value-type="float" office:value="21.7857740565453">
            <text:p>21.7857740565</text:p>
          </table:table-cell>
          <table:table-cell office:value-type="float" office:value="21.3301075166688">
            <text:p>21.3301075167</text:p>
          </table:table-cell>
          <table:table-cell office:value-type="float" office:value="21.4493210510562">
            <text:p>21.4493210511</text:p>
          </table:table-cell>
          <table:table-cell office:value-type="float" office:value="21.7584249981192">
            <text:p>21.7584249981</text:p>
          </table:table-cell>
          <table:table-cell office:value-type="float" office:value="20.6398709229411">
            <text:p>20.6398709229</text:p>
          </table:table-cell>
          <table:table-cell office:value-type="float" office:value="21.2838699173649">
            <text:p>21.2838699174</text:p>
          </table:table-cell>
          <table:table-cell office:value-type="float" office:value="21.7313332784702">
            <text:p>21.7313332785</text:p>
          </table:table-cell>
          <table:table-cell office:value-type="float" office:value="21.085355022134">
            <text:p>21.0853550221</text:p>
          </table:table-cell>
          <table:table-cell office:value-type="float" office:value="20.7483835137051">
            <text:p>20.7483835137</text:p>
          </table:table-cell>
          <table:table-cell office:value-type="float" office:value="21.4985130928772">
            <text:p>21.4985130929</text:p>
          </table:table-cell>
          <table:table-cell office:value-type="float" office:value="20.5874534572688">
            <text:p>20.5874534573</text:p>
          </table:table-cell>
          <table:table-cell office:value-type="float" office:value="20.5193784699135">
            <text:p>20.5193784699</text:p>
          </table:table-cell>
          <table:table-cell office:value-type="float" office:value="21.238427622508">
            <text:p>21.2384276225</text:p>
          </table:table-cell>
          <table:table-cell office:value-type="float" office:value="21.1498482567731">
            <text:p>21.1498482568</text:p>
          </table:table-cell>
          <table:table-cell office:value-type="float" office:value="21.5996105596072">
            <text:p>21.5996105596</text:p>
          </table:table-cell>
          <table:table-cell office:value-type="float" office:value="21.1717110617321">
            <text:p>21.1717110617</text:p>
          </table:table-cell>
          <table:table-cell office:value-type="float" office:value="21.4738065543544">
            <text:p>21.4738065544</text:p>
          </table:table-cell>
          <table:table-cell office:value-type="float" office:value="21.6779074624818">
            <text:p>21.6779074625</text:p>
          </table:table-cell>
          <table:table-cell office:value-type="float" office:value="21.8133841378594">
            <text:p>21.8133841379</text:p>
          </table:table-cell>
          <table:table-cell office:value-type="float" office:value="21.7044952824935">
            <text:p>21.7044952825</text:p>
          </table:table-cell>
          <table:table-cell office:value-type="float" office:value="21.3068880047437">
            <text:p>21.3068880047</text:p>
          </table:table-cell>
          <table:table-cell table:number-columns-repeated="2" office:value-type="float" office:value="21.8412589968331">
            <text:p>21.8412589968</text:p>
          </table:table-cell>
          <table:table-cell table:number-columns-repeated="4" office:value-type="float" office:value="35">
            <text:p>35</text:p>
          </table:table-cell>
          <table:table-cell office:value-type="float" office:value="22.8999798242858">
            <text:p>22.8999798243</text:p>
          </table:table-cell>
          <table:table-cell office:value-type="float" office:value="21.1498482567731">
            <text:p>21.1498482568</text:p>
          </table:table-cell>
          <table:table-cell office:value-type="float" office:value="27.6516251460571">
            <text:p>27.6516251461</text:p>
          </table:table-cell>
          <table:table-cell office:value-type="float" office:value="21.9554838745891">
            <text:p>21.9554838746</text:p>
          </table:table-cell>
          <table:table-cell office:value-type="float" office:value="31.1231180588289">
            <text:p>31.1231180588</text:p>
          </table:table-cell>
          <table:table-cell office:value-type="float" office:value="23.5876014189646">
            <text:p>23.587601419</text:p>
          </table:table-cell>
          <table:table-cell office:value-type="float" office:value="22.0742651500991">
            <text:p>22.0742651501</text:p>
          </table:table-cell>
          <table:table-cell office:value-type="float" office:value="21.3301075166688">
            <text:p>21.3301075167</text:p>
          </table:table-cell>
          <table:table-cell office:value-type="float" office:value="21.4250536299789">
            <text:p>21.42505363</text:p>
          </table:table-cell>
          <table:table-cell office:value-type="float" office:value="24.6672801147349">
            <text:p>24.6672801147</text:p>
          </table:table-cell>
          <table:table-cell office:value-type="float" office:value="26.4520030101681">
            <text:p>26.4520030102</text:p>
          </table:table-cell>
          <table:table-cell office:value-type="float" office:value="33.7703770059821">
            <text:p>33.770377006</text:p>
          </table:table-cell>
          <table:table-cell office:value-type="float" office:value="34.8715118934647">
            <text:p>34.8715118935</text:p>
          </table:table-cell>
          <table:table-cell office:value-type="float" office:value="26.1052009518712">
            <text:p>26.1052009519</text:p>
          </table:table-cell>
          <table:table-cell office:value-type="float" office:value="35">
            <text:p>35</text:p>
          </table:table-cell>
          <table:table-cell office:value-type="float" office:value="29.1623225151146">
            <text:p>29.1623225151</text:p>
          </table:table-cell>
          <table:table-cell office:value-type="float" office:value="35">
            <text:p>35</text:p>
          </table:table-cell>
          <table:table-cell office:value-type="float" office:value="23.985501363738">
            <text:p>23.9855013637</text:p>
          </table:table-cell>
          <table:table-cell office:value-type="float" office:value="27.2222816824686">
            <text:p>27.2222816825</text:p>
          </table:table-cell>
          <table:table-cell office:value-type="float" office:value="25.1903785417443">
            <text:p>25.1903785417</text:p>
          </table:table-cell>
          <table:table-cell office:value-type="float" office:value="28.6170332336495">
            <text:p>28.6170332336</text:p>
          </table:table-cell>
          <table:table-cell office:value-type="float" office:value="24.4274432945715">
            <text:p>24.4274432946</text:p>
          </table:table-cell>
          <table:table-cell office:value-type="float" office:value="22.197881001698">
            <text:p>22.1978810017</text:p>
          </table:table-cell>
          <table:table-cell office:value-type="float" office:value="25.7806738891643">
            <text:p>25.7806738892</text:p>
          </table:table-cell>
          <table:table-cell office:value-type="float" office:value="31.9133223593243">
            <text:p>31.9133223593</text:p>
          </table:table-cell>
          <table:table-cell office:value-type="float" office:value="21.6254684871785">
            <text:p>21.6254684872</text:p>
          </table:table-cell>
          <table:table-cell office:value-type="float" office:value="32.7906579782731">
            <text:p>32.7906579783</text:p>
          </table:table-cell>
          <table:table-cell office:value-type="float" office:value="22.4608471731178">
            <text:p>22.4608471731</text:p>
          </table:table-cell>
          <table:table-cell office:value-type="float" office:value="22.6008795505494">
            <text:p>22.6008795505</text:p>
          </table:table-cell>
          <table:table-cell office:value-type="float" office:value="23.7814681279754">
            <text:p>23.781468128</text:p>
          </table:table-cell>
          <table:table-cell office:value-type="float" office:value="22.7471165289265">
            <text:p>22.747116528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2690730376777">
            <text:p>22.2690730377</text:p>
          </table:table-cell>
          <table:table-cell office:value-type="float" office:value="20.4273217114891">
            <text:p>20.4273217115</text:p>
          </table:table-cell>
          <table:table-cell office:value-type="float" office:value="20.9568658065033">
            <text:p>20.9568658065</text:p>
          </table:table-cell>
          <table:table-cell office:value-type="float" office:value="35">
            <text:p>35</text:p>
          </table:table-cell>
          <table:table-cell office:value-type="float" office:value="20.1502158754066">
            <text:p>20.1502158754</text:p>
          </table:table-cell>
          <table:table-cell office:value-type="float" office:value="30.4872040799841">
            <text:p>30.48720408</text:p>
          </table:table-cell>
          <table:table-cell office:value-type="float" office:value="21.8282489525105">
            <text:p>21.8282489525</text:p>
          </table:table-cell>
          <table:table-cell office:value-type="float" office:value="20.7440792195413">
            <text:p>20.7440792195</text:p>
          </table:table-cell>
          <table:table-cell office:value-type="float" office:value="22.0406292226811">
            <text:p>22.0406292227</text:p>
          </table:table-cell>
          <table:table-cell office:value-type="float" office:value="23.730905467014">
            <text:p>23.730905467</text:p>
          </table:table-cell>
          <table:table-cell office:value-type="float" office:value="35">
            <text:p>35</text:p>
          </table:table-cell>
          <table:table-cell office:value-type="float" office:value="21.1096549987319">
            <text:p>21.1096549987</text:p>
          </table:table-cell>
          <table:table-cell office:value-type="float" office:value="33.5557091585622">
            <text:p>33.5557091586</text:p>
          </table:table-cell>
          <table:table-cell office:value-type="float" office:value="20.5488095285502">
            <text:p>20.5488095286</text:p>
          </table:table-cell>
          <table:table-cell office:value-type="float" office:value="35">
            <text:p>35</text:p>
          </table:table-cell>
          <table:table-cell office:value-type="float" office:value="22.1527313966754">
            <text:p>22.1527313967</text:p>
          </table:table-cell>
          <table:table-cell office:value-type="float" office:value="20.8129487415277">
            <text:p>20.8129487415</text:p>
          </table:table-cell>
          <table:table-cell office:value-type="float" office:value="23.5547427725638">
            <text:p>23.5547427726</text:p>
          </table:table-cell>
          <table:table-cell office:value-type="float" office:value="20.6771528305447">
            <text:p>20.6771528305</text:p>
          </table:table-cell>
          <table:table-cell office:value-type="float" office:value="29.3228733181567">
            <text:p>29.3228733182</text:p>
          </table:table-cell>
          <table:table-cell office:value-type="float" office:value="22.6460843052575">
            <text:p>22.6460843053</text:p>
          </table:table-cell>
          <table:table-cell office:value-type="float" office:value="29.8806650502033">
            <text:p>29.8806650502</text:p>
          </table:table-cell>
          <table:table-cell office:value-type="float" office:value="21.5362770473392">
            <text:p>21.5362770473</text:p>
          </table:table-cell>
          <table:table-cell office:value-type="float" office:value="21.2721628275004">
            <text:p>21.2721628275</text:p>
          </table:table-cell>
          <table:table-cell office:value-type="float" office:value="21.0321008889329">
            <text:p>21.0321008889</text:p>
          </table:table-cell>
          <table:table-cell office:value-type="float" office:value="24.5261631883122">
            <text:p>24.5261631883</text:p>
          </table:table-cell>
          <table:table-cell office:value-type="float" office:value="24.7512167981108">
            <text:p>24.7512167981</text:p>
          </table:table-cell>
          <table:table-cell office:value-type="float" office:value="32.6728486613067">
            <text:p>32.6728486613</text:p>
          </table:table-cell>
          <table:table-cell office:value-type="float" office:value="35">
            <text:p>35</text:p>
          </table:table-cell>
          <table:table-cell office:value-type="float" office:value="24.9884733855485">
            <text:p>24.9884733855</text:p>
          </table:table-cell>
          <table:table-cell office:value-type="float" office:value="35">
            <text:p>35</text:p>
          </table:table-cell>
          <table:table-cell office:value-type="float" office:value="25.2389531234097">
            <text:p>25.2389531234</text:p>
          </table:table-cell>
          <table:table-cell office:value-type="float" office:value="21.4453470293395">
            <text:p>21.4453470293</text:p>
          </table:table-cell>
          <table:table-cell office:value-type="float" office:value="28.331773633874">
            <text:p>28.3317736339</text:p>
          </table:table-cell>
          <table:table-cell office:value-type="float" office:value="21.7275623197081">
            <text:p>21.7275623197</text:p>
          </table:table-cell>
          <table:table-cell table:number-columns-repeated="2" office:value-type="float" office:value="35">
            <text:p>35</text:p>
          </table:table-cell>
          <table:table-cell office:value-type="float" office:value="27.0938522217418">
            <text:p>27.0938522217</text:p>
          </table:table-cell>
          <table:table-cell office:value-type="float" office:value="35">
            <text:p>35</text:p>
          </table:table-cell>
          <table:table-cell office:value-type="float" office:value="21.1896370359337">
            <text:p>21.1896370359</text:p>
          </table:table-cell>
          <table:table-cell office:value-type="float" office:value="20.2028268178757">
            <text:p>20.2028268179</text:p>
          </table:table-cell>
          <table:table-cell office:value-type="float" office:value="23.0713426895269">
            <text:p>23.0713426895</text:p>
          </table:table-cell>
          <table:table-cell office:value-type="float" office:value="26.3979863839014">
            <text:p>26.3979863839</text:p>
          </table:table-cell>
          <table:table-cell office:value-type="float" office:value="35">
            <text:p>35</text:p>
          </table:table-cell>
          <table:table-cell office:value-type="float" office:value="26.0817943116883">
            <text:p>26.0817943117</text:p>
          </table:table-cell>
          <table:table-cell table:number-columns-repeated="2" office:value-type="float" office:value="35">
            <text:p>35</text:p>
          </table:table-cell>
          <table:table-cell office:value-type="float" office:value="25.5037931598952">
            <text:p>25.5037931599</text:p>
          </table:table-cell>
          <table:table-cell office:value-type="float" office:value="22.3898992722794">
            <text:p>22.3898992723</text:p>
          </table:table-cell>
          <table:table-cell office:value-type="float" office:value="20.8838472681428">
            <text:p>20.8838472681</text:p>
          </table:table-cell>
          <table:table-cell office:value-type="float" office:value="35">
            <text:p>35</text:p>
          </table:table-cell>
          <table:table-cell office:value-type="float" office:value="27.4779214606796">
            <text:p>27.4779214607</text:p>
          </table:table-cell>
          <table:table-cell office:value-type="float" office:value="35">
            <text:p>35</text:p>
          </table:table-cell>
          <table:table-cell office:value-type="float" office:value="24.3123946947104">
            <text:p>24.3123946947</text:p>
          </table:table-cell>
          <table:table-cell office:value-type="float" office:value="31.1491726866848">
            <text:p>31.1491726867</text:p>
          </table:table-cell>
          <table:table-cell office:value-type="float" office:value="35">
            <text:p>35</text:p>
          </table:table-cell>
          <table:table-cell office:value-type="float" office:value="24.1090832551268">
            <text:p>24.1090832551</text:p>
          </table:table-cell>
          <table:table-cell office:value-type="float" office:value="35">
            <text:p>35</text:p>
          </table:table-cell>
          <table:table-cell office:value-type="float" office:value="22.9236693476137">
            <text:p>22.9236693476</text:p>
          </table:table-cell>
          <table:table-cell office:value-type="float" office:value="31.8745329711771">
            <text:p>31.8745329712</text:p>
          </table:table-cell>
          <table:table-cell office:value-type="float" office:value="23.2254526987266">
            <text:p>23.2254526987</text:p>
          </table:table-cell>
          <table:table-cell office:value-type="float" office:value="35">
            <text:p>35</text:p>
          </table:table-cell>
          <table:table-cell office:value-type="float" office:value="23.9154798869148">
            <text:p>23.9154798869</text:p>
          </table:table-cell>
          <table:table-cell office:value-type="float" office:value="21.3573556869838">
            <text:p>21.357355687</text:p>
          </table:table-cell>
          <table:table-cell office:value-type="float" office:value="35">
            <text:p>35</text:p>
          </table:table-cell>
          <table:table-cell office:value-type="float" office:value="25.7842648792548">
            <text:p>25.7842648793</text:p>
          </table:table-cell>
          <table:table-cell office:value-type="float" office:value="23.3864295854864">
            <text:p>23.3864295855</text:p>
          </table:table-cell>
          <table:table-cell office:value-type="float" office:value="26.7346538807896">
            <text:p>26.7346538808</text:p>
          </table:table-cell>
          <table:table-cell office:value-type="float" office:value="28.8081792136518">
            <text:p>28.8081792137</text:p>
          </table:table-cell>
          <table:table-cell office:value-type="float" office:value="21.6302954569064">
            <text:p>21.6302954569</text:p>
          </table:table-cell>
          <table:table-cell office:value-type="float" office:value="34.5372958422487">
            <text:p>34.5372958422</text:p>
          </table:table-cell>
          <table:table-cell table:number-columns-repeated="2" office:value-type="float" office:value="35">
            <text:p>35</text:p>
          </table:table-cell>
          <table:table-cell office:value-type="float" office:value="22.5154744961249">
            <text:p>22.5154744961</text:p>
          </table:table-cell>
          <table:table-cell office:value-type="float" office:value="27.8895373232111">
            <text:p>27.8895373232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office:value-type="string">
            <text:p>買取価格</text:p>
          </table:table-cell>
          <table:table-cell table:number-columns-repeated="39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56916266666551">
            <text:p>9.5691626667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634268625">
            <text:p>10.634268625</text:p>
          </table:table-cell>
          <table:table-cell table:number-columns-repeated="3" office:value-type="float" office:value="20">
            <text:p>20</text:p>
          </table:table-cell>
          <table:table-cell office:value-type="float" office:value="15.24">
            <text:p>15.2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2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2.5456086111103">
            <text:p>12.5456086111</text:p>
          </table:table-cell>
          <table:table-cell office:value-type="float" office:value="20">
            <text:p>20</text:p>
          </table:table-cell>
          <table:table-cell office:value-type="float" office:value="12.0641048611094">
            <text:p>12.0641048611</text:p>
          </table:table-cell>
          <table:table-cell table:number-columns-repeated="3" office:value-type="float" office:value="20">
            <text:p>20</text:p>
          </table:table-cell>
          <table:table-cell office:value-type="float" office:value="14.311219875">
            <text:p>14.311219875</text:p>
          </table:table-cell>
          <table:table-cell table:number-columns-repeated="3" office:value-type="float" office:value="20">
            <text:p>20</text:p>
          </table:table-cell>
          <table:table-cell office:value-type="float" office:value="18.9224594690743">
            <text:p>18.9224594691</text:p>
          </table:table-cell>
          <table:table-cell office:value-type="float" office:value="9.33333333333333">
            <text:p>9.3333333333</text:p>
          </table:table-cell>
          <table:table-cell table:number-columns-repeated="91" office:value-type="float" office:value="20">
            <text:p>20</text:p>
          </table:table-cell>
          <table:table-cell office:value-type="float" office:value="19.4817347769679">
            <text:p>19.481734777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1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2" office:value-type="float" office:value="20">
            <text:p>20</text:p>
          </table:table-cell>
          <table:table-cell office:value-type="float" office:value="19.0818226769044">
            <text:p>19.0818226769</text:p>
          </table:table-cell>
          <table:table-cell office:value-type="float" office:value="15.6331032777785">
            <text:p>15.6331032778</text:p>
          </table:table-cell>
          <table:table-cell office:value-type="float" office:value="15.8594044444452">
            <text:p>15.8594044444</text:p>
          </table:table-cell>
          <table:table-cell office:value-type="float" office:value="15.4904950000011">
            <text:p>15.490495</text:p>
          </table:table-cell>
          <table:table-cell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4.3207967777774">
            <text:p>14.3207967778</text:p>
          </table:table-cell>
          <table:table-cell office:value-type="float" office:value="14.480774333333">
            <text:p>14.480774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3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7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3" office:value-type="float" office:value="20">
            <text:p>20</text:p>
          </table:table-cell>
          <table:table-cell office:value-type="float" office:value="11.1565575">
            <text:p>11.156557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.03396">
            <text:p>15.03396</text:p>
          </table:table-cell>
          <table:table-cell table:number-columns-repeated="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1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2807146666656">
            <text:p>10.2807146667</text:p>
          </table:table-cell>
          <table:table-cell office:value-type="float" office:value="20">
            <text:p>20</text:p>
          </table:table-cell>
          <table:table-cell office:value-type="float" office:value="9.35939022222188">
            <text:p>9.3593902222</text:p>
          </table:table-cell>
          <table:table-cell table:number-columns-repeated="2" office:value-type="float" office:value="20">
            <text:p>20</text:p>
          </table:table-cell>
          <table:table-cell office:value-type="float" office:value="13.348784">
            <text:p>13.34878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8" office:value-type="float" office:value="20">
            <text:p>20</text:p>
          </table:table-cell>
          <table:table-cell office:value-type="float" office:value="15.9106613333323">
            <text:p>15.9106613333</text:p>
          </table:table-cell>
          <table:table-cell office:value-type="float" office:value="15.4553560000011">
            <text:p>15.455356</text:p>
          </table:table-cell>
          <table:table-cell office:value-type="float" office:value="15.069728">
            <text:p>15.069728</text:p>
          </table:table-cell>
          <table:table-cell office:value-type="float" office:value="20">
            <text:p>20</text:p>
          </table:table-cell>
          <table:table-cell office:value-type="float" office:value="14.0871875">
            <text:p>14.0871875</text:p>
          </table:table-cell>
          <table:table-cell office:value-type="float" office:value="20">
            <text:p>20</text:p>
          </table:table-cell>
          <table:table-cell office:value-type="float" office:value="14.762824875">
            <text:p>14.762824875</text:p>
          </table:table-cell>
          <table:table-cell office:value-type="float" office:value="14.66900825">
            <text:p>14.66900825</text:p>
          </table:table-cell>
          <table:table-cell office:value-type="float" office:value="13.5156822083338">
            <text:p>13.5156822083</text:p>
          </table:table-cell>
          <table:table-cell office:value-type="float" office:value="13.709961277776">
            <text:p>13.7099612778</text:p>
          </table:table-cell>
          <table:table-cell office:value-type="float" office:value="20">
            <text:p>20</text:p>
          </table:table-cell>
          <table:table-cell office:value-type="float" office:value="14.035564875">
            <text:p>14.035564875</text:p>
          </table:table-cell>
          <table:table-cell office:value-type="float" office:value="20">
            <text:p>20</text:p>
          </table:table-cell>
          <table:table-cell office:value-type="float" office:value="17.5271294458464">
            <text:p>17.5271294458</text:p>
          </table:table-cell>
          <table:table-cell office:value-type="float" office:value="17.9937087956867">
            <text:p>17.9937087957</text:p>
          </table:table-cell>
          <table:table-cell office:value-type="float" office:value="20">
            <text:p>20</text:p>
          </table:table-cell>
          <table:table-cell office:value-type="float" office:value="16.6406286811498">
            <text:p>16.6406286811</text:p>
          </table:table-cell>
          <table:table-cell office:value-type="float" office:value="19.6267365201278">
            <text:p>19.6267365201</text:p>
          </table:table-cell>
          <table:table-cell office:value-type="float" office:value="16.920576291054">
            <text:p>16.9205762911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6" office:value-type="float" office:value="20">
            <text:p>20</text:p>
          </table:table-cell>
          <table:table-cell table:number-columns-repeated="4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5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4.3471760555568">
            <text:p>14.3471760556</text:p>
          </table:table-cell>
          <table:table-cell table:number-columns-repeated="2" office:value-type="float" office:value="20">
            <text:p>20</text:p>
          </table:table-cell>
          <table:table-cell office:value-type="float" office:value="19.8042817047">
            <text:p>19.8042817047</text:p>
          </table:table-cell>
          <table:table-cell table:number-columns-repeated="74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2.8957944444452">
            <text:p>12.8957944444</text:p>
          </table:table-cell>
          <table:table-cell office:value-type="float" office:value="20">
            <text:p>20</text:p>
          </table:table-cell>
          <table:table-cell office:value-type="float" office:value="14.279942">
            <text:p>14.279942</text:p>
          </table:table-cell>
          <table:table-cell office:value-type="float" office:value="20">
            <text:p>20</text:p>
          </table:table-cell>
          <table:table-cell office:value-type="float" office:value="13.637546">
            <text:p>13.637546</text:p>
          </table:table-cell>
          <table:table-cell office:value-type="float" office:value="20">
            <text:p>20</text:p>
          </table:table-cell>
          <table:table-cell office:value-type="float" office:value="14.3864399166676">
            <text:p>14.3864399167</text:p>
          </table:table-cell>
          <table:table-cell office:value-type="float" office:value="20">
            <text:p>20</text:p>
          </table:table-cell>
          <table:table-cell office:value-type="float" office:value="15.2071545833324">
            <text:p>15.2071545833</text:p>
          </table:table-cell>
          <table:table-cell office:value-type="float" office:value="14.5515446250009">
            <text:p>14.551544625</text:p>
          </table:table-cell>
          <table:table-cell office:value-type="float" office:value="9.33333333333333">
            <text:p>9.3333333333</text:p>
          </table:table-cell>
          <table:table-cell table:number-columns-repeated="79" office:value-type="float" office:value="20">
            <text:p>20</text:p>
          </table:table-cell>
          <table:table-cell office:value-type="float" office:value="12.5885695">
            <text:p>12.5885695</text:p>
          </table:table-cell>
          <table:table-cell office:value-type="float" office:value="20">
            <text:p>20</text:p>
          </table:table-cell>
          <table:table-cell office:value-type="float" office:value="12.5011725">
            <text:p>12.5011725</text:p>
          </table:table-cell>
          <table:table-cell office:value-type="float" office:value="13.722257">
            <text:p>13.722257</text:p>
          </table:table-cell>
          <table:table-cell office:value-type="float" office:value="20">
            <text:p>20</text:p>
          </table:table-cell>
          <table:table-cell office:value-type="float" office:value="14.1152686666671">
            <text:p>14.1152686667</text:p>
          </table:table-cell>
          <table:table-cell office:value-type="float" office:value="20">
            <text:p>20</text:p>
          </table:table-cell>
          <table:table-cell office:value-type="float" office:value="13.7814606805538">
            <text:p>13.7814606806</text:p>
          </table:table-cell>
          <table:table-cell table:number-columns-repeated="2" office:value-type="float" office:value="20">
            <text:p>20</text:p>
          </table:table-cell>
          <table:table-cell office:value-type="float" office:value="16.0164750000012">
            <text:p>16.016475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31" office:value-type="float" office:value="20">
            <text:p>20</text:p>
          </table:table-cell>
        </table:table-row>
        <table:table-row table:style-name="ro1">
          <table:table-cell table:number-columns-repeated="961"/>
        </table:table-row>
        <table:table-row table:style-name="ro1">
          <table:table-cell office:value-type="string">
            <text:p>電力購入量</text:p>
          </table:table-cell>
          <table:table-cell office:value-type="float" office:value="334.167402156262">
            <text:p>334.1674021563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63.2489406208745">
            <text:p>63.2489406209</text:p>
          </table:table-cell>
          <table:table-cell office:value-type="float" office:value="295.41622305963">
            <text:p>295.4162230596</text:p>
          </table:table-cell>
          <table:table-cell office:value-type="float" office:value="500">
            <text:p>500</text:p>
          </table:table-cell>
          <table:table-cell office:value-type="float" office:value="363.072171266141">
            <text:p>363.0721712661</text:p>
          </table:table-cell>
          <table:table-cell office:value-type="float" office:value="179.0437386951">
            <text:p>179.0437386951</text:p>
          </table:table-cell>
          <table:table-cell office:value-type="float" office:value="322.90304425489">
            <text:p>322.9030442549</text:p>
          </table:table-cell>
          <table:table-cell office:value-type="float" office:value="150.867132526656">
            <text:p>150.8671325267</text:p>
          </table:table-cell>
          <table:table-cell office:value-type="float" office:value="455.192387209353">
            <text:p>455.1923872094</text:p>
          </table:table-cell>
          <table:table-cell office:value-type="float" office:value="233.973055469837">
            <text:p>233.9730554698</text:p>
          </table:table-cell>
          <table:table-cell office:value-type="float" office:value="500">
            <text:p>500</text:p>
          </table:table-cell>
          <table:table-cell office:value-type="float" office:value="79.2805789258856">
            <text:p>79.2805789259</text:p>
          </table:table-cell>
          <table:table-cell office:value-type="float" office:value="236.416268311165">
            <text:p>236.4162683112</text:p>
          </table:table-cell>
          <table:table-cell office:value-type="float" office:value="500">
            <text:p>500</text:p>
          </table:table-cell>
          <table:table-cell office:value-type="float" office:value="155.531127780613">
            <text:p>155.5311277806</text:p>
          </table:table-cell>
          <table:table-cell office:value-type="float" office:value="0">
            <text:p>0</text:p>
          </table:table-cell>
          <table:table-cell office:value-type="float" office:value="211.856008220407">
            <text:p>211.8560082204</text:p>
          </table:table-cell>
          <table:table-cell office:value-type="float" office:value="415.206065246763">
            <text:p>415.2060652468</text:p>
          </table:table-cell>
          <table:table-cell office:value-type="float" office:value="134.642020682534">
            <text:p>134.6420206825</text:p>
          </table:table-cell>
          <table:table-cell office:value-type="float" office:value="400">
            <text:p>400</text:p>
          </table:table-cell>
          <table:table-cell office:value-type="float" office:value="59.014467208466">
            <text:p>59.0144672085</text:p>
          </table:table-cell>
          <table:table-cell office:value-type="float" office:value="161.935612276792">
            <text:p>161.9356122768</text:p>
          </table:table-cell>
          <table:table-cell office:value-type="float" office:value="203.529994214393">
            <text:p>203.5299942144</text:p>
          </table:table-cell>
          <table:table-cell office:value-type="float" office:value="97.8284329335169">
            <text:p>97.8284329335</text:p>
          </table:table-cell>
          <table:table-cell office:value-type="float" office:value="37.3497665454071">
            <text:p>37.3497665454</text:p>
          </table:table-cell>
          <table:table-cell office:value-type="float" office:value="258.570887858693">
            <text:p>258.5708878587</text:p>
          </table:table-cell>
          <table:table-cell table:number-columns-repeated="2" office:value-type="float" office:value="0">
            <text:p>0</text:p>
          </table:table-cell>
          <table:table-cell office:value-type="float" office:value="108.074988337211">
            <text:p>108.0749883372</text:p>
          </table:table-cell>
          <table:table-cell table:number-columns-repeated="2" office:value-type="float" office:value="0">
            <text:p>0</text:p>
          </table:table-cell>
          <table:table-cell office:value-type="float" office:value="92.4854830705875">
            <text:p>92.4854830706</text:p>
          </table:table-cell>
          <table:table-cell office:value-type="float" office:value="204.66405394914">
            <text:p>204.6640539491</text:p>
          </table:table-cell>
          <table:table-cell office:value-type="float" office:value="393.340825693606">
            <text:p>393.3408256936</text:p>
          </table:table-cell>
          <table:table-cell office:value-type="float" office:value="113.757880624816">
            <text:p>113.7578806248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20.510414965543">
            <text:p>220.510414965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31.9444342834507">
            <text:p>31.9444342835</text:p>
          </table:table-cell>
          <table:table-cell office:value-type="float" office:value="384.680858962757">
            <text:p>384.6808589628</text:p>
          </table:table-cell>
          <table:table-cell table:number-columns-repeated="2" office:value-type="float" office:value="0">
            <text:p>0</text:p>
          </table:table-cell>
          <table:table-cell office:value-type="float" office:value="246.523973855241">
            <text:p>246.5239738552</text:p>
          </table:table-cell>
          <table:table-cell office:value-type="float" office:value="0">
            <text:p>0</text:p>
          </table:table-cell>
          <table:table-cell office:value-type="float" office:value="88.7329046273443">
            <text:p>88.7329046273</text:p>
          </table:table-cell>
          <table:table-cell office:value-type="float" office:value="243.346531287082">
            <text:p>243.3465312871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443.400285592488">
            <text:p>443.4002855925</text:p>
          </table:table-cell>
          <table:table-cell office:value-type="float" office:value="145.29139070287">
            <text:p>145.2913907029</text:p>
          </table:table-cell>
          <table:table-cell office:value-type="float" office:value="0">
            <text:p>0</text:p>
          </table:table-cell>
          <table:table-cell office:value-type="float" office:value="190.961215197108">
            <text:p>190.9612151971</text:p>
          </table:table-cell>
          <table:table-cell table:number-columns-repeated="2" office:value-type="float" office:value="0">
            <text:p>0</text:p>
          </table:table-cell>
          <table:table-cell office:value-type="float" office:value="127.703199278527">
            <text:p>127.7031992785</text:p>
          </table:table-cell>
          <table:table-cell office:value-type="float" office:value="0">
            <text:p>0</text:p>
          </table:table-cell>
          <table:table-cell office:value-type="float" office:value="378.613693376922">
            <text:p>378.6136933769</text:p>
          </table:table-cell>
          <table:table-cell office:value-type="float" office:value="19.7779365105606">
            <text:p>19.7779365106</text:p>
          </table:table-cell>
          <table:table-cell office:value-type="float" office:value="11.0824567753069">
            <text:p>11.0824567753</text:p>
          </table:table-cell>
          <table:table-cell table:number-columns-repeated="2" office:value-type="float" office:value="0">
            <text:p>0</text:p>
          </table:table-cell>
          <table:table-cell office:value-type="float" office:value="49.3000780602159">
            <text:p>49.3000780602</text:p>
          </table:table-cell>
          <table:table-cell office:value-type="float" office:value="0">
            <text:p>0</text:p>
          </table:table-cell>
          <table:table-cell office:value-type="float" office:value="148.305693236538">
            <text:p>148.3056932365</text:p>
          </table:table-cell>
          <table:table-cell office:value-type="float" office:value="72.1629812626526">
            <text:p>72.1629812627</text:p>
          </table:table-cell>
          <table:table-cell office:value-type="float" office:value="136.409481569835">
            <text:p>136.4094815698</text:p>
          </table:table-cell>
          <table:table-cell office:value-type="float" office:value="387.182429186806">
            <text:p>387.1824291868</text:p>
          </table:table-cell>
          <table:table-cell office:value-type="float" office:value="100.209193156793">
            <text:p>100.2091931568</text:p>
          </table:table-cell>
          <table:table-cell office:value-type="float" office:value="165.386065194043">
            <text:p>165.386065194</text:p>
          </table:table-cell>
          <table:table-cell office:value-type="float" office:value="115.040525812775">
            <text:p>115.0405258128</text:p>
          </table:table-cell>
          <table:table-cell office:value-type="float" office:value="0">
            <text:p>0</text:p>
          </table:table-cell>
          <table:table-cell office:value-type="float" office:value="127.575743392039">
            <text:p>127.575743392</text:p>
          </table:table-cell>
          <table:table-cell office:value-type="float" office:value="0">
            <text:p>0</text:p>
          </table:table-cell>
          <table:table-cell office:value-type="float" office:value="232.520569399242">
            <text:p>232.5205693992</text:p>
          </table:table-cell>
          <table:table-cell table:number-columns-repeated="864"/>
        </table:table-row>
        <table:table-row table:style-name="ro1">
          <table:table-cell office:value-type="string">
            <text:p>電力販売量</text:p>
          </table:table-cell>
          <table:table-cell office:value-type="float" office:value="500">
            <text:p>500</text:p>
          </table:table-cell>
          <table:table-cell office:value-type="float" office:value="12.4976844250476">
            <text:p>12.497684425</text:p>
          </table:table-cell>
          <table:table-cell office:value-type="float" office:value="500">
            <text:p>500</text:p>
          </table:table-cell>
          <table:table-cell office:value-type="float" office:value="109.86626446089">
            <text:p>109.8662644609</text:p>
          </table:table-cell>
          <table:table-cell office:value-type="float" office:value="244.253860117897">
            <text:p>244.2538601179</text:p>
          </table:table-cell>
          <table:table-cell office:value-type="float" office:value="0">
            <text:p>0</text:p>
          </table:table-cell>
          <table:table-cell office:value-type="float" office:value="354.473507440064">
            <text:p>354.4735074401</text:p>
          </table:table-cell>
          <table:table-cell office:value-type="float" office:value="422.22034331509">
            <text:p>422.2203433151</text:p>
          </table:table-cell>
          <table:table-cell office:value-type="float" office:value="107.433402811302">
            <text:p>107.4334028113</text:p>
          </table:table-cell>
          <table:table-cell table:number-columns-repeated="2" office:value-type="float" office:value="0">
            <text:p>0</text:p>
          </table:table-cell>
          <table:table-cell office:value-type="float" office:value="493.361153724841">
            <text:p>493.3611537248</text:p>
          </table:table-cell>
          <table:table-cell office:value-type="float" office:value="45.4780712771723">
            <text:p>45.4780712772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37.767384698268">
            <text:p>437.7673846983</text:p>
          </table:table-cell>
          <table:table-cell office:value-type="float" office:value="0">
            <text:p>0</text:p>
          </table:table-cell>
          <table:table-cell office:value-type="float" office:value="289.305215425078">
            <text:p>289.3052154251</text:p>
          </table:table-cell>
          <table:table-cell office:value-type="float" office:value="0">
            <text:p>0</text:p>
          </table:table-cell>
          <table:table-cell office:value-type="float" office:value="93.1454072929907">
            <text:p>93.145407293</text:p>
          </table:table-cell>
          <table:table-cell office:value-type="float" office:value="486.124985864967">
            <text:p>486.124985865</text:p>
          </table:table-cell>
          <table:table-cell office:value-type="float" office:value="500">
            <text:p>500</text:p>
          </table:table-cell>
          <table:table-cell office:value-type="float" office:value="71.0367550108642">
            <text:p>71.0367550109</text:p>
          </table:table-cell>
          <table:table-cell table:number-columns-repeated="2" office:value-type="float" office:value="0">
            <text:p>0</text:p>
          </table:table-cell>
          <table:table-cell office:value-type="float" office:value="103.622526189901">
            <text:p>103.6225261899</text:p>
          </table:table-cell>
          <table:table-cell office:value-type="float" office:value="79.4445439550119">
            <text:p>79.444543955</text:p>
          </table:table-cell>
          <table:table-cell office:value-type="float" office:value="197.067220519298">
            <text:p>197.0672205193</text:p>
          </table:table-cell>
          <table:table-cell office:value-type="float" office:value="237.709936332348">
            <text:p>237.7099363323</text:p>
          </table:table-cell>
          <table:table-cell office:value-type="float" office:value="500">
            <text:p>500</text:p>
          </table:table-cell>
          <table:table-cell office:value-type="float" office:value="337.257641311501">
            <text:p>337.2576413115</text:p>
          </table:table-cell>
          <table:table-cell office:value-type="float" office:value="259.022321627787">
            <text:p>259.0223216278</text:p>
          </table:table-cell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51.873259035704">
            <text:p>151.8732590357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4.7711012296373">
            <text:p>24.7711012296</text:p>
          </table:table-cell>
          <table:table-cell office:value-type="float" office:value="428.577304735636">
            <text:p>428.5773047356</text:p>
          </table:table-cell>
          <table:table-cell office:value-type="float" office:value="500">
            <text:p>500</text:p>
          </table:table-cell>
          <table:table-cell office:value-type="float" office:value="15.1265376782569">
            <text:p>15.1265376783</text:p>
          </table:table-cell>
          <table:table-cell office:value-type="float" office:value="209.948745260673">
            <text:p>209.9487452607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24.63679712548">
            <text:p>324.6367971255</text:p>
          </table:table-cell>
          <table:table-cell table:number-columns-repeated="3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63.607348952781">
            <text:p>363.6073489528</text:p>
          </table:table-cell>
          <table:table-cell office:value-type="float" office:value="451.821240731037">
            <text:p>451.821240731</text:p>
          </table:table-cell>
          <table:table-cell office:value-type="float" office:value="153.552019311074">
            <text:p>153.5520193111</text:p>
          </table:table-cell>
          <table:table-cell office:value-type="float" office:value="96.2820649044613">
            <text:p>96.2820649045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21.663452890817">
            <text:p>121.6634528908</text:p>
          </table:table-cell>
          <table:table-cell office:value-type="float" office:value="500">
            <text:p>500</text:p>
          </table:table-cell>
          <table:table-cell office:value-type="float" office:value="298.269652614481">
            <text:p>298.2696526145</text:p>
          </table:table-cell>
          <table:table-cell table:number-columns-repeated="2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52.634350428598">
            <text:p>352.6343504286</text:p>
          </table:table-cell>
          <table:table-cell office:value-type="float" office:value="0">
            <text:p>0</text:p>
          </table:table-cell>
          <table:table-cell office:value-type="float" office:value="499.31310055008">
            <text:p>499.3131005501</text:p>
          </table:table-cell>
          <table:table-cell office:value-type="float" office:value="500">
            <text:p>500</text:p>
          </table:table-cell>
          <table:table-cell office:value-type="float" office:value="457.312322761127">
            <text:p>457.3123227611</text:p>
          </table:table-cell>
          <table:table-cell office:value-type="float" office:value="500">
            <text:p>500</text:p>
          </table:table-cell>
          <table:table-cell office:value-type="float" office:value="53.5257067835003">
            <text:p>53.5257067835</text:p>
          </table:table-cell>
          <table:table-cell office:value-type="float" office:value="500">
            <text:p>500</text:p>
          </table:table-cell>
          <table:table-cell office:value-type="float" office:value="340.998402271319">
            <text:p>340.9984022713</text:p>
          </table:table-cell>
          <table:table-cell office:value-type="float" office:value="500">
            <text:p>500</text:p>
          </table:table-cell>
          <table:table-cell office:value-type="float" office:value="204.727670033772">
            <text:p>204.7276700338</text:p>
          </table:table-cell>
          <table:table-cell office:value-type="float" office:value="500">
            <text:p>500</text:p>
          </table:table-cell>
          <table:table-cell office:value-type="float" office:value="29.0315031434943">
            <text:p>29.0315031435</text:p>
          </table:table-cell>
          <table:table-cell office:value-type="float" office:value="500">
            <text:p>500</text:p>
          </table:table-cell>
          <table:table-cell office:value-type="float" office:value="189.024854307369">
            <text:p>189.0248543074</text:p>
          </table:table-cell>
          <table:table-cell office:value-type="float" office:value="239.87605078307">
            <text:p>239.8760507831</text:p>
          </table:table-cell>
          <table:table-cell office:value-type="float" office:value="323.508508269766">
            <text:p>323.5085082698</text:p>
          </table:table-cell>
          <table:table-cell office:value-type="float" office:value="98.2784302789841">
            <text:p>98.278430279</text:p>
          </table:table-cell>
          <table:table-cell office:value-type="float" office:value="0">
            <text:p>0</text:p>
          </table:table-cell>
          <table:table-cell office:value-type="float" office:value="210.307159615496">
            <text:p>210.3071596155</text:p>
          </table:table-cell>
          <table:table-cell office:value-type="float" office:value="0">
            <text:p>0</text:p>
          </table:table-cell>
          <table:table-cell office:value-type="float" office:value="314.889154156316">
            <text:p>314.8891541563</text:p>
          </table:table-cell>
          <table:table-cell office:value-type="float" office:value="347.735956704334">
            <text:p>347.7359567043</text:p>
          </table:table-cell>
          <table:table-cell office:value-type="float" office:value="479.337429378418">
            <text:p>479.337429378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224.841218297135">
            <text:p>224.8412182971</text:p>
          </table:table-cell>
          <table:table-cell office:value-type="float" office:value="0">
            <text:p>0</text:p>
          </table:table-cell>
          <table:table-cell office:value-type="float" office:value="355.01004920149">
            <text:p>355.0100492015</text:p>
          </table:table-cell>
          <table:table-cell office:value-type="float" office:value="0">
            <text:p>0</text:p>
          </table:table-cell>
          <table:table-cell office:value-type="float" office:value="450.462597707598">
            <text:p>450.4625977076</text:p>
          </table:table-cell>
          <table:table-cell table:number-columns-repeated="864"/>
        </table:table-row>
        <table:table-row table:style-name="ro1">
          <table:table-cell office:value-type="string">
            <text:p>電力の価格</text:p>
          </table:table-cell>
          <table:table-cell table:number-columns-repeated="17" office:value-type="float" office:value="20">
            <text:p>20</text:p>
          </table:table-cell>
          <table:table-cell office:value-type="float" office:value="20.1268603497765">
            <text:p>20.1268603498</text:p>
          </table:table-cell>
          <table:table-cell office:value-type="float" office:value="20.1532041966304">
            <text:p>20.1532041966</text:p>
          </table:table-cell>
          <table:table-cell office:value-type="float" office:value="20.2069139357825">
            <text:p>20.2069139358</text:p>
          </table:table-cell>
          <table:table-cell office:value-type="float" office:value="20.2620310367982">
            <text:p>20.2620310368</text:p>
          </table:table-cell>
          <table:table-cell office:value-type="float" office:value="20.9796892642647">
            <text:p>20.9796892643</text:p>
          </table:table-cell>
          <table:table-cell office:value-type="float" office:value="20.3767145417117">
            <text:p>20.3767145417</text:p>
          </table:table-cell>
          <table:table-cell office:value-type="float" office:value="20.4822475307354">
            <text:p>20.4822475307</text:p>
          </table:table-cell>
          <table:table-cell office:value-type="float" office:value="20.8497717440215">
            <text:p>20.849771744</text:p>
          </table:table-cell>
          <table:table-cell office:value-type="float" office:value="21.1167589384796">
            <text:p>21.1167589385</text:p>
          </table:table-cell>
          <table:table-cell office:value-type="float" office:value="20.9988193017802">
            <text:p>20.9988193018</text:p>
          </table:table-cell>
          <table:table-cell office:value-type="float" office:value="21.2829499694638">
            <text:p>21.2829499695</text:p>
          </table:table-cell>
          <table:table-cell office:value-type="float" office:value="21.0375237320629">
            <text:p>21.0375237321</text:p>
          </table:table-cell>
          <table:table-cell office:value-type="float" office:value="20.544869012414">
            <text:p>20.5448690124</text:p>
          </table:table-cell>
          <table:table-cell office:value-type="float" office:value="20.5133410676675">
            <text:p>20.5133410677</text:p>
          </table:table-cell>
          <table:table-cell office:value-type="float" office:value="20.6421522788624">
            <text:p>20.6421522789</text:p>
          </table:table-cell>
          <table:table-cell office:value-type="float" office:value="21.6499690922146">
            <text:p>21.6499690922</text:p>
          </table:table-cell>
          <table:table-cell office:value-type="float" office:value="21.6013269013587">
            <text:p>21.6013269014</text:p>
          </table:table-cell>
          <table:table-cell office:value-type="float" office:value="21.5773185405618">
            <text:p>21.5773185406</text:p>
          </table:table-cell>
          <table:table-cell office:value-type="float" office:value="21.6746083775657">
            <text:p>21.6746083776</text:p>
          </table:table-cell>
          <table:table-cell office:value-type="float" office:value="21.4602990975778">
            <text:p>21.4602990976</text:p>
          </table:table-cell>
          <table:table-cell office:value-type="float" office:value="21.2403982682095">
            <text:p>21.2403982682</text:p>
          </table:table-cell>
          <table:table-cell office:value-type="float" office:value="21.157318668917">
            <text:p>21.1573186689</text:p>
          </table:table-cell>
          <table:table-cell office:value-type="float" office:value="21.1985265582093">
            <text:p>21.1985265582</text:p>
          </table:table-cell>
          <table:table-cell office:value-type="float" office:value="21.1369587433855">
            <text:p>21.1369587434</text:p>
          </table:table-cell>
          <table:table-cell office:value-type="float" office:value="21.0967173726949">
            <text:p>21.0967173727</text:p>
          </table:table-cell>
          <table:table-cell office:value-type="float" office:value="21.3480891864747">
            <text:p>21.3480891865</text:p>
          </table:table-cell>
          <table:table-cell office:value-type="float" office:value="21.2615880888376">
            <text:p>21.2615880888</text:p>
          </table:table-cell>
          <table:table-cell office:value-type="float" office:value="21.018096886505">
            <text:p>21.0180968865</text:p>
          </table:table-cell>
          <table:table-cell office:value-type="float" office:value="21.0571015787173">
            <text:p>21.0571015787</text:p>
          </table:table-cell>
          <table:table-cell office:value-type="float" office:value="21.3044860143058">
            <text:p>21.3044860143</text:p>
          </table:table-cell>
          <table:table-cell office:value-type="float" office:value="21.2193784371234">
            <text:p>21.2193784371</text:p>
          </table:table-cell>
          <table:table-cell office:value-type="float" office:value="21.437481999712">
            <text:p>21.4374819997</text:p>
          </table:table-cell>
          <table:table-cell office:value-type="float" office:value="21.5535151102664">
            <text:p>21.5535151103</text:p>
          </table:table-cell>
          <table:table-cell office:value-type="float" office:value="21.6255428505558">
            <text:p>21.6255428506</text:p>
          </table:table-cell>
          <table:table-cell office:value-type="float" office:value="21.3701606973458">
            <text:p>21.3701606973</text:p>
          </table:table-cell>
          <table:table-cell office:value-type="float" office:value="21.0768321938903">
            <text:p>21.0768321939</text:p>
          </table:table-cell>
          <table:table-cell office:value-type="float" office:value="21.5299139977554">
            <text:p>21.5299139978</text:p>
          </table:table-cell>
          <table:table-cell office:value-type="float" office:value="21.4833084954157">
            <text:p>21.4833084954</text:p>
          </table:table-cell>
          <table:table-cell office:value-type="float" office:value="21.1778406265257">
            <text:p>21.1778406265</text:p>
          </table:table-cell>
          <table:table-cell office:value-type="float" office:value="22.2168357316359">
            <text:p>22.2168357316</text:p>
          </table:table-cell>
          <table:table-cell office:value-type="float" office:value="33.7503275831427">
            <text:p>33.7503275831</text:p>
          </table:table-cell>
          <table:table-cell office:value-type="float" office:value="21.6746083775657">
            <text:p>21.6746083776</text:p>
          </table:table-cell>
          <table:table-cell office:value-type="float" office:value="21.4833084954157">
            <text:p>21.4833084954</text:p>
          </table:table-cell>
          <table:table-cell office:value-type="float" office:value="23.1769259091431">
            <text:p>23.1769259091</text:p>
          </table:table-cell>
          <table:table-cell office:value-type="float" office:value="27.484069142689">
            <text:p>27.4840691427</text:p>
          </table:table-cell>
          <table:table-cell office:value-type="float" office:value="25.4767645764805">
            <text:p>25.4767645765</text:p>
          </table:table-cell>
          <table:table-cell office:value-type="float" office:value="21.5773185405618">
            <text:p>21.5773185406</text:p>
          </table:table-cell>
          <table:table-cell office:value-type="float" office:value="25.7611229400153">
            <text:p>25.76112294</text:p>
          </table:table-cell>
          <table:table-cell office:value-type="float" office:value="28.3564921787946">
            <text:p>28.3564921788</text:p>
          </table:table-cell>
          <table:table-cell office:value-type="float" office:value="22.4638942082992">
            <text:p>22.4638942083</text:p>
          </table:table-cell>
          <table:table-cell office:value-type="float" office:value="27.0924800499634">
            <text:p>27.09248005</text:p>
          </table:table-cell>
          <table:table-cell office:value-type="float" office:value="30.5702392804328">
            <text:p>30.5702392804</text:p>
          </table:table-cell>
          <table:table-cell office:value-type="float" office:value="27.9043179083622">
            <text:p>27.9043179084</text:p>
          </table:table-cell>
          <table:table-cell office:value-type="float" office:value="21.3924151409903">
            <text:p>21.392415141</text:p>
          </table:table-cell>
          <table:table-cell office:value-type="float" office:value="23.8715763189629">
            <text:p>23.871576319</text:p>
          </table:table-cell>
          <table:table-cell office:value-type="float" office:value="26.0630740158475">
            <text:p>26.0630740158</text:p>
          </table:table-cell>
          <table:table-cell office:value-type="float" office:value="21.8797387908373">
            <text:p>21.8797387908</text:p>
          </table:table-cell>
          <table:table-cell office:value-type="float" office:value="22.3379582516169">
            <text:p>22.3379582516</text:p>
          </table:table-cell>
          <table:table-cell office:value-type="float" office:value="29.9456265290448">
            <text:p>29.945626529</text:p>
          </table:table-cell>
          <table:table-cell office:value-type="float" office:value="22.5949363492263">
            <text:p>22.5949363492</text:p>
          </table:table-cell>
          <table:table-cell office:value-type="float" office:value="22.731401652582">
            <text:p>22.7314016526</text:p>
          </table:table-cell>
          <table:table-cell office:value-type="float" office:value="25.2085049296659">
            <text:p>25.2085049297</text:p>
          </table:table-cell>
          <table:table-cell office:value-type="float" office:value="28.8443735757362">
            <text:p>28.8443735757</text:p>
          </table:table-cell>
          <table:table-cell office:value-type="float" office:value="24.271892087973">
            <text:p>24.271892088</text:p>
          </table:table-cell>
          <table:table-cell office:value-type="float" office:value="31.2534273168115">
            <text:p>31.2534273168</text:p>
          </table:table-cell>
          <table:table-cell office:value-type="float" office:value="22.8736338871161">
            <text:p>22.8736338871</text:p>
          </table:table-cell>
          <table:table-cell office:value-type="float" office:value="32.0038356557367">
            <text:p>32.0038356557</text:p>
          </table:table-cell>
          <table:table-cell office:value-type="float" office:value="32.8318985403791">
            <text:p>32.8318985404</text:p>
          </table:table-cell>
          <table:table-cell office:value-type="float" office:value="26.7267155497786">
            <text:p>26.7267155498</text:p>
          </table:table-cell>
          <table:table-cell office:value-type="float" office:value="23.5082183160859">
            <text:p>23.5082183161</text:p>
          </table:table-cell>
          <table:table-cell office:value-type="float" office:value="21.7753526900464">
            <text:p>21.77535269</text:p>
          </table:table-cell>
          <table:table-cell office:value-type="float" office:value="21.9879677843226">
            <text:p>21.9879677843</text:p>
          </table:table-cell>
          <table:table-cell office:value-type="float" office:value="24.0667708117457">
            <text:p>24.0667708117</text:p>
          </table:table-cell>
          <table:table-cell office:value-type="float" office:value="24.4877171580469">
            <text:p>24.487717158</text:p>
          </table:table-cell>
          <table:table-cell office:value-type="float" office:value="24.715106297975">
            <text:p>24.715106298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188820265824">
            <text:p>20.1188820266</text:p>
          </table:table-cell>
          <table:table-cell office:value-type="float" office:value="20.1462662786914">
            <text:p>20.1462662787</text:p>
          </table:table-cell>
          <table:table-cell office:value-type="float" office:value="20.2021418837707">
            <text:p>20.2021418838</text:p>
          </table:table-cell>
          <table:table-cell office:value-type="float" office:value="20.2595440341079">
            <text:p>20.2595440341</text:p>
          </table:table-cell>
          <table:table-cell office:value-type="float" office:value="20.7821449579266">
            <text:p>20.7821449579</text:p>
          </table:table-cell>
          <table:table-cell office:value-type="float" office:value="20.3486492420449">
            <text:p>20.348649242</text:p>
          </table:table-cell>
          <table:table-cell office:value-type="float" office:value="20.6055655522835">
            <text:p>20.6055655523</text:p>
          </table:table-cell>
          <table:table-cell office:value-type="float" office:value="20.7638800326926">
            <text:p>20.7638800327</text:p>
          </table:table-cell>
          <table:table-cell office:value-type="float" office:value="21.0739512355478">
            <text:p>21.0739512355</text:p>
          </table:table-cell>
          <table:table-cell office:value-type="float" office:value="21.1366387299869">
            <text:p>21.13663873</text:p>
          </table:table-cell>
          <table:table-cell office:value-type="float" office:value="21.1792980835806">
            <text:p>21.1792980836</text:p>
          </table:table-cell>
          <table:table-cell office:value-type="float" office:value="20.8756115008731">
            <text:p>20.8756115009</text:p>
          </table:table-cell>
          <table:table-cell office:value-type="float" office:value="20.5385319280502">
            <text:p>20.5385319281</text:p>
          </table:table-cell>
          <table:table-cell office:value-type="float" office:value="20.5220773130893">
            <text:p>20.5220773131</text:p>
          </table:table-cell>
          <table:table-cell office:value-type="float" office:value="20.4258018653343">
            <text:p>20.4258018653</text:p>
          </table:table-cell>
          <table:table-cell office:value-type="float" office:value="21.7261862950274">
            <text:p>21.726186295</text:p>
          </table:table-cell>
          <table:table-cell office:value-type="float" office:value="21.6740877181347">
            <text:p>21.6740877181</text:p>
          </table:table-cell>
          <table:table-cell office:value-type="float" office:value="21.6483923262311">
            <text:p>21.6483923262</text:p>
          </table:table-cell>
          <table:table-cell office:value-type="float" office:value="21.779250459596">
            <text:p>21.7792504596</text:p>
          </table:table-cell>
          <table:table-cell office:value-type="float" office:value="21.4509144037246">
            <text:p>21.4509144037</text:p>
          </table:table-cell>
          <table:table-cell office:value-type="float" office:value="21.3116361613068">
            <text:p>21.3116361613</text:p>
          </table:table-cell>
          <table:table-cell office:value-type="float" office:value="21.1578802024606">
            <text:p>21.1578802025</text:p>
          </table:table-cell>
          <table:table-cell office:value-type="float" office:value="21.3803740821593">
            <text:p>21.3803740822</text:p>
          </table:table-cell>
          <table:table-cell office:value-type="float" office:value="21.2667783886565">
            <text:p>21.2667783887</text:p>
          </table:table-cell>
          <table:table-cell office:value-type="float" office:value="21.3572646158251">
            <text:p>21.3572646158</text:p>
          </table:table-cell>
          <table:table-cell office:value-type="float" office:value="21.5233289598483">
            <text:p>21.5233289598</text:p>
          </table:table-cell>
          <table:table-cell office:value-type="float" office:value="21.2446324319192">
            <text:p>21.2446324319</text:p>
          </table:table-cell>
          <table:table-cell office:value-type="float" office:value="21.1155714956103">
            <text:p>21.1155714956</text:p>
          </table:table-cell>
          <table:table-cell office:value-type="float" office:value="21.0946763642452">
            <text:p>21.0946763642</text:p>
          </table:table-cell>
          <table:table-cell office:value-type="float" office:value="21.200894580099">
            <text:p>21.2008945801</text:p>
          </table:table-cell>
          <table:table-cell office:value-type="float" office:value="21.289112165277">
            <text:p>21.2891121653</text:p>
          </table:table-cell>
          <table:table-cell office:value-type="float" office:value="21.4989779356074">
            <text:p>21.4989779356</text:p>
          </table:table-cell>
          <table:table-cell office:value-type="float" office:value="21.6229286109201">
            <text:p>21.6229286109</text:p>
          </table:table-cell>
          <table:table-cell office:value-type="float" office:value="21.752596008834">
            <text:p>21.7525960088</text:p>
          </table:table-cell>
          <table:table-cell office:value-type="float" office:value="21.4036837854268">
            <text:p>21.4036837854</text:p>
          </table:table-cell>
          <table:table-cell office:value-type="float" office:value="21.2226719357284">
            <text:p>21.2226719357</text:p>
          </table:table-cell>
          <table:table-cell office:value-type="float" office:value="21.700017962876">
            <text:p>21.7000179629</text:p>
          </table:table-cell>
          <table:table-cell office:value-type="float" office:value="21.4748406844692">
            <text:p>21.4748406845</text:p>
          </table:table-cell>
          <table:table-cell office:value-type="float" office:value="21.334352817321">
            <text:p>21.3343528173</text:p>
          </table:table-cell>
          <table:table-cell office:value-type="float" office:value="26.0732725508778">
            <text:p>26.0732725509</text:p>
          </table:table-cell>
          <table:table-cell office:value-type="float" office:value="21.4748406844692">
            <text:p>21.4748406845</text:p>
          </table:table-cell>
          <table:table-cell office:value-type="float" office:value="26.4095493065725">
            <text:p>26.4095493066</text:p>
          </table:table-cell>
          <table:table-cell office:value-type="float" office:value="28.495187929769">
            <text:p>28.4951879298</text:p>
          </table:table-cell>
          <table:table-cell office:value-type="float" office:value="22.001720543673">
            <text:p>22.0017205437</text:p>
          </table:table-cell>
          <table:table-cell office:value-type="float" office:value="22.1195045629103">
            <text:p>22.1195045629</text:p>
          </table:table-cell>
          <table:table-cell office:value-type="float" office:value="25.4619431906867">
            <text:p>25.4619431907</text:p>
          </table:table-cell>
          <table:table-cell office:value-type="float" office:value="23.2592016802755">
            <text:p>23.2592016803</text:p>
          </table:table-cell>
          <table:table-cell office:value-type="float" office:value="22.6408092080141">
            <text:p>22.640809208</text:p>
          </table:table-cell>
          <table:table-cell office:value-type="float" office:value="26.7690533612822">
            <text:p>26.7690533613</text:p>
          </table:table-cell>
          <table:table-cell office:value-type="float" office:value="29.5838415810853">
            <text:p>29.5838415811</text:p>
          </table:table-cell>
          <table:table-cell office:value-type="float" office:value="22.3695083019757">
            <text:p>22.369508302</text:p>
          </table:table-cell>
          <table:table-cell office:value-type="float" office:value="23.0940520631038">
            <text:p>23.0940520631</text:p>
          </table:table-cell>
          <table:table-cell office:value-type="float" office:value="21.5726837889165">
            <text:p>21.5726837889</text:p>
          </table:table-cell>
          <table:table-cell office:value-type="float" office:value="29.0167921542653">
            <text:p>29.0167921543</text:p>
          </table:table-cell>
          <table:table-cell office:value-type="float" office:value="22.9362497265118">
            <text:p>22.9362497265</text:p>
          </table:table-cell>
          <table:table-cell office:value-type="float" office:value="35">
            <text:p>35</text:p>
          </table:table-cell>
          <table:table-cell office:value-type="float" office:value="34.3907768016281">
            <text:p>34.3907768016</text:p>
          </table:table-cell>
          <table:table-cell office:value-type="float" office:value="35">
            <text:p>35</text:p>
          </table:table-cell>
          <table:table-cell office:value-type="float" office:value="22.2420041582351">
            <text:p>22.2420041582</text:p>
          </table:table-cell>
          <table:table-cell office:value-type="float" office:value="32.450340869177">
            <text:p>32.4503408692</text:p>
          </table:table-cell>
          <table:table-cell office:value-type="float" office:value="31.6259815605164">
            <text:p>31.6259815605</text:p>
          </table:table-cell>
          <table:table-cell office:value-type="float" office:value="23.8042508399357">
            <text:p>23.8042508399</text:p>
          </table:table-cell>
          <table:table-cell office:value-type="float" office:value="22.7853150339902">
            <text:p>22.785315034</text:p>
          </table:table-cell>
          <table:table-cell office:value-type="float" office:value="35">
            <text:p>35</text:p>
          </table:table-cell>
          <table:table-cell office:value-type="float" office:value="21.779250459596">
            <text:p>21.7792504596</text:p>
          </table:table-cell>
          <table:table-cell office:value-type="float" office:value="24.6724677540885">
            <text:p>24.6724677541</text:p>
          </table:table-cell>
          <table:table-cell office:value-type="float" office:value="25.7580424891766">
            <text:p>25.7580424892</text:p>
          </table:table-cell>
          <table:table-cell office:value-type="float" office:value="21.6740877181347">
            <text:p>21.6740877181</text:p>
          </table:table-cell>
          <table:table-cell office:value-type="float" office:value="28.0137762006614">
            <text:p>28.0137762007</text:p>
          </table:table-cell>
          <table:table-cell office:value-type="float" office:value="24.2154845781862">
            <text:p>24.2154845782</text:p>
          </table:table-cell>
          <table:table-cell office:value-type="float" office:value="30.8803001174951">
            <text:p>30.8803001175</text:p>
          </table:table-cell>
          <table:table-cell office:value-type="float" office:value="25.1832844249479">
            <text:p>25.1832844249</text:p>
          </table:table-cell>
          <table:table-cell office:value-type="float" office:value="35">
            <text:p>35</text:p>
          </table:table-cell>
          <table:table-cell office:value-type="float" office:value="24.9205693776919">
            <text:p>24.9205693777</text:p>
          </table:table-cell>
          <table:table-cell office:value-type="float" office:value="33.3665236628871">
            <text:p>33.366523662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549884391898">
            <text:p>20.1549884392</text:p>
          </table:table-cell>
          <table:table-cell office:value-type="float" office:value="20.20935522218">
            <text:p>20.2093552222</text:p>
          </table:table-cell>
          <table:table-cell office:value-type="float" office:value="20.1020081195241">
            <text:p>20.1020081195</text:p>
          </table:table-cell>
          <table:table-cell office:value-type="float" office:value="25.3449326645929">
            <text:p>25.3449326646</text:p>
          </table:table-cell>
          <table:table-cell office:value-type="float" office:value="29.7331371614146">
            <text:p>29.7331371614</text:p>
          </table:table-cell>
          <table:table-cell office:value-type="float" office:value="21.4135434029557">
            <text:p>21.413543403</text:p>
          </table:table-cell>
          <table:table-cell office:value-type="float" office:value="20.5679790749891">
            <text:p>20.567979075</text:p>
          </table:table-cell>
          <table:table-cell office:value-type="float" office:value="21.6020860648549">
            <text:p>21.6020860649</text:p>
          </table:table-cell>
          <table:table-cell office:value-type="float" office:value="22.6432557000876">
            <text:p>22.6432557001</text:p>
          </table:table-cell>
          <table:table-cell office:value-type="float" office:value="22.9294479304081">
            <text:p>22.9294479304</text:p>
          </table:table-cell>
          <table:table-cell office:value-type="float" office:value="21.3239524755807">
            <text:p>21.3239524756</text:p>
          </table:table-cell>
          <table:table-cell office:value-type="float" office:value="21.2372786255605">
            <text:p>21.2372786256</text:p>
          </table:table-cell>
          <table:table-cell office:value-type="float" office:value="20.7014966612244">
            <text:p>20.7014966612</text:p>
          </table:table-cell>
          <table:table-cell office:value-type="float" office:value="22.5088452140484">
            <text:p>22.508845214</text:p>
          </table:table-cell>
          <table:table-cell office:value-type="float" office:value="20.7712258064996">
            <text:p>20.7712258065</text:p>
          </table:table-cell>
          <table:table-cell office:value-type="float" office:value="29.1708827393152">
            <text:p>29.1708827393</text:p>
          </table:table-cell>
          <table:table-cell office:value-type="float" office:value="21.1533816652477">
            <text:p>21.1533816652</text:p>
          </table:table-cell>
          <table:table-cell office:value-type="float" office:value="22.3797658193498">
            <text:p>22.3797658193</text:p>
          </table:table-cell>
          <table:table-cell office:value-type="float" office:value="22.0215205969231">
            <text:p>22.0215205969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9170788092014">
            <text:p>20.917078809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2414086600004">
            <text:p>23.24140866</text:p>
          </table:table-cell>
          <table:table-cell office:value-type="float" office:value="21.5062011930968">
            <text:p>21.5062011931</text:p>
          </table:table-cell>
          <table:table-cell office:value-type="float" office:value="25.6245107173869">
            <text:p>25.6245107174</text:p>
          </table:table-cell>
          <table:table-cell office:value-type="float" office:value="27.7301366532075">
            <text:p>27.7301366532</text:p>
          </table:table-cell>
          <table:table-cell office:value-type="float" office:value="20.843054432668">
            <text:p>20.8430544327</text:p>
          </table:table-cell>
          <table:table-cell office:value-type="float" office:value="23.08199450501">
            <text:p>23.081994505</text:p>
          </table:table-cell>
          <table:table-cell office:value-type="float" office:value="22.2557065148504">
            <text:p>22.2557065149</text:p>
          </table:table-cell>
          <table:table-cell office:value-type="float" office:value="34.4618723030486">
            <text:p>34.461872303</text:p>
          </table:table-cell>
          <table:table-cell office:value-type="float" office:value="21.7013695950596">
            <text:p>21.7013695951</text:p>
          </table:table-cell>
          <table:table-cell office:value-type="float" office:value="21.9108819887178">
            <text:p>21.9108819887</text:p>
          </table:table-cell>
          <table:table-cell office:value-type="float" office:value="23.9579341203753">
            <text:p>23.9579341204</text:p>
          </table:table-cell>
          <table:table-cell office:value-type="float" office:value="23.5827822146892">
            <text:p>23.5827822147</text:p>
          </table:table-cell>
          <table:table-cell office:value-type="float" office:value="32.5610487176571">
            <text:p>32.5610487177</text:p>
          </table:table-cell>
          <table:table-cell office:value-type="float" office:value="21.0721302481373">
            <text:p>21.0721302481</text:p>
          </table:table-cell>
          <table:table-cell office:value-type="float" office:value="30.3455366155059">
            <text:p>30.3455366155</text:p>
          </table:table-cell>
          <table:table-cell office:value-type="float" office:value="23.7658300959394">
            <text:p>23.7658300959</text:p>
          </table:table-cell>
          <table:table-cell office:value-type="float" office:value="24.1597834025236">
            <text:p>24.1597834025</text:p>
          </table:table-cell>
          <table:table-cell office:value-type="float" office:value="26.9328496547175">
            <text:p>26.9328496547</text:p>
          </table:table-cell>
          <table:table-cell office:value-type="float" office:value="35">
            <text:p>35</text:p>
          </table:table-cell>
          <table:table-cell office:value-type="float" office:value="25.0811387771913">
            <text:p>25.0811387772</text:p>
          </table:table-cell>
          <table:table-cell office:value-type="float" office:value="21.8042357431424">
            <text:p>21.8042357431</text:p>
          </table:table-cell>
          <table:table-cell office:value-type="float" office:value="31.0151025338215">
            <text:p>31.0151025338</text:p>
          </table:table-cell>
          <table:table-cell office:value-type="float" office:value="28.1740374705109">
            <text:p>28.1740374705</text:p>
          </table:table-cell>
          <table:table-cell office:value-type="float" office:value="35">
            <text:p>35</text:p>
          </table:table-cell>
          <table:table-cell office:value-type="float" office:value="25.9213332997004">
            <text:p>25.9213332997</text:p>
          </table:table-cell>
          <table:table-cell office:value-type="float" office:value="24.8318290599143">
            <text:p>24.8318290599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5735134817228">
            <text:p>26.5735134817</text:p>
          </table:table-cell>
          <table:table-cell office:value-type="float" office:value="24.3721387927286">
            <text:p>24.3721387927</text:p>
          </table:table-cell>
          <table:table-cell office:value-type="float" office:value="27.3174688204231">
            <text:p>27.3174688204</text:p>
          </table:table-cell>
          <table:table-cell office:value-type="float" office:value="33.4598781437558">
            <text:p>33.4598781438</text:p>
          </table:table-cell>
          <table:table-cell office:value-type="float" office:value="22.7833345095243">
            <text:p>22.7833345095</text:p>
          </table:table-cell>
          <table:table-cell table:number-columns-repeated="5" office:value-type="float" office:value="35">
            <text:p>35</text:p>
          </table:table-cell>
          <table:table-cell office:value-type="float" office:value="26.2370466605423">
            <text:p>26.2370466605</text:p>
          </table:table-cell>
          <table:table-cell table:number-columns-repeated="5" office:value-type="float" office:value="35">
            <text:p>35</text:p>
          </table:table-cell>
          <table:table-cell office:value-type="float" office:value="28.6528565614473">
            <text:p>28.6528565614</text:p>
          </table:table-cell>
          <table:table-cell office:value-type="float" office:value="24.5958424610631">
            <text:p>24.5958424611</text:p>
          </table:table-cell>
          <table:table-cell table:number-columns-repeated="2" office:value-type="float" office:value="35">
            <text:p>35</text:p>
          </table:table-cell>
          <table:table-cell office:value-type="float" office:value="31.7502314061528">
            <text:p>31.7502314062</text:p>
          </table:table-cell>
          <table:table-cell office:value-type="float" office:value="35">
            <text:p>35</text:p>
          </table:table-cell>
          <table:table-cell office:value-type="float" office:value="23.4081648382036">
            <text:p>23.4081648382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14373682072">
            <text:p>20.2014373682</text:p>
          </table:table-cell>
          <table:table-cell office:value-type="float" office:value="20.4242391403974">
            <text:p>20.4242391404</text:p>
          </table:table-cell>
          <table:table-cell office:value-type="float" office:value="20.0982449095999">
            <text:p>20.0982449096</text:p>
          </table:table-cell>
          <table:table-cell office:value-type="float" office:value="21.8109268624913">
            <text:p>21.8109268625</text:p>
          </table:table-cell>
          <table:table-cell office:value-type="float" office:value="21.345525173509">
            <text:p>21.3455251735</text:p>
          </table:table-cell>
          <table:table-cell office:value-type="float" office:value="26.2906356392123">
            <text:p>26.2906356392</text:p>
          </table:table-cell>
          <table:table-cell office:value-type="float" office:value="22.1312107341672">
            <text:p>22.1312107342</text:p>
          </table:table-cell>
          <table:table-cell office:value-type="float" office:value="24.9159538490121">
            <text:p>24.915953849</text:p>
          </table:table-cell>
          <table:table-cell office:value-type="float" office:value="21.4325445236613">
            <text:p>21.4325445237</text:p>
          </table:table-cell>
          <table:table-cell office:value-type="float" office:value="22.0205972726705">
            <text:p>22.0205972727</text:p>
          </table:table-cell>
          <table:table-cell office:value-type="float" office:value="21.5224439190414">
            <text:p>21.522443919</text:p>
          </table:table-cell>
          <table:table-cell office:value-type="float" office:value="21.261249651483">
            <text:p>21.2612496515</text:p>
          </table:table-cell>
          <table:table-cell office:value-type="float" office:value="20.6719945071017">
            <text:p>20.6719945071</text:p>
          </table:table-cell>
          <table:table-cell office:value-type="float" office:value="21.1795901973427">
            <text:p>21.1795901973</text:p>
          </table:table-cell>
          <table:table-cell office:value-type="float" office:value="20.5447427502534">
            <text:p>20.5447427503</text:p>
          </table:table-cell>
          <table:table-cell office:value-type="float" office:value="25.1607016006053">
            <text:p>25.1607016006</text:p>
          </table:table-cell>
          <table:table-cell office:value-type="float" office:value="33.1760746267235">
            <text:p>33.1760746267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7114743403058">
            <text:p>21.7114743403</text:p>
          </table:table-cell>
          <table:table-cell office:value-type="float" office:value="20.8768192409809">
            <text:p>20.876819241</text:p>
          </table:table-cell>
          <table:table-cell office:value-type="float" office:value="21.913904247726">
            <text:p>21.9139042477</text:p>
          </table:table-cell>
          <table:table-cell office:value-type="float" office:value="21.0236469168678">
            <text:p>21.0236469169</text:p>
          </table:table-cell>
          <table:table-cell office:value-type="float" office:value="23.0361072029989">
            <text:p>23.036107203</text:p>
          </table:table-cell>
          <table:table-cell office:value-type="float" office:value="35">
            <text:p>35</text:p>
          </table:table-cell>
          <table:table-cell office:value-type="float" office:value="31.5730180062992">
            <text:p>31.5730180063</text:p>
          </table:table-cell>
          <table:table-cell office:value-type="float" office:value="35">
            <text:p>35</text:p>
          </table:table-cell>
          <table:table-cell office:value-type="float" office:value="26.9670024684617">
            <text:p>26.9670024685</text:p>
          </table:table-cell>
          <table:table-cell office:value-type="float" office:value="21.6153687451195">
            <text:p>21.6153687451</text:p>
          </table:table-cell>
          <table:table-cell office:value-type="float" office:value="35">
            <text:p>35</text:p>
          </table:table-cell>
          <table:table-cell office:value-type="float" office:value="24.0551152644765">
            <text:p>24.0551152645</text:p>
          </table:table-cell>
          <table:table-cell office:value-type="float" office:value="20.7383305931735">
            <text:p>20.7383305932</text:p>
          </table:table-cell>
          <table:table-cell table:number-columns-repeated="2" office:value-type="float" office:value="35">
            <text:p>35</text:p>
          </table:table-cell>
          <table:table-cell office:value-type="float" office:value="32.335311786305">
            <text:p>32.3353117863</text:p>
          </table:table-cell>
          <table:table-cell office:value-type="float" office:value="35">
            <text:p>35</text:p>
          </table:table-cell>
          <table:table-cell office:value-type="float" office:value="21.1004268614476">
            <text:p>21.1004268614</text:p>
          </table:table-cell>
          <table:table-cell office:value-type="float" office:value="22.8908206052613">
            <text:p>22.8908206053</text:p>
          </table:table-cell>
          <table:table-cell office:value-type="float" office:value="22.3650962774519">
            <text:p>22.3650962775</text:p>
          </table:table-cell>
          <table:table-cell table:number-columns-repeated="3" office:value-type="float" office:value="35">
            <text:p>35</text:p>
          </table:table-cell>
          <table:table-cell office:value-type="float" office:value="25.6928495156009">
            <text:p>25.6928495156</text:p>
          </table:table-cell>
          <table:table-cell office:value-type="float" office:value="35">
            <text:p>35</text:p>
          </table:table-cell>
          <table:table-cell office:value-type="float" office:value="24.2543555208516">
            <text:p>24.2543555209</text:p>
          </table:table-cell>
          <table:table-cell office:value-type="float" office:value="22.2459647612746">
            <text:p>22.2459647613</text:p>
          </table:table-cell>
          <table:table-cell office:value-type="float" office:value="22.7514125865483">
            <text:p>22.7514125865</text:p>
          </table:table-cell>
          <table:table-cell office:value-type="float" office:value="27.3396602074075">
            <text:p>27.3396602074</text:p>
          </table:table-cell>
          <table:table-cell office:value-type="float" office:value="34.108080155948">
            <text:p>34.1080801559</text:p>
          </table:table-cell>
          <table:table-cell office:value-type="float" office:value="35">
            <text:p>35</text:p>
          </table:table-cell>
          <table:table-cell office:value-type="float" office:value="23.6841609960278">
            <text:p>23.684160996</text:p>
          </table:table-cell>
          <table:table-cell office:value-type="float" office:value="25.9828014881318">
            <text:p>25.9828014881</text:p>
          </table:table-cell>
          <table:table-cell office:value-type="float" office:value="35">
            <text:p>35</text:p>
          </table:table-cell>
          <table:table-cell office:value-type="float" office:value="25.4192655298414">
            <text:p>25.4192655298</text:p>
          </table:table-cell>
          <table:table-cell office:value-type="float" office:value="27.7385345352868">
            <text:p>27.7385345353</text:p>
          </table:table-cell>
          <table:table-cell office:value-type="float" office:value="22.4888606333292">
            <text:p>22.4888606333</text:p>
          </table:table-cell>
          <table:table-cell office:value-type="float" office:value="30.2436471591374">
            <text:p>30.2436471591</text:p>
          </table:table-cell>
          <table:table-cell office:value-type="float" office:value="23.187652221629">
            <text:p>23.1876522216</text:p>
          </table:table-cell>
          <table:table-cell office:value-type="float" office:value="23.8652666754596">
            <text:p>23.8652666755</text:p>
          </table:table-cell>
          <table:table-cell office:value-type="float" office:value="26.6180588723579">
            <text:p>26.6180588724</text:p>
          </table:table-cell>
          <table:table-cell office:value-type="float" office:value="28.626836443363">
            <text:p>28.6268364434</text:p>
          </table:table-cell>
          <table:table-cell office:value-type="float" office:value="35">
            <text:p>35</text:p>
          </table:table-cell>
          <table:table-cell office:value-type="float" office:value="28.1664928304776">
            <text:p>28.1664928305</text:p>
          </table:table-cell>
          <table:table-cell office:value-type="float" office:value="24.4637020173895">
            <text:p>24.4637020174</text:p>
          </table:table-cell>
          <table:table-cell office:value-type="float" office:value="23.5112078767003">
            <text:p>23.5112078767</text:p>
          </table:table-cell>
          <table:table-cell table:number-columns-repeated="2" office:value-type="float" office:value="35">
            <text:p>35</text:p>
          </table:table-cell>
          <table:table-cell office:value-type="float" office:value="30.8786976983428">
            <text:p>30.8786976983</text:p>
          </table:table-cell>
          <table:table-cell office:value-type="float" office:value="29.1233860259462">
            <text:p>29.1233860259</text:p>
          </table:table-cell>
          <table:table-cell office:value-type="float" office:value="35">
            <text:p>35</text:p>
          </table:table-cell>
          <table:table-cell office:value-type="float" office:value="24.6839437050901">
            <text:p>24.6839437051</text:p>
          </table:table-cell>
          <table:table-cell office:value-type="float" office:value="23.3458689477858">
            <text:p>23.3458689478</text:p>
          </table:table-cell>
          <table:table-cell office:value-type="float" office:value="29.6605878191148">
            <text:p>29.6605878191</text:p>
          </table:table-cell>
          <table:table-cell office:value-type="float" office:value="22.6175334337432">
            <text:p>22.6175334337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6177864364457">
            <text:p>20.6177864364</text:p>
          </table:table-cell>
          <table:table-cell office:value-type="float" office:value="20.5303247740059">
            <text:p>20.530324774</text:p>
          </table:table-cell>
          <table:table-cell office:value-type="float" office:value="20.5956059441057">
            <text:p>20.5956059441</text:p>
          </table:table-cell>
          <table:table-cell table:number-columns-repeated="3" office:value-type="float" office:value="20">
            <text:p>20</text:p>
          </table:table-cell>
          <table:table-cell office:value-type="float" office:value="20.5845954107269">
            <text:p>20.5845954107</text:p>
          </table:table-cell>
          <table:table-cell office:value-type="float" office:value="20.9652743054077">
            <text:p>20.9652743054</text:p>
          </table:table-cell>
          <table:table-cell office:value-type="float" office:value="20.6856314256872">
            <text:p>20.6856314257</text:p>
          </table:table-cell>
          <table:table-cell office:value-type="float" office:value="20.9396393219911">
            <text:p>20.939639322</text:p>
          </table:table-cell>
          <table:table-cell office:value-type="float" office:value="21.0042295814833">
            <text:p>21.0042295815</text:p>
          </table:table-cell>
          <table:table-cell office:value-type="float" office:value="20.803247769111">
            <text:p>20.8032477691</text:p>
          </table:table-cell>
          <table:table-cell office:value-type="float" office:value="20.7792544847181">
            <text:p>20.7792544847</text:p>
          </table:table-cell>
          <table:table-cell office:value-type="float" office:value="20.9269208369506">
            <text:p>20.926920837</text:p>
          </table:table-cell>
          <table:table-cell office:value-type="float" office:value="20.9142676783134">
            <text:p>20.9142676783</text:p>
          </table:table-cell>
          <table:table-cell office:value-type="float" office:value="20.5089745871405">
            <text:p>20.5089745871</text:p>
          </table:table-cell>
          <table:table-cell office:value-type="float" office:value="20.7554997124233">
            <text:p>20.7554997124</text:p>
          </table:table-cell>
          <table:table-cell office:value-type="float" office:value="20.6627960009031">
            <text:p>20.6627960009</text:p>
          </table:table-cell>
          <table:table-cell office:value-type="float" office:value="20.9016793440614">
            <text:p>20.9016793441</text:p>
          </table:table-cell>
          <table:table-cell office:value-type="float" office:value="20">
            <text:p>20</text:p>
          </table:table-cell>
          <table:table-cell office:value-type="float" office:value="20.6741858232233">
            <text:p>20.6741858232</text:p>
          </table:table-cell>
          <table:table-cell office:value-type="float" office:value="20.8519643887494">
            <text:p>20.8519643887</text:p>
          </table:table-cell>
          <table:table-cell office:value-type="float" office:value="20.7437106596628">
            <text:p>20.7437106597</text:p>
          </table:table-cell>
          <table:table-cell office:value-type="float" office:value="20.8396928234575">
            <text:p>20.8396928235</text:p>
          </table:table-cell>
          <table:table-cell office:value-type="float" office:value="20.876695166228">
            <text:p>20.8766951662</text:p>
          </table:table-cell>
          <table:table-cell office:value-type="float" office:value="20.7673475073933">
            <text:p>20.7673475074</text:p>
          </table:table-cell>
          <table:table-cell office:value-type="float" office:value="20.7203070419032">
            <text:p>20.7203070419</text:p>
          </table:table-cell>
          <table:table-cell office:value-type="float" office:value="20.7086916181679">
            <text:p>20.7086916182</text:p>
          </table:table-cell>
          <table:table-cell office:value-type="float" office:value="20.8891553373069">
            <text:p>20.8891553373</text:p>
          </table:table-cell>
          <table:table-cell office:value-type="float" office:value="20.7912210889516">
            <text:p>20.791221089</text:p>
          </table:table-cell>
          <table:table-cell office:value-type="float" office:value="20.9781918340766">
            <text:p>20.9781918341</text:p>
          </table:table-cell>
          <table:table-cell table:number-columns-repeated="4" office:value-type="float" office:value="20">
            <text:p>20</text:p>
          </table:table-cell>
          <table:table-cell office:value-type="float" office:value="31.5089085853389">
            <text:p>31.5089085853</text:p>
          </table:table-cell>
          <table:table-cell office:value-type="float" office:value="33.6553181962435">
            <text:p>33.655318196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4.1991119245699">
            <text:p>24.1991119246</text:p>
          </table:table-cell>
          <table:table-cell office:value-type="float" office:value="35">
            <text:p>35</text:p>
          </table:table-cell>
          <table:table-cell office:value-type="float" office:value="28.8959168853756">
            <text:p>28.8959168854</text:p>
          </table:table-cell>
          <table:table-cell office:value-type="float" office:value="27.7119556983555">
            <text:p>27.7119556984</text:p>
          </table:table-cell>
          <table:table-cell office:value-type="float" office:value="35">
            <text:p>35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1576785723944">
            <text:p>26.1576785724</text:p>
          </table:table-cell>
          <table:table-cell office:value-type="float" office:value="20">
            <text:p>20</text:p>
          </table:table-cell>
          <table:table-cell office:value-type="float" office:value="24.3786157266576">
            <text:p>24.3786157267</text:p>
          </table:table-cell>
          <table:table-cell table:number-columns-repeated="4" office:value-type="float" office:value="20">
            <text:p>20</text:p>
          </table:table-cell>
          <table:table-cell office:value-type="float" office:value="26.7271104532721">
            <text:p>26.7271104533</text:p>
          </table:table-cell>
          <table:table-cell office:value-type="float" office:value="24.5661552368428">
            <text:p>24.5661552368</text:p>
          </table:table-cell>
          <table:table-cell office:value-type="float" office:value="20">
            <text:p>20</text:p>
          </table:table-cell>
          <table:table-cell office:value-type="float" office:value="24.7622824019223">
            <text:p>24.7622824019</text:p>
          </table:table-cell>
          <table:table-cell office:value-type="float" office:value="25.4085234446409">
            <text:p>25.4085234446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950470248187">
            <text:p>25.8950470248</text:p>
          </table:table-cell>
          <table:table-cell table:number-columns-repeated="22" office:value-type="float" office:value="20">
            <text:p>20</text:p>
          </table:table-cell>
          <table:table-cell office:value-type="float" office:value="20.245934268287">
            <text:p>20.2459342683</text:p>
          </table:table-cell>
          <table:table-cell office:value-type="float" office:value="20.3461403476244">
            <text:p>20.3461403476</text:p>
          </table:table-cell>
          <table:table-cell office:value-type="float" office:value="20.1658924164739">
            <text:p>20.1658924165</text:p>
          </table:table-cell>
          <table:table-cell office:value-type="float" office:value="21.5459353389547">
            <text:p>21.545935339</text:p>
          </table:table-cell>
          <table:table-cell office:value-type="float" office:value="20.4511905739384">
            <text:p>20.4511905739</text:p>
          </table:table-cell>
          <table:table-cell office:value-type="float" office:value="21.7779438475365">
            <text:p>21.7779438475</text:p>
          </table:table-cell>
          <table:table-cell office:value-type="float" office:value="20.3633030206284">
            <text:p>20.3633030206</text:p>
          </table:table-cell>
          <table:table-cell office:value-type="float" office:value="20.88404770146">
            <text:p>20.8840477015</text:p>
          </table:table-cell>
          <table:table-cell office:value-type="float" office:value="20.5426914472104">
            <text:p>20.5426914472</text:p>
          </table:table-cell>
          <table:table-cell office:value-type="float" office:value="20.6186459827415">
            <text:p>20.6186459827</text:p>
          </table:table-cell>
          <table:table-cell office:value-type="float" office:value="21.8700313725095">
            <text:p>21.8700313725</text:p>
          </table:table-cell>
          <table:table-cell office:value-type="float" office:value="20.5994202202941">
            <text:p>20.5994202203</text:p>
          </table:table-cell>
          <table:table-cell office:value-type="float" office:value="21.33183976707">
            <text:p>21.3318397671</text:p>
          </table:table-cell>
          <table:table-cell office:value-type="float" office:value="20.8625540527921">
            <text:p>20.8625540528</text:p>
          </table:table-cell>
          <table:table-cell office:value-type="float" office:value="20.7172371935327">
            <text:p>20.7172371935</text:p>
          </table:table-cell>
          <table:table-cell office:value-type="float" office:value="21.9330713127951">
            <text:p>21.9330713128</text:p>
          </table:table-cell>
          <table:table-cell office:value-type="float" office:value="21.4101600529917">
            <text:p>21.410160053</text:p>
          </table:table-cell>
          <table:table-cell office:value-type="float" office:value="21.718140711668">
            <text:p>21.7181407117</text:p>
          </table:table-cell>
          <table:table-cell office:value-type="float" office:value="21.747886730335">
            <text:p>21.7478867303</text:p>
          </table:table-cell>
          <table:table-cell office:value-type="float" office:value="20.5056433545935">
            <text:p>20.5056433546</text:p>
          </table:table-cell>
          <table:table-cell office:value-type="float" office:value="21.9974799597914">
            <text:p>21.9974799598</text:p>
          </table:table-cell>
          <table:table-cell office:value-type="float" office:value="21.1336597048798">
            <text:p>21.1336597049</text:p>
          </table:table-cell>
          <table:table-cell office:value-type="float" office:value="21.1818106055505">
            <text:p>21.1818106056</text:p>
          </table:table-cell>
          <table:table-cell office:value-type="float" office:value="22.0967583783825">
            <text:p>22.0967583784</text:p>
          </table:table-cell>
          <table:table-cell office:value-type="float" office:value="21.8083169693607">
            <text:p>21.8083169694</text:p>
          </table:table-cell>
          <table:table-cell office:value-type="float" office:value="21.0863954299452">
            <text:p>21.0863954299</text:p>
          </table:table-cell>
          <table:table-cell office:value-type="float" office:value="21.6887009864831">
            <text:p>21.6887009865</text:p>
          </table:table-cell>
          <table:table-cell office:value-type="float" office:value="20.9944305731678">
            <text:p>20.9944305732</text:p>
          </table:table-cell>
          <table:table-cell office:value-type="float" office:value="20.841248753136">
            <text:p>20.8412487531</text:p>
          </table:table-cell>
          <table:table-cell office:value-type="float" office:value="21.8390111056007">
            <text:p>21.8390111056</text:p>
          </table:table-cell>
          <table:table-cell office:value-type="float" office:value="21.6595628481758">
            <text:p>21.6595628482</text:p>
          </table:table-cell>
          <table:table-cell office:value-type="float" office:value="22.1305856330945">
            <text:p>22.1305856331</text:p>
          </table:table-cell>
          <table:table-cell office:value-type="float" office:value="20.6772998905941">
            <text:p>20.6772998906</text:p>
          </table:table-cell>
          <table:table-cell office:value-type="float" office:value="21.1099182768238">
            <text:p>21.1099182768</text:p>
          </table:table-cell>
          <table:table-cell office:value-type="float" office:value="22.0633023782188">
            <text:p>22.0633023782</text:p>
          </table:table-cell>
          <table:table-cell office:value-type="float" office:value="21.9651017770258">
            <text:p>21.965101777</text:p>
          </table:table-cell>
          <table:table-cell office:value-type="float" office:value="21.9013829956431">
            <text:p>21.9013829956</text:p>
          </table:table-cell>
          <table:table-cell office:value-type="float" office:value="20.9719566382155">
            <text:p>20.9719566382</text:p>
          </table:table-cell>
          <table:table-cell office:value-type="float" office:value="22.0302115541739">
            <text:p>22.0302115542</text:p>
          </table:table-cell>
          <table:table-cell office:value-type="float" office:value="23.0723512568468">
            <text:p>23.0723512568</text:p>
          </table:table-cell>
          <table:table-cell office:value-type="float" office:value="23.4540418369526">
            <text:p>23.454041837</text:p>
          </table:table-cell>
          <table:table-cell office:value-type="float" office:value="22.5678803691707">
            <text:p>22.5678803692</text:p>
          </table:table-cell>
          <table:table-cell office:value-type="float" office:value="22.2697335947647">
            <text:p>22.2697335948</text:p>
          </table:table-cell>
          <table:table-cell office:value-type="float" office:value="35">
            <text:p>35</text:p>
          </table:table-cell>
          <table:table-cell office:value-type="float" office:value="27.0236954605766">
            <text:p>27.0236954606</text:p>
          </table:table-cell>
          <table:table-cell office:value-type="float" office:value="21.6307216860813">
            <text:p>21.6307216861</text:p>
          </table:table-cell>
          <table:table-cell office:value-type="float" office:value="35">
            <text:p>35</text:p>
          </table:table-cell>
          <table:table-cell office:value-type="float" office:value="32.1936677699278">
            <text:p>32.1936677699</text:p>
          </table:table-cell>
          <table:table-cell office:value-type="float" office:value="26.6006514412195">
            <text:p>26.6006514412</text:p>
          </table:table-cell>
          <table:table-cell table:number-columns-repeated="3" office:value-type="float" office:value="35">
            <text:p>35</text:p>
          </table:table-cell>
          <table:table-cell office:value-type="float" office:value="21.0171086012678">
            <text:p>21.0171086013</text:p>
          </table:table-cell>
          <table:table-cell office:value-type="float" office:value="21.3062344985246">
            <text:p>21.3062344985</text:p>
          </table:table-cell>
          <table:table-cell office:value-type="float" office:value="35">
            <text:p>35</text:p>
          </table:table-cell>
          <table:table-cell office:value-type="float" office:value="22.8957986270243">
            <text:p>22.895798627</text:p>
          </table:table-cell>
          <table:table-cell office:value-type="float" office:value="31.29691080701">
            <text:p>31.296910807</text:p>
          </table:table-cell>
          <table:table-cell table:number-columns-repeated="4" office:value-type="float" office:value="35">
            <text:p>35</text:p>
          </table:table-cell>
          <table:table-cell office:value-type="float" office:value="25.8450281910119">
            <text:p>25.845028191</text:p>
          </table:table-cell>
          <table:table-cell office:value-type="float" office:value="24.1106306899314">
            <text:p>24.1106306899</text:p>
          </table:table-cell>
          <table:table-cell office:value-type="float" office:value="20.9276101255115">
            <text:p>20.9276101255</text:p>
          </table:table-cell>
          <table:table-cell office:value-type="float" office:value="21.747886730335">
            <text:p>21.7478867303</text:p>
          </table:table-cell>
          <table:table-cell table:number-columns-repeated="3" office:value-type="float" office:value="35">
            <text:p>35</text:p>
          </table:table-cell>
          <table:table-cell office:value-type="float" office:value="24.8940637955655">
            <text:p>24.8940637956</text:p>
          </table:table-cell>
          <table:table-cell office:value-type="float" office:value="22.1305856330945">
            <text:p>22.1305856331</text:p>
          </table:table-cell>
          <table:table-cell office:value-type="float" office:value="22.4153448316282">
            <text:p>22.4153448316</text:p>
          </table:table-cell>
          <table:table-cell office:value-type="float" office:value="35">
            <text:p>35</text:p>
          </table:table-cell>
          <table:table-cell office:value-type="float" office:value="27.9798650487743">
            <text:p>27.9798650488</text:p>
          </table:table-cell>
          <table:table-cell office:value-type="float" office:value="28.5229717019889">
            <text:p>28.522971702</text:p>
          </table:table-cell>
          <table:table-cell office:value-type="float" office:value="35">
            <text:p>3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7596904979471">
            <text:p>22.7596904979</text:p>
          </table:table-cell>
          <table:table-cell office:value-type="float" office:value="22.1532262151712">
            <text:p>22.1532262152</text:p>
          </table:table-cell>
          <table:table-cell office:value-type="float" office:value="20.9893740283619">
            <text:p>20.9893740284</text:p>
          </table:table-cell>
          <table:table-cell office:value-type="float" office:value="21.5551513404014">
            <text:p>21.5551513404</text:p>
          </table:table-cell>
          <table:table-cell office:value-type="float" office:value="21.063039316663">
            <text:p>21.0630393167</text:p>
          </table:table-cell>
          <table:table-cell office:value-type="float" office:value="20.3010146960828">
            <text:p>20.3010146961</text:p>
          </table:table-cell>
          <table:table-cell office:value-type="float" office:value="35">
            <text:p>35</text:p>
          </table:table-cell>
          <table:table-cell office:value-type="float" office:value="22.0447617201684">
            <text:p>22.0447617202</text:p>
          </table:table-cell>
          <table:table-cell office:value-type="float" office:value="23.3383032322654">
            <text:p>23.3383032323</text:p>
          </table:table-cell>
          <table:table-cell office:value-type="float" office:value="23.1845581445955">
            <text:p>23.1845581446</text:p>
          </table:table-cell>
          <table:table-cell office:value-type="float" office:value="22.5033032935957">
            <text:p>22.5033032936</text:p>
          </table:table-cell>
          <table:table-cell office:value-type="float" office:value="31.7807709883776">
            <text:p>31.7807709884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940054851411">
            <text:p>21.9400548514</text:p>
          </table:table-cell>
          <table:table-cell office:value-type="float" office:value="31.0865103499161">
            <text:p>31.0865103499</text:p>
          </table:table-cell>
          <table:table-cell office:value-type="float" office:value="20.3556444034304">
            <text:p>20.3556444034</text:p>
          </table:table-cell>
          <table:table-cell office:value-type="float" office:value="21.1389124553425">
            <text:p>21.1389124553</text:p>
          </table:table-cell>
          <table:table-cell office:value-type="float" office:value="20.588783724904">
            <text:p>20.5887837249</text:p>
          </table:table-cell>
          <table:table-cell office:value-type="float" office:value="20.1957657663338">
            <text:p>20.1957657663</text:p>
          </table:table-cell>
          <table:table-cell office:value-type="float" office:value="25.336189973689">
            <text:p>25.3361899737</text:p>
          </table:table-cell>
          <table:table-cell office:value-type="float" office:value="35">
            <text:p>35</text:p>
          </table:table-cell>
          <table:table-cell office:value-type="float" office:value="21.7411590743586">
            <text:p>21.7411590744</text:p>
          </table:table-cell>
          <table:table-cell office:value-type="float" office:value="35">
            <text:p>35</text:p>
          </table:table-cell>
          <table:table-cell office:value-type="float" office:value="22.895617425713">
            <text:p>22.8956174257</text:p>
          </table:table-cell>
          <table:table-cell office:value-type="float" office:value="24.4193114926218">
            <text:p>24.4193114926</text:p>
          </table:table-cell>
          <table:table-cell office:value-type="float" office:value="28.8289232082287">
            <text:p>28.8289232082</text:p>
          </table:table-cell>
          <table:table-cell office:value-type="float" office:value="22.6290187826248">
            <text:p>22.6290187826</text:p>
          </table:table-cell>
          <table:table-cell office:value-type="float" office:value="35">
            <text:p>35</text:p>
          </table:table-cell>
          <table:table-cell office:value-type="float" office:value="21.8389136658362">
            <text:p>21.8389136658</text:p>
          </table:table-cell>
          <table:table-cell office:value-type="float" office:value="35">
            <text:p>35</text:p>
          </table:table-cell>
          <table:table-cell office:value-type="float" office:value="25.5974859339616">
            <text:p>25.597485934</text:p>
          </table:table-cell>
          <table:table-cell office:value-type="float" office:value="28.3662916842834">
            <text:p>28.3662916843</text:p>
          </table:table-cell>
          <table:table-cell office:value-type="float" office:value="34.3083464134485">
            <text:p>34.3083464134</text:p>
          </table:table-cell>
          <table:table-cell office:value-type="float" office:value="27.5343942152627">
            <text:p>27.5343942153</text:p>
          </table:table-cell>
          <table:table-cell office:value-type="float" office:value="35">
            <text:p>35</text:p>
          </table:table-cell>
          <table:table-cell office:value-type="float" office:value="26.4771733945136">
            <text:p>26.4771733945</text:p>
          </table:table-cell>
          <table:table-cell office:value-type="float" office:value="24.0252442255436">
            <text:p>24.0252442255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4116797322339">
            <text:p>20.4116797322</text:p>
          </table:table-cell>
          <table:table-cell office:value-type="float" office:value="33.380417196799">
            <text:p>33.3804171968</text:p>
          </table:table-cell>
          <table:table-cell office:value-type="float" office:value="35">
            <text:p>35</text:p>
          </table:table-cell>
          <table:table-cell office:value-type="float" office:value="24.8540773339378">
            <text:p>24.8540773339</text:p>
          </table:table-cell>
          <table:table-cell office:value-type="float" office:value="26.1665575635494">
            <text:p>26.1665575635</text:p>
          </table:table-cell>
          <table:table-cell office:value-type="float" office:value="25.0887447263315">
            <text:p>25.0887447263</text:p>
          </table:table-cell>
          <table:table-cell office:value-type="float" office:value="29.8664285730035">
            <text:p>29.866428573</text:p>
          </table:table-cell>
          <table:table-cell office:value-type="float" office:value="27.9358652606834">
            <text:p>27.9358652607</text:p>
          </table:table-cell>
          <table:table-cell office:value-type="float" office:value="23.6664163405948">
            <text:p>23.6664163406</text:p>
          </table:table-cell>
          <table:table-cell office:value-type="float" office:value="20.7149699788568">
            <text:p>20.7149699789</text:p>
          </table:table-cell>
          <table:table-cell office:value-type="float" office:value="21.3808182827983">
            <text:p>21.3808182828</text:p>
          </table:table-cell>
          <table:table-cell office:value-type="float" office:value="20.6510211235801">
            <text:p>20.6510211236</text:p>
          </table:table-cell>
          <table:table-cell office:value-type="float" office:value="20.5281899847608">
            <text:p>20.5281899848</text:p>
          </table:table-cell>
          <table:table-cell office:value-type="float" office:value="21.4665952679187">
            <text:p>21.4665952679</text:p>
          </table:table-cell>
          <table:table-cell office:value-type="float" office:value="23.4987723081259">
            <text:p>23.4987723081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8073677086027">
            <text:p>26.8073677086</text:p>
          </table:table-cell>
          <table:table-cell office:value-type="float" office:value="21.2170942129721">
            <text:p>21.217094213</text:p>
          </table:table-cell>
          <table:table-cell office:value-type="float" office:value="35">
            <text:p>35</text:p>
          </table:table-cell>
          <table:table-cell office:value-type="float" office:value="27.1590518245713">
            <text:p>27.1590518246</text:p>
          </table:table-cell>
          <table:table-cell office:value-type="float" office:value="20.7807018695216">
            <text:p>20.7807018695</text:p>
          </table:table-cell>
          <table:table-cell office:value-type="float" office:value="32.5420118201765">
            <text:p>32.5420118202</text:p>
          </table:table-cell>
          <table:table-cell office:value-type="float" office:value="21.2976915851013">
            <text:p>21.2976915851</text:p>
          </table:table-cell>
          <table:table-cell office:value-type="float" office:value="35">
            <text:p>35</text:p>
          </table:table-cell>
          <table:table-cell office:value-type="float" office:value="20.9178216023402">
            <text:p>20.9178216023</text:p>
          </table:table-cell>
          <table:table-cell office:value-type="float" office:value="24.2175562656981">
            <text:p>24.2175562657</text:p>
          </table:table-cell>
          <table:table-cell office:value-type="float" office:value="24.6312229525643">
            <text:p>24.6312229526</text:p>
          </table:table-cell>
          <table:table-cell office:value-type="float" office:value="30.45076223453">
            <text:p>30.4507622345</text:p>
          </table:table-cell>
          <table:table-cell office:value-type="float" office:value="23.0371230941739">
            <text:p>23.037123094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8417275480376">
            <text:p>23.841727548</text:p>
          </table:table-cell>
          <table:table-cell office:value-type="float" office:value="22.2656543077601">
            <text:p>22.2656543078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8413026897944">
            <text:p>20.8413026898</text:p>
          </table:table-cell>
          <table:table-cell office:value-type="float" office:value="20.6279594181899">
            <text:p>20.6279594182</text:p>
          </table:table-cell>
          <table:table-cell table:number-columns-repeated="4" office:value-type="float" office:value="20">
            <text:p>20</text:p>
          </table:table-cell>
          <table:table-cell office:value-type="float" office:value="20.8273941292955">
            <text:p>20.8273941293</text:p>
          </table:table-cell>
          <table:table-cell office:value-type="float" office:value="21.1848897403103">
            <text:p>21.1848897403</text:p>
          </table:table-cell>
          <table:table-cell office:value-type="float" office:value="20.9409528908231">
            <text:p>20.9409528908</text:p>
          </table:table-cell>
          <table:table-cell office:value-type="float" office:value="21.1373336935445">
            <text:p>21.1373336935</text:p>
          </table:table-cell>
          <table:table-cell office:value-type="float" office:value="21.1689401980994">
            <text:p>21.1689401981</text:p>
          </table:table-cell>
          <table:table-cell office:value-type="float" office:value="21.0752662599833">
            <text:p>21.07526626</text:p>
          </table:table-cell>
          <table:table-cell office:value-type="float" office:value="20.8835134397172">
            <text:p>20.8835134397</text:p>
          </table:table-cell>
          <table:table-cell office:value-type="float" office:value="20.9701823121641">
            <text:p>20.9701823122</text:p>
          </table:table-cell>
          <table:table-cell office:value-type="float" office:value="21.0146806764332">
            <text:p>21.0146806764</text:p>
          </table:table-cell>
          <table:table-cell office:value-type="float" office:value="20">
            <text:p>20</text:p>
          </table:table-cell>
          <table:table-cell office:value-type="float" office:value="21.0296910597472">
            <text:p>21.0296910597</text:p>
          </table:table-cell>
          <table:table-cell office:value-type="float" office:value="20.9849270929354">
            <text:p>20.9849270929</text:p>
          </table:table-cell>
          <table:table-cell office:value-type="float" office:value="21.0599830323687">
            <text:p>21.0599830324</text:p>
          </table:table-cell>
          <table:table-cell office:value-type="float" office:value="20.5281868710667">
            <text:p>20.5281868711</text:p>
          </table:table-cell>
          <table:table-cell office:value-type="float" office:value="20.8693616421721">
            <text:p>20.8693616422</text:p>
          </table:table-cell>
          <table:table-cell office:value-type="float" office:value="20.8977477356012">
            <text:p>20.8977477356</text:p>
          </table:table-cell>
          <table:table-cell office:value-type="float" office:value="20.9264667248659">
            <text:p>20.9264667249</text:p>
          </table:table-cell>
          <table:table-cell office:value-type="float" office:value="20.912065253323">
            <text:p>20.9120652533</text:p>
          </table:table-cell>
          <table:table-cell office:value-type="float" office:value="21.1061113682643">
            <text:p>21.1061113683</text:p>
          </table:table-cell>
          <table:table-cell office:value-type="float" office:value="20.8135652555683">
            <text:p>20.8135652556</text:p>
          </table:table-cell>
          <table:table-cell office:value-type="float" office:value="20.7455925579932">
            <text:p>20.745592558</text:p>
          </table:table-cell>
          <table:table-cell office:value-type="float" office:value="20.6152480651644">
            <text:p>20.6152480652</text:p>
          </table:table-cell>
          <table:table-cell office:value-type="float" office:value="21.0906420905496">
            <text:p>21.0906420905</text:p>
          </table:table-cell>
          <table:table-cell office:value-type="float" office:value="21.1216749476162">
            <text:p>21.1216749476</text:p>
          </table:table-cell>
          <table:table-cell office:value-type="float" office:value="21.1530884815981">
            <text:p>21.1530884816</text:p>
          </table:table-cell>
          <table:table-cell table:number-columns-repeated="2" office:value-type="float" office:value="20">
            <text:p>20</text:p>
          </table:table-cell>
          <table:table-cell office:value-type="float" office:value="27.5819825619481">
            <text:p>27.5819825619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795588578569">
            <text:p>25.8795588579</text:p>
          </table:table-cell>
          <table:table-cell table:number-columns-repeated="2" office:value-type="float" office:value="20">
            <text:p>20</text:p>
          </table:table-cell>
          <table:table-cell office:value-type="float" office:value="31.2644543112046">
            <text:p>31.2644543112</text:p>
          </table:table-cell>
          <table:table-cell table:number-columns-repeated="4" office:value-type="float" office:value="20">
            <text:p>20</text:p>
          </table:table-cell>
          <table:table-cell office:value-type="float" office:value="30.6012482861795">
            <text:p>30.6012482862</text:p>
          </table:table-cell>
          <table:table-cell office:value-type="float" office:value="28.9175351975556">
            <text:p>28.9175351976</text:p>
          </table:table-cell>
          <table:table-cell office:value-type="float" office:value="35">
            <text:p>3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9.9932722475234">
            <text:p>29.9932722475</text:p>
          </table:table-cell>
          <table:table-cell office:value-type="float" office:value="32.7896675624776">
            <text:p>32.7896675625</text:p>
          </table:table-cell>
          <table:table-cell office:value-type="float" office:value="31.9907742547254">
            <text:p>31.9907742547</text:p>
          </table:table-cell>
          <table:table-cell office:value-type="float" office:value="26.1787929181788">
            <text:p>26.1787929182</text:p>
          </table:table-cell>
          <table:table-cell office:value-type="float" office:value="20">
            <text:p>20</text:p>
          </table:table-cell>
          <table:table-cell office:value-type="float" office:value="33.6725834503696">
            <text:p>33.6725834504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4967196689363">
            <text:p>26.4967196689</text:p>
          </table:table-cell>
          <table:table-cell office:value-type="float" office:value="27.1961242930775">
            <text:p>27.1961242931</text:p>
          </table:table-cell>
          <table:table-cell office:value-type="float" office:value="29.4339028775159">
            <text:p>29.433902877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72159841368">
            <text:p>20.2072159841</text:p>
          </table:table-cell>
          <table:table-cell office:value-type="float" office:value="20.1783552509568">
            <text:p>20.178355251</text:p>
          </table:table-cell>
          <table:table-cell office:value-type="float" office:value="20.1079065298001">
            <text:p>20.1079065298</text:p>
          </table:table-cell>
          <table:table-cell office:value-type="float" office:value="20.8045656658115">
            <text:p>20.8045656658</text:p>
          </table:table-cell>
          <table:table-cell office:value-type="float" office:value="20.8815764263542">
            <text:p>20.8815764264</text:p>
          </table:table-cell>
          <table:table-cell office:value-type="float" office:value="21.5486013566124">
            <text:p>21.5486013566</text:p>
          </table:table-cell>
          <table:table-cell office:value-type="float" office:value="20.296240964083">
            <text:p>20.2962409641</text:p>
          </table:table-cell>
          <table:table-cell office:value-type="float" office:value="21.2610506448761">
            <text:p>21.2610506449</text:p>
          </table:table-cell>
          <table:table-cell office:value-type="float" office:value="21.0224571480294">
            <text:p>21.022457148</text:p>
          </table:table-cell>
          <table:table-cell office:value-type="float" office:value="20.486093039361">
            <text:p>20.4860930394</text:p>
          </table:table-cell>
          <table:table-cell office:value-type="float" office:value="21.4250536299789">
            <text:p>21.42505363</text:p>
          </table:table-cell>
          <table:table-cell office:value-type="float" office:value="20.2512624608695">
            <text:p>20.2512624609</text:p>
          </table:table-cell>
          <table:table-cell office:value-type="float" office:value="20.4049857324285">
            <text:p>20.4049857324</text:p>
          </table:table-cell>
          <table:table-cell office:value-type="float" office:value="20.5026742409294">
            <text:p>20.5026742409</text:p>
          </table:table-cell>
          <table:table-cell office:value-type="float" office:value="21.35353110867">
            <text:p>21.3535311087</text:p>
          </table:table-cell>
          <table:table-cell office:value-type="float" office:value="21.6254684871785">
            <text:p>21.6254684872</text:p>
          </table:table-cell>
          <table:table-cell office:value-type="float" office:value="21.5234436731846">
            <text:p>21.5234436732</text:p>
          </table:table-cell>
          <table:table-cell office:value-type="float" office:value="21.7857740565453">
            <text:p>21.7857740565</text:p>
          </table:table-cell>
          <table:table-cell office:value-type="float" office:value="21.3301075166688">
            <text:p>21.3301075167</text:p>
          </table:table-cell>
          <table:table-cell office:value-type="float" office:value="21.4493210510562">
            <text:p>21.4493210511</text:p>
          </table:table-cell>
          <table:table-cell office:value-type="float" office:value="21.7584249981192">
            <text:p>21.7584249981</text:p>
          </table:table-cell>
          <table:table-cell office:value-type="float" office:value="20.6398709229411">
            <text:p>20.6398709229</text:p>
          </table:table-cell>
          <table:table-cell office:value-type="float" office:value="21.2838699173649">
            <text:p>21.2838699174</text:p>
          </table:table-cell>
          <table:table-cell office:value-type="float" office:value="21.7313332784702">
            <text:p>21.7313332785</text:p>
          </table:table-cell>
          <table:table-cell office:value-type="float" office:value="21.085355022134">
            <text:p>21.0853550221</text:p>
          </table:table-cell>
          <table:table-cell office:value-type="float" office:value="20.7483835137051">
            <text:p>20.7483835137</text:p>
          </table:table-cell>
          <table:table-cell office:value-type="float" office:value="21.4985130928772">
            <text:p>21.4985130929</text:p>
          </table:table-cell>
          <table:table-cell office:value-type="float" office:value="20.5874534572688">
            <text:p>20.5874534573</text:p>
          </table:table-cell>
          <table:table-cell office:value-type="float" office:value="20.5193784699135">
            <text:p>20.5193784699</text:p>
          </table:table-cell>
          <table:table-cell office:value-type="float" office:value="21.238427622508">
            <text:p>21.2384276225</text:p>
          </table:table-cell>
          <table:table-cell office:value-type="float" office:value="21.1498482567731">
            <text:p>21.1498482568</text:p>
          </table:table-cell>
          <table:table-cell office:value-type="float" office:value="21.5996105596072">
            <text:p>21.5996105596</text:p>
          </table:table-cell>
          <table:table-cell office:value-type="float" office:value="21.1717110617321">
            <text:p>21.1717110617</text:p>
          </table:table-cell>
          <table:table-cell office:value-type="float" office:value="21.4738065543544">
            <text:p>21.4738065544</text:p>
          </table:table-cell>
          <table:table-cell office:value-type="float" office:value="21.6779074624818">
            <text:p>21.6779074625</text:p>
          </table:table-cell>
          <table:table-cell office:value-type="float" office:value="21.8133841378594">
            <text:p>21.8133841379</text:p>
          </table:table-cell>
          <table:table-cell office:value-type="float" office:value="21.7044952824935">
            <text:p>21.7044952825</text:p>
          </table:table-cell>
          <table:table-cell office:value-type="float" office:value="21.3068880047437">
            <text:p>21.3068880047</text:p>
          </table:table-cell>
          <table:table-cell table:number-columns-repeated="2" office:value-type="float" office:value="21.8412589968331">
            <text:p>21.8412589968</text:p>
          </table:table-cell>
          <table:table-cell table:number-columns-repeated="4" office:value-type="float" office:value="35">
            <text:p>35</text:p>
          </table:table-cell>
          <table:table-cell office:value-type="float" office:value="22.8999798242858">
            <text:p>22.8999798243</text:p>
          </table:table-cell>
          <table:table-cell office:value-type="float" office:value="21.1498482567731">
            <text:p>21.1498482568</text:p>
          </table:table-cell>
          <table:table-cell office:value-type="float" office:value="27.6516251460571">
            <text:p>27.6516251461</text:p>
          </table:table-cell>
          <table:table-cell office:value-type="float" office:value="21.9554838745891">
            <text:p>21.9554838746</text:p>
          </table:table-cell>
          <table:table-cell office:value-type="float" office:value="31.1231180588289">
            <text:p>31.1231180588</text:p>
          </table:table-cell>
          <table:table-cell office:value-type="float" office:value="23.5876014189646">
            <text:p>23.587601419</text:p>
          </table:table-cell>
          <table:table-cell office:value-type="float" office:value="22.0742651500991">
            <text:p>22.0742651501</text:p>
          </table:table-cell>
          <table:table-cell office:value-type="float" office:value="21.3301075166688">
            <text:p>21.3301075167</text:p>
          </table:table-cell>
          <table:table-cell office:value-type="float" office:value="21.4250536299789">
            <text:p>21.42505363</text:p>
          </table:table-cell>
          <table:table-cell office:value-type="float" office:value="24.6672801147349">
            <text:p>24.6672801147</text:p>
          </table:table-cell>
          <table:table-cell office:value-type="float" office:value="26.4520030101681">
            <text:p>26.4520030102</text:p>
          </table:table-cell>
          <table:table-cell office:value-type="float" office:value="33.7703770059821">
            <text:p>33.770377006</text:p>
          </table:table-cell>
          <table:table-cell office:value-type="float" office:value="34.8715118934647">
            <text:p>34.8715118935</text:p>
          </table:table-cell>
          <table:table-cell office:value-type="float" office:value="26.1052009518712">
            <text:p>26.1052009519</text:p>
          </table:table-cell>
          <table:table-cell office:value-type="float" office:value="35">
            <text:p>35</text:p>
          </table:table-cell>
          <table:table-cell office:value-type="float" office:value="29.1623225151146">
            <text:p>29.1623225151</text:p>
          </table:table-cell>
          <table:table-cell office:value-type="float" office:value="35">
            <text:p>35</text:p>
          </table:table-cell>
          <table:table-cell office:value-type="float" office:value="23.985501363738">
            <text:p>23.9855013637</text:p>
          </table:table-cell>
          <table:table-cell office:value-type="float" office:value="27.2222816824686">
            <text:p>27.2222816825</text:p>
          </table:table-cell>
          <table:table-cell office:value-type="float" office:value="25.1903785417443">
            <text:p>25.1903785417</text:p>
          </table:table-cell>
          <table:table-cell office:value-type="float" office:value="28.6170332336495">
            <text:p>28.6170332336</text:p>
          </table:table-cell>
          <table:table-cell office:value-type="float" office:value="24.4274432945715">
            <text:p>24.4274432946</text:p>
          </table:table-cell>
          <table:table-cell office:value-type="float" office:value="22.197881001698">
            <text:p>22.1978810017</text:p>
          </table:table-cell>
          <table:table-cell office:value-type="float" office:value="25.7806738891643">
            <text:p>25.7806738892</text:p>
          </table:table-cell>
          <table:table-cell office:value-type="float" office:value="31.9133223593243">
            <text:p>31.9133223593</text:p>
          </table:table-cell>
          <table:table-cell office:value-type="float" office:value="21.6254684871785">
            <text:p>21.6254684872</text:p>
          </table:table-cell>
          <table:table-cell office:value-type="float" office:value="32.7906579782731">
            <text:p>32.7906579783</text:p>
          </table:table-cell>
          <table:table-cell office:value-type="float" office:value="22.4608471731178">
            <text:p>22.4608471731</text:p>
          </table:table-cell>
          <table:table-cell office:value-type="float" office:value="22.6008795505494">
            <text:p>22.6008795505</text:p>
          </table:table-cell>
          <table:table-cell office:value-type="float" office:value="23.7814681279754">
            <text:p>23.781468128</text:p>
          </table:table-cell>
          <table:table-cell office:value-type="float" office:value="22.7471165289265">
            <text:p>22.747116528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2690730376777">
            <text:p>22.2690730377</text:p>
          </table:table-cell>
          <table:table-cell office:value-type="float" office:value="20.4273217114891">
            <text:p>20.4273217115</text:p>
          </table:table-cell>
          <table:table-cell office:value-type="float" office:value="20.9568658065033">
            <text:p>20.9568658065</text:p>
          </table:table-cell>
          <table:table-cell office:value-type="float" office:value="35">
            <text:p>35</text:p>
          </table:table-cell>
          <table:table-cell office:value-type="float" office:value="20.1502158754066">
            <text:p>20.1502158754</text:p>
          </table:table-cell>
          <table:table-cell office:value-type="float" office:value="30.4872040799841">
            <text:p>30.48720408</text:p>
          </table:table-cell>
          <table:table-cell office:value-type="float" office:value="21.8282489525105">
            <text:p>21.8282489525</text:p>
          </table:table-cell>
          <table:table-cell office:value-type="float" office:value="20.7440792195413">
            <text:p>20.7440792195</text:p>
          </table:table-cell>
          <table:table-cell office:value-type="float" office:value="22.0406292226811">
            <text:p>22.0406292227</text:p>
          </table:table-cell>
          <table:table-cell office:value-type="float" office:value="23.730905467014">
            <text:p>23.730905467</text:p>
          </table:table-cell>
          <table:table-cell office:value-type="float" office:value="35">
            <text:p>35</text:p>
          </table:table-cell>
          <table:table-cell office:value-type="float" office:value="21.1096549987319">
            <text:p>21.1096549987</text:p>
          </table:table-cell>
          <table:table-cell office:value-type="float" office:value="33.5557091585622">
            <text:p>33.5557091586</text:p>
          </table:table-cell>
          <table:table-cell office:value-type="float" office:value="20.5488095285502">
            <text:p>20.5488095286</text:p>
          </table:table-cell>
          <table:table-cell office:value-type="float" office:value="35">
            <text:p>35</text:p>
          </table:table-cell>
          <table:table-cell office:value-type="float" office:value="22.1527313966754">
            <text:p>22.1527313967</text:p>
          </table:table-cell>
          <table:table-cell office:value-type="float" office:value="20.8129487415277">
            <text:p>20.8129487415</text:p>
          </table:table-cell>
          <table:table-cell office:value-type="float" office:value="23.5547427725638">
            <text:p>23.5547427726</text:p>
          </table:table-cell>
          <table:table-cell office:value-type="float" office:value="20.6771528305447">
            <text:p>20.6771528305</text:p>
          </table:table-cell>
          <table:table-cell office:value-type="float" office:value="29.3228733181567">
            <text:p>29.3228733182</text:p>
          </table:table-cell>
          <table:table-cell office:value-type="float" office:value="22.6460843052575">
            <text:p>22.6460843053</text:p>
          </table:table-cell>
          <table:table-cell office:value-type="float" office:value="29.8806650502033">
            <text:p>29.8806650502</text:p>
          </table:table-cell>
          <table:table-cell office:value-type="float" office:value="21.5362770473392">
            <text:p>21.5362770473</text:p>
          </table:table-cell>
          <table:table-cell office:value-type="float" office:value="21.2721628275004">
            <text:p>21.2721628275</text:p>
          </table:table-cell>
          <table:table-cell office:value-type="float" office:value="21.0321008889329">
            <text:p>21.0321008889</text:p>
          </table:table-cell>
          <table:table-cell office:value-type="float" office:value="24.5261631883122">
            <text:p>24.5261631883</text:p>
          </table:table-cell>
          <table:table-cell office:value-type="float" office:value="24.7512167981108">
            <text:p>24.7512167981</text:p>
          </table:table-cell>
          <table:table-cell office:value-type="float" office:value="32.6728486613067">
            <text:p>32.6728486613</text:p>
          </table:table-cell>
          <table:table-cell office:value-type="float" office:value="35">
            <text:p>35</text:p>
          </table:table-cell>
          <table:table-cell office:value-type="float" office:value="24.9884733855485">
            <text:p>24.9884733855</text:p>
          </table:table-cell>
          <table:table-cell office:value-type="float" office:value="35">
            <text:p>35</text:p>
          </table:table-cell>
          <table:table-cell office:value-type="float" office:value="25.2389531234097">
            <text:p>25.2389531234</text:p>
          </table:table-cell>
          <table:table-cell office:value-type="float" office:value="21.4453470293395">
            <text:p>21.4453470293</text:p>
          </table:table-cell>
          <table:table-cell office:value-type="float" office:value="28.331773633874">
            <text:p>28.3317736339</text:p>
          </table:table-cell>
          <table:table-cell office:value-type="float" office:value="21.7275623197081">
            <text:p>21.7275623197</text:p>
          </table:table-cell>
          <table:table-cell table:number-columns-repeated="2" office:value-type="float" office:value="35">
            <text:p>35</text:p>
          </table:table-cell>
          <table:table-cell office:value-type="float" office:value="27.0938522217418">
            <text:p>27.0938522217</text:p>
          </table:table-cell>
          <table:table-cell office:value-type="float" office:value="35">
            <text:p>35</text:p>
          </table:table-cell>
          <table:table-cell office:value-type="float" office:value="21.1896370359337">
            <text:p>21.1896370359</text:p>
          </table:table-cell>
          <table:table-cell office:value-type="float" office:value="20.2028268178757">
            <text:p>20.2028268179</text:p>
          </table:table-cell>
          <table:table-cell office:value-type="float" office:value="23.0713426895269">
            <text:p>23.0713426895</text:p>
          </table:table-cell>
          <table:table-cell office:value-type="float" office:value="26.3979863839014">
            <text:p>26.3979863839</text:p>
          </table:table-cell>
          <table:table-cell office:value-type="float" office:value="35">
            <text:p>35</text:p>
          </table:table-cell>
          <table:table-cell office:value-type="float" office:value="26.0817943116883">
            <text:p>26.0817943117</text:p>
          </table:table-cell>
          <table:table-cell table:number-columns-repeated="2" office:value-type="float" office:value="35">
            <text:p>35</text:p>
          </table:table-cell>
          <table:table-cell office:value-type="float" office:value="25.5037931598952">
            <text:p>25.5037931599</text:p>
          </table:table-cell>
          <table:table-cell office:value-type="float" office:value="22.3898992722794">
            <text:p>22.3898992723</text:p>
          </table:table-cell>
          <table:table-cell office:value-type="float" office:value="20.8838472681428">
            <text:p>20.8838472681</text:p>
          </table:table-cell>
          <table:table-cell office:value-type="float" office:value="35">
            <text:p>35</text:p>
          </table:table-cell>
          <table:table-cell office:value-type="float" office:value="27.4779214606796">
            <text:p>27.4779214607</text:p>
          </table:table-cell>
          <table:table-cell office:value-type="float" office:value="35">
            <text:p>35</text:p>
          </table:table-cell>
          <table:table-cell office:value-type="float" office:value="24.3123946947104">
            <text:p>24.3123946947</text:p>
          </table:table-cell>
          <table:table-cell office:value-type="float" office:value="31.1491726866848">
            <text:p>31.1491726867</text:p>
          </table:table-cell>
          <table:table-cell office:value-type="float" office:value="35">
            <text:p>35</text:p>
          </table:table-cell>
          <table:table-cell office:value-type="float" office:value="24.1090832551268">
            <text:p>24.1090832551</text:p>
          </table:table-cell>
          <table:table-cell office:value-type="float" office:value="35">
            <text:p>35</text:p>
          </table:table-cell>
          <table:table-cell office:value-type="float" office:value="22.9236693476137">
            <text:p>22.9236693476</text:p>
          </table:table-cell>
          <table:table-cell office:value-type="float" office:value="31.8745329711771">
            <text:p>31.8745329712</text:p>
          </table:table-cell>
          <table:table-cell office:value-type="float" office:value="23.2254526987266">
            <text:p>23.2254526987</text:p>
          </table:table-cell>
          <table:table-cell office:value-type="float" office:value="35">
            <text:p>35</text:p>
          </table:table-cell>
          <table:table-cell office:value-type="float" office:value="23.9154798869148">
            <text:p>23.9154798869</text:p>
          </table:table-cell>
          <table:table-cell office:value-type="float" office:value="21.3573556869838">
            <text:p>21.357355687</text:p>
          </table:table-cell>
          <table:table-cell office:value-type="float" office:value="35">
            <text:p>35</text:p>
          </table:table-cell>
          <table:table-cell office:value-type="float" office:value="25.7842648792548">
            <text:p>25.7842648793</text:p>
          </table:table-cell>
          <table:table-cell office:value-type="float" office:value="23.3864295854864">
            <text:p>23.3864295855</text:p>
          </table:table-cell>
          <table:table-cell office:value-type="float" office:value="26.7346538807896">
            <text:p>26.7346538808</text:p>
          </table:table-cell>
          <table:table-cell office:value-type="float" office:value="28.8081792136518">
            <text:p>28.8081792137</text:p>
          </table:table-cell>
          <table:table-cell office:value-type="float" office:value="21.6302954569064">
            <text:p>21.6302954569</text:p>
          </table:table-cell>
          <table:table-cell office:value-type="float" office:value="34.5372958422487">
            <text:p>34.5372958422</text:p>
          </table:table-cell>
          <table:table-cell table:number-columns-repeated="2" office:value-type="float" office:value="35">
            <text:p>35</text:p>
          </table:table-cell>
          <table:table-cell office:value-type="float" office:value="22.5154744961249">
            <text:p>22.5154744961</text:p>
          </table:table-cell>
          <table:table-cell office:value-type="float" office:value="27.8895373232111">
            <text:p>27.8895373232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office:value-type="string">
            <text:p>買取価格</text:p>
          </table:table-cell>
          <table:table-cell table:number-columns-repeated="39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56916266666551">
            <text:p>9.5691626667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634268625">
            <text:p>10.634268625</text:p>
          </table:table-cell>
          <table:table-cell table:number-columns-repeated="3" office:value-type="float" office:value="20">
            <text:p>20</text:p>
          </table:table-cell>
          <table:table-cell office:value-type="float" office:value="15.24">
            <text:p>15.2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2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2.5456086111103">
            <text:p>12.5456086111</text:p>
          </table:table-cell>
          <table:table-cell office:value-type="float" office:value="20">
            <text:p>20</text:p>
          </table:table-cell>
          <table:table-cell office:value-type="float" office:value="12.0641048611094">
            <text:p>12.0641048611</text:p>
          </table:table-cell>
          <table:table-cell table:number-columns-repeated="3" office:value-type="float" office:value="20">
            <text:p>20</text:p>
          </table:table-cell>
          <table:table-cell office:value-type="float" office:value="14.311219875">
            <text:p>14.311219875</text:p>
          </table:table-cell>
          <table:table-cell table:number-columns-repeated="3" office:value-type="float" office:value="20">
            <text:p>20</text:p>
          </table:table-cell>
          <table:table-cell office:value-type="float" office:value="18.9224594690743">
            <text:p>18.9224594691</text:p>
          </table:table-cell>
          <table:table-cell office:value-type="float" office:value="9.33333333333333">
            <text:p>9.3333333333</text:p>
          </table:table-cell>
          <table:table-cell table:number-columns-repeated="91" office:value-type="float" office:value="20">
            <text:p>20</text:p>
          </table:table-cell>
          <table:table-cell office:value-type="float" office:value="19.4817347769679">
            <text:p>19.481734777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1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2" office:value-type="float" office:value="20">
            <text:p>20</text:p>
          </table:table-cell>
          <table:table-cell office:value-type="float" office:value="19.0818226769044">
            <text:p>19.0818226769</text:p>
          </table:table-cell>
          <table:table-cell office:value-type="float" office:value="15.6331032777785">
            <text:p>15.6331032778</text:p>
          </table:table-cell>
          <table:table-cell office:value-type="float" office:value="15.8594044444452">
            <text:p>15.8594044444</text:p>
          </table:table-cell>
          <table:table-cell office:value-type="float" office:value="15.4904950000011">
            <text:p>15.490495</text:p>
          </table:table-cell>
          <table:table-cell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4.3207967777774">
            <text:p>14.3207967778</text:p>
          </table:table-cell>
          <table:table-cell office:value-type="float" office:value="14.480774333333">
            <text:p>14.480774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3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7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3" office:value-type="float" office:value="20">
            <text:p>20</text:p>
          </table:table-cell>
          <table:table-cell office:value-type="float" office:value="11.1565575">
            <text:p>11.156557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.03396">
            <text:p>15.03396</text:p>
          </table:table-cell>
          <table:table-cell table:number-columns-repeated="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1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2807146666656">
            <text:p>10.2807146667</text:p>
          </table:table-cell>
          <table:table-cell office:value-type="float" office:value="20">
            <text:p>20</text:p>
          </table:table-cell>
          <table:table-cell office:value-type="float" office:value="9.35939022222188">
            <text:p>9.3593902222</text:p>
          </table:table-cell>
          <table:table-cell table:number-columns-repeated="2" office:value-type="float" office:value="20">
            <text:p>20</text:p>
          </table:table-cell>
          <table:table-cell office:value-type="float" office:value="13.348784">
            <text:p>13.34878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8" office:value-type="float" office:value="20">
            <text:p>20</text:p>
          </table:table-cell>
          <table:table-cell office:value-type="float" office:value="15.9106613333323">
            <text:p>15.9106613333</text:p>
          </table:table-cell>
          <table:table-cell office:value-type="float" office:value="15.4553560000011">
            <text:p>15.455356</text:p>
          </table:table-cell>
          <table:table-cell office:value-type="float" office:value="15.069728">
            <text:p>15.069728</text:p>
          </table:table-cell>
          <table:table-cell office:value-type="float" office:value="20">
            <text:p>20</text:p>
          </table:table-cell>
          <table:table-cell office:value-type="float" office:value="14.0871875">
            <text:p>14.0871875</text:p>
          </table:table-cell>
          <table:table-cell office:value-type="float" office:value="20">
            <text:p>20</text:p>
          </table:table-cell>
          <table:table-cell office:value-type="float" office:value="14.762824875">
            <text:p>14.762824875</text:p>
          </table:table-cell>
          <table:table-cell office:value-type="float" office:value="14.66900825">
            <text:p>14.66900825</text:p>
          </table:table-cell>
          <table:table-cell office:value-type="float" office:value="13.5156822083338">
            <text:p>13.5156822083</text:p>
          </table:table-cell>
          <table:table-cell office:value-type="float" office:value="13.709961277776">
            <text:p>13.7099612778</text:p>
          </table:table-cell>
          <table:table-cell office:value-type="float" office:value="20">
            <text:p>20</text:p>
          </table:table-cell>
          <table:table-cell office:value-type="float" office:value="14.035564875">
            <text:p>14.035564875</text:p>
          </table:table-cell>
          <table:table-cell office:value-type="float" office:value="20">
            <text:p>20</text:p>
          </table:table-cell>
          <table:table-cell office:value-type="float" office:value="17.5271294458464">
            <text:p>17.5271294458</text:p>
          </table:table-cell>
          <table:table-cell office:value-type="float" office:value="17.9937087956867">
            <text:p>17.9937087957</text:p>
          </table:table-cell>
          <table:table-cell office:value-type="float" office:value="20">
            <text:p>20</text:p>
          </table:table-cell>
          <table:table-cell office:value-type="float" office:value="16.6406286811498">
            <text:p>16.6406286811</text:p>
          </table:table-cell>
          <table:table-cell office:value-type="float" office:value="19.6267365201278">
            <text:p>19.6267365201</text:p>
          </table:table-cell>
          <table:table-cell office:value-type="float" office:value="16.920576291054">
            <text:p>16.9205762911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6" office:value-type="float" office:value="20">
            <text:p>20</text:p>
          </table:table-cell>
          <table:table-cell table:number-columns-repeated="4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5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4.3471760555568">
            <text:p>14.3471760556</text:p>
          </table:table-cell>
          <table:table-cell table:number-columns-repeated="2" office:value-type="float" office:value="20">
            <text:p>20</text:p>
          </table:table-cell>
          <table:table-cell office:value-type="float" office:value="19.8042817047">
            <text:p>19.8042817047</text:p>
          </table:table-cell>
          <table:table-cell table:number-columns-repeated="74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2.8957944444452">
            <text:p>12.8957944444</text:p>
          </table:table-cell>
          <table:table-cell office:value-type="float" office:value="20">
            <text:p>20</text:p>
          </table:table-cell>
          <table:table-cell office:value-type="float" office:value="14.279942">
            <text:p>14.279942</text:p>
          </table:table-cell>
          <table:table-cell office:value-type="float" office:value="20">
            <text:p>20</text:p>
          </table:table-cell>
          <table:table-cell office:value-type="float" office:value="13.637546">
            <text:p>13.637546</text:p>
          </table:table-cell>
          <table:table-cell office:value-type="float" office:value="20">
            <text:p>20</text:p>
          </table:table-cell>
          <table:table-cell office:value-type="float" office:value="14.3864399166676">
            <text:p>14.3864399167</text:p>
          </table:table-cell>
          <table:table-cell office:value-type="float" office:value="20">
            <text:p>20</text:p>
          </table:table-cell>
          <table:table-cell office:value-type="float" office:value="15.2071545833324">
            <text:p>15.2071545833</text:p>
          </table:table-cell>
          <table:table-cell office:value-type="float" office:value="14.5515446250009">
            <text:p>14.551544625</text:p>
          </table:table-cell>
          <table:table-cell office:value-type="float" office:value="9.33333333333333">
            <text:p>9.3333333333</text:p>
          </table:table-cell>
          <table:table-cell table:number-columns-repeated="79" office:value-type="float" office:value="20">
            <text:p>20</text:p>
          </table:table-cell>
          <table:table-cell office:value-type="float" office:value="12.5885695">
            <text:p>12.5885695</text:p>
          </table:table-cell>
          <table:table-cell office:value-type="float" office:value="20">
            <text:p>20</text:p>
          </table:table-cell>
          <table:table-cell office:value-type="float" office:value="12.5011725">
            <text:p>12.5011725</text:p>
          </table:table-cell>
          <table:table-cell office:value-type="float" office:value="13.722257">
            <text:p>13.722257</text:p>
          </table:table-cell>
          <table:table-cell office:value-type="float" office:value="20">
            <text:p>20</text:p>
          </table:table-cell>
          <table:table-cell office:value-type="float" office:value="14.1152686666671">
            <text:p>14.1152686667</text:p>
          </table:table-cell>
          <table:table-cell office:value-type="float" office:value="20">
            <text:p>20</text:p>
          </table:table-cell>
          <table:table-cell office:value-type="float" office:value="13.7814606805538">
            <text:p>13.7814606806</text:p>
          </table:table-cell>
          <table:table-cell table:number-columns-repeated="2" office:value-type="float" office:value="20">
            <text:p>20</text:p>
          </table:table-cell>
          <table:table-cell office:value-type="float" office:value="16.0164750000012">
            <text:p>16.016475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31" office:value-type="float" office:value="20">
            <text:p>20</text:p>
          </table:table-cell>
        </table:table-row>
        <table:table-row table:style-name="ro1">
          <table:table-cell table:number-columns-repeated="961"/>
        </table:table-row>
        <table:table-row table:style-name="ro1">
          <table:table-cell office:value-type="string">
            <text:p>電力購入量</text:p>
          </table:table-cell>
          <table:table-cell office:value-type="float" office:value="202.398017759938">
            <text:p>202.3980177599</text:p>
          </table:table-cell>
          <table:table-cell office:value-type="float" office:value="263.948238457401">
            <text:p>263.9482384574</text:p>
          </table:table-cell>
          <table:table-cell office:value-type="float" office:value="386.642819903988">
            <text:p>386.642819904</text:p>
          </table:table-cell>
          <table:table-cell office:value-type="float" office:value="91.3400109894655">
            <text:p>91.3400109895</text:p>
          </table:table-cell>
          <table:table-cell office:value-type="float" office:value="500">
            <text:p>500</text:p>
          </table:table-cell>
          <table:table-cell office:value-type="float" office:value="179.26651026499">
            <text:p>179.266510265</text:p>
          </table:table-cell>
          <table:table-cell office:value-type="float" office:value="105.516249299584">
            <text:p>105.5162492996</text:p>
          </table:table-cell>
          <table:table-cell office:value-type="float" office:value="0">
            <text:p>0</text:p>
          </table:table-cell>
          <table:table-cell office:value-type="float" office:value="172.622032593438">
            <text:p>172.6220325934</text:p>
          </table:table-cell>
          <table:table-cell office:value-type="float" office:value="28.0083595104271">
            <text:p>28.0083595104</text:p>
          </table:table-cell>
          <table:table-cell office:value-type="float" office:value="0">
            <text:p>0</text:p>
          </table:table-cell>
          <table:table-cell office:value-type="float" office:value="218.99280505893">
            <text:p>218.9928050589</text:p>
          </table:table-cell>
          <table:table-cell office:value-type="float" office:value="500">
            <text:p>500</text:p>
          </table:table-cell>
          <table:table-cell office:value-type="float" office:value="13.2705638052173">
            <text:p>13.2705638052</text:p>
          </table:table-cell>
          <table:table-cell office:value-type="float" office:value="0">
            <text:p>0</text:p>
          </table:table-cell>
          <table:table-cell office:value-type="float" office:value="333.47549399781">
            <text:p>333.4754939978</text:p>
          </table:table-cell>
          <table:table-cell office:value-type="float" office:value="80.7811272147027">
            <text:p>80.7811272147</text:p>
          </table:table-cell>
          <table:table-cell office:value-type="float" office:value="196.877323486257">
            <text:p>196.8773234863</text:p>
          </table:table-cell>
          <table:table-cell office:value-type="float" office:value="500">
            <text:p>500</text:p>
          </table:table-cell>
          <table:table-cell office:value-type="float" office:value="177.154019307045">
            <text:p>177.154019307</text:p>
          </table:table-cell>
          <table:table-cell office:value-type="float" office:value="500">
            <text:p>500</text:p>
          </table:table-cell>
          <table:table-cell table:number-columns-repeated="7" office:value-type="float" office:value="0">
            <text:p>0</text:p>
          </table:table-cell>
          <table:table-cell office:value-type="float" office:value="3.93157210717654">
            <text:p>3.9315721072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287.552624264494">
            <text:p>287.5526242645</text:p>
          </table:table-cell>
          <table:table-cell office:value-type="float" office:value="0">
            <text:p>0</text:p>
          </table:table-cell>
          <table:table-cell office:value-type="float" office:value="54.3842035884869">
            <text:p>54.3842035885</text:p>
          </table:table-cell>
          <table:table-cell office:value-type="float" office:value="218.084497765565">
            <text:p>218.0844977656</text:p>
          </table:table-cell>
          <table:table-cell office:value-type="float" office:value="232.176813868217">
            <text:p>232.1768138682</text:p>
          </table:table-cell>
          <table:table-cell office:value-type="float" office:value="0">
            <text:p>0</text:p>
          </table:table-cell>
          <table:table-cell office:value-type="float" office:value="366.82606236388">
            <text:p>366.8260623639</text:p>
          </table:table-cell>
          <table:table-cell office:value-type="float" office:value="18.1863640798417">
            <text:p>18.1863640798</text:p>
          </table:table-cell>
          <table:table-cell office:value-type="float" office:value="0">
            <text:p>0</text:p>
          </table:table-cell>
          <table:table-cell office:value-type="float" office:value="42.1210284765224">
            <text:p>42.1210284765</text:p>
          </table:table-cell>
          <table:table-cell office:value-type="float" office:value="205.037872310066">
            <text:p>205.0378723101</text:p>
          </table:table-cell>
          <table:table-cell office:value-type="float" office:value="201.898825570591">
            <text:p>201.8988255706</text:p>
          </table:table-cell>
          <table:table-cell table:number-columns-repeated="3" office:value-type="float" office:value="0">
            <text:p>0</text:p>
          </table:table-cell>
          <table:table-cell office:value-type="float" office:value="224.292721924829">
            <text:p>224.2927219248</text:p>
          </table:table-cell>
          <table:table-cell office:value-type="float" office:value="152.368874784268">
            <text:p>152.3688747843</text:p>
          </table:table-cell>
          <table:table-cell office:value-type="float" office:value="0">
            <text:p>0</text:p>
          </table:table-cell>
          <table:table-cell office:value-type="float" office:value="455.821875284519">
            <text:p>455.8218752845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168.134259579245">
            <text:p>168.1342595792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89.3776630943562">
            <text:p>89.3776630944</text:p>
          </table:table-cell>
          <table:table-cell office:value-type="float" office:value="74.3386864078184">
            <text:p>74.3386864078</text:p>
          </table:table-cell>
          <table:table-cell office:value-type="float" office:value="143.200475097845">
            <text:p>143.2004750978</text:p>
          </table:table-cell>
          <table:table-cell office:value-type="float" office:value="46.3999483125649">
            <text:p>46.3999483126</text:p>
          </table:table-cell>
          <table:table-cell office:value-type="float" office:value="0">
            <text:p>0</text:p>
          </table:table-cell>
          <table:table-cell office:value-type="float" office:value="114.214684986909">
            <text:p>114.2146849869</text:p>
          </table:table-cell>
          <table:table-cell office:value-type="float" office:value="0">
            <text:p>0</text:p>
          </table:table-cell>
          <table:table-cell office:value-type="float" office:value="19.6130720136286">
            <text:p>19.6130720136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54.306116378951">
            <text:p>354.306116379</text:p>
          </table:table-cell>
          <table:table-cell office:value-type="float" office:value="11.5150311439666">
            <text:p>11.515031144</text:p>
          </table:table-cell>
          <table:table-cell office:value-type="float" office:value="48.7268030407986">
            <text:p>48.7268030408</text:p>
          </table:table-cell>
          <table:table-cell office:value-type="float" office:value="9.0938684717841">
            <text:p>9.0938684718</text:p>
          </table:table-cell>
          <table:table-cell office:value-type="float" office:value="0">
            <text:p>0</text:p>
          </table:table-cell>
          <table:table-cell office:value-type="float" office:value="49.8135031481544">
            <text:p>49.8135031482</text:p>
          </table:table-cell>
          <table:table-cell office:value-type="float" office:value="0">
            <text:p>0</text:p>
          </table:table-cell>
          <table:table-cell office:value-type="float" office:value="27.6165720030674">
            <text:p>27.6165720031</text:p>
          </table:table-cell>
          <table:table-cell office:value-type="float" office:value="286.616502570557">
            <text:p>286.6165025706</text:p>
          </table:table-cell>
          <table:table-cell office:value-type="float" office:value="358.807736252699">
            <text:p>358.8077362527</text:p>
          </table:table-cell>
          <table:table-cell office:value-type="float" office:value="0">
            <text:p>0</text:p>
          </table:table-cell>
          <table:table-cell office:value-type="float" office:value="2.4856893122685">
            <text:p>2.4856893123</text:p>
          </table:table-cell>
          <table:table-cell office:value-type="float" office:value="0">
            <text:p>0</text:p>
          </table:table-cell>
          <table:table-cell office:value-type="float" office:value="287.411948602607">
            <text:p>287.4119486026</text:p>
          </table:table-cell>
          <table:table-cell office:value-type="float" office:value="0">
            <text:p>0</text:p>
          </table:table-cell>
          <table:table-cell office:value-type="float" office:value="106.923455572696">
            <text:p>106.9234555727</text:p>
          </table:table-cell>
          <table:table-cell office:value-type="float" office:value="288.980663512882">
            <text:p>288.9806635129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1.2114957491139">
            <text:p>31.2114957491</text:p>
          </table:table-cell>
          <table:table-cell table:number-columns-repeated="2"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230.146649481485">
            <text:p>230.1466494815</text:p>
          </table:table-cell>
          <table:table-cell office:value-type="float" office:value="35.2069983422932">
            <text:p>35.2069983423</text:p>
          </table:table-cell>
          <table:table-cell office:value-type="float" office:value="486.486014881677">
            <text:p>486.4860148817</text:p>
          </table:table-cell>
          <table:table-cell office:value-type="float" office:value="405.399407796952">
            <text:p>405.399407797</text:p>
          </table:table-cell>
          <table:table-cell office:value-type="float" office:value="229.460268897633">
            <text:p>229.4602688976</text:p>
          </table:table-cell>
          <table:table-cell office:value-type="float" office:value="500">
            <text:p>500</text:p>
          </table:table-cell>
          <table:table-cell table:number-columns-repeated="864"/>
        </table:table-row>
        <table:table-row table:style-name="ro1">
          <table:table-cell office:value-type="string">
            <text:p>電力販売量</text:p>
          </table:table-cell>
          <table:table-cell office:value-type="float" office:value="199.959610933505">
            <text:p>199.9596109335</text:p>
          </table:table-cell>
          <table:table-cell office:value-type="float" office:value="431.992657422224">
            <text:p>431.9926574222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95.373730490243">
            <text:p>295.3737304902</text:p>
          </table:table-cell>
          <table:table-cell office:value-type="float" office:value="0">
            <text:p>0</text:p>
          </table:table-cell>
          <table:table-cell office:value-type="float" office:value="374.073299681703">
            <text:p>374.0732996817</text:p>
          </table:table-cell>
          <table:table-cell office:value-type="float" office:value="392.879315753051">
            <text:p>392.8793157531</text:p>
          </table:table-cell>
          <table:table-cell office:value-type="float" office:value="424.033172160598">
            <text:p>424.0331721606</text:p>
          </table:table-cell>
          <table:table-cell office:value-type="float" office:value="263.229617312074">
            <text:p>263.2296173121</text:p>
          </table:table-cell>
          <table:table-cell office:value-type="float" office:value="500">
            <text:p>500</text:p>
          </table:table-cell>
          <table:table-cell office:value-type="float" office:value="169.499292409592">
            <text:p>169.4992924096</text:p>
          </table:table-cell>
          <table:table-cell table:number-columns-repeated="3" office:value-type="float" office:value="0">
            <text:p>0</text:p>
          </table:table-cell>
          <table:table-cell office:value-type="float" office:value="278.43496907674">
            <text:p>278.4349690767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7.682029629604">
            <text:p>147.6820296296</text:p>
          </table:table-cell>
          <table:table-cell office:value-type="float" office:value="347.036804527891">
            <text:p>347.0368045279</text:p>
          </table:table-cell>
          <table:table-cell table:number-columns-repeated="2" office:value-type="float" office:value="0">
            <text:p>0</text:p>
          </table:table-cell>
          <table:table-cell office:value-type="float" office:value="25.103339251974">
            <text:p>25.103339252</text:p>
          </table:table-cell>
          <table:table-cell office:value-type="float" office:value="153.490563893744">
            <text:p>153.4905638937</text:p>
          </table:table-cell>
          <table:table-cell office:value-type="float" office:value="239.303884011563">
            <text:p>239.3038840116</text:p>
          </table:table-cell>
          <table:table-cell office:value-type="float" office:value="86.4805290088116">
            <text:p>86.4805290088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27.067221808937">
            <text:p>227.067221808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.6546075458705">
            <text:p>44.6546075459</text:p>
          </table:table-cell>
          <table:table-cell office:value-type="float" office:value="341.976743904777">
            <text:p>341.9767439048</text:p>
          </table:table-cell>
          <table:table-cell office:value-type="float" office:value="224.121577125975">
            <text:p>224.121577126</text:p>
          </table:table-cell>
          <table:table-cell office:value-type="float" office:value="312.277690888627">
            <text:p>312.2776908886</text:p>
          </table:table-cell>
          <table:table-cell office:value-type="float" office:value="500">
            <text:p>500</text:p>
          </table:table-cell>
          <table:table-cell office:value-type="float" office:value="476.100146230592">
            <text:p>476.1001462306</text:p>
          </table:table-cell>
          <table:table-cell office:value-type="float" office:value="305.607947136269">
            <text:p>305.6079471363</text:p>
          </table:table-cell>
          <table:table-cell office:value-type="float" office:value="251.777936870904">
            <text:p>251.7779368709</text:p>
          </table:table-cell>
          <table:table-cell office:value-type="float" office:value="273.925750687404">
            <text:p>273.925750687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85.1694205204995">
            <text:p>85.1694205205</text:p>
          </table:table-cell>
          <table:table-cell office:value-type="float" office:value="500">
            <text:p>500</text:p>
          </table:table-cell>
          <table:table-cell office:value-type="float" office:value="169.996780661754">
            <text:p>169.9967806618</text:p>
          </table:table-cell>
          <table:table-cell office:value-type="float" office:value="21.9772007165662">
            <text:p>21.9772007166</text:p>
          </table:table-cell>
          <table:table-cell office:value-type="float" office:value="95.0107780849052">
            <text:p>95.0107780849</text:p>
          </table:table-cell>
          <table:table-cell office:value-type="float" office:value="400">
            <text:p>400</text:p>
          </table:table-cell>
          <table:table-cell office:value-type="float" office:value="359.474584537131">
            <text:p>359.4745845371</text:p>
          </table:table-cell>
          <table:table-cell office:value-type="float" office:value="0">
            <text:p>0</text:p>
          </table:table-cell>
          <table:table-cell office:value-type="float" office:value="413.907415497053">
            <text:p>413.9074154971</text:p>
          </table:table-cell>
          <table:table-cell office:value-type="float" office:value="220.732942485797">
            <text:p>220.7329424858</text:p>
          </table:table-cell>
          <table:table-cell office:value-type="float" office:value="17.3742228414585">
            <text:p>17.3742228415</text:p>
          </table:table-cell>
          <table:table-cell office:value-type="float" office:value="473.860375437738">
            <text:p>473.8603754377</text:p>
          </table:table-cell>
          <table:table-cell office:value-type="float" office:value="0">
            <text:p>0</text:p>
          </table:table-cell>
          <table:table-cell office:value-type="float" office:value="343.806391203539">
            <text:p>343.8063912035</text:p>
          </table:table-cell>
          <table:table-cell office:value-type="float" office:value="424.931661418949">
            <text:p>424.9316614189</text:p>
          </table:table-cell>
          <table:table-cell office:value-type="float" office:value="393.512419189345">
            <text:p>393.5124191893</text:p>
          </table:table-cell>
          <table:table-cell office:value-type="float" office:value="359.350345808578">
            <text:p>359.3503458086</text:p>
          </table:table-cell>
          <table:table-cell office:value-type="float" office:value="63.5896666964806">
            <text:p>63.5896666965</text:p>
          </table:table-cell>
          <table:table-cell office:value-type="float" office:value="0">
            <text:p>0</text:p>
          </table:table-cell>
          <table:table-cell office:value-type="float" office:value="207.315903959685">
            <text:p>207.3159039597</text:p>
          </table:table-cell>
          <table:table-cell office:value-type="float" office:value="196.875277051403">
            <text:p>196.8752770514</text:p>
          </table:table-cell>
          <table:table-cell office:value-type="float" office:value="91.2724108726938">
            <text:p>91.2724108727</text:p>
          </table:table-cell>
          <table:table-cell office:value-type="float" office:value="485.643053046966">
            <text:p>485.643053047</text:p>
          </table:table-cell>
          <table:table-cell office:value-type="float" office:value="273.98687218408">
            <text:p>273.9868721841</text:p>
          </table:table-cell>
          <table:table-cell office:value-type="float" office:value="252.091495438694">
            <text:p>252.0914954387</text:p>
          </table:table-cell>
          <table:table-cell office:value-type="float" office:value="0">
            <text:p>0</text:p>
          </table:table-cell>
          <table:table-cell office:value-type="float" office:value="199.157710986579">
            <text:p>199.1577109866</text:p>
          </table:table-cell>
          <table:table-cell office:value-type="float" office:value="500">
            <text:p>500</text:p>
          </table:table-cell>
          <table:table-cell office:value-type="float" office:value="247.635871933198">
            <text:p>247.6358719332</text:p>
          </table:table-cell>
          <table:table-cell office:value-type="float" office:value="87.6824221061822">
            <text:p>87.6824221062</text:p>
          </table:table-cell>
          <table:table-cell office:value-type="float" office:value="388.502451141297">
            <text:p>388.5024511413</text:p>
          </table:table-cell>
          <table:table-cell office:value-type="float" office:value="398.735831619543">
            <text:p>398.7358316195</text:p>
          </table:table-cell>
          <table:table-cell office:value-type="float" office:value="427.145335845305">
            <text:p>427.1453358453</text:p>
          </table:table-cell>
          <table:table-cell office:value-type="float" office:value="120.737902766528">
            <text:p>120.7379027665</text:p>
          </table:table-cell>
          <table:table-cell table:number-columns-repeated="3" office:value-type="float" office:value="500">
            <text:p>500</text:p>
          </table:table-cell>
          <table:table-cell office:value-type="float" office:value="131.046528054797">
            <text:p>131.0465280548</text:p>
          </table:table-cell>
          <table:table-cell office:value-type="float" office:value="500">
            <text:p>500</text:p>
          </table:table-cell>
          <table:table-cell office:value-type="float" office:value="262.407487919481">
            <text:p>262.4074879195</text:p>
          </table:table-cell>
          <table:table-cell office:value-type="float" office:value="355.80069949712">
            <text:p>355.8006994971</text:p>
          </table:table-cell>
          <table:table-cell office:value-type="float" office:value="400">
            <text:p>400</text:p>
          </table:table-cell>
          <table:table-cell table:number-columns-repeated="3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51.232293372605">
            <text:p>451.2322933726</text:p>
          </table:table-cell>
          <table:table-cell office:value-type="float" office:value="496.965806295451">
            <text:p>496.9658062955</text:p>
          </table:table-cell>
          <table:table-cell office:value-type="float" office:value="334.449626994809">
            <text:p>334.4496269948</text:p>
          </table:table-cell>
          <table:table-cell office:value-type="float" office:value="257.815091794322">
            <text:p>257.8150917943</text:p>
          </table:table-cell>
          <table:table-cell office:value-type="float" office:value="0">
            <text:p>0</text:p>
          </table:table-cell>
          <table:table-cell office:value-type="float" office:value="393.15861513088">
            <text:p>393.1586151309</text:p>
          </table:table-cell>
          <table:table-cell office:value-type="float" office:value="386.317843986765">
            <text:p>386.3178439868</text:p>
          </table:table-cell>
          <table:table-cell table:number-columns-repeated="864"/>
        </table:table-row>
        <table:table-row table:style-name="ro1">
          <table:table-cell office:value-type="string">
            <text:p>電力の価格</text:p>
          </table:table-cell>
          <table:table-cell table:number-columns-repeated="17" office:value-type="float" office:value="20">
            <text:p>20</text:p>
          </table:table-cell>
          <table:table-cell office:value-type="float" office:value="20.1268603497765">
            <text:p>20.1268603498</text:p>
          </table:table-cell>
          <table:table-cell office:value-type="float" office:value="20.1532041966304">
            <text:p>20.1532041966</text:p>
          </table:table-cell>
          <table:table-cell office:value-type="float" office:value="20.2069139357825">
            <text:p>20.2069139358</text:p>
          </table:table-cell>
          <table:table-cell office:value-type="float" office:value="20.2620310367982">
            <text:p>20.2620310368</text:p>
          </table:table-cell>
          <table:table-cell office:value-type="float" office:value="20.9796892642647">
            <text:p>20.9796892643</text:p>
          </table:table-cell>
          <table:table-cell office:value-type="float" office:value="20.3767145417117">
            <text:p>20.3767145417</text:p>
          </table:table-cell>
          <table:table-cell office:value-type="float" office:value="20.4822475307354">
            <text:p>20.4822475307</text:p>
          </table:table-cell>
          <table:table-cell office:value-type="float" office:value="20.8497717440215">
            <text:p>20.849771744</text:p>
          </table:table-cell>
          <table:table-cell office:value-type="float" office:value="21.1167589384796">
            <text:p>21.1167589385</text:p>
          </table:table-cell>
          <table:table-cell office:value-type="float" office:value="20.9988193017802">
            <text:p>20.9988193018</text:p>
          </table:table-cell>
          <table:table-cell office:value-type="float" office:value="21.2829499694638">
            <text:p>21.2829499695</text:p>
          </table:table-cell>
          <table:table-cell office:value-type="float" office:value="21.0375237320629">
            <text:p>21.0375237321</text:p>
          </table:table-cell>
          <table:table-cell office:value-type="float" office:value="20.544869012414">
            <text:p>20.5448690124</text:p>
          </table:table-cell>
          <table:table-cell office:value-type="float" office:value="20.5133410676675">
            <text:p>20.5133410677</text:p>
          </table:table-cell>
          <table:table-cell office:value-type="float" office:value="20.6421522788624">
            <text:p>20.6421522789</text:p>
          </table:table-cell>
          <table:table-cell office:value-type="float" office:value="21.6499690922146">
            <text:p>21.6499690922</text:p>
          </table:table-cell>
          <table:table-cell office:value-type="float" office:value="21.6013269013587">
            <text:p>21.6013269014</text:p>
          </table:table-cell>
          <table:table-cell office:value-type="float" office:value="21.5773185405618">
            <text:p>21.5773185406</text:p>
          </table:table-cell>
          <table:table-cell office:value-type="float" office:value="21.6746083775657">
            <text:p>21.6746083776</text:p>
          </table:table-cell>
          <table:table-cell office:value-type="float" office:value="21.4602990975778">
            <text:p>21.4602990976</text:p>
          </table:table-cell>
          <table:table-cell office:value-type="float" office:value="21.2403982682095">
            <text:p>21.2403982682</text:p>
          </table:table-cell>
          <table:table-cell office:value-type="float" office:value="21.157318668917">
            <text:p>21.1573186689</text:p>
          </table:table-cell>
          <table:table-cell office:value-type="float" office:value="21.1985265582093">
            <text:p>21.1985265582</text:p>
          </table:table-cell>
          <table:table-cell office:value-type="float" office:value="21.1369587433855">
            <text:p>21.1369587434</text:p>
          </table:table-cell>
          <table:table-cell office:value-type="float" office:value="21.0967173726949">
            <text:p>21.0967173727</text:p>
          </table:table-cell>
          <table:table-cell office:value-type="float" office:value="21.3480891864747">
            <text:p>21.3480891865</text:p>
          </table:table-cell>
          <table:table-cell office:value-type="float" office:value="21.2615880888376">
            <text:p>21.2615880888</text:p>
          </table:table-cell>
          <table:table-cell office:value-type="float" office:value="21.018096886505">
            <text:p>21.0180968865</text:p>
          </table:table-cell>
          <table:table-cell office:value-type="float" office:value="21.0571015787173">
            <text:p>21.0571015787</text:p>
          </table:table-cell>
          <table:table-cell office:value-type="float" office:value="21.3044860143058">
            <text:p>21.3044860143</text:p>
          </table:table-cell>
          <table:table-cell office:value-type="float" office:value="21.2193784371234">
            <text:p>21.2193784371</text:p>
          </table:table-cell>
          <table:table-cell office:value-type="float" office:value="21.437481999712">
            <text:p>21.4374819997</text:p>
          </table:table-cell>
          <table:table-cell office:value-type="float" office:value="21.5535151102664">
            <text:p>21.5535151103</text:p>
          </table:table-cell>
          <table:table-cell office:value-type="float" office:value="21.6255428505558">
            <text:p>21.6255428506</text:p>
          </table:table-cell>
          <table:table-cell office:value-type="float" office:value="21.3701606973458">
            <text:p>21.3701606973</text:p>
          </table:table-cell>
          <table:table-cell office:value-type="float" office:value="21.0768321938903">
            <text:p>21.0768321939</text:p>
          </table:table-cell>
          <table:table-cell office:value-type="float" office:value="21.5299139977554">
            <text:p>21.5299139978</text:p>
          </table:table-cell>
          <table:table-cell office:value-type="float" office:value="21.4833084954157">
            <text:p>21.4833084954</text:p>
          </table:table-cell>
          <table:table-cell office:value-type="float" office:value="21.1778406265257">
            <text:p>21.1778406265</text:p>
          </table:table-cell>
          <table:table-cell office:value-type="float" office:value="22.2168357316359">
            <text:p>22.2168357316</text:p>
          </table:table-cell>
          <table:table-cell office:value-type="float" office:value="33.7503275831427">
            <text:p>33.7503275831</text:p>
          </table:table-cell>
          <table:table-cell office:value-type="float" office:value="21.6746083775657">
            <text:p>21.6746083776</text:p>
          </table:table-cell>
          <table:table-cell office:value-type="float" office:value="21.4833084954157">
            <text:p>21.4833084954</text:p>
          </table:table-cell>
          <table:table-cell office:value-type="float" office:value="23.1769259091431">
            <text:p>23.1769259091</text:p>
          </table:table-cell>
          <table:table-cell office:value-type="float" office:value="27.484069142689">
            <text:p>27.4840691427</text:p>
          </table:table-cell>
          <table:table-cell office:value-type="float" office:value="25.4767645764805">
            <text:p>25.4767645765</text:p>
          </table:table-cell>
          <table:table-cell office:value-type="float" office:value="21.5773185405618">
            <text:p>21.5773185406</text:p>
          </table:table-cell>
          <table:table-cell office:value-type="float" office:value="25.7611229400153">
            <text:p>25.76112294</text:p>
          </table:table-cell>
          <table:table-cell office:value-type="float" office:value="28.3564921787946">
            <text:p>28.3564921788</text:p>
          </table:table-cell>
          <table:table-cell office:value-type="float" office:value="22.4638942082992">
            <text:p>22.4638942083</text:p>
          </table:table-cell>
          <table:table-cell office:value-type="float" office:value="27.0924800499634">
            <text:p>27.09248005</text:p>
          </table:table-cell>
          <table:table-cell office:value-type="float" office:value="30.5702392804328">
            <text:p>30.5702392804</text:p>
          </table:table-cell>
          <table:table-cell office:value-type="float" office:value="27.9043179083622">
            <text:p>27.9043179084</text:p>
          </table:table-cell>
          <table:table-cell office:value-type="float" office:value="21.3924151409903">
            <text:p>21.392415141</text:p>
          </table:table-cell>
          <table:table-cell office:value-type="float" office:value="23.8715763189629">
            <text:p>23.871576319</text:p>
          </table:table-cell>
          <table:table-cell office:value-type="float" office:value="26.0630740158475">
            <text:p>26.0630740158</text:p>
          </table:table-cell>
          <table:table-cell office:value-type="float" office:value="21.8797387908373">
            <text:p>21.8797387908</text:p>
          </table:table-cell>
          <table:table-cell office:value-type="float" office:value="22.3379582516169">
            <text:p>22.3379582516</text:p>
          </table:table-cell>
          <table:table-cell office:value-type="float" office:value="29.9456265290448">
            <text:p>29.945626529</text:p>
          </table:table-cell>
          <table:table-cell office:value-type="float" office:value="22.5949363492263">
            <text:p>22.5949363492</text:p>
          </table:table-cell>
          <table:table-cell office:value-type="float" office:value="22.731401652582">
            <text:p>22.7314016526</text:p>
          </table:table-cell>
          <table:table-cell office:value-type="float" office:value="25.2085049296659">
            <text:p>25.2085049297</text:p>
          </table:table-cell>
          <table:table-cell office:value-type="float" office:value="28.8443735757362">
            <text:p>28.8443735757</text:p>
          </table:table-cell>
          <table:table-cell office:value-type="float" office:value="24.271892087973">
            <text:p>24.271892088</text:p>
          </table:table-cell>
          <table:table-cell office:value-type="float" office:value="31.2534273168115">
            <text:p>31.2534273168</text:p>
          </table:table-cell>
          <table:table-cell office:value-type="float" office:value="22.8736338871161">
            <text:p>22.8736338871</text:p>
          </table:table-cell>
          <table:table-cell office:value-type="float" office:value="32.0038356557367">
            <text:p>32.0038356557</text:p>
          </table:table-cell>
          <table:table-cell office:value-type="float" office:value="32.8318985403791">
            <text:p>32.8318985404</text:p>
          </table:table-cell>
          <table:table-cell office:value-type="float" office:value="26.7267155497786">
            <text:p>26.7267155498</text:p>
          </table:table-cell>
          <table:table-cell office:value-type="float" office:value="23.5082183160859">
            <text:p>23.5082183161</text:p>
          </table:table-cell>
          <table:table-cell office:value-type="float" office:value="21.7753526900464">
            <text:p>21.77535269</text:p>
          </table:table-cell>
          <table:table-cell office:value-type="float" office:value="21.9879677843226">
            <text:p>21.9879677843</text:p>
          </table:table-cell>
          <table:table-cell office:value-type="float" office:value="24.0667708117457">
            <text:p>24.0667708117</text:p>
          </table:table-cell>
          <table:table-cell office:value-type="float" office:value="24.4877171580469">
            <text:p>24.487717158</text:p>
          </table:table-cell>
          <table:table-cell office:value-type="float" office:value="24.715106297975">
            <text:p>24.715106298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188820265824">
            <text:p>20.1188820266</text:p>
          </table:table-cell>
          <table:table-cell office:value-type="float" office:value="20.1462662786914">
            <text:p>20.1462662787</text:p>
          </table:table-cell>
          <table:table-cell office:value-type="float" office:value="20.2021418837707">
            <text:p>20.2021418838</text:p>
          </table:table-cell>
          <table:table-cell office:value-type="float" office:value="20.2595440341079">
            <text:p>20.2595440341</text:p>
          </table:table-cell>
          <table:table-cell office:value-type="float" office:value="20.7821449579266">
            <text:p>20.7821449579</text:p>
          </table:table-cell>
          <table:table-cell office:value-type="float" office:value="20.3486492420449">
            <text:p>20.348649242</text:p>
          </table:table-cell>
          <table:table-cell office:value-type="float" office:value="20.6055655522835">
            <text:p>20.6055655523</text:p>
          </table:table-cell>
          <table:table-cell office:value-type="float" office:value="20.7638800326926">
            <text:p>20.7638800327</text:p>
          </table:table-cell>
          <table:table-cell office:value-type="float" office:value="21.0739512355478">
            <text:p>21.0739512355</text:p>
          </table:table-cell>
          <table:table-cell office:value-type="float" office:value="21.1366387299869">
            <text:p>21.13663873</text:p>
          </table:table-cell>
          <table:table-cell office:value-type="float" office:value="21.1792980835806">
            <text:p>21.1792980836</text:p>
          </table:table-cell>
          <table:table-cell office:value-type="float" office:value="20.8756115008731">
            <text:p>20.8756115009</text:p>
          </table:table-cell>
          <table:table-cell office:value-type="float" office:value="20.5385319280502">
            <text:p>20.5385319281</text:p>
          </table:table-cell>
          <table:table-cell office:value-type="float" office:value="20.5220773130893">
            <text:p>20.5220773131</text:p>
          </table:table-cell>
          <table:table-cell office:value-type="float" office:value="20.4258018653343">
            <text:p>20.4258018653</text:p>
          </table:table-cell>
          <table:table-cell office:value-type="float" office:value="21.7261862950274">
            <text:p>21.726186295</text:p>
          </table:table-cell>
          <table:table-cell office:value-type="float" office:value="21.6740877181347">
            <text:p>21.6740877181</text:p>
          </table:table-cell>
          <table:table-cell office:value-type="float" office:value="21.6483923262311">
            <text:p>21.6483923262</text:p>
          </table:table-cell>
          <table:table-cell office:value-type="float" office:value="21.779250459596">
            <text:p>21.7792504596</text:p>
          </table:table-cell>
          <table:table-cell office:value-type="float" office:value="21.4509144037246">
            <text:p>21.4509144037</text:p>
          </table:table-cell>
          <table:table-cell office:value-type="float" office:value="21.3116361613068">
            <text:p>21.3116361613</text:p>
          </table:table-cell>
          <table:table-cell office:value-type="float" office:value="21.1578802024606">
            <text:p>21.1578802025</text:p>
          </table:table-cell>
          <table:table-cell office:value-type="float" office:value="21.3803740821593">
            <text:p>21.3803740822</text:p>
          </table:table-cell>
          <table:table-cell office:value-type="float" office:value="21.2667783886565">
            <text:p>21.2667783887</text:p>
          </table:table-cell>
          <table:table-cell office:value-type="float" office:value="21.3572646158251">
            <text:p>21.3572646158</text:p>
          </table:table-cell>
          <table:table-cell office:value-type="float" office:value="21.5233289598483">
            <text:p>21.5233289598</text:p>
          </table:table-cell>
          <table:table-cell office:value-type="float" office:value="21.2446324319192">
            <text:p>21.2446324319</text:p>
          </table:table-cell>
          <table:table-cell office:value-type="float" office:value="21.1155714956103">
            <text:p>21.1155714956</text:p>
          </table:table-cell>
          <table:table-cell office:value-type="float" office:value="21.0946763642452">
            <text:p>21.0946763642</text:p>
          </table:table-cell>
          <table:table-cell office:value-type="float" office:value="21.200894580099">
            <text:p>21.2008945801</text:p>
          </table:table-cell>
          <table:table-cell office:value-type="float" office:value="21.289112165277">
            <text:p>21.2891121653</text:p>
          </table:table-cell>
          <table:table-cell office:value-type="float" office:value="21.4989779356074">
            <text:p>21.4989779356</text:p>
          </table:table-cell>
          <table:table-cell office:value-type="float" office:value="21.6229286109201">
            <text:p>21.6229286109</text:p>
          </table:table-cell>
          <table:table-cell office:value-type="float" office:value="21.752596008834">
            <text:p>21.7525960088</text:p>
          </table:table-cell>
          <table:table-cell office:value-type="float" office:value="21.4036837854268">
            <text:p>21.4036837854</text:p>
          </table:table-cell>
          <table:table-cell office:value-type="float" office:value="21.2226719357284">
            <text:p>21.2226719357</text:p>
          </table:table-cell>
          <table:table-cell office:value-type="float" office:value="21.700017962876">
            <text:p>21.7000179629</text:p>
          </table:table-cell>
          <table:table-cell office:value-type="float" office:value="21.4748406844692">
            <text:p>21.4748406845</text:p>
          </table:table-cell>
          <table:table-cell office:value-type="float" office:value="21.334352817321">
            <text:p>21.3343528173</text:p>
          </table:table-cell>
          <table:table-cell office:value-type="float" office:value="26.0732725508778">
            <text:p>26.0732725509</text:p>
          </table:table-cell>
          <table:table-cell office:value-type="float" office:value="21.4748406844692">
            <text:p>21.4748406845</text:p>
          </table:table-cell>
          <table:table-cell office:value-type="float" office:value="26.4095493065725">
            <text:p>26.4095493066</text:p>
          </table:table-cell>
          <table:table-cell office:value-type="float" office:value="28.495187929769">
            <text:p>28.4951879298</text:p>
          </table:table-cell>
          <table:table-cell office:value-type="float" office:value="22.001720543673">
            <text:p>22.0017205437</text:p>
          </table:table-cell>
          <table:table-cell office:value-type="float" office:value="22.1195045629103">
            <text:p>22.1195045629</text:p>
          </table:table-cell>
          <table:table-cell office:value-type="float" office:value="25.4619431906867">
            <text:p>25.4619431907</text:p>
          </table:table-cell>
          <table:table-cell office:value-type="float" office:value="23.2592016802755">
            <text:p>23.2592016803</text:p>
          </table:table-cell>
          <table:table-cell office:value-type="float" office:value="22.6408092080141">
            <text:p>22.640809208</text:p>
          </table:table-cell>
          <table:table-cell office:value-type="float" office:value="26.7690533612822">
            <text:p>26.7690533613</text:p>
          </table:table-cell>
          <table:table-cell office:value-type="float" office:value="29.5838415810853">
            <text:p>29.5838415811</text:p>
          </table:table-cell>
          <table:table-cell office:value-type="float" office:value="22.3695083019757">
            <text:p>22.369508302</text:p>
          </table:table-cell>
          <table:table-cell office:value-type="float" office:value="23.0940520631038">
            <text:p>23.0940520631</text:p>
          </table:table-cell>
          <table:table-cell office:value-type="float" office:value="21.5726837889165">
            <text:p>21.5726837889</text:p>
          </table:table-cell>
          <table:table-cell office:value-type="float" office:value="29.0167921542653">
            <text:p>29.0167921543</text:p>
          </table:table-cell>
          <table:table-cell office:value-type="float" office:value="22.9362497265118">
            <text:p>22.9362497265</text:p>
          </table:table-cell>
          <table:table-cell office:value-type="float" office:value="35">
            <text:p>35</text:p>
          </table:table-cell>
          <table:table-cell office:value-type="float" office:value="34.3907768016281">
            <text:p>34.3907768016</text:p>
          </table:table-cell>
          <table:table-cell office:value-type="float" office:value="35">
            <text:p>35</text:p>
          </table:table-cell>
          <table:table-cell office:value-type="float" office:value="22.2420041582351">
            <text:p>22.2420041582</text:p>
          </table:table-cell>
          <table:table-cell office:value-type="float" office:value="32.450340869177">
            <text:p>32.4503408692</text:p>
          </table:table-cell>
          <table:table-cell office:value-type="float" office:value="31.6259815605164">
            <text:p>31.6259815605</text:p>
          </table:table-cell>
          <table:table-cell office:value-type="float" office:value="23.8042508399357">
            <text:p>23.8042508399</text:p>
          </table:table-cell>
          <table:table-cell office:value-type="float" office:value="22.7853150339902">
            <text:p>22.785315034</text:p>
          </table:table-cell>
          <table:table-cell office:value-type="float" office:value="35">
            <text:p>35</text:p>
          </table:table-cell>
          <table:table-cell office:value-type="float" office:value="21.779250459596">
            <text:p>21.7792504596</text:p>
          </table:table-cell>
          <table:table-cell office:value-type="float" office:value="24.6724677540885">
            <text:p>24.6724677541</text:p>
          </table:table-cell>
          <table:table-cell office:value-type="float" office:value="25.7580424891766">
            <text:p>25.7580424892</text:p>
          </table:table-cell>
          <table:table-cell office:value-type="float" office:value="21.6740877181347">
            <text:p>21.6740877181</text:p>
          </table:table-cell>
          <table:table-cell office:value-type="float" office:value="28.0137762006614">
            <text:p>28.0137762007</text:p>
          </table:table-cell>
          <table:table-cell office:value-type="float" office:value="24.2154845781862">
            <text:p>24.2154845782</text:p>
          </table:table-cell>
          <table:table-cell office:value-type="float" office:value="30.8803001174951">
            <text:p>30.8803001175</text:p>
          </table:table-cell>
          <table:table-cell office:value-type="float" office:value="25.1832844249479">
            <text:p>25.1832844249</text:p>
          </table:table-cell>
          <table:table-cell office:value-type="float" office:value="35">
            <text:p>35</text:p>
          </table:table-cell>
          <table:table-cell office:value-type="float" office:value="24.9205693776919">
            <text:p>24.9205693777</text:p>
          </table:table-cell>
          <table:table-cell office:value-type="float" office:value="33.3665236628871">
            <text:p>33.366523662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549884391898">
            <text:p>20.1549884392</text:p>
          </table:table-cell>
          <table:table-cell office:value-type="float" office:value="20.20935522218">
            <text:p>20.2093552222</text:p>
          </table:table-cell>
          <table:table-cell office:value-type="float" office:value="20.1020081195241">
            <text:p>20.1020081195</text:p>
          </table:table-cell>
          <table:table-cell office:value-type="float" office:value="25.3449326645929">
            <text:p>25.3449326646</text:p>
          </table:table-cell>
          <table:table-cell office:value-type="float" office:value="29.7331371614146">
            <text:p>29.7331371614</text:p>
          </table:table-cell>
          <table:table-cell office:value-type="float" office:value="21.4135434029557">
            <text:p>21.413543403</text:p>
          </table:table-cell>
          <table:table-cell office:value-type="float" office:value="20.5679790749891">
            <text:p>20.567979075</text:p>
          </table:table-cell>
          <table:table-cell office:value-type="float" office:value="21.6020860648549">
            <text:p>21.6020860649</text:p>
          </table:table-cell>
          <table:table-cell office:value-type="float" office:value="22.6432557000876">
            <text:p>22.6432557001</text:p>
          </table:table-cell>
          <table:table-cell office:value-type="float" office:value="22.9294479304081">
            <text:p>22.9294479304</text:p>
          </table:table-cell>
          <table:table-cell office:value-type="float" office:value="21.3239524755807">
            <text:p>21.3239524756</text:p>
          </table:table-cell>
          <table:table-cell office:value-type="float" office:value="21.2372786255605">
            <text:p>21.2372786256</text:p>
          </table:table-cell>
          <table:table-cell office:value-type="float" office:value="20.7014966612244">
            <text:p>20.7014966612</text:p>
          </table:table-cell>
          <table:table-cell office:value-type="float" office:value="22.5088452140484">
            <text:p>22.508845214</text:p>
          </table:table-cell>
          <table:table-cell office:value-type="float" office:value="20.7712258064996">
            <text:p>20.7712258065</text:p>
          </table:table-cell>
          <table:table-cell office:value-type="float" office:value="29.1708827393152">
            <text:p>29.1708827393</text:p>
          </table:table-cell>
          <table:table-cell office:value-type="float" office:value="21.1533816652477">
            <text:p>21.1533816652</text:p>
          </table:table-cell>
          <table:table-cell office:value-type="float" office:value="22.3797658193498">
            <text:p>22.3797658193</text:p>
          </table:table-cell>
          <table:table-cell office:value-type="float" office:value="22.0215205969231">
            <text:p>22.0215205969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9170788092014">
            <text:p>20.917078809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2414086600004">
            <text:p>23.24140866</text:p>
          </table:table-cell>
          <table:table-cell office:value-type="float" office:value="21.5062011930968">
            <text:p>21.5062011931</text:p>
          </table:table-cell>
          <table:table-cell office:value-type="float" office:value="25.6245107173869">
            <text:p>25.6245107174</text:p>
          </table:table-cell>
          <table:table-cell office:value-type="float" office:value="27.7301366532075">
            <text:p>27.7301366532</text:p>
          </table:table-cell>
          <table:table-cell office:value-type="float" office:value="20.843054432668">
            <text:p>20.8430544327</text:p>
          </table:table-cell>
          <table:table-cell office:value-type="float" office:value="23.08199450501">
            <text:p>23.081994505</text:p>
          </table:table-cell>
          <table:table-cell office:value-type="float" office:value="22.2557065148504">
            <text:p>22.2557065149</text:p>
          </table:table-cell>
          <table:table-cell office:value-type="float" office:value="34.4618723030486">
            <text:p>34.461872303</text:p>
          </table:table-cell>
          <table:table-cell office:value-type="float" office:value="21.7013695950596">
            <text:p>21.7013695951</text:p>
          </table:table-cell>
          <table:table-cell office:value-type="float" office:value="21.9108819887178">
            <text:p>21.9108819887</text:p>
          </table:table-cell>
          <table:table-cell office:value-type="float" office:value="23.9579341203753">
            <text:p>23.9579341204</text:p>
          </table:table-cell>
          <table:table-cell office:value-type="float" office:value="23.5827822146892">
            <text:p>23.5827822147</text:p>
          </table:table-cell>
          <table:table-cell office:value-type="float" office:value="32.5610487176571">
            <text:p>32.5610487177</text:p>
          </table:table-cell>
          <table:table-cell office:value-type="float" office:value="21.0721302481373">
            <text:p>21.0721302481</text:p>
          </table:table-cell>
          <table:table-cell office:value-type="float" office:value="30.3455366155059">
            <text:p>30.3455366155</text:p>
          </table:table-cell>
          <table:table-cell office:value-type="float" office:value="23.7658300959394">
            <text:p>23.7658300959</text:p>
          </table:table-cell>
          <table:table-cell office:value-type="float" office:value="24.1597834025236">
            <text:p>24.1597834025</text:p>
          </table:table-cell>
          <table:table-cell office:value-type="float" office:value="26.9328496547175">
            <text:p>26.9328496547</text:p>
          </table:table-cell>
          <table:table-cell office:value-type="float" office:value="35">
            <text:p>35</text:p>
          </table:table-cell>
          <table:table-cell office:value-type="float" office:value="25.0811387771913">
            <text:p>25.0811387772</text:p>
          </table:table-cell>
          <table:table-cell office:value-type="float" office:value="21.8042357431424">
            <text:p>21.8042357431</text:p>
          </table:table-cell>
          <table:table-cell office:value-type="float" office:value="31.0151025338215">
            <text:p>31.0151025338</text:p>
          </table:table-cell>
          <table:table-cell office:value-type="float" office:value="28.1740374705109">
            <text:p>28.1740374705</text:p>
          </table:table-cell>
          <table:table-cell office:value-type="float" office:value="35">
            <text:p>35</text:p>
          </table:table-cell>
          <table:table-cell office:value-type="float" office:value="25.9213332997004">
            <text:p>25.9213332997</text:p>
          </table:table-cell>
          <table:table-cell office:value-type="float" office:value="24.8318290599143">
            <text:p>24.8318290599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5735134817228">
            <text:p>26.5735134817</text:p>
          </table:table-cell>
          <table:table-cell office:value-type="float" office:value="24.3721387927286">
            <text:p>24.3721387927</text:p>
          </table:table-cell>
          <table:table-cell office:value-type="float" office:value="27.3174688204231">
            <text:p>27.3174688204</text:p>
          </table:table-cell>
          <table:table-cell office:value-type="float" office:value="33.4598781437558">
            <text:p>33.4598781438</text:p>
          </table:table-cell>
          <table:table-cell office:value-type="float" office:value="22.7833345095243">
            <text:p>22.7833345095</text:p>
          </table:table-cell>
          <table:table-cell table:number-columns-repeated="5" office:value-type="float" office:value="35">
            <text:p>35</text:p>
          </table:table-cell>
          <table:table-cell office:value-type="float" office:value="26.2370466605423">
            <text:p>26.2370466605</text:p>
          </table:table-cell>
          <table:table-cell table:number-columns-repeated="5" office:value-type="float" office:value="35">
            <text:p>35</text:p>
          </table:table-cell>
          <table:table-cell office:value-type="float" office:value="28.6528565614473">
            <text:p>28.6528565614</text:p>
          </table:table-cell>
          <table:table-cell office:value-type="float" office:value="24.5958424610631">
            <text:p>24.5958424611</text:p>
          </table:table-cell>
          <table:table-cell table:number-columns-repeated="2" office:value-type="float" office:value="35">
            <text:p>35</text:p>
          </table:table-cell>
          <table:table-cell office:value-type="float" office:value="31.7502314061528">
            <text:p>31.7502314062</text:p>
          </table:table-cell>
          <table:table-cell office:value-type="float" office:value="35">
            <text:p>35</text:p>
          </table:table-cell>
          <table:table-cell office:value-type="float" office:value="23.4081648382036">
            <text:p>23.4081648382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14373682072">
            <text:p>20.2014373682</text:p>
          </table:table-cell>
          <table:table-cell office:value-type="float" office:value="20.4242391403974">
            <text:p>20.4242391404</text:p>
          </table:table-cell>
          <table:table-cell office:value-type="float" office:value="20.0982449095999">
            <text:p>20.0982449096</text:p>
          </table:table-cell>
          <table:table-cell office:value-type="float" office:value="21.8109268624913">
            <text:p>21.8109268625</text:p>
          </table:table-cell>
          <table:table-cell office:value-type="float" office:value="21.345525173509">
            <text:p>21.3455251735</text:p>
          </table:table-cell>
          <table:table-cell office:value-type="float" office:value="26.2906356392123">
            <text:p>26.2906356392</text:p>
          </table:table-cell>
          <table:table-cell office:value-type="float" office:value="22.1312107341672">
            <text:p>22.1312107342</text:p>
          </table:table-cell>
          <table:table-cell office:value-type="float" office:value="24.9159538490121">
            <text:p>24.915953849</text:p>
          </table:table-cell>
          <table:table-cell office:value-type="float" office:value="21.4325445236613">
            <text:p>21.4325445237</text:p>
          </table:table-cell>
          <table:table-cell office:value-type="float" office:value="22.0205972726705">
            <text:p>22.0205972727</text:p>
          </table:table-cell>
          <table:table-cell office:value-type="float" office:value="21.5224439190414">
            <text:p>21.522443919</text:p>
          </table:table-cell>
          <table:table-cell office:value-type="float" office:value="21.261249651483">
            <text:p>21.2612496515</text:p>
          </table:table-cell>
          <table:table-cell office:value-type="float" office:value="20.6719945071017">
            <text:p>20.6719945071</text:p>
          </table:table-cell>
          <table:table-cell office:value-type="float" office:value="21.1795901973427">
            <text:p>21.1795901973</text:p>
          </table:table-cell>
          <table:table-cell office:value-type="float" office:value="20.5447427502534">
            <text:p>20.5447427503</text:p>
          </table:table-cell>
          <table:table-cell office:value-type="float" office:value="25.1607016006053">
            <text:p>25.1607016006</text:p>
          </table:table-cell>
          <table:table-cell office:value-type="float" office:value="33.1760746267235">
            <text:p>33.1760746267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7114743403058">
            <text:p>21.7114743403</text:p>
          </table:table-cell>
          <table:table-cell office:value-type="float" office:value="20.8768192409809">
            <text:p>20.876819241</text:p>
          </table:table-cell>
          <table:table-cell office:value-type="float" office:value="21.913904247726">
            <text:p>21.9139042477</text:p>
          </table:table-cell>
          <table:table-cell office:value-type="float" office:value="21.0236469168678">
            <text:p>21.0236469169</text:p>
          </table:table-cell>
          <table:table-cell office:value-type="float" office:value="23.0361072029989">
            <text:p>23.036107203</text:p>
          </table:table-cell>
          <table:table-cell office:value-type="float" office:value="35">
            <text:p>35</text:p>
          </table:table-cell>
          <table:table-cell office:value-type="float" office:value="31.5730180062992">
            <text:p>31.5730180063</text:p>
          </table:table-cell>
          <table:table-cell office:value-type="float" office:value="35">
            <text:p>35</text:p>
          </table:table-cell>
          <table:table-cell office:value-type="float" office:value="26.9670024684617">
            <text:p>26.9670024685</text:p>
          </table:table-cell>
          <table:table-cell office:value-type="float" office:value="21.6153687451195">
            <text:p>21.6153687451</text:p>
          </table:table-cell>
          <table:table-cell office:value-type="float" office:value="35">
            <text:p>35</text:p>
          </table:table-cell>
          <table:table-cell office:value-type="float" office:value="24.0551152644765">
            <text:p>24.0551152645</text:p>
          </table:table-cell>
          <table:table-cell office:value-type="float" office:value="20.7383305931735">
            <text:p>20.7383305932</text:p>
          </table:table-cell>
          <table:table-cell table:number-columns-repeated="2" office:value-type="float" office:value="35">
            <text:p>35</text:p>
          </table:table-cell>
          <table:table-cell office:value-type="float" office:value="32.335311786305">
            <text:p>32.3353117863</text:p>
          </table:table-cell>
          <table:table-cell office:value-type="float" office:value="35">
            <text:p>35</text:p>
          </table:table-cell>
          <table:table-cell office:value-type="float" office:value="21.1004268614476">
            <text:p>21.1004268614</text:p>
          </table:table-cell>
          <table:table-cell office:value-type="float" office:value="22.8908206052613">
            <text:p>22.8908206053</text:p>
          </table:table-cell>
          <table:table-cell office:value-type="float" office:value="22.3650962774519">
            <text:p>22.3650962775</text:p>
          </table:table-cell>
          <table:table-cell table:number-columns-repeated="3" office:value-type="float" office:value="35">
            <text:p>35</text:p>
          </table:table-cell>
          <table:table-cell office:value-type="float" office:value="25.6928495156009">
            <text:p>25.6928495156</text:p>
          </table:table-cell>
          <table:table-cell office:value-type="float" office:value="35">
            <text:p>35</text:p>
          </table:table-cell>
          <table:table-cell office:value-type="float" office:value="24.2543555208516">
            <text:p>24.2543555209</text:p>
          </table:table-cell>
          <table:table-cell office:value-type="float" office:value="22.2459647612746">
            <text:p>22.2459647613</text:p>
          </table:table-cell>
          <table:table-cell office:value-type="float" office:value="22.7514125865483">
            <text:p>22.7514125865</text:p>
          </table:table-cell>
          <table:table-cell office:value-type="float" office:value="27.3396602074075">
            <text:p>27.3396602074</text:p>
          </table:table-cell>
          <table:table-cell office:value-type="float" office:value="34.108080155948">
            <text:p>34.1080801559</text:p>
          </table:table-cell>
          <table:table-cell office:value-type="float" office:value="35">
            <text:p>35</text:p>
          </table:table-cell>
          <table:table-cell office:value-type="float" office:value="23.6841609960278">
            <text:p>23.684160996</text:p>
          </table:table-cell>
          <table:table-cell office:value-type="float" office:value="25.9828014881318">
            <text:p>25.9828014881</text:p>
          </table:table-cell>
          <table:table-cell office:value-type="float" office:value="35">
            <text:p>35</text:p>
          </table:table-cell>
          <table:table-cell office:value-type="float" office:value="25.4192655298414">
            <text:p>25.4192655298</text:p>
          </table:table-cell>
          <table:table-cell office:value-type="float" office:value="27.7385345352868">
            <text:p>27.7385345353</text:p>
          </table:table-cell>
          <table:table-cell office:value-type="float" office:value="22.4888606333292">
            <text:p>22.4888606333</text:p>
          </table:table-cell>
          <table:table-cell office:value-type="float" office:value="30.2436471591374">
            <text:p>30.2436471591</text:p>
          </table:table-cell>
          <table:table-cell office:value-type="float" office:value="23.187652221629">
            <text:p>23.1876522216</text:p>
          </table:table-cell>
          <table:table-cell office:value-type="float" office:value="23.8652666754596">
            <text:p>23.8652666755</text:p>
          </table:table-cell>
          <table:table-cell office:value-type="float" office:value="26.6180588723579">
            <text:p>26.6180588724</text:p>
          </table:table-cell>
          <table:table-cell office:value-type="float" office:value="28.626836443363">
            <text:p>28.6268364434</text:p>
          </table:table-cell>
          <table:table-cell office:value-type="float" office:value="35">
            <text:p>35</text:p>
          </table:table-cell>
          <table:table-cell office:value-type="float" office:value="28.1664928304776">
            <text:p>28.1664928305</text:p>
          </table:table-cell>
          <table:table-cell office:value-type="float" office:value="24.4637020173895">
            <text:p>24.4637020174</text:p>
          </table:table-cell>
          <table:table-cell office:value-type="float" office:value="23.5112078767003">
            <text:p>23.5112078767</text:p>
          </table:table-cell>
          <table:table-cell table:number-columns-repeated="2" office:value-type="float" office:value="35">
            <text:p>35</text:p>
          </table:table-cell>
          <table:table-cell office:value-type="float" office:value="30.8786976983428">
            <text:p>30.8786976983</text:p>
          </table:table-cell>
          <table:table-cell office:value-type="float" office:value="29.1233860259462">
            <text:p>29.1233860259</text:p>
          </table:table-cell>
          <table:table-cell office:value-type="float" office:value="35">
            <text:p>35</text:p>
          </table:table-cell>
          <table:table-cell office:value-type="float" office:value="24.6839437050901">
            <text:p>24.6839437051</text:p>
          </table:table-cell>
          <table:table-cell office:value-type="float" office:value="23.3458689477858">
            <text:p>23.3458689478</text:p>
          </table:table-cell>
          <table:table-cell office:value-type="float" office:value="29.6605878191148">
            <text:p>29.6605878191</text:p>
          </table:table-cell>
          <table:table-cell office:value-type="float" office:value="22.6175334337432">
            <text:p>22.6175334337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6177864364457">
            <text:p>20.6177864364</text:p>
          </table:table-cell>
          <table:table-cell office:value-type="float" office:value="20.5303247740059">
            <text:p>20.530324774</text:p>
          </table:table-cell>
          <table:table-cell office:value-type="float" office:value="20.5956059441057">
            <text:p>20.5956059441</text:p>
          </table:table-cell>
          <table:table-cell table:number-columns-repeated="3" office:value-type="float" office:value="20">
            <text:p>20</text:p>
          </table:table-cell>
          <table:table-cell office:value-type="float" office:value="20.5845954107269">
            <text:p>20.5845954107</text:p>
          </table:table-cell>
          <table:table-cell office:value-type="float" office:value="20.9652743054077">
            <text:p>20.9652743054</text:p>
          </table:table-cell>
          <table:table-cell office:value-type="float" office:value="20.6856314256872">
            <text:p>20.6856314257</text:p>
          </table:table-cell>
          <table:table-cell office:value-type="float" office:value="20.9396393219911">
            <text:p>20.939639322</text:p>
          </table:table-cell>
          <table:table-cell office:value-type="float" office:value="21.0042295814833">
            <text:p>21.0042295815</text:p>
          </table:table-cell>
          <table:table-cell office:value-type="float" office:value="20.803247769111">
            <text:p>20.8032477691</text:p>
          </table:table-cell>
          <table:table-cell office:value-type="float" office:value="20.7792544847181">
            <text:p>20.7792544847</text:p>
          </table:table-cell>
          <table:table-cell office:value-type="float" office:value="20.9269208369506">
            <text:p>20.926920837</text:p>
          </table:table-cell>
          <table:table-cell office:value-type="float" office:value="20.9142676783134">
            <text:p>20.9142676783</text:p>
          </table:table-cell>
          <table:table-cell office:value-type="float" office:value="20.5089745871405">
            <text:p>20.5089745871</text:p>
          </table:table-cell>
          <table:table-cell office:value-type="float" office:value="20.7554997124233">
            <text:p>20.7554997124</text:p>
          </table:table-cell>
          <table:table-cell office:value-type="float" office:value="20.6627960009031">
            <text:p>20.6627960009</text:p>
          </table:table-cell>
          <table:table-cell office:value-type="float" office:value="20.9016793440614">
            <text:p>20.9016793441</text:p>
          </table:table-cell>
          <table:table-cell office:value-type="float" office:value="20">
            <text:p>20</text:p>
          </table:table-cell>
          <table:table-cell office:value-type="float" office:value="20.6741858232233">
            <text:p>20.6741858232</text:p>
          </table:table-cell>
          <table:table-cell office:value-type="float" office:value="20.8519643887494">
            <text:p>20.8519643887</text:p>
          </table:table-cell>
          <table:table-cell office:value-type="float" office:value="20.7437106596628">
            <text:p>20.7437106597</text:p>
          </table:table-cell>
          <table:table-cell office:value-type="float" office:value="20.8396928234575">
            <text:p>20.8396928235</text:p>
          </table:table-cell>
          <table:table-cell office:value-type="float" office:value="20.876695166228">
            <text:p>20.8766951662</text:p>
          </table:table-cell>
          <table:table-cell office:value-type="float" office:value="20.7673475073933">
            <text:p>20.7673475074</text:p>
          </table:table-cell>
          <table:table-cell office:value-type="float" office:value="20.7203070419032">
            <text:p>20.7203070419</text:p>
          </table:table-cell>
          <table:table-cell office:value-type="float" office:value="20.7086916181679">
            <text:p>20.7086916182</text:p>
          </table:table-cell>
          <table:table-cell office:value-type="float" office:value="20.8891553373069">
            <text:p>20.8891553373</text:p>
          </table:table-cell>
          <table:table-cell office:value-type="float" office:value="20.7912210889516">
            <text:p>20.791221089</text:p>
          </table:table-cell>
          <table:table-cell office:value-type="float" office:value="20.9781918340766">
            <text:p>20.9781918341</text:p>
          </table:table-cell>
          <table:table-cell table:number-columns-repeated="4" office:value-type="float" office:value="20">
            <text:p>20</text:p>
          </table:table-cell>
          <table:table-cell office:value-type="float" office:value="31.5089085853389">
            <text:p>31.5089085853</text:p>
          </table:table-cell>
          <table:table-cell office:value-type="float" office:value="33.6553181962435">
            <text:p>33.655318196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4.1991119245699">
            <text:p>24.1991119246</text:p>
          </table:table-cell>
          <table:table-cell office:value-type="float" office:value="35">
            <text:p>35</text:p>
          </table:table-cell>
          <table:table-cell office:value-type="float" office:value="28.8959168853756">
            <text:p>28.8959168854</text:p>
          </table:table-cell>
          <table:table-cell office:value-type="float" office:value="27.7119556983555">
            <text:p>27.7119556984</text:p>
          </table:table-cell>
          <table:table-cell office:value-type="float" office:value="35">
            <text:p>35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1576785723944">
            <text:p>26.1576785724</text:p>
          </table:table-cell>
          <table:table-cell office:value-type="float" office:value="20">
            <text:p>20</text:p>
          </table:table-cell>
          <table:table-cell office:value-type="float" office:value="24.3786157266576">
            <text:p>24.3786157267</text:p>
          </table:table-cell>
          <table:table-cell table:number-columns-repeated="4" office:value-type="float" office:value="20">
            <text:p>20</text:p>
          </table:table-cell>
          <table:table-cell office:value-type="float" office:value="26.7271104532721">
            <text:p>26.7271104533</text:p>
          </table:table-cell>
          <table:table-cell office:value-type="float" office:value="24.5661552368428">
            <text:p>24.5661552368</text:p>
          </table:table-cell>
          <table:table-cell office:value-type="float" office:value="20">
            <text:p>20</text:p>
          </table:table-cell>
          <table:table-cell office:value-type="float" office:value="24.7622824019223">
            <text:p>24.7622824019</text:p>
          </table:table-cell>
          <table:table-cell office:value-type="float" office:value="25.4085234446409">
            <text:p>25.4085234446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950470248187">
            <text:p>25.8950470248</text:p>
          </table:table-cell>
          <table:table-cell table:number-columns-repeated="22" office:value-type="float" office:value="20">
            <text:p>20</text:p>
          </table:table-cell>
          <table:table-cell office:value-type="float" office:value="20.245934268287">
            <text:p>20.2459342683</text:p>
          </table:table-cell>
          <table:table-cell office:value-type="float" office:value="20.3461403476244">
            <text:p>20.3461403476</text:p>
          </table:table-cell>
          <table:table-cell office:value-type="float" office:value="20.1658924164739">
            <text:p>20.1658924165</text:p>
          </table:table-cell>
          <table:table-cell office:value-type="float" office:value="21.5459353389547">
            <text:p>21.545935339</text:p>
          </table:table-cell>
          <table:table-cell office:value-type="float" office:value="20.4511905739384">
            <text:p>20.4511905739</text:p>
          </table:table-cell>
          <table:table-cell office:value-type="float" office:value="21.7779438475365">
            <text:p>21.7779438475</text:p>
          </table:table-cell>
          <table:table-cell office:value-type="float" office:value="20.3633030206284">
            <text:p>20.3633030206</text:p>
          </table:table-cell>
          <table:table-cell office:value-type="float" office:value="20.88404770146">
            <text:p>20.8840477015</text:p>
          </table:table-cell>
          <table:table-cell office:value-type="float" office:value="20.5426914472104">
            <text:p>20.5426914472</text:p>
          </table:table-cell>
          <table:table-cell office:value-type="float" office:value="20.6186459827415">
            <text:p>20.6186459827</text:p>
          </table:table-cell>
          <table:table-cell office:value-type="float" office:value="21.8700313725095">
            <text:p>21.8700313725</text:p>
          </table:table-cell>
          <table:table-cell office:value-type="float" office:value="20.5994202202941">
            <text:p>20.5994202203</text:p>
          </table:table-cell>
          <table:table-cell office:value-type="float" office:value="21.33183976707">
            <text:p>21.3318397671</text:p>
          </table:table-cell>
          <table:table-cell office:value-type="float" office:value="20.8625540527921">
            <text:p>20.8625540528</text:p>
          </table:table-cell>
          <table:table-cell office:value-type="float" office:value="20.7172371935327">
            <text:p>20.7172371935</text:p>
          </table:table-cell>
          <table:table-cell office:value-type="float" office:value="21.9330713127951">
            <text:p>21.9330713128</text:p>
          </table:table-cell>
          <table:table-cell office:value-type="float" office:value="21.4101600529917">
            <text:p>21.410160053</text:p>
          </table:table-cell>
          <table:table-cell office:value-type="float" office:value="21.718140711668">
            <text:p>21.7181407117</text:p>
          </table:table-cell>
          <table:table-cell office:value-type="float" office:value="21.747886730335">
            <text:p>21.7478867303</text:p>
          </table:table-cell>
          <table:table-cell office:value-type="float" office:value="20.5056433545935">
            <text:p>20.5056433546</text:p>
          </table:table-cell>
          <table:table-cell office:value-type="float" office:value="21.9974799597914">
            <text:p>21.9974799598</text:p>
          </table:table-cell>
          <table:table-cell office:value-type="float" office:value="21.1336597048798">
            <text:p>21.1336597049</text:p>
          </table:table-cell>
          <table:table-cell office:value-type="float" office:value="21.1818106055505">
            <text:p>21.1818106056</text:p>
          </table:table-cell>
          <table:table-cell office:value-type="float" office:value="22.0967583783825">
            <text:p>22.0967583784</text:p>
          </table:table-cell>
          <table:table-cell office:value-type="float" office:value="21.8083169693607">
            <text:p>21.8083169694</text:p>
          </table:table-cell>
          <table:table-cell office:value-type="float" office:value="21.0863954299452">
            <text:p>21.0863954299</text:p>
          </table:table-cell>
          <table:table-cell office:value-type="float" office:value="21.6887009864831">
            <text:p>21.6887009865</text:p>
          </table:table-cell>
          <table:table-cell office:value-type="float" office:value="20.9944305731678">
            <text:p>20.9944305732</text:p>
          </table:table-cell>
          <table:table-cell office:value-type="float" office:value="20.841248753136">
            <text:p>20.8412487531</text:p>
          </table:table-cell>
          <table:table-cell office:value-type="float" office:value="21.8390111056007">
            <text:p>21.8390111056</text:p>
          </table:table-cell>
          <table:table-cell office:value-type="float" office:value="21.6595628481758">
            <text:p>21.6595628482</text:p>
          </table:table-cell>
          <table:table-cell office:value-type="float" office:value="22.1305856330945">
            <text:p>22.1305856331</text:p>
          </table:table-cell>
          <table:table-cell office:value-type="float" office:value="20.6772998905941">
            <text:p>20.6772998906</text:p>
          </table:table-cell>
          <table:table-cell office:value-type="float" office:value="21.1099182768238">
            <text:p>21.1099182768</text:p>
          </table:table-cell>
          <table:table-cell office:value-type="float" office:value="22.0633023782188">
            <text:p>22.0633023782</text:p>
          </table:table-cell>
          <table:table-cell office:value-type="float" office:value="21.9651017770258">
            <text:p>21.965101777</text:p>
          </table:table-cell>
          <table:table-cell office:value-type="float" office:value="21.9013829956431">
            <text:p>21.9013829956</text:p>
          </table:table-cell>
          <table:table-cell office:value-type="float" office:value="20.9719566382155">
            <text:p>20.9719566382</text:p>
          </table:table-cell>
          <table:table-cell office:value-type="float" office:value="22.0302115541739">
            <text:p>22.0302115542</text:p>
          </table:table-cell>
          <table:table-cell office:value-type="float" office:value="23.0723512568468">
            <text:p>23.0723512568</text:p>
          </table:table-cell>
          <table:table-cell office:value-type="float" office:value="23.4540418369526">
            <text:p>23.454041837</text:p>
          </table:table-cell>
          <table:table-cell office:value-type="float" office:value="22.5678803691707">
            <text:p>22.5678803692</text:p>
          </table:table-cell>
          <table:table-cell office:value-type="float" office:value="22.2697335947647">
            <text:p>22.2697335948</text:p>
          </table:table-cell>
          <table:table-cell office:value-type="float" office:value="35">
            <text:p>35</text:p>
          </table:table-cell>
          <table:table-cell office:value-type="float" office:value="27.0236954605766">
            <text:p>27.0236954606</text:p>
          </table:table-cell>
          <table:table-cell office:value-type="float" office:value="21.6307216860813">
            <text:p>21.6307216861</text:p>
          </table:table-cell>
          <table:table-cell office:value-type="float" office:value="35">
            <text:p>35</text:p>
          </table:table-cell>
          <table:table-cell office:value-type="float" office:value="32.1936677699278">
            <text:p>32.1936677699</text:p>
          </table:table-cell>
          <table:table-cell office:value-type="float" office:value="26.6006514412195">
            <text:p>26.6006514412</text:p>
          </table:table-cell>
          <table:table-cell table:number-columns-repeated="3" office:value-type="float" office:value="35">
            <text:p>35</text:p>
          </table:table-cell>
          <table:table-cell office:value-type="float" office:value="21.0171086012678">
            <text:p>21.0171086013</text:p>
          </table:table-cell>
          <table:table-cell office:value-type="float" office:value="21.3062344985246">
            <text:p>21.3062344985</text:p>
          </table:table-cell>
          <table:table-cell office:value-type="float" office:value="35">
            <text:p>35</text:p>
          </table:table-cell>
          <table:table-cell office:value-type="float" office:value="22.8957986270243">
            <text:p>22.895798627</text:p>
          </table:table-cell>
          <table:table-cell office:value-type="float" office:value="31.29691080701">
            <text:p>31.296910807</text:p>
          </table:table-cell>
          <table:table-cell table:number-columns-repeated="4" office:value-type="float" office:value="35">
            <text:p>35</text:p>
          </table:table-cell>
          <table:table-cell office:value-type="float" office:value="25.8450281910119">
            <text:p>25.845028191</text:p>
          </table:table-cell>
          <table:table-cell office:value-type="float" office:value="24.1106306899314">
            <text:p>24.1106306899</text:p>
          </table:table-cell>
          <table:table-cell office:value-type="float" office:value="20.9276101255115">
            <text:p>20.9276101255</text:p>
          </table:table-cell>
          <table:table-cell office:value-type="float" office:value="21.747886730335">
            <text:p>21.7478867303</text:p>
          </table:table-cell>
          <table:table-cell table:number-columns-repeated="3" office:value-type="float" office:value="35">
            <text:p>35</text:p>
          </table:table-cell>
          <table:table-cell office:value-type="float" office:value="24.8940637955655">
            <text:p>24.8940637956</text:p>
          </table:table-cell>
          <table:table-cell office:value-type="float" office:value="22.1305856330945">
            <text:p>22.1305856331</text:p>
          </table:table-cell>
          <table:table-cell office:value-type="float" office:value="22.4153448316282">
            <text:p>22.4153448316</text:p>
          </table:table-cell>
          <table:table-cell office:value-type="float" office:value="35">
            <text:p>35</text:p>
          </table:table-cell>
          <table:table-cell office:value-type="float" office:value="27.9798650487743">
            <text:p>27.9798650488</text:p>
          </table:table-cell>
          <table:table-cell office:value-type="float" office:value="28.5229717019889">
            <text:p>28.522971702</text:p>
          </table:table-cell>
          <table:table-cell office:value-type="float" office:value="35">
            <text:p>3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7596904979471">
            <text:p>22.7596904979</text:p>
          </table:table-cell>
          <table:table-cell office:value-type="float" office:value="22.1532262151712">
            <text:p>22.1532262152</text:p>
          </table:table-cell>
          <table:table-cell office:value-type="float" office:value="20.9893740283619">
            <text:p>20.9893740284</text:p>
          </table:table-cell>
          <table:table-cell office:value-type="float" office:value="21.5551513404014">
            <text:p>21.5551513404</text:p>
          </table:table-cell>
          <table:table-cell office:value-type="float" office:value="21.063039316663">
            <text:p>21.0630393167</text:p>
          </table:table-cell>
          <table:table-cell office:value-type="float" office:value="20.3010146960828">
            <text:p>20.3010146961</text:p>
          </table:table-cell>
          <table:table-cell office:value-type="float" office:value="35">
            <text:p>35</text:p>
          </table:table-cell>
          <table:table-cell office:value-type="float" office:value="22.0447617201684">
            <text:p>22.0447617202</text:p>
          </table:table-cell>
          <table:table-cell office:value-type="float" office:value="23.3383032322654">
            <text:p>23.3383032323</text:p>
          </table:table-cell>
          <table:table-cell office:value-type="float" office:value="23.1845581445955">
            <text:p>23.1845581446</text:p>
          </table:table-cell>
          <table:table-cell office:value-type="float" office:value="22.5033032935957">
            <text:p>22.5033032936</text:p>
          </table:table-cell>
          <table:table-cell office:value-type="float" office:value="31.7807709883776">
            <text:p>31.7807709884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940054851411">
            <text:p>21.9400548514</text:p>
          </table:table-cell>
          <table:table-cell office:value-type="float" office:value="31.0865103499161">
            <text:p>31.0865103499</text:p>
          </table:table-cell>
          <table:table-cell office:value-type="float" office:value="20.3556444034304">
            <text:p>20.3556444034</text:p>
          </table:table-cell>
          <table:table-cell office:value-type="float" office:value="21.1389124553425">
            <text:p>21.1389124553</text:p>
          </table:table-cell>
          <table:table-cell office:value-type="float" office:value="20.588783724904">
            <text:p>20.5887837249</text:p>
          </table:table-cell>
          <table:table-cell office:value-type="float" office:value="20.1957657663338">
            <text:p>20.1957657663</text:p>
          </table:table-cell>
          <table:table-cell office:value-type="float" office:value="25.336189973689">
            <text:p>25.3361899737</text:p>
          </table:table-cell>
          <table:table-cell office:value-type="float" office:value="35">
            <text:p>35</text:p>
          </table:table-cell>
          <table:table-cell office:value-type="float" office:value="21.7411590743586">
            <text:p>21.7411590744</text:p>
          </table:table-cell>
          <table:table-cell office:value-type="float" office:value="35">
            <text:p>35</text:p>
          </table:table-cell>
          <table:table-cell office:value-type="float" office:value="22.895617425713">
            <text:p>22.8956174257</text:p>
          </table:table-cell>
          <table:table-cell office:value-type="float" office:value="24.4193114926218">
            <text:p>24.4193114926</text:p>
          </table:table-cell>
          <table:table-cell office:value-type="float" office:value="28.8289232082287">
            <text:p>28.8289232082</text:p>
          </table:table-cell>
          <table:table-cell office:value-type="float" office:value="22.6290187826248">
            <text:p>22.6290187826</text:p>
          </table:table-cell>
          <table:table-cell office:value-type="float" office:value="35">
            <text:p>35</text:p>
          </table:table-cell>
          <table:table-cell office:value-type="float" office:value="21.8389136658362">
            <text:p>21.8389136658</text:p>
          </table:table-cell>
          <table:table-cell office:value-type="float" office:value="35">
            <text:p>35</text:p>
          </table:table-cell>
          <table:table-cell office:value-type="float" office:value="25.5974859339616">
            <text:p>25.597485934</text:p>
          </table:table-cell>
          <table:table-cell office:value-type="float" office:value="28.3662916842834">
            <text:p>28.3662916843</text:p>
          </table:table-cell>
          <table:table-cell office:value-type="float" office:value="34.3083464134485">
            <text:p>34.3083464134</text:p>
          </table:table-cell>
          <table:table-cell office:value-type="float" office:value="27.5343942152627">
            <text:p>27.5343942153</text:p>
          </table:table-cell>
          <table:table-cell office:value-type="float" office:value="35">
            <text:p>35</text:p>
          </table:table-cell>
          <table:table-cell office:value-type="float" office:value="26.4771733945136">
            <text:p>26.4771733945</text:p>
          </table:table-cell>
          <table:table-cell office:value-type="float" office:value="24.0252442255436">
            <text:p>24.0252442255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4116797322339">
            <text:p>20.4116797322</text:p>
          </table:table-cell>
          <table:table-cell office:value-type="float" office:value="33.380417196799">
            <text:p>33.3804171968</text:p>
          </table:table-cell>
          <table:table-cell office:value-type="float" office:value="35">
            <text:p>35</text:p>
          </table:table-cell>
          <table:table-cell office:value-type="float" office:value="24.8540773339378">
            <text:p>24.8540773339</text:p>
          </table:table-cell>
          <table:table-cell office:value-type="float" office:value="26.1665575635494">
            <text:p>26.1665575635</text:p>
          </table:table-cell>
          <table:table-cell office:value-type="float" office:value="25.0887447263315">
            <text:p>25.0887447263</text:p>
          </table:table-cell>
          <table:table-cell office:value-type="float" office:value="29.8664285730035">
            <text:p>29.866428573</text:p>
          </table:table-cell>
          <table:table-cell office:value-type="float" office:value="27.9358652606834">
            <text:p>27.9358652607</text:p>
          </table:table-cell>
          <table:table-cell office:value-type="float" office:value="23.6664163405948">
            <text:p>23.6664163406</text:p>
          </table:table-cell>
          <table:table-cell office:value-type="float" office:value="20.7149699788568">
            <text:p>20.7149699789</text:p>
          </table:table-cell>
          <table:table-cell office:value-type="float" office:value="21.3808182827983">
            <text:p>21.3808182828</text:p>
          </table:table-cell>
          <table:table-cell office:value-type="float" office:value="20.6510211235801">
            <text:p>20.6510211236</text:p>
          </table:table-cell>
          <table:table-cell office:value-type="float" office:value="20.5281899847608">
            <text:p>20.5281899848</text:p>
          </table:table-cell>
          <table:table-cell office:value-type="float" office:value="21.4665952679187">
            <text:p>21.4665952679</text:p>
          </table:table-cell>
          <table:table-cell office:value-type="float" office:value="23.4987723081259">
            <text:p>23.4987723081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8073677086027">
            <text:p>26.8073677086</text:p>
          </table:table-cell>
          <table:table-cell office:value-type="float" office:value="21.2170942129721">
            <text:p>21.217094213</text:p>
          </table:table-cell>
          <table:table-cell office:value-type="float" office:value="35">
            <text:p>35</text:p>
          </table:table-cell>
          <table:table-cell office:value-type="float" office:value="27.1590518245713">
            <text:p>27.1590518246</text:p>
          </table:table-cell>
          <table:table-cell office:value-type="float" office:value="20.7807018695216">
            <text:p>20.7807018695</text:p>
          </table:table-cell>
          <table:table-cell office:value-type="float" office:value="32.5420118201765">
            <text:p>32.5420118202</text:p>
          </table:table-cell>
          <table:table-cell office:value-type="float" office:value="21.2976915851013">
            <text:p>21.2976915851</text:p>
          </table:table-cell>
          <table:table-cell office:value-type="float" office:value="35">
            <text:p>35</text:p>
          </table:table-cell>
          <table:table-cell office:value-type="float" office:value="20.9178216023402">
            <text:p>20.9178216023</text:p>
          </table:table-cell>
          <table:table-cell office:value-type="float" office:value="24.2175562656981">
            <text:p>24.2175562657</text:p>
          </table:table-cell>
          <table:table-cell office:value-type="float" office:value="24.6312229525643">
            <text:p>24.6312229526</text:p>
          </table:table-cell>
          <table:table-cell office:value-type="float" office:value="30.45076223453">
            <text:p>30.4507622345</text:p>
          </table:table-cell>
          <table:table-cell office:value-type="float" office:value="23.0371230941739">
            <text:p>23.037123094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8417275480376">
            <text:p>23.841727548</text:p>
          </table:table-cell>
          <table:table-cell office:value-type="float" office:value="22.2656543077601">
            <text:p>22.2656543078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8413026897944">
            <text:p>20.8413026898</text:p>
          </table:table-cell>
          <table:table-cell office:value-type="float" office:value="20.6279594181899">
            <text:p>20.6279594182</text:p>
          </table:table-cell>
          <table:table-cell table:number-columns-repeated="4" office:value-type="float" office:value="20">
            <text:p>20</text:p>
          </table:table-cell>
          <table:table-cell office:value-type="float" office:value="20.8273941292955">
            <text:p>20.8273941293</text:p>
          </table:table-cell>
          <table:table-cell office:value-type="float" office:value="21.1848897403103">
            <text:p>21.1848897403</text:p>
          </table:table-cell>
          <table:table-cell office:value-type="float" office:value="20.9409528908231">
            <text:p>20.9409528908</text:p>
          </table:table-cell>
          <table:table-cell office:value-type="float" office:value="21.1373336935445">
            <text:p>21.1373336935</text:p>
          </table:table-cell>
          <table:table-cell office:value-type="float" office:value="21.1689401980994">
            <text:p>21.1689401981</text:p>
          </table:table-cell>
          <table:table-cell office:value-type="float" office:value="21.0752662599833">
            <text:p>21.07526626</text:p>
          </table:table-cell>
          <table:table-cell office:value-type="float" office:value="20.8835134397172">
            <text:p>20.8835134397</text:p>
          </table:table-cell>
          <table:table-cell office:value-type="float" office:value="20.9701823121641">
            <text:p>20.9701823122</text:p>
          </table:table-cell>
          <table:table-cell office:value-type="float" office:value="21.0146806764332">
            <text:p>21.0146806764</text:p>
          </table:table-cell>
          <table:table-cell office:value-type="float" office:value="20">
            <text:p>20</text:p>
          </table:table-cell>
          <table:table-cell office:value-type="float" office:value="21.0296910597472">
            <text:p>21.0296910597</text:p>
          </table:table-cell>
          <table:table-cell office:value-type="float" office:value="20.9849270929354">
            <text:p>20.9849270929</text:p>
          </table:table-cell>
          <table:table-cell office:value-type="float" office:value="21.0599830323687">
            <text:p>21.0599830324</text:p>
          </table:table-cell>
          <table:table-cell office:value-type="float" office:value="20.5281868710667">
            <text:p>20.5281868711</text:p>
          </table:table-cell>
          <table:table-cell office:value-type="float" office:value="20.8693616421721">
            <text:p>20.8693616422</text:p>
          </table:table-cell>
          <table:table-cell office:value-type="float" office:value="20.8977477356012">
            <text:p>20.8977477356</text:p>
          </table:table-cell>
          <table:table-cell office:value-type="float" office:value="20.9264667248659">
            <text:p>20.9264667249</text:p>
          </table:table-cell>
          <table:table-cell office:value-type="float" office:value="20.912065253323">
            <text:p>20.9120652533</text:p>
          </table:table-cell>
          <table:table-cell office:value-type="float" office:value="21.1061113682643">
            <text:p>21.1061113683</text:p>
          </table:table-cell>
          <table:table-cell office:value-type="float" office:value="20.8135652555683">
            <text:p>20.8135652556</text:p>
          </table:table-cell>
          <table:table-cell office:value-type="float" office:value="20.7455925579932">
            <text:p>20.745592558</text:p>
          </table:table-cell>
          <table:table-cell office:value-type="float" office:value="20.6152480651644">
            <text:p>20.6152480652</text:p>
          </table:table-cell>
          <table:table-cell office:value-type="float" office:value="21.0906420905496">
            <text:p>21.0906420905</text:p>
          </table:table-cell>
          <table:table-cell office:value-type="float" office:value="21.1216749476162">
            <text:p>21.1216749476</text:p>
          </table:table-cell>
          <table:table-cell office:value-type="float" office:value="21.1530884815981">
            <text:p>21.1530884816</text:p>
          </table:table-cell>
          <table:table-cell table:number-columns-repeated="2" office:value-type="float" office:value="20">
            <text:p>20</text:p>
          </table:table-cell>
          <table:table-cell office:value-type="float" office:value="27.5819825619481">
            <text:p>27.5819825619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795588578569">
            <text:p>25.8795588579</text:p>
          </table:table-cell>
          <table:table-cell table:number-columns-repeated="2" office:value-type="float" office:value="20">
            <text:p>20</text:p>
          </table:table-cell>
          <table:table-cell office:value-type="float" office:value="31.2644543112046">
            <text:p>31.2644543112</text:p>
          </table:table-cell>
          <table:table-cell table:number-columns-repeated="4" office:value-type="float" office:value="20">
            <text:p>20</text:p>
          </table:table-cell>
          <table:table-cell office:value-type="float" office:value="30.6012482861795">
            <text:p>30.6012482862</text:p>
          </table:table-cell>
          <table:table-cell office:value-type="float" office:value="28.9175351975556">
            <text:p>28.9175351976</text:p>
          </table:table-cell>
          <table:table-cell office:value-type="float" office:value="35">
            <text:p>3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9.9932722475234">
            <text:p>29.9932722475</text:p>
          </table:table-cell>
          <table:table-cell office:value-type="float" office:value="32.7896675624776">
            <text:p>32.7896675625</text:p>
          </table:table-cell>
          <table:table-cell office:value-type="float" office:value="31.9907742547254">
            <text:p>31.9907742547</text:p>
          </table:table-cell>
          <table:table-cell office:value-type="float" office:value="26.1787929181788">
            <text:p>26.1787929182</text:p>
          </table:table-cell>
          <table:table-cell office:value-type="float" office:value="20">
            <text:p>20</text:p>
          </table:table-cell>
          <table:table-cell office:value-type="float" office:value="33.6725834503696">
            <text:p>33.6725834504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4967196689363">
            <text:p>26.4967196689</text:p>
          </table:table-cell>
          <table:table-cell office:value-type="float" office:value="27.1961242930775">
            <text:p>27.1961242931</text:p>
          </table:table-cell>
          <table:table-cell office:value-type="float" office:value="29.4339028775159">
            <text:p>29.433902877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72159841368">
            <text:p>20.2072159841</text:p>
          </table:table-cell>
          <table:table-cell office:value-type="float" office:value="20.1783552509568">
            <text:p>20.178355251</text:p>
          </table:table-cell>
          <table:table-cell office:value-type="float" office:value="20.1079065298001">
            <text:p>20.1079065298</text:p>
          </table:table-cell>
          <table:table-cell office:value-type="float" office:value="20.8045656658115">
            <text:p>20.8045656658</text:p>
          </table:table-cell>
          <table:table-cell office:value-type="float" office:value="20.8815764263542">
            <text:p>20.8815764264</text:p>
          </table:table-cell>
          <table:table-cell office:value-type="float" office:value="21.5486013566124">
            <text:p>21.5486013566</text:p>
          </table:table-cell>
          <table:table-cell office:value-type="float" office:value="20.296240964083">
            <text:p>20.2962409641</text:p>
          </table:table-cell>
          <table:table-cell office:value-type="float" office:value="21.2610506448761">
            <text:p>21.2610506449</text:p>
          </table:table-cell>
          <table:table-cell office:value-type="float" office:value="21.0224571480294">
            <text:p>21.022457148</text:p>
          </table:table-cell>
          <table:table-cell office:value-type="float" office:value="20.486093039361">
            <text:p>20.4860930394</text:p>
          </table:table-cell>
          <table:table-cell office:value-type="float" office:value="21.4250536299789">
            <text:p>21.42505363</text:p>
          </table:table-cell>
          <table:table-cell office:value-type="float" office:value="20.2512624608695">
            <text:p>20.2512624609</text:p>
          </table:table-cell>
          <table:table-cell office:value-type="float" office:value="20.4049857324285">
            <text:p>20.4049857324</text:p>
          </table:table-cell>
          <table:table-cell office:value-type="float" office:value="20.5026742409294">
            <text:p>20.5026742409</text:p>
          </table:table-cell>
          <table:table-cell office:value-type="float" office:value="21.35353110867">
            <text:p>21.3535311087</text:p>
          </table:table-cell>
          <table:table-cell office:value-type="float" office:value="21.6254684871785">
            <text:p>21.6254684872</text:p>
          </table:table-cell>
          <table:table-cell office:value-type="float" office:value="21.5234436731846">
            <text:p>21.5234436732</text:p>
          </table:table-cell>
          <table:table-cell office:value-type="float" office:value="21.7857740565453">
            <text:p>21.7857740565</text:p>
          </table:table-cell>
          <table:table-cell office:value-type="float" office:value="21.3301075166688">
            <text:p>21.3301075167</text:p>
          </table:table-cell>
          <table:table-cell office:value-type="float" office:value="21.4493210510562">
            <text:p>21.4493210511</text:p>
          </table:table-cell>
          <table:table-cell office:value-type="float" office:value="21.7584249981192">
            <text:p>21.7584249981</text:p>
          </table:table-cell>
          <table:table-cell office:value-type="float" office:value="20.6398709229411">
            <text:p>20.6398709229</text:p>
          </table:table-cell>
          <table:table-cell office:value-type="float" office:value="21.2838699173649">
            <text:p>21.2838699174</text:p>
          </table:table-cell>
          <table:table-cell office:value-type="float" office:value="21.7313332784702">
            <text:p>21.7313332785</text:p>
          </table:table-cell>
          <table:table-cell office:value-type="float" office:value="21.085355022134">
            <text:p>21.0853550221</text:p>
          </table:table-cell>
          <table:table-cell office:value-type="float" office:value="20.7483835137051">
            <text:p>20.7483835137</text:p>
          </table:table-cell>
          <table:table-cell office:value-type="float" office:value="21.4985130928772">
            <text:p>21.4985130929</text:p>
          </table:table-cell>
          <table:table-cell office:value-type="float" office:value="20.5874534572688">
            <text:p>20.5874534573</text:p>
          </table:table-cell>
          <table:table-cell office:value-type="float" office:value="20.5193784699135">
            <text:p>20.5193784699</text:p>
          </table:table-cell>
          <table:table-cell office:value-type="float" office:value="21.238427622508">
            <text:p>21.2384276225</text:p>
          </table:table-cell>
          <table:table-cell office:value-type="float" office:value="21.1498482567731">
            <text:p>21.1498482568</text:p>
          </table:table-cell>
          <table:table-cell office:value-type="float" office:value="21.5996105596072">
            <text:p>21.5996105596</text:p>
          </table:table-cell>
          <table:table-cell office:value-type="float" office:value="21.1717110617321">
            <text:p>21.1717110617</text:p>
          </table:table-cell>
          <table:table-cell office:value-type="float" office:value="21.4738065543544">
            <text:p>21.4738065544</text:p>
          </table:table-cell>
          <table:table-cell office:value-type="float" office:value="21.6779074624818">
            <text:p>21.6779074625</text:p>
          </table:table-cell>
          <table:table-cell office:value-type="float" office:value="21.8133841378594">
            <text:p>21.8133841379</text:p>
          </table:table-cell>
          <table:table-cell office:value-type="float" office:value="21.7044952824935">
            <text:p>21.7044952825</text:p>
          </table:table-cell>
          <table:table-cell office:value-type="float" office:value="21.3068880047437">
            <text:p>21.3068880047</text:p>
          </table:table-cell>
          <table:table-cell table:number-columns-repeated="2" office:value-type="float" office:value="21.8412589968331">
            <text:p>21.8412589968</text:p>
          </table:table-cell>
          <table:table-cell table:number-columns-repeated="4" office:value-type="float" office:value="35">
            <text:p>35</text:p>
          </table:table-cell>
          <table:table-cell office:value-type="float" office:value="22.8999798242858">
            <text:p>22.8999798243</text:p>
          </table:table-cell>
          <table:table-cell office:value-type="float" office:value="21.1498482567731">
            <text:p>21.1498482568</text:p>
          </table:table-cell>
          <table:table-cell office:value-type="float" office:value="27.6516251460571">
            <text:p>27.6516251461</text:p>
          </table:table-cell>
          <table:table-cell office:value-type="float" office:value="21.9554838745891">
            <text:p>21.9554838746</text:p>
          </table:table-cell>
          <table:table-cell office:value-type="float" office:value="31.1231180588289">
            <text:p>31.1231180588</text:p>
          </table:table-cell>
          <table:table-cell office:value-type="float" office:value="23.5876014189646">
            <text:p>23.587601419</text:p>
          </table:table-cell>
          <table:table-cell office:value-type="float" office:value="22.0742651500991">
            <text:p>22.0742651501</text:p>
          </table:table-cell>
          <table:table-cell office:value-type="float" office:value="21.3301075166688">
            <text:p>21.3301075167</text:p>
          </table:table-cell>
          <table:table-cell office:value-type="float" office:value="21.4250536299789">
            <text:p>21.42505363</text:p>
          </table:table-cell>
          <table:table-cell office:value-type="float" office:value="24.6672801147349">
            <text:p>24.6672801147</text:p>
          </table:table-cell>
          <table:table-cell office:value-type="float" office:value="26.4520030101681">
            <text:p>26.4520030102</text:p>
          </table:table-cell>
          <table:table-cell office:value-type="float" office:value="33.7703770059821">
            <text:p>33.770377006</text:p>
          </table:table-cell>
          <table:table-cell office:value-type="float" office:value="34.8715118934647">
            <text:p>34.8715118935</text:p>
          </table:table-cell>
          <table:table-cell office:value-type="float" office:value="26.1052009518712">
            <text:p>26.1052009519</text:p>
          </table:table-cell>
          <table:table-cell office:value-type="float" office:value="35">
            <text:p>35</text:p>
          </table:table-cell>
          <table:table-cell office:value-type="float" office:value="29.1623225151146">
            <text:p>29.1623225151</text:p>
          </table:table-cell>
          <table:table-cell office:value-type="float" office:value="35">
            <text:p>35</text:p>
          </table:table-cell>
          <table:table-cell office:value-type="float" office:value="23.985501363738">
            <text:p>23.9855013637</text:p>
          </table:table-cell>
          <table:table-cell office:value-type="float" office:value="27.2222816824686">
            <text:p>27.2222816825</text:p>
          </table:table-cell>
          <table:table-cell office:value-type="float" office:value="25.1903785417443">
            <text:p>25.1903785417</text:p>
          </table:table-cell>
          <table:table-cell office:value-type="float" office:value="28.6170332336495">
            <text:p>28.6170332336</text:p>
          </table:table-cell>
          <table:table-cell office:value-type="float" office:value="24.4274432945715">
            <text:p>24.4274432946</text:p>
          </table:table-cell>
          <table:table-cell office:value-type="float" office:value="22.197881001698">
            <text:p>22.1978810017</text:p>
          </table:table-cell>
          <table:table-cell office:value-type="float" office:value="25.7806738891643">
            <text:p>25.7806738892</text:p>
          </table:table-cell>
          <table:table-cell office:value-type="float" office:value="31.9133223593243">
            <text:p>31.9133223593</text:p>
          </table:table-cell>
          <table:table-cell office:value-type="float" office:value="21.6254684871785">
            <text:p>21.6254684872</text:p>
          </table:table-cell>
          <table:table-cell office:value-type="float" office:value="32.7906579782731">
            <text:p>32.7906579783</text:p>
          </table:table-cell>
          <table:table-cell office:value-type="float" office:value="22.4608471731178">
            <text:p>22.4608471731</text:p>
          </table:table-cell>
          <table:table-cell office:value-type="float" office:value="22.6008795505494">
            <text:p>22.6008795505</text:p>
          </table:table-cell>
          <table:table-cell office:value-type="float" office:value="23.7814681279754">
            <text:p>23.781468128</text:p>
          </table:table-cell>
          <table:table-cell office:value-type="float" office:value="22.7471165289265">
            <text:p>22.747116528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2690730376777">
            <text:p>22.2690730377</text:p>
          </table:table-cell>
          <table:table-cell office:value-type="float" office:value="20.4273217114891">
            <text:p>20.4273217115</text:p>
          </table:table-cell>
          <table:table-cell office:value-type="float" office:value="20.9568658065033">
            <text:p>20.9568658065</text:p>
          </table:table-cell>
          <table:table-cell office:value-type="float" office:value="35">
            <text:p>35</text:p>
          </table:table-cell>
          <table:table-cell office:value-type="float" office:value="20.1502158754066">
            <text:p>20.1502158754</text:p>
          </table:table-cell>
          <table:table-cell office:value-type="float" office:value="30.4872040799841">
            <text:p>30.48720408</text:p>
          </table:table-cell>
          <table:table-cell office:value-type="float" office:value="21.8282489525105">
            <text:p>21.8282489525</text:p>
          </table:table-cell>
          <table:table-cell office:value-type="float" office:value="20.7440792195413">
            <text:p>20.7440792195</text:p>
          </table:table-cell>
          <table:table-cell office:value-type="float" office:value="22.0406292226811">
            <text:p>22.0406292227</text:p>
          </table:table-cell>
          <table:table-cell office:value-type="float" office:value="23.730905467014">
            <text:p>23.730905467</text:p>
          </table:table-cell>
          <table:table-cell office:value-type="float" office:value="35">
            <text:p>35</text:p>
          </table:table-cell>
          <table:table-cell office:value-type="float" office:value="21.1096549987319">
            <text:p>21.1096549987</text:p>
          </table:table-cell>
          <table:table-cell office:value-type="float" office:value="33.5557091585622">
            <text:p>33.5557091586</text:p>
          </table:table-cell>
          <table:table-cell office:value-type="float" office:value="20.5488095285502">
            <text:p>20.5488095286</text:p>
          </table:table-cell>
          <table:table-cell office:value-type="float" office:value="35">
            <text:p>35</text:p>
          </table:table-cell>
          <table:table-cell office:value-type="float" office:value="22.1527313966754">
            <text:p>22.1527313967</text:p>
          </table:table-cell>
          <table:table-cell office:value-type="float" office:value="20.8129487415277">
            <text:p>20.8129487415</text:p>
          </table:table-cell>
          <table:table-cell office:value-type="float" office:value="23.5547427725638">
            <text:p>23.5547427726</text:p>
          </table:table-cell>
          <table:table-cell office:value-type="float" office:value="20.6771528305447">
            <text:p>20.6771528305</text:p>
          </table:table-cell>
          <table:table-cell office:value-type="float" office:value="29.3228733181567">
            <text:p>29.3228733182</text:p>
          </table:table-cell>
          <table:table-cell office:value-type="float" office:value="22.6460843052575">
            <text:p>22.6460843053</text:p>
          </table:table-cell>
          <table:table-cell office:value-type="float" office:value="29.8806650502033">
            <text:p>29.8806650502</text:p>
          </table:table-cell>
          <table:table-cell office:value-type="float" office:value="21.5362770473392">
            <text:p>21.5362770473</text:p>
          </table:table-cell>
          <table:table-cell office:value-type="float" office:value="21.2721628275004">
            <text:p>21.2721628275</text:p>
          </table:table-cell>
          <table:table-cell office:value-type="float" office:value="21.0321008889329">
            <text:p>21.0321008889</text:p>
          </table:table-cell>
          <table:table-cell office:value-type="float" office:value="24.5261631883122">
            <text:p>24.5261631883</text:p>
          </table:table-cell>
          <table:table-cell office:value-type="float" office:value="24.7512167981108">
            <text:p>24.7512167981</text:p>
          </table:table-cell>
          <table:table-cell office:value-type="float" office:value="32.6728486613067">
            <text:p>32.6728486613</text:p>
          </table:table-cell>
          <table:table-cell office:value-type="float" office:value="35">
            <text:p>35</text:p>
          </table:table-cell>
          <table:table-cell office:value-type="float" office:value="24.9884733855485">
            <text:p>24.9884733855</text:p>
          </table:table-cell>
          <table:table-cell office:value-type="float" office:value="35">
            <text:p>35</text:p>
          </table:table-cell>
          <table:table-cell office:value-type="float" office:value="25.2389531234097">
            <text:p>25.2389531234</text:p>
          </table:table-cell>
          <table:table-cell office:value-type="float" office:value="21.4453470293395">
            <text:p>21.4453470293</text:p>
          </table:table-cell>
          <table:table-cell office:value-type="float" office:value="28.331773633874">
            <text:p>28.3317736339</text:p>
          </table:table-cell>
          <table:table-cell office:value-type="float" office:value="21.7275623197081">
            <text:p>21.7275623197</text:p>
          </table:table-cell>
          <table:table-cell table:number-columns-repeated="2" office:value-type="float" office:value="35">
            <text:p>35</text:p>
          </table:table-cell>
          <table:table-cell office:value-type="float" office:value="27.0938522217418">
            <text:p>27.0938522217</text:p>
          </table:table-cell>
          <table:table-cell office:value-type="float" office:value="35">
            <text:p>35</text:p>
          </table:table-cell>
          <table:table-cell office:value-type="float" office:value="21.1896370359337">
            <text:p>21.1896370359</text:p>
          </table:table-cell>
          <table:table-cell office:value-type="float" office:value="20.2028268178757">
            <text:p>20.2028268179</text:p>
          </table:table-cell>
          <table:table-cell office:value-type="float" office:value="23.0713426895269">
            <text:p>23.0713426895</text:p>
          </table:table-cell>
          <table:table-cell office:value-type="float" office:value="26.3979863839014">
            <text:p>26.3979863839</text:p>
          </table:table-cell>
          <table:table-cell office:value-type="float" office:value="35">
            <text:p>35</text:p>
          </table:table-cell>
          <table:table-cell office:value-type="float" office:value="26.0817943116883">
            <text:p>26.0817943117</text:p>
          </table:table-cell>
          <table:table-cell table:number-columns-repeated="2" office:value-type="float" office:value="35">
            <text:p>35</text:p>
          </table:table-cell>
          <table:table-cell office:value-type="float" office:value="25.5037931598952">
            <text:p>25.5037931599</text:p>
          </table:table-cell>
          <table:table-cell office:value-type="float" office:value="22.3898992722794">
            <text:p>22.3898992723</text:p>
          </table:table-cell>
          <table:table-cell office:value-type="float" office:value="20.8838472681428">
            <text:p>20.8838472681</text:p>
          </table:table-cell>
          <table:table-cell office:value-type="float" office:value="35">
            <text:p>35</text:p>
          </table:table-cell>
          <table:table-cell office:value-type="float" office:value="27.4779214606796">
            <text:p>27.4779214607</text:p>
          </table:table-cell>
          <table:table-cell office:value-type="float" office:value="35">
            <text:p>35</text:p>
          </table:table-cell>
          <table:table-cell office:value-type="float" office:value="24.3123946947104">
            <text:p>24.3123946947</text:p>
          </table:table-cell>
          <table:table-cell office:value-type="float" office:value="31.1491726866848">
            <text:p>31.1491726867</text:p>
          </table:table-cell>
          <table:table-cell office:value-type="float" office:value="35">
            <text:p>35</text:p>
          </table:table-cell>
          <table:table-cell office:value-type="float" office:value="24.1090832551268">
            <text:p>24.1090832551</text:p>
          </table:table-cell>
          <table:table-cell office:value-type="float" office:value="35">
            <text:p>35</text:p>
          </table:table-cell>
          <table:table-cell office:value-type="float" office:value="22.9236693476137">
            <text:p>22.9236693476</text:p>
          </table:table-cell>
          <table:table-cell office:value-type="float" office:value="31.8745329711771">
            <text:p>31.8745329712</text:p>
          </table:table-cell>
          <table:table-cell office:value-type="float" office:value="23.2254526987266">
            <text:p>23.2254526987</text:p>
          </table:table-cell>
          <table:table-cell office:value-type="float" office:value="35">
            <text:p>35</text:p>
          </table:table-cell>
          <table:table-cell office:value-type="float" office:value="23.9154798869148">
            <text:p>23.9154798869</text:p>
          </table:table-cell>
          <table:table-cell office:value-type="float" office:value="21.3573556869838">
            <text:p>21.357355687</text:p>
          </table:table-cell>
          <table:table-cell office:value-type="float" office:value="35">
            <text:p>35</text:p>
          </table:table-cell>
          <table:table-cell office:value-type="float" office:value="25.7842648792548">
            <text:p>25.7842648793</text:p>
          </table:table-cell>
          <table:table-cell office:value-type="float" office:value="23.3864295854864">
            <text:p>23.3864295855</text:p>
          </table:table-cell>
          <table:table-cell office:value-type="float" office:value="26.7346538807896">
            <text:p>26.7346538808</text:p>
          </table:table-cell>
          <table:table-cell office:value-type="float" office:value="28.8081792136518">
            <text:p>28.8081792137</text:p>
          </table:table-cell>
          <table:table-cell office:value-type="float" office:value="21.6302954569064">
            <text:p>21.6302954569</text:p>
          </table:table-cell>
          <table:table-cell office:value-type="float" office:value="34.5372958422487">
            <text:p>34.5372958422</text:p>
          </table:table-cell>
          <table:table-cell table:number-columns-repeated="2" office:value-type="float" office:value="35">
            <text:p>35</text:p>
          </table:table-cell>
          <table:table-cell office:value-type="float" office:value="22.5154744961249">
            <text:p>22.5154744961</text:p>
          </table:table-cell>
          <table:table-cell office:value-type="float" office:value="27.8895373232111">
            <text:p>27.8895373232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office:value-type="string">
            <text:p>買取価格</text:p>
          </table:table-cell>
          <table:table-cell table:number-columns-repeated="39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56916266666551">
            <text:p>9.5691626667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634268625">
            <text:p>10.634268625</text:p>
          </table:table-cell>
          <table:table-cell table:number-columns-repeated="3" office:value-type="float" office:value="20">
            <text:p>20</text:p>
          </table:table-cell>
          <table:table-cell office:value-type="float" office:value="15.24">
            <text:p>15.2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2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2.5456086111103">
            <text:p>12.5456086111</text:p>
          </table:table-cell>
          <table:table-cell office:value-type="float" office:value="20">
            <text:p>20</text:p>
          </table:table-cell>
          <table:table-cell office:value-type="float" office:value="12.0641048611094">
            <text:p>12.0641048611</text:p>
          </table:table-cell>
          <table:table-cell table:number-columns-repeated="3" office:value-type="float" office:value="20">
            <text:p>20</text:p>
          </table:table-cell>
          <table:table-cell office:value-type="float" office:value="14.311219875">
            <text:p>14.311219875</text:p>
          </table:table-cell>
          <table:table-cell table:number-columns-repeated="3" office:value-type="float" office:value="20">
            <text:p>20</text:p>
          </table:table-cell>
          <table:table-cell office:value-type="float" office:value="18.9224594690743">
            <text:p>18.9224594691</text:p>
          </table:table-cell>
          <table:table-cell office:value-type="float" office:value="9.33333333333333">
            <text:p>9.3333333333</text:p>
          </table:table-cell>
          <table:table-cell table:number-columns-repeated="91" office:value-type="float" office:value="20">
            <text:p>20</text:p>
          </table:table-cell>
          <table:table-cell office:value-type="float" office:value="19.4817347769679">
            <text:p>19.481734777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1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2" office:value-type="float" office:value="20">
            <text:p>20</text:p>
          </table:table-cell>
          <table:table-cell office:value-type="float" office:value="19.0818226769044">
            <text:p>19.0818226769</text:p>
          </table:table-cell>
          <table:table-cell office:value-type="float" office:value="15.6331032777785">
            <text:p>15.6331032778</text:p>
          </table:table-cell>
          <table:table-cell office:value-type="float" office:value="15.8594044444452">
            <text:p>15.8594044444</text:p>
          </table:table-cell>
          <table:table-cell office:value-type="float" office:value="15.4904950000011">
            <text:p>15.490495</text:p>
          </table:table-cell>
          <table:table-cell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4.3207967777774">
            <text:p>14.3207967778</text:p>
          </table:table-cell>
          <table:table-cell office:value-type="float" office:value="14.480774333333">
            <text:p>14.480774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3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7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3" office:value-type="float" office:value="20">
            <text:p>20</text:p>
          </table:table-cell>
          <table:table-cell office:value-type="float" office:value="11.1565575">
            <text:p>11.156557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.03396">
            <text:p>15.03396</text:p>
          </table:table-cell>
          <table:table-cell table:number-columns-repeated="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1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2807146666656">
            <text:p>10.2807146667</text:p>
          </table:table-cell>
          <table:table-cell office:value-type="float" office:value="20">
            <text:p>20</text:p>
          </table:table-cell>
          <table:table-cell office:value-type="float" office:value="9.35939022222188">
            <text:p>9.3593902222</text:p>
          </table:table-cell>
          <table:table-cell table:number-columns-repeated="2" office:value-type="float" office:value="20">
            <text:p>20</text:p>
          </table:table-cell>
          <table:table-cell office:value-type="float" office:value="13.348784">
            <text:p>13.34878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8" office:value-type="float" office:value="20">
            <text:p>20</text:p>
          </table:table-cell>
          <table:table-cell office:value-type="float" office:value="15.9106613333323">
            <text:p>15.9106613333</text:p>
          </table:table-cell>
          <table:table-cell office:value-type="float" office:value="15.4553560000011">
            <text:p>15.455356</text:p>
          </table:table-cell>
          <table:table-cell office:value-type="float" office:value="15.069728">
            <text:p>15.069728</text:p>
          </table:table-cell>
          <table:table-cell office:value-type="float" office:value="20">
            <text:p>20</text:p>
          </table:table-cell>
          <table:table-cell office:value-type="float" office:value="14.0871875">
            <text:p>14.0871875</text:p>
          </table:table-cell>
          <table:table-cell office:value-type="float" office:value="20">
            <text:p>20</text:p>
          </table:table-cell>
          <table:table-cell office:value-type="float" office:value="14.762824875">
            <text:p>14.762824875</text:p>
          </table:table-cell>
          <table:table-cell office:value-type="float" office:value="14.66900825">
            <text:p>14.66900825</text:p>
          </table:table-cell>
          <table:table-cell office:value-type="float" office:value="13.5156822083338">
            <text:p>13.5156822083</text:p>
          </table:table-cell>
          <table:table-cell office:value-type="float" office:value="13.709961277776">
            <text:p>13.7099612778</text:p>
          </table:table-cell>
          <table:table-cell office:value-type="float" office:value="20">
            <text:p>20</text:p>
          </table:table-cell>
          <table:table-cell office:value-type="float" office:value="14.035564875">
            <text:p>14.035564875</text:p>
          </table:table-cell>
          <table:table-cell office:value-type="float" office:value="20">
            <text:p>20</text:p>
          </table:table-cell>
          <table:table-cell office:value-type="float" office:value="17.5271294458464">
            <text:p>17.5271294458</text:p>
          </table:table-cell>
          <table:table-cell office:value-type="float" office:value="17.9937087956867">
            <text:p>17.9937087957</text:p>
          </table:table-cell>
          <table:table-cell office:value-type="float" office:value="20">
            <text:p>20</text:p>
          </table:table-cell>
          <table:table-cell office:value-type="float" office:value="16.6406286811498">
            <text:p>16.6406286811</text:p>
          </table:table-cell>
          <table:table-cell office:value-type="float" office:value="19.6267365201278">
            <text:p>19.6267365201</text:p>
          </table:table-cell>
          <table:table-cell office:value-type="float" office:value="16.920576291054">
            <text:p>16.9205762911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6" office:value-type="float" office:value="20">
            <text:p>20</text:p>
          </table:table-cell>
          <table:table-cell table:number-columns-repeated="4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5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4.3471760555568">
            <text:p>14.3471760556</text:p>
          </table:table-cell>
          <table:table-cell table:number-columns-repeated="2" office:value-type="float" office:value="20">
            <text:p>20</text:p>
          </table:table-cell>
          <table:table-cell office:value-type="float" office:value="19.8042817047">
            <text:p>19.8042817047</text:p>
          </table:table-cell>
          <table:table-cell table:number-columns-repeated="74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2.8957944444452">
            <text:p>12.8957944444</text:p>
          </table:table-cell>
          <table:table-cell office:value-type="float" office:value="20">
            <text:p>20</text:p>
          </table:table-cell>
          <table:table-cell office:value-type="float" office:value="14.279942">
            <text:p>14.279942</text:p>
          </table:table-cell>
          <table:table-cell office:value-type="float" office:value="20">
            <text:p>20</text:p>
          </table:table-cell>
          <table:table-cell office:value-type="float" office:value="13.637546">
            <text:p>13.637546</text:p>
          </table:table-cell>
          <table:table-cell office:value-type="float" office:value="20">
            <text:p>20</text:p>
          </table:table-cell>
          <table:table-cell office:value-type="float" office:value="14.3864399166676">
            <text:p>14.3864399167</text:p>
          </table:table-cell>
          <table:table-cell office:value-type="float" office:value="20">
            <text:p>20</text:p>
          </table:table-cell>
          <table:table-cell office:value-type="float" office:value="15.2071545833324">
            <text:p>15.2071545833</text:p>
          </table:table-cell>
          <table:table-cell office:value-type="float" office:value="14.5515446250009">
            <text:p>14.551544625</text:p>
          </table:table-cell>
          <table:table-cell office:value-type="float" office:value="9.33333333333333">
            <text:p>9.3333333333</text:p>
          </table:table-cell>
          <table:table-cell table:number-columns-repeated="79" office:value-type="float" office:value="20">
            <text:p>20</text:p>
          </table:table-cell>
          <table:table-cell office:value-type="float" office:value="12.5885695">
            <text:p>12.5885695</text:p>
          </table:table-cell>
          <table:table-cell office:value-type="float" office:value="20">
            <text:p>20</text:p>
          </table:table-cell>
          <table:table-cell office:value-type="float" office:value="12.5011725">
            <text:p>12.5011725</text:p>
          </table:table-cell>
          <table:table-cell office:value-type="float" office:value="13.722257">
            <text:p>13.722257</text:p>
          </table:table-cell>
          <table:table-cell office:value-type="float" office:value="20">
            <text:p>20</text:p>
          </table:table-cell>
          <table:table-cell office:value-type="float" office:value="14.1152686666671">
            <text:p>14.1152686667</text:p>
          </table:table-cell>
          <table:table-cell office:value-type="float" office:value="20">
            <text:p>20</text:p>
          </table:table-cell>
          <table:table-cell office:value-type="float" office:value="13.7814606805538">
            <text:p>13.7814606806</text:p>
          </table:table-cell>
          <table:table-cell table:number-columns-repeated="2" office:value-type="float" office:value="20">
            <text:p>20</text:p>
          </table:table-cell>
          <table:table-cell office:value-type="float" office:value="16.0164750000012">
            <text:p>16.016475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31" office:value-type="float" office:value="20">
            <text:p>20</text:p>
          </table:table-cell>
        </table:table-row>
        <table:table-row table:style-name="ro1">
          <table:table-cell table:number-columns-repeated="961"/>
        </table:table-row>
        <table:table-row table:style-name="ro1">
          <table:table-cell office:value-type="string">
            <text:p>電力購入量</text:p>
          </table:table-cell>
          <table:table-cell office:value-type="float" office:value="362.394341288094">
            <text:p>362.3943412881</text:p>
          </table:table-cell>
          <table:table-cell office:value-type="float" office:value="312.957976257938">
            <text:p>312.9579762579</text:p>
          </table:table-cell>
          <table:table-cell office:value-type="float" office:value="315.564352253831">
            <text:p>315.5643522538</text:p>
          </table:table-cell>
          <table:table-cell office:value-type="float" office:value="23.5175419827621">
            <text:p>23.5175419828</text:p>
          </table:table-cell>
          <table:table-cell office:value-type="float" office:value="500">
            <text:p>500</text:p>
          </table:table-cell>
          <table:table-cell office:value-type="float" office:value="101.321454497989">
            <text:p>101.321454498</text:p>
          </table:table-cell>
          <table:table-cell office:value-type="float" office:value="388.155996613432">
            <text:p>388.1559966134</text:p>
          </table:table-cell>
          <table:table-cell office:value-type="float" office:value="89.7017934137572">
            <text:p>89.7017934138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187.55701944822">
            <text:p>187.5570194482</text:p>
          </table:table-cell>
          <table:table-cell table:number-columns-repeated="2" office:value-type="float" office:value="0">
            <text:p>0</text:p>
          </table:table-cell>
          <table:table-cell office:value-type="float" office:value="153.383349569814">
            <text:p>153.3833495698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98.323181474251">
            <text:p>398.3231814743</text:p>
          </table:table-cell>
          <table:table-cell office:value-type="float" office:value="34.9037332896573">
            <text:p>34.9037332897</text:p>
          </table:table-cell>
          <table:table-cell office:value-type="float" office:value="0">
            <text:p>0</text:p>
          </table:table-cell>
          <table:table-cell office:value-type="float" office:value="30.1237526666567">
            <text:p>30.1237526667</text:p>
          </table:table-cell>
          <table:table-cell office:value-type="float" office:value="78.9071158568824">
            <text:p>78.9071158569</text:p>
          </table:table-cell>
          <table:table-cell office:value-type="float" office:value="165.668681387485">
            <text:p>165.6686813875</text:p>
          </table:table-cell>
          <table:table-cell table:number-columns-repeated="2" office:value-type="float" office:value="0">
            <text:p>0</text:p>
          </table:table-cell>
          <table:table-cell office:value-type="float" office:value="328.873227413506">
            <text:p>328.8732274135</text:p>
          </table:table-cell>
          <table:table-cell office:value-type="float" office:value="234.863549257139">
            <text:p>234.8635492571</text:p>
          </table:table-cell>
          <table:table-cell office:value-type="float" office:value="0">
            <text:p>0</text:p>
          </table:table-cell>
          <table:table-cell office:value-type="float" office:value="42.9995995064856">
            <text:p>42.9995995065</text:p>
          </table:table-cell>
          <table:table-cell office:value-type="float" office:value="306.531775181207">
            <text:p>306.5317751812</text:p>
          </table:table-cell>
          <table:table-cell office:value-type="float" office:value="0">
            <text:p>0</text:p>
          </table:table-cell>
          <table:table-cell office:value-type="float" office:value="18.227972865814">
            <text:p>18.2279728658</text:p>
          </table:table-cell>
          <table:table-cell office:value-type="float" office:value="0">
            <text:p>0</text:p>
          </table:table-cell>
          <table:table-cell office:value-type="float" office:value="144.103317189806">
            <text:p>144.1033171898</text:p>
          </table:table-cell>
          <table:table-cell office:value-type="float" office:value="425.143100448108">
            <text:p>425.1431004481</text:p>
          </table:table-cell>
          <table:table-cell office:value-type="float" office:value="61.9693363103956">
            <text:p>61.9693363104</text:p>
          </table:table-cell>
          <table:table-cell office:value-type="float" office:value="0">
            <text:p>0</text:p>
          </table:table-cell>
          <table:table-cell office:value-type="float" office:value="175.79019565438">
            <text:p>175.7901956544</text:p>
          </table:table-cell>
          <table:table-cell table:number-columns-repeated="4" office:value-type="float" office:value="0">
            <text:p>0</text:p>
          </table:table-cell>
          <table:table-cell office:value-type="float" office:value="171.17787616939">
            <text:p>171.1778761694</text:p>
          </table:table-cell>
          <table:table-cell office:value-type="float" office:value="142.257776570501">
            <text:p>142.2577765705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1.9490983846398">
            <text:p>21.9490983846</text:p>
          </table:table-cell>
          <table:table-cell office:value-type="float" office:value="438.677302252724">
            <text:p>438.6773022527</text:p>
          </table:table-cell>
          <table:table-cell table:number-columns-repeated="2" office:value-type="float" office:value="0">
            <text:p>0</text:p>
          </table:table-cell>
          <table:table-cell office:value-type="float" office:value="318.224760820775">
            <text:p>318.2247608208</text:p>
          </table:table-cell>
          <table:table-cell office:value-type="float" office:value="232.141210703261">
            <text:p>232.1412107033</text:p>
          </table:table-cell>
          <table:table-cell office:value-type="float" office:value="114.84413409769">
            <text:p>114.8441340977</text:p>
          </table:table-cell>
          <table:table-cell office:value-type="float" office:value="7.91558387737859">
            <text:p>7.9155838774</text:p>
          </table:table-cell>
          <table:table-cell office:value-type="float" office:value="27.5094495753956">
            <text:p>27.5094495754</text:p>
          </table:table-cell>
          <table:table-cell office:value-type="float" office:value="269.728205064257">
            <text:p>269.7282050643</text:p>
          </table:table-cell>
          <table:table-cell office:value-type="float" office:value="0">
            <text:p>0</text:p>
          </table:table-cell>
          <table:table-cell office:value-type="float" office:value="55.7781726914621">
            <text:p>55.7781726915</text:p>
          </table:table-cell>
          <table:table-cell office:value-type="float" office:value="399.897083162628">
            <text:p>399.8970831626</text:p>
          </table:table-cell>
          <table:table-cell office:value-type="float" office:value="0">
            <text:p>0</text:p>
          </table:table-cell>
          <table:table-cell office:value-type="float" office:value="460.369011650746">
            <text:p>460.3690116507</text:p>
          </table:table-cell>
          <table:table-cell office:value-type="float" office:value="0">
            <text:p>0</text:p>
          </table:table-cell>
          <table:table-cell office:value-type="float" office:value="75.1196350148233">
            <text:p>75.1196350148</text:p>
          </table:table-cell>
          <table:table-cell office:value-type="float" office:value="94.9545650900697">
            <text:p>94.954565090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205.308234950756">
            <text:p>205.3082349508</text:p>
          </table:table-cell>
          <table:table-cell office:value-type="float" office:value="77.6543148187104">
            <text:p>77.6543148187</text:p>
          </table:table-cell>
          <table:table-cell office:value-type="float" office:value="0">
            <text:p>0</text:p>
          </table:table-cell>
          <table:table-cell office:value-type="float" office:value="306.84905707739">
            <text:p>306.849057077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67.256524087145">
            <text:p>167.2565240871</text:p>
          </table:table-cell>
          <table:table-cell office:value-type="float" office:value="16.0505919222327">
            <text:p>16.0505919222</text:p>
          </table:table-cell>
          <table:table-cell office:value-type="float" office:value="100">
            <text:p>100</text:p>
          </table:table-cell>
          <table:table-cell office:value-type="float" office:value="325.934859472304">
            <text:p>325.9348594723</text:p>
          </table:table-cell>
          <table:table-cell office:value-type="float" office:value="79.8827968930984">
            <text:p>79.8827968931</text:p>
          </table:table-cell>
          <table:table-cell office:value-type="float" office:value="0">
            <text:p>0</text:p>
          </table:table-cell>
          <table:table-cell office:value-type="float" office:value="53.479440251565">
            <text:p>53.4794402516</text:p>
          </table:table-cell>
          <table:table-cell office:value-type="float" office:value="9.21536378472557">
            <text:p>9.2153637847</text:p>
          </table:table-cell>
          <table:table-cell table:number-columns-repeated="2" office:value-type="float" office:value="0">
            <text:p>0</text:p>
          </table:table-cell>
          <table:table-cell office:value-type="float" office:value="468.111874667157">
            <text:p>468.1118746672</text:p>
          </table:table-cell>
          <table:table-cell office:value-type="float" office:value="273.551671404809">
            <text:p>273.5516714048</text:p>
          </table:table-cell>
          <table:table-cell office:value-type="float" office:value="229.158047446915">
            <text:p>229.1580474469</text:p>
          </table:table-cell>
          <table:table-cell office:value-type="float" office:value="130.648200090353">
            <text:p>130.6482000904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30.17209793645">
            <text:p>130.1720979365</text:p>
          </table:table-cell>
          <table:table-cell office:value-type="float" office:value="151.870888331643">
            <text:p>151.8708883316</text:p>
          </table:table-cell>
          <table:table-cell table:number-columns-repeated="864"/>
        </table:table-row>
        <table:table-row table:style-name="ro1">
          <table:table-cell office:value-type="string">
            <text:p>電力販売量</text:p>
          </table:table-cell>
          <table:table-cell table:number-columns-repeated="2" office:value-type="float" office:value="0">
            <text:p>0</text:p>
          </table:table-cell>
          <table:table-cell office:value-type="float" office:value="300.614539418842">
            <text:p>300.6145394188</text:p>
          </table:table-cell>
          <table:table-cell office:value-type="float" office:value="138.607428290404">
            <text:p>138.6074282904</text:p>
          </table:table-cell>
          <table:table-cell office:value-type="float" office:value="27.143675792494">
            <text:p>27.1436757925</text:p>
          </table:table-cell>
          <table:table-cell office:value-type="float" office:value="0">
            <text:p>0</text:p>
          </table:table-cell>
          <table:table-cell office:value-type="float" office:value="274.011243008536">
            <text:p>274.0112430085</text:p>
          </table:table-cell>
          <table:table-cell office:value-type="float" office:value="312.017508104367">
            <text:p>312.0175081044</text:p>
          </table:table-cell>
          <table:table-cell office:value-type="float" office:value="339.7835803031">
            <text:p>339.7835803031</text:p>
          </table:table-cell>
          <table:table-cell office:value-type="float" office:value="61.2569091109594">
            <text:p>61.256909111</text:p>
          </table:table-cell>
          <table:table-cell office:value-type="float" office:value="486.768036180568">
            <text:p>486.7680361806</text:p>
          </table:table-cell>
          <table:table-cell office:value-type="float" office:value="156.620961568009">
            <text:p>156.620961568</text:p>
          </table:table-cell>
          <table:table-cell office:value-type="float" office:value="18.6078069434648">
            <text:p>18.6078069435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71.288993477188">
            <text:p>171.2889934772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242.47462224797">
            <text:p>242.474622248</text:p>
          </table:table-cell>
          <table:table-cell office:value-type="float" office:value="267.66635721865">
            <text:p>267.6663572187</text:p>
          </table:table-cell>
          <table:table-cell office:value-type="float" office:value="271.929723539623">
            <text:p>271.9297235396</text:p>
          </table:table-cell>
          <table:table-cell office:value-type="float" office:value="290.491266788531">
            <text:p>290.4912667885</text:p>
          </table:table-cell>
          <table:table-cell office:value-type="float" office:value="500">
            <text:p>500</text:p>
          </table:table-cell>
          <table:table-cell office:value-type="float" office:value="452.185041315522">
            <text:p>452.1850413155</text:p>
          </table:table-cell>
          <table:table-cell table:number-columns-repeated="2" office:value-type="float" office:value="500">
            <text:p>500</text:p>
          </table:table-cell>
          <table:table-cell office:value-type="float" office:value="214.974226336117">
            <text:p>214.9742263361</text:p>
          </table:table-cell>
          <table:table-cell office:value-type="float" office:value="265.012520205577">
            <text:p>265.0125202056</text:p>
          </table:table-cell>
          <table:table-cell office:value-type="float" office:value="500">
            <text:p>500</text:p>
          </table:table-cell>
          <table:table-cell office:value-type="float" office:value="485.716400809683">
            <text:p>485.7164008097</text:p>
          </table:table-cell>
          <table:table-cell office:value-type="float" office:value="488.071488969812">
            <text:p>488.0714889698</text:p>
          </table:table-cell>
          <table:table-cell office:value-type="float" office:value="44.1372617565141">
            <text:p>44.1372617565</text:p>
          </table:table-cell>
          <table:table-cell office:value-type="float" office:value="500">
            <text:p>500</text:p>
          </table:table-cell>
          <table:table-cell office:value-type="float" office:value="450.953229923963">
            <text:p>450.953229924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61.373505651508">
            <text:p>161.3735056515</text:p>
          </table:table-cell>
          <table:table-cell office:value-type="float" office:value="205.676689702934">
            <text:p>205.6766897029</text:p>
          </table:table-cell>
          <table:table-cell office:value-type="float" office:value="289.131695885949">
            <text:p>289.1316958859</text:p>
          </table:table-cell>
          <table:table-cell office:value-type="float" office:value="134.09588766464">
            <text:p>134.0958876646</text:p>
          </table:table-cell>
          <table:table-cell office:value-type="float" office:value="394.121680743956">
            <text:p>394.121680744</text:p>
          </table:table-cell>
          <table:table-cell office:value-type="float" office:value="500">
            <text:p>500</text:p>
          </table:table-cell>
          <table:table-cell office:value-type="float" office:value="271.25414691186">
            <text:p>271.2541469119</text:p>
          </table:table-cell>
          <table:table-cell office:value-type="float" office:value="216.248810197437">
            <text:p>216.2488101974</text:p>
          </table:table-cell>
          <table:table-cell office:value-type="float" office:value="190.734339083399">
            <text:p>190.7343390834</text:p>
          </table:table-cell>
          <table:table-cell office:value-type="float" office:value="458.803845658954">
            <text:p>458.803845659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5.2345084983169">
            <text:p>15.234508498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15.267949632385">
            <text:p>115.2679496324</text:p>
          </table:table-cell>
          <table:table-cell office:value-type="float" office:value="0">
            <text:p>0</text:p>
          </table:table-cell>
          <table:table-cell office:value-type="float" office:value="61.3770861055547">
            <text:p>61.3770861056</text:p>
          </table:table-cell>
          <table:table-cell office:value-type="float" office:value="118.372784498211">
            <text:p>118.3727844982</text:p>
          </table:table-cell>
          <table:table-cell office:value-type="float" office:value="126.754825522364">
            <text:p>126.7548255224</text:p>
          </table:table-cell>
          <table:table-cell office:value-type="float" office:value="399.957456003459">
            <text:p>399.9574560035</text:p>
          </table:table-cell>
          <table:table-cell office:value-type="float" office:value="444.276368440206">
            <text:p>444.2763684402</text:p>
          </table:table-cell>
          <table:table-cell office:value-type="float" office:value="500">
            <text:p>500</text:p>
          </table:table-cell>
          <table:table-cell office:value-type="float" office:value="67.7024190604093">
            <text:p>67.7024190604</text:p>
          </table:table-cell>
          <table:table-cell office:value-type="float" office:value="30.8860201726597">
            <text:p>30.8860201727</text:p>
          </table:table-cell>
          <table:table-cell office:value-type="float" office:value="0">
            <text:p>0</text:p>
          </table:table-cell>
          <table:table-cell office:value-type="float" office:value="460.665282894237">
            <text:p>460.6652828942</text:p>
          </table:table-cell>
          <table:table-cell office:value-type="float" office:value="352.791300886757">
            <text:p>352.7913008868</text:p>
          </table:table-cell>
          <table:table-cell office:value-type="float" office:value="294.617346901743">
            <text:p>294.6173469017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6.864681988023">
            <text:p>446.864681988</text:p>
          </table:table-cell>
          <table:table-cell office:value-type="float" office:value="0">
            <text:p>0</text:p>
          </table:table-cell>
          <table:table-cell table:number-columns-repeated="3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04.734334620119">
            <text:p>104.7343346201</text:p>
          </table:table-cell>
          <table:table-cell office:value-type="float" office:value="299.572478648871">
            <text:p>299.5724786489</text:p>
          </table:table-cell>
          <table:table-cell office:value-type="float" office:value="259.202810582505">
            <text:p>259.2028105825</text:p>
          </table:table-cell>
          <table:table-cell office:value-type="float" office:value="500">
            <text:p>500</text:p>
          </table:table-cell>
          <table:table-cell office:value-type="float" office:value="76.5481105301015">
            <text:p>76.5481105301</text:p>
          </table:table-cell>
          <table:table-cell office:value-type="float" office:value="26.5403962491656">
            <text:p>26.5403962492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30.23466777156">
            <text:p>130.2346677716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5.580250596631">
            <text:p>235.5802505966</text:p>
          </table:table-cell>
          <table:table-cell office:value-type="float" office:value="500">
            <text:p>500</text:p>
          </table:table-cell>
          <table:table-cell office:value-type="float" office:value="164.150298844995">
            <text:p>164.150298845</text:p>
          </table:table-cell>
          <table:table-cell office:value-type="float" office:value="150.027649084704">
            <text:p>150.0276490847</text:p>
          </table:table-cell>
          <table:table-cell office:value-type="float" office:value="229.791191311721">
            <text:p>229.7911913117</text:p>
          </table:table-cell>
          <table:table-cell office:value-type="float" office:value="500">
            <text:p>500</text:p>
          </table:table-cell>
          <table:table-cell office:value-type="float" office:value="170.4455057406">
            <text:p>170.4455057406</text:p>
          </table:table-cell>
          <table:table-cell office:value-type="float" office:value="442.035955032033">
            <text:p>442.035955032</text:p>
          </table:table-cell>
          <table:table-cell office:value-type="float" office:value="434.386052340871">
            <text:p>434.3860523409</text:p>
          </table:table-cell>
          <table:table-cell office:value-type="float" office:value="303.979918782512">
            <text:p>303.9799187825</text:p>
          </table:table-cell>
          <table:table-cell table:number-columns-repeated="864"/>
        </table:table-row>
        <table:table-row table:style-name="ro1">
          <table:table-cell office:value-type="string">
            <text:p>電力の価格</text:p>
          </table:table-cell>
          <table:table-cell table:number-columns-repeated="17" office:value-type="float" office:value="20">
            <text:p>20</text:p>
          </table:table-cell>
          <table:table-cell office:value-type="float" office:value="20.1268603497765">
            <text:p>20.1268603498</text:p>
          </table:table-cell>
          <table:table-cell office:value-type="float" office:value="20.1532041966304">
            <text:p>20.1532041966</text:p>
          </table:table-cell>
          <table:table-cell office:value-type="float" office:value="20.2069139357825">
            <text:p>20.2069139358</text:p>
          </table:table-cell>
          <table:table-cell office:value-type="float" office:value="20.2620310367982">
            <text:p>20.2620310368</text:p>
          </table:table-cell>
          <table:table-cell office:value-type="float" office:value="20.9796892642647">
            <text:p>20.9796892643</text:p>
          </table:table-cell>
          <table:table-cell office:value-type="float" office:value="20.3767145417117">
            <text:p>20.3767145417</text:p>
          </table:table-cell>
          <table:table-cell office:value-type="float" office:value="20.4822475307354">
            <text:p>20.4822475307</text:p>
          </table:table-cell>
          <table:table-cell office:value-type="float" office:value="20.8497717440215">
            <text:p>20.849771744</text:p>
          </table:table-cell>
          <table:table-cell office:value-type="float" office:value="21.1167589384796">
            <text:p>21.1167589385</text:p>
          </table:table-cell>
          <table:table-cell office:value-type="float" office:value="20.9988193017802">
            <text:p>20.9988193018</text:p>
          </table:table-cell>
          <table:table-cell office:value-type="float" office:value="21.2829499694638">
            <text:p>21.2829499695</text:p>
          </table:table-cell>
          <table:table-cell office:value-type="float" office:value="21.0375237320629">
            <text:p>21.0375237321</text:p>
          </table:table-cell>
          <table:table-cell office:value-type="float" office:value="20.544869012414">
            <text:p>20.5448690124</text:p>
          </table:table-cell>
          <table:table-cell office:value-type="float" office:value="20.5133410676675">
            <text:p>20.5133410677</text:p>
          </table:table-cell>
          <table:table-cell office:value-type="float" office:value="20.6421522788624">
            <text:p>20.6421522789</text:p>
          </table:table-cell>
          <table:table-cell office:value-type="float" office:value="21.6499690922146">
            <text:p>21.6499690922</text:p>
          </table:table-cell>
          <table:table-cell office:value-type="float" office:value="21.6013269013587">
            <text:p>21.6013269014</text:p>
          </table:table-cell>
          <table:table-cell office:value-type="float" office:value="21.5773185405618">
            <text:p>21.5773185406</text:p>
          </table:table-cell>
          <table:table-cell office:value-type="float" office:value="21.6746083775657">
            <text:p>21.6746083776</text:p>
          </table:table-cell>
          <table:table-cell office:value-type="float" office:value="21.4602990975778">
            <text:p>21.4602990976</text:p>
          </table:table-cell>
          <table:table-cell office:value-type="float" office:value="21.2403982682095">
            <text:p>21.2403982682</text:p>
          </table:table-cell>
          <table:table-cell office:value-type="float" office:value="21.157318668917">
            <text:p>21.1573186689</text:p>
          </table:table-cell>
          <table:table-cell office:value-type="float" office:value="21.1985265582093">
            <text:p>21.1985265582</text:p>
          </table:table-cell>
          <table:table-cell office:value-type="float" office:value="21.1369587433855">
            <text:p>21.1369587434</text:p>
          </table:table-cell>
          <table:table-cell office:value-type="float" office:value="21.0967173726949">
            <text:p>21.0967173727</text:p>
          </table:table-cell>
          <table:table-cell office:value-type="float" office:value="21.3480891864747">
            <text:p>21.3480891865</text:p>
          </table:table-cell>
          <table:table-cell office:value-type="float" office:value="21.2615880888376">
            <text:p>21.2615880888</text:p>
          </table:table-cell>
          <table:table-cell office:value-type="float" office:value="21.018096886505">
            <text:p>21.0180968865</text:p>
          </table:table-cell>
          <table:table-cell office:value-type="float" office:value="21.0571015787173">
            <text:p>21.0571015787</text:p>
          </table:table-cell>
          <table:table-cell office:value-type="float" office:value="21.3044860143058">
            <text:p>21.3044860143</text:p>
          </table:table-cell>
          <table:table-cell office:value-type="float" office:value="21.2193784371234">
            <text:p>21.2193784371</text:p>
          </table:table-cell>
          <table:table-cell office:value-type="float" office:value="21.437481999712">
            <text:p>21.4374819997</text:p>
          </table:table-cell>
          <table:table-cell office:value-type="float" office:value="21.5535151102664">
            <text:p>21.5535151103</text:p>
          </table:table-cell>
          <table:table-cell office:value-type="float" office:value="21.6255428505558">
            <text:p>21.6255428506</text:p>
          </table:table-cell>
          <table:table-cell office:value-type="float" office:value="21.3701606973458">
            <text:p>21.3701606973</text:p>
          </table:table-cell>
          <table:table-cell office:value-type="float" office:value="21.0768321938903">
            <text:p>21.0768321939</text:p>
          </table:table-cell>
          <table:table-cell office:value-type="float" office:value="21.5299139977554">
            <text:p>21.5299139978</text:p>
          </table:table-cell>
          <table:table-cell office:value-type="float" office:value="21.4833084954157">
            <text:p>21.4833084954</text:p>
          </table:table-cell>
          <table:table-cell office:value-type="float" office:value="21.1778406265257">
            <text:p>21.1778406265</text:p>
          </table:table-cell>
          <table:table-cell office:value-type="float" office:value="22.2168357316359">
            <text:p>22.2168357316</text:p>
          </table:table-cell>
          <table:table-cell office:value-type="float" office:value="33.7503275831427">
            <text:p>33.7503275831</text:p>
          </table:table-cell>
          <table:table-cell office:value-type="float" office:value="21.6746083775657">
            <text:p>21.6746083776</text:p>
          </table:table-cell>
          <table:table-cell office:value-type="float" office:value="21.4833084954157">
            <text:p>21.4833084954</text:p>
          </table:table-cell>
          <table:table-cell office:value-type="float" office:value="23.1769259091431">
            <text:p>23.1769259091</text:p>
          </table:table-cell>
          <table:table-cell office:value-type="float" office:value="27.484069142689">
            <text:p>27.4840691427</text:p>
          </table:table-cell>
          <table:table-cell office:value-type="float" office:value="25.4767645764805">
            <text:p>25.4767645765</text:p>
          </table:table-cell>
          <table:table-cell office:value-type="float" office:value="21.5773185405618">
            <text:p>21.5773185406</text:p>
          </table:table-cell>
          <table:table-cell office:value-type="float" office:value="25.7611229400153">
            <text:p>25.76112294</text:p>
          </table:table-cell>
          <table:table-cell office:value-type="float" office:value="28.3564921787946">
            <text:p>28.3564921788</text:p>
          </table:table-cell>
          <table:table-cell office:value-type="float" office:value="22.4638942082992">
            <text:p>22.4638942083</text:p>
          </table:table-cell>
          <table:table-cell office:value-type="float" office:value="27.0924800499634">
            <text:p>27.09248005</text:p>
          </table:table-cell>
          <table:table-cell office:value-type="float" office:value="30.5702392804328">
            <text:p>30.5702392804</text:p>
          </table:table-cell>
          <table:table-cell office:value-type="float" office:value="27.9043179083622">
            <text:p>27.9043179084</text:p>
          </table:table-cell>
          <table:table-cell office:value-type="float" office:value="21.3924151409903">
            <text:p>21.392415141</text:p>
          </table:table-cell>
          <table:table-cell office:value-type="float" office:value="23.8715763189629">
            <text:p>23.871576319</text:p>
          </table:table-cell>
          <table:table-cell office:value-type="float" office:value="26.0630740158475">
            <text:p>26.0630740158</text:p>
          </table:table-cell>
          <table:table-cell office:value-type="float" office:value="21.8797387908373">
            <text:p>21.8797387908</text:p>
          </table:table-cell>
          <table:table-cell office:value-type="float" office:value="22.3379582516169">
            <text:p>22.3379582516</text:p>
          </table:table-cell>
          <table:table-cell office:value-type="float" office:value="29.9456265290448">
            <text:p>29.945626529</text:p>
          </table:table-cell>
          <table:table-cell office:value-type="float" office:value="22.5949363492263">
            <text:p>22.5949363492</text:p>
          </table:table-cell>
          <table:table-cell office:value-type="float" office:value="22.731401652582">
            <text:p>22.7314016526</text:p>
          </table:table-cell>
          <table:table-cell office:value-type="float" office:value="25.2085049296659">
            <text:p>25.2085049297</text:p>
          </table:table-cell>
          <table:table-cell office:value-type="float" office:value="28.8443735757362">
            <text:p>28.8443735757</text:p>
          </table:table-cell>
          <table:table-cell office:value-type="float" office:value="24.271892087973">
            <text:p>24.271892088</text:p>
          </table:table-cell>
          <table:table-cell office:value-type="float" office:value="31.2534273168115">
            <text:p>31.2534273168</text:p>
          </table:table-cell>
          <table:table-cell office:value-type="float" office:value="22.8736338871161">
            <text:p>22.8736338871</text:p>
          </table:table-cell>
          <table:table-cell office:value-type="float" office:value="32.0038356557367">
            <text:p>32.0038356557</text:p>
          </table:table-cell>
          <table:table-cell office:value-type="float" office:value="32.8318985403791">
            <text:p>32.8318985404</text:p>
          </table:table-cell>
          <table:table-cell office:value-type="float" office:value="26.7267155497786">
            <text:p>26.7267155498</text:p>
          </table:table-cell>
          <table:table-cell office:value-type="float" office:value="23.5082183160859">
            <text:p>23.5082183161</text:p>
          </table:table-cell>
          <table:table-cell office:value-type="float" office:value="21.7753526900464">
            <text:p>21.77535269</text:p>
          </table:table-cell>
          <table:table-cell office:value-type="float" office:value="21.9879677843226">
            <text:p>21.9879677843</text:p>
          </table:table-cell>
          <table:table-cell office:value-type="float" office:value="24.0667708117457">
            <text:p>24.0667708117</text:p>
          </table:table-cell>
          <table:table-cell office:value-type="float" office:value="24.4877171580469">
            <text:p>24.487717158</text:p>
          </table:table-cell>
          <table:table-cell office:value-type="float" office:value="24.715106297975">
            <text:p>24.715106298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188820265824">
            <text:p>20.1188820266</text:p>
          </table:table-cell>
          <table:table-cell office:value-type="float" office:value="20.1462662786914">
            <text:p>20.1462662787</text:p>
          </table:table-cell>
          <table:table-cell office:value-type="float" office:value="20.2021418837707">
            <text:p>20.2021418838</text:p>
          </table:table-cell>
          <table:table-cell office:value-type="float" office:value="20.2595440341079">
            <text:p>20.2595440341</text:p>
          </table:table-cell>
          <table:table-cell office:value-type="float" office:value="20.7821449579266">
            <text:p>20.7821449579</text:p>
          </table:table-cell>
          <table:table-cell office:value-type="float" office:value="20.3486492420449">
            <text:p>20.348649242</text:p>
          </table:table-cell>
          <table:table-cell office:value-type="float" office:value="20.6055655522835">
            <text:p>20.6055655523</text:p>
          </table:table-cell>
          <table:table-cell office:value-type="float" office:value="20.7638800326926">
            <text:p>20.7638800327</text:p>
          </table:table-cell>
          <table:table-cell office:value-type="float" office:value="21.0739512355478">
            <text:p>21.0739512355</text:p>
          </table:table-cell>
          <table:table-cell office:value-type="float" office:value="21.1366387299869">
            <text:p>21.13663873</text:p>
          </table:table-cell>
          <table:table-cell office:value-type="float" office:value="21.1792980835806">
            <text:p>21.1792980836</text:p>
          </table:table-cell>
          <table:table-cell office:value-type="float" office:value="20.8756115008731">
            <text:p>20.8756115009</text:p>
          </table:table-cell>
          <table:table-cell office:value-type="float" office:value="20.5385319280502">
            <text:p>20.5385319281</text:p>
          </table:table-cell>
          <table:table-cell office:value-type="float" office:value="20.5220773130893">
            <text:p>20.5220773131</text:p>
          </table:table-cell>
          <table:table-cell office:value-type="float" office:value="20.4258018653343">
            <text:p>20.4258018653</text:p>
          </table:table-cell>
          <table:table-cell office:value-type="float" office:value="21.7261862950274">
            <text:p>21.726186295</text:p>
          </table:table-cell>
          <table:table-cell office:value-type="float" office:value="21.6740877181347">
            <text:p>21.6740877181</text:p>
          </table:table-cell>
          <table:table-cell office:value-type="float" office:value="21.6483923262311">
            <text:p>21.6483923262</text:p>
          </table:table-cell>
          <table:table-cell office:value-type="float" office:value="21.779250459596">
            <text:p>21.7792504596</text:p>
          </table:table-cell>
          <table:table-cell office:value-type="float" office:value="21.4509144037246">
            <text:p>21.4509144037</text:p>
          </table:table-cell>
          <table:table-cell office:value-type="float" office:value="21.3116361613068">
            <text:p>21.3116361613</text:p>
          </table:table-cell>
          <table:table-cell office:value-type="float" office:value="21.1578802024606">
            <text:p>21.1578802025</text:p>
          </table:table-cell>
          <table:table-cell office:value-type="float" office:value="21.3803740821593">
            <text:p>21.3803740822</text:p>
          </table:table-cell>
          <table:table-cell office:value-type="float" office:value="21.2667783886565">
            <text:p>21.2667783887</text:p>
          </table:table-cell>
          <table:table-cell office:value-type="float" office:value="21.3572646158251">
            <text:p>21.3572646158</text:p>
          </table:table-cell>
          <table:table-cell office:value-type="float" office:value="21.5233289598483">
            <text:p>21.5233289598</text:p>
          </table:table-cell>
          <table:table-cell office:value-type="float" office:value="21.2446324319192">
            <text:p>21.2446324319</text:p>
          </table:table-cell>
          <table:table-cell office:value-type="float" office:value="21.1155714956103">
            <text:p>21.1155714956</text:p>
          </table:table-cell>
          <table:table-cell office:value-type="float" office:value="21.0946763642452">
            <text:p>21.0946763642</text:p>
          </table:table-cell>
          <table:table-cell office:value-type="float" office:value="21.200894580099">
            <text:p>21.2008945801</text:p>
          </table:table-cell>
          <table:table-cell office:value-type="float" office:value="21.289112165277">
            <text:p>21.2891121653</text:p>
          </table:table-cell>
          <table:table-cell office:value-type="float" office:value="21.4989779356074">
            <text:p>21.4989779356</text:p>
          </table:table-cell>
          <table:table-cell office:value-type="float" office:value="21.6229286109201">
            <text:p>21.6229286109</text:p>
          </table:table-cell>
          <table:table-cell office:value-type="float" office:value="21.752596008834">
            <text:p>21.7525960088</text:p>
          </table:table-cell>
          <table:table-cell office:value-type="float" office:value="21.4036837854268">
            <text:p>21.4036837854</text:p>
          </table:table-cell>
          <table:table-cell office:value-type="float" office:value="21.2226719357284">
            <text:p>21.2226719357</text:p>
          </table:table-cell>
          <table:table-cell office:value-type="float" office:value="21.700017962876">
            <text:p>21.7000179629</text:p>
          </table:table-cell>
          <table:table-cell office:value-type="float" office:value="21.4748406844692">
            <text:p>21.4748406845</text:p>
          </table:table-cell>
          <table:table-cell office:value-type="float" office:value="21.334352817321">
            <text:p>21.3343528173</text:p>
          </table:table-cell>
          <table:table-cell office:value-type="float" office:value="26.0732725508778">
            <text:p>26.0732725509</text:p>
          </table:table-cell>
          <table:table-cell office:value-type="float" office:value="21.4748406844692">
            <text:p>21.4748406845</text:p>
          </table:table-cell>
          <table:table-cell office:value-type="float" office:value="26.4095493065725">
            <text:p>26.4095493066</text:p>
          </table:table-cell>
          <table:table-cell office:value-type="float" office:value="28.495187929769">
            <text:p>28.4951879298</text:p>
          </table:table-cell>
          <table:table-cell office:value-type="float" office:value="22.001720543673">
            <text:p>22.0017205437</text:p>
          </table:table-cell>
          <table:table-cell office:value-type="float" office:value="22.1195045629103">
            <text:p>22.1195045629</text:p>
          </table:table-cell>
          <table:table-cell office:value-type="float" office:value="25.4619431906867">
            <text:p>25.4619431907</text:p>
          </table:table-cell>
          <table:table-cell office:value-type="float" office:value="23.2592016802755">
            <text:p>23.2592016803</text:p>
          </table:table-cell>
          <table:table-cell office:value-type="float" office:value="22.6408092080141">
            <text:p>22.640809208</text:p>
          </table:table-cell>
          <table:table-cell office:value-type="float" office:value="26.7690533612822">
            <text:p>26.7690533613</text:p>
          </table:table-cell>
          <table:table-cell office:value-type="float" office:value="29.5838415810853">
            <text:p>29.5838415811</text:p>
          </table:table-cell>
          <table:table-cell office:value-type="float" office:value="22.3695083019757">
            <text:p>22.369508302</text:p>
          </table:table-cell>
          <table:table-cell office:value-type="float" office:value="23.0940520631038">
            <text:p>23.0940520631</text:p>
          </table:table-cell>
          <table:table-cell office:value-type="float" office:value="21.5726837889165">
            <text:p>21.5726837889</text:p>
          </table:table-cell>
          <table:table-cell office:value-type="float" office:value="29.0167921542653">
            <text:p>29.0167921543</text:p>
          </table:table-cell>
          <table:table-cell office:value-type="float" office:value="22.9362497265118">
            <text:p>22.9362497265</text:p>
          </table:table-cell>
          <table:table-cell office:value-type="float" office:value="35">
            <text:p>35</text:p>
          </table:table-cell>
          <table:table-cell office:value-type="float" office:value="34.3907768016281">
            <text:p>34.3907768016</text:p>
          </table:table-cell>
          <table:table-cell office:value-type="float" office:value="35">
            <text:p>35</text:p>
          </table:table-cell>
          <table:table-cell office:value-type="float" office:value="22.2420041582351">
            <text:p>22.2420041582</text:p>
          </table:table-cell>
          <table:table-cell office:value-type="float" office:value="32.450340869177">
            <text:p>32.4503408692</text:p>
          </table:table-cell>
          <table:table-cell office:value-type="float" office:value="31.6259815605164">
            <text:p>31.6259815605</text:p>
          </table:table-cell>
          <table:table-cell office:value-type="float" office:value="23.8042508399357">
            <text:p>23.8042508399</text:p>
          </table:table-cell>
          <table:table-cell office:value-type="float" office:value="22.7853150339902">
            <text:p>22.785315034</text:p>
          </table:table-cell>
          <table:table-cell office:value-type="float" office:value="35">
            <text:p>35</text:p>
          </table:table-cell>
          <table:table-cell office:value-type="float" office:value="21.779250459596">
            <text:p>21.7792504596</text:p>
          </table:table-cell>
          <table:table-cell office:value-type="float" office:value="24.6724677540885">
            <text:p>24.6724677541</text:p>
          </table:table-cell>
          <table:table-cell office:value-type="float" office:value="25.7580424891766">
            <text:p>25.7580424892</text:p>
          </table:table-cell>
          <table:table-cell office:value-type="float" office:value="21.6740877181347">
            <text:p>21.6740877181</text:p>
          </table:table-cell>
          <table:table-cell office:value-type="float" office:value="28.0137762006614">
            <text:p>28.0137762007</text:p>
          </table:table-cell>
          <table:table-cell office:value-type="float" office:value="24.2154845781862">
            <text:p>24.2154845782</text:p>
          </table:table-cell>
          <table:table-cell office:value-type="float" office:value="30.8803001174951">
            <text:p>30.8803001175</text:p>
          </table:table-cell>
          <table:table-cell office:value-type="float" office:value="25.1832844249479">
            <text:p>25.1832844249</text:p>
          </table:table-cell>
          <table:table-cell office:value-type="float" office:value="35">
            <text:p>35</text:p>
          </table:table-cell>
          <table:table-cell office:value-type="float" office:value="24.9205693776919">
            <text:p>24.9205693777</text:p>
          </table:table-cell>
          <table:table-cell office:value-type="float" office:value="33.3665236628871">
            <text:p>33.366523662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549884391898">
            <text:p>20.1549884392</text:p>
          </table:table-cell>
          <table:table-cell office:value-type="float" office:value="20.20935522218">
            <text:p>20.2093552222</text:p>
          </table:table-cell>
          <table:table-cell office:value-type="float" office:value="20.1020081195241">
            <text:p>20.1020081195</text:p>
          </table:table-cell>
          <table:table-cell office:value-type="float" office:value="25.3449326645929">
            <text:p>25.3449326646</text:p>
          </table:table-cell>
          <table:table-cell office:value-type="float" office:value="29.7331371614146">
            <text:p>29.7331371614</text:p>
          </table:table-cell>
          <table:table-cell office:value-type="float" office:value="21.4135434029557">
            <text:p>21.413543403</text:p>
          </table:table-cell>
          <table:table-cell office:value-type="float" office:value="20.5679790749891">
            <text:p>20.567979075</text:p>
          </table:table-cell>
          <table:table-cell office:value-type="float" office:value="21.6020860648549">
            <text:p>21.6020860649</text:p>
          </table:table-cell>
          <table:table-cell office:value-type="float" office:value="22.6432557000876">
            <text:p>22.6432557001</text:p>
          </table:table-cell>
          <table:table-cell office:value-type="float" office:value="22.9294479304081">
            <text:p>22.9294479304</text:p>
          </table:table-cell>
          <table:table-cell office:value-type="float" office:value="21.3239524755807">
            <text:p>21.3239524756</text:p>
          </table:table-cell>
          <table:table-cell office:value-type="float" office:value="21.2372786255605">
            <text:p>21.2372786256</text:p>
          </table:table-cell>
          <table:table-cell office:value-type="float" office:value="20.7014966612244">
            <text:p>20.7014966612</text:p>
          </table:table-cell>
          <table:table-cell office:value-type="float" office:value="22.5088452140484">
            <text:p>22.508845214</text:p>
          </table:table-cell>
          <table:table-cell office:value-type="float" office:value="20.7712258064996">
            <text:p>20.7712258065</text:p>
          </table:table-cell>
          <table:table-cell office:value-type="float" office:value="29.1708827393152">
            <text:p>29.1708827393</text:p>
          </table:table-cell>
          <table:table-cell office:value-type="float" office:value="21.1533816652477">
            <text:p>21.1533816652</text:p>
          </table:table-cell>
          <table:table-cell office:value-type="float" office:value="22.3797658193498">
            <text:p>22.3797658193</text:p>
          </table:table-cell>
          <table:table-cell office:value-type="float" office:value="22.0215205969231">
            <text:p>22.0215205969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9170788092014">
            <text:p>20.917078809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2414086600004">
            <text:p>23.24140866</text:p>
          </table:table-cell>
          <table:table-cell office:value-type="float" office:value="21.5062011930968">
            <text:p>21.5062011931</text:p>
          </table:table-cell>
          <table:table-cell office:value-type="float" office:value="25.6245107173869">
            <text:p>25.6245107174</text:p>
          </table:table-cell>
          <table:table-cell office:value-type="float" office:value="27.7301366532075">
            <text:p>27.7301366532</text:p>
          </table:table-cell>
          <table:table-cell office:value-type="float" office:value="20.843054432668">
            <text:p>20.8430544327</text:p>
          </table:table-cell>
          <table:table-cell office:value-type="float" office:value="23.08199450501">
            <text:p>23.081994505</text:p>
          </table:table-cell>
          <table:table-cell office:value-type="float" office:value="22.2557065148504">
            <text:p>22.2557065149</text:p>
          </table:table-cell>
          <table:table-cell office:value-type="float" office:value="34.4618723030486">
            <text:p>34.461872303</text:p>
          </table:table-cell>
          <table:table-cell office:value-type="float" office:value="21.7013695950596">
            <text:p>21.7013695951</text:p>
          </table:table-cell>
          <table:table-cell office:value-type="float" office:value="21.9108819887178">
            <text:p>21.9108819887</text:p>
          </table:table-cell>
          <table:table-cell office:value-type="float" office:value="23.9579341203753">
            <text:p>23.9579341204</text:p>
          </table:table-cell>
          <table:table-cell office:value-type="float" office:value="23.5827822146892">
            <text:p>23.5827822147</text:p>
          </table:table-cell>
          <table:table-cell office:value-type="float" office:value="32.5610487176571">
            <text:p>32.5610487177</text:p>
          </table:table-cell>
          <table:table-cell office:value-type="float" office:value="21.0721302481373">
            <text:p>21.0721302481</text:p>
          </table:table-cell>
          <table:table-cell office:value-type="float" office:value="30.3455366155059">
            <text:p>30.3455366155</text:p>
          </table:table-cell>
          <table:table-cell office:value-type="float" office:value="23.7658300959394">
            <text:p>23.7658300959</text:p>
          </table:table-cell>
          <table:table-cell office:value-type="float" office:value="24.1597834025236">
            <text:p>24.1597834025</text:p>
          </table:table-cell>
          <table:table-cell office:value-type="float" office:value="26.9328496547175">
            <text:p>26.9328496547</text:p>
          </table:table-cell>
          <table:table-cell office:value-type="float" office:value="35">
            <text:p>35</text:p>
          </table:table-cell>
          <table:table-cell office:value-type="float" office:value="25.0811387771913">
            <text:p>25.0811387772</text:p>
          </table:table-cell>
          <table:table-cell office:value-type="float" office:value="21.8042357431424">
            <text:p>21.8042357431</text:p>
          </table:table-cell>
          <table:table-cell office:value-type="float" office:value="31.0151025338215">
            <text:p>31.0151025338</text:p>
          </table:table-cell>
          <table:table-cell office:value-type="float" office:value="28.1740374705109">
            <text:p>28.1740374705</text:p>
          </table:table-cell>
          <table:table-cell office:value-type="float" office:value="35">
            <text:p>35</text:p>
          </table:table-cell>
          <table:table-cell office:value-type="float" office:value="25.9213332997004">
            <text:p>25.9213332997</text:p>
          </table:table-cell>
          <table:table-cell office:value-type="float" office:value="24.8318290599143">
            <text:p>24.8318290599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5735134817228">
            <text:p>26.5735134817</text:p>
          </table:table-cell>
          <table:table-cell office:value-type="float" office:value="24.3721387927286">
            <text:p>24.3721387927</text:p>
          </table:table-cell>
          <table:table-cell office:value-type="float" office:value="27.3174688204231">
            <text:p>27.3174688204</text:p>
          </table:table-cell>
          <table:table-cell office:value-type="float" office:value="33.4598781437558">
            <text:p>33.4598781438</text:p>
          </table:table-cell>
          <table:table-cell office:value-type="float" office:value="22.7833345095243">
            <text:p>22.7833345095</text:p>
          </table:table-cell>
          <table:table-cell table:number-columns-repeated="5" office:value-type="float" office:value="35">
            <text:p>35</text:p>
          </table:table-cell>
          <table:table-cell office:value-type="float" office:value="26.2370466605423">
            <text:p>26.2370466605</text:p>
          </table:table-cell>
          <table:table-cell table:number-columns-repeated="5" office:value-type="float" office:value="35">
            <text:p>35</text:p>
          </table:table-cell>
          <table:table-cell office:value-type="float" office:value="28.6528565614473">
            <text:p>28.6528565614</text:p>
          </table:table-cell>
          <table:table-cell office:value-type="float" office:value="24.5958424610631">
            <text:p>24.5958424611</text:p>
          </table:table-cell>
          <table:table-cell table:number-columns-repeated="2" office:value-type="float" office:value="35">
            <text:p>35</text:p>
          </table:table-cell>
          <table:table-cell office:value-type="float" office:value="31.7502314061528">
            <text:p>31.7502314062</text:p>
          </table:table-cell>
          <table:table-cell office:value-type="float" office:value="35">
            <text:p>35</text:p>
          </table:table-cell>
          <table:table-cell office:value-type="float" office:value="23.4081648382036">
            <text:p>23.4081648382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14373682072">
            <text:p>20.2014373682</text:p>
          </table:table-cell>
          <table:table-cell office:value-type="float" office:value="20.4242391403974">
            <text:p>20.4242391404</text:p>
          </table:table-cell>
          <table:table-cell office:value-type="float" office:value="20.0982449095999">
            <text:p>20.0982449096</text:p>
          </table:table-cell>
          <table:table-cell office:value-type="float" office:value="21.8109268624913">
            <text:p>21.8109268625</text:p>
          </table:table-cell>
          <table:table-cell office:value-type="float" office:value="21.345525173509">
            <text:p>21.3455251735</text:p>
          </table:table-cell>
          <table:table-cell office:value-type="float" office:value="26.2906356392123">
            <text:p>26.2906356392</text:p>
          </table:table-cell>
          <table:table-cell office:value-type="float" office:value="22.1312107341672">
            <text:p>22.1312107342</text:p>
          </table:table-cell>
          <table:table-cell office:value-type="float" office:value="24.9159538490121">
            <text:p>24.915953849</text:p>
          </table:table-cell>
          <table:table-cell office:value-type="float" office:value="21.4325445236613">
            <text:p>21.4325445237</text:p>
          </table:table-cell>
          <table:table-cell office:value-type="float" office:value="22.0205972726705">
            <text:p>22.0205972727</text:p>
          </table:table-cell>
          <table:table-cell office:value-type="float" office:value="21.5224439190414">
            <text:p>21.522443919</text:p>
          </table:table-cell>
          <table:table-cell office:value-type="float" office:value="21.261249651483">
            <text:p>21.2612496515</text:p>
          </table:table-cell>
          <table:table-cell office:value-type="float" office:value="20.6719945071017">
            <text:p>20.6719945071</text:p>
          </table:table-cell>
          <table:table-cell office:value-type="float" office:value="21.1795901973427">
            <text:p>21.1795901973</text:p>
          </table:table-cell>
          <table:table-cell office:value-type="float" office:value="20.5447427502534">
            <text:p>20.5447427503</text:p>
          </table:table-cell>
          <table:table-cell office:value-type="float" office:value="25.1607016006053">
            <text:p>25.1607016006</text:p>
          </table:table-cell>
          <table:table-cell office:value-type="float" office:value="33.1760746267235">
            <text:p>33.1760746267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7114743403058">
            <text:p>21.7114743403</text:p>
          </table:table-cell>
          <table:table-cell office:value-type="float" office:value="20.8768192409809">
            <text:p>20.876819241</text:p>
          </table:table-cell>
          <table:table-cell office:value-type="float" office:value="21.913904247726">
            <text:p>21.9139042477</text:p>
          </table:table-cell>
          <table:table-cell office:value-type="float" office:value="21.0236469168678">
            <text:p>21.0236469169</text:p>
          </table:table-cell>
          <table:table-cell office:value-type="float" office:value="23.0361072029989">
            <text:p>23.036107203</text:p>
          </table:table-cell>
          <table:table-cell office:value-type="float" office:value="35">
            <text:p>35</text:p>
          </table:table-cell>
          <table:table-cell office:value-type="float" office:value="31.5730180062992">
            <text:p>31.5730180063</text:p>
          </table:table-cell>
          <table:table-cell office:value-type="float" office:value="35">
            <text:p>35</text:p>
          </table:table-cell>
          <table:table-cell office:value-type="float" office:value="26.9670024684617">
            <text:p>26.9670024685</text:p>
          </table:table-cell>
          <table:table-cell office:value-type="float" office:value="21.6153687451195">
            <text:p>21.6153687451</text:p>
          </table:table-cell>
          <table:table-cell office:value-type="float" office:value="35">
            <text:p>35</text:p>
          </table:table-cell>
          <table:table-cell office:value-type="float" office:value="24.0551152644765">
            <text:p>24.0551152645</text:p>
          </table:table-cell>
          <table:table-cell office:value-type="float" office:value="20.7383305931735">
            <text:p>20.7383305932</text:p>
          </table:table-cell>
          <table:table-cell table:number-columns-repeated="2" office:value-type="float" office:value="35">
            <text:p>35</text:p>
          </table:table-cell>
          <table:table-cell office:value-type="float" office:value="32.335311786305">
            <text:p>32.3353117863</text:p>
          </table:table-cell>
          <table:table-cell office:value-type="float" office:value="35">
            <text:p>35</text:p>
          </table:table-cell>
          <table:table-cell office:value-type="float" office:value="21.1004268614476">
            <text:p>21.1004268614</text:p>
          </table:table-cell>
          <table:table-cell office:value-type="float" office:value="22.8908206052613">
            <text:p>22.8908206053</text:p>
          </table:table-cell>
          <table:table-cell office:value-type="float" office:value="22.3650962774519">
            <text:p>22.3650962775</text:p>
          </table:table-cell>
          <table:table-cell table:number-columns-repeated="3" office:value-type="float" office:value="35">
            <text:p>35</text:p>
          </table:table-cell>
          <table:table-cell office:value-type="float" office:value="25.6928495156009">
            <text:p>25.6928495156</text:p>
          </table:table-cell>
          <table:table-cell office:value-type="float" office:value="35">
            <text:p>35</text:p>
          </table:table-cell>
          <table:table-cell office:value-type="float" office:value="24.2543555208516">
            <text:p>24.2543555209</text:p>
          </table:table-cell>
          <table:table-cell office:value-type="float" office:value="22.2459647612746">
            <text:p>22.2459647613</text:p>
          </table:table-cell>
          <table:table-cell office:value-type="float" office:value="22.7514125865483">
            <text:p>22.7514125865</text:p>
          </table:table-cell>
          <table:table-cell office:value-type="float" office:value="27.3396602074075">
            <text:p>27.3396602074</text:p>
          </table:table-cell>
          <table:table-cell office:value-type="float" office:value="34.108080155948">
            <text:p>34.1080801559</text:p>
          </table:table-cell>
          <table:table-cell office:value-type="float" office:value="35">
            <text:p>35</text:p>
          </table:table-cell>
          <table:table-cell office:value-type="float" office:value="23.6841609960278">
            <text:p>23.684160996</text:p>
          </table:table-cell>
          <table:table-cell office:value-type="float" office:value="25.9828014881318">
            <text:p>25.9828014881</text:p>
          </table:table-cell>
          <table:table-cell office:value-type="float" office:value="35">
            <text:p>35</text:p>
          </table:table-cell>
          <table:table-cell office:value-type="float" office:value="25.4192655298414">
            <text:p>25.4192655298</text:p>
          </table:table-cell>
          <table:table-cell office:value-type="float" office:value="27.7385345352868">
            <text:p>27.7385345353</text:p>
          </table:table-cell>
          <table:table-cell office:value-type="float" office:value="22.4888606333292">
            <text:p>22.4888606333</text:p>
          </table:table-cell>
          <table:table-cell office:value-type="float" office:value="30.2436471591374">
            <text:p>30.2436471591</text:p>
          </table:table-cell>
          <table:table-cell office:value-type="float" office:value="23.187652221629">
            <text:p>23.1876522216</text:p>
          </table:table-cell>
          <table:table-cell office:value-type="float" office:value="23.8652666754596">
            <text:p>23.8652666755</text:p>
          </table:table-cell>
          <table:table-cell office:value-type="float" office:value="26.6180588723579">
            <text:p>26.6180588724</text:p>
          </table:table-cell>
          <table:table-cell office:value-type="float" office:value="28.626836443363">
            <text:p>28.6268364434</text:p>
          </table:table-cell>
          <table:table-cell office:value-type="float" office:value="35">
            <text:p>35</text:p>
          </table:table-cell>
          <table:table-cell office:value-type="float" office:value="28.1664928304776">
            <text:p>28.1664928305</text:p>
          </table:table-cell>
          <table:table-cell office:value-type="float" office:value="24.4637020173895">
            <text:p>24.4637020174</text:p>
          </table:table-cell>
          <table:table-cell office:value-type="float" office:value="23.5112078767003">
            <text:p>23.5112078767</text:p>
          </table:table-cell>
          <table:table-cell table:number-columns-repeated="2" office:value-type="float" office:value="35">
            <text:p>35</text:p>
          </table:table-cell>
          <table:table-cell office:value-type="float" office:value="30.8786976983428">
            <text:p>30.8786976983</text:p>
          </table:table-cell>
          <table:table-cell office:value-type="float" office:value="29.1233860259462">
            <text:p>29.1233860259</text:p>
          </table:table-cell>
          <table:table-cell office:value-type="float" office:value="35">
            <text:p>35</text:p>
          </table:table-cell>
          <table:table-cell office:value-type="float" office:value="24.6839437050901">
            <text:p>24.6839437051</text:p>
          </table:table-cell>
          <table:table-cell office:value-type="float" office:value="23.3458689477858">
            <text:p>23.3458689478</text:p>
          </table:table-cell>
          <table:table-cell office:value-type="float" office:value="29.6605878191148">
            <text:p>29.6605878191</text:p>
          </table:table-cell>
          <table:table-cell office:value-type="float" office:value="22.6175334337432">
            <text:p>22.6175334337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6177864364457">
            <text:p>20.6177864364</text:p>
          </table:table-cell>
          <table:table-cell office:value-type="float" office:value="20.5303247740059">
            <text:p>20.530324774</text:p>
          </table:table-cell>
          <table:table-cell office:value-type="float" office:value="20.5956059441057">
            <text:p>20.5956059441</text:p>
          </table:table-cell>
          <table:table-cell table:number-columns-repeated="3" office:value-type="float" office:value="20">
            <text:p>20</text:p>
          </table:table-cell>
          <table:table-cell office:value-type="float" office:value="20.5845954107269">
            <text:p>20.5845954107</text:p>
          </table:table-cell>
          <table:table-cell office:value-type="float" office:value="20.9652743054077">
            <text:p>20.9652743054</text:p>
          </table:table-cell>
          <table:table-cell office:value-type="float" office:value="20.6856314256872">
            <text:p>20.6856314257</text:p>
          </table:table-cell>
          <table:table-cell office:value-type="float" office:value="20.9396393219911">
            <text:p>20.939639322</text:p>
          </table:table-cell>
          <table:table-cell office:value-type="float" office:value="21.0042295814833">
            <text:p>21.0042295815</text:p>
          </table:table-cell>
          <table:table-cell office:value-type="float" office:value="20.803247769111">
            <text:p>20.8032477691</text:p>
          </table:table-cell>
          <table:table-cell office:value-type="float" office:value="20.7792544847181">
            <text:p>20.7792544847</text:p>
          </table:table-cell>
          <table:table-cell office:value-type="float" office:value="20.9269208369506">
            <text:p>20.926920837</text:p>
          </table:table-cell>
          <table:table-cell office:value-type="float" office:value="20.9142676783134">
            <text:p>20.9142676783</text:p>
          </table:table-cell>
          <table:table-cell office:value-type="float" office:value="20.5089745871405">
            <text:p>20.5089745871</text:p>
          </table:table-cell>
          <table:table-cell office:value-type="float" office:value="20.7554997124233">
            <text:p>20.7554997124</text:p>
          </table:table-cell>
          <table:table-cell office:value-type="float" office:value="20.6627960009031">
            <text:p>20.6627960009</text:p>
          </table:table-cell>
          <table:table-cell office:value-type="float" office:value="20.9016793440614">
            <text:p>20.9016793441</text:p>
          </table:table-cell>
          <table:table-cell office:value-type="float" office:value="20">
            <text:p>20</text:p>
          </table:table-cell>
          <table:table-cell office:value-type="float" office:value="20.6741858232233">
            <text:p>20.6741858232</text:p>
          </table:table-cell>
          <table:table-cell office:value-type="float" office:value="20.8519643887494">
            <text:p>20.8519643887</text:p>
          </table:table-cell>
          <table:table-cell office:value-type="float" office:value="20.7437106596628">
            <text:p>20.7437106597</text:p>
          </table:table-cell>
          <table:table-cell office:value-type="float" office:value="20.8396928234575">
            <text:p>20.8396928235</text:p>
          </table:table-cell>
          <table:table-cell office:value-type="float" office:value="20.876695166228">
            <text:p>20.8766951662</text:p>
          </table:table-cell>
          <table:table-cell office:value-type="float" office:value="20.7673475073933">
            <text:p>20.7673475074</text:p>
          </table:table-cell>
          <table:table-cell office:value-type="float" office:value="20.7203070419032">
            <text:p>20.7203070419</text:p>
          </table:table-cell>
          <table:table-cell office:value-type="float" office:value="20.7086916181679">
            <text:p>20.7086916182</text:p>
          </table:table-cell>
          <table:table-cell office:value-type="float" office:value="20.8891553373069">
            <text:p>20.8891553373</text:p>
          </table:table-cell>
          <table:table-cell office:value-type="float" office:value="20.7912210889516">
            <text:p>20.791221089</text:p>
          </table:table-cell>
          <table:table-cell office:value-type="float" office:value="20.9781918340766">
            <text:p>20.9781918341</text:p>
          </table:table-cell>
          <table:table-cell table:number-columns-repeated="4" office:value-type="float" office:value="20">
            <text:p>20</text:p>
          </table:table-cell>
          <table:table-cell office:value-type="float" office:value="31.5089085853389">
            <text:p>31.5089085853</text:p>
          </table:table-cell>
          <table:table-cell office:value-type="float" office:value="33.6553181962435">
            <text:p>33.655318196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4.1991119245699">
            <text:p>24.1991119246</text:p>
          </table:table-cell>
          <table:table-cell office:value-type="float" office:value="35">
            <text:p>35</text:p>
          </table:table-cell>
          <table:table-cell office:value-type="float" office:value="28.8959168853756">
            <text:p>28.8959168854</text:p>
          </table:table-cell>
          <table:table-cell office:value-type="float" office:value="27.7119556983555">
            <text:p>27.7119556984</text:p>
          </table:table-cell>
          <table:table-cell office:value-type="float" office:value="35">
            <text:p>35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1576785723944">
            <text:p>26.1576785724</text:p>
          </table:table-cell>
          <table:table-cell office:value-type="float" office:value="20">
            <text:p>20</text:p>
          </table:table-cell>
          <table:table-cell office:value-type="float" office:value="24.3786157266576">
            <text:p>24.3786157267</text:p>
          </table:table-cell>
          <table:table-cell table:number-columns-repeated="4" office:value-type="float" office:value="20">
            <text:p>20</text:p>
          </table:table-cell>
          <table:table-cell office:value-type="float" office:value="26.7271104532721">
            <text:p>26.7271104533</text:p>
          </table:table-cell>
          <table:table-cell office:value-type="float" office:value="24.5661552368428">
            <text:p>24.5661552368</text:p>
          </table:table-cell>
          <table:table-cell office:value-type="float" office:value="20">
            <text:p>20</text:p>
          </table:table-cell>
          <table:table-cell office:value-type="float" office:value="24.7622824019223">
            <text:p>24.7622824019</text:p>
          </table:table-cell>
          <table:table-cell office:value-type="float" office:value="25.4085234446409">
            <text:p>25.4085234446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950470248187">
            <text:p>25.8950470248</text:p>
          </table:table-cell>
          <table:table-cell table:number-columns-repeated="22" office:value-type="float" office:value="20">
            <text:p>20</text:p>
          </table:table-cell>
          <table:table-cell office:value-type="float" office:value="20.245934268287">
            <text:p>20.2459342683</text:p>
          </table:table-cell>
          <table:table-cell office:value-type="float" office:value="20.3461403476244">
            <text:p>20.3461403476</text:p>
          </table:table-cell>
          <table:table-cell office:value-type="float" office:value="20.1658924164739">
            <text:p>20.1658924165</text:p>
          </table:table-cell>
          <table:table-cell office:value-type="float" office:value="21.5459353389547">
            <text:p>21.545935339</text:p>
          </table:table-cell>
          <table:table-cell office:value-type="float" office:value="20.4511905739384">
            <text:p>20.4511905739</text:p>
          </table:table-cell>
          <table:table-cell office:value-type="float" office:value="21.7779438475365">
            <text:p>21.7779438475</text:p>
          </table:table-cell>
          <table:table-cell office:value-type="float" office:value="20.3633030206284">
            <text:p>20.3633030206</text:p>
          </table:table-cell>
          <table:table-cell office:value-type="float" office:value="20.88404770146">
            <text:p>20.8840477015</text:p>
          </table:table-cell>
          <table:table-cell office:value-type="float" office:value="20.5426914472104">
            <text:p>20.5426914472</text:p>
          </table:table-cell>
          <table:table-cell office:value-type="float" office:value="20.6186459827415">
            <text:p>20.6186459827</text:p>
          </table:table-cell>
          <table:table-cell office:value-type="float" office:value="21.8700313725095">
            <text:p>21.8700313725</text:p>
          </table:table-cell>
          <table:table-cell office:value-type="float" office:value="20.5994202202941">
            <text:p>20.5994202203</text:p>
          </table:table-cell>
          <table:table-cell office:value-type="float" office:value="21.33183976707">
            <text:p>21.3318397671</text:p>
          </table:table-cell>
          <table:table-cell office:value-type="float" office:value="20.8625540527921">
            <text:p>20.8625540528</text:p>
          </table:table-cell>
          <table:table-cell office:value-type="float" office:value="20.7172371935327">
            <text:p>20.7172371935</text:p>
          </table:table-cell>
          <table:table-cell office:value-type="float" office:value="21.9330713127951">
            <text:p>21.9330713128</text:p>
          </table:table-cell>
          <table:table-cell office:value-type="float" office:value="21.4101600529917">
            <text:p>21.410160053</text:p>
          </table:table-cell>
          <table:table-cell office:value-type="float" office:value="21.718140711668">
            <text:p>21.7181407117</text:p>
          </table:table-cell>
          <table:table-cell office:value-type="float" office:value="21.747886730335">
            <text:p>21.7478867303</text:p>
          </table:table-cell>
          <table:table-cell office:value-type="float" office:value="20.5056433545935">
            <text:p>20.5056433546</text:p>
          </table:table-cell>
          <table:table-cell office:value-type="float" office:value="21.9974799597914">
            <text:p>21.9974799598</text:p>
          </table:table-cell>
          <table:table-cell office:value-type="float" office:value="21.1336597048798">
            <text:p>21.1336597049</text:p>
          </table:table-cell>
          <table:table-cell office:value-type="float" office:value="21.1818106055505">
            <text:p>21.1818106056</text:p>
          </table:table-cell>
          <table:table-cell office:value-type="float" office:value="22.0967583783825">
            <text:p>22.0967583784</text:p>
          </table:table-cell>
          <table:table-cell office:value-type="float" office:value="21.8083169693607">
            <text:p>21.8083169694</text:p>
          </table:table-cell>
          <table:table-cell office:value-type="float" office:value="21.0863954299452">
            <text:p>21.0863954299</text:p>
          </table:table-cell>
          <table:table-cell office:value-type="float" office:value="21.6887009864831">
            <text:p>21.6887009865</text:p>
          </table:table-cell>
          <table:table-cell office:value-type="float" office:value="20.9944305731678">
            <text:p>20.9944305732</text:p>
          </table:table-cell>
          <table:table-cell office:value-type="float" office:value="20.841248753136">
            <text:p>20.8412487531</text:p>
          </table:table-cell>
          <table:table-cell office:value-type="float" office:value="21.8390111056007">
            <text:p>21.8390111056</text:p>
          </table:table-cell>
          <table:table-cell office:value-type="float" office:value="21.6595628481758">
            <text:p>21.6595628482</text:p>
          </table:table-cell>
          <table:table-cell office:value-type="float" office:value="22.1305856330945">
            <text:p>22.1305856331</text:p>
          </table:table-cell>
          <table:table-cell office:value-type="float" office:value="20.6772998905941">
            <text:p>20.6772998906</text:p>
          </table:table-cell>
          <table:table-cell office:value-type="float" office:value="21.1099182768238">
            <text:p>21.1099182768</text:p>
          </table:table-cell>
          <table:table-cell office:value-type="float" office:value="22.0633023782188">
            <text:p>22.0633023782</text:p>
          </table:table-cell>
          <table:table-cell office:value-type="float" office:value="21.9651017770258">
            <text:p>21.965101777</text:p>
          </table:table-cell>
          <table:table-cell office:value-type="float" office:value="21.9013829956431">
            <text:p>21.9013829956</text:p>
          </table:table-cell>
          <table:table-cell office:value-type="float" office:value="20.9719566382155">
            <text:p>20.9719566382</text:p>
          </table:table-cell>
          <table:table-cell office:value-type="float" office:value="22.0302115541739">
            <text:p>22.0302115542</text:p>
          </table:table-cell>
          <table:table-cell office:value-type="float" office:value="23.0723512568468">
            <text:p>23.0723512568</text:p>
          </table:table-cell>
          <table:table-cell office:value-type="float" office:value="23.4540418369526">
            <text:p>23.454041837</text:p>
          </table:table-cell>
          <table:table-cell office:value-type="float" office:value="22.5678803691707">
            <text:p>22.5678803692</text:p>
          </table:table-cell>
          <table:table-cell office:value-type="float" office:value="22.2697335947647">
            <text:p>22.2697335948</text:p>
          </table:table-cell>
          <table:table-cell office:value-type="float" office:value="35">
            <text:p>35</text:p>
          </table:table-cell>
          <table:table-cell office:value-type="float" office:value="27.0236954605766">
            <text:p>27.0236954606</text:p>
          </table:table-cell>
          <table:table-cell office:value-type="float" office:value="21.6307216860813">
            <text:p>21.6307216861</text:p>
          </table:table-cell>
          <table:table-cell office:value-type="float" office:value="35">
            <text:p>35</text:p>
          </table:table-cell>
          <table:table-cell office:value-type="float" office:value="32.1936677699278">
            <text:p>32.1936677699</text:p>
          </table:table-cell>
          <table:table-cell office:value-type="float" office:value="26.6006514412195">
            <text:p>26.6006514412</text:p>
          </table:table-cell>
          <table:table-cell table:number-columns-repeated="3" office:value-type="float" office:value="35">
            <text:p>35</text:p>
          </table:table-cell>
          <table:table-cell office:value-type="float" office:value="21.0171086012678">
            <text:p>21.0171086013</text:p>
          </table:table-cell>
          <table:table-cell office:value-type="float" office:value="21.3062344985246">
            <text:p>21.3062344985</text:p>
          </table:table-cell>
          <table:table-cell office:value-type="float" office:value="35">
            <text:p>35</text:p>
          </table:table-cell>
          <table:table-cell office:value-type="float" office:value="22.8957986270243">
            <text:p>22.895798627</text:p>
          </table:table-cell>
          <table:table-cell office:value-type="float" office:value="31.29691080701">
            <text:p>31.296910807</text:p>
          </table:table-cell>
          <table:table-cell table:number-columns-repeated="4" office:value-type="float" office:value="35">
            <text:p>35</text:p>
          </table:table-cell>
          <table:table-cell office:value-type="float" office:value="25.8450281910119">
            <text:p>25.845028191</text:p>
          </table:table-cell>
          <table:table-cell office:value-type="float" office:value="24.1106306899314">
            <text:p>24.1106306899</text:p>
          </table:table-cell>
          <table:table-cell office:value-type="float" office:value="20.9276101255115">
            <text:p>20.9276101255</text:p>
          </table:table-cell>
          <table:table-cell office:value-type="float" office:value="21.747886730335">
            <text:p>21.7478867303</text:p>
          </table:table-cell>
          <table:table-cell table:number-columns-repeated="3" office:value-type="float" office:value="35">
            <text:p>35</text:p>
          </table:table-cell>
          <table:table-cell office:value-type="float" office:value="24.8940637955655">
            <text:p>24.8940637956</text:p>
          </table:table-cell>
          <table:table-cell office:value-type="float" office:value="22.1305856330945">
            <text:p>22.1305856331</text:p>
          </table:table-cell>
          <table:table-cell office:value-type="float" office:value="22.4153448316282">
            <text:p>22.4153448316</text:p>
          </table:table-cell>
          <table:table-cell office:value-type="float" office:value="35">
            <text:p>35</text:p>
          </table:table-cell>
          <table:table-cell office:value-type="float" office:value="27.9798650487743">
            <text:p>27.9798650488</text:p>
          </table:table-cell>
          <table:table-cell office:value-type="float" office:value="28.5229717019889">
            <text:p>28.522971702</text:p>
          </table:table-cell>
          <table:table-cell office:value-type="float" office:value="35">
            <text:p>3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7596904979471">
            <text:p>22.7596904979</text:p>
          </table:table-cell>
          <table:table-cell office:value-type="float" office:value="22.1532262151712">
            <text:p>22.1532262152</text:p>
          </table:table-cell>
          <table:table-cell office:value-type="float" office:value="20.9893740283619">
            <text:p>20.9893740284</text:p>
          </table:table-cell>
          <table:table-cell office:value-type="float" office:value="21.5551513404014">
            <text:p>21.5551513404</text:p>
          </table:table-cell>
          <table:table-cell office:value-type="float" office:value="21.063039316663">
            <text:p>21.0630393167</text:p>
          </table:table-cell>
          <table:table-cell office:value-type="float" office:value="20.3010146960828">
            <text:p>20.3010146961</text:p>
          </table:table-cell>
          <table:table-cell office:value-type="float" office:value="35">
            <text:p>35</text:p>
          </table:table-cell>
          <table:table-cell office:value-type="float" office:value="22.0447617201684">
            <text:p>22.0447617202</text:p>
          </table:table-cell>
          <table:table-cell office:value-type="float" office:value="23.3383032322654">
            <text:p>23.3383032323</text:p>
          </table:table-cell>
          <table:table-cell office:value-type="float" office:value="23.1845581445955">
            <text:p>23.1845581446</text:p>
          </table:table-cell>
          <table:table-cell office:value-type="float" office:value="22.5033032935957">
            <text:p>22.5033032936</text:p>
          </table:table-cell>
          <table:table-cell office:value-type="float" office:value="31.7807709883776">
            <text:p>31.7807709884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940054851411">
            <text:p>21.9400548514</text:p>
          </table:table-cell>
          <table:table-cell office:value-type="float" office:value="31.0865103499161">
            <text:p>31.0865103499</text:p>
          </table:table-cell>
          <table:table-cell office:value-type="float" office:value="20.3556444034304">
            <text:p>20.3556444034</text:p>
          </table:table-cell>
          <table:table-cell office:value-type="float" office:value="21.1389124553425">
            <text:p>21.1389124553</text:p>
          </table:table-cell>
          <table:table-cell office:value-type="float" office:value="20.588783724904">
            <text:p>20.5887837249</text:p>
          </table:table-cell>
          <table:table-cell office:value-type="float" office:value="20.1957657663338">
            <text:p>20.1957657663</text:p>
          </table:table-cell>
          <table:table-cell office:value-type="float" office:value="25.336189973689">
            <text:p>25.3361899737</text:p>
          </table:table-cell>
          <table:table-cell office:value-type="float" office:value="35">
            <text:p>35</text:p>
          </table:table-cell>
          <table:table-cell office:value-type="float" office:value="21.7411590743586">
            <text:p>21.7411590744</text:p>
          </table:table-cell>
          <table:table-cell office:value-type="float" office:value="35">
            <text:p>35</text:p>
          </table:table-cell>
          <table:table-cell office:value-type="float" office:value="22.895617425713">
            <text:p>22.8956174257</text:p>
          </table:table-cell>
          <table:table-cell office:value-type="float" office:value="24.4193114926218">
            <text:p>24.4193114926</text:p>
          </table:table-cell>
          <table:table-cell office:value-type="float" office:value="28.8289232082287">
            <text:p>28.8289232082</text:p>
          </table:table-cell>
          <table:table-cell office:value-type="float" office:value="22.6290187826248">
            <text:p>22.6290187826</text:p>
          </table:table-cell>
          <table:table-cell office:value-type="float" office:value="35">
            <text:p>35</text:p>
          </table:table-cell>
          <table:table-cell office:value-type="float" office:value="21.8389136658362">
            <text:p>21.8389136658</text:p>
          </table:table-cell>
          <table:table-cell office:value-type="float" office:value="35">
            <text:p>35</text:p>
          </table:table-cell>
          <table:table-cell office:value-type="float" office:value="25.5974859339616">
            <text:p>25.597485934</text:p>
          </table:table-cell>
          <table:table-cell office:value-type="float" office:value="28.3662916842834">
            <text:p>28.3662916843</text:p>
          </table:table-cell>
          <table:table-cell office:value-type="float" office:value="34.3083464134485">
            <text:p>34.3083464134</text:p>
          </table:table-cell>
          <table:table-cell office:value-type="float" office:value="27.5343942152627">
            <text:p>27.5343942153</text:p>
          </table:table-cell>
          <table:table-cell office:value-type="float" office:value="35">
            <text:p>35</text:p>
          </table:table-cell>
          <table:table-cell office:value-type="float" office:value="26.4771733945136">
            <text:p>26.4771733945</text:p>
          </table:table-cell>
          <table:table-cell office:value-type="float" office:value="24.0252442255436">
            <text:p>24.0252442255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4116797322339">
            <text:p>20.4116797322</text:p>
          </table:table-cell>
          <table:table-cell office:value-type="float" office:value="33.380417196799">
            <text:p>33.3804171968</text:p>
          </table:table-cell>
          <table:table-cell office:value-type="float" office:value="35">
            <text:p>35</text:p>
          </table:table-cell>
          <table:table-cell office:value-type="float" office:value="24.8540773339378">
            <text:p>24.8540773339</text:p>
          </table:table-cell>
          <table:table-cell office:value-type="float" office:value="26.1665575635494">
            <text:p>26.1665575635</text:p>
          </table:table-cell>
          <table:table-cell office:value-type="float" office:value="25.0887447263315">
            <text:p>25.0887447263</text:p>
          </table:table-cell>
          <table:table-cell office:value-type="float" office:value="29.8664285730035">
            <text:p>29.866428573</text:p>
          </table:table-cell>
          <table:table-cell office:value-type="float" office:value="27.9358652606834">
            <text:p>27.9358652607</text:p>
          </table:table-cell>
          <table:table-cell office:value-type="float" office:value="23.6664163405948">
            <text:p>23.6664163406</text:p>
          </table:table-cell>
          <table:table-cell office:value-type="float" office:value="20.7149699788568">
            <text:p>20.7149699789</text:p>
          </table:table-cell>
          <table:table-cell office:value-type="float" office:value="21.3808182827983">
            <text:p>21.3808182828</text:p>
          </table:table-cell>
          <table:table-cell office:value-type="float" office:value="20.6510211235801">
            <text:p>20.6510211236</text:p>
          </table:table-cell>
          <table:table-cell office:value-type="float" office:value="20.5281899847608">
            <text:p>20.5281899848</text:p>
          </table:table-cell>
          <table:table-cell office:value-type="float" office:value="21.4665952679187">
            <text:p>21.4665952679</text:p>
          </table:table-cell>
          <table:table-cell office:value-type="float" office:value="23.4987723081259">
            <text:p>23.4987723081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8073677086027">
            <text:p>26.8073677086</text:p>
          </table:table-cell>
          <table:table-cell office:value-type="float" office:value="21.2170942129721">
            <text:p>21.217094213</text:p>
          </table:table-cell>
          <table:table-cell office:value-type="float" office:value="35">
            <text:p>35</text:p>
          </table:table-cell>
          <table:table-cell office:value-type="float" office:value="27.1590518245713">
            <text:p>27.1590518246</text:p>
          </table:table-cell>
          <table:table-cell office:value-type="float" office:value="20.7807018695216">
            <text:p>20.7807018695</text:p>
          </table:table-cell>
          <table:table-cell office:value-type="float" office:value="32.5420118201765">
            <text:p>32.5420118202</text:p>
          </table:table-cell>
          <table:table-cell office:value-type="float" office:value="21.2976915851013">
            <text:p>21.2976915851</text:p>
          </table:table-cell>
          <table:table-cell office:value-type="float" office:value="35">
            <text:p>35</text:p>
          </table:table-cell>
          <table:table-cell office:value-type="float" office:value="20.9178216023402">
            <text:p>20.9178216023</text:p>
          </table:table-cell>
          <table:table-cell office:value-type="float" office:value="24.2175562656981">
            <text:p>24.2175562657</text:p>
          </table:table-cell>
          <table:table-cell office:value-type="float" office:value="24.6312229525643">
            <text:p>24.6312229526</text:p>
          </table:table-cell>
          <table:table-cell office:value-type="float" office:value="30.45076223453">
            <text:p>30.4507622345</text:p>
          </table:table-cell>
          <table:table-cell office:value-type="float" office:value="23.0371230941739">
            <text:p>23.037123094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8417275480376">
            <text:p>23.841727548</text:p>
          </table:table-cell>
          <table:table-cell office:value-type="float" office:value="22.2656543077601">
            <text:p>22.2656543078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8413026897944">
            <text:p>20.8413026898</text:p>
          </table:table-cell>
          <table:table-cell office:value-type="float" office:value="20.6279594181899">
            <text:p>20.6279594182</text:p>
          </table:table-cell>
          <table:table-cell table:number-columns-repeated="4" office:value-type="float" office:value="20">
            <text:p>20</text:p>
          </table:table-cell>
          <table:table-cell office:value-type="float" office:value="20.8273941292955">
            <text:p>20.8273941293</text:p>
          </table:table-cell>
          <table:table-cell office:value-type="float" office:value="21.1848897403103">
            <text:p>21.1848897403</text:p>
          </table:table-cell>
          <table:table-cell office:value-type="float" office:value="20.9409528908231">
            <text:p>20.9409528908</text:p>
          </table:table-cell>
          <table:table-cell office:value-type="float" office:value="21.1373336935445">
            <text:p>21.1373336935</text:p>
          </table:table-cell>
          <table:table-cell office:value-type="float" office:value="21.1689401980994">
            <text:p>21.1689401981</text:p>
          </table:table-cell>
          <table:table-cell office:value-type="float" office:value="21.0752662599833">
            <text:p>21.07526626</text:p>
          </table:table-cell>
          <table:table-cell office:value-type="float" office:value="20.8835134397172">
            <text:p>20.8835134397</text:p>
          </table:table-cell>
          <table:table-cell office:value-type="float" office:value="20.9701823121641">
            <text:p>20.9701823122</text:p>
          </table:table-cell>
          <table:table-cell office:value-type="float" office:value="21.0146806764332">
            <text:p>21.0146806764</text:p>
          </table:table-cell>
          <table:table-cell office:value-type="float" office:value="20">
            <text:p>20</text:p>
          </table:table-cell>
          <table:table-cell office:value-type="float" office:value="21.0296910597472">
            <text:p>21.0296910597</text:p>
          </table:table-cell>
          <table:table-cell office:value-type="float" office:value="20.9849270929354">
            <text:p>20.9849270929</text:p>
          </table:table-cell>
          <table:table-cell office:value-type="float" office:value="21.0599830323687">
            <text:p>21.0599830324</text:p>
          </table:table-cell>
          <table:table-cell office:value-type="float" office:value="20.5281868710667">
            <text:p>20.5281868711</text:p>
          </table:table-cell>
          <table:table-cell office:value-type="float" office:value="20.8693616421721">
            <text:p>20.8693616422</text:p>
          </table:table-cell>
          <table:table-cell office:value-type="float" office:value="20.8977477356012">
            <text:p>20.8977477356</text:p>
          </table:table-cell>
          <table:table-cell office:value-type="float" office:value="20.9264667248659">
            <text:p>20.9264667249</text:p>
          </table:table-cell>
          <table:table-cell office:value-type="float" office:value="20.912065253323">
            <text:p>20.9120652533</text:p>
          </table:table-cell>
          <table:table-cell office:value-type="float" office:value="21.1061113682643">
            <text:p>21.1061113683</text:p>
          </table:table-cell>
          <table:table-cell office:value-type="float" office:value="20.8135652555683">
            <text:p>20.8135652556</text:p>
          </table:table-cell>
          <table:table-cell office:value-type="float" office:value="20.7455925579932">
            <text:p>20.745592558</text:p>
          </table:table-cell>
          <table:table-cell office:value-type="float" office:value="20.6152480651644">
            <text:p>20.6152480652</text:p>
          </table:table-cell>
          <table:table-cell office:value-type="float" office:value="21.0906420905496">
            <text:p>21.0906420905</text:p>
          </table:table-cell>
          <table:table-cell office:value-type="float" office:value="21.1216749476162">
            <text:p>21.1216749476</text:p>
          </table:table-cell>
          <table:table-cell office:value-type="float" office:value="21.1530884815981">
            <text:p>21.1530884816</text:p>
          </table:table-cell>
          <table:table-cell table:number-columns-repeated="2" office:value-type="float" office:value="20">
            <text:p>20</text:p>
          </table:table-cell>
          <table:table-cell office:value-type="float" office:value="27.5819825619481">
            <text:p>27.5819825619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795588578569">
            <text:p>25.8795588579</text:p>
          </table:table-cell>
          <table:table-cell table:number-columns-repeated="2" office:value-type="float" office:value="20">
            <text:p>20</text:p>
          </table:table-cell>
          <table:table-cell office:value-type="float" office:value="31.2644543112046">
            <text:p>31.2644543112</text:p>
          </table:table-cell>
          <table:table-cell table:number-columns-repeated="4" office:value-type="float" office:value="20">
            <text:p>20</text:p>
          </table:table-cell>
          <table:table-cell office:value-type="float" office:value="30.6012482861795">
            <text:p>30.6012482862</text:p>
          </table:table-cell>
          <table:table-cell office:value-type="float" office:value="28.9175351975556">
            <text:p>28.9175351976</text:p>
          </table:table-cell>
          <table:table-cell office:value-type="float" office:value="35">
            <text:p>3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9.9932722475234">
            <text:p>29.9932722475</text:p>
          </table:table-cell>
          <table:table-cell office:value-type="float" office:value="32.7896675624776">
            <text:p>32.7896675625</text:p>
          </table:table-cell>
          <table:table-cell office:value-type="float" office:value="31.9907742547254">
            <text:p>31.9907742547</text:p>
          </table:table-cell>
          <table:table-cell office:value-type="float" office:value="26.1787929181788">
            <text:p>26.1787929182</text:p>
          </table:table-cell>
          <table:table-cell office:value-type="float" office:value="20">
            <text:p>20</text:p>
          </table:table-cell>
          <table:table-cell office:value-type="float" office:value="33.6725834503696">
            <text:p>33.6725834504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4967196689363">
            <text:p>26.4967196689</text:p>
          </table:table-cell>
          <table:table-cell office:value-type="float" office:value="27.1961242930775">
            <text:p>27.1961242931</text:p>
          </table:table-cell>
          <table:table-cell office:value-type="float" office:value="29.4339028775159">
            <text:p>29.433902877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72159841368">
            <text:p>20.2072159841</text:p>
          </table:table-cell>
          <table:table-cell office:value-type="float" office:value="20.1783552509568">
            <text:p>20.178355251</text:p>
          </table:table-cell>
          <table:table-cell office:value-type="float" office:value="20.1079065298001">
            <text:p>20.1079065298</text:p>
          </table:table-cell>
          <table:table-cell office:value-type="float" office:value="20.8045656658115">
            <text:p>20.8045656658</text:p>
          </table:table-cell>
          <table:table-cell office:value-type="float" office:value="20.8815764263542">
            <text:p>20.8815764264</text:p>
          </table:table-cell>
          <table:table-cell office:value-type="float" office:value="21.5486013566124">
            <text:p>21.5486013566</text:p>
          </table:table-cell>
          <table:table-cell office:value-type="float" office:value="20.296240964083">
            <text:p>20.2962409641</text:p>
          </table:table-cell>
          <table:table-cell office:value-type="float" office:value="21.2610506448761">
            <text:p>21.2610506449</text:p>
          </table:table-cell>
          <table:table-cell office:value-type="float" office:value="21.0224571480294">
            <text:p>21.022457148</text:p>
          </table:table-cell>
          <table:table-cell office:value-type="float" office:value="20.486093039361">
            <text:p>20.4860930394</text:p>
          </table:table-cell>
          <table:table-cell office:value-type="float" office:value="21.4250536299789">
            <text:p>21.42505363</text:p>
          </table:table-cell>
          <table:table-cell office:value-type="float" office:value="20.2512624608695">
            <text:p>20.2512624609</text:p>
          </table:table-cell>
          <table:table-cell office:value-type="float" office:value="20.4049857324285">
            <text:p>20.4049857324</text:p>
          </table:table-cell>
          <table:table-cell office:value-type="float" office:value="20.5026742409294">
            <text:p>20.5026742409</text:p>
          </table:table-cell>
          <table:table-cell office:value-type="float" office:value="21.35353110867">
            <text:p>21.3535311087</text:p>
          </table:table-cell>
          <table:table-cell office:value-type="float" office:value="21.6254684871785">
            <text:p>21.6254684872</text:p>
          </table:table-cell>
          <table:table-cell office:value-type="float" office:value="21.5234436731846">
            <text:p>21.5234436732</text:p>
          </table:table-cell>
          <table:table-cell office:value-type="float" office:value="21.7857740565453">
            <text:p>21.7857740565</text:p>
          </table:table-cell>
          <table:table-cell office:value-type="float" office:value="21.3301075166688">
            <text:p>21.3301075167</text:p>
          </table:table-cell>
          <table:table-cell office:value-type="float" office:value="21.4493210510562">
            <text:p>21.4493210511</text:p>
          </table:table-cell>
          <table:table-cell office:value-type="float" office:value="21.7584249981192">
            <text:p>21.7584249981</text:p>
          </table:table-cell>
          <table:table-cell office:value-type="float" office:value="20.6398709229411">
            <text:p>20.6398709229</text:p>
          </table:table-cell>
          <table:table-cell office:value-type="float" office:value="21.2838699173649">
            <text:p>21.2838699174</text:p>
          </table:table-cell>
          <table:table-cell office:value-type="float" office:value="21.7313332784702">
            <text:p>21.7313332785</text:p>
          </table:table-cell>
          <table:table-cell office:value-type="float" office:value="21.085355022134">
            <text:p>21.0853550221</text:p>
          </table:table-cell>
          <table:table-cell office:value-type="float" office:value="20.7483835137051">
            <text:p>20.7483835137</text:p>
          </table:table-cell>
          <table:table-cell office:value-type="float" office:value="21.4985130928772">
            <text:p>21.4985130929</text:p>
          </table:table-cell>
          <table:table-cell office:value-type="float" office:value="20.5874534572688">
            <text:p>20.5874534573</text:p>
          </table:table-cell>
          <table:table-cell office:value-type="float" office:value="20.5193784699135">
            <text:p>20.5193784699</text:p>
          </table:table-cell>
          <table:table-cell office:value-type="float" office:value="21.238427622508">
            <text:p>21.2384276225</text:p>
          </table:table-cell>
          <table:table-cell office:value-type="float" office:value="21.1498482567731">
            <text:p>21.1498482568</text:p>
          </table:table-cell>
          <table:table-cell office:value-type="float" office:value="21.5996105596072">
            <text:p>21.5996105596</text:p>
          </table:table-cell>
          <table:table-cell office:value-type="float" office:value="21.1717110617321">
            <text:p>21.1717110617</text:p>
          </table:table-cell>
          <table:table-cell office:value-type="float" office:value="21.4738065543544">
            <text:p>21.4738065544</text:p>
          </table:table-cell>
          <table:table-cell office:value-type="float" office:value="21.6779074624818">
            <text:p>21.6779074625</text:p>
          </table:table-cell>
          <table:table-cell office:value-type="float" office:value="21.8133841378594">
            <text:p>21.8133841379</text:p>
          </table:table-cell>
          <table:table-cell office:value-type="float" office:value="21.7044952824935">
            <text:p>21.7044952825</text:p>
          </table:table-cell>
          <table:table-cell office:value-type="float" office:value="21.3068880047437">
            <text:p>21.3068880047</text:p>
          </table:table-cell>
          <table:table-cell table:number-columns-repeated="2" office:value-type="float" office:value="21.8412589968331">
            <text:p>21.8412589968</text:p>
          </table:table-cell>
          <table:table-cell table:number-columns-repeated="4" office:value-type="float" office:value="35">
            <text:p>35</text:p>
          </table:table-cell>
          <table:table-cell office:value-type="float" office:value="22.8999798242858">
            <text:p>22.8999798243</text:p>
          </table:table-cell>
          <table:table-cell office:value-type="float" office:value="21.1498482567731">
            <text:p>21.1498482568</text:p>
          </table:table-cell>
          <table:table-cell office:value-type="float" office:value="27.6516251460571">
            <text:p>27.6516251461</text:p>
          </table:table-cell>
          <table:table-cell office:value-type="float" office:value="21.9554838745891">
            <text:p>21.9554838746</text:p>
          </table:table-cell>
          <table:table-cell office:value-type="float" office:value="31.1231180588289">
            <text:p>31.1231180588</text:p>
          </table:table-cell>
          <table:table-cell office:value-type="float" office:value="23.5876014189646">
            <text:p>23.587601419</text:p>
          </table:table-cell>
          <table:table-cell office:value-type="float" office:value="22.0742651500991">
            <text:p>22.0742651501</text:p>
          </table:table-cell>
          <table:table-cell office:value-type="float" office:value="21.3301075166688">
            <text:p>21.3301075167</text:p>
          </table:table-cell>
          <table:table-cell office:value-type="float" office:value="21.4250536299789">
            <text:p>21.42505363</text:p>
          </table:table-cell>
          <table:table-cell office:value-type="float" office:value="24.6672801147349">
            <text:p>24.6672801147</text:p>
          </table:table-cell>
          <table:table-cell office:value-type="float" office:value="26.4520030101681">
            <text:p>26.4520030102</text:p>
          </table:table-cell>
          <table:table-cell office:value-type="float" office:value="33.7703770059821">
            <text:p>33.770377006</text:p>
          </table:table-cell>
          <table:table-cell office:value-type="float" office:value="34.8715118934647">
            <text:p>34.8715118935</text:p>
          </table:table-cell>
          <table:table-cell office:value-type="float" office:value="26.1052009518712">
            <text:p>26.1052009519</text:p>
          </table:table-cell>
          <table:table-cell office:value-type="float" office:value="35">
            <text:p>35</text:p>
          </table:table-cell>
          <table:table-cell office:value-type="float" office:value="29.1623225151146">
            <text:p>29.1623225151</text:p>
          </table:table-cell>
          <table:table-cell office:value-type="float" office:value="35">
            <text:p>35</text:p>
          </table:table-cell>
          <table:table-cell office:value-type="float" office:value="23.985501363738">
            <text:p>23.9855013637</text:p>
          </table:table-cell>
          <table:table-cell office:value-type="float" office:value="27.2222816824686">
            <text:p>27.2222816825</text:p>
          </table:table-cell>
          <table:table-cell office:value-type="float" office:value="25.1903785417443">
            <text:p>25.1903785417</text:p>
          </table:table-cell>
          <table:table-cell office:value-type="float" office:value="28.6170332336495">
            <text:p>28.6170332336</text:p>
          </table:table-cell>
          <table:table-cell office:value-type="float" office:value="24.4274432945715">
            <text:p>24.4274432946</text:p>
          </table:table-cell>
          <table:table-cell office:value-type="float" office:value="22.197881001698">
            <text:p>22.1978810017</text:p>
          </table:table-cell>
          <table:table-cell office:value-type="float" office:value="25.7806738891643">
            <text:p>25.7806738892</text:p>
          </table:table-cell>
          <table:table-cell office:value-type="float" office:value="31.9133223593243">
            <text:p>31.9133223593</text:p>
          </table:table-cell>
          <table:table-cell office:value-type="float" office:value="21.6254684871785">
            <text:p>21.6254684872</text:p>
          </table:table-cell>
          <table:table-cell office:value-type="float" office:value="32.7906579782731">
            <text:p>32.7906579783</text:p>
          </table:table-cell>
          <table:table-cell office:value-type="float" office:value="22.4608471731178">
            <text:p>22.4608471731</text:p>
          </table:table-cell>
          <table:table-cell office:value-type="float" office:value="22.6008795505494">
            <text:p>22.6008795505</text:p>
          </table:table-cell>
          <table:table-cell office:value-type="float" office:value="23.7814681279754">
            <text:p>23.781468128</text:p>
          </table:table-cell>
          <table:table-cell office:value-type="float" office:value="22.7471165289265">
            <text:p>22.747116528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2690730376777">
            <text:p>22.2690730377</text:p>
          </table:table-cell>
          <table:table-cell office:value-type="float" office:value="20.4273217114891">
            <text:p>20.4273217115</text:p>
          </table:table-cell>
          <table:table-cell office:value-type="float" office:value="20.9568658065033">
            <text:p>20.9568658065</text:p>
          </table:table-cell>
          <table:table-cell office:value-type="float" office:value="35">
            <text:p>35</text:p>
          </table:table-cell>
          <table:table-cell office:value-type="float" office:value="20.1502158754066">
            <text:p>20.1502158754</text:p>
          </table:table-cell>
          <table:table-cell office:value-type="float" office:value="30.4872040799841">
            <text:p>30.48720408</text:p>
          </table:table-cell>
          <table:table-cell office:value-type="float" office:value="21.8282489525105">
            <text:p>21.8282489525</text:p>
          </table:table-cell>
          <table:table-cell office:value-type="float" office:value="20.7440792195413">
            <text:p>20.7440792195</text:p>
          </table:table-cell>
          <table:table-cell office:value-type="float" office:value="22.0406292226811">
            <text:p>22.0406292227</text:p>
          </table:table-cell>
          <table:table-cell office:value-type="float" office:value="23.730905467014">
            <text:p>23.730905467</text:p>
          </table:table-cell>
          <table:table-cell office:value-type="float" office:value="35">
            <text:p>35</text:p>
          </table:table-cell>
          <table:table-cell office:value-type="float" office:value="21.1096549987319">
            <text:p>21.1096549987</text:p>
          </table:table-cell>
          <table:table-cell office:value-type="float" office:value="33.5557091585622">
            <text:p>33.5557091586</text:p>
          </table:table-cell>
          <table:table-cell office:value-type="float" office:value="20.5488095285502">
            <text:p>20.5488095286</text:p>
          </table:table-cell>
          <table:table-cell office:value-type="float" office:value="35">
            <text:p>35</text:p>
          </table:table-cell>
          <table:table-cell office:value-type="float" office:value="22.1527313966754">
            <text:p>22.1527313967</text:p>
          </table:table-cell>
          <table:table-cell office:value-type="float" office:value="20.8129487415277">
            <text:p>20.8129487415</text:p>
          </table:table-cell>
          <table:table-cell office:value-type="float" office:value="23.5547427725638">
            <text:p>23.5547427726</text:p>
          </table:table-cell>
          <table:table-cell office:value-type="float" office:value="20.6771528305447">
            <text:p>20.6771528305</text:p>
          </table:table-cell>
          <table:table-cell office:value-type="float" office:value="29.3228733181567">
            <text:p>29.3228733182</text:p>
          </table:table-cell>
          <table:table-cell office:value-type="float" office:value="22.6460843052575">
            <text:p>22.6460843053</text:p>
          </table:table-cell>
          <table:table-cell office:value-type="float" office:value="29.8806650502033">
            <text:p>29.8806650502</text:p>
          </table:table-cell>
          <table:table-cell office:value-type="float" office:value="21.5362770473392">
            <text:p>21.5362770473</text:p>
          </table:table-cell>
          <table:table-cell office:value-type="float" office:value="21.2721628275004">
            <text:p>21.2721628275</text:p>
          </table:table-cell>
          <table:table-cell office:value-type="float" office:value="21.0321008889329">
            <text:p>21.0321008889</text:p>
          </table:table-cell>
          <table:table-cell office:value-type="float" office:value="24.5261631883122">
            <text:p>24.5261631883</text:p>
          </table:table-cell>
          <table:table-cell office:value-type="float" office:value="24.7512167981108">
            <text:p>24.7512167981</text:p>
          </table:table-cell>
          <table:table-cell office:value-type="float" office:value="32.6728486613067">
            <text:p>32.6728486613</text:p>
          </table:table-cell>
          <table:table-cell office:value-type="float" office:value="35">
            <text:p>35</text:p>
          </table:table-cell>
          <table:table-cell office:value-type="float" office:value="24.9884733855485">
            <text:p>24.9884733855</text:p>
          </table:table-cell>
          <table:table-cell office:value-type="float" office:value="35">
            <text:p>35</text:p>
          </table:table-cell>
          <table:table-cell office:value-type="float" office:value="25.2389531234097">
            <text:p>25.2389531234</text:p>
          </table:table-cell>
          <table:table-cell office:value-type="float" office:value="21.4453470293395">
            <text:p>21.4453470293</text:p>
          </table:table-cell>
          <table:table-cell office:value-type="float" office:value="28.331773633874">
            <text:p>28.3317736339</text:p>
          </table:table-cell>
          <table:table-cell office:value-type="float" office:value="21.7275623197081">
            <text:p>21.7275623197</text:p>
          </table:table-cell>
          <table:table-cell table:number-columns-repeated="2" office:value-type="float" office:value="35">
            <text:p>35</text:p>
          </table:table-cell>
          <table:table-cell office:value-type="float" office:value="27.0938522217418">
            <text:p>27.0938522217</text:p>
          </table:table-cell>
          <table:table-cell office:value-type="float" office:value="35">
            <text:p>35</text:p>
          </table:table-cell>
          <table:table-cell office:value-type="float" office:value="21.1896370359337">
            <text:p>21.1896370359</text:p>
          </table:table-cell>
          <table:table-cell office:value-type="float" office:value="20.2028268178757">
            <text:p>20.2028268179</text:p>
          </table:table-cell>
          <table:table-cell office:value-type="float" office:value="23.0713426895269">
            <text:p>23.0713426895</text:p>
          </table:table-cell>
          <table:table-cell office:value-type="float" office:value="26.3979863839014">
            <text:p>26.3979863839</text:p>
          </table:table-cell>
          <table:table-cell office:value-type="float" office:value="35">
            <text:p>35</text:p>
          </table:table-cell>
          <table:table-cell office:value-type="float" office:value="26.0817943116883">
            <text:p>26.0817943117</text:p>
          </table:table-cell>
          <table:table-cell table:number-columns-repeated="2" office:value-type="float" office:value="35">
            <text:p>35</text:p>
          </table:table-cell>
          <table:table-cell office:value-type="float" office:value="25.5037931598952">
            <text:p>25.5037931599</text:p>
          </table:table-cell>
          <table:table-cell office:value-type="float" office:value="22.3898992722794">
            <text:p>22.3898992723</text:p>
          </table:table-cell>
          <table:table-cell office:value-type="float" office:value="20.8838472681428">
            <text:p>20.8838472681</text:p>
          </table:table-cell>
          <table:table-cell office:value-type="float" office:value="35">
            <text:p>35</text:p>
          </table:table-cell>
          <table:table-cell office:value-type="float" office:value="27.4779214606796">
            <text:p>27.4779214607</text:p>
          </table:table-cell>
          <table:table-cell office:value-type="float" office:value="35">
            <text:p>35</text:p>
          </table:table-cell>
          <table:table-cell office:value-type="float" office:value="24.3123946947104">
            <text:p>24.3123946947</text:p>
          </table:table-cell>
          <table:table-cell office:value-type="float" office:value="31.1491726866848">
            <text:p>31.1491726867</text:p>
          </table:table-cell>
          <table:table-cell office:value-type="float" office:value="35">
            <text:p>35</text:p>
          </table:table-cell>
          <table:table-cell office:value-type="float" office:value="24.1090832551268">
            <text:p>24.1090832551</text:p>
          </table:table-cell>
          <table:table-cell office:value-type="float" office:value="35">
            <text:p>35</text:p>
          </table:table-cell>
          <table:table-cell office:value-type="float" office:value="22.9236693476137">
            <text:p>22.9236693476</text:p>
          </table:table-cell>
          <table:table-cell office:value-type="float" office:value="31.8745329711771">
            <text:p>31.8745329712</text:p>
          </table:table-cell>
          <table:table-cell office:value-type="float" office:value="23.2254526987266">
            <text:p>23.2254526987</text:p>
          </table:table-cell>
          <table:table-cell office:value-type="float" office:value="35">
            <text:p>35</text:p>
          </table:table-cell>
          <table:table-cell office:value-type="float" office:value="23.9154798869148">
            <text:p>23.9154798869</text:p>
          </table:table-cell>
          <table:table-cell office:value-type="float" office:value="21.3573556869838">
            <text:p>21.357355687</text:p>
          </table:table-cell>
          <table:table-cell office:value-type="float" office:value="35">
            <text:p>35</text:p>
          </table:table-cell>
          <table:table-cell office:value-type="float" office:value="25.7842648792548">
            <text:p>25.7842648793</text:p>
          </table:table-cell>
          <table:table-cell office:value-type="float" office:value="23.3864295854864">
            <text:p>23.3864295855</text:p>
          </table:table-cell>
          <table:table-cell office:value-type="float" office:value="26.7346538807896">
            <text:p>26.7346538808</text:p>
          </table:table-cell>
          <table:table-cell office:value-type="float" office:value="28.8081792136518">
            <text:p>28.8081792137</text:p>
          </table:table-cell>
          <table:table-cell office:value-type="float" office:value="21.6302954569064">
            <text:p>21.6302954569</text:p>
          </table:table-cell>
          <table:table-cell office:value-type="float" office:value="34.5372958422487">
            <text:p>34.5372958422</text:p>
          </table:table-cell>
          <table:table-cell table:number-columns-repeated="2" office:value-type="float" office:value="35">
            <text:p>35</text:p>
          </table:table-cell>
          <table:table-cell office:value-type="float" office:value="22.5154744961249">
            <text:p>22.5154744961</text:p>
          </table:table-cell>
          <table:table-cell office:value-type="float" office:value="27.8895373232111">
            <text:p>27.8895373232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office:value-type="string">
            <text:p>買取価格</text:p>
          </table:table-cell>
          <table:table-cell table:number-columns-repeated="39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56916266666551">
            <text:p>9.5691626667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634268625">
            <text:p>10.634268625</text:p>
          </table:table-cell>
          <table:table-cell table:number-columns-repeated="3" office:value-type="float" office:value="20">
            <text:p>20</text:p>
          </table:table-cell>
          <table:table-cell office:value-type="float" office:value="15.24">
            <text:p>15.2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2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2.5456086111103">
            <text:p>12.5456086111</text:p>
          </table:table-cell>
          <table:table-cell office:value-type="float" office:value="20">
            <text:p>20</text:p>
          </table:table-cell>
          <table:table-cell office:value-type="float" office:value="12.0641048611094">
            <text:p>12.0641048611</text:p>
          </table:table-cell>
          <table:table-cell table:number-columns-repeated="3" office:value-type="float" office:value="20">
            <text:p>20</text:p>
          </table:table-cell>
          <table:table-cell office:value-type="float" office:value="14.311219875">
            <text:p>14.311219875</text:p>
          </table:table-cell>
          <table:table-cell table:number-columns-repeated="3" office:value-type="float" office:value="20">
            <text:p>20</text:p>
          </table:table-cell>
          <table:table-cell office:value-type="float" office:value="18.9224594690743">
            <text:p>18.9224594691</text:p>
          </table:table-cell>
          <table:table-cell office:value-type="float" office:value="9.33333333333333">
            <text:p>9.3333333333</text:p>
          </table:table-cell>
          <table:table-cell table:number-columns-repeated="91" office:value-type="float" office:value="20">
            <text:p>20</text:p>
          </table:table-cell>
          <table:table-cell office:value-type="float" office:value="19.4817347769679">
            <text:p>19.481734777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1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2" office:value-type="float" office:value="20">
            <text:p>20</text:p>
          </table:table-cell>
          <table:table-cell office:value-type="float" office:value="19.0818226769044">
            <text:p>19.0818226769</text:p>
          </table:table-cell>
          <table:table-cell office:value-type="float" office:value="15.6331032777785">
            <text:p>15.6331032778</text:p>
          </table:table-cell>
          <table:table-cell office:value-type="float" office:value="15.8594044444452">
            <text:p>15.8594044444</text:p>
          </table:table-cell>
          <table:table-cell office:value-type="float" office:value="15.4904950000011">
            <text:p>15.490495</text:p>
          </table:table-cell>
          <table:table-cell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4.3207967777774">
            <text:p>14.3207967778</text:p>
          </table:table-cell>
          <table:table-cell office:value-type="float" office:value="14.480774333333">
            <text:p>14.480774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3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7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3" office:value-type="float" office:value="20">
            <text:p>20</text:p>
          </table:table-cell>
          <table:table-cell office:value-type="float" office:value="11.1565575">
            <text:p>11.156557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.03396">
            <text:p>15.03396</text:p>
          </table:table-cell>
          <table:table-cell table:number-columns-repeated="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1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2807146666656">
            <text:p>10.2807146667</text:p>
          </table:table-cell>
          <table:table-cell office:value-type="float" office:value="20">
            <text:p>20</text:p>
          </table:table-cell>
          <table:table-cell office:value-type="float" office:value="9.35939022222188">
            <text:p>9.3593902222</text:p>
          </table:table-cell>
          <table:table-cell table:number-columns-repeated="2" office:value-type="float" office:value="20">
            <text:p>20</text:p>
          </table:table-cell>
          <table:table-cell office:value-type="float" office:value="13.348784">
            <text:p>13.34878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8" office:value-type="float" office:value="20">
            <text:p>20</text:p>
          </table:table-cell>
          <table:table-cell office:value-type="float" office:value="15.9106613333323">
            <text:p>15.9106613333</text:p>
          </table:table-cell>
          <table:table-cell office:value-type="float" office:value="15.4553560000011">
            <text:p>15.455356</text:p>
          </table:table-cell>
          <table:table-cell office:value-type="float" office:value="15.069728">
            <text:p>15.069728</text:p>
          </table:table-cell>
          <table:table-cell office:value-type="float" office:value="20">
            <text:p>20</text:p>
          </table:table-cell>
          <table:table-cell office:value-type="float" office:value="14.0871875">
            <text:p>14.0871875</text:p>
          </table:table-cell>
          <table:table-cell office:value-type="float" office:value="20">
            <text:p>20</text:p>
          </table:table-cell>
          <table:table-cell office:value-type="float" office:value="14.762824875">
            <text:p>14.762824875</text:p>
          </table:table-cell>
          <table:table-cell office:value-type="float" office:value="14.66900825">
            <text:p>14.66900825</text:p>
          </table:table-cell>
          <table:table-cell office:value-type="float" office:value="13.5156822083338">
            <text:p>13.5156822083</text:p>
          </table:table-cell>
          <table:table-cell office:value-type="float" office:value="13.709961277776">
            <text:p>13.7099612778</text:p>
          </table:table-cell>
          <table:table-cell office:value-type="float" office:value="20">
            <text:p>20</text:p>
          </table:table-cell>
          <table:table-cell office:value-type="float" office:value="14.035564875">
            <text:p>14.035564875</text:p>
          </table:table-cell>
          <table:table-cell office:value-type="float" office:value="20">
            <text:p>20</text:p>
          </table:table-cell>
          <table:table-cell office:value-type="float" office:value="17.5271294458464">
            <text:p>17.5271294458</text:p>
          </table:table-cell>
          <table:table-cell office:value-type="float" office:value="17.9937087956867">
            <text:p>17.9937087957</text:p>
          </table:table-cell>
          <table:table-cell office:value-type="float" office:value="20">
            <text:p>20</text:p>
          </table:table-cell>
          <table:table-cell office:value-type="float" office:value="16.6406286811498">
            <text:p>16.6406286811</text:p>
          </table:table-cell>
          <table:table-cell office:value-type="float" office:value="19.6267365201278">
            <text:p>19.6267365201</text:p>
          </table:table-cell>
          <table:table-cell office:value-type="float" office:value="16.920576291054">
            <text:p>16.9205762911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6" office:value-type="float" office:value="20">
            <text:p>20</text:p>
          </table:table-cell>
          <table:table-cell table:number-columns-repeated="4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5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4.3471760555568">
            <text:p>14.3471760556</text:p>
          </table:table-cell>
          <table:table-cell table:number-columns-repeated="2" office:value-type="float" office:value="20">
            <text:p>20</text:p>
          </table:table-cell>
          <table:table-cell office:value-type="float" office:value="19.8042817047">
            <text:p>19.8042817047</text:p>
          </table:table-cell>
          <table:table-cell table:number-columns-repeated="74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2.8957944444452">
            <text:p>12.8957944444</text:p>
          </table:table-cell>
          <table:table-cell office:value-type="float" office:value="20">
            <text:p>20</text:p>
          </table:table-cell>
          <table:table-cell office:value-type="float" office:value="14.279942">
            <text:p>14.279942</text:p>
          </table:table-cell>
          <table:table-cell office:value-type="float" office:value="20">
            <text:p>20</text:p>
          </table:table-cell>
          <table:table-cell office:value-type="float" office:value="13.637546">
            <text:p>13.637546</text:p>
          </table:table-cell>
          <table:table-cell office:value-type="float" office:value="20">
            <text:p>20</text:p>
          </table:table-cell>
          <table:table-cell office:value-type="float" office:value="14.3864399166676">
            <text:p>14.3864399167</text:p>
          </table:table-cell>
          <table:table-cell office:value-type="float" office:value="20">
            <text:p>20</text:p>
          </table:table-cell>
          <table:table-cell office:value-type="float" office:value="15.2071545833324">
            <text:p>15.2071545833</text:p>
          </table:table-cell>
          <table:table-cell office:value-type="float" office:value="14.5515446250009">
            <text:p>14.551544625</text:p>
          </table:table-cell>
          <table:table-cell office:value-type="float" office:value="9.33333333333333">
            <text:p>9.3333333333</text:p>
          </table:table-cell>
          <table:table-cell table:number-columns-repeated="79" office:value-type="float" office:value="20">
            <text:p>20</text:p>
          </table:table-cell>
          <table:table-cell office:value-type="float" office:value="12.5885695">
            <text:p>12.5885695</text:p>
          </table:table-cell>
          <table:table-cell office:value-type="float" office:value="20">
            <text:p>20</text:p>
          </table:table-cell>
          <table:table-cell office:value-type="float" office:value="12.5011725">
            <text:p>12.5011725</text:p>
          </table:table-cell>
          <table:table-cell office:value-type="float" office:value="13.722257">
            <text:p>13.722257</text:p>
          </table:table-cell>
          <table:table-cell office:value-type="float" office:value="20">
            <text:p>20</text:p>
          </table:table-cell>
          <table:table-cell office:value-type="float" office:value="14.1152686666671">
            <text:p>14.1152686667</text:p>
          </table:table-cell>
          <table:table-cell office:value-type="float" office:value="20">
            <text:p>20</text:p>
          </table:table-cell>
          <table:table-cell office:value-type="float" office:value="13.7814606805538">
            <text:p>13.7814606806</text:p>
          </table:table-cell>
          <table:table-cell table:number-columns-repeated="2" office:value-type="float" office:value="20">
            <text:p>20</text:p>
          </table:table-cell>
          <table:table-cell office:value-type="float" office:value="16.0164750000012">
            <text:p>16.016475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31" office:value-type="float" office:value="20">
            <text:p>20</text:p>
          </table:table-cell>
        </table:table-row>
        <table:table-row table:style-name="ro1">
          <table:table-cell table:number-columns-repeated="961"/>
        </table:table-row>
        <table:table-row table:style-name="ro1">
          <table:table-cell office:value-type="string">
            <text:p>電力購入量</text:p>
          </table:table-cell>
          <table:table-cell office:value-type="float" office:value="483.223997910716">
            <text:p>483.2239979107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84">
            <text:p>384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57.010805477939">
            <text:p>357.0108054779</text:p>
          </table:table-cell>
          <table:table-cell office:value-type="float" office:value="260.062224861216">
            <text:p>260.0622248612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57.867700112983">
            <text:p>357.867700113</text:p>
          </table:table-cell>
          <table:table-cell office:value-type="float" office:value="7.6864952697693">
            <text:p>7.686495269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83.015102068626">
            <text:p>383.0151020686</text:p>
          </table:table-cell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398.549191190402">
            <text:p>398.549191190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1.8441599642301">
            <text:p>41.8441599642</text:p>
          </table:table-cell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29.138471946427">
            <text:p>429.1384719464</text:p>
          </table:table-cell>
          <table:table-cell office:value-type="float" office:value="301.914877436328">
            <text:p>301.9148774363</text:p>
          </table:table-cell>
          <table:table-cell office:value-type="float" office:value="0">
            <text:p>0</text:p>
          </table:table-cell>
          <table:table-cell office:value-type="float" office:value="18.3539700524064">
            <text:p>18.3539700524</text:p>
          </table:table-cell>
          <table:table-cell office:value-type="float" office:value="180.502059727577">
            <text:p>180.5020597276</text:p>
          </table:table-cell>
          <table:table-cell office:value-type="float" office:value="35.4227695470916">
            <text:p>35.4227695471</text:p>
          </table:table-cell>
          <table:table-cell office:value-type="float" office:value="26.9786165972012">
            <text:p>26.9786165972</text:p>
          </table:table-cell>
          <table:table-cell office:value-type="float" office:value="176.157157084755">
            <text:p>176.1571570848</text:p>
          </table:table-cell>
          <table:table-cell table:number-columns-repeated="3" office:value-type="float" office:value="0">
            <text:p>0</text:p>
          </table:table-cell>
          <table:table-cell office:value-type="float" office:value="174.387624637324">
            <text:p>174.3876246373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62.083923849619">
            <text:p>162.0839238496</text:p>
          </table:table-cell>
          <table:table-cell office:value-type="float" office:value="0">
            <text:p>0</text:p>
          </table:table-cell>
          <table:table-cell office:value-type="float" office:value="197.55940048146">
            <text:p>197.5594004815</text:p>
          </table:table-cell>
          <table:table-cell office:value-type="float" office:value="263.299821495415">
            <text:p>263.2998214954</text:p>
          </table:table-cell>
          <table:table-cell office:value-type="float" office:value="75.4980742250558">
            <text:p>75.4980742251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38.0352352489712">
            <text:p>38.035235249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49.302408790751">
            <text:p>449.3024087908</text:p>
          </table:table-cell>
          <table:table-cell office:value-type="float" office:value="0">
            <text:p>0</text:p>
          </table:table-cell>
          <table:table-cell office:value-type="float" office:value="135.984558781776">
            <text:p>135.9845587818</text:p>
          </table:table-cell>
          <table:table-cell table:number-columns-repeated="3" office:value-type="float" office:value="0">
            <text:p>0</text:p>
          </table:table-cell>
          <table:table-cell office:value-type="float" office:value="10.3269152702798">
            <text:p>10.3269152703</text:p>
          </table:table-cell>
          <table:table-cell office:value-type="float" office:value="0">
            <text:p>0</text:p>
          </table:table-cell>
          <table:table-cell office:value-type="float" office:value="18.6897407996439">
            <text:p>18.6897407996</text:p>
          </table:table-cell>
          <table:table-cell office:value-type="float" office:value="0">
            <text:p>0</text:p>
          </table:table-cell>
          <table:table-cell office:value-type="float" office:value="243.550636557047">
            <text:p>243.550636557</text:p>
          </table:table-cell>
          <table:table-cell office:value-type="float" office:value="143.227352040207">
            <text:p>143.2273520402</text:p>
          </table:table-cell>
          <table:table-cell office:value-type="float" office:value="0">
            <text:p>0</text:p>
          </table:table-cell>
          <table:table-cell office:value-type="float" office:value="161.373361732538">
            <text:p>161.3733617325</text:p>
          </table:table-cell>
          <table:table-cell office:value-type="float" office:value="70.9727989891669">
            <text:p>70.9727989892</text:p>
          </table:table-cell>
          <table:table-cell office:value-type="float" office:value="500">
            <text:p>500</text:p>
          </table:table-cell>
          <table:table-cell office:value-type="float" office:value="44.260429885792">
            <text:p>44.2604298858</text:p>
          </table:table-cell>
          <table:table-cell office:value-type="float" office:value="144.079589045179">
            <text:p>144.0795890452</text:p>
          </table:table-cell>
          <table:table-cell office:value-type="float" office:value="73.7180719906753">
            <text:p>73.7180719907</text:p>
          </table:table-cell>
          <table:table-cell office:value-type="float" office:value="0">
            <text:p>0</text:p>
          </table:table-cell>
          <table:table-cell office:value-type="float" office:value="58.4424408116383">
            <text:p>58.4424408116</text:p>
          </table:table-cell>
          <table:table-cell office:value-type="float" office:value="147.604780392826">
            <text:p>147.6047803928</text:p>
          </table:table-cell>
          <table:table-cell table:number-columns-repeated="2" office:value-type="float" office:value="0">
            <text:p>0</text:p>
          </table:table-cell>
          <table:table-cell office:value-type="float" office:value="94.7635875976209">
            <text:p>94.7635875976</text:p>
          </table:table-cell>
          <table:table-cell office:value-type="float" office:value="500">
            <text:p>500</text:p>
          </table:table-cell>
          <table:table-cell office:value-type="float" office:value="51.3831972414657">
            <text:p>51.3831972415</text:p>
          </table:table-cell>
          <table:table-cell office:value-type="float" office:value="160.535577237584">
            <text:p>160.5355772376</text:p>
          </table:table-cell>
          <table:table-cell office:value-type="float" office:value="414.95628383355">
            <text:p>414.9562838336</text:p>
          </table:table-cell>
          <table:table-cell office:value-type="float" office:value="0">
            <text:p>0</text:p>
          </table:table-cell>
          <table:table-cell office:value-type="float" office:value="195.520671979639">
            <text:p>195.5206719796</text:p>
          </table:table-cell>
          <table:table-cell office:value-type="float" office:value="313.036018604327">
            <text:p>313.0360186043</text:p>
          </table:table-cell>
          <table:table-cell office:value-type="float" office:value="124.144999592574">
            <text:p>124.1449995926</text:p>
          </table:table-cell>
          <table:table-cell office:value-type="float" office:value="0">
            <text:p>0</text:p>
          </table:table-cell>
          <table:table-cell office:value-type="float" office:value="341.677703480158">
            <text:p>341.6777034802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148.336990204162">
            <text:p>148.3369902042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864"/>
        </table:table-row>
        <table:table-row table:style-name="ro1">
          <table:table-cell office:value-type="string">
            <text:p>電力販売量</text:p>
          </table:table-cell>
          <table:table-cell office:value-type="float" office:value="481.243822757257">
            <text:p>481.2438227573</text:p>
          </table:table-cell>
          <table:table-cell office:value-type="float" office:value="104.997348855608">
            <text:p>104.9973488556</text:p>
          </table:table-cell>
          <table:table-cell office:value-type="float" office:value="455.556112274045">
            <text:p>455.556112274</text:p>
          </table:table-cell>
          <table:table-cell office:value-type="float" office:value="215.104128782452">
            <text:p>215.1041287825</text:p>
          </table:table-cell>
          <table:table-cell office:value-type="float" office:value="209.357346447125">
            <text:p>209.3573464471</text:p>
          </table:table-cell>
          <table:table-cell office:value-type="float" office:value="478.443019662515">
            <text:p>478.4430196625</text:p>
          </table:table-cell>
          <table:table-cell office:value-type="float" office:value="500">
            <text:p>500</text:p>
          </table:table-cell>
          <table:table-cell office:value-type="float" office:value="289.427438801013">
            <text:p>289.427438801</text:p>
          </table:table-cell>
          <table:table-cell office:value-type="float" office:value="0">
            <text:p>0</text:p>
          </table:table-cell>
          <table:table-cell office:value-type="float" office:value="254.750614577455">
            <text:p>254.7506145775</text:p>
          </table:table-cell>
          <table:table-cell office:value-type="float" office:value="314.994404773848">
            <text:p>314.9944047738</text:p>
          </table:table-cell>
          <table:table-cell table:number-columns-repeated="2" office:value-type="float" office:value="0">
            <text:p>0</text:p>
          </table:table-cell>
          <table:table-cell office:value-type="float" office:value="219.478448834499">
            <text:p>219.4784488345</text:p>
          </table:table-cell>
          <table:table-cell office:value-type="float" office:value="0">
            <text:p>0</text:p>
          </table:table-cell>
          <table:table-cell office:value-type="float" office:value="420.255825106434">
            <text:p>420.2558251064</text:p>
          </table:table-cell>
          <table:table-cell office:value-type="float" office:value="317.204697932432">
            <text:p>317.2046979324</text:p>
          </table:table-cell>
          <table:table-cell office:value-type="float" office:value="139.207876500162">
            <text:p>139.2078765002</text:p>
          </table:table-cell>
          <table:table-cell office:value-type="float" office:value="228.651045108989">
            <text:p>228.651045109</text:p>
          </table:table-cell>
          <table:table-cell office:value-type="float" office:value="0">
            <text:p>0</text:p>
          </table:table-cell>
          <table:table-cell office:value-type="float" office:value="139.996603423824">
            <text:p>139.9966034238</text:p>
          </table:table-cell>
          <table:table-cell office:value-type="float" office:value="339.032612416635">
            <text:p>339.0326124166</text:p>
          </table:table-cell>
          <table:table-cell office:value-type="float" office:value="286.576412626423">
            <text:p>286.5764126264</text:p>
          </table:table-cell>
          <table:table-cell office:value-type="float" office:value="0">
            <text:p>0</text:p>
          </table:table-cell>
          <table:table-cell office:value-type="float" office:value="149.580445612272">
            <text:p>149.5804456123</text:p>
          </table:table-cell>
          <table:table-cell office:value-type="float" office:value="500">
            <text:p>500</text:p>
          </table:table-cell>
          <table:table-cell office:value-type="float" office:value="274.415166388696">
            <text:p>274.4151663887</text:p>
          </table:table-cell>
          <table:table-cell office:value-type="float" office:value="107.684202510384">
            <text:p>107.6842025104</text:p>
          </table:table-cell>
          <table:table-cell office:value-type="float" office:value="215.271421335657">
            <text:p>215.271421335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25.525079543546">
            <text:p>225.5250795435</text:p>
          </table:table-cell>
          <table:table-cell office:value-type="float" office:value="353.282941258502">
            <text:p>353.2829412585</text:p>
          </table:table-cell>
          <table:table-cell office:value-type="float" office:value="350.999107581923">
            <text:p>350.9991075819</text:p>
          </table:table-cell>
          <table:table-cell office:value-type="float" office:value="0">
            <text:p>0</text:p>
          </table:table-cell>
          <table:table-cell office:value-type="float" office:value="474.352022626452">
            <text:p>474.3520226265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81.768503116174">
            <text:p>281.7685031162</text:p>
          </table:table-cell>
          <table:table-cell office:value-type="float" office:value="490.05297447281">
            <text:p>490.0529744728</text:p>
          </table:table-cell>
          <table:table-cell office:value-type="float" office:value="368.41231406288">
            <text:p>368.412314062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75.2545548401">
            <text:p>375.2545548401</text:p>
          </table:table-cell>
          <table:table-cell office:value-type="float" office:value="500">
            <text:p>500</text:p>
          </table:table-cell>
          <table:table-cell office:value-type="float" office:value="197.131528539107">
            <text:p>197.1315285391</text:p>
          </table:table-cell>
          <table:table-cell office:value-type="float" office:value="500">
            <text:p>500</text:p>
          </table:table-cell>
          <table:table-cell office:value-type="float" office:value="164.238925920968">
            <text:p>164.238925921</text:p>
          </table:table-cell>
          <table:table-cell office:value-type="float" office:value="0">
            <text:p>0</text:p>
          </table:table-cell>
          <table:table-cell office:value-type="float" office:value="371.715194580994">
            <text:p>371.715194581</text:p>
          </table:table-cell>
          <table:table-cell office:value-type="float" office:value="324.134708906358">
            <text:p>324.1347089064</text:p>
          </table:table-cell>
          <table:table-cell office:value-type="float" office:value="469.552779574476">
            <text:p>469.5527795745</text:p>
          </table:table-cell>
          <table:table-cell office:value-type="float" office:value="142.780702209731">
            <text:p>142.7807022097</text:p>
          </table:table-cell>
          <table:table-cell office:value-type="float" office:value="500">
            <text:p>500</text:p>
          </table:table-cell>
          <table:table-cell office:value-type="float" office:value="358.420102369528">
            <text:p>358.4201023695</text:p>
          </table:table-cell>
          <table:table-cell office:value-type="float" office:value="463.90983660322">
            <text:p>463.9098366032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9.8962214796652">
            <text:p>9.8962214797</text:p>
          </table:table-cell>
          <table:table-cell office:value-type="float" office:value="402.798921178931">
            <text:p>402.7989211789</text:p>
          </table:table-cell>
          <table:table-cell office:value-type="float" office:value="0">
            <text:p>0</text:p>
          </table:table-cell>
          <table:table-cell office:value-type="float" office:value="491.570461263258">
            <text:p>491.5704612633</text:p>
          </table:table-cell>
          <table:table-cell office:value-type="float" office:value="120.156447708554">
            <text:p>120.1564477086</text:p>
          </table:table-cell>
          <table:table-cell office:value-type="float" office:value="311.467617781976">
            <text:p>311.467617782</text:p>
          </table:table-cell>
          <table:table-cell office:value-type="float" office:value="427.449405892809">
            <text:p>427.4494058928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6.889681943091">
            <text:p>336.8896819431</text:p>
          </table:table-cell>
          <table:table-cell office:value-type="float" office:value="500">
            <text:p>500</text:p>
          </table:table-cell>
          <table:table-cell office:value-type="float" office:value="471.332752802596">
            <text:p>471.3327528026</text:p>
          </table:table-cell>
          <table:table-cell office:value-type="float" office:value="500">
            <text:p>500</text:p>
          </table:table-cell>
          <table:table-cell office:value-type="float" office:value="432.163248230017">
            <text:p>432.16324823</text:p>
          </table:table-cell>
          <table:table-cell office:value-type="float" office:value="383.702366425198">
            <text:p>383.7023664252</text:p>
          </table:table-cell>
          <table:table-cell office:value-type="float" office:value="0">
            <text:p>0</text:p>
          </table:table-cell>
          <table:table-cell office:value-type="float" office:value="356.256343045543">
            <text:p>356.2563430455</text:p>
          </table:table-cell>
          <table:table-cell office:value-type="float" office:value="500">
            <text:p>500</text:p>
          </table:table-cell>
          <table:table-cell office:value-type="float" office:value="109.692174561205">
            <text:p>109.6921745612</text:p>
          </table:table-cell>
          <table:table-cell office:value-type="float" office:value="312.301624217952">
            <text:p>312.301624218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99.0932153077494">
            <text:p>99.0932153077</text:p>
          </table:table-cell>
          <table:table-cell table:number-columns-repeated="2"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318.670382137927">
            <text:p>318.6703821379</text:p>
          </table:table-cell>
          <table:table-cell office:value-type="float" office:value="0">
            <text:p>0</text:p>
          </table:table-cell>
          <table:table-cell office:value-type="float" office:value="166.931359175338">
            <text:p>166.9313591753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table:number-columns-repeated="864"/>
        </table:table-row>
        <table:table-row table:style-name="ro1">
          <table:table-cell office:value-type="string">
            <text:p>電力の価格</text:p>
          </table:table-cell>
          <table:table-cell table:number-columns-repeated="17" office:value-type="float" office:value="20">
            <text:p>20</text:p>
          </table:table-cell>
          <table:table-cell office:value-type="float" office:value="20.1268603497765">
            <text:p>20.1268603498</text:p>
          </table:table-cell>
          <table:table-cell office:value-type="float" office:value="20.1532041966304">
            <text:p>20.1532041966</text:p>
          </table:table-cell>
          <table:table-cell office:value-type="float" office:value="20.2069139357825">
            <text:p>20.2069139358</text:p>
          </table:table-cell>
          <table:table-cell office:value-type="float" office:value="20.2620310367982">
            <text:p>20.2620310368</text:p>
          </table:table-cell>
          <table:table-cell office:value-type="float" office:value="20.9796892642647">
            <text:p>20.9796892643</text:p>
          </table:table-cell>
          <table:table-cell office:value-type="float" office:value="20.3767145417117">
            <text:p>20.3767145417</text:p>
          </table:table-cell>
          <table:table-cell office:value-type="float" office:value="20.4822475307354">
            <text:p>20.4822475307</text:p>
          </table:table-cell>
          <table:table-cell office:value-type="float" office:value="20.8497717440215">
            <text:p>20.849771744</text:p>
          </table:table-cell>
          <table:table-cell office:value-type="float" office:value="21.1167589384796">
            <text:p>21.1167589385</text:p>
          </table:table-cell>
          <table:table-cell office:value-type="float" office:value="20.9988193017802">
            <text:p>20.9988193018</text:p>
          </table:table-cell>
          <table:table-cell office:value-type="float" office:value="21.2829499694638">
            <text:p>21.2829499695</text:p>
          </table:table-cell>
          <table:table-cell office:value-type="float" office:value="21.0375237320629">
            <text:p>21.0375237321</text:p>
          </table:table-cell>
          <table:table-cell office:value-type="float" office:value="20.544869012414">
            <text:p>20.5448690124</text:p>
          </table:table-cell>
          <table:table-cell office:value-type="float" office:value="20.5133410676675">
            <text:p>20.5133410677</text:p>
          </table:table-cell>
          <table:table-cell office:value-type="float" office:value="20.6421522788624">
            <text:p>20.6421522789</text:p>
          </table:table-cell>
          <table:table-cell office:value-type="float" office:value="21.6499690922146">
            <text:p>21.6499690922</text:p>
          </table:table-cell>
          <table:table-cell office:value-type="float" office:value="21.6013269013587">
            <text:p>21.6013269014</text:p>
          </table:table-cell>
          <table:table-cell office:value-type="float" office:value="21.5773185405618">
            <text:p>21.5773185406</text:p>
          </table:table-cell>
          <table:table-cell office:value-type="float" office:value="21.6746083775657">
            <text:p>21.6746083776</text:p>
          </table:table-cell>
          <table:table-cell office:value-type="float" office:value="21.4602990975778">
            <text:p>21.4602990976</text:p>
          </table:table-cell>
          <table:table-cell office:value-type="float" office:value="21.2403982682095">
            <text:p>21.2403982682</text:p>
          </table:table-cell>
          <table:table-cell office:value-type="float" office:value="21.157318668917">
            <text:p>21.1573186689</text:p>
          </table:table-cell>
          <table:table-cell office:value-type="float" office:value="21.1985265582093">
            <text:p>21.1985265582</text:p>
          </table:table-cell>
          <table:table-cell office:value-type="float" office:value="21.1369587433855">
            <text:p>21.1369587434</text:p>
          </table:table-cell>
          <table:table-cell office:value-type="float" office:value="21.0967173726949">
            <text:p>21.0967173727</text:p>
          </table:table-cell>
          <table:table-cell office:value-type="float" office:value="21.3480891864747">
            <text:p>21.3480891865</text:p>
          </table:table-cell>
          <table:table-cell office:value-type="float" office:value="21.2615880888376">
            <text:p>21.2615880888</text:p>
          </table:table-cell>
          <table:table-cell office:value-type="float" office:value="21.018096886505">
            <text:p>21.0180968865</text:p>
          </table:table-cell>
          <table:table-cell office:value-type="float" office:value="21.0571015787173">
            <text:p>21.0571015787</text:p>
          </table:table-cell>
          <table:table-cell office:value-type="float" office:value="21.3044860143058">
            <text:p>21.3044860143</text:p>
          </table:table-cell>
          <table:table-cell office:value-type="float" office:value="21.2193784371234">
            <text:p>21.2193784371</text:p>
          </table:table-cell>
          <table:table-cell office:value-type="float" office:value="21.437481999712">
            <text:p>21.4374819997</text:p>
          </table:table-cell>
          <table:table-cell office:value-type="float" office:value="21.5535151102664">
            <text:p>21.5535151103</text:p>
          </table:table-cell>
          <table:table-cell office:value-type="float" office:value="21.6255428505558">
            <text:p>21.6255428506</text:p>
          </table:table-cell>
          <table:table-cell office:value-type="float" office:value="21.3701606973458">
            <text:p>21.3701606973</text:p>
          </table:table-cell>
          <table:table-cell office:value-type="float" office:value="21.0768321938903">
            <text:p>21.0768321939</text:p>
          </table:table-cell>
          <table:table-cell office:value-type="float" office:value="21.5299139977554">
            <text:p>21.5299139978</text:p>
          </table:table-cell>
          <table:table-cell office:value-type="float" office:value="21.4833084954157">
            <text:p>21.4833084954</text:p>
          </table:table-cell>
          <table:table-cell office:value-type="float" office:value="21.1778406265257">
            <text:p>21.1778406265</text:p>
          </table:table-cell>
          <table:table-cell office:value-type="float" office:value="22.2168357316359">
            <text:p>22.2168357316</text:p>
          </table:table-cell>
          <table:table-cell office:value-type="float" office:value="33.7503275831427">
            <text:p>33.7503275831</text:p>
          </table:table-cell>
          <table:table-cell office:value-type="float" office:value="21.6746083775657">
            <text:p>21.6746083776</text:p>
          </table:table-cell>
          <table:table-cell office:value-type="float" office:value="21.4833084954157">
            <text:p>21.4833084954</text:p>
          </table:table-cell>
          <table:table-cell office:value-type="float" office:value="23.1769259091431">
            <text:p>23.1769259091</text:p>
          </table:table-cell>
          <table:table-cell office:value-type="float" office:value="27.484069142689">
            <text:p>27.4840691427</text:p>
          </table:table-cell>
          <table:table-cell office:value-type="float" office:value="25.4767645764805">
            <text:p>25.4767645765</text:p>
          </table:table-cell>
          <table:table-cell office:value-type="float" office:value="21.5773185405618">
            <text:p>21.5773185406</text:p>
          </table:table-cell>
          <table:table-cell office:value-type="float" office:value="25.7611229400153">
            <text:p>25.76112294</text:p>
          </table:table-cell>
          <table:table-cell office:value-type="float" office:value="28.3564921787946">
            <text:p>28.3564921788</text:p>
          </table:table-cell>
          <table:table-cell office:value-type="float" office:value="22.4638942082992">
            <text:p>22.4638942083</text:p>
          </table:table-cell>
          <table:table-cell office:value-type="float" office:value="27.0924800499634">
            <text:p>27.09248005</text:p>
          </table:table-cell>
          <table:table-cell office:value-type="float" office:value="30.5702392804328">
            <text:p>30.5702392804</text:p>
          </table:table-cell>
          <table:table-cell office:value-type="float" office:value="27.9043179083622">
            <text:p>27.9043179084</text:p>
          </table:table-cell>
          <table:table-cell office:value-type="float" office:value="21.3924151409903">
            <text:p>21.392415141</text:p>
          </table:table-cell>
          <table:table-cell office:value-type="float" office:value="23.8715763189629">
            <text:p>23.871576319</text:p>
          </table:table-cell>
          <table:table-cell office:value-type="float" office:value="26.0630740158475">
            <text:p>26.0630740158</text:p>
          </table:table-cell>
          <table:table-cell office:value-type="float" office:value="21.8797387908373">
            <text:p>21.8797387908</text:p>
          </table:table-cell>
          <table:table-cell office:value-type="float" office:value="22.3379582516169">
            <text:p>22.3379582516</text:p>
          </table:table-cell>
          <table:table-cell office:value-type="float" office:value="29.9456265290448">
            <text:p>29.945626529</text:p>
          </table:table-cell>
          <table:table-cell office:value-type="float" office:value="22.5949363492263">
            <text:p>22.5949363492</text:p>
          </table:table-cell>
          <table:table-cell office:value-type="float" office:value="22.731401652582">
            <text:p>22.7314016526</text:p>
          </table:table-cell>
          <table:table-cell office:value-type="float" office:value="25.2085049296659">
            <text:p>25.2085049297</text:p>
          </table:table-cell>
          <table:table-cell office:value-type="float" office:value="28.8443735757362">
            <text:p>28.8443735757</text:p>
          </table:table-cell>
          <table:table-cell office:value-type="float" office:value="24.271892087973">
            <text:p>24.271892088</text:p>
          </table:table-cell>
          <table:table-cell office:value-type="float" office:value="31.2534273168115">
            <text:p>31.2534273168</text:p>
          </table:table-cell>
          <table:table-cell office:value-type="float" office:value="22.8736338871161">
            <text:p>22.8736338871</text:p>
          </table:table-cell>
          <table:table-cell office:value-type="float" office:value="32.0038356557367">
            <text:p>32.0038356557</text:p>
          </table:table-cell>
          <table:table-cell office:value-type="float" office:value="32.8318985403791">
            <text:p>32.8318985404</text:p>
          </table:table-cell>
          <table:table-cell office:value-type="float" office:value="26.7267155497786">
            <text:p>26.7267155498</text:p>
          </table:table-cell>
          <table:table-cell office:value-type="float" office:value="23.5082183160859">
            <text:p>23.5082183161</text:p>
          </table:table-cell>
          <table:table-cell office:value-type="float" office:value="21.7753526900464">
            <text:p>21.77535269</text:p>
          </table:table-cell>
          <table:table-cell office:value-type="float" office:value="21.9879677843226">
            <text:p>21.9879677843</text:p>
          </table:table-cell>
          <table:table-cell office:value-type="float" office:value="24.0667708117457">
            <text:p>24.0667708117</text:p>
          </table:table-cell>
          <table:table-cell office:value-type="float" office:value="24.4877171580469">
            <text:p>24.487717158</text:p>
          </table:table-cell>
          <table:table-cell office:value-type="float" office:value="24.715106297975">
            <text:p>24.715106298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188820265824">
            <text:p>20.1188820266</text:p>
          </table:table-cell>
          <table:table-cell office:value-type="float" office:value="20.1462662786914">
            <text:p>20.1462662787</text:p>
          </table:table-cell>
          <table:table-cell office:value-type="float" office:value="20.2021418837707">
            <text:p>20.2021418838</text:p>
          </table:table-cell>
          <table:table-cell office:value-type="float" office:value="20.2595440341079">
            <text:p>20.2595440341</text:p>
          </table:table-cell>
          <table:table-cell office:value-type="float" office:value="20.7821449579266">
            <text:p>20.7821449579</text:p>
          </table:table-cell>
          <table:table-cell office:value-type="float" office:value="20.3486492420449">
            <text:p>20.348649242</text:p>
          </table:table-cell>
          <table:table-cell office:value-type="float" office:value="20.6055655522835">
            <text:p>20.6055655523</text:p>
          </table:table-cell>
          <table:table-cell office:value-type="float" office:value="20.7638800326926">
            <text:p>20.7638800327</text:p>
          </table:table-cell>
          <table:table-cell office:value-type="float" office:value="21.0739512355478">
            <text:p>21.0739512355</text:p>
          </table:table-cell>
          <table:table-cell office:value-type="float" office:value="21.1366387299869">
            <text:p>21.13663873</text:p>
          </table:table-cell>
          <table:table-cell office:value-type="float" office:value="21.1792980835806">
            <text:p>21.1792980836</text:p>
          </table:table-cell>
          <table:table-cell office:value-type="float" office:value="20.8756115008731">
            <text:p>20.8756115009</text:p>
          </table:table-cell>
          <table:table-cell office:value-type="float" office:value="20.5385319280502">
            <text:p>20.5385319281</text:p>
          </table:table-cell>
          <table:table-cell office:value-type="float" office:value="20.5220773130893">
            <text:p>20.5220773131</text:p>
          </table:table-cell>
          <table:table-cell office:value-type="float" office:value="20.4258018653343">
            <text:p>20.4258018653</text:p>
          </table:table-cell>
          <table:table-cell office:value-type="float" office:value="21.7261862950274">
            <text:p>21.726186295</text:p>
          </table:table-cell>
          <table:table-cell office:value-type="float" office:value="21.6740877181347">
            <text:p>21.6740877181</text:p>
          </table:table-cell>
          <table:table-cell office:value-type="float" office:value="21.6483923262311">
            <text:p>21.6483923262</text:p>
          </table:table-cell>
          <table:table-cell office:value-type="float" office:value="21.779250459596">
            <text:p>21.7792504596</text:p>
          </table:table-cell>
          <table:table-cell office:value-type="float" office:value="21.4509144037246">
            <text:p>21.4509144037</text:p>
          </table:table-cell>
          <table:table-cell office:value-type="float" office:value="21.3116361613068">
            <text:p>21.3116361613</text:p>
          </table:table-cell>
          <table:table-cell office:value-type="float" office:value="21.1578802024606">
            <text:p>21.1578802025</text:p>
          </table:table-cell>
          <table:table-cell office:value-type="float" office:value="21.3803740821593">
            <text:p>21.3803740822</text:p>
          </table:table-cell>
          <table:table-cell office:value-type="float" office:value="21.2667783886565">
            <text:p>21.2667783887</text:p>
          </table:table-cell>
          <table:table-cell office:value-type="float" office:value="21.3572646158251">
            <text:p>21.3572646158</text:p>
          </table:table-cell>
          <table:table-cell office:value-type="float" office:value="21.5233289598483">
            <text:p>21.5233289598</text:p>
          </table:table-cell>
          <table:table-cell office:value-type="float" office:value="21.2446324319192">
            <text:p>21.2446324319</text:p>
          </table:table-cell>
          <table:table-cell office:value-type="float" office:value="21.1155714956103">
            <text:p>21.1155714956</text:p>
          </table:table-cell>
          <table:table-cell office:value-type="float" office:value="21.0946763642452">
            <text:p>21.0946763642</text:p>
          </table:table-cell>
          <table:table-cell office:value-type="float" office:value="21.200894580099">
            <text:p>21.2008945801</text:p>
          </table:table-cell>
          <table:table-cell office:value-type="float" office:value="21.289112165277">
            <text:p>21.2891121653</text:p>
          </table:table-cell>
          <table:table-cell office:value-type="float" office:value="21.4989779356074">
            <text:p>21.4989779356</text:p>
          </table:table-cell>
          <table:table-cell office:value-type="float" office:value="21.6229286109201">
            <text:p>21.6229286109</text:p>
          </table:table-cell>
          <table:table-cell office:value-type="float" office:value="21.752596008834">
            <text:p>21.7525960088</text:p>
          </table:table-cell>
          <table:table-cell office:value-type="float" office:value="21.4036837854268">
            <text:p>21.4036837854</text:p>
          </table:table-cell>
          <table:table-cell office:value-type="float" office:value="21.2226719357284">
            <text:p>21.2226719357</text:p>
          </table:table-cell>
          <table:table-cell office:value-type="float" office:value="21.700017962876">
            <text:p>21.7000179629</text:p>
          </table:table-cell>
          <table:table-cell office:value-type="float" office:value="21.4748406844692">
            <text:p>21.4748406845</text:p>
          </table:table-cell>
          <table:table-cell office:value-type="float" office:value="21.334352817321">
            <text:p>21.3343528173</text:p>
          </table:table-cell>
          <table:table-cell office:value-type="float" office:value="26.0732725508778">
            <text:p>26.0732725509</text:p>
          </table:table-cell>
          <table:table-cell office:value-type="float" office:value="21.4748406844692">
            <text:p>21.4748406845</text:p>
          </table:table-cell>
          <table:table-cell office:value-type="float" office:value="26.4095493065725">
            <text:p>26.4095493066</text:p>
          </table:table-cell>
          <table:table-cell office:value-type="float" office:value="28.495187929769">
            <text:p>28.4951879298</text:p>
          </table:table-cell>
          <table:table-cell office:value-type="float" office:value="22.001720543673">
            <text:p>22.0017205437</text:p>
          </table:table-cell>
          <table:table-cell office:value-type="float" office:value="22.1195045629103">
            <text:p>22.1195045629</text:p>
          </table:table-cell>
          <table:table-cell office:value-type="float" office:value="25.4619431906867">
            <text:p>25.4619431907</text:p>
          </table:table-cell>
          <table:table-cell office:value-type="float" office:value="23.2592016802755">
            <text:p>23.2592016803</text:p>
          </table:table-cell>
          <table:table-cell office:value-type="float" office:value="22.6408092080141">
            <text:p>22.640809208</text:p>
          </table:table-cell>
          <table:table-cell office:value-type="float" office:value="26.7690533612822">
            <text:p>26.7690533613</text:p>
          </table:table-cell>
          <table:table-cell office:value-type="float" office:value="29.5838415810853">
            <text:p>29.5838415811</text:p>
          </table:table-cell>
          <table:table-cell office:value-type="float" office:value="22.3695083019757">
            <text:p>22.369508302</text:p>
          </table:table-cell>
          <table:table-cell office:value-type="float" office:value="23.0940520631038">
            <text:p>23.0940520631</text:p>
          </table:table-cell>
          <table:table-cell office:value-type="float" office:value="21.5726837889165">
            <text:p>21.5726837889</text:p>
          </table:table-cell>
          <table:table-cell office:value-type="float" office:value="29.0167921542653">
            <text:p>29.0167921543</text:p>
          </table:table-cell>
          <table:table-cell office:value-type="float" office:value="22.9362497265118">
            <text:p>22.9362497265</text:p>
          </table:table-cell>
          <table:table-cell office:value-type="float" office:value="35">
            <text:p>35</text:p>
          </table:table-cell>
          <table:table-cell office:value-type="float" office:value="34.3907768016281">
            <text:p>34.3907768016</text:p>
          </table:table-cell>
          <table:table-cell office:value-type="float" office:value="35">
            <text:p>35</text:p>
          </table:table-cell>
          <table:table-cell office:value-type="float" office:value="22.2420041582351">
            <text:p>22.2420041582</text:p>
          </table:table-cell>
          <table:table-cell office:value-type="float" office:value="32.450340869177">
            <text:p>32.4503408692</text:p>
          </table:table-cell>
          <table:table-cell office:value-type="float" office:value="31.6259815605164">
            <text:p>31.6259815605</text:p>
          </table:table-cell>
          <table:table-cell office:value-type="float" office:value="23.8042508399357">
            <text:p>23.8042508399</text:p>
          </table:table-cell>
          <table:table-cell office:value-type="float" office:value="22.7853150339902">
            <text:p>22.785315034</text:p>
          </table:table-cell>
          <table:table-cell office:value-type="float" office:value="35">
            <text:p>35</text:p>
          </table:table-cell>
          <table:table-cell office:value-type="float" office:value="21.779250459596">
            <text:p>21.7792504596</text:p>
          </table:table-cell>
          <table:table-cell office:value-type="float" office:value="24.6724677540885">
            <text:p>24.6724677541</text:p>
          </table:table-cell>
          <table:table-cell office:value-type="float" office:value="25.7580424891766">
            <text:p>25.7580424892</text:p>
          </table:table-cell>
          <table:table-cell office:value-type="float" office:value="21.6740877181347">
            <text:p>21.6740877181</text:p>
          </table:table-cell>
          <table:table-cell office:value-type="float" office:value="28.0137762006614">
            <text:p>28.0137762007</text:p>
          </table:table-cell>
          <table:table-cell office:value-type="float" office:value="24.2154845781862">
            <text:p>24.2154845782</text:p>
          </table:table-cell>
          <table:table-cell office:value-type="float" office:value="30.8803001174951">
            <text:p>30.8803001175</text:p>
          </table:table-cell>
          <table:table-cell office:value-type="float" office:value="25.1832844249479">
            <text:p>25.1832844249</text:p>
          </table:table-cell>
          <table:table-cell office:value-type="float" office:value="35">
            <text:p>35</text:p>
          </table:table-cell>
          <table:table-cell office:value-type="float" office:value="24.9205693776919">
            <text:p>24.9205693777</text:p>
          </table:table-cell>
          <table:table-cell office:value-type="float" office:value="33.3665236628871">
            <text:p>33.366523662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549884391898">
            <text:p>20.1549884392</text:p>
          </table:table-cell>
          <table:table-cell office:value-type="float" office:value="20.20935522218">
            <text:p>20.2093552222</text:p>
          </table:table-cell>
          <table:table-cell office:value-type="float" office:value="20.1020081195241">
            <text:p>20.1020081195</text:p>
          </table:table-cell>
          <table:table-cell office:value-type="float" office:value="25.3449326645929">
            <text:p>25.3449326646</text:p>
          </table:table-cell>
          <table:table-cell office:value-type="float" office:value="29.7331371614146">
            <text:p>29.7331371614</text:p>
          </table:table-cell>
          <table:table-cell office:value-type="float" office:value="21.4135434029557">
            <text:p>21.413543403</text:p>
          </table:table-cell>
          <table:table-cell office:value-type="float" office:value="20.5679790749891">
            <text:p>20.567979075</text:p>
          </table:table-cell>
          <table:table-cell office:value-type="float" office:value="21.6020860648549">
            <text:p>21.6020860649</text:p>
          </table:table-cell>
          <table:table-cell office:value-type="float" office:value="22.6432557000876">
            <text:p>22.6432557001</text:p>
          </table:table-cell>
          <table:table-cell office:value-type="float" office:value="22.9294479304081">
            <text:p>22.9294479304</text:p>
          </table:table-cell>
          <table:table-cell office:value-type="float" office:value="21.3239524755807">
            <text:p>21.3239524756</text:p>
          </table:table-cell>
          <table:table-cell office:value-type="float" office:value="21.2372786255605">
            <text:p>21.2372786256</text:p>
          </table:table-cell>
          <table:table-cell office:value-type="float" office:value="20.7014966612244">
            <text:p>20.7014966612</text:p>
          </table:table-cell>
          <table:table-cell office:value-type="float" office:value="22.5088452140484">
            <text:p>22.508845214</text:p>
          </table:table-cell>
          <table:table-cell office:value-type="float" office:value="20.7712258064996">
            <text:p>20.7712258065</text:p>
          </table:table-cell>
          <table:table-cell office:value-type="float" office:value="29.1708827393152">
            <text:p>29.1708827393</text:p>
          </table:table-cell>
          <table:table-cell office:value-type="float" office:value="21.1533816652477">
            <text:p>21.1533816652</text:p>
          </table:table-cell>
          <table:table-cell office:value-type="float" office:value="22.3797658193498">
            <text:p>22.3797658193</text:p>
          </table:table-cell>
          <table:table-cell office:value-type="float" office:value="22.0215205969231">
            <text:p>22.0215205969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9170788092014">
            <text:p>20.917078809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2414086600004">
            <text:p>23.24140866</text:p>
          </table:table-cell>
          <table:table-cell office:value-type="float" office:value="21.5062011930968">
            <text:p>21.5062011931</text:p>
          </table:table-cell>
          <table:table-cell office:value-type="float" office:value="25.6245107173869">
            <text:p>25.6245107174</text:p>
          </table:table-cell>
          <table:table-cell office:value-type="float" office:value="27.7301366532075">
            <text:p>27.7301366532</text:p>
          </table:table-cell>
          <table:table-cell office:value-type="float" office:value="20.843054432668">
            <text:p>20.8430544327</text:p>
          </table:table-cell>
          <table:table-cell office:value-type="float" office:value="23.08199450501">
            <text:p>23.081994505</text:p>
          </table:table-cell>
          <table:table-cell office:value-type="float" office:value="22.2557065148504">
            <text:p>22.2557065149</text:p>
          </table:table-cell>
          <table:table-cell office:value-type="float" office:value="34.4618723030486">
            <text:p>34.461872303</text:p>
          </table:table-cell>
          <table:table-cell office:value-type="float" office:value="21.7013695950596">
            <text:p>21.7013695951</text:p>
          </table:table-cell>
          <table:table-cell office:value-type="float" office:value="21.9108819887178">
            <text:p>21.9108819887</text:p>
          </table:table-cell>
          <table:table-cell office:value-type="float" office:value="23.9579341203753">
            <text:p>23.9579341204</text:p>
          </table:table-cell>
          <table:table-cell office:value-type="float" office:value="23.5827822146892">
            <text:p>23.5827822147</text:p>
          </table:table-cell>
          <table:table-cell office:value-type="float" office:value="32.5610487176571">
            <text:p>32.5610487177</text:p>
          </table:table-cell>
          <table:table-cell office:value-type="float" office:value="21.0721302481373">
            <text:p>21.0721302481</text:p>
          </table:table-cell>
          <table:table-cell office:value-type="float" office:value="30.3455366155059">
            <text:p>30.3455366155</text:p>
          </table:table-cell>
          <table:table-cell office:value-type="float" office:value="23.7658300959394">
            <text:p>23.7658300959</text:p>
          </table:table-cell>
          <table:table-cell office:value-type="float" office:value="24.1597834025236">
            <text:p>24.1597834025</text:p>
          </table:table-cell>
          <table:table-cell office:value-type="float" office:value="26.9328496547175">
            <text:p>26.9328496547</text:p>
          </table:table-cell>
          <table:table-cell office:value-type="float" office:value="35">
            <text:p>35</text:p>
          </table:table-cell>
          <table:table-cell office:value-type="float" office:value="25.0811387771913">
            <text:p>25.0811387772</text:p>
          </table:table-cell>
          <table:table-cell office:value-type="float" office:value="21.8042357431424">
            <text:p>21.8042357431</text:p>
          </table:table-cell>
          <table:table-cell office:value-type="float" office:value="31.0151025338215">
            <text:p>31.0151025338</text:p>
          </table:table-cell>
          <table:table-cell office:value-type="float" office:value="28.1740374705109">
            <text:p>28.1740374705</text:p>
          </table:table-cell>
          <table:table-cell office:value-type="float" office:value="35">
            <text:p>35</text:p>
          </table:table-cell>
          <table:table-cell office:value-type="float" office:value="25.9213332997004">
            <text:p>25.9213332997</text:p>
          </table:table-cell>
          <table:table-cell office:value-type="float" office:value="24.8318290599143">
            <text:p>24.8318290599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5735134817228">
            <text:p>26.5735134817</text:p>
          </table:table-cell>
          <table:table-cell office:value-type="float" office:value="24.3721387927286">
            <text:p>24.3721387927</text:p>
          </table:table-cell>
          <table:table-cell office:value-type="float" office:value="27.3174688204231">
            <text:p>27.3174688204</text:p>
          </table:table-cell>
          <table:table-cell office:value-type="float" office:value="33.4598781437558">
            <text:p>33.4598781438</text:p>
          </table:table-cell>
          <table:table-cell office:value-type="float" office:value="22.7833345095243">
            <text:p>22.7833345095</text:p>
          </table:table-cell>
          <table:table-cell table:number-columns-repeated="5" office:value-type="float" office:value="35">
            <text:p>35</text:p>
          </table:table-cell>
          <table:table-cell office:value-type="float" office:value="26.2370466605423">
            <text:p>26.2370466605</text:p>
          </table:table-cell>
          <table:table-cell table:number-columns-repeated="5" office:value-type="float" office:value="35">
            <text:p>35</text:p>
          </table:table-cell>
          <table:table-cell office:value-type="float" office:value="28.6528565614473">
            <text:p>28.6528565614</text:p>
          </table:table-cell>
          <table:table-cell office:value-type="float" office:value="24.5958424610631">
            <text:p>24.5958424611</text:p>
          </table:table-cell>
          <table:table-cell table:number-columns-repeated="2" office:value-type="float" office:value="35">
            <text:p>35</text:p>
          </table:table-cell>
          <table:table-cell office:value-type="float" office:value="31.7502314061528">
            <text:p>31.7502314062</text:p>
          </table:table-cell>
          <table:table-cell office:value-type="float" office:value="35">
            <text:p>35</text:p>
          </table:table-cell>
          <table:table-cell office:value-type="float" office:value="23.4081648382036">
            <text:p>23.4081648382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14373682072">
            <text:p>20.2014373682</text:p>
          </table:table-cell>
          <table:table-cell office:value-type="float" office:value="20.4242391403974">
            <text:p>20.4242391404</text:p>
          </table:table-cell>
          <table:table-cell office:value-type="float" office:value="20.0982449095999">
            <text:p>20.0982449096</text:p>
          </table:table-cell>
          <table:table-cell office:value-type="float" office:value="21.8109268624913">
            <text:p>21.8109268625</text:p>
          </table:table-cell>
          <table:table-cell office:value-type="float" office:value="21.345525173509">
            <text:p>21.3455251735</text:p>
          </table:table-cell>
          <table:table-cell office:value-type="float" office:value="26.2906356392123">
            <text:p>26.2906356392</text:p>
          </table:table-cell>
          <table:table-cell office:value-type="float" office:value="22.1312107341672">
            <text:p>22.1312107342</text:p>
          </table:table-cell>
          <table:table-cell office:value-type="float" office:value="24.9159538490121">
            <text:p>24.915953849</text:p>
          </table:table-cell>
          <table:table-cell office:value-type="float" office:value="21.4325445236613">
            <text:p>21.4325445237</text:p>
          </table:table-cell>
          <table:table-cell office:value-type="float" office:value="22.0205972726705">
            <text:p>22.0205972727</text:p>
          </table:table-cell>
          <table:table-cell office:value-type="float" office:value="21.5224439190414">
            <text:p>21.522443919</text:p>
          </table:table-cell>
          <table:table-cell office:value-type="float" office:value="21.261249651483">
            <text:p>21.2612496515</text:p>
          </table:table-cell>
          <table:table-cell office:value-type="float" office:value="20.6719945071017">
            <text:p>20.6719945071</text:p>
          </table:table-cell>
          <table:table-cell office:value-type="float" office:value="21.1795901973427">
            <text:p>21.1795901973</text:p>
          </table:table-cell>
          <table:table-cell office:value-type="float" office:value="20.5447427502534">
            <text:p>20.5447427503</text:p>
          </table:table-cell>
          <table:table-cell office:value-type="float" office:value="25.1607016006053">
            <text:p>25.1607016006</text:p>
          </table:table-cell>
          <table:table-cell office:value-type="float" office:value="33.1760746267235">
            <text:p>33.1760746267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7114743403058">
            <text:p>21.7114743403</text:p>
          </table:table-cell>
          <table:table-cell office:value-type="float" office:value="20.8768192409809">
            <text:p>20.876819241</text:p>
          </table:table-cell>
          <table:table-cell office:value-type="float" office:value="21.913904247726">
            <text:p>21.9139042477</text:p>
          </table:table-cell>
          <table:table-cell office:value-type="float" office:value="21.0236469168678">
            <text:p>21.0236469169</text:p>
          </table:table-cell>
          <table:table-cell office:value-type="float" office:value="23.0361072029989">
            <text:p>23.036107203</text:p>
          </table:table-cell>
          <table:table-cell office:value-type="float" office:value="35">
            <text:p>35</text:p>
          </table:table-cell>
          <table:table-cell office:value-type="float" office:value="31.5730180062992">
            <text:p>31.5730180063</text:p>
          </table:table-cell>
          <table:table-cell office:value-type="float" office:value="35">
            <text:p>35</text:p>
          </table:table-cell>
          <table:table-cell office:value-type="float" office:value="26.9670024684617">
            <text:p>26.9670024685</text:p>
          </table:table-cell>
          <table:table-cell office:value-type="float" office:value="21.6153687451195">
            <text:p>21.6153687451</text:p>
          </table:table-cell>
          <table:table-cell office:value-type="float" office:value="35">
            <text:p>35</text:p>
          </table:table-cell>
          <table:table-cell office:value-type="float" office:value="24.0551152644765">
            <text:p>24.0551152645</text:p>
          </table:table-cell>
          <table:table-cell office:value-type="float" office:value="20.7383305931735">
            <text:p>20.7383305932</text:p>
          </table:table-cell>
          <table:table-cell table:number-columns-repeated="2" office:value-type="float" office:value="35">
            <text:p>35</text:p>
          </table:table-cell>
          <table:table-cell office:value-type="float" office:value="32.335311786305">
            <text:p>32.3353117863</text:p>
          </table:table-cell>
          <table:table-cell office:value-type="float" office:value="35">
            <text:p>35</text:p>
          </table:table-cell>
          <table:table-cell office:value-type="float" office:value="21.1004268614476">
            <text:p>21.1004268614</text:p>
          </table:table-cell>
          <table:table-cell office:value-type="float" office:value="22.8908206052613">
            <text:p>22.8908206053</text:p>
          </table:table-cell>
          <table:table-cell office:value-type="float" office:value="22.3650962774519">
            <text:p>22.3650962775</text:p>
          </table:table-cell>
          <table:table-cell table:number-columns-repeated="3" office:value-type="float" office:value="35">
            <text:p>35</text:p>
          </table:table-cell>
          <table:table-cell office:value-type="float" office:value="25.6928495156009">
            <text:p>25.6928495156</text:p>
          </table:table-cell>
          <table:table-cell office:value-type="float" office:value="35">
            <text:p>35</text:p>
          </table:table-cell>
          <table:table-cell office:value-type="float" office:value="24.2543555208516">
            <text:p>24.2543555209</text:p>
          </table:table-cell>
          <table:table-cell office:value-type="float" office:value="22.2459647612746">
            <text:p>22.2459647613</text:p>
          </table:table-cell>
          <table:table-cell office:value-type="float" office:value="22.7514125865483">
            <text:p>22.7514125865</text:p>
          </table:table-cell>
          <table:table-cell office:value-type="float" office:value="27.3396602074075">
            <text:p>27.3396602074</text:p>
          </table:table-cell>
          <table:table-cell office:value-type="float" office:value="34.108080155948">
            <text:p>34.1080801559</text:p>
          </table:table-cell>
          <table:table-cell office:value-type="float" office:value="35">
            <text:p>35</text:p>
          </table:table-cell>
          <table:table-cell office:value-type="float" office:value="23.6841609960278">
            <text:p>23.684160996</text:p>
          </table:table-cell>
          <table:table-cell office:value-type="float" office:value="25.9828014881318">
            <text:p>25.9828014881</text:p>
          </table:table-cell>
          <table:table-cell office:value-type="float" office:value="35">
            <text:p>35</text:p>
          </table:table-cell>
          <table:table-cell office:value-type="float" office:value="25.4192655298414">
            <text:p>25.4192655298</text:p>
          </table:table-cell>
          <table:table-cell office:value-type="float" office:value="27.7385345352868">
            <text:p>27.7385345353</text:p>
          </table:table-cell>
          <table:table-cell office:value-type="float" office:value="22.4888606333292">
            <text:p>22.4888606333</text:p>
          </table:table-cell>
          <table:table-cell office:value-type="float" office:value="30.2436471591374">
            <text:p>30.2436471591</text:p>
          </table:table-cell>
          <table:table-cell office:value-type="float" office:value="23.187652221629">
            <text:p>23.1876522216</text:p>
          </table:table-cell>
          <table:table-cell office:value-type="float" office:value="23.8652666754596">
            <text:p>23.8652666755</text:p>
          </table:table-cell>
          <table:table-cell office:value-type="float" office:value="26.6180588723579">
            <text:p>26.6180588724</text:p>
          </table:table-cell>
          <table:table-cell office:value-type="float" office:value="28.626836443363">
            <text:p>28.6268364434</text:p>
          </table:table-cell>
          <table:table-cell office:value-type="float" office:value="35">
            <text:p>35</text:p>
          </table:table-cell>
          <table:table-cell office:value-type="float" office:value="28.1664928304776">
            <text:p>28.1664928305</text:p>
          </table:table-cell>
          <table:table-cell office:value-type="float" office:value="24.4637020173895">
            <text:p>24.4637020174</text:p>
          </table:table-cell>
          <table:table-cell office:value-type="float" office:value="23.5112078767003">
            <text:p>23.5112078767</text:p>
          </table:table-cell>
          <table:table-cell table:number-columns-repeated="2" office:value-type="float" office:value="35">
            <text:p>35</text:p>
          </table:table-cell>
          <table:table-cell office:value-type="float" office:value="30.8786976983428">
            <text:p>30.8786976983</text:p>
          </table:table-cell>
          <table:table-cell office:value-type="float" office:value="29.1233860259462">
            <text:p>29.1233860259</text:p>
          </table:table-cell>
          <table:table-cell office:value-type="float" office:value="35">
            <text:p>35</text:p>
          </table:table-cell>
          <table:table-cell office:value-type="float" office:value="24.6839437050901">
            <text:p>24.6839437051</text:p>
          </table:table-cell>
          <table:table-cell office:value-type="float" office:value="23.3458689477858">
            <text:p>23.3458689478</text:p>
          </table:table-cell>
          <table:table-cell office:value-type="float" office:value="29.6605878191148">
            <text:p>29.6605878191</text:p>
          </table:table-cell>
          <table:table-cell office:value-type="float" office:value="22.6175334337432">
            <text:p>22.6175334337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6177864364457">
            <text:p>20.6177864364</text:p>
          </table:table-cell>
          <table:table-cell office:value-type="float" office:value="20.5303247740059">
            <text:p>20.530324774</text:p>
          </table:table-cell>
          <table:table-cell office:value-type="float" office:value="20.5956059441057">
            <text:p>20.5956059441</text:p>
          </table:table-cell>
          <table:table-cell table:number-columns-repeated="3" office:value-type="float" office:value="20">
            <text:p>20</text:p>
          </table:table-cell>
          <table:table-cell office:value-type="float" office:value="20.5845954107269">
            <text:p>20.5845954107</text:p>
          </table:table-cell>
          <table:table-cell office:value-type="float" office:value="20.9652743054077">
            <text:p>20.9652743054</text:p>
          </table:table-cell>
          <table:table-cell office:value-type="float" office:value="20.6856314256872">
            <text:p>20.6856314257</text:p>
          </table:table-cell>
          <table:table-cell office:value-type="float" office:value="20.9396393219911">
            <text:p>20.939639322</text:p>
          </table:table-cell>
          <table:table-cell office:value-type="float" office:value="21.0042295814833">
            <text:p>21.0042295815</text:p>
          </table:table-cell>
          <table:table-cell office:value-type="float" office:value="20.803247769111">
            <text:p>20.8032477691</text:p>
          </table:table-cell>
          <table:table-cell office:value-type="float" office:value="20.7792544847181">
            <text:p>20.7792544847</text:p>
          </table:table-cell>
          <table:table-cell office:value-type="float" office:value="20.9269208369506">
            <text:p>20.926920837</text:p>
          </table:table-cell>
          <table:table-cell office:value-type="float" office:value="20.9142676783134">
            <text:p>20.9142676783</text:p>
          </table:table-cell>
          <table:table-cell office:value-type="float" office:value="20.5089745871405">
            <text:p>20.5089745871</text:p>
          </table:table-cell>
          <table:table-cell office:value-type="float" office:value="20.7554997124233">
            <text:p>20.7554997124</text:p>
          </table:table-cell>
          <table:table-cell office:value-type="float" office:value="20.6627960009031">
            <text:p>20.6627960009</text:p>
          </table:table-cell>
          <table:table-cell office:value-type="float" office:value="20.9016793440614">
            <text:p>20.9016793441</text:p>
          </table:table-cell>
          <table:table-cell office:value-type="float" office:value="20">
            <text:p>20</text:p>
          </table:table-cell>
          <table:table-cell office:value-type="float" office:value="20.6741858232233">
            <text:p>20.6741858232</text:p>
          </table:table-cell>
          <table:table-cell office:value-type="float" office:value="20.8519643887494">
            <text:p>20.8519643887</text:p>
          </table:table-cell>
          <table:table-cell office:value-type="float" office:value="20.7437106596628">
            <text:p>20.7437106597</text:p>
          </table:table-cell>
          <table:table-cell office:value-type="float" office:value="20.8396928234575">
            <text:p>20.8396928235</text:p>
          </table:table-cell>
          <table:table-cell office:value-type="float" office:value="20.876695166228">
            <text:p>20.8766951662</text:p>
          </table:table-cell>
          <table:table-cell office:value-type="float" office:value="20.7673475073933">
            <text:p>20.7673475074</text:p>
          </table:table-cell>
          <table:table-cell office:value-type="float" office:value="20.7203070419032">
            <text:p>20.7203070419</text:p>
          </table:table-cell>
          <table:table-cell office:value-type="float" office:value="20.7086916181679">
            <text:p>20.7086916182</text:p>
          </table:table-cell>
          <table:table-cell office:value-type="float" office:value="20.8891553373069">
            <text:p>20.8891553373</text:p>
          </table:table-cell>
          <table:table-cell office:value-type="float" office:value="20.7912210889516">
            <text:p>20.791221089</text:p>
          </table:table-cell>
          <table:table-cell office:value-type="float" office:value="20.9781918340766">
            <text:p>20.9781918341</text:p>
          </table:table-cell>
          <table:table-cell table:number-columns-repeated="4" office:value-type="float" office:value="20">
            <text:p>20</text:p>
          </table:table-cell>
          <table:table-cell office:value-type="float" office:value="31.5089085853389">
            <text:p>31.5089085853</text:p>
          </table:table-cell>
          <table:table-cell office:value-type="float" office:value="33.6553181962435">
            <text:p>33.655318196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4.1991119245699">
            <text:p>24.1991119246</text:p>
          </table:table-cell>
          <table:table-cell office:value-type="float" office:value="35">
            <text:p>35</text:p>
          </table:table-cell>
          <table:table-cell office:value-type="float" office:value="28.8959168853756">
            <text:p>28.8959168854</text:p>
          </table:table-cell>
          <table:table-cell office:value-type="float" office:value="27.7119556983555">
            <text:p>27.7119556984</text:p>
          </table:table-cell>
          <table:table-cell office:value-type="float" office:value="35">
            <text:p>35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1576785723944">
            <text:p>26.1576785724</text:p>
          </table:table-cell>
          <table:table-cell office:value-type="float" office:value="20">
            <text:p>20</text:p>
          </table:table-cell>
          <table:table-cell office:value-type="float" office:value="24.3786157266576">
            <text:p>24.3786157267</text:p>
          </table:table-cell>
          <table:table-cell table:number-columns-repeated="4" office:value-type="float" office:value="20">
            <text:p>20</text:p>
          </table:table-cell>
          <table:table-cell office:value-type="float" office:value="26.7271104532721">
            <text:p>26.7271104533</text:p>
          </table:table-cell>
          <table:table-cell office:value-type="float" office:value="24.5661552368428">
            <text:p>24.5661552368</text:p>
          </table:table-cell>
          <table:table-cell office:value-type="float" office:value="20">
            <text:p>20</text:p>
          </table:table-cell>
          <table:table-cell office:value-type="float" office:value="24.7622824019223">
            <text:p>24.7622824019</text:p>
          </table:table-cell>
          <table:table-cell office:value-type="float" office:value="25.4085234446409">
            <text:p>25.4085234446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950470248187">
            <text:p>25.8950470248</text:p>
          </table:table-cell>
          <table:table-cell table:number-columns-repeated="22" office:value-type="float" office:value="20">
            <text:p>20</text:p>
          </table:table-cell>
          <table:table-cell office:value-type="float" office:value="20.245934268287">
            <text:p>20.2459342683</text:p>
          </table:table-cell>
          <table:table-cell office:value-type="float" office:value="20.3461403476244">
            <text:p>20.3461403476</text:p>
          </table:table-cell>
          <table:table-cell office:value-type="float" office:value="20.1658924164739">
            <text:p>20.1658924165</text:p>
          </table:table-cell>
          <table:table-cell office:value-type="float" office:value="21.5459353389547">
            <text:p>21.545935339</text:p>
          </table:table-cell>
          <table:table-cell office:value-type="float" office:value="20.4511905739384">
            <text:p>20.4511905739</text:p>
          </table:table-cell>
          <table:table-cell office:value-type="float" office:value="21.7779438475365">
            <text:p>21.7779438475</text:p>
          </table:table-cell>
          <table:table-cell office:value-type="float" office:value="20.3633030206284">
            <text:p>20.3633030206</text:p>
          </table:table-cell>
          <table:table-cell office:value-type="float" office:value="20.88404770146">
            <text:p>20.8840477015</text:p>
          </table:table-cell>
          <table:table-cell office:value-type="float" office:value="20.5426914472104">
            <text:p>20.5426914472</text:p>
          </table:table-cell>
          <table:table-cell office:value-type="float" office:value="20.6186459827415">
            <text:p>20.6186459827</text:p>
          </table:table-cell>
          <table:table-cell office:value-type="float" office:value="21.8700313725095">
            <text:p>21.8700313725</text:p>
          </table:table-cell>
          <table:table-cell office:value-type="float" office:value="20.5994202202941">
            <text:p>20.5994202203</text:p>
          </table:table-cell>
          <table:table-cell office:value-type="float" office:value="21.33183976707">
            <text:p>21.3318397671</text:p>
          </table:table-cell>
          <table:table-cell office:value-type="float" office:value="20.8625540527921">
            <text:p>20.8625540528</text:p>
          </table:table-cell>
          <table:table-cell office:value-type="float" office:value="20.7172371935327">
            <text:p>20.7172371935</text:p>
          </table:table-cell>
          <table:table-cell office:value-type="float" office:value="21.9330713127951">
            <text:p>21.9330713128</text:p>
          </table:table-cell>
          <table:table-cell office:value-type="float" office:value="21.4101600529917">
            <text:p>21.410160053</text:p>
          </table:table-cell>
          <table:table-cell office:value-type="float" office:value="21.718140711668">
            <text:p>21.7181407117</text:p>
          </table:table-cell>
          <table:table-cell office:value-type="float" office:value="21.747886730335">
            <text:p>21.7478867303</text:p>
          </table:table-cell>
          <table:table-cell office:value-type="float" office:value="20.5056433545935">
            <text:p>20.5056433546</text:p>
          </table:table-cell>
          <table:table-cell office:value-type="float" office:value="21.9974799597914">
            <text:p>21.9974799598</text:p>
          </table:table-cell>
          <table:table-cell office:value-type="float" office:value="21.1336597048798">
            <text:p>21.1336597049</text:p>
          </table:table-cell>
          <table:table-cell office:value-type="float" office:value="21.1818106055505">
            <text:p>21.1818106056</text:p>
          </table:table-cell>
          <table:table-cell office:value-type="float" office:value="22.0967583783825">
            <text:p>22.0967583784</text:p>
          </table:table-cell>
          <table:table-cell office:value-type="float" office:value="21.8083169693607">
            <text:p>21.8083169694</text:p>
          </table:table-cell>
          <table:table-cell office:value-type="float" office:value="21.0863954299452">
            <text:p>21.0863954299</text:p>
          </table:table-cell>
          <table:table-cell office:value-type="float" office:value="21.6887009864831">
            <text:p>21.6887009865</text:p>
          </table:table-cell>
          <table:table-cell office:value-type="float" office:value="20.9944305731678">
            <text:p>20.9944305732</text:p>
          </table:table-cell>
          <table:table-cell office:value-type="float" office:value="20.841248753136">
            <text:p>20.8412487531</text:p>
          </table:table-cell>
          <table:table-cell office:value-type="float" office:value="21.8390111056007">
            <text:p>21.8390111056</text:p>
          </table:table-cell>
          <table:table-cell office:value-type="float" office:value="21.6595628481758">
            <text:p>21.6595628482</text:p>
          </table:table-cell>
          <table:table-cell office:value-type="float" office:value="22.1305856330945">
            <text:p>22.1305856331</text:p>
          </table:table-cell>
          <table:table-cell office:value-type="float" office:value="20.6772998905941">
            <text:p>20.6772998906</text:p>
          </table:table-cell>
          <table:table-cell office:value-type="float" office:value="21.1099182768238">
            <text:p>21.1099182768</text:p>
          </table:table-cell>
          <table:table-cell office:value-type="float" office:value="22.0633023782188">
            <text:p>22.0633023782</text:p>
          </table:table-cell>
          <table:table-cell office:value-type="float" office:value="21.9651017770258">
            <text:p>21.965101777</text:p>
          </table:table-cell>
          <table:table-cell office:value-type="float" office:value="21.9013829956431">
            <text:p>21.9013829956</text:p>
          </table:table-cell>
          <table:table-cell office:value-type="float" office:value="20.9719566382155">
            <text:p>20.9719566382</text:p>
          </table:table-cell>
          <table:table-cell office:value-type="float" office:value="22.0302115541739">
            <text:p>22.0302115542</text:p>
          </table:table-cell>
          <table:table-cell office:value-type="float" office:value="23.0723512568468">
            <text:p>23.0723512568</text:p>
          </table:table-cell>
          <table:table-cell office:value-type="float" office:value="23.4540418369526">
            <text:p>23.454041837</text:p>
          </table:table-cell>
          <table:table-cell office:value-type="float" office:value="22.5678803691707">
            <text:p>22.5678803692</text:p>
          </table:table-cell>
          <table:table-cell office:value-type="float" office:value="22.2697335947647">
            <text:p>22.2697335948</text:p>
          </table:table-cell>
          <table:table-cell office:value-type="float" office:value="35">
            <text:p>35</text:p>
          </table:table-cell>
          <table:table-cell office:value-type="float" office:value="27.0236954605766">
            <text:p>27.0236954606</text:p>
          </table:table-cell>
          <table:table-cell office:value-type="float" office:value="21.6307216860813">
            <text:p>21.6307216861</text:p>
          </table:table-cell>
          <table:table-cell office:value-type="float" office:value="35">
            <text:p>35</text:p>
          </table:table-cell>
          <table:table-cell office:value-type="float" office:value="32.1936677699278">
            <text:p>32.1936677699</text:p>
          </table:table-cell>
          <table:table-cell office:value-type="float" office:value="26.6006514412195">
            <text:p>26.6006514412</text:p>
          </table:table-cell>
          <table:table-cell table:number-columns-repeated="3" office:value-type="float" office:value="35">
            <text:p>35</text:p>
          </table:table-cell>
          <table:table-cell office:value-type="float" office:value="21.0171086012678">
            <text:p>21.0171086013</text:p>
          </table:table-cell>
          <table:table-cell office:value-type="float" office:value="21.3062344985246">
            <text:p>21.3062344985</text:p>
          </table:table-cell>
          <table:table-cell office:value-type="float" office:value="35">
            <text:p>35</text:p>
          </table:table-cell>
          <table:table-cell office:value-type="float" office:value="22.8957986270243">
            <text:p>22.895798627</text:p>
          </table:table-cell>
          <table:table-cell office:value-type="float" office:value="31.29691080701">
            <text:p>31.296910807</text:p>
          </table:table-cell>
          <table:table-cell table:number-columns-repeated="4" office:value-type="float" office:value="35">
            <text:p>35</text:p>
          </table:table-cell>
          <table:table-cell office:value-type="float" office:value="25.8450281910119">
            <text:p>25.845028191</text:p>
          </table:table-cell>
          <table:table-cell office:value-type="float" office:value="24.1106306899314">
            <text:p>24.1106306899</text:p>
          </table:table-cell>
          <table:table-cell office:value-type="float" office:value="20.9276101255115">
            <text:p>20.9276101255</text:p>
          </table:table-cell>
          <table:table-cell office:value-type="float" office:value="21.747886730335">
            <text:p>21.7478867303</text:p>
          </table:table-cell>
          <table:table-cell table:number-columns-repeated="3" office:value-type="float" office:value="35">
            <text:p>35</text:p>
          </table:table-cell>
          <table:table-cell office:value-type="float" office:value="24.8940637955655">
            <text:p>24.8940637956</text:p>
          </table:table-cell>
          <table:table-cell office:value-type="float" office:value="22.1305856330945">
            <text:p>22.1305856331</text:p>
          </table:table-cell>
          <table:table-cell office:value-type="float" office:value="22.4153448316282">
            <text:p>22.4153448316</text:p>
          </table:table-cell>
          <table:table-cell office:value-type="float" office:value="35">
            <text:p>35</text:p>
          </table:table-cell>
          <table:table-cell office:value-type="float" office:value="27.9798650487743">
            <text:p>27.9798650488</text:p>
          </table:table-cell>
          <table:table-cell office:value-type="float" office:value="28.5229717019889">
            <text:p>28.522971702</text:p>
          </table:table-cell>
          <table:table-cell office:value-type="float" office:value="35">
            <text:p>3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7596904979471">
            <text:p>22.7596904979</text:p>
          </table:table-cell>
          <table:table-cell office:value-type="float" office:value="22.1532262151712">
            <text:p>22.1532262152</text:p>
          </table:table-cell>
          <table:table-cell office:value-type="float" office:value="20.9893740283619">
            <text:p>20.9893740284</text:p>
          </table:table-cell>
          <table:table-cell office:value-type="float" office:value="21.5551513404014">
            <text:p>21.5551513404</text:p>
          </table:table-cell>
          <table:table-cell office:value-type="float" office:value="21.063039316663">
            <text:p>21.0630393167</text:p>
          </table:table-cell>
          <table:table-cell office:value-type="float" office:value="20.3010146960828">
            <text:p>20.3010146961</text:p>
          </table:table-cell>
          <table:table-cell office:value-type="float" office:value="35">
            <text:p>35</text:p>
          </table:table-cell>
          <table:table-cell office:value-type="float" office:value="22.0447617201684">
            <text:p>22.0447617202</text:p>
          </table:table-cell>
          <table:table-cell office:value-type="float" office:value="23.3383032322654">
            <text:p>23.3383032323</text:p>
          </table:table-cell>
          <table:table-cell office:value-type="float" office:value="23.1845581445955">
            <text:p>23.1845581446</text:p>
          </table:table-cell>
          <table:table-cell office:value-type="float" office:value="22.5033032935957">
            <text:p>22.5033032936</text:p>
          </table:table-cell>
          <table:table-cell office:value-type="float" office:value="31.7807709883776">
            <text:p>31.7807709884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940054851411">
            <text:p>21.9400548514</text:p>
          </table:table-cell>
          <table:table-cell office:value-type="float" office:value="31.0865103499161">
            <text:p>31.0865103499</text:p>
          </table:table-cell>
          <table:table-cell office:value-type="float" office:value="20.3556444034304">
            <text:p>20.3556444034</text:p>
          </table:table-cell>
          <table:table-cell office:value-type="float" office:value="21.1389124553425">
            <text:p>21.1389124553</text:p>
          </table:table-cell>
          <table:table-cell office:value-type="float" office:value="20.588783724904">
            <text:p>20.5887837249</text:p>
          </table:table-cell>
          <table:table-cell office:value-type="float" office:value="20.1957657663338">
            <text:p>20.1957657663</text:p>
          </table:table-cell>
          <table:table-cell office:value-type="float" office:value="25.336189973689">
            <text:p>25.3361899737</text:p>
          </table:table-cell>
          <table:table-cell office:value-type="float" office:value="35">
            <text:p>35</text:p>
          </table:table-cell>
          <table:table-cell office:value-type="float" office:value="21.7411590743586">
            <text:p>21.7411590744</text:p>
          </table:table-cell>
          <table:table-cell office:value-type="float" office:value="35">
            <text:p>35</text:p>
          </table:table-cell>
          <table:table-cell office:value-type="float" office:value="22.895617425713">
            <text:p>22.8956174257</text:p>
          </table:table-cell>
          <table:table-cell office:value-type="float" office:value="24.4193114926218">
            <text:p>24.4193114926</text:p>
          </table:table-cell>
          <table:table-cell office:value-type="float" office:value="28.8289232082287">
            <text:p>28.8289232082</text:p>
          </table:table-cell>
          <table:table-cell office:value-type="float" office:value="22.6290187826248">
            <text:p>22.6290187826</text:p>
          </table:table-cell>
          <table:table-cell office:value-type="float" office:value="35">
            <text:p>35</text:p>
          </table:table-cell>
          <table:table-cell office:value-type="float" office:value="21.8389136658362">
            <text:p>21.8389136658</text:p>
          </table:table-cell>
          <table:table-cell office:value-type="float" office:value="35">
            <text:p>35</text:p>
          </table:table-cell>
          <table:table-cell office:value-type="float" office:value="25.5974859339616">
            <text:p>25.597485934</text:p>
          </table:table-cell>
          <table:table-cell office:value-type="float" office:value="28.3662916842834">
            <text:p>28.3662916843</text:p>
          </table:table-cell>
          <table:table-cell office:value-type="float" office:value="34.3083464134485">
            <text:p>34.3083464134</text:p>
          </table:table-cell>
          <table:table-cell office:value-type="float" office:value="27.5343942152627">
            <text:p>27.5343942153</text:p>
          </table:table-cell>
          <table:table-cell office:value-type="float" office:value="35">
            <text:p>35</text:p>
          </table:table-cell>
          <table:table-cell office:value-type="float" office:value="26.4771733945136">
            <text:p>26.4771733945</text:p>
          </table:table-cell>
          <table:table-cell office:value-type="float" office:value="24.0252442255436">
            <text:p>24.0252442255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4116797322339">
            <text:p>20.4116797322</text:p>
          </table:table-cell>
          <table:table-cell office:value-type="float" office:value="33.380417196799">
            <text:p>33.3804171968</text:p>
          </table:table-cell>
          <table:table-cell office:value-type="float" office:value="35">
            <text:p>35</text:p>
          </table:table-cell>
          <table:table-cell office:value-type="float" office:value="24.8540773339378">
            <text:p>24.8540773339</text:p>
          </table:table-cell>
          <table:table-cell office:value-type="float" office:value="26.1665575635494">
            <text:p>26.1665575635</text:p>
          </table:table-cell>
          <table:table-cell office:value-type="float" office:value="25.0887447263315">
            <text:p>25.0887447263</text:p>
          </table:table-cell>
          <table:table-cell office:value-type="float" office:value="29.8664285730035">
            <text:p>29.866428573</text:p>
          </table:table-cell>
          <table:table-cell office:value-type="float" office:value="27.9358652606834">
            <text:p>27.9358652607</text:p>
          </table:table-cell>
          <table:table-cell office:value-type="float" office:value="23.6664163405948">
            <text:p>23.6664163406</text:p>
          </table:table-cell>
          <table:table-cell office:value-type="float" office:value="20.7149699788568">
            <text:p>20.7149699789</text:p>
          </table:table-cell>
          <table:table-cell office:value-type="float" office:value="21.3808182827983">
            <text:p>21.3808182828</text:p>
          </table:table-cell>
          <table:table-cell office:value-type="float" office:value="20.6510211235801">
            <text:p>20.6510211236</text:p>
          </table:table-cell>
          <table:table-cell office:value-type="float" office:value="20.5281899847608">
            <text:p>20.5281899848</text:p>
          </table:table-cell>
          <table:table-cell office:value-type="float" office:value="21.4665952679187">
            <text:p>21.4665952679</text:p>
          </table:table-cell>
          <table:table-cell office:value-type="float" office:value="23.4987723081259">
            <text:p>23.4987723081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8073677086027">
            <text:p>26.8073677086</text:p>
          </table:table-cell>
          <table:table-cell office:value-type="float" office:value="21.2170942129721">
            <text:p>21.217094213</text:p>
          </table:table-cell>
          <table:table-cell office:value-type="float" office:value="35">
            <text:p>35</text:p>
          </table:table-cell>
          <table:table-cell office:value-type="float" office:value="27.1590518245713">
            <text:p>27.1590518246</text:p>
          </table:table-cell>
          <table:table-cell office:value-type="float" office:value="20.7807018695216">
            <text:p>20.7807018695</text:p>
          </table:table-cell>
          <table:table-cell office:value-type="float" office:value="32.5420118201765">
            <text:p>32.5420118202</text:p>
          </table:table-cell>
          <table:table-cell office:value-type="float" office:value="21.2976915851013">
            <text:p>21.2976915851</text:p>
          </table:table-cell>
          <table:table-cell office:value-type="float" office:value="35">
            <text:p>35</text:p>
          </table:table-cell>
          <table:table-cell office:value-type="float" office:value="20.9178216023402">
            <text:p>20.9178216023</text:p>
          </table:table-cell>
          <table:table-cell office:value-type="float" office:value="24.2175562656981">
            <text:p>24.2175562657</text:p>
          </table:table-cell>
          <table:table-cell office:value-type="float" office:value="24.6312229525643">
            <text:p>24.6312229526</text:p>
          </table:table-cell>
          <table:table-cell office:value-type="float" office:value="30.45076223453">
            <text:p>30.4507622345</text:p>
          </table:table-cell>
          <table:table-cell office:value-type="float" office:value="23.0371230941739">
            <text:p>23.037123094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8417275480376">
            <text:p>23.841727548</text:p>
          </table:table-cell>
          <table:table-cell office:value-type="float" office:value="22.2656543077601">
            <text:p>22.2656543078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8413026897944">
            <text:p>20.8413026898</text:p>
          </table:table-cell>
          <table:table-cell office:value-type="float" office:value="20.6279594181899">
            <text:p>20.6279594182</text:p>
          </table:table-cell>
          <table:table-cell table:number-columns-repeated="4" office:value-type="float" office:value="20">
            <text:p>20</text:p>
          </table:table-cell>
          <table:table-cell office:value-type="float" office:value="20.8273941292955">
            <text:p>20.8273941293</text:p>
          </table:table-cell>
          <table:table-cell office:value-type="float" office:value="21.1848897403103">
            <text:p>21.1848897403</text:p>
          </table:table-cell>
          <table:table-cell office:value-type="float" office:value="20.9409528908231">
            <text:p>20.9409528908</text:p>
          </table:table-cell>
          <table:table-cell office:value-type="float" office:value="21.1373336935445">
            <text:p>21.1373336935</text:p>
          </table:table-cell>
          <table:table-cell office:value-type="float" office:value="21.1689401980994">
            <text:p>21.1689401981</text:p>
          </table:table-cell>
          <table:table-cell office:value-type="float" office:value="21.0752662599833">
            <text:p>21.07526626</text:p>
          </table:table-cell>
          <table:table-cell office:value-type="float" office:value="20.8835134397172">
            <text:p>20.8835134397</text:p>
          </table:table-cell>
          <table:table-cell office:value-type="float" office:value="20.9701823121641">
            <text:p>20.9701823122</text:p>
          </table:table-cell>
          <table:table-cell office:value-type="float" office:value="21.0146806764332">
            <text:p>21.0146806764</text:p>
          </table:table-cell>
          <table:table-cell office:value-type="float" office:value="20">
            <text:p>20</text:p>
          </table:table-cell>
          <table:table-cell office:value-type="float" office:value="21.0296910597472">
            <text:p>21.0296910597</text:p>
          </table:table-cell>
          <table:table-cell office:value-type="float" office:value="20.9849270929354">
            <text:p>20.9849270929</text:p>
          </table:table-cell>
          <table:table-cell office:value-type="float" office:value="21.0599830323687">
            <text:p>21.0599830324</text:p>
          </table:table-cell>
          <table:table-cell office:value-type="float" office:value="20.5281868710667">
            <text:p>20.5281868711</text:p>
          </table:table-cell>
          <table:table-cell office:value-type="float" office:value="20.8693616421721">
            <text:p>20.8693616422</text:p>
          </table:table-cell>
          <table:table-cell office:value-type="float" office:value="20.8977477356012">
            <text:p>20.8977477356</text:p>
          </table:table-cell>
          <table:table-cell office:value-type="float" office:value="20.9264667248659">
            <text:p>20.9264667249</text:p>
          </table:table-cell>
          <table:table-cell office:value-type="float" office:value="20.912065253323">
            <text:p>20.9120652533</text:p>
          </table:table-cell>
          <table:table-cell office:value-type="float" office:value="21.1061113682643">
            <text:p>21.1061113683</text:p>
          </table:table-cell>
          <table:table-cell office:value-type="float" office:value="20.8135652555683">
            <text:p>20.8135652556</text:p>
          </table:table-cell>
          <table:table-cell office:value-type="float" office:value="20.7455925579932">
            <text:p>20.745592558</text:p>
          </table:table-cell>
          <table:table-cell office:value-type="float" office:value="20.6152480651644">
            <text:p>20.6152480652</text:p>
          </table:table-cell>
          <table:table-cell office:value-type="float" office:value="21.0906420905496">
            <text:p>21.0906420905</text:p>
          </table:table-cell>
          <table:table-cell office:value-type="float" office:value="21.1216749476162">
            <text:p>21.1216749476</text:p>
          </table:table-cell>
          <table:table-cell office:value-type="float" office:value="21.1530884815981">
            <text:p>21.1530884816</text:p>
          </table:table-cell>
          <table:table-cell table:number-columns-repeated="2" office:value-type="float" office:value="20">
            <text:p>20</text:p>
          </table:table-cell>
          <table:table-cell office:value-type="float" office:value="27.5819825619481">
            <text:p>27.5819825619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795588578569">
            <text:p>25.8795588579</text:p>
          </table:table-cell>
          <table:table-cell table:number-columns-repeated="2" office:value-type="float" office:value="20">
            <text:p>20</text:p>
          </table:table-cell>
          <table:table-cell office:value-type="float" office:value="31.2644543112046">
            <text:p>31.2644543112</text:p>
          </table:table-cell>
          <table:table-cell table:number-columns-repeated="4" office:value-type="float" office:value="20">
            <text:p>20</text:p>
          </table:table-cell>
          <table:table-cell office:value-type="float" office:value="30.6012482861795">
            <text:p>30.6012482862</text:p>
          </table:table-cell>
          <table:table-cell office:value-type="float" office:value="28.9175351975556">
            <text:p>28.9175351976</text:p>
          </table:table-cell>
          <table:table-cell office:value-type="float" office:value="35">
            <text:p>3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9.9932722475234">
            <text:p>29.9932722475</text:p>
          </table:table-cell>
          <table:table-cell office:value-type="float" office:value="32.7896675624776">
            <text:p>32.7896675625</text:p>
          </table:table-cell>
          <table:table-cell office:value-type="float" office:value="31.9907742547254">
            <text:p>31.9907742547</text:p>
          </table:table-cell>
          <table:table-cell office:value-type="float" office:value="26.1787929181788">
            <text:p>26.1787929182</text:p>
          </table:table-cell>
          <table:table-cell office:value-type="float" office:value="20">
            <text:p>20</text:p>
          </table:table-cell>
          <table:table-cell office:value-type="float" office:value="33.6725834503696">
            <text:p>33.6725834504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4967196689363">
            <text:p>26.4967196689</text:p>
          </table:table-cell>
          <table:table-cell office:value-type="float" office:value="27.1961242930775">
            <text:p>27.1961242931</text:p>
          </table:table-cell>
          <table:table-cell office:value-type="float" office:value="29.4339028775159">
            <text:p>29.433902877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72159841368">
            <text:p>20.2072159841</text:p>
          </table:table-cell>
          <table:table-cell office:value-type="float" office:value="20.1783552509568">
            <text:p>20.178355251</text:p>
          </table:table-cell>
          <table:table-cell office:value-type="float" office:value="20.1079065298001">
            <text:p>20.1079065298</text:p>
          </table:table-cell>
          <table:table-cell office:value-type="float" office:value="20.8045656658115">
            <text:p>20.8045656658</text:p>
          </table:table-cell>
          <table:table-cell office:value-type="float" office:value="20.8815764263542">
            <text:p>20.8815764264</text:p>
          </table:table-cell>
          <table:table-cell office:value-type="float" office:value="21.5486013566124">
            <text:p>21.5486013566</text:p>
          </table:table-cell>
          <table:table-cell office:value-type="float" office:value="20.296240964083">
            <text:p>20.2962409641</text:p>
          </table:table-cell>
          <table:table-cell office:value-type="float" office:value="21.2610506448761">
            <text:p>21.2610506449</text:p>
          </table:table-cell>
          <table:table-cell office:value-type="float" office:value="21.0224571480294">
            <text:p>21.022457148</text:p>
          </table:table-cell>
          <table:table-cell office:value-type="float" office:value="20.486093039361">
            <text:p>20.4860930394</text:p>
          </table:table-cell>
          <table:table-cell office:value-type="float" office:value="21.4250536299789">
            <text:p>21.42505363</text:p>
          </table:table-cell>
          <table:table-cell office:value-type="float" office:value="20.2512624608695">
            <text:p>20.2512624609</text:p>
          </table:table-cell>
          <table:table-cell office:value-type="float" office:value="20.4049857324285">
            <text:p>20.4049857324</text:p>
          </table:table-cell>
          <table:table-cell office:value-type="float" office:value="20.5026742409294">
            <text:p>20.5026742409</text:p>
          </table:table-cell>
          <table:table-cell office:value-type="float" office:value="21.35353110867">
            <text:p>21.3535311087</text:p>
          </table:table-cell>
          <table:table-cell office:value-type="float" office:value="21.6254684871785">
            <text:p>21.6254684872</text:p>
          </table:table-cell>
          <table:table-cell office:value-type="float" office:value="21.5234436731846">
            <text:p>21.5234436732</text:p>
          </table:table-cell>
          <table:table-cell office:value-type="float" office:value="21.7857740565453">
            <text:p>21.7857740565</text:p>
          </table:table-cell>
          <table:table-cell office:value-type="float" office:value="21.3301075166688">
            <text:p>21.3301075167</text:p>
          </table:table-cell>
          <table:table-cell office:value-type="float" office:value="21.4493210510562">
            <text:p>21.4493210511</text:p>
          </table:table-cell>
          <table:table-cell office:value-type="float" office:value="21.7584249981192">
            <text:p>21.7584249981</text:p>
          </table:table-cell>
          <table:table-cell office:value-type="float" office:value="20.6398709229411">
            <text:p>20.6398709229</text:p>
          </table:table-cell>
          <table:table-cell office:value-type="float" office:value="21.2838699173649">
            <text:p>21.2838699174</text:p>
          </table:table-cell>
          <table:table-cell office:value-type="float" office:value="21.7313332784702">
            <text:p>21.7313332785</text:p>
          </table:table-cell>
          <table:table-cell office:value-type="float" office:value="21.085355022134">
            <text:p>21.0853550221</text:p>
          </table:table-cell>
          <table:table-cell office:value-type="float" office:value="20.7483835137051">
            <text:p>20.7483835137</text:p>
          </table:table-cell>
          <table:table-cell office:value-type="float" office:value="21.4985130928772">
            <text:p>21.4985130929</text:p>
          </table:table-cell>
          <table:table-cell office:value-type="float" office:value="20.5874534572688">
            <text:p>20.5874534573</text:p>
          </table:table-cell>
          <table:table-cell office:value-type="float" office:value="20.5193784699135">
            <text:p>20.5193784699</text:p>
          </table:table-cell>
          <table:table-cell office:value-type="float" office:value="21.238427622508">
            <text:p>21.2384276225</text:p>
          </table:table-cell>
          <table:table-cell office:value-type="float" office:value="21.1498482567731">
            <text:p>21.1498482568</text:p>
          </table:table-cell>
          <table:table-cell office:value-type="float" office:value="21.5996105596072">
            <text:p>21.5996105596</text:p>
          </table:table-cell>
          <table:table-cell office:value-type="float" office:value="21.1717110617321">
            <text:p>21.1717110617</text:p>
          </table:table-cell>
          <table:table-cell office:value-type="float" office:value="21.4738065543544">
            <text:p>21.4738065544</text:p>
          </table:table-cell>
          <table:table-cell office:value-type="float" office:value="21.6779074624818">
            <text:p>21.6779074625</text:p>
          </table:table-cell>
          <table:table-cell office:value-type="float" office:value="21.8133841378594">
            <text:p>21.8133841379</text:p>
          </table:table-cell>
          <table:table-cell office:value-type="float" office:value="21.7044952824935">
            <text:p>21.7044952825</text:p>
          </table:table-cell>
          <table:table-cell office:value-type="float" office:value="21.3068880047437">
            <text:p>21.3068880047</text:p>
          </table:table-cell>
          <table:table-cell table:number-columns-repeated="2" office:value-type="float" office:value="21.8412589968331">
            <text:p>21.8412589968</text:p>
          </table:table-cell>
          <table:table-cell table:number-columns-repeated="4" office:value-type="float" office:value="35">
            <text:p>35</text:p>
          </table:table-cell>
          <table:table-cell office:value-type="float" office:value="22.8999798242858">
            <text:p>22.8999798243</text:p>
          </table:table-cell>
          <table:table-cell office:value-type="float" office:value="21.1498482567731">
            <text:p>21.1498482568</text:p>
          </table:table-cell>
          <table:table-cell office:value-type="float" office:value="27.6516251460571">
            <text:p>27.6516251461</text:p>
          </table:table-cell>
          <table:table-cell office:value-type="float" office:value="21.9554838745891">
            <text:p>21.9554838746</text:p>
          </table:table-cell>
          <table:table-cell office:value-type="float" office:value="31.1231180588289">
            <text:p>31.1231180588</text:p>
          </table:table-cell>
          <table:table-cell office:value-type="float" office:value="23.5876014189646">
            <text:p>23.587601419</text:p>
          </table:table-cell>
          <table:table-cell office:value-type="float" office:value="22.0742651500991">
            <text:p>22.0742651501</text:p>
          </table:table-cell>
          <table:table-cell office:value-type="float" office:value="21.3301075166688">
            <text:p>21.3301075167</text:p>
          </table:table-cell>
          <table:table-cell office:value-type="float" office:value="21.4250536299789">
            <text:p>21.42505363</text:p>
          </table:table-cell>
          <table:table-cell office:value-type="float" office:value="24.6672801147349">
            <text:p>24.6672801147</text:p>
          </table:table-cell>
          <table:table-cell office:value-type="float" office:value="26.4520030101681">
            <text:p>26.4520030102</text:p>
          </table:table-cell>
          <table:table-cell office:value-type="float" office:value="33.7703770059821">
            <text:p>33.770377006</text:p>
          </table:table-cell>
          <table:table-cell office:value-type="float" office:value="34.8715118934647">
            <text:p>34.8715118935</text:p>
          </table:table-cell>
          <table:table-cell office:value-type="float" office:value="26.1052009518712">
            <text:p>26.1052009519</text:p>
          </table:table-cell>
          <table:table-cell office:value-type="float" office:value="35">
            <text:p>35</text:p>
          </table:table-cell>
          <table:table-cell office:value-type="float" office:value="29.1623225151146">
            <text:p>29.1623225151</text:p>
          </table:table-cell>
          <table:table-cell office:value-type="float" office:value="35">
            <text:p>35</text:p>
          </table:table-cell>
          <table:table-cell office:value-type="float" office:value="23.985501363738">
            <text:p>23.9855013637</text:p>
          </table:table-cell>
          <table:table-cell office:value-type="float" office:value="27.2222816824686">
            <text:p>27.2222816825</text:p>
          </table:table-cell>
          <table:table-cell office:value-type="float" office:value="25.1903785417443">
            <text:p>25.1903785417</text:p>
          </table:table-cell>
          <table:table-cell office:value-type="float" office:value="28.6170332336495">
            <text:p>28.6170332336</text:p>
          </table:table-cell>
          <table:table-cell office:value-type="float" office:value="24.4274432945715">
            <text:p>24.4274432946</text:p>
          </table:table-cell>
          <table:table-cell office:value-type="float" office:value="22.197881001698">
            <text:p>22.1978810017</text:p>
          </table:table-cell>
          <table:table-cell office:value-type="float" office:value="25.7806738891643">
            <text:p>25.7806738892</text:p>
          </table:table-cell>
          <table:table-cell office:value-type="float" office:value="31.9133223593243">
            <text:p>31.9133223593</text:p>
          </table:table-cell>
          <table:table-cell office:value-type="float" office:value="21.6254684871785">
            <text:p>21.6254684872</text:p>
          </table:table-cell>
          <table:table-cell office:value-type="float" office:value="32.7906579782731">
            <text:p>32.7906579783</text:p>
          </table:table-cell>
          <table:table-cell office:value-type="float" office:value="22.4608471731178">
            <text:p>22.4608471731</text:p>
          </table:table-cell>
          <table:table-cell office:value-type="float" office:value="22.6008795505494">
            <text:p>22.6008795505</text:p>
          </table:table-cell>
          <table:table-cell office:value-type="float" office:value="23.7814681279754">
            <text:p>23.781468128</text:p>
          </table:table-cell>
          <table:table-cell office:value-type="float" office:value="22.7471165289265">
            <text:p>22.747116528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2690730376777">
            <text:p>22.2690730377</text:p>
          </table:table-cell>
          <table:table-cell office:value-type="float" office:value="20.4273217114891">
            <text:p>20.4273217115</text:p>
          </table:table-cell>
          <table:table-cell office:value-type="float" office:value="20.9568658065033">
            <text:p>20.9568658065</text:p>
          </table:table-cell>
          <table:table-cell office:value-type="float" office:value="35">
            <text:p>35</text:p>
          </table:table-cell>
          <table:table-cell office:value-type="float" office:value="20.1502158754066">
            <text:p>20.1502158754</text:p>
          </table:table-cell>
          <table:table-cell office:value-type="float" office:value="30.4872040799841">
            <text:p>30.48720408</text:p>
          </table:table-cell>
          <table:table-cell office:value-type="float" office:value="21.8282489525105">
            <text:p>21.8282489525</text:p>
          </table:table-cell>
          <table:table-cell office:value-type="float" office:value="20.7440792195413">
            <text:p>20.7440792195</text:p>
          </table:table-cell>
          <table:table-cell office:value-type="float" office:value="22.0406292226811">
            <text:p>22.0406292227</text:p>
          </table:table-cell>
          <table:table-cell office:value-type="float" office:value="23.730905467014">
            <text:p>23.730905467</text:p>
          </table:table-cell>
          <table:table-cell office:value-type="float" office:value="35">
            <text:p>35</text:p>
          </table:table-cell>
          <table:table-cell office:value-type="float" office:value="21.1096549987319">
            <text:p>21.1096549987</text:p>
          </table:table-cell>
          <table:table-cell office:value-type="float" office:value="33.5557091585622">
            <text:p>33.5557091586</text:p>
          </table:table-cell>
          <table:table-cell office:value-type="float" office:value="20.5488095285502">
            <text:p>20.5488095286</text:p>
          </table:table-cell>
          <table:table-cell office:value-type="float" office:value="35">
            <text:p>35</text:p>
          </table:table-cell>
          <table:table-cell office:value-type="float" office:value="22.1527313966754">
            <text:p>22.1527313967</text:p>
          </table:table-cell>
          <table:table-cell office:value-type="float" office:value="20.8129487415277">
            <text:p>20.8129487415</text:p>
          </table:table-cell>
          <table:table-cell office:value-type="float" office:value="23.5547427725638">
            <text:p>23.5547427726</text:p>
          </table:table-cell>
          <table:table-cell office:value-type="float" office:value="20.6771528305447">
            <text:p>20.6771528305</text:p>
          </table:table-cell>
          <table:table-cell office:value-type="float" office:value="29.3228733181567">
            <text:p>29.3228733182</text:p>
          </table:table-cell>
          <table:table-cell office:value-type="float" office:value="22.6460843052575">
            <text:p>22.6460843053</text:p>
          </table:table-cell>
          <table:table-cell office:value-type="float" office:value="29.8806650502033">
            <text:p>29.8806650502</text:p>
          </table:table-cell>
          <table:table-cell office:value-type="float" office:value="21.5362770473392">
            <text:p>21.5362770473</text:p>
          </table:table-cell>
          <table:table-cell office:value-type="float" office:value="21.2721628275004">
            <text:p>21.2721628275</text:p>
          </table:table-cell>
          <table:table-cell office:value-type="float" office:value="21.0321008889329">
            <text:p>21.0321008889</text:p>
          </table:table-cell>
          <table:table-cell office:value-type="float" office:value="24.5261631883122">
            <text:p>24.5261631883</text:p>
          </table:table-cell>
          <table:table-cell office:value-type="float" office:value="24.7512167981108">
            <text:p>24.7512167981</text:p>
          </table:table-cell>
          <table:table-cell office:value-type="float" office:value="32.6728486613067">
            <text:p>32.6728486613</text:p>
          </table:table-cell>
          <table:table-cell office:value-type="float" office:value="35">
            <text:p>35</text:p>
          </table:table-cell>
          <table:table-cell office:value-type="float" office:value="24.9884733855485">
            <text:p>24.9884733855</text:p>
          </table:table-cell>
          <table:table-cell office:value-type="float" office:value="35">
            <text:p>35</text:p>
          </table:table-cell>
          <table:table-cell office:value-type="float" office:value="25.2389531234097">
            <text:p>25.2389531234</text:p>
          </table:table-cell>
          <table:table-cell office:value-type="float" office:value="21.4453470293395">
            <text:p>21.4453470293</text:p>
          </table:table-cell>
          <table:table-cell office:value-type="float" office:value="28.331773633874">
            <text:p>28.3317736339</text:p>
          </table:table-cell>
          <table:table-cell office:value-type="float" office:value="21.7275623197081">
            <text:p>21.7275623197</text:p>
          </table:table-cell>
          <table:table-cell table:number-columns-repeated="2" office:value-type="float" office:value="35">
            <text:p>35</text:p>
          </table:table-cell>
          <table:table-cell office:value-type="float" office:value="27.0938522217418">
            <text:p>27.0938522217</text:p>
          </table:table-cell>
          <table:table-cell office:value-type="float" office:value="35">
            <text:p>35</text:p>
          </table:table-cell>
          <table:table-cell office:value-type="float" office:value="21.1896370359337">
            <text:p>21.1896370359</text:p>
          </table:table-cell>
          <table:table-cell office:value-type="float" office:value="20.2028268178757">
            <text:p>20.2028268179</text:p>
          </table:table-cell>
          <table:table-cell office:value-type="float" office:value="23.0713426895269">
            <text:p>23.0713426895</text:p>
          </table:table-cell>
          <table:table-cell office:value-type="float" office:value="26.3979863839014">
            <text:p>26.3979863839</text:p>
          </table:table-cell>
          <table:table-cell office:value-type="float" office:value="35">
            <text:p>35</text:p>
          </table:table-cell>
          <table:table-cell office:value-type="float" office:value="26.0817943116883">
            <text:p>26.0817943117</text:p>
          </table:table-cell>
          <table:table-cell table:number-columns-repeated="2" office:value-type="float" office:value="35">
            <text:p>35</text:p>
          </table:table-cell>
          <table:table-cell office:value-type="float" office:value="25.5037931598952">
            <text:p>25.5037931599</text:p>
          </table:table-cell>
          <table:table-cell office:value-type="float" office:value="22.3898992722794">
            <text:p>22.3898992723</text:p>
          </table:table-cell>
          <table:table-cell office:value-type="float" office:value="20.8838472681428">
            <text:p>20.8838472681</text:p>
          </table:table-cell>
          <table:table-cell office:value-type="float" office:value="35">
            <text:p>35</text:p>
          </table:table-cell>
          <table:table-cell office:value-type="float" office:value="27.4779214606796">
            <text:p>27.4779214607</text:p>
          </table:table-cell>
          <table:table-cell office:value-type="float" office:value="35">
            <text:p>35</text:p>
          </table:table-cell>
          <table:table-cell office:value-type="float" office:value="24.3123946947104">
            <text:p>24.3123946947</text:p>
          </table:table-cell>
          <table:table-cell office:value-type="float" office:value="31.1491726866848">
            <text:p>31.1491726867</text:p>
          </table:table-cell>
          <table:table-cell office:value-type="float" office:value="35">
            <text:p>35</text:p>
          </table:table-cell>
          <table:table-cell office:value-type="float" office:value="24.1090832551268">
            <text:p>24.1090832551</text:p>
          </table:table-cell>
          <table:table-cell office:value-type="float" office:value="35">
            <text:p>35</text:p>
          </table:table-cell>
          <table:table-cell office:value-type="float" office:value="22.9236693476137">
            <text:p>22.9236693476</text:p>
          </table:table-cell>
          <table:table-cell office:value-type="float" office:value="31.8745329711771">
            <text:p>31.8745329712</text:p>
          </table:table-cell>
          <table:table-cell office:value-type="float" office:value="23.2254526987266">
            <text:p>23.2254526987</text:p>
          </table:table-cell>
          <table:table-cell office:value-type="float" office:value="35">
            <text:p>35</text:p>
          </table:table-cell>
          <table:table-cell office:value-type="float" office:value="23.9154798869148">
            <text:p>23.9154798869</text:p>
          </table:table-cell>
          <table:table-cell office:value-type="float" office:value="21.3573556869838">
            <text:p>21.357355687</text:p>
          </table:table-cell>
          <table:table-cell office:value-type="float" office:value="35">
            <text:p>35</text:p>
          </table:table-cell>
          <table:table-cell office:value-type="float" office:value="25.7842648792548">
            <text:p>25.7842648793</text:p>
          </table:table-cell>
          <table:table-cell office:value-type="float" office:value="23.3864295854864">
            <text:p>23.3864295855</text:p>
          </table:table-cell>
          <table:table-cell office:value-type="float" office:value="26.7346538807896">
            <text:p>26.7346538808</text:p>
          </table:table-cell>
          <table:table-cell office:value-type="float" office:value="28.8081792136518">
            <text:p>28.8081792137</text:p>
          </table:table-cell>
          <table:table-cell office:value-type="float" office:value="21.6302954569064">
            <text:p>21.6302954569</text:p>
          </table:table-cell>
          <table:table-cell office:value-type="float" office:value="34.5372958422487">
            <text:p>34.5372958422</text:p>
          </table:table-cell>
          <table:table-cell table:number-columns-repeated="2" office:value-type="float" office:value="35">
            <text:p>35</text:p>
          </table:table-cell>
          <table:table-cell office:value-type="float" office:value="22.5154744961249">
            <text:p>22.5154744961</text:p>
          </table:table-cell>
          <table:table-cell office:value-type="float" office:value="27.8895373232111">
            <text:p>27.8895373232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office:value-type="string">
            <text:p>買取価格</text:p>
          </table:table-cell>
          <table:table-cell table:number-columns-repeated="39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56916266666551">
            <text:p>9.5691626667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634268625">
            <text:p>10.634268625</text:p>
          </table:table-cell>
          <table:table-cell table:number-columns-repeated="3" office:value-type="float" office:value="20">
            <text:p>20</text:p>
          </table:table-cell>
          <table:table-cell office:value-type="float" office:value="15.24">
            <text:p>15.2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2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2.5456086111103">
            <text:p>12.5456086111</text:p>
          </table:table-cell>
          <table:table-cell office:value-type="float" office:value="20">
            <text:p>20</text:p>
          </table:table-cell>
          <table:table-cell office:value-type="float" office:value="12.0641048611094">
            <text:p>12.0641048611</text:p>
          </table:table-cell>
          <table:table-cell table:number-columns-repeated="3" office:value-type="float" office:value="20">
            <text:p>20</text:p>
          </table:table-cell>
          <table:table-cell office:value-type="float" office:value="14.311219875">
            <text:p>14.311219875</text:p>
          </table:table-cell>
          <table:table-cell table:number-columns-repeated="3" office:value-type="float" office:value="20">
            <text:p>20</text:p>
          </table:table-cell>
          <table:table-cell office:value-type="float" office:value="18.9224594690743">
            <text:p>18.9224594691</text:p>
          </table:table-cell>
          <table:table-cell office:value-type="float" office:value="9.33333333333333">
            <text:p>9.3333333333</text:p>
          </table:table-cell>
          <table:table-cell table:number-columns-repeated="91" office:value-type="float" office:value="20">
            <text:p>20</text:p>
          </table:table-cell>
          <table:table-cell office:value-type="float" office:value="19.4817347769679">
            <text:p>19.481734777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1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2" office:value-type="float" office:value="20">
            <text:p>20</text:p>
          </table:table-cell>
          <table:table-cell office:value-type="float" office:value="19.0818226769044">
            <text:p>19.0818226769</text:p>
          </table:table-cell>
          <table:table-cell office:value-type="float" office:value="15.6331032777785">
            <text:p>15.6331032778</text:p>
          </table:table-cell>
          <table:table-cell office:value-type="float" office:value="15.8594044444452">
            <text:p>15.8594044444</text:p>
          </table:table-cell>
          <table:table-cell office:value-type="float" office:value="15.4904950000011">
            <text:p>15.490495</text:p>
          </table:table-cell>
          <table:table-cell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4.3207967777774">
            <text:p>14.3207967778</text:p>
          </table:table-cell>
          <table:table-cell office:value-type="float" office:value="14.480774333333">
            <text:p>14.480774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3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7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3" office:value-type="float" office:value="20">
            <text:p>20</text:p>
          </table:table-cell>
          <table:table-cell office:value-type="float" office:value="11.1565575">
            <text:p>11.156557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.03396">
            <text:p>15.03396</text:p>
          </table:table-cell>
          <table:table-cell table:number-columns-repeated="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1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2807146666656">
            <text:p>10.2807146667</text:p>
          </table:table-cell>
          <table:table-cell office:value-type="float" office:value="20">
            <text:p>20</text:p>
          </table:table-cell>
          <table:table-cell office:value-type="float" office:value="9.35939022222188">
            <text:p>9.3593902222</text:p>
          </table:table-cell>
          <table:table-cell table:number-columns-repeated="2" office:value-type="float" office:value="20">
            <text:p>20</text:p>
          </table:table-cell>
          <table:table-cell office:value-type="float" office:value="13.348784">
            <text:p>13.34878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8" office:value-type="float" office:value="20">
            <text:p>20</text:p>
          </table:table-cell>
          <table:table-cell office:value-type="float" office:value="15.9106613333323">
            <text:p>15.9106613333</text:p>
          </table:table-cell>
          <table:table-cell office:value-type="float" office:value="15.4553560000011">
            <text:p>15.455356</text:p>
          </table:table-cell>
          <table:table-cell office:value-type="float" office:value="15.069728">
            <text:p>15.069728</text:p>
          </table:table-cell>
          <table:table-cell office:value-type="float" office:value="20">
            <text:p>20</text:p>
          </table:table-cell>
          <table:table-cell office:value-type="float" office:value="14.0871875">
            <text:p>14.0871875</text:p>
          </table:table-cell>
          <table:table-cell office:value-type="float" office:value="20">
            <text:p>20</text:p>
          </table:table-cell>
          <table:table-cell office:value-type="float" office:value="14.762824875">
            <text:p>14.762824875</text:p>
          </table:table-cell>
          <table:table-cell office:value-type="float" office:value="14.66900825">
            <text:p>14.66900825</text:p>
          </table:table-cell>
          <table:table-cell office:value-type="float" office:value="13.5156822083338">
            <text:p>13.5156822083</text:p>
          </table:table-cell>
          <table:table-cell office:value-type="float" office:value="13.709961277776">
            <text:p>13.7099612778</text:p>
          </table:table-cell>
          <table:table-cell office:value-type="float" office:value="20">
            <text:p>20</text:p>
          </table:table-cell>
          <table:table-cell office:value-type="float" office:value="14.035564875">
            <text:p>14.035564875</text:p>
          </table:table-cell>
          <table:table-cell office:value-type="float" office:value="20">
            <text:p>20</text:p>
          </table:table-cell>
          <table:table-cell office:value-type="float" office:value="17.5271294458464">
            <text:p>17.5271294458</text:p>
          </table:table-cell>
          <table:table-cell office:value-type="float" office:value="17.9937087956867">
            <text:p>17.9937087957</text:p>
          </table:table-cell>
          <table:table-cell office:value-type="float" office:value="20">
            <text:p>20</text:p>
          </table:table-cell>
          <table:table-cell office:value-type="float" office:value="16.6406286811498">
            <text:p>16.6406286811</text:p>
          </table:table-cell>
          <table:table-cell office:value-type="float" office:value="19.6267365201278">
            <text:p>19.6267365201</text:p>
          </table:table-cell>
          <table:table-cell office:value-type="float" office:value="16.920576291054">
            <text:p>16.9205762911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6" office:value-type="float" office:value="20">
            <text:p>20</text:p>
          </table:table-cell>
          <table:table-cell table:number-columns-repeated="4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5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4.3471760555568">
            <text:p>14.3471760556</text:p>
          </table:table-cell>
          <table:table-cell table:number-columns-repeated="2" office:value-type="float" office:value="20">
            <text:p>20</text:p>
          </table:table-cell>
          <table:table-cell office:value-type="float" office:value="19.8042817047">
            <text:p>19.8042817047</text:p>
          </table:table-cell>
          <table:table-cell table:number-columns-repeated="74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2.8957944444452">
            <text:p>12.8957944444</text:p>
          </table:table-cell>
          <table:table-cell office:value-type="float" office:value="20">
            <text:p>20</text:p>
          </table:table-cell>
          <table:table-cell office:value-type="float" office:value="14.279942">
            <text:p>14.279942</text:p>
          </table:table-cell>
          <table:table-cell office:value-type="float" office:value="20">
            <text:p>20</text:p>
          </table:table-cell>
          <table:table-cell office:value-type="float" office:value="13.637546">
            <text:p>13.637546</text:p>
          </table:table-cell>
          <table:table-cell office:value-type="float" office:value="20">
            <text:p>20</text:p>
          </table:table-cell>
          <table:table-cell office:value-type="float" office:value="14.3864399166676">
            <text:p>14.3864399167</text:p>
          </table:table-cell>
          <table:table-cell office:value-type="float" office:value="20">
            <text:p>20</text:p>
          </table:table-cell>
          <table:table-cell office:value-type="float" office:value="15.2071545833324">
            <text:p>15.2071545833</text:p>
          </table:table-cell>
          <table:table-cell office:value-type="float" office:value="14.5515446250009">
            <text:p>14.551544625</text:p>
          </table:table-cell>
          <table:table-cell office:value-type="float" office:value="9.33333333333333">
            <text:p>9.3333333333</text:p>
          </table:table-cell>
          <table:table-cell table:number-columns-repeated="79" office:value-type="float" office:value="20">
            <text:p>20</text:p>
          </table:table-cell>
          <table:table-cell office:value-type="float" office:value="12.5885695">
            <text:p>12.5885695</text:p>
          </table:table-cell>
          <table:table-cell office:value-type="float" office:value="20">
            <text:p>20</text:p>
          </table:table-cell>
          <table:table-cell office:value-type="float" office:value="12.5011725">
            <text:p>12.5011725</text:p>
          </table:table-cell>
          <table:table-cell office:value-type="float" office:value="13.722257">
            <text:p>13.722257</text:p>
          </table:table-cell>
          <table:table-cell office:value-type="float" office:value="20">
            <text:p>20</text:p>
          </table:table-cell>
          <table:table-cell office:value-type="float" office:value="14.1152686666671">
            <text:p>14.1152686667</text:p>
          </table:table-cell>
          <table:table-cell office:value-type="float" office:value="20">
            <text:p>20</text:p>
          </table:table-cell>
          <table:table-cell office:value-type="float" office:value="13.7814606805538">
            <text:p>13.7814606806</text:p>
          </table:table-cell>
          <table:table-cell table:number-columns-repeated="2" office:value-type="float" office:value="20">
            <text:p>20</text:p>
          </table:table-cell>
          <table:table-cell office:value-type="float" office:value="16.0164750000012">
            <text:p>16.016475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31" office:value-type="float" office:value="20">
            <text:p>20</text:p>
          </table:table-cell>
        </table:table-row>
        <table:table-row table:style-name="ro1">
          <table:table-cell table:number-columns-repeated="961"/>
        </table:table-row>
        <table:table-row table:style-name="ro1">
          <table:table-cell office:value-type="string">
            <text:p>電力購入量</text:p>
          </table:table-cell>
          <table:table-cell table:number-columns-repeated="2" office:value-type="float" office:value="500">
            <text:p>500</text:p>
          </table:table-cell>
          <table:table-cell office:value-type="float" office:value="205.978256547297">
            <text:p>205.9782565473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27.686094702691">
            <text:p>127.6860947027</text:p>
          </table:table-cell>
          <table:table-cell office:value-type="float" office:value="498.698980272862">
            <text:p>498.6989802729</text:p>
          </table:table-cell>
          <table:table-cell office:value-type="float" office:value="40.5742260662048">
            <text:p>40.5742260662</text:p>
          </table:table-cell>
          <table:table-cell office:value-type="float" office:value="347.87411482225">
            <text:p>347.8741148223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483.756457756987">
            <text:p>483.756457757</text:p>
          </table:table-cell>
          <table:table-cell table:number-columns-repeated="2" office:value-type="float" office:value="0">
            <text:p>0</text:p>
          </table:table-cell>
          <table:table-cell office:value-type="float" office:value="3.96263742888705">
            <text:p>3.9626374289</text:p>
          </table:table-cell>
          <table:table-cell office:value-type="float" office:value="228.96805243439">
            <text:p>228.9680524344</text:p>
          </table:table-cell>
          <table:table-cell table:number-columns-repeated="3" office:value-type="float" office:value="0">
            <text:p>0</text:p>
          </table:table-cell>
          <table:table-cell office:value-type="float" office:value="254.665793545673">
            <text:p>254.6657935457</text:p>
          </table:table-cell>
          <table:table-cell office:value-type="float" office:value="22.3108704878465">
            <text:p>22.3108704878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30.835613298029">
            <text:p>430.835613298</text:p>
          </table:table-cell>
          <table:table-cell table:number-columns-repeated="2" office:value-type="float" office:value="0">
            <text:p>0</text:p>
          </table:table-cell>
          <table:table-cell office:value-type="float" office:value="31.9178618071026">
            <text:p>31.9178618071</text:p>
          </table:table-cell>
          <table:table-cell office:value-type="float" office:value="272.287991405547">
            <text:p>272.2879914055</text:p>
          </table:table-cell>
          <table:table-cell office:value-type="float" office:value="0">
            <text:p>0</text:p>
          </table:table-cell>
          <table:table-cell office:value-type="float" office:value="164.306259078095">
            <text:p>164.3062590781</text:p>
          </table:table-cell>
          <table:table-cell office:value-type="float" office:value="461.214737896968">
            <text:p>461.214737897</text:p>
          </table:table-cell>
          <table:table-cell office:value-type="float" office:value="223.787130776086">
            <text:p>223.7871307761</text:p>
          </table:table-cell>
          <table:table-cell table:number-columns-repeated="2" office:value-type="float" office:value="0">
            <text:p>0</text:p>
          </table:table-cell>
          <table:table-cell office:value-type="float" office:value="39.1215022403294">
            <text:p>39.1215022403</text:p>
          </table:table-cell>
          <table:table-cell office:value-type="float" office:value="295.165911615086">
            <text:p>295.1659116151</text:p>
          </table:table-cell>
          <table:table-cell office:value-type="float" office:value="63.6212651306001">
            <text:p>63.6212651306</text:p>
          </table:table-cell>
          <table:table-cell office:value-type="float" office:value="0">
            <text:p>0</text:p>
          </table:table-cell>
          <table:table-cell office:value-type="float" office:value="94.6926454110357">
            <text:p>94.6926454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4.5579912778829">
            <text:p>84.5579912779</text:p>
          </table:table-cell>
          <table:table-cell table:number-columns-repeated="2" office:value-type="float" office:value="0">
            <text:p>0</text:p>
          </table:table-cell>
          <table:table-cell office:value-type="float" office:value="22.8297234021779">
            <text:p>22.8297234022</text:p>
          </table:table-cell>
          <table:table-cell office:value-type="float" office:value="166.862305780637">
            <text:p>166.8623057806</text:p>
          </table:table-cell>
          <table:table-cell office:value-type="float" office:value="0">
            <text:p>0</text:p>
          </table:table-cell>
          <table:table-cell office:value-type="float" office:value="221.579291951811">
            <text:p>221.5792919518</text:p>
          </table:table-cell>
          <table:table-cell office:value-type="float" office:value="76.7402056714201">
            <text:p>76.7402056714</text:p>
          </table:table-cell>
          <table:table-cell office:value-type="float" office:value="0">
            <text:p>0</text:p>
          </table:table-cell>
          <table:table-cell office:value-type="float" office:value="313.471001027046">
            <text:p>313.471001027</text:p>
          </table:table-cell>
          <table:table-cell office:value-type="float" office:value="0">
            <text:p>0</text:p>
          </table:table-cell>
          <table:table-cell office:value-type="float" office:value="52.7286565755794">
            <text:p>52.7286565756</text:p>
          </table:table-cell>
          <table:table-cell office:value-type="float" office:value="500">
            <text:p>500</text:p>
          </table:table-cell>
          <table:table-cell office:value-type="float" office:value="210.477730737345">
            <text:p>210.4777307373</text:p>
          </table:table-cell>
          <table:table-cell office:value-type="float" office:value="0">
            <text:p>0</text:p>
          </table:table-cell>
          <table:table-cell office:value-type="float" office:value="453.048632956129">
            <text:p>453.0486329561</text:p>
          </table:table-cell>
          <table:table-cell office:value-type="float" office:value="0">
            <text:p>0</text:p>
          </table:table-cell>
          <table:table-cell office:value-type="float" office:value="91.678379718212">
            <text:p>91.678379718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161.765962086372">
            <text:p>161.7659620864</text:p>
          </table:table-cell>
          <table:table-cell table:number-columns-repeated="2" office:value-type="float" office:value="0">
            <text:p>0</text:p>
          </table:table-cell>
          <table:table-cell office:value-type="float" office:value="28.8312101147821">
            <text:p>28.8312101148</text:p>
          </table:table-cell>
          <table:table-cell office:value-type="float" office:value="12.9978399958355">
            <text:p>12.997839995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54.539947435414">
            <text:p>154.5399474354</text:p>
          </table:table-cell>
          <table:table-cell office:value-type="float" office:value="229.515783180935">
            <text:p>229.5157831809</text:p>
          </table:table-cell>
          <table:table-cell office:value-type="float" office:value="0">
            <text:p>0</text:p>
          </table:table-cell>
          <table:table-cell office:value-type="float" office:value="290.94120858156">
            <text:p>290.9412085816</text:p>
          </table:table-cell>
          <table:table-cell office:value-type="float" office:value="53.6921491666318">
            <text:p>53.6921491666</text:p>
          </table:table-cell>
          <table:table-cell office:value-type="float" office:value="112.697513987206">
            <text:p>112.6975139872</text:p>
          </table:table-cell>
          <table:table-cell office:value-type="float" office:value="124.429377798705">
            <text:p>124.4293777987</text:p>
          </table:table-cell>
          <table:table-cell office:value-type="float" office:value="51.1855214309764">
            <text:p>51.185521431</text:p>
          </table:table-cell>
          <table:table-cell office:value-type="float" office:value="456.697378358126">
            <text:p>456.6973783581</text:p>
          </table:table-cell>
          <table:table-cell office:value-type="float" office:value="399.357483150031">
            <text:p>399.35748315</text:p>
          </table:table-cell>
          <table:table-cell office:value-type="float" office:value="0">
            <text:p>0</text:p>
          </table:table-cell>
          <table:table-cell office:value-type="float" office:value="323.118965245909">
            <text:p>323.1189652459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68.81361644575">
            <text:p>268.8136164458</text:p>
          </table:table-cell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71.518667280195">
            <text:p>171.5186672802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table:number-columns-repeated="864"/>
        </table:table-row>
        <table:table-row table:style-name="ro1">
          <table:table-cell office:value-type="string">
            <text:p>電力販売量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277.547668660339">
            <text:p>277.5476686603</text:p>
          </table:table-cell>
          <table:table-cell table:number-columns-repeated="2" office:value-type="float" office:value="0">
            <text:p>0</text:p>
          </table:table-cell>
          <table:table-cell office:value-type="float" office:value="145.850808269786">
            <text:p>145.8508082698</text:p>
          </table:table-cell>
          <table:table-cell office:value-type="float" office:value="234.033783442295">
            <text:p>234.0337834423</text:p>
          </table:table-cell>
          <table:table-cell office:value-type="float" office:value="28.2345177117976">
            <text:p>28.2345177118</text:p>
          </table:table-cell>
          <table:table-cell office:value-type="float" office:value="500">
            <text:p>500</text:p>
          </table:table-cell>
          <table:table-cell office:value-type="float" office:value="34.5793176802074">
            <text:p>34.5793176802</text:p>
          </table:table-cell>
          <table:table-cell office:value-type="float" office:value="272.971303475745">
            <text:p>272.9713034757</text:p>
          </table:table-cell>
          <table:table-cell table:number-columns-repeated="2" office:value-type="float" office:value="0">
            <text:p>0</text:p>
          </table:table-cell>
          <table:table-cell office:value-type="float" office:value="287.851833563216">
            <text:p>287.8518335632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62.168158936336">
            <text:p>462.1681589363</text:p>
          </table:table-cell>
          <table:table-cell office:value-type="float" office:value="39.0670444248026">
            <text:p>39.0670444248</text:p>
          </table:table-cell>
          <table:table-cell office:value-type="float" office:value="223.29033893078">
            <text:p>223.2903389308</text:p>
          </table:table-cell>
          <table:table-cell office:value-type="float" office:value="460.467241598665">
            <text:p>460.4672415987</text:p>
          </table:table-cell>
          <table:table-cell office:value-type="float" office:value="0">
            <text:p>0</text:p>
          </table:table-cell>
          <table:table-cell office:value-type="float" office:value="215.514061072815">
            <text:p>215.5140610728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228.786338456619">
            <text:p>228.7863384566</text:p>
          </table:table-cell>
          <table:table-cell office:value-type="float" office:value="489.592418533431">
            <text:p>489.5924185334</text:p>
          </table:table-cell>
          <table:table-cell office:value-type="float" office:value="500">
            <text:p>500</text:p>
          </table:table-cell>
          <table:table-cell office:value-type="float" office:value="362.105680486661">
            <text:p>362.1056804867</text:p>
          </table:table-cell>
          <table:table-cell office:value-type="float" office:value="487.783366810378">
            <text:p>487.783366810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98.504611052946">
            <text:p>198.5046110529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06.405284163862">
            <text:p>406.4052841639</text:p>
          </table:table-cell>
          <table:table-cell office:value-type="float" office:value="168.88679181162">
            <text:p>168.8867918116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269.381259866536">
            <text:p>269.3812598665</text:p>
          </table:table-cell>
          <table:table-cell office:value-type="float" office:value="286.0827371383">
            <text:p>286.0827371383</text:p>
          </table:table-cell>
          <table:table-cell office:value-type="float" office:value="415.823694137615">
            <text:p>415.8236941376</text:p>
          </table:table-cell>
          <table:table-cell office:value-type="float" office:value="500">
            <text:p>500</text:p>
          </table:table-cell>
          <table:table-cell office:value-type="float" office:value="176.711151105567">
            <text:p>176.7111511056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6.025445698327">
            <text:p>436.0254456983</text:p>
          </table:table-cell>
          <table:table-cell office:value-type="float" office:value="100">
            <text:p>100</text:p>
          </table:table-cell>
          <table:table-cell office:value-type="float" office:value="423.781104510919">
            <text:p>423.781104510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04.450983675467">
            <text:p>304.4509836755</text:p>
          </table:table-cell>
          <table:table-cell table:number-columns-repeated="2" office:value-type="float" office:value="0">
            <text:p>0</text:p>
          </table:table-cell>
          <table:table-cell office:value-type="float" office:value="408.029782226068">
            <text:p>408.0297822261</text:p>
          </table:table-cell>
          <table:table-cell office:value-type="float" office:value="0">
            <text:p>0</text:p>
          </table:table-cell>
          <table:table-cell office:value-type="float" office:value="292.33007356126">
            <text:p>292.3300735613</text:p>
          </table:table-cell>
          <table:table-cell office:value-type="float" office:value="0">
            <text:p>0</text:p>
          </table:table-cell>
          <table:table-cell office:value-type="float" office:value="394.036761543633">
            <text:p>394.0367615436</text:p>
          </table:table-cell>
          <table:table-cell office:value-type="float" office:value="440.583241097311">
            <text:p>440.5832410973</text:p>
          </table:table-cell>
          <table:table-cell office:value-type="float" office:value="62.2424553974909">
            <text:p>62.2424553975</text:p>
          </table:table-cell>
          <table:table-cell office:value-type="float" office:value="279.89969870763">
            <text:p>279.8996987076</text:p>
          </table:table-cell>
          <table:table-cell office:value-type="float" office:value="230.71542653819">
            <text:p>230.7154265382</text:p>
          </table:table-cell>
          <table:table-cell office:value-type="float" office:value="290.933843833144">
            <text:p>290.9338438331</text:p>
          </table:table-cell>
          <table:table-cell office:value-type="float" office:value="266.120464033503">
            <text:p>266.1204640335</text:p>
          </table:table-cell>
          <table:table-cell office:value-type="float" office:value="224.811259622998">
            <text:p>224.811259623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07.41529578666">
            <text:p>307.4152957867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323.656687701173">
            <text:p>323.6566877012</text:p>
          </table:table-cell>
          <table:table-cell office:value-type="float" office:value="500">
            <text:p>500</text:p>
          </table:table-cell>
          <table:table-cell office:value-type="float" office:value="335.600253988002">
            <text:p>335.600253988</text:p>
          </table:table-cell>
          <table:table-cell office:value-type="float" office:value="400">
            <text:p>400</text:p>
          </table:table-cell>
          <table:table-cell office:value-type="float" office:value="398.12301996668">
            <text:p>398.1230199667</text:p>
          </table:table-cell>
          <table:table-cell office:value-type="float" office:value="450.25306916455">
            <text:p>450.253069164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223.036415600708">
            <text:p>223.0364156007</text:p>
          </table:table-cell>
          <table:table-cell office:value-type="float" office:value="446.998154167844">
            <text:p>446.9981541678</text:p>
          </table:table-cell>
          <table:table-cell table:number-columns-repeated="2" office:value-type="float" office:value="500">
            <text:p>500</text:p>
          </table:table-cell>
          <table:table-cell office:value-type="float" office:value="22.4852885727684">
            <text:p>22.4852885728</text:p>
          </table:table-cell>
          <table:table-cell office:value-type="float" office:value="500">
            <text:p>500</text:p>
          </table:table-cell>
          <table:table-cell office:value-type="float" office:value="147.339524904779">
            <text:p>147.3395249048</text:p>
          </table:table-cell>
          <table:table-cell office:value-type="float" office:value="224.204206086098">
            <text:p>224.2042060861</text:p>
          </table:table-cell>
          <table:table-cell office:value-type="float" office:value="500">
            <text:p>500</text:p>
          </table:table-cell>
          <table:table-cell office:value-type="float" office:value="61.5294044836854">
            <text:p>61.5294044837</text:p>
          </table:table-cell>
          <table:table-cell office:value-type="float" office:value="178.835086507663">
            <text:p>178.8350865077</text:p>
          </table:table-cell>
          <table:table-cell office:value-type="float" office:value="0">
            <text:p>0</text:p>
          </table:table-cell>
          <table:table-cell table:number-columns-repeated="864"/>
        </table:table-row>
        <table:table-row table:style-name="ro1">
          <table:table-cell office:value-type="string">
            <text:p>電力の価格</text:p>
          </table:table-cell>
          <table:table-cell table:number-columns-repeated="17" office:value-type="float" office:value="20">
            <text:p>20</text:p>
          </table:table-cell>
          <table:table-cell office:value-type="float" office:value="20.1268603497765">
            <text:p>20.1268603498</text:p>
          </table:table-cell>
          <table:table-cell office:value-type="float" office:value="20.1532041966304">
            <text:p>20.1532041966</text:p>
          </table:table-cell>
          <table:table-cell office:value-type="float" office:value="20.2069139357825">
            <text:p>20.2069139358</text:p>
          </table:table-cell>
          <table:table-cell office:value-type="float" office:value="20.2620310367982">
            <text:p>20.2620310368</text:p>
          </table:table-cell>
          <table:table-cell office:value-type="float" office:value="20.9796892642647">
            <text:p>20.9796892643</text:p>
          </table:table-cell>
          <table:table-cell office:value-type="float" office:value="20.3767145417117">
            <text:p>20.3767145417</text:p>
          </table:table-cell>
          <table:table-cell office:value-type="float" office:value="20.4822475307354">
            <text:p>20.4822475307</text:p>
          </table:table-cell>
          <table:table-cell office:value-type="float" office:value="20.8497717440215">
            <text:p>20.849771744</text:p>
          </table:table-cell>
          <table:table-cell office:value-type="float" office:value="21.1167589384796">
            <text:p>21.1167589385</text:p>
          </table:table-cell>
          <table:table-cell office:value-type="float" office:value="20.9988193017802">
            <text:p>20.9988193018</text:p>
          </table:table-cell>
          <table:table-cell office:value-type="float" office:value="21.2829499694638">
            <text:p>21.2829499695</text:p>
          </table:table-cell>
          <table:table-cell office:value-type="float" office:value="21.0375237320629">
            <text:p>21.0375237321</text:p>
          </table:table-cell>
          <table:table-cell office:value-type="float" office:value="20.544869012414">
            <text:p>20.5448690124</text:p>
          </table:table-cell>
          <table:table-cell office:value-type="float" office:value="20.5133410676675">
            <text:p>20.5133410677</text:p>
          </table:table-cell>
          <table:table-cell office:value-type="float" office:value="20.6421522788624">
            <text:p>20.6421522789</text:p>
          </table:table-cell>
          <table:table-cell office:value-type="float" office:value="21.6499690922146">
            <text:p>21.6499690922</text:p>
          </table:table-cell>
          <table:table-cell office:value-type="float" office:value="21.6013269013587">
            <text:p>21.6013269014</text:p>
          </table:table-cell>
          <table:table-cell office:value-type="float" office:value="21.5773185405618">
            <text:p>21.5773185406</text:p>
          </table:table-cell>
          <table:table-cell office:value-type="float" office:value="21.6746083775657">
            <text:p>21.6746083776</text:p>
          </table:table-cell>
          <table:table-cell office:value-type="float" office:value="21.4602990975778">
            <text:p>21.4602990976</text:p>
          </table:table-cell>
          <table:table-cell office:value-type="float" office:value="21.2403982682095">
            <text:p>21.2403982682</text:p>
          </table:table-cell>
          <table:table-cell office:value-type="float" office:value="21.157318668917">
            <text:p>21.1573186689</text:p>
          </table:table-cell>
          <table:table-cell office:value-type="float" office:value="21.1985265582093">
            <text:p>21.1985265582</text:p>
          </table:table-cell>
          <table:table-cell office:value-type="float" office:value="21.1369587433855">
            <text:p>21.1369587434</text:p>
          </table:table-cell>
          <table:table-cell office:value-type="float" office:value="21.0967173726949">
            <text:p>21.0967173727</text:p>
          </table:table-cell>
          <table:table-cell office:value-type="float" office:value="21.3480891864747">
            <text:p>21.3480891865</text:p>
          </table:table-cell>
          <table:table-cell office:value-type="float" office:value="21.2615880888376">
            <text:p>21.2615880888</text:p>
          </table:table-cell>
          <table:table-cell office:value-type="float" office:value="21.018096886505">
            <text:p>21.0180968865</text:p>
          </table:table-cell>
          <table:table-cell office:value-type="float" office:value="21.0571015787173">
            <text:p>21.0571015787</text:p>
          </table:table-cell>
          <table:table-cell office:value-type="float" office:value="21.3044860143058">
            <text:p>21.3044860143</text:p>
          </table:table-cell>
          <table:table-cell office:value-type="float" office:value="21.2193784371234">
            <text:p>21.2193784371</text:p>
          </table:table-cell>
          <table:table-cell office:value-type="float" office:value="21.437481999712">
            <text:p>21.4374819997</text:p>
          </table:table-cell>
          <table:table-cell office:value-type="float" office:value="21.5535151102664">
            <text:p>21.5535151103</text:p>
          </table:table-cell>
          <table:table-cell office:value-type="float" office:value="21.6255428505558">
            <text:p>21.6255428506</text:p>
          </table:table-cell>
          <table:table-cell office:value-type="float" office:value="21.3701606973458">
            <text:p>21.3701606973</text:p>
          </table:table-cell>
          <table:table-cell office:value-type="float" office:value="21.0768321938903">
            <text:p>21.0768321939</text:p>
          </table:table-cell>
          <table:table-cell office:value-type="float" office:value="21.5299139977554">
            <text:p>21.5299139978</text:p>
          </table:table-cell>
          <table:table-cell office:value-type="float" office:value="21.4833084954157">
            <text:p>21.4833084954</text:p>
          </table:table-cell>
          <table:table-cell office:value-type="float" office:value="21.1778406265257">
            <text:p>21.1778406265</text:p>
          </table:table-cell>
          <table:table-cell office:value-type="float" office:value="22.2168357316359">
            <text:p>22.2168357316</text:p>
          </table:table-cell>
          <table:table-cell office:value-type="float" office:value="33.7503275831427">
            <text:p>33.7503275831</text:p>
          </table:table-cell>
          <table:table-cell office:value-type="float" office:value="21.6746083775657">
            <text:p>21.6746083776</text:p>
          </table:table-cell>
          <table:table-cell office:value-type="float" office:value="21.4833084954157">
            <text:p>21.4833084954</text:p>
          </table:table-cell>
          <table:table-cell office:value-type="float" office:value="23.1769259091431">
            <text:p>23.1769259091</text:p>
          </table:table-cell>
          <table:table-cell office:value-type="float" office:value="27.484069142689">
            <text:p>27.4840691427</text:p>
          </table:table-cell>
          <table:table-cell office:value-type="float" office:value="25.4767645764805">
            <text:p>25.4767645765</text:p>
          </table:table-cell>
          <table:table-cell office:value-type="float" office:value="21.5773185405618">
            <text:p>21.5773185406</text:p>
          </table:table-cell>
          <table:table-cell office:value-type="float" office:value="25.7611229400153">
            <text:p>25.76112294</text:p>
          </table:table-cell>
          <table:table-cell office:value-type="float" office:value="28.3564921787946">
            <text:p>28.3564921788</text:p>
          </table:table-cell>
          <table:table-cell office:value-type="float" office:value="22.4638942082992">
            <text:p>22.4638942083</text:p>
          </table:table-cell>
          <table:table-cell office:value-type="float" office:value="27.0924800499634">
            <text:p>27.09248005</text:p>
          </table:table-cell>
          <table:table-cell office:value-type="float" office:value="30.5702392804328">
            <text:p>30.5702392804</text:p>
          </table:table-cell>
          <table:table-cell office:value-type="float" office:value="27.9043179083622">
            <text:p>27.9043179084</text:p>
          </table:table-cell>
          <table:table-cell office:value-type="float" office:value="21.3924151409903">
            <text:p>21.392415141</text:p>
          </table:table-cell>
          <table:table-cell office:value-type="float" office:value="23.8715763189629">
            <text:p>23.871576319</text:p>
          </table:table-cell>
          <table:table-cell office:value-type="float" office:value="26.0630740158475">
            <text:p>26.0630740158</text:p>
          </table:table-cell>
          <table:table-cell office:value-type="float" office:value="21.8797387908373">
            <text:p>21.8797387908</text:p>
          </table:table-cell>
          <table:table-cell office:value-type="float" office:value="22.3379582516169">
            <text:p>22.3379582516</text:p>
          </table:table-cell>
          <table:table-cell office:value-type="float" office:value="29.9456265290448">
            <text:p>29.945626529</text:p>
          </table:table-cell>
          <table:table-cell office:value-type="float" office:value="22.5949363492263">
            <text:p>22.5949363492</text:p>
          </table:table-cell>
          <table:table-cell office:value-type="float" office:value="22.731401652582">
            <text:p>22.7314016526</text:p>
          </table:table-cell>
          <table:table-cell office:value-type="float" office:value="25.2085049296659">
            <text:p>25.2085049297</text:p>
          </table:table-cell>
          <table:table-cell office:value-type="float" office:value="28.8443735757362">
            <text:p>28.8443735757</text:p>
          </table:table-cell>
          <table:table-cell office:value-type="float" office:value="24.271892087973">
            <text:p>24.271892088</text:p>
          </table:table-cell>
          <table:table-cell office:value-type="float" office:value="31.2534273168115">
            <text:p>31.2534273168</text:p>
          </table:table-cell>
          <table:table-cell office:value-type="float" office:value="22.8736338871161">
            <text:p>22.8736338871</text:p>
          </table:table-cell>
          <table:table-cell office:value-type="float" office:value="32.0038356557367">
            <text:p>32.0038356557</text:p>
          </table:table-cell>
          <table:table-cell office:value-type="float" office:value="32.8318985403791">
            <text:p>32.8318985404</text:p>
          </table:table-cell>
          <table:table-cell office:value-type="float" office:value="26.7267155497786">
            <text:p>26.7267155498</text:p>
          </table:table-cell>
          <table:table-cell office:value-type="float" office:value="23.5082183160859">
            <text:p>23.5082183161</text:p>
          </table:table-cell>
          <table:table-cell office:value-type="float" office:value="21.7753526900464">
            <text:p>21.77535269</text:p>
          </table:table-cell>
          <table:table-cell office:value-type="float" office:value="21.9879677843226">
            <text:p>21.9879677843</text:p>
          </table:table-cell>
          <table:table-cell office:value-type="float" office:value="24.0667708117457">
            <text:p>24.0667708117</text:p>
          </table:table-cell>
          <table:table-cell office:value-type="float" office:value="24.4877171580469">
            <text:p>24.487717158</text:p>
          </table:table-cell>
          <table:table-cell office:value-type="float" office:value="24.715106297975">
            <text:p>24.715106298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188820265824">
            <text:p>20.1188820266</text:p>
          </table:table-cell>
          <table:table-cell office:value-type="float" office:value="20.1462662786914">
            <text:p>20.1462662787</text:p>
          </table:table-cell>
          <table:table-cell office:value-type="float" office:value="20.2021418837707">
            <text:p>20.2021418838</text:p>
          </table:table-cell>
          <table:table-cell office:value-type="float" office:value="20.2595440341079">
            <text:p>20.2595440341</text:p>
          </table:table-cell>
          <table:table-cell office:value-type="float" office:value="20.7821449579266">
            <text:p>20.7821449579</text:p>
          </table:table-cell>
          <table:table-cell office:value-type="float" office:value="20.3486492420449">
            <text:p>20.348649242</text:p>
          </table:table-cell>
          <table:table-cell office:value-type="float" office:value="20.6055655522835">
            <text:p>20.6055655523</text:p>
          </table:table-cell>
          <table:table-cell office:value-type="float" office:value="20.7638800326926">
            <text:p>20.7638800327</text:p>
          </table:table-cell>
          <table:table-cell office:value-type="float" office:value="21.0739512355478">
            <text:p>21.0739512355</text:p>
          </table:table-cell>
          <table:table-cell office:value-type="float" office:value="21.1366387299869">
            <text:p>21.13663873</text:p>
          </table:table-cell>
          <table:table-cell office:value-type="float" office:value="21.1792980835806">
            <text:p>21.1792980836</text:p>
          </table:table-cell>
          <table:table-cell office:value-type="float" office:value="20.8756115008731">
            <text:p>20.8756115009</text:p>
          </table:table-cell>
          <table:table-cell office:value-type="float" office:value="20.5385319280502">
            <text:p>20.5385319281</text:p>
          </table:table-cell>
          <table:table-cell office:value-type="float" office:value="20.5220773130893">
            <text:p>20.5220773131</text:p>
          </table:table-cell>
          <table:table-cell office:value-type="float" office:value="20.4258018653343">
            <text:p>20.4258018653</text:p>
          </table:table-cell>
          <table:table-cell office:value-type="float" office:value="21.7261862950274">
            <text:p>21.726186295</text:p>
          </table:table-cell>
          <table:table-cell office:value-type="float" office:value="21.6740877181347">
            <text:p>21.6740877181</text:p>
          </table:table-cell>
          <table:table-cell office:value-type="float" office:value="21.6483923262311">
            <text:p>21.6483923262</text:p>
          </table:table-cell>
          <table:table-cell office:value-type="float" office:value="21.779250459596">
            <text:p>21.7792504596</text:p>
          </table:table-cell>
          <table:table-cell office:value-type="float" office:value="21.4509144037246">
            <text:p>21.4509144037</text:p>
          </table:table-cell>
          <table:table-cell office:value-type="float" office:value="21.3116361613068">
            <text:p>21.3116361613</text:p>
          </table:table-cell>
          <table:table-cell office:value-type="float" office:value="21.1578802024606">
            <text:p>21.1578802025</text:p>
          </table:table-cell>
          <table:table-cell office:value-type="float" office:value="21.3803740821593">
            <text:p>21.3803740822</text:p>
          </table:table-cell>
          <table:table-cell office:value-type="float" office:value="21.2667783886565">
            <text:p>21.2667783887</text:p>
          </table:table-cell>
          <table:table-cell office:value-type="float" office:value="21.3572646158251">
            <text:p>21.3572646158</text:p>
          </table:table-cell>
          <table:table-cell office:value-type="float" office:value="21.5233289598483">
            <text:p>21.5233289598</text:p>
          </table:table-cell>
          <table:table-cell office:value-type="float" office:value="21.2446324319192">
            <text:p>21.2446324319</text:p>
          </table:table-cell>
          <table:table-cell office:value-type="float" office:value="21.1155714956103">
            <text:p>21.1155714956</text:p>
          </table:table-cell>
          <table:table-cell office:value-type="float" office:value="21.0946763642452">
            <text:p>21.0946763642</text:p>
          </table:table-cell>
          <table:table-cell office:value-type="float" office:value="21.200894580099">
            <text:p>21.2008945801</text:p>
          </table:table-cell>
          <table:table-cell office:value-type="float" office:value="21.289112165277">
            <text:p>21.2891121653</text:p>
          </table:table-cell>
          <table:table-cell office:value-type="float" office:value="21.4989779356074">
            <text:p>21.4989779356</text:p>
          </table:table-cell>
          <table:table-cell office:value-type="float" office:value="21.6229286109201">
            <text:p>21.6229286109</text:p>
          </table:table-cell>
          <table:table-cell office:value-type="float" office:value="21.752596008834">
            <text:p>21.7525960088</text:p>
          </table:table-cell>
          <table:table-cell office:value-type="float" office:value="21.4036837854268">
            <text:p>21.4036837854</text:p>
          </table:table-cell>
          <table:table-cell office:value-type="float" office:value="21.2226719357284">
            <text:p>21.2226719357</text:p>
          </table:table-cell>
          <table:table-cell office:value-type="float" office:value="21.700017962876">
            <text:p>21.7000179629</text:p>
          </table:table-cell>
          <table:table-cell office:value-type="float" office:value="21.4748406844692">
            <text:p>21.4748406845</text:p>
          </table:table-cell>
          <table:table-cell office:value-type="float" office:value="21.334352817321">
            <text:p>21.3343528173</text:p>
          </table:table-cell>
          <table:table-cell office:value-type="float" office:value="26.0732725508778">
            <text:p>26.0732725509</text:p>
          </table:table-cell>
          <table:table-cell office:value-type="float" office:value="21.4748406844692">
            <text:p>21.4748406845</text:p>
          </table:table-cell>
          <table:table-cell office:value-type="float" office:value="26.4095493065725">
            <text:p>26.4095493066</text:p>
          </table:table-cell>
          <table:table-cell office:value-type="float" office:value="28.495187929769">
            <text:p>28.4951879298</text:p>
          </table:table-cell>
          <table:table-cell office:value-type="float" office:value="22.001720543673">
            <text:p>22.0017205437</text:p>
          </table:table-cell>
          <table:table-cell office:value-type="float" office:value="22.1195045629103">
            <text:p>22.1195045629</text:p>
          </table:table-cell>
          <table:table-cell office:value-type="float" office:value="25.4619431906867">
            <text:p>25.4619431907</text:p>
          </table:table-cell>
          <table:table-cell office:value-type="float" office:value="23.2592016802755">
            <text:p>23.2592016803</text:p>
          </table:table-cell>
          <table:table-cell office:value-type="float" office:value="22.6408092080141">
            <text:p>22.640809208</text:p>
          </table:table-cell>
          <table:table-cell office:value-type="float" office:value="26.7690533612822">
            <text:p>26.7690533613</text:p>
          </table:table-cell>
          <table:table-cell office:value-type="float" office:value="29.5838415810853">
            <text:p>29.5838415811</text:p>
          </table:table-cell>
          <table:table-cell office:value-type="float" office:value="22.3695083019757">
            <text:p>22.369508302</text:p>
          </table:table-cell>
          <table:table-cell office:value-type="float" office:value="23.0940520631038">
            <text:p>23.0940520631</text:p>
          </table:table-cell>
          <table:table-cell office:value-type="float" office:value="21.5726837889165">
            <text:p>21.5726837889</text:p>
          </table:table-cell>
          <table:table-cell office:value-type="float" office:value="29.0167921542653">
            <text:p>29.0167921543</text:p>
          </table:table-cell>
          <table:table-cell office:value-type="float" office:value="22.9362497265118">
            <text:p>22.9362497265</text:p>
          </table:table-cell>
          <table:table-cell office:value-type="float" office:value="35">
            <text:p>35</text:p>
          </table:table-cell>
          <table:table-cell office:value-type="float" office:value="34.3907768016281">
            <text:p>34.3907768016</text:p>
          </table:table-cell>
          <table:table-cell office:value-type="float" office:value="35">
            <text:p>35</text:p>
          </table:table-cell>
          <table:table-cell office:value-type="float" office:value="22.2420041582351">
            <text:p>22.2420041582</text:p>
          </table:table-cell>
          <table:table-cell office:value-type="float" office:value="32.450340869177">
            <text:p>32.4503408692</text:p>
          </table:table-cell>
          <table:table-cell office:value-type="float" office:value="31.6259815605164">
            <text:p>31.6259815605</text:p>
          </table:table-cell>
          <table:table-cell office:value-type="float" office:value="23.8042508399357">
            <text:p>23.8042508399</text:p>
          </table:table-cell>
          <table:table-cell office:value-type="float" office:value="22.7853150339902">
            <text:p>22.785315034</text:p>
          </table:table-cell>
          <table:table-cell office:value-type="float" office:value="35">
            <text:p>35</text:p>
          </table:table-cell>
          <table:table-cell office:value-type="float" office:value="21.779250459596">
            <text:p>21.7792504596</text:p>
          </table:table-cell>
          <table:table-cell office:value-type="float" office:value="24.6724677540885">
            <text:p>24.6724677541</text:p>
          </table:table-cell>
          <table:table-cell office:value-type="float" office:value="25.7580424891766">
            <text:p>25.7580424892</text:p>
          </table:table-cell>
          <table:table-cell office:value-type="float" office:value="21.6740877181347">
            <text:p>21.6740877181</text:p>
          </table:table-cell>
          <table:table-cell office:value-type="float" office:value="28.0137762006614">
            <text:p>28.0137762007</text:p>
          </table:table-cell>
          <table:table-cell office:value-type="float" office:value="24.2154845781862">
            <text:p>24.2154845782</text:p>
          </table:table-cell>
          <table:table-cell office:value-type="float" office:value="30.8803001174951">
            <text:p>30.8803001175</text:p>
          </table:table-cell>
          <table:table-cell office:value-type="float" office:value="25.1832844249479">
            <text:p>25.1832844249</text:p>
          </table:table-cell>
          <table:table-cell office:value-type="float" office:value="35">
            <text:p>35</text:p>
          </table:table-cell>
          <table:table-cell office:value-type="float" office:value="24.9205693776919">
            <text:p>24.9205693777</text:p>
          </table:table-cell>
          <table:table-cell office:value-type="float" office:value="33.3665236628871">
            <text:p>33.366523662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549884391898">
            <text:p>20.1549884392</text:p>
          </table:table-cell>
          <table:table-cell office:value-type="float" office:value="20.20935522218">
            <text:p>20.2093552222</text:p>
          </table:table-cell>
          <table:table-cell office:value-type="float" office:value="20.1020081195241">
            <text:p>20.1020081195</text:p>
          </table:table-cell>
          <table:table-cell office:value-type="float" office:value="25.3449326645929">
            <text:p>25.3449326646</text:p>
          </table:table-cell>
          <table:table-cell office:value-type="float" office:value="29.7331371614146">
            <text:p>29.7331371614</text:p>
          </table:table-cell>
          <table:table-cell office:value-type="float" office:value="21.4135434029557">
            <text:p>21.413543403</text:p>
          </table:table-cell>
          <table:table-cell office:value-type="float" office:value="20.5679790749891">
            <text:p>20.567979075</text:p>
          </table:table-cell>
          <table:table-cell office:value-type="float" office:value="21.6020860648549">
            <text:p>21.6020860649</text:p>
          </table:table-cell>
          <table:table-cell office:value-type="float" office:value="22.6432557000876">
            <text:p>22.6432557001</text:p>
          </table:table-cell>
          <table:table-cell office:value-type="float" office:value="22.9294479304081">
            <text:p>22.9294479304</text:p>
          </table:table-cell>
          <table:table-cell office:value-type="float" office:value="21.3239524755807">
            <text:p>21.3239524756</text:p>
          </table:table-cell>
          <table:table-cell office:value-type="float" office:value="21.2372786255605">
            <text:p>21.2372786256</text:p>
          </table:table-cell>
          <table:table-cell office:value-type="float" office:value="20.7014966612244">
            <text:p>20.7014966612</text:p>
          </table:table-cell>
          <table:table-cell office:value-type="float" office:value="22.5088452140484">
            <text:p>22.508845214</text:p>
          </table:table-cell>
          <table:table-cell office:value-type="float" office:value="20.7712258064996">
            <text:p>20.7712258065</text:p>
          </table:table-cell>
          <table:table-cell office:value-type="float" office:value="29.1708827393152">
            <text:p>29.1708827393</text:p>
          </table:table-cell>
          <table:table-cell office:value-type="float" office:value="21.1533816652477">
            <text:p>21.1533816652</text:p>
          </table:table-cell>
          <table:table-cell office:value-type="float" office:value="22.3797658193498">
            <text:p>22.3797658193</text:p>
          </table:table-cell>
          <table:table-cell office:value-type="float" office:value="22.0215205969231">
            <text:p>22.0215205969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9170788092014">
            <text:p>20.917078809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2414086600004">
            <text:p>23.24140866</text:p>
          </table:table-cell>
          <table:table-cell office:value-type="float" office:value="21.5062011930968">
            <text:p>21.5062011931</text:p>
          </table:table-cell>
          <table:table-cell office:value-type="float" office:value="25.6245107173869">
            <text:p>25.6245107174</text:p>
          </table:table-cell>
          <table:table-cell office:value-type="float" office:value="27.7301366532075">
            <text:p>27.7301366532</text:p>
          </table:table-cell>
          <table:table-cell office:value-type="float" office:value="20.843054432668">
            <text:p>20.8430544327</text:p>
          </table:table-cell>
          <table:table-cell office:value-type="float" office:value="23.08199450501">
            <text:p>23.081994505</text:p>
          </table:table-cell>
          <table:table-cell office:value-type="float" office:value="22.2557065148504">
            <text:p>22.2557065149</text:p>
          </table:table-cell>
          <table:table-cell office:value-type="float" office:value="34.4618723030486">
            <text:p>34.461872303</text:p>
          </table:table-cell>
          <table:table-cell office:value-type="float" office:value="21.7013695950596">
            <text:p>21.7013695951</text:p>
          </table:table-cell>
          <table:table-cell office:value-type="float" office:value="21.9108819887178">
            <text:p>21.9108819887</text:p>
          </table:table-cell>
          <table:table-cell office:value-type="float" office:value="23.9579341203753">
            <text:p>23.9579341204</text:p>
          </table:table-cell>
          <table:table-cell office:value-type="float" office:value="23.5827822146892">
            <text:p>23.5827822147</text:p>
          </table:table-cell>
          <table:table-cell office:value-type="float" office:value="32.5610487176571">
            <text:p>32.5610487177</text:p>
          </table:table-cell>
          <table:table-cell office:value-type="float" office:value="21.0721302481373">
            <text:p>21.0721302481</text:p>
          </table:table-cell>
          <table:table-cell office:value-type="float" office:value="30.3455366155059">
            <text:p>30.3455366155</text:p>
          </table:table-cell>
          <table:table-cell office:value-type="float" office:value="23.7658300959394">
            <text:p>23.7658300959</text:p>
          </table:table-cell>
          <table:table-cell office:value-type="float" office:value="24.1597834025236">
            <text:p>24.1597834025</text:p>
          </table:table-cell>
          <table:table-cell office:value-type="float" office:value="26.9328496547175">
            <text:p>26.9328496547</text:p>
          </table:table-cell>
          <table:table-cell office:value-type="float" office:value="35">
            <text:p>35</text:p>
          </table:table-cell>
          <table:table-cell office:value-type="float" office:value="25.0811387771913">
            <text:p>25.0811387772</text:p>
          </table:table-cell>
          <table:table-cell office:value-type="float" office:value="21.8042357431424">
            <text:p>21.8042357431</text:p>
          </table:table-cell>
          <table:table-cell office:value-type="float" office:value="31.0151025338215">
            <text:p>31.0151025338</text:p>
          </table:table-cell>
          <table:table-cell office:value-type="float" office:value="28.1740374705109">
            <text:p>28.1740374705</text:p>
          </table:table-cell>
          <table:table-cell office:value-type="float" office:value="35">
            <text:p>35</text:p>
          </table:table-cell>
          <table:table-cell office:value-type="float" office:value="25.9213332997004">
            <text:p>25.9213332997</text:p>
          </table:table-cell>
          <table:table-cell office:value-type="float" office:value="24.8318290599143">
            <text:p>24.8318290599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5735134817228">
            <text:p>26.5735134817</text:p>
          </table:table-cell>
          <table:table-cell office:value-type="float" office:value="24.3721387927286">
            <text:p>24.3721387927</text:p>
          </table:table-cell>
          <table:table-cell office:value-type="float" office:value="27.3174688204231">
            <text:p>27.3174688204</text:p>
          </table:table-cell>
          <table:table-cell office:value-type="float" office:value="33.4598781437558">
            <text:p>33.4598781438</text:p>
          </table:table-cell>
          <table:table-cell office:value-type="float" office:value="22.7833345095243">
            <text:p>22.7833345095</text:p>
          </table:table-cell>
          <table:table-cell table:number-columns-repeated="5" office:value-type="float" office:value="35">
            <text:p>35</text:p>
          </table:table-cell>
          <table:table-cell office:value-type="float" office:value="26.2370466605423">
            <text:p>26.2370466605</text:p>
          </table:table-cell>
          <table:table-cell table:number-columns-repeated="5" office:value-type="float" office:value="35">
            <text:p>35</text:p>
          </table:table-cell>
          <table:table-cell office:value-type="float" office:value="28.6528565614473">
            <text:p>28.6528565614</text:p>
          </table:table-cell>
          <table:table-cell office:value-type="float" office:value="24.5958424610631">
            <text:p>24.5958424611</text:p>
          </table:table-cell>
          <table:table-cell table:number-columns-repeated="2" office:value-type="float" office:value="35">
            <text:p>35</text:p>
          </table:table-cell>
          <table:table-cell office:value-type="float" office:value="31.7502314061528">
            <text:p>31.7502314062</text:p>
          </table:table-cell>
          <table:table-cell office:value-type="float" office:value="35">
            <text:p>35</text:p>
          </table:table-cell>
          <table:table-cell office:value-type="float" office:value="23.4081648382036">
            <text:p>23.4081648382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14373682072">
            <text:p>20.2014373682</text:p>
          </table:table-cell>
          <table:table-cell office:value-type="float" office:value="20.4242391403974">
            <text:p>20.4242391404</text:p>
          </table:table-cell>
          <table:table-cell office:value-type="float" office:value="20.0982449095999">
            <text:p>20.0982449096</text:p>
          </table:table-cell>
          <table:table-cell office:value-type="float" office:value="21.8109268624913">
            <text:p>21.8109268625</text:p>
          </table:table-cell>
          <table:table-cell office:value-type="float" office:value="21.345525173509">
            <text:p>21.3455251735</text:p>
          </table:table-cell>
          <table:table-cell office:value-type="float" office:value="26.2906356392123">
            <text:p>26.2906356392</text:p>
          </table:table-cell>
          <table:table-cell office:value-type="float" office:value="22.1312107341672">
            <text:p>22.1312107342</text:p>
          </table:table-cell>
          <table:table-cell office:value-type="float" office:value="24.9159538490121">
            <text:p>24.915953849</text:p>
          </table:table-cell>
          <table:table-cell office:value-type="float" office:value="21.4325445236613">
            <text:p>21.4325445237</text:p>
          </table:table-cell>
          <table:table-cell office:value-type="float" office:value="22.0205972726705">
            <text:p>22.0205972727</text:p>
          </table:table-cell>
          <table:table-cell office:value-type="float" office:value="21.5224439190414">
            <text:p>21.522443919</text:p>
          </table:table-cell>
          <table:table-cell office:value-type="float" office:value="21.261249651483">
            <text:p>21.2612496515</text:p>
          </table:table-cell>
          <table:table-cell office:value-type="float" office:value="20.6719945071017">
            <text:p>20.6719945071</text:p>
          </table:table-cell>
          <table:table-cell office:value-type="float" office:value="21.1795901973427">
            <text:p>21.1795901973</text:p>
          </table:table-cell>
          <table:table-cell office:value-type="float" office:value="20.5447427502534">
            <text:p>20.5447427503</text:p>
          </table:table-cell>
          <table:table-cell office:value-type="float" office:value="25.1607016006053">
            <text:p>25.1607016006</text:p>
          </table:table-cell>
          <table:table-cell office:value-type="float" office:value="33.1760746267235">
            <text:p>33.1760746267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7114743403058">
            <text:p>21.7114743403</text:p>
          </table:table-cell>
          <table:table-cell office:value-type="float" office:value="20.8768192409809">
            <text:p>20.876819241</text:p>
          </table:table-cell>
          <table:table-cell office:value-type="float" office:value="21.913904247726">
            <text:p>21.9139042477</text:p>
          </table:table-cell>
          <table:table-cell office:value-type="float" office:value="21.0236469168678">
            <text:p>21.0236469169</text:p>
          </table:table-cell>
          <table:table-cell office:value-type="float" office:value="23.0361072029989">
            <text:p>23.036107203</text:p>
          </table:table-cell>
          <table:table-cell office:value-type="float" office:value="35">
            <text:p>35</text:p>
          </table:table-cell>
          <table:table-cell office:value-type="float" office:value="31.5730180062992">
            <text:p>31.5730180063</text:p>
          </table:table-cell>
          <table:table-cell office:value-type="float" office:value="35">
            <text:p>35</text:p>
          </table:table-cell>
          <table:table-cell office:value-type="float" office:value="26.9670024684617">
            <text:p>26.9670024685</text:p>
          </table:table-cell>
          <table:table-cell office:value-type="float" office:value="21.6153687451195">
            <text:p>21.6153687451</text:p>
          </table:table-cell>
          <table:table-cell office:value-type="float" office:value="35">
            <text:p>35</text:p>
          </table:table-cell>
          <table:table-cell office:value-type="float" office:value="24.0551152644765">
            <text:p>24.0551152645</text:p>
          </table:table-cell>
          <table:table-cell office:value-type="float" office:value="20.7383305931735">
            <text:p>20.7383305932</text:p>
          </table:table-cell>
          <table:table-cell table:number-columns-repeated="2" office:value-type="float" office:value="35">
            <text:p>35</text:p>
          </table:table-cell>
          <table:table-cell office:value-type="float" office:value="32.335311786305">
            <text:p>32.3353117863</text:p>
          </table:table-cell>
          <table:table-cell office:value-type="float" office:value="35">
            <text:p>35</text:p>
          </table:table-cell>
          <table:table-cell office:value-type="float" office:value="21.1004268614476">
            <text:p>21.1004268614</text:p>
          </table:table-cell>
          <table:table-cell office:value-type="float" office:value="22.8908206052613">
            <text:p>22.8908206053</text:p>
          </table:table-cell>
          <table:table-cell office:value-type="float" office:value="22.3650962774519">
            <text:p>22.3650962775</text:p>
          </table:table-cell>
          <table:table-cell table:number-columns-repeated="3" office:value-type="float" office:value="35">
            <text:p>35</text:p>
          </table:table-cell>
          <table:table-cell office:value-type="float" office:value="25.6928495156009">
            <text:p>25.6928495156</text:p>
          </table:table-cell>
          <table:table-cell office:value-type="float" office:value="35">
            <text:p>35</text:p>
          </table:table-cell>
          <table:table-cell office:value-type="float" office:value="24.2543555208516">
            <text:p>24.2543555209</text:p>
          </table:table-cell>
          <table:table-cell office:value-type="float" office:value="22.2459647612746">
            <text:p>22.2459647613</text:p>
          </table:table-cell>
          <table:table-cell office:value-type="float" office:value="22.7514125865483">
            <text:p>22.7514125865</text:p>
          </table:table-cell>
          <table:table-cell office:value-type="float" office:value="27.3396602074075">
            <text:p>27.3396602074</text:p>
          </table:table-cell>
          <table:table-cell office:value-type="float" office:value="34.108080155948">
            <text:p>34.1080801559</text:p>
          </table:table-cell>
          <table:table-cell office:value-type="float" office:value="35">
            <text:p>35</text:p>
          </table:table-cell>
          <table:table-cell office:value-type="float" office:value="23.6841609960278">
            <text:p>23.684160996</text:p>
          </table:table-cell>
          <table:table-cell office:value-type="float" office:value="25.9828014881318">
            <text:p>25.9828014881</text:p>
          </table:table-cell>
          <table:table-cell office:value-type="float" office:value="35">
            <text:p>35</text:p>
          </table:table-cell>
          <table:table-cell office:value-type="float" office:value="25.4192655298414">
            <text:p>25.4192655298</text:p>
          </table:table-cell>
          <table:table-cell office:value-type="float" office:value="27.7385345352868">
            <text:p>27.7385345353</text:p>
          </table:table-cell>
          <table:table-cell office:value-type="float" office:value="22.4888606333292">
            <text:p>22.4888606333</text:p>
          </table:table-cell>
          <table:table-cell office:value-type="float" office:value="30.2436471591374">
            <text:p>30.2436471591</text:p>
          </table:table-cell>
          <table:table-cell office:value-type="float" office:value="23.187652221629">
            <text:p>23.1876522216</text:p>
          </table:table-cell>
          <table:table-cell office:value-type="float" office:value="23.8652666754596">
            <text:p>23.8652666755</text:p>
          </table:table-cell>
          <table:table-cell office:value-type="float" office:value="26.6180588723579">
            <text:p>26.6180588724</text:p>
          </table:table-cell>
          <table:table-cell office:value-type="float" office:value="28.626836443363">
            <text:p>28.6268364434</text:p>
          </table:table-cell>
          <table:table-cell office:value-type="float" office:value="35">
            <text:p>35</text:p>
          </table:table-cell>
          <table:table-cell office:value-type="float" office:value="28.1664928304776">
            <text:p>28.1664928305</text:p>
          </table:table-cell>
          <table:table-cell office:value-type="float" office:value="24.4637020173895">
            <text:p>24.4637020174</text:p>
          </table:table-cell>
          <table:table-cell office:value-type="float" office:value="23.5112078767003">
            <text:p>23.5112078767</text:p>
          </table:table-cell>
          <table:table-cell table:number-columns-repeated="2" office:value-type="float" office:value="35">
            <text:p>35</text:p>
          </table:table-cell>
          <table:table-cell office:value-type="float" office:value="30.8786976983428">
            <text:p>30.8786976983</text:p>
          </table:table-cell>
          <table:table-cell office:value-type="float" office:value="29.1233860259462">
            <text:p>29.1233860259</text:p>
          </table:table-cell>
          <table:table-cell office:value-type="float" office:value="35">
            <text:p>35</text:p>
          </table:table-cell>
          <table:table-cell office:value-type="float" office:value="24.6839437050901">
            <text:p>24.6839437051</text:p>
          </table:table-cell>
          <table:table-cell office:value-type="float" office:value="23.3458689477858">
            <text:p>23.3458689478</text:p>
          </table:table-cell>
          <table:table-cell office:value-type="float" office:value="29.6605878191148">
            <text:p>29.6605878191</text:p>
          </table:table-cell>
          <table:table-cell office:value-type="float" office:value="22.6175334337432">
            <text:p>22.6175334337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6177864364457">
            <text:p>20.6177864364</text:p>
          </table:table-cell>
          <table:table-cell office:value-type="float" office:value="20.5303247740059">
            <text:p>20.530324774</text:p>
          </table:table-cell>
          <table:table-cell office:value-type="float" office:value="20.5956059441057">
            <text:p>20.5956059441</text:p>
          </table:table-cell>
          <table:table-cell table:number-columns-repeated="3" office:value-type="float" office:value="20">
            <text:p>20</text:p>
          </table:table-cell>
          <table:table-cell office:value-type="float" office:value="20.5845954107269">
            <text:p>20.5845954107</text:p>
          </table:table-cell>
          <table:table-cell office:value-type="float" office:value="20.9652743054077">
            <text:p>20.9652743054</text:p>
          </table:table-cell>
          <table:table-cell office:value-type="float" office:value="20.6856314256872">
            <text:p>20.6856314257</text:p>
          </table:table-cell>
          <table:table-cell office:value-type="float" office:value="20.9396393219911">
            <text:p>20.939639322</text:p>
          </table:table-cell>
          <table:table-cell office:value-type="float" office:value="21.0042295814833">
            <text:p>21.0042295815</text:p>
          </table:table-cell>
          <table:table-cell office:value-type="float" office:value="20.803247769111">
            <text:p>20.8032477691</text:p>
          </table:table-cell>
          <table:table-cell office:value-type="float" office:value="20.7792544847181">
            <text:p>20.7792544847</text:p>
          </table:table-cell>
          <table:table-cell office:value-type="float" office:value="20.9269208369506">
            <text:p>20.926920837</text:p>
          </table:table-cell>
          <table:table-cell office:value-type="float" office:value="20.9142676783134">
            <text:p>20.9142676783</text:p>
          </table:table-cell>
          <table:table-cell office:value-type="float" office:value="20.5089745871405">
            <text:p>20.5089745871</text:p>
          </table:table-cell>
          <table:table-cell office:value-type="float" office:value="20.7554997124233">
            <text:p>20.7554997124</text:p>
          </table:table-cell>
          <table:table-cell office:value-type="float" office:value="20.6627960009031">
            <text:p>20.6627960009</text:p>
          </table:table-cell>
          <table:table-cell office:value-type="float" office:value="20.9016793440614">
            <text:p>20.9016793441</text:p>
          </table:table-cell>
          <table:table-cell office:value-type="float" office:value="20">
            <text:p>20</text:p>
          </table:table-cell>
          <table:table-cell office:value-type="float" office:value="20.6741858232233">
            <text:p>20.6741858232</text:p>
          </table:table-cell>
          <table:table-cell office:value-type="float" office:value="20.8519643887494">
            <text:p>20.8519643887</text:p>
          </table:table-cell>
          <table:table-cell office:value-type="float" office:value="20.7437106596628">
            <text:p>20.7437106597</text:p>
          </table:table-cell>
          <table:table-cell office:value-type="float" office:value="20.8396928234575">
            <text:p>20.8396928235</text:p>
          </table:table-cell>
          <table:table-cell office:value-type="float" office:value="20.876695166228">
            <text:p>20.8766951662</text:p>
          </table:table-cell>
          <table:table-cell office:value-type="float" office:value="20.7673475073933">
            <text:p>20.7673475074</text:p>
          </table:table-cell>
          <table:table-cell office:value-type="float" office:value="20.7203070419032">
            <text:p>20.7203070419</text:p>
          </table:table-cell>
          <table:table-cell office:value-type="float" office:value="20.7086916181679">
            <text:p>20.7086916182</text:p>
          </table:table-cell>
          <table:table-cell office:value-type="float" office:value="20.8891553373069">
            <text:p>20.8891553373</text:p>
          </table:table-cell>
          <table:table-cell office:value-type="float" office:value="20.7912210889516">
            <text:p>20.791221089</text:p>
          </table:table-cell>
          <table:table-cell office:value-type="float" office:value="20.9781918340766">
            <text:p>20.9781918341</text:p>
          </table:table-cell>
          <table:table-cell table:number-columns-repeated="4" office:value-type="float" office:value="20">
            <text:p>20</text:p>
          </table:table-cell>
          <table:table-cell office:value-type="float" office:value="31.5089085853389">
            <text:p>31.5089085853</text:p>
          </table:table-cell>
          <table:table-cell office:value-type="float" office:value="33.6553181962435">
            <text:p>33.655318196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4.1991119245699">
            <text:p>24.1991119246</text:p>
          </table:table-cell>
          <table:table-cell office:value-type="float" office:value="35">
            <text:p>35</text:p>
          </table:table-cell>
          <table:table-cell office:value-type="float" office:value="28.8959168853756">
            <text:p>28.8959168854</text:p>
          </table:table-cell>
          <table:table-cell office:value-type="float" office:value="27.7119556983555">
            <text:p>27.7119556984</text:p>
          </table:table-cell>
          <table:table-cell office:value-type="float" office:value="35">
            <text:p>35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1576785723944">
            <text:p>26.1576785724</text:p>
          </table:table-cell>
          <table:table-cell office:value-type="float" office:value="20">
            <text:p>20</text:p>
          </table:table-cell>
          <table:table-cell office:value-type="float" office:value="24.3786157266576">
            <text:p>24.3786157267</text:p>
          </table:table-cell>
          <table:table-cell table:number-columns-repeated="4" office:value-type="float" office:value="20">
            <text:p>20</text:p>
          </table:table-cell>
          <table:table-cell office:value-type="float" office:value="26.7271104532721">
            <text:p>26.7271104533</text:p>
          </table:table-cell>
          <table:table-cell office:value-type="float" office:value="24.5661552368428">
            <text:p>24.5661552368</text:p>
          </table:table-cell>
          <table:table-cell office:value-type="float" office:value="20">
            <text:p>20</text:p>
          </table:table-cell>
          <table:table-cell office:value-type="float" office:value="24.7622824019223">
            <text:p>24.7622824019</text:p>
          </table:table-cell>
          <table:table-cell office:value-type="float" office:value="25.4085234446409">
            <text:p>25.4085234446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950470248187">
            <text:p>25.8950470248</text:p>
          </table:table-cell>
          <table:table-cell table:number-columns-repeated="22" office:value-type="float" office:value="20">
            <text:p>20</text:p>
          </table:table-cell>
          <table:table-cell office:value-type="float" office:value="20.245934268287">
            <text:p>20.2459342683</text:p>
          </table:table-cell>
          <table:table-cell office:value-type="float" office:value="20.3461403476244">
            <text:p>20.3461403476</text:p>
          </table:table-cell>
          <table:table-cell office:value-type="float" office:value="20.1658924164739">
            <text:p>20.1658924165</text:p>
          </table:table-cell>
          <table:table-cell office:value-type="float" office:value="21.5459353389547">
            <text:p>21.545935339</text:p>
          </table:table-cell>
          <table:table-cell office:value-type="float" office:value="20.4511905739384">
            <text:p>20.4511905739</text:p>
          </table:table-cell>
          <table:table-cell office:value-type="float" office:value="21.7779438475365">
            <text:p>21.7779438475</text:p>
          </table:table-cell>
          <table:table-cell office:value-type="float" office:value="20.3633030206284">
            <text:p>20.3633030206</text:p>
          </table:table-cell>
          <table:table-cell office:value-type="float" office:value="20.88404770146">
            <text:p>20.8840477015</text:p>
          </table:table-cell>
          <table:table-cell office:value-type="float" office:value="20.5426914472104">
            <text:p>20.5426914472</text:p>
          </table:table-cell>
          <table:table-cell office:value-type="float" office:value="20.6186459827415">
            <text:p>20.6186459827</text:p>
          </table:table-cell>
          <table:table-cell office:value-type="float" office:value="21.8700313725095">
            <text:p>21.8700313725</text:p>
          </table:table-cell>
          <table:table-cell office:value-type="float" office:value="20.5994202202941">
            <text:p>20.5994202203</text:p>
          </table:table-cell>
          <table:table-cell office:value-type="float" office:value="21.33183976707">
            <text:p>21.3318397671</text:p>
          </table:table-cell>
          <table:table-cell office:value-type="float" office:value="20.8625540527921">
            <text:p>20.8625540528</text:p>
          </table:table-cell>
          <table:table-cell office:value-type="float" office:value="20.7172371935327">
            <text:p>20.7172371935</text:p>
          </table:table-cell>
          <table:table-cell office:value-type="float" office:value="21.9330713127951">
            <text:p>21.9330713128</text:p>
          </table:table-cell>
          <table:table-cell office:value-type="float" office:value="21.4101600529917">
            <text:p>21.410160053</text:p>
          </table:table-cell>
          <table:table-cell office:value-type="float" office:value="21.718140711668">
            <text:p>21.7181407117</text:p>
          </table:table-cell>
          <table:table-cell office:value-type="float" office:value="21.747886730335">
            <text:p>21.7478867303</text:p>
          </table:table-cell>
          <table:table-cell office:value-type="float" office:value="20.5056433545935">
            <text:p>20.5056433546</text:p>
          </table:table-cell>
          <table:table-cell office:value-type="float" office:value="21.9974799597914">
            <text:p>21.9974799598</text:p>
          </table:table-cell>
          <table:table-cell office:value-type="float" office:value="21.1336597048798">
            <text:p>21.1336597049</text:p>
          </table:table-cell>
          <table:table-cell office:value-type="float" office:value="21.1818106055505">
            <text:p>21.1818106056</text:p>
          </table:table-cell>
          <table:table-cell office:value-type="float" office:value="22.0967583783825">
            <text:p>22.0967583784</text:p>
          </table:table-cell>
          <table:table-cell office:value-type="float" office:value="21.8083169693607">
            <text:p>21.8083169694</text:p>
          </table:table-cell>
          <table:table-cell office:value-type="float" office:value="21.0863954299452">
            <text:p>21.0863954299</text:p>
          </table:table-cell>
          <table:table-cell office:value-type="float" office:value="21.6887009864831">
            <text:p>21.6887009865</text:p>
          </table:table-cell>
          <table:table-cell office:value-type="float" office:value="20.9944305731678">
            <text:p>20.9944305732</text:p>
          </table:table-cell>
          <table:table-cell office:value-type="float" office:value="20.841248753136">
            <text:p>20.8412487531</text:p>
          </table:table-cell>
          <table:table-cell office:value-type="float" office:value="21.8390111056007">
            <text:p>21.8390111056</text:p>
          </table:table-cell>
          <table:table-cell office:value-type="float" office:value="21.6595628481758">
            <text:p>21.6595628482</text:p>
          </table:table-cell>
          <table:table-cell office:value-type="float" office:value="22.1305856330945">
            <text:p>22.1305856331</text:p>
          </table:table-cell>
          <table:table-cell office:value-type="float" office:value="20.6772998905941">
            <text:p>20.6772998906</text:p>
          </table:table-cell>
          <table:table-cell office:value-type="float" office:value="21.1099182768238">
            <text:p>21.1099182768</text:p>
          </table:table-cell>
          <table:table-cell office:value-type="float" office:value="22.0633023782188">
            <text:p>22.0633023782</text:p>
          </table:table-cell>
          <table:table-cell office:value-type="float" office:value="21.9651017770258">
            <text:p>21.965101777</text:p>
          </table:table-cell>
          <table:table-cell office:value-type="float" office:value="21.9013829956431">
            <text:p>21.9013829956</text:p>
          </table:table-cell>
          <table:table-cell office:value-type="float" office:value="20.9719566382155">
            <text:p>20.9719566382</text:p>
          </table:table-cell>
          <table:table-cell office:value-type="float" office:value="22.0302115541739">
            <text:p>22.0302115542</text:p>
          </table:table-cell>
          <table:table-cell office:value-type="float" office:value="23.0723512568468">
            <text:p>23.0723512568</text:p>
          </table:table-cell>
          <table:table-cell office:value-type="float" office:value="23.4540418369526">
            <text:p>23.454041837</text:p>
          </table:table-cell>
          <table:table-cell office:value-type="float" office:value="22.5678803691707">
            <text:p>22.5678803692</text:p>
          </table:table-cell>
          <table:table-cell office:value-type="float" office:value="22.2697335947647">
            <text:p>22.2697335948</text:p>
          </table:table-cell>
          <table:table-cell office:value-type="float" office:value="35">
            <text:p>35</text:p>
          </table:table-cell>
          <table:table-cell office:value-type="float" office:value="27.0236954605766">
            <text:p>27.0236954606</text:p>
          </table:table-cell>
          <table:table-cell office:value-type="float" office:value="21.6307216860813">
            <text:p>21.6307216861</text:p>
          </table:table-cell>
          <table:table-cell office:value-type="float" office:value="35">
            <text:p>35</text:p>
          </table:table-cell>
          <table:table-cell office:value-type="float" office:value="32.1936677699278">
            <text:p>32.1936677699</text:p>
          </table:table-cell>
          <table:table-cell office:value-type="float" office:value="26.6006514412195">
            <text:p>26.6006514412</text:p>
          </table:table-cell>
          <table:table-cell table:number-columns-repeated="3" office:value-type="float" office:value="35">
            <text:p>35</text:p>
          </table:table-cell>
          <table:table-cell office:value-type="float" office:value="21.0171086012678">
            <text:p>21.0171086013</text:p>
          </table:table-cell>
          <table:table-cell office:value-type="float" office:value="21.3062344985246">
            <text:p>21.3062344985</text:p>
          </table:table-cell>
          <table:table-cell office:value-type="float" office:value="35">
            <text:p>35</text:p>
          </table:table-cell>
          <table:table-cell office:value-type="float" office:value="22.8957986270243">
            <text:p>22.895798627</text:p>
          </table:table-cell>
          <table:table-cell office:value-type="float" office:value="31.29691080701">
            <text:p>31.296910807</text:p>
          </table:table-cell>
          <table:table-cell table:number-columns-repeated="4" office:value-type="float" office:value="35">
            <text:p>35</text:p>
          </table:table-cell>
          <table:table-cell office:value-type="float" office:value="25.8450281910119">
            <text:p>25.845028191</text:p>
          </table:table-cell>
          <table:table-cell office:value-type="float" office:value="24.1106306899314">
            <text:p>24.1106306899</text:p>
          </table:table-cell>
          <table:table-cell office:value-type="float" office:value="20.9276101255115">
            <text:p>20.9276101255</text:p>
          </table:table-cell>
          <table:table-cell office:value-type="float" office:value="21.747886730335">
            <text:p>21.7478867303</text:p>
          </table:table-cell>
          <table:table-cell table:number-columns-repeated="3" office:value-type="float" office:value="35">
            <text:p>35</text:p>
          </table:table-cell>
          <table:table-cell office:value-type="float" office:value="24.8940637955655">
            <text:p>24.8940637956</text:p>
          </table:table-cell>
          <table:table-cell office:value-type="float" office:value="22.1305856330945">
            <text:p>22.1305856331</text:p>
          </table:table-cell>
          <table:table-cell office:value-type="float" office:value="22.4153448316282">
            <text:p>22.4153448316</text:p>
          </table:table-cell>
          <table:table-cell office:value-type="float" office:value="35">
            <text:p>35</text:p>
          </table:table-cell>
          <table:table-cell office:value-type="float" office:value="27.9798650487743">
            <text:p>27.9798650488</text:p>
          </table:table-cell>
          <table:table-cell office:value-type="float" office:value="28.5229717019889">
            <text:p>28.522971702</text:p>
          </table:table-cell>
          <table:table-cell office:value-type="float" office:value="35">
            <text:p>3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7596904979471">
            <text:p>22.7596904979</text:p>
          </table:table-cell>
          <table:table-cell office:value-type="float" office:value="22.1532262151712">
            <text:p>22.1532262152</text:p>
          </table:table-cell>
          <table:table-cell office:value-type="float" office:value="20.9893740283619">
            <text:p>20.9893740284</text:p>
          </table:table-cell>
          <table:table-cell office:value-type="float" office:value="21.5551513404014">
            <text:p>21.5551513404</text:p>
          </table:table-cell>
          <table:table-cell office:value-type="float" office:value="21.063039316663">
            <text:p>21.0630393167</text:p>
          </table:table-cell>
          <table:table-cell office:value-type="float" office:value="20.3010146960828">
            <text:p>20.3010146961</text:p>
          </table:table-cell>
          <table:table-cell office:value-type="float" office:value="35">
            <text:p>35</text:p>
          </table:table-cell>
          <table:table-cell office:value-type="float" office:value="22.0447617201684">
            <text:p>22.0447617202</text:p>
          </table:table-cell>
          <table:table-cell office:value-type="float" office:value="23.3383032322654">
            <text:p>23.3383032323</text:p>
          </table:table-cell>
          <table:table-cell office:value-type="float" office:value="23.1845581445955">
            <text:p>23.1845581446</text:p>
          </table:table-cell>
          <table:table-cell office:value-type="float" office:value="22.5033032935957">
            <text:p>22.5033032936</text:p>
          </table:table-cell>
          <table:table-cell office:value-type="float" office:value="31.7807709883776">
            <text:p>31.7807709884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940054851411">
            <text:p>21.9400548514</text:p>
          </table:table-cell>
          <table:table-cell office:value-type="float" office:value="31.0865103499161">
            <text:p>31.0865103499</text:p>
          </table:table-cell>
          <table:table-cell office:value-type="float" office:value="20.3556444034304">
            <text:p>20.3556444034</text:p>
          </table:table-cell>
          <table:table-cell office:value-type="float" office:value="21.1389124553425">
            <text:p>21.1389124553</text:p>
          </table:table-cell>
          <table:table-cell office:value-type="float" office:value="20.588783724904">
            <text:p>20.5887837249</text:p>
          </table:table-cell>
          <table:table-cell office:value-type="float" office:value="20.1957657663338">
            <text:p>20.1957657663</text:p>
          </table:table-cell>
          <table:table-cell office:value-type="float" office:value="25.336189973689">
            <text:p>25.3361899737</text:p>
          </table:table-cell>
          <table:table-cell office:value-type="float" office:value="35">
            <text:p>35</text:p>
          </table:table-cell>
          <table:table-cell office:value-type="float" office:value="21.7411590743586">
            <text:p>21.7411590744</text:p>
          </table:table-cell>
          <table:table-cell office:value-type="float" office:value="35">
            <text:p>35</text:p>
          </table:table-cell>
          <table:table-cell office:value-type="float" office:value="22.895617425713">
            <text:p>22.8956174257</text:p>
          </table:table-cell>
          <table:table-cell office:value-type="float" office:value="24.4193114926218">
            <text:p>24.4193114926</text:p>
          </table:table-cell>
          <table:table-cell office:value-type="float" office:value="28.8289232082287">
            <text:p>28.8289232082</text:p>
          </table:table-cell>
          <table:table-cell office:value-type="float" office:value="22.6290187826248">
            <text:p>22.6290187826</text:p>
          </table:table-cell>
          <table:table-cell office:value-type="float" office:value="35">
            <text:p>35</text:p>
          </table:table-cell>
          <table:table-cell office:value-type="float" office:value="21.8389136658362">
            <text:p>21.8389136658</text:p>
          </table:table-cell>
          <table:table-cell office:value-type="float" office:value="35">
            <text:p>35</text:p>
          </table:table-cell>
          <table:table-cell office:value-type="float" office:value="25.5974859339616">
            <text:p>25.597485934</text:p>
          </table:table-cell>
          <table:table-cell office:value-type="float" office:value="28.3662916842834">
            <text:p>28.3662916843</text:p>
          </table:table-cell>
          <table:table-cell office:value-type="float" office:value="34.3083464134485">
            <text:p>34.3083464134</text:p>
          </table:table-cell>
          <table:table-cell office:value-type="float" office:value="27.5343942152627">
            <text:p>27.5343942153</text:p>
          </table:table-cell>
          <table:table-cell office:value-type="float" office:value="35">
            <text:p>35</text:p>
          </table:table-cell>
          <table:table-cell office:value-type="float" office:value="26.4771733945136">
            <text:p>26.4771733945</text:p>
          </table:table-cell>
          <table:table-cell office:value-type="float" office:value="24.0252442255436">
            <text:p>24.0252442255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4116797322339">
            <text:p>20.4116797322</text:p>
          </table:table-cell>
          <table:table-cell office:value-type="float" office:value="33.380417196799">
            <text:p>33.3804171968</text:p>
          </table:table-cell>
          <table:table-cell office:value-type="float" office:value="35">
            <text:p>35</text:p>
          </table:table-cell>
          <table:table-cell office:value-type="float" office:value="24.8540773339378">
            <text:p>24.8540773339</text:p>
          </table:table-cell>
          <table:table-cell office:value-type="float" office:value="26.1665575635494">
            <text:p>26.1665575635</text:p>
          </table:table-cell>
          <table:table-cell office:value-type="float" office:value="25.0887447263315">
            <text:p>25.0887447263</text:p>
          </table:table-cell>
          <table:table-cell office:value-type="float" office:value="29.8664285730035">
            <text:p>29.866428573</text:p>
          </table:table-cell>
          <table:table-cell office:value-type="float" office:value="27.9358652606834">
            <text:p>27.9358652607</text:p>
          </table:table-cell>
          <table:table-cell office:value-type="float" office:value="23.6664163405948">
            <text:p>23.6664163406</text:p>
          </table:table-cell>
          <table:table-cell office:value-type="float" office:value="20.7149699788568">
            <text:p>20.7149699789</text:p>
          </table:table-cell>
          <table:table-cell office:value-type="float" office:value="21.3808182827983">
            <text:p>21.3808182828</text:p>
          </table:table-cell>
          <table:table-cell office:value-type="float" office:value="20.6510211235801">
            <text:p>20.6510211236</text:p>
          </table:table-cell>
          <table:table-cell office:value-type="float" office:value="20.5281899847608">
            <text:p>20.5281899848</text:p>
          </table:table-cell>
          <table:table-cell office:value-type="float" office:value="21.4665952679187">
            <text:p>21.4665952679</text:p>
          </table:table-cell>
          <table:table-cell office:value-type="float" office:value="23.4987723081259">
            <text:p>23.4987723081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8073677086027">
            <text:p>26.8073677086</text:p>
          </table:table-cell>
          <table:table-cell office:value-type="float" office:value="21.2170942129721">
            <text:p>21.217094213</text:p>
          </table:table-cell>
          <table:table-cell office:value-type="float" office:value="35">
            <text:p>35</text:p>
          </table:table-cell>
          <table:table-cell office:value-type="float" office:value="27.1590518245713">
            <text:p>27.1590518246</text:p>
          </table:table-cell>
          <table:table-cell office:value-type="float" office:value="20.7807018695216">
            <text:p>20.7807018695</text:p>
          </table:table-cell>
          <table:table-cell office:value-type="float" office:value="32.5420118201765">
            <text:p>32.5420118202</text:p>
          </table:table-cell>
          <table:table-cell office:value-type="float" office:value="21.2976915851013">
            <text:p>21.2976915851</text:p>
          </table:table-cell>
          <table:table-cell office:value-type="float" office:value="35">
            <text:p>35</text:p>
          </table:table-cell>
          <table:table-cell office:value-type="float" office:value="20.9178216023402">
            <text:p>20.9178216023</text:p>
          </table:table-cell>
          <table:table-cell office:value-type="float" office:value="24.2175562656981">
            <text:p>24.2175562657</text:p>
          </table:table-cell>
          <table:table-cell office:value-type="float" office:value="24.6312229525643">
            <text:p>24.6312229526</text:p>
          </table:table-cell>
          <table:table-cell office:value-type="float" office:value="30.45076223453">
            <text:p>30.4507622345</text:p>
          </table:table-cell>
          <table:table-cell office:value-type="float" office:value="23.0371230941739">
            <text:p>23.037123094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8417275480376">
            <text:p>23.841727548</text:p>
          </table:table-cell>
          <table:table-cell office:value-type="float" office:value="22.2656543077601">
            <text:p>22.2656543078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8413026897944">
            <text:p>20.8413026898</text:p>
          </table:table-cell>
          <table:table-cell office:value-type="float" office:value="20.6279594181899">
            <text:p>20.6279594182</text:p>
          </table:table-cell>
          <table:table-cell table:number-columns-repeated="4" office:value-type="float" office:value="20">
            <text:p>20</text:p>
          </table:table-cell>
          <table:table-cell office:value-type="float" office:value="20.8273941292955">
            <text:p>20.8273941293</text:p>
          </table:table-cell>
          <table:table-cell office:value-type="float" office:value="21.1848897403103">
            <text:p>21.1848897403</text:p>
          </table:table-cell>
          <table:table-cell office:value-type="float" office:value="20.9409528908231">
            <text:p>20.9409528908</text:p>
          </table:table-cell>
          <table:table-cell office:value-type="float" office:value="21.1373336935445">
            <text:p>21.1373336935</text:p>
          </table:table-cell>
          <table:table-cell office:value-type="float" office:value="21.1689401980994">
            <text:p>21.1689401981</text:p>
          </table:table-cell>
          <table:table-cell office:value-type="float" office:value="21.0752662599833">
            <text:p>21.07526626</text:p>
          </table:table-cell>
          <table:table-cell office:value-type="float" office:value="20.8835134397172">
            <text:p>20.8835134397</text:p>
          </table:table-cell>
          <table:table-cell office:value-type="float" office:value="20.9701823121641">
            <text:p>20.9701823122</text:p>
          </table:table-cell>
          <table:table-cell office:value-type="float" office:value="21.0146806764332">
            <text:p>21.0146806764</text:p>
          </table:table-cell>
          <table:table-cell office:value-type="float" office:value="20">
            <text:p>20</text:p>
          </table:table-cell>
          <table:table-cell office:value-type="float" office:value="21.0296910597472">
            <text:p>21.0296910597</text:p>
          </table:table-cell>
          <table:table-cell office:value-type="float" office:value="20.9849270929354">
            <text:p>20.9849270929</text:p>
          </table:table-cell>
          <table:table-cell office:value-type="float" office:value="21.0599830323687">
            <text:p>21.0599830324</text:p>
          </table:table-cell>
          <table:table-cell office:value-type="float" office:value="20.5281868710667">
            <text:p>20.5281868711</text:p>
          </table:table-cell>
          <table:table-cell office:value-type="float" office:value="20.8693616421721">
            <text:p>20.8693616422</text:p>
          </table:table-cell>
          <table:table-cell office:value-type="float" office:value="20.8977477356012">
            <text:p>20.8977477356</text:p>
          </table:table-cell>
          <table:table-cell office:value-type="float" office:value="20.9264667248659">
            <text:p>20.9264667249</text:p>
          </table:table-cell>
          <table:table-cell office:value-type="float" office:value="20.912065253323">
            <text:p>20.9120652533</text:p>
          </table:table-cell>
          <table:table-cell office:value-type="float" office:value="21.1061113682643">
            <text:p>21.1061113683</text:p>
          </table:table-cell>
          <table:table-cell office:value-type="float" office:value="20.8135652555683">
            <text:p>20.8135652556</text:p>
          </table:table-cell>
          <table:table-cell office:value-type="float" office:value="20.7455925579932">
            <text:p>20.745592558</text:p>
          </table:table-cell>
          <table:table-cell office:value-type="float" office:value="20.6152480651644">
            <text:p>20.6152480652</text:p>
          </table:table-cell>
          <table:table-cell office:value-type="float" office:value="21.0906420905496">
            <text:p>21.0906420905</text:p>
          </table:table-cell>
          <table:table-cell office:value-type="float" office:value="21.1216749476162">
            <text:p>21.1216749476</text:p>
          </table:table-cell>
          <table:table-cell office:value-type="float" office:value="21.1530884815981">
            <text:p>21.1530884816</text:p>
          </table:table-cell>
          <table:table-cell table:number-columns-repeated="2" office:value-type="float" office:value="20">
            <text:p>20</text:p>
          </table:table-cell>
          <table:table-cell office:value-type="float" office:value="27.5819825619481">
            <text:p>27.5819825619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795588578569">
            <text:p>25.8795588579</text:p>
          </table:table-cell>
          <table:table-cell table:number-columns-repeated="2" office:value-type="float" office:value="20">
            <text:p>20</text:p>
          </table:table-cell>
          <table:table-cell office:value-type="float" office:value="31.2644543112046">
            <text:p>31.2644543112</text:p>
          </table:table-cell>
          <table:table-cell table:number-columns-repeated="4" office:value-type="float" office:value="20">
            <text:p>20</text:p>
          </table:table-cell>
          <table:table-cell office:value-type="float" office:value="30.6012482861795">
            <text:p>30.6012482862</text:p>
          </table:table-cell>
          <table:table-cell office:value-type="float" office:value="28.9175351975556">
            <text:p>28.9175351976</text:p>
          </table:table-cell>
          <table:table-cell office:value-type="float" office:value="35">
            <text:p>3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9.9932722475234">
            <text:p>29.9932722475</text:p>
          </table:table-cell>
          <table:table-cell office:value-type="float" office:value="32.7896675624776">
            <text:p>32.7896675625</text:p>
          </table:table-cell>
          <table:table-cell office:value-type="float" office:value="31.9907742547254">
            <text:p>31.9907742547</text:p>
          </table:table-cell>
          <table:table-cell office:value-type="float" office:value="26.1787929181788">
            <text:p>26.1787929182</text:p>
          </table:table-cell>
          <table:table-cell office:value-type="float" office:value="20">
            <text:p>20</text:p>
          </table:table-cell>
          <table:table-cell office:value-type="float" office:value="33.6725834503696">
            <text:p>33.6725834504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4967196689363">
            <text:p>26.4967196689</text:p>
          </table:table-cell>
          <table:table-cell office:value-type="float" office:value="27.1961242930775">
            <text:p>27.1961242931</text:p>
          </table:table-cell>
          <table:table-cell office:value-type="float" office:value="29.4339028775159">
            <text:p>29.433902877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72159841368">
            <text:p>20.2072159841</text:p>
          </table:table-cell>
          <table:table-cell office:value-type="float" office:value="20.1783552509568">
            <text:p>20.178355251</text:p>
          </table:table-cell>
          <table:table-cell office:value-type="float" office:value="20.1079065298001">
            <text:p>20.1079065298</text:p>
          </table:table-cell>
          <table:table-cell office:value-type="float" office:value="20.8045656658115">
            <text:p>20.8045656658</text:p>
          </table:table-cell>
          <table:table-cell office:value-type="float" office:value="20.8815764263542">
            <text:p>20.8815764264</text:p>
          </table:table-cell>
          <table:table-cell office:value-type="float" office:value="21.5486013566124">
            <text:p>21.5486013566</text:p>
          </table:table-cell>
          <table:table-cell office:value-type="float" office:value="20.296240964083">
            <text:p>20.2962409641</text:p>
          </table:table-cell>
          <table:table-cell office:value-type="float" office:value="21.2610506448761">
            <text:p>21.2610506449</text:p>
          </table:table-cell>
          <table:table-cell office:value-type="float" office:value="21.0224571480294">
            <text:p>21.022457148</text:p>
          </table:table-cell>
          <table:table-cell office:value-type="float" office:value="20.486093039361">
            <text:p>20.4860930394</text:p>
          </table:table-cell>
          <table:table-cell office:value-type="float" office:value="21.4250536299789">
            <text:p>21.42505363</text:p>
          </table:table-cell>
          <table:table-cell office:value-type="float" office:value="20.2512624608695">
            <text:p>20.2512624609</text:p>
          </table:table-cell>
          <table:table-cell office:value-type="float" office:value="20.4049857324285">
            <text:p>20.4049857324</text:p>
          </table:table-cell>
          <table:table-cell office:value-type="float" office:value="20.5026742409294">
            <text:p>20.5026742409</text:p>
          </table:table-cell>
          <table:table-cell office:value-type="float" office:value="21.35353110867">
            <text:p>21.3535311087</text:p>
          </table:table-cell>
          <table:table-cell office:value-type="float" office:value="21.6254684871785">
            <text:p>21.6254684872</text:p>
          </table:table-cell>
          <table:table-cell office:value-type="float" office:value="21.5234436731846">
            <text:p>21.5234436732</text:p>
          </table:table-cell>
          <table:table-cell office:value-type="float" office:value="21.7857740565453">
            <text:p>21.7857740565</text:p>
          </table:table-cell>
          <table:table-cell office:value-type="float" office:value="21.3301075166688">
            <text:p>21.3301075167</text:p>
          </table:table-cell>
          <table:table-cell office:value-type="float" office:value="21.4493210510562">
            <text:p>21.4493210511</text:p>
          </table:table-cell>
          <table:table-cell office:value-type="float" office:value="21.7584249981192">
            <text:p>21.7584249981</text:p>
          </table:table-cell>
          <table:table-cell office:value-type="float" office:value="20.6398709229411">
            <text:p>20.6398709229</text:p>
          </table:table-cell>
          <table:table-cell office:value-type="float" office:value="21.2838699173649">
            <text:p>21.2838699174</text:p>
          </table:table-cell>
          <table:table-cell office:value-type="float" office:value="21.7313332784702">
            <text:p>21.7313332785</text:p>
          </table:table-cell>
          <table:table-cell office:value-type="float" office:value="21.085355022134">
            <text:p>21.0853550221</text:p>
          </table:table-cell>
          <table:table-cell office:value-type="float" office:value="20.7483835137051">
            <text:p>20.7483835137</text:p>
          </table:table-cell>
          <table:table-cell office:value-type="float" office:value="21.4985130928772">
            <text:p>21.4985130929</text:p>
          </table:table-cell>
          <table:table-cell office:value-type="float" office:value="20.5874534572688">
            <text:p>20.5874534573</text:p>
          </table:table-cell>
          <table:table-cell office:value-type="float" office:value="20.5193784699135">
            <text:p>20.5193784699</text:p>
          </table:table-cell>
          <table:table-cell office:value-type="float" office:value="21.238427622508">
            <text:p>21.2384276225</text:p>
          </table:table-cell>
          <table:table-cell office:value-type="float" office:value="21.1498482567731">
            <text:p>21.1498482568</text:p>
          </table:table-cell>
          <table:table-cell office:value-type="float" office:value="21.5996105596072">
            <text:p>21.5996105596</text:p>
          </table:table-cell>
          <table:table-cell office:value-type="float" office:value="21.1717110617321">
            <text:p>21.1717110617</text:p>
          </table:table-cell>
          <table:table-cell office:value-type="float" office:value="21.4738065543544">
            <text:p>21.4738065544</text:p>
          </table:table-cell>
          <table:table-cell office:value-type="float" office:value="21.6779074624818">
            <text:p>21.6779074625</text:p>
          </table:table-cell>
          <table:table-cell office:value-type="float" office:value="21.8133841378594">
            <text:p>21.8133841379</text:p>
          </table:table-cell>
          <table:table-cell office:value-type="float" office:value="21.7044952824935">
            <text:p>21.7044952825</text:p>
          </table:table-cell>
          <table:table-cell office:value-type="float" office:value="21.3068880047437">
            <text:p>21.3068880047</text:p>
          </table:table-cell>
          <table:table-cell table:number-columns-repeated="2" office:value-type="float" office:value="21.8412589968331">
            <text:p>21.8412589968</text:p>
          </table:table-cell>
          <table:table-cell table:number-columns-repeated="4" office:value-type="float" office:value="35">
            <text:p>35</text:p>
          </table:table-cell>
          <table:table-cell office:value-type="float" office:value="22.8999798242858">
            <text:p>22.8999798243</text:p>
          </table:table-cell>
          <table:table-cell office:value-type="float" office:value="21.1498482567731">
            <text:p>21.1498482568</text:p>
          </table:table-cell>
          <table:table-cell office:value-type="float" office:value="27.6516251460571">
            <text:p>27.6516251461</text:p>
          </table:table-cell>
          <table:table-cell office:value-type="float" office:value="21.9554838745891">
            <text:p>21.9554838746</text:p>
          </table:table-cell>
          <table:table-cell office:value-type="float" office:value="31.1231180588289">
            <text:p>31.1231180588</text:p>
          </table:table-cell>
          <table:table-cell office:value-type="float" office:value="23.5876014189646">
            <text:p>23.587601419</text:p>
          </table:table-cell>
          <table:table-cell office:value-type="float" office:value="22.0742651500991">
            <text:p>22.0742651501</text:p>
          </table:table-cell>
          <table:table-cell office:value-type="float" office:value="21.3301075166688">
            <text:p>21.3301075167</text:p>
          </table:table-cell>
          <table:table-cell office:value-type="float" office:value="21.4250536299789">
            <text:p>21.42505363</text:p>
          </table:table-cell>
          <table:table-cell office:value-type="float" office:value="24.6672801147349">
            <text:p>24.6672801147</text:p>
          </table:table-cell>
          <table:table-cell office:value-type="float" office:value="26.4520030101681">
            <text:p>26.4520030102</text:p>
          </table:table-cell>
          <table:table-cell office:value-type="float" office:value="33.7703770059821">
            <text:p>33.770377006</text:p>
          </table:table-cell>
          <table:table-cell office:value-type="float" office:value="34.8715118934647">
            <text:p>34.8715118935</text:p>
          </table:table-cell>
          <table:table-cell office:value-type="float" office:value="26.1052009518712">
            <text:p>26.1052009519</text:p>
          </table:table-cell>
          <table:table-cell office:value-type="float" office:value="35">
            <text:p>35</text:p>
          </table:table-cell>
          <table:table-cell office:value-type="float" office:value="29.1623225151146">
            <text:p>29.1623225151</text:p>
          </table:table-cell>
          <table:table-cell office:value-type="float" office:value="35">
            <text:p>35</text:p>
          </table:table-cell>
          <table:table-cell office:value-type="float" office:value="23.985501363738">
            <text:p>23.9855013637</text:p>
          </table:table-cell>
          <table:table-cell office:value-type="float" office:value="27.2222816824686">
            <text:p>27.2222816825</text:p>
          </table:table-cell>
          <table:table-cell office:value-type="float" office:value="25.1903785417443">
            <text:p>25.1903785417</text:p>
          </table:table-cell>
          <table:table-cell office:value-type="float" office:value="28.6170332336495">
            <text:p>28.6170332336</text:p>
          </table:table-cell>
          <table:table-cell office:value-type="float" office:value="24.4274432945715">
            <text:p>24.4274432946</text:p>
          </table:table-cell>
          <table:table-cell office:value-type="float" office:value="22.197881001698">
            <text:p>22.1978810017</text:p>
          </table:table-cell>
          <table:table-cell office:value-type="float" office:value="25.7806738891643">
            <text:p>25.7806738892</text:p>
          </table:table-cell>
          <table:table-cell office:value-type="float" office:value="31.9133223593243">
            <text:p>31.9133223593</text:p>
          </table:table-cell>
          <table:table-cell office:value-type="float" office:value="21.6254684871785">
            <text:p>21.6254684872</text:p>
          </table:table-cell>
          <table:table-cell office:value-type="float" office:value="32.7906579782731">
            <text:p>32.7906579783</text:p>
          </table:table-cell>
          <table:table-cell office:value-type="float" office:value="22.4608471731178">
            <text:p>22.4608471731</text:p>
          </table:table-cell>
          <table:table-cell office:value-type="float" office:value="22.6008795505494">
            <text:p>22.6008795505</text:p>
          </table:table-cell>
          <table:table-cell office:value-type="float" office:value="23.7814681279754">
            <text:p>23.781468128</text:p>
          </table:table-cell>
          <table:table-cell office:value-type="float" office:value="22.7471165289265">
            <text:p>22.747116528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2690730376777">
            <text:p>22.2690730377</text:p>
          </table:table-cell>
          <table:table-cell office:value-type="float" office:value="20.4273217114891">
            <text:p>20.4273217115</text:p>
          </table:table-cell>
          <table:table-cell office:value-type="float" office:value="20.9568658065033">
            <text:p>20.9568658065</text:p>
          </table:table-cell>
          <table:table-cell office:value-type="float" office:value="35">
            <text:p>35</text:p>
          </table:table-cell>
          <table:table-cell office:value-type="float" office:value="20.1502158754066">
            <text:p>20.1502158754</text:p>
          </table:table-cell>
          <table:table-cell office:value-type="float" office:value="30.4872040799841">
            <text:p>30.48720408</text:p>
          </table:table-cell>
          <table:table-cell office:value-type="float" office:value="21.8282489525105">
            <text:p>21.8282489525</text:p>
          </table:table-cell>
          <table:table-cell office:value-type="float" office:value="20.7440792195413">
            <text:p>20.7440792195</text:p>
          </table:table-cell>
          <table:table-cell office:value-type="float" office:value="22.0406292226811">
            <text:p>22.0406292227</text:p>
          </table:table-cell>
          <table:table-cell office:value-type="float" office:value="23.730905467014">
            <text:p>23.730905467</text:p>
          </table:table-cell>
          <table:table-cell office:value-type="float" office:value="35">
            <text:p>35</text:p>
          </table:table-cell>
          <table:table-cell office:value-type="float" office:value="21.1096549987319">
            <text:p>21.1096549987</text:p>
          </table:table-cell>
          <table:table-cell office:value-type="float" office:value="33.5557091585622">
            <text:p>33.5557091586</text:p>
          </table:table-cell>
          <table:table-cell office:value-type="float" office:value="20.5488095285502">
            <text:p>20.5488095286</text:p>
          </table:table-cell>
          <table:table-cell office:value-type="float" office:value="35">
            <text:p>35</text:p>
          </table:table-cell>
          <table:table-cell office:value-type="float" office:value="22.1527313966754">
            <text:p>22.1527313967</text:p>
          </table:table-cell>
          <table:table-cell office:value-type="float" office:value="20.8129487415277">
            <text:p>20.8129487415</text:p>
          </table:table-cell>
          <table:table-cell office:value-type="float" office:value="23.5547427725638">
            <text:p>23.5547427726</text:p>
          </table:table-cell>
          <table:table-cell office:value-type="float" office:value="20.6771528305447">
            <text:p>20.6771528305</text:p>
          </table:table-cell>
          <table:table-cell office:value-type="float" office:value="29.3228733181567">
            <text:p>29.3228733182</text:p>
          </table:table-cell>
          <table:table-cell office:value-type="float" office:value="22.6460843052575">
            <text:p>22.6460843053</text:p>
          </table:table-cell>
          <table:table-cell office:value-type="float" office:value="29.8806650502033">
            <text:p>29.8806650502</text:p>
          </table:table-cell>
          <table:table-cell office:value-type="float" office:value="21.5362770473392">
            <text:p>21.5362770473</text:p>
          </table:table-cell>
          <table:table-cell office:value-type="float" office:value="21.2721628275004">
            <text:p>21.2721628275</text:p>
          </table:table-cell>
          <table:table-cell office:value-type="float" office:value="21.0321008889329">
            <text:p>21.0321008889</text:p>
          </table:table-cell>
          <table:table-cell office:value-type="float" office:value="24.5261631883122">
            <text:p>24.5261631883</text:p>
          </table:table-cell>
          <table:table-cell office:value-type="float" office:value="24.7512167981108">
            <text:p>24.7512167981</text:p>
          </table:table-cell>
          <table:table-cell office:value-type="float" office:value="32.6728486613067">
            <text:p>32.6728486613</text:p>
          </table:table-cell>
          <table:table-cell office:value-type="float" office:value="35">
            <text:p>35</text:p>
          </table:table-cell>
          <table:table-cell office:value-type="float" office:value="24.9884733855485">
            <text:p>24.9884733855</text:p>
          </table:table-cell>
          <table:table-cell office:value-type="float" office:value="35">
            <text:p>35</text:p>
          </table:table-cell>
          <table:table-cell office:value-type="float" office:value="25.2389531234097">
            <text:p>25.2389531234</text:p>
          </table:table-cell>
          <table:table-cell office:value-type="float" office:value="21.4453470293395">
            <text:p>21.4453470293</text:p>
          </table:table-cell>
          <table:table-cell office:value-type="float" office:value="28.331773633874">
            <text:p>28.3317736339</text:p>
          </table:table-cell>
          <table:table-cell office:value-type="float" office:value="21.7275623197081">
            <text:p>21.7275623197</text:p>
          </table:table-cell>
          <table:table-cell table:number-columns-repeated="2" office:value-type="float" office:value="35">
            <text:p>35</text:p>
          </table:table-cell>
          <table:table-cell office:value-type="float" office:value="27.0938522217418">
            <text:p>27.0938522217</text:p>
          </table:table-cell>
          <table:table-cell office:value-type="float" office:value="35">
            <text:p>35</text:p>
          </table:table-cell>
          <table:table-cell office:value-type="float" office:value="21.1896370359337">
            <text:p>21.1896370359</text:p>
          </table:table-cell>
          <table:table-cell office:value-type="float" office:value="20.2028268178757">
            <text:p>20.2028268179</text:p>
          </table:table-cell>
          <table:table-cell office:value-type="float" office:value="23.0713426895269">
            <text:p>23.0713426895</text:p>
          </table:table-cell>
          <table:table-cell office:value-type="float" office:value="26.3979863839014">
            <text:p>26.3979863839</text:p>
          </table:table-cell>
          <table:table-cell office:value-type="float" office:value="35">
            <text:p>35</text:p>
          </table:table-cell>
          <table:table-cell office:value-type="float" office:value="26.0817943116883">
            <text:p>26.0817943117</text:p>
          </table:table-cell>
          <table:table-cell table:number-columns-repeated="2" office:value-type="float" office:value="35">
            <text:p>35</text:p>
          </table:table-cell>
          <table:table-cell office:value-type="float" office:value="25.5037931598952">
            <text:p>25.5037931599</text:p>
          </table:table-cell>
          <table:table-cell office:value-type="float" office:value="22.3898992722794">
            <text:p>22.3898992723</text:p>
          </table:table-cell>
          <table:table-cell office:value-type="float" office:value="20.8838472681428">
            <text:p>20.8838472681</text:p>
          </table:table-cell>
          <table:table-cell office:value-type="float" office:value="35">
            <text:p>35</text:p>
          </table:table-cell>
          <table:table-cell office:value-type="float" office:value="27.4779214606796">
            <text:p>27.4779214607</text:p>
          </table:table-cell>
          <table:table-cell office:value-type="float" office:value="35">
            <text:p>35</text:p>
          </table:table-cell>
          <table:table-cell office:value-type="float" office:value="24.3123946947104">
            <text:p>24.3123946947</text:p>
          </table:table-cell>
          <table:table-cell office:value-type="float" office:value="31.1491726866848">
            <text:p>31.1491726867</text:p>
          </table:table-cell>
          <table:table-cell office:value-type="float" office:value="35">
            <text:p>35</text:p>
          </table:table-cell>
          <table:table-cell office:value-type="float" office:value="24.1090832551268">
            <text:p>24.1090832551</text:p>
          </table:table-cell>
          <table:table-cell office:value-type="float" office:value="35">
            <text:p>35</text:p>
          </table:table-cell>
          <table:table-cell office:value-type="float" office:value="22.9236693476137">
            <text:p>22.9236693476</text:p>
          </table:table-cell>
          <table:table-cell office:value-type="float" office:value="31.8745329711771">
            <text:p>31.8745329712</text:p>
          </table:table-cell>
          <table:table-cell office:value-type="float" office:value="23.2254526987266">
            <text:p>23.2254526987</text:p>
          </table:table-cell>
          <table:table-cell office:value-type="float" office:value="35">
            <text:p>35</text:p>
          </table:table-cell>
          <table:table-cell office:value-type="float" office:value="23.9154798869148">
            <text:p>23.9154798869</text:p>
          </table:table-cell>
          <table:table-cell office:value-type="float" office:value="21.3573556869838">
            <text:p>21.357355687</text:p>
          </table:table-cell>
          <table:table-cell office:value-type="float" office:value="35">
            <text:p>35</text:p>
          </table:table-cell>
          <table:table-cell office:value-type="float" office:value="25.7842648792548">
            <text:p>25.7842648793</text:p>
          </table:table-cell>
          <table:table-cell office:value-type="float" office:value="23.3864295854864">
            <text:p>23.3864295855</text:p>
          </table:table-cell>
          <table:table-cell office:value-type="float" office:value="26.7346538807896">
            <text:p>26.7346538808</text:p>
          </table:table-cell>
          <table:table-cell office:value-type="float" office:value="28.8081792136518">
            <text:p>28.8081792137</text:p>
          </table:table-cell>
          <table:table-cell office:value-type="float" office:value="21.6302954569064">
            <text:p>21.6302954569</text:p>
          </table:table-cell>
          <table:table-cell office:value-type="float" office:value="34.5372958422487">
            <text:p>34.5372958422</text:p>
          </table:table-cell>
          <table:table-cell table:number-columns-repeated="2" office:value-type="float" office:value="35">
            <text:p>35</text:p>
          </table:table-cell>
          <table:table-cell office:value-type="float" office:value="22.5154744961249">
            <text:p>22.5154744961</text:p>
          </table:table-cell>
          <table:table-cell office:value-type="float" office:value="27.8895373232111">
            <text:p>27.8895373232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office:value-type="string">
            <text:p>買取価格</text:p>
          </table:table-cell>
          <table:table-cell table:number-columns-repeated="39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56916266666551">
            <text:p>9.5691626667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634268625">
            <text:p>10.634268625</text:p>
          </table:table-cell>
          <table:table-cell table:number-columns-repeated="3" office:value-type="float" office:value="20">
            <text:p>20</text:p>
          </table:table-cell>
          <table:table-cell office:value-type="float" office:value="15.24">
            <text:p>15.2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2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2.5456086111103">
            <text:p>12.5456086111</text:p>
          </table:table-cell>
          <table:table-cell office:value-type="float" office:value="20">
            <text:p>20</text:p>
          </table:table-cell>
          <table:table-cell office:value-type="float" office:value="12.0641048611094">
            <text:p>12.0641048611</text:p>
          </table:table-cell>
          <table:table-cell table:number-columns-repeated="3" office:value-type="float" office:value="20">
            <text:p>20</text:p>
          </table:table-cell>
          <table:table-cell office:value-type="float" office:value="14.311219875">
            <text:p>14.311219875</text:p>
          </table:table-cell>
          <table:table-cell table:number-columns-repeated="3" office:value-type="float" office:value="20">
            <text:p>20</text:p>
          </table:table-cell>
          <table:table-cell office:value-type="float" office:value="18.9224594690743">
            <text:p>18.9224594691</text:p>
          </table:table-cell>
          <table:table-cell office:value-type="float" office:value="9.33333333333333">
            <text:p>9.3333333333</text:p>
          </table:table-cell>
          <table:table-cell table:number-columns-repeated="91" office:value-type="float" office:value="20">
            <text:p>20</text:p>
          </table:table-cell>
          <table:table-cell office:value-type="float" office:value="19.4817347769679">
            <text:p>19.481734777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1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2" office:value-type="float" office:value="20">
            <text:p>20</text:p>
          </table:table-cell>
          <table:table-cell office:value-type="float" office:value="19.0818226769044">
            <text:p>19.0818226769</text:p>
          </table:table-cell>
          <table:table-cell office:value-type="float" office:value="15.6331032777785">
            <text:p>15.6331032778</text:p>
          </table:table-cell>
          <table:table-cell office:value-type="float" office:value="15.8594044444452">
            <text:p>15.8594044444</text:p>
          </table:table-cell>
          <table:table-cell office:value-type="float" office:value="15.4904950000011">
            <text:p>15.490495</text:p>
          </table:table-cell>
          <table:table-cell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4.3207967777774">
            <text:p>14.3207967778</text:p>
          </table:table-cell>
          <table:table-cell office:value-type="float" office:value="14.480774333333">
            <text:p>14.480774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3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7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3" office:value-type="float" office:value="20">
            <text:p>20</text:p>
          </table:table-cell>
          <table:table-cell office:value-type="float" office:value="11.1565575">
            <text:p>11.156557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.03396">
            <text:p>15.03396</text:p>
          </table:table-cell>
          <table:table-cell table:number-columns-repeated="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1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2807146666656">
            <text:p>10.2807146667</text:p>
          </table:table-cell>
          <table:table-cell office:value-type="float" office:value="20">
            <text:p>20</text:p>
          </table:table-cell>
          <table:table-cell office:value-type="float" office:value="9.35939022222188">
            <text:p>9.3593902222</text:p>
          </table:table-cell>
          <table:table-cell table:number-columns-repeated="2" office:value-type="float" office:value="20">
            <text:p>20</text:p>
          </table:table-cell>
          <table:table-cell office:value-type="float" office:value="13.348784">
            <text:p>13.34878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8" office:value-type="float" office:value="20">
            <text:p>20</text:p>
          </table:table-cell>
          <table:table-cell office:value-type="float" office:value="15.9106613333323">
            <text:p>15.9106613333</text:p>
          </table:table-cell>
          <table:table-cell office:value-type="float" office:value="15.4553560000011">
            <text:p>15.455356</text:p>
          </table:table-cell>
          <table:table-cell office:value-type="float" office:value="15.069728">
            <text:p>15.069728</text:p>
          </table:table-cell>
          <table:table-cell office:value-type="float" office:value="20">
            <text:p>20</text:p>
          </table:table-cell>
          <table:table-cell office:value-type="float" office:value="14.0871875">
            <text:p>14.0871875</text:p>
          </table:table-cell>
          <table:table-cell office:value-type="float" office:value="20">
            <text:p>20</text:p>
          </table:table-cell>
          <table:table-cell office:value-type="float" office:value="14.762824875">
            <text:p>14.762824875</text:p>
          </table:table-cell>
          <table:table-cell office:value-type="float" office:value="14.66900825">
            <text:p>14.66900825</text:p>
          </table:table-cell>
          <table:table-cell office:value-type="float" office:value="13.5156822083338">
            <text:p>13.5156822083</text:p>
          </table:table-cell>
          <table:table-cell office:value-type="float" office:value="13.709961277776">
            <text:p>13.7099612778</text:p>
          </table:table-cell>
          <table:table-cell office:value-type="float" office:value="20">
            <text:p>20</text:p>
          </table:table-cell>
          <table:table-cell office:value-type="float" office:value="14.035564875">
            <text:p>14.035564875</text:p>
          </table:table-cell>
          <table:table-cell office:value-type="float" office:value="20">
            <text:p>20</text:p>
          </table:table-cell>
          <table:table-cell office:value-type="float" office:value="17.5271294458464">
            <text:p>17.5271294458</text:p>
          </table:table-cell>
          <table:table-cell office:value-type="float" office:value="17.9937087956867">
            <text:p>17.9937087957</text:p>
          </table:table-cell>
          <table:table-cell office:value-type="float" office:value="20">
            <text:p>20</text:p>
          </table:table-cell>
          <table:table-cell office:value-type="float" office:value="16.6406286811498">
            <text:p>16.6406286811</text:p>
          </table:table-cell>
          <table:table-cell office:value-type="float" office:value="19.6267365201278">
            <text:p>19.6267365201</text:p>
          </table:table-cell>
          <table:table-cell office:value-type="float" office:value="16.920576291054">
            <text:p>16.9205762911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6" office:value-type="float" office:value="20">
            <text:p>20</text:p>
          </table:table-cell>
          <table:table-cell table:number-columns-repeated="4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5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4.3471760555568">
            <text:p>14.3471760556</text:p>
          </table:table-cell>
          <table:table-cell table:number-columns-repeated="2" office:value-type="float" office:value="20">
            <text:p>20</text:p>
          </table:table-cell>
          <table:table-cell office:value-type="float" office:value="19.8042817047">
            <text:p>19.8042817047</text:p>
          </table:table-cell>
          <table:table-cell table:number-columns-repeated="74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2.8957944444452">
            <text:p>12.8957944444</text:p>
          </table:table-cell>
          <table:table-cell office:value-type="float" office:value="20">
            <text:p>20</text:p>
          </table:table-cell>
          <table:table-cell office:value-type="float" office:value="14.279942">
            <text:p>14.279942</text:p>
          </table:table-cell>
          <table:table-cell office:value-type="float" office:value="20">
            <text:p>20</text:p>
          </table:table-cell>
          <table:table-cell office:value-type="float" office:value="13.637546">
            <text:p>13.637546</text:p>
          </table:table-cell>
          <table:table-cell office:value-type="float" office:value="20">
            <text:p>20</text:p>
          </table:table-cell>
          <table:table-cell office:value-type="float" office:value="14.3864399166676">
            <text:p>14.3864399167</text:p>
          </table:table-cell>
          <table:table-cell office:value-type="float" office:value="20">
            <text:p>20</text:p>
          </table:table-cell>
          <table:table-cell office:value-type="float" office:value="15.2071545833324">
            <text:p>15.2071545833</text:p>
          </table:table-cell>
          <table:table-cell office:value-type="float" office:value="14.5515446250009">
            <text:p>14.551544625</text:p>
          </table:table-cell>
          <table:table-cell office:value-type="float" office:value="9.33333333333333">
            <text:p>9.3333333333</text:p>
          </table:table-cell>
          <table:table-cell table:number-columns-repeated="79" office:value-type="float" office:value="20">
            <text:p>20</text:p>
          </table:table-cell>
          <table:table-cell office:value-type="float" office:value="12.5885695">
            <text:p>12.5885695</text:p>
          </table:table-cell>
          <table:table-cell office:value-type="float" office:value="20">
            <text:p>20</text:p>
          </table:table-cell>
          <table:table-cell office:value-type="float" office:value="12.5011725">
            <text:p>12.5011725</text:p>
          </table:table-cell>
          <table:table-cell office:value-type="float" office:value="13.722257">
            <text:p>13.722257</text:p>
          </table:table-cell>
          <table:table-cell office:value-type="float" office:value="20">
            <text:p>20</text:p>
          </table:table-cell>
          <table:table-cell office:value-type="float" office:value="14.1152686666671">
            <text:p>14.1152686667</text:p>
          </table:table-cell>
          <table:table-cell office:value-type="float" office:value="20">
            <text:p>20</text:p>
          </table:table-cell>
          <table:table-cell office:value-type="float" office:value="13.7814606805538">
            <text:p>13.7814606806</text:p>
          </table:table-cell>
          <table:table-cell table:number-columns-repeated="2" office:value-type="float" office:value="20">
            <text:p>20</text:p>
          </table:table-cell>
          <table:table-cell office:value-type="float" office:value="16.0164750000012">
            <text:p>16.016475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31" office:value-type="float" office:value="20">
            <text:p>20</text:p>
          </table:table-cell>
        </table:table-row>
        <table:table-row table:style-name="ro1">
          <table:table-cell table:number-columns-repeated="961"/>
        </table:table-row>
        <table:table-row table:style-name="ro1">
          <table:table-cell office:value-type="string">
            <text:p>電力購入量</text:p>
          </table:table-cell>
          <table:table-cell office:value-type="float" office:value="0">
            <text:p>0</text:p>
          </table:table-cell>
          <table:table-cell office:value-type="float" office:value="452.50480199023">
            <text:p>452.5048019902</text:p>
          </table:table-cell>
          <table:table-cell office:value-type="float" office:value="500">
            <text:p>500</text:p>
          </table:table-cell>
          <table:table-cell office:value-type="float" office:value="437.120960375486">
            <text:p>437.1209603755</text:p>
          </table:table-cell>
          <table:table-cell office:value-type="float" office:value="0">
            <text:p>0</text:p>
          </table:table-cell>
          <table:table-cell office:value-type="float" office:value="212.121064523429">
            <text:p>212.1210645234</text:p>
          </table:table-cell>
          <table:table-cell office:value-type="float" office:value="341.922919003816">
            <text:p>341.9229190038</text:p>
          </table:table-cell>
          <table:table-cell office:value-type="float" office:value="154.508514889455">
            <text:p>154.5085148895</text:p>
          </table:table-cell>
          <table:table-cell office:value-type="float" office:value="186.788685503399">
            <text:p>186.7886855034</text:p>
          </table:table-cell>
          <table:table-cell office:value-type="float" office:value="500">
            <text:p>500</text:p>
          </table:table-cell>
          <table:table-cell office:value-type="float" office:value="3.64373227082756">
            <text:p>3.6437322708</text:p>
          </table:table-cell>
          <table:table-cell office:value-type="float" office:value="103.396753096139">
            <text:p>103.3967530961</text:p>
          </table:table-cell>
          <table:table-cell office:value-type="float" office:value="500">
            <text:p>500</text:p>
          </table:table-cell>
          <table:table-cell office:value-type="float" office:value="222.070014461568">
            <text:p>222.0700144616</text:p>
          </table:table-cell>
          <table:table-cell office:value-type="float" office:value="88.4408115516224">
            <text:p>88.4408115516</text:p>
          </table:table-cell>
          <table:table-cell office:value-type="float" office:value="168.442261387127">
            <text:p>168.4422613871</text:p>
          </table:table-cell>
          <table:table-cell office:value-type="float" office:value="37.3090184642293">
            <text:p>37.3090184642</text:p>
          </table:table-cell>
          <table:table-cell office:value-type="float" office:value="92.8962329683228">
            <text:p>92.8962329683</text:p>
          </table:table-cell>
          <table:table-cell office:value-type="float" office:value="339.028745662986">
            <text:p>339.028745663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191.886363275696">
            <text:p>191.8863632757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.62609424505652">
            <text:p>3.6260942451</text:p>
          </table:table-cell>
          <table:table-cell office:value-type="float" office:value="172.187243379033">
            <text:p>172.187243379</text:p>
          </table:table-cell>
          <table:table-cell table:number-columns-repeated="2" office:value-type="float" office:value="0">
            <text:p>0</text:p>
          </table:table-cell>
          <table:table-cell office:value-type="float" office:value="185.639295823431">
            <text:p>185.6392958234</text:p>
          </table:table-cell>
          <table:table-cell office:value-type="float" office:value="228.425386691135">
            <text:p>228.4253866911</text:p>
          </table:table-cell>
          <table:table-cell office:value-type="float" office:value="0">
            <text:p>0</text:p>
          </table:table-cell>
          <table:table-cell office:value-type="float" office:value="199.156330344087">
            <text:p>199.1563303441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71.6831211024186">
            <text:p>71.6831211024</text:p>
          </table:table-cell>
          <table:table-cell table:number-columns-repeated="4" office:value-type="float" office:value="0">
            <text:p>0</text:p>
          </table:table-cell>
          <table:table-cell office:value-type="float" office:value="20.6701318362768">
            <text:p>20.6701318363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56.2859319219626">
            <text:p>56.285931922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320.568424129093">
            <text:p>320.5684241291</text:p>
          </table:table-cell>
          <table:table-cell office:value-type="float" office:value="88.9790644009249">
            <text:p>88.979064400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67.146166406407">
            <text:p>467.1461664064</text:p>
          </table:table-cell>
          <table:table-cell table:number-columns-repeated="4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64.412033547958">
            <text:p>464.412033548</text:p>
          </table:table-cell>
          <table:table-cell office:value-type="float" office:value="0">
            <text:p>0</text:p>
          </table:table-cell>
          <table:table-cell office:value-type="float" office:value="202.042753326713">
            <text:p>202.0427533267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00.974714473857">
            <text:p>100.9747144739</text:p>
          </table:table-cell>
          <table:table-cell office:value-type="float" office:value="297.345673540564">
            <text:p>297.3456735406</text:p>
          </table:table-cell>
          <table:table-cell office:value-type="float" office:value="0">
            <text:p>0</text:p>
          </table:table-cell>
          <table:table-cell office:value-type="float" office:value="184.647667533505">
            <text:p>184.6476675335</text:p>
          </table:table-cell>
          <table:table-cell table:number-columns-repeated="2" office:value-type="float" office:value="0">
            <text:p>0</text:p>
          </table:table-cell>
          <table:table-cell office:value-type="float" office:value="141.288456021839">
            <text:p>141.2884560218</text:p>
          </table:table-cell>
          <table:table-cell office:value-type="float" office:value="55.8165214288227">
            <text:p>55.8165214288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78.7125732927025">
            <text:p>78.7125732927</text:p>
          </table:table-cell>
          <table:table-cell office:value-type="float" office:value="394.01308105648">
            <text:p>394.0130810565</text:p>
          </table:table-cell>
          <table:table-cell office:value-type="float" office:value="99.119686744565">
            <text:p>99.1196867446</text:p>
          </table:table-cell>
          <table:table-cell office:value-type="float" office:value="300.016646922463">
            <text:p>300.0166469225</text:p>
          </table:table-cell>
          <table:table-cell office:value-type="float" office:value="12.3225542568019">
            <text:p>12.3225542568</text:p>
          </table:table-cell>
          <table:table-cell office:value-type="float" office:value="391.290613583653">
            <text:p>391.2906135837</text:p>
          </table:table-cell>
          <table:table-cell office:value-type="float" office:value="47.77635291409">
            <text:p>47.7763529141</text:p>
          </table:table-cell>
          <table:table-cell office:value-type="float" office:value="0">
            <text:p>0</text:p>
          </table:table-cell>
          <table:table-cell office:value-type="float" office:value="346.942143758463">
            <text:p>346.9421437585</text:p>
          </table:table-cell>
          <table:table-cell office:value-type="float" office:value="500">
            <text:p>500</text:p>
          </table:table-cell>
          <table:table-cell office:value-type="float" office:value="116.846084308421">
            <text:p>116.8460843084</text:p>
          </table:table-cell>
          <table:table-cell office:value-type="float" office:value="0">
            <text:p>0</text:p>
          </table:table-cell>
          <table:table-cell office:value-type="float" office:value="174.706161962243">
            <text:p>174.7061619622</text:p>
          </table:table-cell>
          <table:table-cell table:number-columns-repeated="2" office:value-type="float" office:value="500">
            <text:p>500</text:p>
          </table:table-cell>
          <table:table-cell office:value-type="float" office:value="0">
            <text:p>0</text:p>
          </table:table-cell>
          <table:table-cell table:number-columns-repeated="864"/>
        </table:table-row>
        <table:table-row table:style-name="ro1">
          <table:table-cell office:value-type="string">
            <text:p>電力販売量</text:p>
          </table:table-cell>
          <table:table-cell office:value-type="float" office:value="17.9262142049124">
            <text:p>17.9262142049</text:p>
          </table:table-cell>
          <table:table-cell office:value-type="float" office:value="500">
            <text:p>500</text:p>
          </table:table-cell>
          <table:table-cell office:value-type="float" office:value="404.49247346764">
            <text:p>404.4924734676</text:p>
          </table:table-cell>
          <table:table-cell office:value-type="float" office:value="240.334199404502">
            <text:p>240.3341994045</text:p>
          </table:table-cell>
          <table:table-cell office:value-type="float" office:value="0">
            <text:p>0</text:p>
          </table:table-cell>
          <table:table-cell office:value-type="float" office:value="149.633037157555">
            <text:p>149.6330371576</text:p>
          </table:table-cell>
          <table:table-cell office:value-type="float" office:value="0.110077228518875">
            <text:p>0.1100772285</text:p>
          </table:table-cell>
          <table:table-cell office:value-type="float" office:value="169.117520800276">
            <text:p>169.1175208003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51.6333748510057">
            <text:p>51.633374851</text:p>
          </table:table-cell>
          <table:table-cell office:value-type="float" office:value="266.927280096848">
            <text:p>266.9272800968</text:p>
          </table:table-cell>
          <table:table-cell office:value-type="float" office:value="94.3518800374001">
            <text:p>94.3518800374</text:p>
          </table:table-cell>
          <table:table-cell table:number-columns-repeated="3" office:value-type="float" office:value="500">
            <text:p>500</text:p>
          </table:table-cell>
          <table:table-cell office:value-type="float" office:value="149.279101486527">
            <text:p>149.2791014865</text:p>
          </table:table-cell>
          <table:table-cell office:value-type="float" office:value="0">
            <text:p>0</text:p>
          </table:table-cell>
          <table:table-cell office:value-type="float" office:value="333.316095632309">
            <text:p>333.3160956323</text:p>
          </table:table-cell>
          <table:table-cell office:value-type="float" office:value="347.872116396083">
            <text:p>347.8721163961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08.871571757408">
            <text:p>108.871571757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0.5770971380626">
            <text:p>30.5770971381</text:p>
          </table:table-cell>
          <table:table-cell office:value-type="float" office:value="430.791507272637">
            <text:p>430.7915072726</text:p>
          </table:table-cell>
          <table:table-cell office:value-type="float" office:value="0">
            <text:p>0</text:p>
          </table:table-cell>
          <table:table-cell office:value-type="float" office:value="171.026263495001">
            <text:p>171.026263495</text:p>
          </table:table-cell>
          <table:table-cell table:number-columns-repeated="3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2.3609565752009">
            <text:p>42.3609565752</text:p>
          </table:table-cell>
          <table:table-cell office:value-type="float" office:value="500">
            <text:p>500</text:p>
          </table:table-cell>
          <table:table-cell office:value-type="float" office:value="209.747228606954">
            <text:p>209.747228607</text:p>
          </table:table-cell>
          <table:table-cell office:value-type="float" office:value="500">
            <text:p>500</text:p>
          </table:table-cell>
          <table:table-cell office:value-type="float" office:value="371.422941936581">
            <text:p>371.4229419366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09.270641294205">
            <text:p>109.2706412942</text:p>
          </table:table-cell>
          <table:table-cell office:value-type="float" office:value="238.901657754325">
            <text:p>238.9016577543</text:p>
          </table:table-cell>
          <table:table-cell office:value-type="float" office:value="367.36119985035">
            <text:p>367.3611998504</text:p>
          </table:table-cell>
          <table:table-cell office:value-type="float" office:value="0">
            <text:p>0</text:p>
          </table:table-cell>
          <table:table-cell office:value-type="float" office:value="290.346940270933">
            <text:p>290.3469402709</text:p>
          </table:table-cell>
          <table:table-cell office:value-type="float" office:value="476.719422935584">
            <text:p>476.7194229356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82.53984754255">
            <text:p>382.5398475426</text:p>
          </table:table-cell>
          <table:table-cell table:number-columns-repeated="2" office:value-type="float" office:value="500">
            <text:p>500</text:p>
          </table:table-cell>
          <table:table-cell office:value-type="float" office:value="221.840048847149">
            <text:p>221.840048847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83.019283762928">
            <text:p>483.0192837629</text:p>
          </table:table-cell>
          <table:table-cell table:number-columns-repeated="3" office:value-type="float" office:value="500">
            <text:p>500</text:p>
          </table:table-cell>
          <table:table-cell office:value-type="float" office:value="257.415015473081">
            <text:p>257.4150154731</text:p>
          </table:table-cell>
          <table:table-cell office:value-type="float" office:value="500">
            <text:p>500</text:p>
          </table:table-cell>
          <table:table-cell office:value-type="float" office:value="20.5379617564778">
            <text:p>20.5379617565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98.177653579962">
            <text:p>398.17765358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59.776265276285">
            <text:p>359.776265276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69.632735488902">
            <text:p>369.6327354889</text:p>
          </table:table-cell>
          <table:table-cell office:value-type="float" office:value="346.402757502864">
            <text:p>346.4027575029</text:p>
          </table:table-cell>
          <table:table-cell office:value-type="float" office:value="500">
            <text:p>500</text:p>
          </table:table-cell>
          <table:table-cell office:value-type="float" office:value="370.961477599504">
            <text:p>370.961477599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87.015256209116">
            <text:p>187.0152562091</text:p>
          </table:table-cell>
          <table:table-cell office:value-type="float" office:value="373.521356367333">
            <text:p>373.5213563673</text:p>
          </table:table-cell>
          <table:table-cell office:value-type="float" office:value="74.6837576948519">
            <text:p>74.6837576949</text:p>
          </table:table-cell>
          <table:table-cell office:value-type="float" office:value="261.791777359251">
            <text:p>261.7917773593</text:p>
          </table:table-cell>
          <table:table-cell office:value-type="float" office:value="245.102298347338">
            <text:p>245.1022983473</text:p>
          </table:table-cell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59.051246980439">
            <text:p>159.0512469804</text:p>
          </table:table-cell>
          <table:table-cell office:value-type="float" office:value="500">
            <text:p>500</text:p>
          </table:table-cell>
          <table:table-cell office:value-type="float" office:value="124.122228731057">
            <text:p>124.1222287311</text:p>
          </table:table-cell>
          <table:table-cell office:value-type="float" office:value="429.320841781574">
            <text:p>429.3208417816</text:p>
          </table:table-cell>
          <table:table-cell office:value-type="float" office:value="346.199983735326">
            <text:p>346.1999837353</text:p>
          </table:table-cell>
          <table:table-cell office:value-type="float" office:value="170.120361099221">
            <text:p>170.1203610992</text:p>
          </table:table-cell>
          <table:table-cell table:number-columns-repeated="864"/>
        </table:table-row>
        <table:table-row table:style-name="ro1">
          <table:table-cell office:value-type="string">
            <text:p>電力の価格</text:p>
          </table:table-cell>
          <table:table-cell table:number-columns-repeated="17" office:value-type="float" office:value="20">
            <text:p>20</text:p>
          </table:table-cell>
          <table:table-cell office:value-type="float" office:value="20.1268603497765">
            <text:p>20.1268603498</text:p>
          </table:table-cell>
          <table:table-cell office:value-type="float" office:value="20.1532041966304">
            <text:p>20.1532041966</text:p>
          </table:table-cell>
          <table:table-cell office:value-type="float" office:value="20.2069139357825">
            <text:p>20.2069139358</text:p>
          </table:table-cell>
          <table:table-cell office:value-type="float" office:value="20.2620310367982">
            <text:p>20.2620310368</text:p>
          </table:table-cell>
          <table:table-cell office:value-type="float" office:value="20.9796892642647">
            <text:p>20.9796892643</text:p>
          </table:table-cell>
          <table:table-cell office:value-type="float" office:value="20.3767145417117">
            <text:p>20.3767145417</text:p>
          </table:table-cell>
          <table:table-cell office:value-type="float" office:value="20.4822475307354">
            <text:p>20.4822475307</text:p>
          </table:table-cell>
          <table:table-cell office:value-type="float" office:value="20.8497717440215">
            <text:p>20.849771744</text:p>
          </table:table-cell>
          <table:table-cell office:value-type="float" office:value="21.1167589384796">
            <text:p>21.1167589385</text:p>
          </table:table-cell>
          <table:table-cell office:value-type="float" office:value="20.9988193017802">
            <text:p>20.9988193018</text:p>
          </table:table-cell>
          <table:table-cell office:value-type="float" office:value="21.2829499694638">
            <text:p>21.2829499695</text:p>
          </table:table-cell>
          <table:table-cell office:value-type="float" office:value="21.0375237320629">
            <text:p>21.0375237321</text:p>
          </table:table-cell>
          <table:table-cell office:value-type="float" office:value="20.544869012414">
            <text:p>20.5448690124</text:p>
          </table:table-cell>
          <table:table-cell office:value-type="float" office:value="20.5133410676675">
            <text:p>20.5133410677</text:p>
          </table:table-cell>
          <table:table-cell office:value-type="float" office:value="20.6421522788624">
            <text:p>20.6421522789</text:p>
          </table:table-cell>
          <table:table-cell office:value-type="float" office:value="21.6499690922146">
            <text:p>21.6499690922</text:p>
          </table:table-cell>
          <table:table-cell office:value-type="float" office:value="21.6013269013587">
            <text:p>21.6013269014</text:p>
          </table:table-cell>
          <table:table-cell office:value-type="float" office:value="21.5773185405618">
            <text:p>21.5773185406</text:p>
          </table:table-cell>
          <table:table-cell office:value-type="float" office:value="21.6746083775657">
            <text:p>21.6746083776</text:p>
          </table:table-cell>
          <table:table-cell office:value-type="float" office:value="21.4602990975778">
            <text:p>21.4602990976</text:p>
          </table:table-cell>
          <table:table-cell office:value-type="float" office:value="21.2403982682095">
            <text:p>21.2403982682</text:p>
          </table:table-cell>
          <table:table-cell office:value-type="float" office:value="21.157318668917">
            <text:p>21.1573186689</text:p>
          </table:table-cell>
          <table:table-cell office:value-type="float" office:value="21.1985265582093">
            <text:p>21.1985265582</text:p>
          </table:table-cell>
          <table:table-cell office:value-type="float" office:value="21.1369587433855">
            <text:p>21.1369587434</text:p>
          </table:table-cell>
          <table:table-cell office:value-type="float" office:value="21.0967173726949">
            <text:p>21.0967173727</text:p>
          </table:table-cell>
          <table:table-cell office:value-type="float" office:value="21.3480891864747">
            <text:p>21.3480891865</text:p>
          </table:table-cell>
          <table:table-cell office:value-type="float" office:value="21.2615880888376">
            <text:p>21.2615880888</text:p>
          </table:table-cell>
          <table:table-cell office:value-type="float" office:value="21.018096886505">
            <text:p>21.0180968865</text:p>
          </table:table-cell>
          <table:table-cell office:value-type="float" office:value="21.0571015787173">
            <text:p>21.0571015787</text:p>
          </table:table-cell>
          <table:table-cell office:value-type="float" office:value="21.3044860143058">
            <text:p>21.3044860143</text:p>
          </table:table-cell>
          <table:table-cell office:value-type="float" office:value="21.2193784371234">
            <text:p>21.2193784371</text:p>
          </table:table-cell>
          <table:table-cell office:value-type="float" office:value="21.437481999712">
            <text:p>21.4374819997</text:p>
          </table:table-cell>
          <table:table-cell office:value-type="float" office:value="21.5535151102664">
            <text:p>21.5535151103</text:p>
          </table:table-cell>
          <table:table-cell office:value-type="float" office:value="21.6255428505558">
            <text:p>21.6255428506</text:p>
          </table:table-cell>
          <table:table-cell office:value-type="float" office:value="21.3701606973458">
            <text:p>21.3701606973</text:p>
          </table:table-cell>
          <table:table-cell office:value-type="float" office:value="21.0768321938903">
            <text:p>21.0768321939</text:p>
          </table:table-cell>
          <table:table-cell office:value-type="float" office:value="21.5299139977554">
            <text:p>21.5299139978</text:p>
          </table:table-cell>
          <table:table-cell office:value-type="float" office:value="21.4833084954157">
            <text:p>21.4833084954</text:p>
          </table:table-cell>
          <table:table-cell office:value-type="float" office:value="21.1778406265257">
            <text:p>21.1778406265</text:p>
          </table:table-cell>
          <table:table-cell office:value-type="float" office:value="22.2168357316359">
            <text:p>22.2168357316</text:p>
          </table:table-cell>
          <table:table-cell office:value-type="float" office:value="33.7503275831427">
            <text:p>33.7503275831</text:p>
          </table:table-cell>
          <table:table-cell office:value-type="float" office:value="21.6746083775657">
            <text:p>21.6746083776</text:p>
          </table:table-cell>
          <table:table-cell office:value-type="float" office:value="21.4833084954157">
            <text:p>21.4833084954</text:p>
          </table:table-cell>
          <table:table-cell office:value-type="float" office:value="23.1769259091431">
            <text:p>23.1769259091</text:p>
          </table:table-cell>
          <table:table-cell office:value-type="float" office:value="27.484069142689">
            <text:p>27.4840691427</text:p>
          </table:table-cell>
          <table:table-cell office:value-type="float" office:value="25.4767645764805">
            <text:p>25.4767645765</text:p>
          </table:table-cell>
          <table:table-cell office:value-type="float" office:value="21.5773185405618">
            <text:p>21.5773185406</text:p>
          </table:table-cell>
          <table:table-cell office:value-type="float" office:value="25.7611229400153">
            <text:p>25.76112294</text:p>
          </table:table-cell>
          <table:table-cell office:value-type="float" office:value="28.3564921787946">
            <text:p>28.3564921788</text:p>
          </table:table-cell>
          <table:table-cell office:value-type="float" office:value="22.4638942082992">
            <text:p>22.4638942083</text:p>
          </table:table-cell>
          <table:table-cell office:value-type="float" office:value="27.0924800499634">
            <text:p>27.09248005</text:p>
          </table:table-cell>
          <table:table-cell office:value-type="float" office:value="30.5702392804328">
            <text:p>30.5702392804</text:p>
          </table:table-cell>
          <table:table-cell office:value-type="float" office:value="27.9043179083622">
            <text:p>27.9043179084</text:p>
          </table:table-cell>
          <table:table-cell office:value-type="float" office:value="21.3924151409903">
            <text:p>21.392415141</text:p>
          </table:table-cell>
          <table:table-cell office:value-type="float" office:value="23.8715763189629">
            <text:p>23.871576319</text:p>
          </table:table-cell>
          <table:table-cell office:value-type="float" office:value="26.0630740158475">
            <text:p>26.0630740158</text:p>
          </table:table-cell>
          <table:table-cell office:value-type="float" office:value="21.8797387908373">
            <text:p>21.8797387908</text:p>
          </table:table-cell>
          <table:table-cell office:value-type="float" office:value="22.3379582516169">
            <text:p>22.3379582516</text:p>
          </table:table-cell>
          <table:table-cell office:value-type="float" office:value="29.9456265290448">
            <text:p>29.945626529</text:p>
          </table:table-cell>
          <table:table-cell office:value-type="float" office:value="22.5949363492263">
            <text:p>22.5949363492</text:p>
          </table:table-cell>
          <table:table-cell office:value-type="float" office:value="22.731401652582">
            <text:p>22.7314016526</text:p>
          </table:table-cell>
          <table:table-cell office:value-type="float" office:value="25.2085049296659">
            <text:p>25.2085049297</text:p>
          </table:table-cell>
          <table:table-cell office:value-type="float" office:value="28.8443735757362">
            <text:p>28.8443735757</text:p>
          </table:table-cell>
          <table:table-cell office:value-type="float" office:value="24.271892087973">
            <text:p>24.271892088</text:p>
          </table:table-cell>
          <table:table-cell office:value-type="float" office:value="31.2534273168115">
            <text:p>31.2534273168</text:p>
          </table:table-cell>
          <table:table-cell office:value-type="float" office:value="22.8736338871161">
            <text:p>22.8736338871</text:p>
          </table:table-cell>
          <table:table-cell office:value-type="float" office:value="32.0038356557367">
            <text:p>32.0038356557</text:p>
          </table:table-cell>
          <table:table-cell office:value-type="float" office:value="32.8318985403791">
            <text:p>32.8318985404</text:p>
          </table:table-cell>
          <table:table-cell office:value-type="float" office:value="26.7267155497786">
            <text:p>26.7267155498</text:p>
          </table:table-cell>
          <table:table-cell office:value-type="float" office:value="23.5082183160859">
            <text:p>23.5082183161</text:p>
          </table:table-cell>
          <table:table-cell office:value-type="float" office:value="21.7753526900464">
            <text:p>21.77535269</text:p>
          </table:table-cell>
          <table:table-cell office:value-type="float" office:value="21.9879677843226">
            <text:p>21.9879677843</text:p>
          </table:table-cell>
          <table:table-cell office:value-type="float" office:value="24.0667708117457">
            <text:p>24.0667708117</text:p>
          </table:table-cell>
          <table:table-cell office:value-type="float" office:value="24.4877171580469">
            <text:p>24.487717158</text:p>
          </table:table-cell>
          <table:table-cell office:value-type="float" office:value="24.715106297975">
            <text:p>24.715106298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188820265824">
            <text:p>20.1188820266</text:p>
          </table:table-cell>
          <table:table-cell office:value-type="float" office:value="20.1462662786914">
            <text:p>20.1462662787</text:p>
          </table:table-cell>
          <table:table-cell office:value-type="float" office:value="20.2021418837707">
            <text:p>20.2021418838</text:p>
          </table:table-cell>
          <table:table-cell office:value-type="float" office:value="20.2595440341079">
            <text:p>20.2595440341</text:p>
          </table:table-cell>
          <table:table-cell office:value-type="float" office:value="20.7821449579266">
            <text:p>20.7821449579</text:p>
          </table:table-cell>
          <table:table-cell office:value-type="float" office:value="20.3486492420449">
            <text:p>20.348649242</text:p>
          </table:table-cell>
          <table:table-cell office:value-type="float" office:value="20.6055655522835">
            <text:p>20.6055655523</text:p>
          </table:table-cell>
          <table:table-cell office:value-type="float" office:value="20.7638800326926">
            <text:p>20.7638800327</text:p>
          </table:table-cell>
          <table:table-cell office:value-type="float" office:value="21.0739512355478">
            <text:p>21.0739512355</text:p>
          </table:table-cell>
          <table:table-cell office:value-type="float" office:value="21.1366387299869">
            <text:p>21.13663873</text:p>
          </table:table-cell>
          <table:table-cell office:value-type="float" office:value="21.1792980835806">
            <text:p>21.1792980836</text:p>
          </table:table-cell>
          <table:table-cell office:value-type="float" office:value="20.8756115008731">
            <text:p>20.8756115009</text:p>
          </table:table-cell>
          <table:table-cell office:value-type="float" office:value="20.5385319280502">
            <text:p>20.5385319281</text:p>
          </table:table-cell>
          <table:table-cell office:value-type="float" office:value="20.5220773130893">
            <text:p>20.5220773131</text:p>
          </table:table-cell>
          <table:table-cell office:value-type="float" office:value="20.4258018653343">
            <text:p>20.4258018653</text:p>
          </table:table-cell>
          <table:table-cell office:value-type="float" office:value="21.7261862950274">
            <text:p>21.726186295</text:p>
          </table:table-cell>
          <table:table-cell office:value-type="float" office:value="21.6740877181347">
            <text:p>21.6740877181</text:p>
          </table:table-cell>
          <table:table-cell office:value-type="float" office:value="21.6483923262311">
            <text:p>21.6483923262</text:p>
          </table:table-cell>
          <table:table-cell office:value-type="float" office:value="21.779250459596">
            <text:p>21.7792504596</text:p>
          </table:table-cell>
          <table:table-cell office:value-type="float" office:value="21.4509144037246">
            <text:p>21.4509144037</text:p>
          </table:table-cell>
          <table:table-cell office:value-type="float" office:value="21.3116361613068">
            <text:p>21.3116361613</text:p>
          </table:table-cell>
          <table:table-cell office:value-type="float" office:value="21.1578802024606">
            <text:p>21.1578802025</text:p>
          </table:table-cell>
          <table:table-cell office:value-type="float" office:value="21.3803740821593">
            <text:p>21.3803740822</text:p>
          </table:table-cell>
          <table:table-cell office:value-type="float" office:value="21.2667783886565">
            <text:p>21.2667783887</text:p>
          </table:table-cell>
          <table:table-cell office:value-type="float" office:value="21.3572646158251">
            <text:p>21.3572646158</text:p>
          </table:table-cell>
          <table:table-cell office:value-type="float" office:value="21.5233289598483">
            <text:p>21.5233289598</text:p>
          </table:table-cell>
          <table:table-cell office:value-type="float" office:value="21.2446324319192">
            <text:p>21.2446324319</text:p>
          </table:table-cell>
          <table:table-cell office:value-type="float" office:value="21.1155714956103">
            <text:p>21.1155714956</text:p>
          </table:table-cell>
          <table:table-cell office:value-type="float" office:value="21.0946763642452">
            <text:p>21.0946763642</text:p>
          </table:table-cell>
          <table:table-cell office:value-type="float" office:value="21.200894580099">
            <text:p>21.2008945801</text:p>
          </table:table-cell>
          <table:table-cell office:value-type="float" office:value="21.289112165277">
            <text:p>21.2891121653</text:p>
          </table:table-cell>
          <table:table-cell office:value-type="float" office:value="21.4989779356074">
            <text:p>21.4989779356</text:p>
          </table:table-cell>
          <table:table-cell office:value-type="float" office:value="21.6229286109201">
            <text:p>21.6229286109</text:p>
          </table:table-cell>
          <table:table-cell office:value-type="float" office:value="21.752596008834">
            <text:p>21.7525960088</text:p>
          </table:table-cell>
          <table:table-cell office:value-type="float" office:value="21.4036837854268">
            <text:p>21.4036837854</text:p>
          </table:table-cell>
          <table:table-cell office:value-type="float" office:value="21.2226719357284">
            <text:p>21.2226719357</text:p>
          </table:table-cell>
          <table:table-cell office:value-type="float" office:value="21.700017962876">
            <text:p>21.7000179629</text:p>
          </table:table-cell>
          <table:table-cell office:value-type="float" office:value="21.4748406844692">
            <text:p>21.4748406845</text:p>
          </table:table-cell>
          <table:table-cell office:value-type="float" office:value="21.334352817321">
            <text:p>21.3343528173</text:p>
          </table:table-cell>
          <table:table-cell office:value-type="float" office:value="26.0732725508778">
            <text:p>26.0732725509</text:p>
          </table:table-cell>
          <table:table-cell office:value-type="float" office:value="21.4748406844692">
            <text:p>21.4748406845</text:p>
          </table:table-cell>
          <table:table-cell office:value-type="float" office:value="26.4095493065725">
            <text:p>26.4095493066</text:p>
          </table:table-cell>
          <table:table-cell office:value-type="float" office:value="28.495187929769">
            <text:p>28.4951879298</text:p>
          </table:table-cell>
          <table:table-cell office:value-type="float" office:value="22.001720543673">
            <text:p>22.0017205437</text:p>
          </table:table-cell>
          <table:table-cell office:value-type="float" office:value="22.1195045629103">
            <text:p>22.1195045629</text:p>
          </table:table-cell>
          <table:table-cell office:value-type="float" office:value="25.4619431906867">
            <text:p>25.4619431907</text:p>
          </table:table-cell>
          <table:table-cell office:value-type="float" office:value="23.2592016802755">
            <text:p>23.2592016803</text:p>
          </table:table-cell>
          <table:table-cell office:value-type="float" office:value="22.6408092080141">
            <text:p>22.640809208</text:p>
          </table:table-cell>
          <table:table-cell office:value-type="float" office:value="26.7690533612822">
            <text:p>26.7690533613</text:p>
          </table:table-cell>
          <table:table-cell office:value-type="float" office:value="29.5838415810853">
            <text:p>29.5838415811</text:p>
          </table:table-cell>
          <table:table-cell office:value-type="float" office:value="22.3695083019757">
            <text:p>22.369508302</text:p>
          </table:table-cell>
          <table:table-cell office:value-type="float" office:value="23.0940520631038">
            <text:p>23.0940520631</text:p>
          </table:table-cell>
          <table:table-cell office:value-type="float" office:value="21.5726837889165">
            <text:p>21.5726837889</text:p>
          </table:table-cell>
          <table:table-cell office:value-type="float" office:value="29.0167921542653">
            <text:p>29.0167921543</text:p>
          </table:table-cell>
          <table:table-cell office:value-type="float" office:value="22.9362497265118">
            <text:p>22.9362497265</text:p>
          </table:table-cell>
          <table:table-cell office:value-type="float" office:value="35">
            <text:p>35</text:p>
          </table:table-cell>
          <table:table-cell office:value-type="float" office:value="34.3907768016281">
            <text:p>34.3907768016</text:p>
          </table:table-cell>
          <table:table-cell office:value-type="float" office:value="35">
            <text:p>35</text:p>
          </table:table-cell>
          <table:table-cell office:value-type="float" office:value="22.2420041582351">
            <text:p>22.2420041582</text:p>
          </table:table-cell>
          <table:table-cell office:value-type="float" office:value="32.450340869177">
            <text:p>32.4503408692</text:p>
          </table:table-cell>
          <table:table-cell office:value-type="float" office:value="31.6259815605164">
            <text:p>31.6259815605</text:p>
          </table:table-cell>
          <table:table-cell office:value-type="float" office:value="23.8042508399357">
            <text:p>23.8042508399</text:p>
          </table:table-cell>
          <table:table-cell office:value-type="float" office:value="22.7853150339902">
            <text:p>22.785315034</text:p>
          </table:table-cell>
          <table:table-cell office:value-type="float" office:value="35">
            <text:p>35</text:p>
          </table:table-cell>
          <table:table-cell office:value-type="float" office:value="21.779250459596">
            <text:p>21.7792504596</text:p>
          </table:table-cell>
          <table:table-cell office:value-type="float" office:value="24.6724677540885">
            <text:p>24.6724677541</text:p>
          </table:table-cell>
          <table:table-cell office:value-type="float" office:value="25.7580424891766">
            <text:p>25.7580424892</text:p>
          </table:table-cell>
          <table:table-cell office:value-type="float" office:value="21.6740877181347">
            <text:p>21.6740877181</text:p>
          </table:table-cell>
          <table:table-cell office:value-type="float" office:value="28.0137762006614">
            <text:p>28.0137762007</text:p>
          </table:table-cell>
          <table:table-cell office:value-type="float" office:value="24.2154845781862">
            <text:p>24.2154845782</text:p>
          </table:table-cell>
          <table:table-cell office:value-type="float" office:value="30.8803001174951">
            <text:p>30.8803001175</text:p>
          </table:table-cell>
          <table:table-cell office:value-type="float" office:value="25.1832844249479">
            <text:p>25.1832844249</text:p>
          </table:table-cell>
          <table:table-cell office:value-type="float" office:value="35">
            <text:p>35</text:p>
          </table:table-cell>
          <table:table-cell office:value-type="float" office:value="24.9205693776919">
            <text:p>24.9205693777</text:p>
          </table:table-cell>
          <table:table-cell office:value-type="float" office:value="33.3665236628871">
            <text:p>33.366523662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549884391898">
            <text:p>20.1549884392</text:p>
          </table:table-cell>
          <table:table-cell office:value-type="float" office:value="20.20935522218">
            <text:p>20.2093552222</text:p>
          </table:table-cell>
          <table:table-cell office:value-type="float" office:value="20.1020081195241">
            <text:p>20.1020081195</text:p>
          </table:table-cell>
          <table:table-cell office:value-type="float" office:value="25.3449326645929">
            <text:p>25.3449326646</text:p>
          </table:table-cell>
          <table:table-cell office:value-type="float" office:value="29.7331371614146">
            <text:p>29.7331371614</text:p>
          </table:table-cell>
          <table:table-cell office:value-type="float" office:value="21.4135434029557">
            <text:p>21.413543403</text:p>
          </table:table-cell>
          <table:table-cell office:value-type="float" office:value="20.5679790749891">
            <text:p>20.567979075</text:p>
          </table:table-cell>
          <table:table-cell office:value-type="float" office:value="21.6020860648549">
            <text:p>21.6020860649</text:p>
          </table:table-cell>
          <table:table-cell office:value-type="float" office:value="22.6432557000876">
            <text:p>22.6432557001</text:p>
          </table:table-cell>
          <table:table-cell office:value-type="float" office:value="22.9294479304081">
            <text:p>22.9294479304</text:p>
          </table:table-cell>
          <table:table-cell office:value-type="float" office:value="21.3239524755807">
            <text:p>21.3239524756</text:p>
          </table:table-cell>
          <table:table-cell office:value-type="float" office:value="21.2372786255605">
            <text:p>21.2372786256</text:p>
          </table:table-cell>
          <table:table-cell office:value-type="float" office:value="20.7014966612244">
            <text:p>20.7014966612</text:p>
          </table:table-cell>
          <table:table-cell office:value-type="float" office:value="22.5088452140484">
            <text:p>22.508845214</text:p>
          </table:table-cell>
          <table:table-cell office:value-type="float" office:value="20.7712258064996">
            <text:p>20.7712258065</text:p>
          </table:table-cell>
          <table:table-cell office:value-type="float" office:value="29.1708827393152">
            <text:p>29.1708827393</text:p>
          </table:table-cell>
          <table:table-cell office:value-type="float" office:value="21.1533816652477">
            <text:p>21.1533816652</text:p>
          </table:table-cell>
          <table:table-cell office:value-type="float" office:value="22.3797658193498">
            <text:p>22.3797658193</text:p>
          </table:table-cell>
          <table:table-cell office:value-type="float" office:value="22.0215205969231">
            <text:p>22.0215205969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9170788092014">
            <text:p>20.917078809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2414086600004">
            <text:p>23.24140866</text:p>
          </table:table-cell>
          <table:table-cell office:value-type="float" office:value="21.5062011930968">
            <text:p>21.5062011931</text:p>
          </table:table-cell>
          <table:table-cell office:value-type="float" office:value="25.6245107173869">
            <text:p>25.6245107174</text:p>
          </table:table-cell>
          <table:table-cell office:value-type="float" office:value="27.7301366532075">
            <text:p>27.7301366532</text:p>
          </table:table-cell>
          <table:table-cell office:value-type="float" office:value="20.843054432668">
            <text:p>20.8430544327</text:p>
          </table:table-cell>
          <table:table-cell office:value-type="float" office:value="23.08199450501">
            <text:p>23.081994505</text:p>
          </table:table-cell>
          <table:table-cell office:value-type="float" office:value="22.2557065148504">
            <text:p>22.2557065149</text:p>
          </table:table-cell>
          <table:table-cell office:value-type="float" office:value="34.4618723030486">
            <text:p>34.461872303</text:p>
          </table:table-cell>
          <table:table-cell office:value-type="float" office:value="21.7013695950596">
            <text:p>21.7013695951</text:p>
          </table:table-cell>
          <table:table-cell office:value-type="float" office:value="21.9108819887178">
            <text:p>21.9108819887</text:p>
          </table:table-cell>
          <table:table-cell office:value-type="float" office:value="23.9579341203753">
            <text:p>23.9579341204</text:p>
          </table:table-cell>
          <table:table-cell office:value-type="float" office:value="23.5827822146892">
            <text:p>23.5827822147</text:p>
          </table:table-cell>
          <table:table-cell office:value-type="float" office:value="32.5610487176571">
            <text:p>32.5610487177</text:p>
          </table:table-cell>
          <table:table-cell office:value-type="float" office:value="21.0721302481373">
            <text:p>21.0721302481</text:p>
          </table:table-cell>
          <table:table-cell office:value-type="float" office:value="30.3455366155059">
            <text:p>30.3455366155</text:p>
          </table:table-cell>
          <table:table-cell office:value-type="float" office:value="23.7658300959394">
            <text:p>23.7658300959</text:p>
          </table:table-cell>
          <table:table-cell office:value-type="float" office:value="24.1597834025236">
            <text:p>24.1597834025</text:p>
          </table:table-cell>
          <table:table-cell office:value-type="float" office:value="26.9328496547175">
            <text:p>26.9328496547</text:p>
          </table:table-cell>
          <table:table-cell office:value-type="float" office:value="35">
            <text:p>35</text:p>
          </table:table-cell>
          <table:table-cell office:value-type="float" office:value="25.0811387771913">
            <text:p>25.0811387772</text:p>
          </table:table-cell>
          <table:table-cell office:value-type="float" office:value="21.8042357431424">
            <text:p>21.8042357431</text:p>
          </table:table-cell>
          <table:table-cell office:value-type="float" office:value="31.0151025338215">
            <text:p>31.0151025338</text:p>
          </table:table-cell>
          <table:table-cell office:value-type="float" office:value="28.1740374705109">
            <text:p>28.1740374705</text:p>
          </table:table-cell>
          <table:table-cell office:value-type="float" office:value="35">
            <text:p>35</text:p>
          </table:table-cell>
          <table:table-cell office:value-type="float" office:value="25.9213332997004">
            <text:p>25.9213332997</text:p>
          </table:table-cell>
          <table:table-cell office:value-type="float" office:value="24.8318290599143">
            <text:p>24.8318290599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5735134817228">
            <text:p>26.5735134817</text:p>
          </table:table-cell>
          <table:table-cell office:value-type="float" office:value="24.3721387927286">
            <text:p>24.3721387927</text:p>
          </table:table-cell>
          <table:table-cell office:value-type="float" office:value="27.3174688204231">
            <text:p>27.3174688204</text:p>
          </table:table-cell>
          <table:table-cell office:value-type="float" office:value="33.4598781437558">
            <text:p>33.4598781438</text:p>
          </table:table-cell>
          <table:table-cell office:value-type="float" office:value="22.7833345095243">
            <text:p>22.7833345095</text:p>
          </table:table-cell>
          <table:table-cell table:number-columns-repeated="5" office:value-type="float" office:value="35">
            <text:p>35</text:p>
          </table:table-cell>
          <table:table-cell office:value-type="float" office:value="26.2370466605423">
            <text:p>26.2370466605</text:p>
          </table:table-cell>
          <table:table-cell table:number-columns-repeated="5" office:value-type="float" office:value="35">
            <text:p>35</text:p>
          </table:table-cell>
          <table:table-cell office:value-type="float" office:value="28.6528565614473">
            <text:p>28.6528565614</text:p>
          </table:table-cell>
          <table:table-cell office:value-type="float" office:value="24.5958424610631">
            <text:p>24.5958424611</text:p>
          </table:table-cell>
          <table:table-cell table:number-columns-repeated="2" office:value-type="float" office:value="35">
            <text:p>35</text:p>
          </table:table-cell>
          <table:table-cell office:value-type="float" office:value="31.7502314061528">
            <text:p>31.7502314062</text:p>
          </table:table-cell>
          <table:table-cell office:value-type="float" office:value="35">
            <text:p>35</text:p>
          </table:table-cell>
          <table:table-cell office:value-type="float" office:value="23.4081648382036">
            <text:p>23.4081648382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14373682072">
            <text:p>20.2014373682</text:p>
          </table:table-cell>
          <table:table-cell office:value-type="float" office:value="20.4242391403974">
            <text:p>20.4242391404</text:p>
          </table:table-cell>
          <table:table-cell office:value-type="float" office:value="20.0982449095999">
            <text:p>20.0982449096</text:p>
          </table:table-cell>
          <table:table-cell office:value-type="float" office:value="21.8109268624913">
            <text:p>21.8109268625</text:p>
          </table:table-cell>
          <table:table-cell office:value-type="float" office:value="21.345525173509">
            <text:p>21.3455251735</text:p>
          </table:table-cell>
          <table:table-cell office:value-type="float" office:value="26.2906356392123">
            <text:p>26.2906356392</text:p>
          </table:table-cell>
          <table:table-cell office:value-type="float" office:value="22.1312107341672">
            <text:p>22.1312107342</text:p>
          </table:table-cell>
          <table:table-cell office:value-type="float" office:value="24.9159538490121">
            <text:p>24.915953849</text:p>
          </table:table-cell>
          <table:table-cell office:value-type="float" office:value="21.4325445236613">
            <text:p>21.4325445237</text:p>
          </table:table-cell>
          <table:table-cell office:value-type="float" office:value="22.0205972726705">
            <text:p>22.0205972727</text:p>
          </table:table-cell>
          <table:table-cell office:value-type="float" office:value="21.5224439190414">
            <text:p>21.522443919</text:p>
          </table:table-cell>
          <table:table-cell office:value-type="float" office:value="21.261249651483">
            <text:p>21.2612496515</text:p>
          </table:table-cell>
          <table:table-cell office:value-type="float" office:value="20.6719945071017">
            <text:p>20.6719945071</text:p>
          </table:table-cell>
          <table:table-cell office:value-type="float" office:value="21.1795901973427">
            <text:p>21.1795901973</text:p>
          </table:table-cell>
          <table:table-cell office:value-type="float" office:value="20.5447427502534">
            <text:p>20.5447427503</text:p>
          </table:table-cell>
          <table:table-cell office:value-type="float" office:value="25.1607016006053">
            <text:p>25.1607016006</text:p>
          </table:table-cell>
          <table:table-cell office:value-type="float" office:value="33.1760746267235">
            <text:p>33.1760746267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7114743403058">
            <text:p>21.7114743403</text:p>
          </table:table-cell>
          <table:table-cell office:value-type="float" office:value="20.8768192409809">
            <text:p>20.876819241</text:p>
          </table:table-cell>
          <table:table-cell office:value-type="float" office:value="21.913904247726">
            <text:p>21.9139042477</text:p>
          </table:table-cell>
          <table:table-cell office:value-type="float" office:value="21.0236469168678">
            <text:p>21.0236469169</text:p>
          </table:table-cell>
          <table:table-cell office:value-type="float" office:value="23.0361072029989">
            <text:p>23.036107203</text:p>
          </table:table-cell>
          <table:table-cell office:value-type="float" office:value="35">
            <text:p>35</text:p>
          </table:table-cell>
          <table:table-cell office:value-type="float" office:value="31.5730180062992">
            <text:p>31.5730180063</text:p>
          </table:table-cell>
          <table:table-cell office:value-type="float" office:value="35">
            <text:p>35</text:p>
          </table:table-cell>
          <table:table-cell office:value-type="float" office:value="26.9670024684617">
            <text:p>26.9670024685</text:p>
          </table:table-cell>
          <table:table-cell office:value-type="float" office:value="21.6153687451195">
            <text:p>21.6153687451</text:p>
          </table:table-cell>
          <table:table-cell office:value-type="float" office:value="35">
            <text:p>35</text:p>
          </table:table-cell>
          <table:table-cell office:value-type="float" office:value="24.0551152644765">
            <text:p>24.0551152645</text:p>
          </table:table-cell>
          <table:table-cell office:value-type="float" office:value="20.7383305931735">
            <text:p>20.7383305932</text:p>
          </table:table-cell>
          <table:table-cell table:number-columns-repeated="2" office:value-type="float" office:value="35">
            <text:p>35</text:p>
          </table:table-cell>
          <table:table-cell office:value-type="float" office:value="32.335311786305">
            <text:p>32.3353117863</text:p>
          </table:table-cell>
          <table:table-cell office:value-type="float" office:value="35">
            <text:p>35</text:p>
          </table:table-cell>
          <table:table-cell office:value-type="float" office:value="21.1004268614476">
            <text:p>21.1004268614</text:p>
          </table:table-cell>
          <table:table-cell office:value-type="float" office:value="22.8908206052613">
            <text:p>22.8908206053</text:p>
          </table:table-cell>
          <table:table-cell office:value-type="float" office:value="22.3650962774519">
            <text:p>22.3650962775</text:p>
          </table:table-cell>
          <table:table-cell table:number-columns-repeated="3" office:value-type="float" office:value="35">
            <text:p>35</text:p>
          </table:table-cell>
          <table:table-cell office:value-type="float" office:value="25.6928495156009">
            <text:p>25.6928495156</text:p>
          </table:table-cell>
          <table:table-cell office:value-type="float" office:value="35">
            <text:p>35</text:p>
          </table:table-cell>
          <table:table-cell office:value-type="float" office:value="24.2543555208516">
            <text:p>24.2543555209</text:p>
          </table:table-cell>
          <table:table-cell office:value-type="float" office:value="22.2459647612746">
            <text:p>22.2459647613</text:p>
          </table:table-cell>
          <table:table-cell office:value-type="float" office:value="22.7514125865483">
            <text:p>22.7514125865</text:p>
          </table:table-cell>
          <table:table-cell office:value-type="float" office:value="27.3396602074075">
            <text:p>27.3396602074</text:p>
          </table:table-cell>
          <table:table-cell office:value-type="float" office:value="34.108080155948">
            <text:p>34.1080801559</text:p>
          </table:table-cell>
          <table:table-cell office:value-type="float" office:value="35">
            <text:p>35</text:p>
          </table:table-cell>
          <table:table-cell office:value-type="float" office:value="23.6841609960278">
            <text:p>23.684160996</text:p>
          </table:table-cell>
          <table:table-cell office:value-type="float" office:value="25.9828014881318">
            <text:p>25.9828014881</text:p>
          </table:table-cell>
          <table:table-cell office:value-type="float" office:value="35">
            <text:p>35</text:p>
          </table:table-cell>
          <table:table-cell office:value-type="float" office:value="25.4192655298414">
            <text:p>25.4192655298</text:p>
          </table:table-cell>
          <table:table-cell office:value-type="float" office:value="27.7385345352868">
            <text:p>27.7385345353</text:p>
          </table:table-cell>
          <table:table-cell office:value-type="float" office:value="22.4888606333292">
            <text:p>22.4888606333</text:p>
          </table:table-cell>
          <table:table-cell office:value-type="float" office:value="30.2436471591374">
            <text:p>30.2436471591</text:p>
          </table:table-cell>
          <table:table-cell office:value-type="float" office:value="23.187652221629">
            <text:p>23.1876522216</text:p>
          </table:table-cell>
          <table:table-cell office:value-type="float" office:value="23.8652666754596">
            <text:p>23.8652666755</text:p>
          </table:table-cell>
          <table:table-cell office:value-type="float" office:value="26.6180588723579">
            <text:p>26.6180588724</text:p>
          </table:table-cell>
          <table:table-cell office:value-type="float" office:value="28.626836443363">
            <text:p>28.6268364434</text:p>
          </table:table-cell>
          <table:table-cell office:value-type="float" office:value="35">
            <text:p>35</text:p>
          </table:table-cell>
          <table:table-cell office:value-type="float" office:value="28.1664928304776">
            <text:p>28.1664928305</text:p>
          </table:table-cell>
          <table:table-cell office:value-type="float" office:value="24.4637020173895">
            <text:p>24.4637020174</text:p>
          </table:table-cell>
          <table:table-cell office:value-type="float" office:value="23.5112078767003">
            <text:p>23.5112078767</text:p>
          </table:table-cell>
          <table:table-cell table:number-columns-repeated="2" office:value-type="float" office:value="35">
            <text:p>35</text:p>
          </table:table-cell>
          <table:table-cell office:value-type="float" office:value="30.8786976983428">
            <text:p>30.8786976983</text:p>
          </table:table-cell>
          <table:table-cell office:value-type="float" office:value="29.1233860259462">
            <text:p>29.1233860259</text:p>
          </table:table-cell>
          <table:table-cell office:value-type="float" office:value="35">
            <text:p>35</text:p>
          </table:table-cell>
          <table:table-cell office:value-type="float" office:value="24.6839437050901">
            <text:p>24.6839437051</text:p>
          </table:table-cell>
          <table:table-cell office:value-type="float" office:value="23.3458689477858">
            <text:p>23.3458689478</text:p>
          </table:table-cell>
          <table:table-cell office:value-type="float" office:value="29.6605878191148">
            <text:p>29.6605878191</text:p>
          </table:table-cell>
          <table:table-cell office:value-type="float" office:value="22.6175334337432">
            <text:p>22.6175334337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6177864364457">
            <text:p>20.6177864364</text:p>
          </table:table-cell>
          <table:table-cell office:value-type="float" office:value="20.5303247740059">
            <text:p>20.530324774</text:p>
          </table:table-cell>
          <table:table-cell office:value-type="float" office:value="20.5956059441057">
            <text:p>20.5956059441</text:p>
          </table:table-cell>
          <table:table-cell table:number-columns-repeated="3" office:value-type="float" office:value="20">
            <text:p>20</text:p>
          </table:table-cell>
          <table:table-cell office:value-type="float" office:value="20.5845954107269">
            <text:p>20.5845954107</text:p>
          </table:table-cell>
          <table:table-cell office:value-type="float" office:value="20.9652743054077">
            <text:p>20.9652743054</text:p>
          </table:table-cell>
          <table:table-cell office:value-type="float" office:value="20.6856314256872">
            <text:p>20.6856314257</text:p>
          </table:table-cell>
          <table:table-cell office:value-type="float" office:value="20.9396393219911">
            <text:p>20.939639322</text:p>
          </table:table-cell>
          <table:table-cell office:value-type="float" office:value="21.0042295814833">
            <text:p>21.0042295815</text:p>
          </table:table-cell>
          <table:table-cell office:value-type="float" office:value="20.803247769111">
            <text:p>20.8032477691</text:p>
          </table:table-cell>
          <table:table-cell office:value-type="float" office:value="20.7792544847181">
            <text:p>20.7792544847</text:p>
          </table:table-cell>
          <table:table-cell office:value-type="float" office:value="20.9269208369506">
            <text:p>20.926920837</text:p>
          </table:table-cell>
          <table:table-cell office:value-type="float" office:value="20.9142676783134">
            <text:p>20.9142676783</text:p>
          </table:table-cell>
          <table:table-cell office:value-type="float" office:value="20.5089745871405">
            <text:p>20.5089745871</text:p>
          </table:table-cell>
          <table:table-cell office:value-type="float" office:value="20.7554997124233">
            <text:p>20.7554997124</text:p>
          </table:table-cell>
          <table:table-cell office:value-type="float" office:value="20.6627960009031">
            <text:p>20.6627960009</text:p>
          </table:table-cell>
          <table:table-cell office:value-type="float" office:value="20.9016793440614">
            <text:p>20.9016793441</text:p>
          </table:table-cell>
          <table:table-cell office:value-type="float" office:value="20">
            <text:p>20</text:p>
          </table:table-cell>
          <table:table-cell office:value-type="float" office:value="20.6741858232233">
            <text:p>20.6741858232</text:p>
          </table:table-cell>
          <table:table-cell office:value-type="float" office:value="20.8519643887494">
            <text:p>20.8519643887</text:p>
          </table:table-cell>
          <table:table-cell office:value-type="float" office:value="20.7437106596628">
            <text:p>20.7437106597</text:p>
          </table:table-cell>
          <table:table-cell office:value-type="float" office:value="20.8396928234575">
            <text:p>20.8396928235</text:p>
          </table:table-cell>
          <table:table-cell office:value-type="float" office:value="20.876695166228">
            <text:p>20.8766951662</text:p>
          </table:table-cell>
          <table:table-cell office:value-type="float" office:value="20.7673475073933">
            <text:p>20.7673475074</text:p>
          </table:table-cell>
          <table:table-cell office:value-type="float" office:value="20.7203070419032">
            <text:p>20.7203070419</text:p>
          </table:table-cell>
          <table:table-cell office:value-type="float" office:value="20.7086916181679">
            <text:p>20.7086916182</text:p>
          </table:table-cell>
          <table:table-cell office:value-type="float" office:value="20.8891553373069">
            <text:p>20.8891553373</text:p>
          </table:table-cell>
          <table:table-cell office:value-type="float" office:value="20.7912210889516">
            <text:p>20.791221089</text:p>
          </table:table-cell>
          <table:table-cell office:value-type="float" office:value="20.9781918340766">
            <text:p>20.9781918341</text:p>
          </table:table-cell>
          <table:table-cell table:number-columns-repeated="4" office:value-type="float" office:value="20">
            <text:p>20</text:p>
          </table:table-cell>
          <table:table-cell office:value-type="float" office:value="31.5089085853389">
            <text:p>31.5089085853</text:p>
          </table:table-cell>
          <table:table-cell office:value-type="float" office:value="33.6553181962435">
            <text:p>33.655318196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4.1991119245699">
            <text:p>24.1991119246</text:p>
          </table:table-cell>
          <table:table-cell office:value-type="float" office:value="35">
            <text:p>35</text:p>
          </table:table-cell>
          <table:table-cell office:value-type="float" office:value="28.8959168853756">
            <text:p>28.8959168854</text:p>
          </table:table-cell>
          <table:table-cell office:value-type="float" office:value="27.7119556983555">
            <text:p>27.7119556984</text:p>
          </table:table-cell>
          <table:table-cell office:value-type="float" office:value="35">
            <text:p>35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1576785723944">
            <text:p>26.1576785724</text:p>
          </table:table-cell>
          <table:table-cell office:value-type="float" office:value="20">
            <text:p>20</text:p>
          </table:table-cell>
          <table:table-cell office:value-type="float" office:value="24.3786157266576">
            <text:p>24.3786157267</text:p>
          </table:table-cell>
          <table:table-cell table:number-columns-repeated="4" office:value-type="float" office:value="20">
            <text:p>20</text:p>
          </table:table-cell>
          <table:table-cell office:value-type="float" office:value="26.7271104532721">
            <text:p>26.7271104533</text:p>
          </table:table-cell>
          <table:table-cell office:value-type="float" office:value="24.5661552368428">
            <text:p>24.5661552368</text:p>
          </table:table-cell>
          <table:table-cell office:value-type="float" office:value="20">
            <text:p>20</text:p>
          </table:table-cell>
          <table:table-cell office:value-type="float" office:value="24.7622824019223">
            <text:p>24.7622824019</text:p>
          </table:table-cell>
          <table:table-cell office:value-type="float" office:value="25.4085234446409">
            <text:p>25.4085234446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950470248187">
            <text:p>25.8950470248</text:p>
          </table:table-cell>
          <table:table-cell table:number-columns-repeated="22" office:value-type="float" office:value="20">
            <text:p>20</text:p>
          </table:table-cell>
          <table:table-cell office:value-type="float" office:value="20.245934268287">
            <text:p>20.2459342683</text:p>
          </table:table-cell>
          <table:table-cell office:value-type="float" office:value="20.3461403476244">
            <text:p>20.3461403476</text:p>
          </table:table-cell>
          <table:table-cell office:value-type="float" office:value="20.1658924164739">
            <text:p>20.1658924165</text:p>
          </table:table-cell>
          <table:table-cell office:value-type="float" office:value="21.5459353389547">
            <text:p>21.545935339</text:p>
          </table:table-cell>
          <table:table-cell office:value-type="float" office:value="20.4511905739384">
            <text:p>20.4511905739</text:p>
          </table:table-cell>
          <table:table-cell office:value-type="float" office:value="21.7779438475365">
            <text:p>21.7779438475</text:p>
          </table:table-cell>
          <table:table-cell office:value-type="float" office:value="20.3633030206284">
            <text:p>20.3633030206</text:p>
          </table:table-cell>
          <table:table-cell office:value-type="float" office:value="20.88404770146">
            <text:p>20.8840477015</text:p>
          </table:table-cell>
          <table:table-cell office:value-type="float" office:value="20.5426914472104">
            <text:p>20.5426914472</text:p>
          </table:table-cell>
          <table:table-cell office:value-type="float" office:value="20.6186459827415">
            <text:p>20.6186459827</text:p>
          </table:table-cell>
          <table:table-cell office:value-type="float" office:value="21.8700313725095">
            <text:p>21.8700313725</text:p>
          </table:table-cell>
          <table:table-cell office:value-type="float" office:value="20.5994202202941">
            <text:p>20.5994202203</text:p>
          </table:table-cell>
          <table:table-cell office:value-type="float" office:value="21.33183976707">
            <text:p>21.3318397671</text:p>
          </table:table-cell>
          <table:table-cell office:value-type="float" office:value="20.8625540527921">
            <text:p>20.8625540528</text:p>
          </table:table-cell>
          <table:table-cell office:value-type="float" office:value="20.7172371935327">
            <text:p>20.7172371935</text:p>
          </table:table-cell>
          <table:table-cell office:value-type="float" office:value="21.9330713127951">
            <text:p>21.9330713128</text:p>
          </table:table-cell>
          <table:table-cell office:value-type="float" office:value="21.4101600529917">
            <text:p>21.410160053</text:p>
          </table:table-cell>
          <table:table-cell office:value-type="float" office:value="21.718140711668">
            <text:p>21.7181407117</text:p>
          </table:table-cell>
          <table:table-cell office:value-type="float" office:value="21.747886730335">
            <text:p>21.7478867303</text:p>
          </table:table-cell>
          <table:table-cell office:value-type="float" office:value="20.5056433545935">
            <text:p>20.5056433546</text:p>
          </table:table-cell>
          <table:table-cell office:value-type="float" office:value="21.9974799597914">
            <text:p>21.9974799598</text:p>
          </table:table-cell>
          <table:table-cell office:value-type="float" office:value="21.1336597048798">
            <text:p>21.1336597049</text:p>
          </table:table-cell>
          <table:table-cell office:value-type="float" office:value="21.1818106055505">
            <text:p>21.1818106056</text:p>
          </table:table-cell>
          <table:table-cell office:value-type="float" office:value="22.0967583783825">
            <text:p>22.0967583784</text:p>
          </table:table-cell>
          <table:table-cell office:value-type="float" office:value="21.8083169693607">
            <text:p>21.8083169694</text:p>
          </table:table-cell>
          <table:table-cell office:value-type="float" office:value="21.0863954299452">
            <text:p>21.0863954299</text:p>
          </table:table-cell>
          <table:table-cell office:value-type="float" office:value="21.6887009864831">
            <text:p>21.6887009865</text:p>
          </table:table-cell>
          <table:table-cell office:value-type="float" office:value="20.9944305731678">
            <text:p>20.9944305732</text:p>
          </table:table-cell>
          <table:table-cell office:value-type="float" office:value="20.841248753136">
            <text:p>20.8412487531</text:p>
          </table:table-cell>
          <table:table-cell office:value-type="float" office:value="21.8390111056007">
            <text:p>21.8390111056</text:p>
          </table:table-cell>
          <table:table-cell office:value-type="float" office:value="21.6595628481758">
            <text:p>21.6595628482</text:p>
          </table:table-cell>
          <table:table-cell office:value-type="float" office:value="22.1305856330945">
            <text:p>22.1305856331</text:p>
          </table:table-cell>
          <table:table-cell office:value-type="float" office:value="20.6772998905941">
            <text:p>20.6772998906</text:p>
          </table:table-cell>
          <table:table-cell office:value-type="float" office:value="21.1099182768238">
            <text:p>21.1099182768</text:p>
          </table:table-cell>
          <table:table-cell office:value-type="float" office:value="22.0633023782188">
            <text:p>22.0633023782</text:p>
          </table:table-cell>
          <table:table-cell office:value-type="float" office:value="21.9651017770258">
            <text:p>21.965101777</text:p>
          </table:table-cell>
          <table:table-cell office:value-type="float" office:value="21.9013829956431">
            <text:p>21.9013829956</text:p>
          </table:table-cell>
          <table:table-cell office:value-type="float" office:value="20.9719566382155">
            <text:p>20.9719566382</text:p>
          </table:table-cell>
          <table:table-cell office:value-type="float" office:value="22.0302115541739">
            <text:p>22.0302115542</text:p>
          </table:table-cell>
          <table:table-cell office:value-type="float" office:value="23.0723512568468">
            <text:p>23.0723512568</text:p>
          </table:table-cell>
          <table:table-cell office:value-type="float" office:value="23.4540418369526">
            <text:p>23.454041837</text:p>
          </table:table-cell>
          <table:table-cell office:value-type="float" office:value="22.5678803691707">
            <text:p>22.5678803692</text:p>
          </table:table-cell>
          <table:table-cell office:value-type="float" office:value="22.2697335947647">
            <text:p>22.2697335948</text:p>
          </table:table-cell>
          <table:table-cell office:value-type="float" office:value="35">
            <text:p>35</text:p>
          </table:table-cell>
          <table:table-cell office:value-type="float" office:value="27.0236954605766">
            <text:p>27.0236954606</text:p>
          </table:table-cell>
          <table:table-cell office:value-type="float" office:value="21.6307216860813">
            <text:p>21.6307216861</text:p>
          </table:table-cell>
          <table:table-cell office:value-type="float" office:value="35">
            <text:p>35</text:p>
          </table:table-cell>
          <table:table-cell office:value-type="float" office:value="32.1936677699278">
            <text:p>32.1936677699</text:p>
          </table:table-cell>
          <table:table-cell office:value-type="float" office:value="26.6006514412195">
            <text:p>26.6006514412</text:p>
          </table:table-cell>
          <table:table-cell table:number-columns-repeated="3" office:value-type="float" office:value="35">
            <text:p>35</text:p>
          </table:table-cell>
          <table:table-cell office:value-type="float" office:value="21.0171086012678">
            <text:p>21.0171086013</text:p>
          </table:table-cell>
          <table:table-cell office:value-type="float" office:value="21.3062344985246">
            <text:p>21.3062344985</text:p>
          </table:table-cell>
          <table:table-cell office:value-type="float" office:value="35">
            <text:p>35</text:p>
          </table:table-cell>
          <table:table-cell office:value-type="float" office:value="22.8957986270243">
            <text:p>22.895798627</text:p>
          </table:table-cell>
          <table:table-cell office:value-type="float" office:value="31.29691080701">
            <text:p>31.296910807</text:p>
          </table:table-cell>
          <table:table-cell table:number-columns-repeated="4" office:value-type="float" office:value="35">
            <text:p>35</text:p>
          </table:table-cell>
          <table:table-cell office:value-type="float" office:value="25.8450281910119">
            <text:p>25.845028191</text:p>
          </table:table-cell>
          <table:table-cell office:value-type="float" office:value="24.1106306899314">
            <text:p>24.1106306899</text:p>
          </table:table-cell>
          <table:table-cell office:value-type="float" office:value="20.9276101255115">
            <text:p>20.9276101255</text:p>
          </table:table-cell>
          <table:table-cell office:value-type="float" office:value="21.747886730335">
            <text:p>21.7478867303</text:p>
          </table:table-cell>
          <table:table-cell table:number-columns-repeated="3" office:value-type="float" office:value="35">
            <text:p>35</text:p>
          </table:table-cell>
          <table:table-cell office:value-type="float" office:value="24.8940637955655">
            <text:p>24.8940637956</text:p>
          </table:table-cell>
          <table:table-cell office:value-type="float" office:value="22.1305856330945">
            <text:p>22.1305856331</text:p>
          </table:table-cell>
          <table:table-cell office:value-type="float" office:value="22.4153448316282">
            <text:p>22.4153448316</text:p>
          </table:table-cell>
          <table:table-cell office:value-type="float" office:value="35">
            <text:p>35</text:p>
          </table:table-cell>
          <table:table-cell office:value-type="float" office:value="27.9798650487743">
            <text:p>27.9798650488</text:p>
          </table:table-cell>
          <table:table-cell office:value-type="float" office:value="28.5229717019889">
            <text:p>28.522971702</text:p>
          </table:table-cell>
          <table:table-cell office:value-type="float" office:value="35">
            <text:p>3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7596904979471">
            <text:p>22.7596904979</text:p>
          </table:table-cell>
          <table:table-cell office:value-type="float" office:value="22.1532262151712">
            <text:p>22.1532262152</text:p>
          </table:table-cell>
          <table:table-cell office:value-type="float" office:value="20.9893740283619">
            <text:p>20.9893740284</text:p>
          </table:table-cell>
          <table:table-cell office:value-type="float" office:value="21.5551513404014">
            <text:p>21.5551513404</text:p>
          </table:table-cell>
          <table:table-cell office:value-type="float" office:value="21.063039316663">
            <text:p>21.0630393167</text:p>
          </table:table-cell>
          <table:table-cell office:value-type="float" office:value="20.3010146960828">
            <text:p>20.3010146961</text:p>
          </table:table-cell>
          <table:table-cell office:value-type="float" office:value="35">
            <text:p>35</text:p>
          </table:table-cell>
          <table:table-cell office:value-type="float" office:value="22.0447617201684">
            <text:p>22.0447617202</text:p>
          </table:table-cell>
          <table:table-cell office:value-type="float" office:value="23.3383032322654">
            <text:p>23.3383032323</text:p>
          </table:table-cell>
          <table:table-cell office:value-type="float" office:value="23.1845581445955">
            <text:p>23.1845581446</text:p>
          </table:table-cell>
          <table:table-cell office:value-type="float" office:value="22.5033032935957">
            <text:p>22.5033032936</text:p>
          </table:table-cell>
          <table:table-cell office:value-type="float" office:value="31.7807709883776">
            <text:p>31.7807709884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940054851411">
            <text:p>21.9400548514</text:p>
          </table:table-cell>
          <table:table-cell office:value-type="float" office:value="31.0865103499161">
            <text:p>31.0865103499</text:p>
          </table:table-cell>
          <table:table-cell office:value-type="float" office:value="20.3556444034304">
            <text:p>20.3556444034</text:p>
          </table:table-cell>
          <table:table-cell office:value-type="float" office:value="21.1389124553425">
            <text:p>21.1389124553</text:p>
          </table:table-cell>
          <table:table-cell office:value-type="float" office:value="20.588783724904">
            <text:p>20.5887837249</text:p>
          </table:table-cell>
          <table:table-cell office:value-type="float" office:value="20.1957657663338">
            <text:p>20.1957657663</text:p>
          </table:table-cell>
          <table:table-cell office:value-type="float" office:value="25.336189973689">
            <text:p>25.3361899737</text:p>
          </table:table-cell>
          <table:table-cell office:value-type="float" office:value="35">
            <text:p>35</text:p>
          </table:table-cell>
          <table:table-cell office:value-type="float" office:value="21.7411590743586">
            <text:p>21.7411590744</text:p>
          </table:table-cell>
          <table:table-cell office:value-type="float" office:value="35">
            <text:p>35</text:p>
          </table:table-cell>
          <table:table-cell office:value-type="float" office:value="22.895617425713">
            <text:p>22.8956174257</text:p>
          </table:table-cell>
          <table:table-cell office:value-type="float" office:value="24.4193114926218">
            <text:p>24.4193114926</text:p>
          </table:table-cell>
          <table:table-cell office:value-type="float" office:value="28.8289232082287">
            <text:p>28.8289232082</text:p>
          </table:table-cell>
          <table:table-cell office:value-type="float" office:value="22.6290187826248">
            <text:p>22.6290187826</text:p>
          </table:table-cell>
          <table:table-cell office:value-type="float" office:value="35">
            <text:p>35</text:p>
          </table:table-cell>
          <table:table-cell office:value-type="float" office:value="21.8389136658362">
            <text:p>21.8389136658</text:p>
          </table:table-cell>
          <table:table-cell office:value-type="float" office:value="35">
            <text:p>35</text:p>
          </table:table-cell>
          <table:table-cell office:value-type="float" office:value="25.5974859339616">
            <text:p>25.597485934</text:p>
          </table:table-cell>
          <table:table-cell office:value-type="float" office:value="28.3662916842834">
            <text:p>28.3662916843</text:p>
          </table:table-cell>
          <table:table-cell office:value-type="float" office:value="34.3083464134485">
            <text:p>34.3083464134</text:p>
          </table:table-cell>
          <table:table-cell office:value-type="float" office:value="27.5343942152627">
            <text:p>27.5343942153</text:p>
          </table:table-cell>
          <table:table-cell office:value-type="float" office:value="35">
            <text:p>35</text:p>
          </table:table-cell>
          <table:table-cell office:value-type="float" office:value="26.4771733945136">
            <text:p>26.4771733945</text:p>
          </table:table-cell>
          <table:table-cell office:value-type="float" office:value="24.0252442255436">
            <text:p>24.0252442255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4116797322339">
            <text:p>20.4116797322</text:p>
          </table:table-cell>
          <table:table-cell office:value-type="float" office:value="33.380417196799">
            <text:p>33.3804171968</text:p>
          </table:table-cell>
          <table:table-cell office:value-type="float" office:value="35">
            <text:p>35</text:p>
          </table:table-cell>
          <table:table-cell office:value-type="float" office:value="24.8540773339378">
            <text:p>24.8540773339</text:p>
          </table:table-cell>
          <table:table-cell office:value-type="float" office:value="26.1665575635494">
            <text:p>26.1665575635</text:p>
          </table:table-cell>
          <table:table-cell office:value-type="float" office:value="25.0887447263315">
            <text:p>25.0887447263</text:p>
          </table:table-cell>
          <table:table-cell office:value-type="float" office:value="29.8664285730035">
            <text:p>29.866428573</text:p>
          </table:table-cell>
          <table:table-cell office:value-type="float" office:value="27.9358652606834">
            <text:p>27.9358652607</text:p>
          </table:table-cell>
          <table:table-cell office:value-type="float" office:value="23.6664163405948">
            <text:p>23.6664163406</text:p>
          </table:table-cell>
          <table:table-cell office:value-type="float" office:value="20.7149699788568">
            <text:p>20.7149699789</text:p>
          </table:table-cell>
          <table:table-cell office:value-type="float" office:value="21.3808182827983">
            <text:p>21.3808182828</text:p>
          </table:table-cell>
          <table:table-cell office:value-type="float" office:value="20.6510211235801">
            <text:p>20.6510211236</text:p>
          </table:table-cell>
          <table:table-cell office:value-type="float" office:value="20.5281899847608">
            <text:p>20.5281899848</text:p>
          </table:table-cell>
          <table:table-cell office:value-type="float" office:value="21.4665952679187">
            <text:p>21.4665952679</text:p>
          </table:table-cell>
          <table:table-cell office:value-type="float" office:value="23.4987723081259">
            <text:p>23.4987723081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8073677086027">
            <text:p>26.8073677086</text:p>
          </table:table-cell>
          <table:table-cell office:value-type="float" office:value="21.2170942129721">
            <text:p>21.217094213</text:p>
          </table:table-cell>
          <table:table-cell office:value-type="float" office:value="35">
            <text:p>35</text:p>
          </table:table-cell>
          <table:table-cell office:value-type="float" office:value="27.1590518245713">
            <text:p>27.1590518246</text:p>
          </table:table-cell>
          <table:table-cell office:value-type="float" office:value="20.7807018695216">
            <text:p>20.7807018695</text:p>
          </table:table-cell>
          <table:table-cell office:value-type="float" office:value="32.5420118201765">
            <text:p>32.5420118202</text:p>
          </table:table-cell>
          <table:table-cell office:value-type="float" office:value="21.2976915851013">
            <text:p>21.2976915851</text:p>
          </table:table-cell>
          <table:table-cell office:value-type="float" office:value="35">
            <text:p>35</text:p>
          </table:table-cell>
          <table:table-cell office:value-type="float" office:value="20.9178216023402">
            <text:p>20.9178216023</text:p>
          </table:table-cell>
          <table:table-cell office:value-type="float" office:value="24.2175562656981">
            <text:p>24.2175562657</text:p>
          </table:table-cell>
          <table:table-cell office:value-type="float" office:value="24.6312229525643">
            <text:p>24.6312229526</text:p>
          </table:table-cell>
          <table:table-cell office:value-type="float" office:value="30.45076223453">
            <text:p>30.4507622345</text:p>
          </table:table-cell>
          <table:table-cell office:value-type="float" office:value="23.0371230941739">
            <text:p>23.037123094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8417275480376">
            <text:p>23.841727548</text:p>
          </table:table-cell>
          <table:table-cell office:value-type="float" office:value="22.2656543077601">
            <text:p>22.2656543078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8413026897944">
            <text:p>20.8413026898</text:p>
          </table:table-cell>
          <table:table-cell office:value-type="float" office:value="20.6279594181899">
            <text:p>20.6279594182</text:p>
          </table:table-cell>
          <table:table-cell table:number-columns-repeated="4" office:value-type="float" office:value="20">
            <text:p>20</text:p>
          </table:table-cell>
          <table:table-cell office:value-type="float" office:value="20.8273941292955">
            <text:p>20.8273941293</text:p>
          </table:table-cell>
          <table:table-cell office:value-type="float" office:value="21.1848897403103">
            <text:p>21.1848897403</text:p>
          </table:table-cell>
          <table:table-cell office:value-type="float" office:value="20.9409528908231">
            <text:p>20.9409528908</text:p>
          </table:table-cell>
          <table:table-cell office:value-type="float" office:value="21.1373336935445">
            <text:p>21.1373336935</text:p>
          </table:table-cell>
          <table:table-cell office:value-type="float" office:value="21.1689401980994">
            <text:p>21.1689401981</text:p>
          </table:table-cell>
          <table:table-cell office:value-type="float" office:value="21.0752662599833">
            <text:p>21.07526626</text:p>
          </table:table-cell>
          <table:table-cell office:value-type="float" office:value="20.8835134397172">
            <text:p>20.8835134397</text:p>
          </table:table-cell>
          <table:table-cell office:value-type="float" office:value="20.9701823121641">
            <text:p>20.9701823122</text:p>
          </table:table-cell>
          <table:table-cell office:value-type="float" office:value="21.0146806764332">
            <text:p>21.0146806764</text:p>
          </table:table-cell>
          <table:table-cell office:value-type="float" office:value="20">
            <text:p>20</text:p>
          </table:table-cell>
          <table:table-cell office:value-type="float" office:value="21.0296910597472">
            <text:p>21.0296910597</text:p>
          </table:table-cell>
          <table:table-cell office:value-type="float" office:value="20.9849270929354">
            <text:p>20.9849270929</text:p>
          </table:table-cell>
          <table:table-cell office:value-type="float" office:value="21.0599830323687">
            <text:p>21.0599830324</text:p>
          </table:table-cell>
          <table:table-cell office:value-type="float" office:value="20.5281868710667">
            <text:p>20.5281868711</text:p>
          </table:table-cell>
          <table:table-cell office:value-type="float" office:value="20.8693616421721">
            <text:p>20.8693616422</text:p>
          </table:table-cell>
          <table:table-cell office:value-type="float" office:value="20.8977477356012">
            <text:p>20.8977477356</text:p>
          </table:table-cell>
          <table:table-cell office:value-type="float" office:value="20.9264667248659">
            <text:p>20.9264667249</text:p>
          </table:table-cell>
          <table:table-cell office:value-type="float" office:value="20.912065253323">
            <text:p>20.9120652533</text:p>
          </table:table-cell>
          <table:table-cell office:value-type="float" office:value="21.1061113682643">
            <text:p>21.1061113683</text:p>
          </table:table-cell>
          <table:table-cell office:value-type="float" office:value="20.8135652555683">
            <text:p>20.8135652556</text:p>
          </table:table-cell>
          <table:table-cell office:value-type="float" office:value="20.7455925579932">
            <text:p>20.745592558</text:p>
          </table:table-cell>
          <table:table-cell office:value-type="float" office:value="20.6152480651644">
            <text:p>20.6152480652</text:p>
          </table:table-cell>
          <table:table-cell office:value-type="float" office:value="21.0906420905496">
            <text:p>21.0906420905</text:p>
          </table:table-cell>
          <table:table-cell office:value-type="float" office:value="21.1216749476162">
            <text:p>21.1216749476</text:p>
          </table:table-cell>
          <table:table-cell office:value-type="float" office:value="21.1530884815981">
            <text:p>21.1530884816</text:p>
          </table:table-cell>
          <table:table-cell table:number-columns-repeated="2" office:value-type="float" office:value="20">
            <text:p>20</text:p>
          </table:table-cell>
          <table:table-cell office:value-type="float" office:value="27.5819825619481">
            <text:p>27.5819825619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795588578569">
            <text:p>25.8795588579</text:p>
          </table:table-cell>
          <table:table-cell table:number-columns-repeated="2" office:value-type="float" office:value="20">
            <text:p>20</text:p>
          </table:table-cell>
          <table:table-cell office:value-type="float" office:value="31.2644543112046">
            <text:p>31.2644543112</text:p>
          </table:table-cell>
          <table:table-cell table:number-columns-repeated="4" office:value-type="float" office:value="20">
            <text:p>20</text:p>
          </table:table-cell>
          <table:table-cell office:value-type="float" office:value="30.6012482861795">
            <text:p>30.6012482862</text:p>
          </table:table-cell>
          <table:table-cell office:value-type="float" office:value="28.9175351975556">
            <text:p>28.9175351976</text:p>
          </table:table-cell>
          <table:table-cell office:value-type="float" office:value="35">
            <text:p>3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9.9932722475234">
            <text:p>29.9932722475</text:p>
          </table:table-cell>
          <table:table-cell office:value-type="float" office:value="32.7896675624776">
            <text:p>32.7896675625</text:p>
          </table:table-cell>
          <table:table-cell office:value-type="float" office:value="31.9907742547254">
            <text:p>31.9907742547</text:p>
          </table:table-cell>
          <table:table-cell office:value-type="float" office:value="26.1787929181788">
            <text:p>26.1787929182</text:p>
          </table:table-cell>
          <table:table-cell office:value-type="float" office:value="20">
            <text:p>20</text:p>
          </table:table-cell>
          <table:table-cell office:value-type="float" office:value="33.6725834503696">
            <text:p>33.6725834504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4967196689363">
            <text:p>26.4967196689</text:p>
          </table:table-cell>
          <table:table-cell office:value-type="float" office:value="27.1961242930775">
            <text:p>27.1961242931</text:p>
          </table:table-cell>
          <table:table-cell office:value-type="float" office:value="29.4339028775159">
            <text:p>29.433902877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72159841368">
            <text:p>20.2072159841</text:p>
          </table:table-cell>
          <table:table-cell office:value-type="float" office:value="20.1783552509568">
            <text:p>20.178355251</text:p>
          </table:table-cell>
          <table:table-cell office:value-type="float" office:value="20.1079065298001">
            <text:p>20.1079065298</text:p>
          </table:table-cell>
          <table:table-cell office:value-type="float" office:value="20.8045656658115">
            <text:p>20.8045656658</text:p>
          </table:table-cell>
          <table:table-cell office:value-type="float" office:value="20.8815764263542">
            <text:p>20.8815764264</text:p>
          </table:table-cell>
          <table:table-cell office:value-type="float" office:value="21.5486013566124">
            <text:p>21.5486013566</text:p>
          </table:table-cell>
          <table:table-cell office:value-type="float" office:value="20.296240964083">
            <text:p>20.2962409641</text:p>
          </table:table-cell>
          <table:table-cell office:value-type="float" office:value="21.2610506448761">
            <text:p>21.2610506449</text:p>
          </table:table-cell>
          <table:table-cell office:value-type="float" office:value="21.0224571480294">
            <text:p>21.022457148</text:p>
          </table:table-cell>
          <table:table-cell office:value-type="float" office:value="20.486093039361">
            <text:p>20.4860930394</text:p>
          </table:table-cell>
          <table:table-cell office:value-type="float" office:value="21.4250536299789">
            <text:p>21.42505363</text:p>
          </table:table-cell>
          <table:table-cell office:value-type="float" office:value="20.2512624608695">
            <text:p>20.2512624609</text:p>
          </table:table-cell>
          <table:table-cell office:value-type="float" office:value="20.4049857324285">
            <text:p>20.4049857324</text:p>
          </table:table-cell>
          <table:table-cell office:value-type="float" office:value="20.5026742409294">
            <text:p>20.5026742409</text:p>
          </table:table-cell>
          <table:table-cell office:value-type="float" office:value="21.35353110867">
            <text:p>21.3535311087</text:p>
          </table:table-cell>
          <table:table-cell office:value-type="float" office:value="21.6254684871785">
            <text:p>21.6254684872</text:p>
          </table:table-cell>
          <table:table-cell office:value-type="float" office:value="21.5234436731846">
            <text:p>21.5234436732</text:p>
          </table:table-cell>
          <table:table-cell office:value-type="float" office:value="21.7857740565453">
            <text:p>21.7857740565</text:p>
          </table:table-cell>
          <table:table-cell office:value-type="float" office:value="21.3301075166688">
            <text:p>21.3301075167</text:p>
          </table:table-cell>
          <table:table-cell office:value-type="float" office:value="21.4493210510562">
            <text:p>21.4493210511</text:p>
          </table:table-cell>
          <table:table-cell office:value-type="float" office:value="21.7584249981192">
            <text:p>21.7584249981</text:p>
          </table:table-cell>
          <table:table-cell office:value-type="float" office:value="20.6398709229411">
            <text:p>20.6398709229</text:p>
          </table:table-cell>
          <table:table-cell office:value-type="float" office:value="21.2838699173649">
            <text:p>21.2838699174</text:p>
          </table:table-cell>
          <table:table-cell office:value-type="float" office:value="21.7313332784702">
            <text:p>21.7313332785</text:p>
          </table:table-cell>
          <table:table-cell office:value-type="float" office:value="21.085355022134">
            <text:p>21.0853550221</text:p>
          </table:table-cell>
          <table:table-cell office:value-type="float" office:value="20.7483835137051">
            <text:p>20.7483835137</text:p>
          </table:table-cell>
          <table:table-cell office:value-type="float" office:value="21.4985130928772">
            <text:p>21.4985130929</text:p>
          </table:table-cell>
          <table:table-cell office:value-type="float" office:value="20.5874534572688">
            <text:p>20.5874534573</text:p>
          </table:table-cell>
          <table:table-cell office:value-type="float" office:value="20.5193784699135">
            <text:p>20.5193784699</text:p>
          </table:table-cell>
          <table:table-cell office:value-type="float" office:value="21.238427622508">
            <text:p>21.2384276225</text:p>
          </table:table-cell>
          <table:table-cell office:value-type="float" office:value="21.1498482567731">
            <text:p>21.1498482568</text:p>
          </table:table-cell>
          <table:table-cell office:value-type="float" office:value="21.5996105596072">
            <text:p>21.5996105596</text:p>
          </table:table-cell>
          <table:table-cell office:value-type="float" office:value="21.1717110617321">
            <text:p>21.1717110617</text:p>
          </table:table-cell>
          <table:table-cell office:value-type="float" office:value="21.4738065543544">
            <text:p>21.4738065544</text:p>
          </table:table-cell>
          <table:table-cell office:value-type="float" office:value="21.6779074624818">
            <text:p>21.6779074625</text:p>
          </table:table-cell>
          <table:table-cell office:value-type="float" office:value="21.8133841378594">
            <text:p>21.8133841379</text:p>
          </table:table-cell>
          <table:table-cell office:value-type="float" office:value="21.7044952824935">
            <text:p>21.7044952825</text:p>
          </table:table-cell>
          <table:table-cell office:value-type="float" office:value="21.3068880047437">
            <text:p>21.3068880047</text:p>
          </table:table-cell>
          <table:table-cell table:number-columns-repeated="2" office:value-type="float" office:value="21.8412589968331">
            <text:p>21.8412589968</text:p>
          </table:table-cell>
          <table:table-cell table:number-columns-repeated="4" office:value-type="float" office:value="35">
            <text:p>35</text:p>
          </table:table-cell>
          <table:table-cell office:value-type="float" office:value="22.8999798242858">
            <text:p>22.8999798243</text:p>
          </table:table-cell>
          <table:table-cell office:value-type="float" office:value="21.1498482567731">
            <text:p>21.1498482568</text:p>
          </table:table-cell>
          <table:table-cell office:value-type="float" office:value="27.6516251460571">
            <text:p>27.6516251461</text:p>
          </table:table-cell>
          <table:table-cell office:value-type="float" office:value="21.9554838745891">
            <text:p>21.9554838746</text:p>
          </table:table-cell>
          <table:table-cell office:value-type="float" office:value="31.1231180588289">
            <text:p>31.1231180588</text:p>
          </table:table-cell>
          <table:table-cell office:value-type="float" office:value="23.5876014189646">
            <text:p>23.587601419</text:p>
          </table:table-cell>
          <table:table-cell office:value-type="float" office:value="22.0742651500991">
            <text:p>22.0742651501</text:p>
          </table:table-cell>
          <table:table-cell office:value-type="float" office:value="21.3301075166688">
            <text:p>21.3301075167</text:p>
          </table:table-cell>
          <table:table-cell office:value-type="float" office:value="21.4250536299789">
            <text:p>21.42505363</text:p>
          </table:table-cell>
          <table:table-cell office:value-type="float" office:value="24.6672801147349">
            <text:p>24.6672801147</text:p>
          </table:table-cell>
          <table:table-cell office:value-type="float" office:value="26.4520030101681">
            <text:p>26.4520030102</text:p>
          </table:table-cell>
          <table:table-cell office:value-type="float" office:value="33.7703770059821">
            <text:p>33.770377006</text:p>
          </table:table-cell>
          <table:table-cell office:value-type="float" office:value="34.8715118934647">
            <text:p>34.8715118935</text:p>
          </table:table-cell>
          <table:table-cell office:value-type="float" office:value="26.1052009518712">
            <text:p>26.1052009519</text:p>
          </table:table-cell>
          <table:table-cell office:value-type="float" office:value="35">
            <text:p>35</text:p>
          </table:table-cell>
          <table:table-cell office:value-type="float" office:value="29.1623225151146">
            <text:p>29.1623225151</text:p>
          </table:table-cell>
          <table:table-cell office:value-type="float" office:value="35">
            <text:p>35</text:p>
          </table:table-cell>
          <table:table-cell office:value-type="float" office:value="23.985501363738">
            <text:p>23.9855013637</text:p>
          </table:table-cell>
          <table:table-cell office:value-type="float" office:value="27.2222816824686">
            <text:p>27.2222816825</text:p>
          </table:table-cell>
          <table:table-cell office:value-type="float" office:value="25.1903785417443">
            <text:p>25.1903785417</text:p>
          </table:table-cell>
          <table:table-cell office:value-type="float" office:value="28.6170332336495">
            <text:p>28.6170332336</text:p>
          </table:table-cell>
          <table:table-cell office:value-type="float" office:value="24.4274432945715">
            <text:p>24.4274432946</text:p>
          </table:table-cell>
          <table:table-cell office:value-type="float" office:value="22.197881001698">
            <text:p>22.1978810017</text:p>
          </table:table-cell>
          <table:table-cell office:value-type="float" office:value="25.7806738891643">
            <text:p>25.7806738892</text:p>
          </table:table-cell>
          <table:table-cell office:value-type="float" office:value="31.9133223593243">
            <text:p>31.9133223593</text:p>
          </table:table-cell>
          <table:table-cell office:value-type="float" office:value="21.6254684871785">
            <text:p>21.6254684872</text:p>
          </table:table-cell>
          <table:table-cell office:value-type="float" office:value="32.7906579782731">
            <text:p>32.7906579783</text:p>
          </table:table-cell>
          <table:table-cell office:value-type="float" office:value="22.4608471731178">
            <text:p>22.4608471731</text:p>
          </table:table-cell>
          <table:table-cell office:value-type="float" office:value="22.6008795505494">
            <text:p>22.6008795505</text:p>
          </table:table-cell>
          <table:table-cell office:value-type="float" office:value="23.7814681279754">
            <text:p>23.781468128</text:p>
          </table:table-cell>
          <table:table-cell office:value-type="float" office:value="22.7471165289265">
            <text:p>22.747116528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2690730376777">
            <text:p>22.2690730377</text:p>
          </table:table-cell>
          <table:table-cell office:value-type="float" office:value="20.4273217114891">
            <text:p>20.4273217115</text:p>
          </table:table-cell>
          <table:table-cell office:value-type="float" office:value="20.9568658065033">
            <text:p>20.9568658065</text:p>
          </table:table-cell>
          <table:table-cell office:value-type="float" office:value="35">
            <text:p>35</text:p>
          </table:table-cell>
          <table:table-cell office:value-type="float" office:value="20.1502158754066">
            <text:p>20.1502158754</text:p>
          </table:table-cell>
          <table:table-cell office:value-type="float" office:value="30.4872040799841">
            <text:p>30.48720408</text:p>
          </table:table-cell>
          <table:table-cell office:value-type="float" office:value="21.8282489525105">
            <text:p>21.8282489525</text:p>
          </table:table-cell>
          <table:table-cell office:value-type="float" office:value="20.7440792195413">
            <text:p>20.7440792195</text:p>
          </table:table-cell>
          <table:table-cell office:value-type="float" office:value="22.0406292226811">
            <text:p>22.0406292227</text:p>
          </table:table-cell>
          <table:table-cell office:value-type="float" office:value="23.730905467014">
            <text:p>23.730905467</text:p>
          </table:table-cell>
          <table:table-cell office:value-type="float" office:value="35">
            <text:p>35</text:p>
          </table:table-cell>
          <table:table-cell office:value-type="float" office:value="21.1096549987319">
            <text:p>21.1096549987</text:p>
          </table:table-cell>
          <table:table-cell office:value-type="float" office:value="33.5557091585622">
            <text:p>33.5557091586</text:p>
          </table:table-cell>
          <table:table-cell office:value-type="float" office:value="20.5488095285502">
            <text:p>20.5488095286</text:p>
          </table:table-cell>
          <table:table-cell office:value-type="float" office:value="35">
            <text:p>35</text:p>
          </table:table-cell>
          <table:table-cell office:value-type="float" office:value="22.1527313966754">
            <text:p>22.1527313967</text:p>
          </table:table-cell>
          <table:table-cell office:value-type="float" office:value="20.8129487415277">
            <text:p>20.8129487415</text:p>
          </table:table-cell>
          <table:table-cell office:value-type="float" office:value="23.5547427725638">
            <text:p>23.5547427726</text:p>
          </table:table-cell>
          <table:table-cell office:value-type="float" office:value="20.6771528305447">
            <text:p>20.6771528305</text:p>
          </table:table-cell>
          <table:table-cell office:value-type="float" office:value="29.3228733181567">
            <text:p>29.3228733182</text:p>
          </table:table-cell>
          <table:table-cell office:value-type="float" office:value="22.6460843052575">
            <text:p>22.6460843053</text:p>
          </table:table-cell>
          <table:table-cell office:value-type="float" office:value="29.8806650502033">
            <text:p>29.8806650502</text:p>
          </table:table-cell>
          <table:table-cell office:value-type="float" office:value="21.5362770473392">
            <text:p>21.5362770473</text:p>
          </table:table-cell>
          <table:table-cell office:value-type="float" office:value="21.2721628275004">
            <text:p>21.2721628275</text:p>
          </table:table-cell>
          <table:table-cell office:value-type="float" office:value="21.0321008889329">
            <text:p>21.0321008889</text:p>
          </table:table-cell>
          <table:table-cell office:value-type="float" office:value="24.5261631883122">
            <text:p>24.5261631883</text:p>
          </table:table-cell>
          <table:table-cell office:value-type="float" office:value="24.7512167981108">
            <text:p>24.7512167981</text:p>
          </table:table-cell>
          <table:table-cell office:value-type="float" office:value="32.6728486613067">
            <text:p>32.6728486613</text:p>
          </table:table-cell>
          <table:table-cell office:value-type="float" office:value="35">
            <text:p>35</text:p>
          </table:table-cell>
          <table:table-cell office:value-type="float" office:value="24.9884733855485">
            <text:p>24.9884733855</text:p>
          </table:table-cell>
          <table:table-cell office:value-type="float" office:value="35">
            <text:p>35</text:p>
          </table:table-cell>
          <table:table-cell office:value-type="float" office:value="25.2389531234097">
            <text:p>25.2389531234</text:p>
          </table:table-cell>
          <table:table-cell office:value-type="float" office:value="21.4453470293395">
            <text:p>21.4453470293</text:p>
          </table:table-cell>
          <table:table-cell office:value-type="float" office:value="28.331773633874">
            <text:p>28.3317736339</text:p>
          </table:table-cell>
          <table:table-cell office:value-type="float" office:value="21.7275623197081">
            <text:p>21.7275623197</text:p>
          </table:table-cell>
          <table:table-cell table:number-columns-repeated="2" office:value-type="float" office:value="35">
            <text:p>35</text:p>
          </table:table-cell>
          <table:table-cell office:value-type="float" office:value="27.0938522217418">
            <text:p>27.0938522217</text:p>
          </table:table-cell>
          <table:table-cell office:value-type="float" office:value="35">
            <text:p>35</text:p>
          </table:table-cell>
          <table:table-cell office:value-type="float" office:value="21.1896370359337">
            <text:p>21.1896370359</text:p>
          </table:table-cell>
          <table:table-cell office:value-type="float" office:value="20.2028268178757">
            <text:p>20.2028268179</text:p>
          </table:table-cell>
          <table:table-cell office:value-type="float" office:value="23.0713426895269">
            <text:p>23.0713426895</text:p>
          </table:table-cell>
          <table:table-cell office:value-type="float" office:value="26.3979863839014">
            <text:p>26.3979863839</text:p>
          </table:table-cell>
          <table:table-cell office:value-type="float" office:value="35">
            <text:p>35</text:p>
          </table:table-cell>
          <table:table-cell office:value-type="float" office:value="26.0817943116883">
            <text:p>26.0817943117</text:p>
          </table:table-cell>
          <table:table-cell table:number-columns-repeated="2" office:value-type="float" office:value="35">
            <text:p>35</text:p>
          </table:table-cell>
          <table:table-cell office:value-type="float" office:value="25.5037931598952">
            <text:p>25.5037931599</text:p>
          </table:table-cell>
          <table:table-cell office:value-type="float" office:value="22.3898992722794">
            <text:p>22.3898992723</text:p>
          </table:table-cell>
          <table:table-cell office:value-type="float" office:value="20.8838472681428">
            <text:p>20.8838472681</text:p>
          </table:table-cell>
          <table:table-cell office:value-type="float" office:value="35">
            <text:p>35</text:p>
          </table:table-cell>
          <table:table-cell office:value-type="float" office:value="27.4779214606796">
            <text:p>27.4779214607</text:p>
          </table:table-cell>
          <table:table-cell office:value-type="float" office:value="35">
            <text:p>35</text:p>
          </table:table-cell>
          <table:table-cell office:value-type="float" office:value="24.3123946947104">
            <text:p>24.3123946947</text:p>
          </table:table-cell>
          <table:table-cell office:value-type="float" office:value="31.1491726866848">
            <text:p>31.1491726867</text:p>
          </table:table-cell>
          <table:table-cell office:value-type="float" office:value="35">
            <text:p>35</text:p>
          </table:table-cell>
          <table:table-cell office:value-type="float" office:value="24.1090832551268">
            <text:p>24.1090832551</text:p>
          </table:table-cell>
          <table:table-cell office:value-type="float" office:value="35">
            <text:p>35</text:p>
          </table:table-cell>
          <table:table-cell office:value-type="float" office:value="22.9236693476137">
            <text:p>22.9236693476</text:p>
          </table:table-cell>
          <table:table-cell office:value-type="float" office:value="31.8745329711771">
            <text:p>31.8745329712</text:p>
          </table:table-cell>
          <table:table-cell office:value-type="float" office:value="23.2254526987266">
            <text:p>23.2254526987</text:p>
          </table:table-cell>
          <table:table-cell office:value-type="float" office:value="35">
            <text:p>35</text:p>
          </table:table-cell>
          <table:table-cell office:value-type="float" office:value="23.9154798869148">
            <text:p>23.9154798869</text:p>
          </table:table-cell>
          <table:table-cell office:value-type="float" office:value="21.3573556869838">
            <text:p>21.357355687</text:p>
          </table:table-cell>
          <table:table-cell office:value-type="float" office:value="35">
            <text:p>35</text:p>
          </table:table-cell>
          <table:table-cell office:value-type="float" office:value="25.7842648792548">
            <text:p>25.7842648793</text:p>
          </table:table-cell>
          <table:table-cell office:value-type="float" office:value="23.3864295854864">
            <text:p>23.3864295855</text:p>
          </table:table-cell>
          <table:table-cell office:value-type="float" office:value="26.7346538807896">
            <text:p>26.7346538808</text:p>
          </table:table-cell>
          <table:table-cell office:value-type="float" office:value="28.8081792136518">
            <text:p>28.8081792137</text:p>
          </table:table-cell>
          <table:table-cell office:value-type="float" office:value="21.6302954569064">
            <text:p>21.6302954569</text:p>
          </table:table-cell>
          <table:table-cell office:value-type="float" office:value="34.5372958422487">
            <text:p>34.5372958422</text:p>
          </table:table-cell>
          <table:table-cell table:number-columns-repeated="2" office:value-type="float" office:value="35">
            <text:p>35</text:p>
          </table:table-cell>
          <table:table-cell office:value-type="float" office:value="22.5154744961249">
            <text:p>22.5154744961</text:p>
          </table:table-cell>
          <table:table-cell office:value-type="float" office:value="27.8895373232111">
            <text:p>27.8895373232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office:value-type="string">
            <text:p>買取価格</text:p>
          </table:table-cell>
          <table:table-cell table:number-columns-repeated="39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56916266666551">
            <text:p>9.5691626667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634268625">
            <text:p>10.634268625</text:p>
          </table:table-cell>
          <table:table-cell table:number-columns-repeated="3" office:value-type="float" office:value="20">
            <text:p>20</text:p>
          </table:table-cell>
          <table:table-cell office:value-type="float" office:value="15.24">
            <text:p>15.2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2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2.5456086111103">
            <text:p>12.5456086111</text:p>
          </table:table-cell>
          <table:table-cell office:value-type="float" office:value="20">
            <text:p>20</text:p>
          </table:table-cell>
          <table:table-cell office:value-type="float" office:value="12.0641048611094">
            <text:p>12.0641048611</text:p>
          </table:table-cell>
          <table:table-cell table:number-columns-repeated="3" office:value-type="float" office:value="20">
            <text:p>20</text:p>
          </table:table-cell>
          <table:table-cell office:value-type="float" office:value="14.311219875">
            <text:p>14.311219875</text:p>
          </table:table-cell>
          <table:table-cell table:number-columns-repeated="3" office:value-type="float" office:value="20">
            <text:p>20</text:p>
          </table:table-cell>
          <table:table-cell office:value-type="float" office:value="18.9224594690743">
            <text:p>18.9224594691</text:p>
          </table:table-cell>
          <table:table-cell office:value-type="float" office:value="9.33333333333333">
            <text:p>9.3333333333</text:p>
          </table:table-cell>
          <table:table-cell table:number-columns-repeated="91" office:value-type="float" office:value="20">
            <text:p>20</text:p>
          </table:table-cell>
          <table:table-cell office:value-type="float" office:value="19.4817347769679">
            <text:p>19.481734777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1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2" office:value-type="float" office:value="20">
            <text:p>20</text:p>
          </table:table-cell>
          <table:table-cell office:value-type="float" office:value="19.0818226769044">
            <text:p>19.0818226769</text:p>
          </table:table-cell>
          <table:table-cell office:value-type="float" office:value="15.6331032777785">
            <text:p>15.6331032778</text:p>
          </table:table-cell>
          <table:table-cell office:value-type="float" office:value="15.8594044444452">
            <text:p>15.8594044444</text:p>
          </table:table-cell>
          <table:table-cell office:value-type="float" office:value="15.4904950000011">
            <text:p>15.490495</text:p>
          </table:table-cell>
          <table:table-cell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4.3207967777774">
            <text:p>14.3207967778</text:p>
          </table:table-cell>
          <table:table-cell office:value-type="float" office:value="14.480774333333">
            <text:p>14.480774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3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7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3" office:value-type="float" office:value="20">
            <text:p>20</text:p>
          </table:table-cell>
          <table:table-cell office:value-type="float" office:value="11.1565575">
            <text:p>11.156557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.03396">
            <text:p>15.03396</text:p>
          </table:table-cell>
          <table:table-cell table:number-columns-repeated="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1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2807146666656">
            <text:p>10.2807146667</text:p>
          </table:table-cell>
          <table:table-cell office:value-type="float" office:value="20">
            <text:p>20</text:p>
          </table:table-cell>
          <table:table-cell office:value-type="float" office:value="9.35939022222188">
            <text:p>9.3593902222</text:p>
          </table:table-cell>
          <table:table-cell table:number-columns-repeated="2" office:value-type="float" office:value="20">
            <text:p>20</text:p>
          </table:table-cell>
          <table:table-cell office:value-type="float" office:value="13.348784">
            <text:p>13.34878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8" office:value-type="float" office:value="20">
            <text:p>20</text:p>
          </table:table-cell>
          <table:table-cell office:value-type="float" office:value="15.9106613333323">
            <text:p>15.9106613333</text:p>
          </table:table-cell>
          <table:table-cell office:value-type="float" office:value="15.4553560000011">
            <text:p>15.455356</text:p>
          </table:table-cell>
          <table:table-cell office:value-type="float" office:value="15.069728">
            <text:p>15.069728</text:p>
          </table:table-cell>
          <table:table-cell office:value-type="float" office:value="20">
            <text:p>20</text:p>
          </table:table-cell>
          <table:table-cell office:value-type="float" office:value="14.0871875">
            <text:p>14.0871875</text:p>
          </table:table-cell>
          <table:table-cell office:value-type="float" office:value="20">
            <text:p>20</text:p>
          </table:table-cell>
          <table:table-cell office:value-type="float" office:value="14.762824875">
            <text:p>14.762824875</text:p>
          </table:table-cell>
          <table:table-cell office:value-type="float" office:value="14.66900825">
            <text:p>14.66900825</text:p>
          </table:table-cell>
          <table:table-cell office:value-type="float" office:value="13.5156822083338">
            <text:p>13.5156822083</text:p>
          </table:table-cell>
          <table:table-cell office:value-type="float" office:value="13.709961277776">
            <text:p>13.7099612778</text:p>
          </table:table-cell>
          <table:table-cell office:value-type="float" office:value="20">
            <text:p>20</text:p>
          </table:table-cell>
          <table:table-cell office:value-type="float" office:value="14.035564875">
            <text:p>14.035564875</text:p>
          </table:table-cell>
          <table:table-cell office:value-type="float" office:value="20">
            <text:p>20</text:p>
          </table:table-cell>
          <table:table-cell office:value-type="float" office:value="17.5271294458464">
            <text:p>17.5271294458</text:p>
          </table:table-cell>
          <table:table-cell office:value-type="float" office:value="17.9937087956867">
            <text:p>17.9937087957</text:p>
          </table:table-cell>
          <table:table-cell office:value-type="float" office:value="20">
            <text:p>20</text:p>
          </table:table-cell>
          <table:table-cell office:value-type="float" office:value="16.6406286811498">
            <text:p>16.6406286811</text:p>
          </table:table-cell>
          <table:table-cell office:value-type="float" office:value="19.6267365201278">
            <text:p>19.6267365201</text:p>
          </table:table-cell>
          <table:table-cell office:value-type="float" office:value="16.920576291054">
            <text:p>16.9205762911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6" office:value-type="float" office:value="20">
            <text:p>20</text:p>
          </table:table-cell>
          <table:table-cell table:number-columns-repeated="4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5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4.3471760555568">
            <text:p>14.3471760556</text:p>
          </table:table-cell>
          <table:table-cell table:number-columns-repeated="2" office:value-type="float" office:value="20">
            <text:p>20</text:p>
          </table:table-cell>
          <table:table-cell office:value-type="float" office:value="19.8042817047">
            <text:p>19.8042817047</text:p>
          </table:table-cell>
          <table:table-cell table:number-columns-repeated="74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2.8957944444452">
            <text:p>12.8957944444</text:p>
          </table:table-cell>
          <table:table-cell office:value-type="float" office:value="20">
            <text:p>20</text:p>
          </table:table-cell>
          <table:table-cell office:value-type="float" office:value="14.279942">
            <text:p>14.279942</text:p>
          </table:table-cell>
          <table:table-cell office:value-type="float" office:value="20">
            <text:p>20</text:p>
          </table:table-cell>
          <table:table-cell office:value-type="float" office:value="13.637546">
            <text:p>13.637546</text:p>
          </table:table-cell>
          <table:table-cell office:value-type="float" office:value="20">
            <text:p>20</text:p>
          </table:table-cell>
          <table:table-cell office:value-type="float" office:value="14.3864399166676">
            <text:p>14.3864399167</text:p>
          </table:table-cell>
          <table:table-cell office:value-type="float" office:value="20">
            <text:p>20</text:p>
          </table:table-cell>
          <table:table-cell office:value-type="float" office:value="15.2071545833324">
            <text:p>15.2071545833</text:p>
          </table:table-cell>
          <table:table-cell office:value-type="float" office:value="14.5515446250009">
            <text:p>14.551544625</text:p>
          </table:table-cell>
          <table:table-cell office:value-type="float" office:value="9.33333333333333">
            <text:p>9.3333333333</text:p>
          </table:table-cell>
          <table:table-cell table:number-columns-repeated="79" office:value-type="float" office:value="20">
            <text:p>20</text:p>
          </table:table-cell>
          <table:table-cell office:value-type="float" office:value="12.5885695">
            <text:p>12.5885695</text:p>
          </table:table-cell>
          <table:table-cell office:value-type="float" office:value="20">
            <text:p>20</text:p>
          </table:table-cell>
          <table:table-cell office:value-type="float" office:value="12.5011725">
            <text:p>12.5011725</text:p>
          </table:table-cell>
          <table:table-cell office:value-type="float" office:value="13.722257">
            <text:p>13.722257</text:p>
          </table:table-cell>
          <table:table-cell office:value-type="float" office:value="20">
            <text:p>20</text:p>
          </table:table-cell>
          <table:table-cell office:value-type="float" office:value="14.1152686666671">
            <text:p>14.1152686667</text:p>
          </table:table-cell>
          <table:table-cell office:value-type="float" office:value="20">
            <text:p>20</text:p>
          </table:table-cell>
          <table:table-cell office:value-type="float" office:value="13.7814606805538">
            <text:p>13.7814606806</text:p>
          </table:table-cell>
          <table:table-cell table:number-columns-repeated="2" office:value-type="float" office:value="20">
            <text:p>20</text:p>
          </table:table-cell>
          <table:table-cell office:value-type="float" office:value="16.0164750000012">
            <text:p>16.016475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31" office:value-type="float" office:value="20">
            <text:p>20</text:p>
          </table:table-cell>
        </table:table-row>
        <table:table-row table:style-name="ro1">
          <table:table-cell table:number-columns-repeated="961"/>
        </table:table-row>
        <table:table-row table:style-name="ro1">
          <table:table-cell office:value-type="string">
            <text:p>電力購入量</text:p>
          </table:table-cell>
          <table:table-cell office:value-type="float" office:value="267.269855290528">
            <text:p>267.2698552905</text:p>
          </table:table-cell>
          <table:table-cell table:number-columns-repeated="4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74.909813268092">
            <text:p>274.9098132681</text:p>
          </table:table-cell>
          <table:table-cell office:value-type="float" office:value="0">
            <text:p>0</text:p>
          </table:table-cell>
          <table:table-cell office:value-type="float" office:value="170.78621113491">
            <text:p>170.7862111349</text:p>
          </table:table-cell>
          <table:table-cell office:value-type="float" office:value="27.9746412523359">
            <text:p>27.9746412523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63.849580084095">
            <text:p>463.8495800841</text:p>
          </table:table-cell>
          <table:table-cell office:value-type="float" office:value="0">
            <text:p>0</text:p>
          </table:table-cell>
          <table:table-cell office:value-type="float" office:value="107.534796956351">
            <text:p>107.5347969564</text:p>
          </table:table-cell>
          <table:table-cell office:value-type="float" office:value="396.570743203175">
            <text:p>396.5707432032</text:p>
          </table:table-cell>
          <table:table-cell office:value-type="float" office:value="197.778652287461">
            <text:p>197.7786522875</text:p>
          </table:table-cell>
          <table:table-cell office:value-type="float" office:value="431.754209683716">
            <text:p>431.7542096837</text:p>
          </table:table-cell>
          <table:table-cell office:value-type="float" office:value="245.858624167124">
            <text:p>245.8586241671</text:p>
          </table:table-cell>
          <table:table-cell table:number-columns-repeated="2" office:value-type="float" office:value="0">
            <text:p>0</text:p>
          </table:table-cell>
          <table:table-cell office:value-type="float" office:value="122.88546499057">
            <text:p>122.8854649906</text:p>
          </table:table-cell>
          <table:table-cell office:value-type="float" office:value="206.220323948374">
            <text:p>206.2203239484</text:p>
          </table:table-cell>
          <table:table-cell office:value-type="float" office:value="214.66278062391">
            <text:p>214.6627806239</text:p>
          </table:table-cell>
          <table:table-cell table:number-columns-repeated="2" office:value-type="float" office:value="0">
            <text:p>0</text:p>
          </table:table-cell>
          <table:table-cell office:value-type="float" office:value="230.71476040519">
            <text:p>230.7147604052</text:p>
          </table:table-cell>
          <table:table-cell office:value-type="float" office:value="0">
            <text:p>0</text:p>
          </table:table-cell>
          <table:table-cell office:value-type="float" office:value="99.8038519170222">
            <text:p>99.803851917</text:p>
          </table:table-cell>
          <table:table-cell office:value-type="float" office:value="174.017355088791">
            <text:p>174.0173550888</text:p>
          </table:table-cell>
          <table:table-cell table:number-columns-repeated="2" office:value-type="float" office:value="0">
            <text:p>0</text:p>
          </table:table-cell>
          <table:table-cell office:value-type="float" office:value="30.7567213678163">
            <text:p>30.7567213678</text:p>
          </table:table-cell>
          <table:table-cell office:value-type="float" office:value="0">
            <text:p>0</text:p>
          </table:table-cell>
          <table:table-cell office:value-type="float" office:value="223.333793264447">
            <text:p>223.3337932644</text:p>
          </table:table-cell>
          <table:table-cell office:value-type="float" office:value="0">
            <text:p>0</text:p>
          </table:table-cell>
          <table:table-cell office:value-type="float" office:value="23.6025404958827">
            <text:p>23.6025404959</text:p>
          </table:table-cell>
          <table:table-cell office:value-type="float" office:value="0">
            <text:p>0</text:p>
          </table:table-cell>
          <table:table-cell office:value-type="float" office:value="100.292661625437">
            <text:p>100.2926616254</text:p>
          </table:table-cell>
          <table:table-cell office:value-type="float" office:value="141.661118445772">
            <text:p>141.6611184458</text:p>
          </table:table-cell>
          <table:table-cell office:value-type="float" office:value="172.475643994763">
            <text:p>172.4756439948</text:p>
          </table:table-cell>
          <table:table-cell office:value-type="float" office:value="44.8170849770208">
            <text:p>44.817084977</text:p>
          </table:table-cell>
          <table:table-cell office:value-type="float" office:value="341.037529615411">
            <text:p>341.0375296154</text:p>
          </table:table-cell>
          <table:table-cell office:value-type="float" office:value="493.043069745536">
            <text:p>493.0430697455</text:p>
          </table:table-cell>
          <table:table-cell table:number-columns-repeated="2" office:value-type="float" office:value="0">
            <text:p>0</text:p>
          </table:table-cell>
          <table:table-cell office:value-type="float" office:value="146.739967140488">
            <text:p>146.7399671405</text:p>
          </table:table-cell>
          <table:table-cell office:value-type="float" office:value="189.088668904256">
            <text:p>189.0886689043</text:p>
          </table:table-cell>
          <table:table-cell office:value-type="float" office:value="27.6403752308627">
            <text:p>27.6403752309</text:p>
          </table:table-cell>
          <table:table-cell office:value-type="float" office:value="273.185314462526">
            <text:p>273.1853144625</text:p>
          </table:table-cell>
          <table:table-cell office:value-type="float" office:value="438.443780215942">
            <text:p>438.4437802159</text:p>
          </table:table-cell>
          <table:table-cell table:number-columns-repeated="2" office:value-type="float" office:value="0">
            <text:p>0</text:p>
          </table:table-cell>
          <table:table-cell office:value-type="float" office:value="274.605795888286">
            <text:p>274.6057958883</text:p>
          </table:table-cell>
          <table:table-cell office:value-type="float" office:value="320.3538771479">
            <text:p>320.3538771479</text:p>
          </table:table-cell>
          <table:table-cell office:value-type="float" office:value="0">
            <text:p>0</text:p>
          </table:table-cell>
          <table:table-cell office:value-type="float" office:value="149.971742418864">
            <text:p>149.9717424189</text:p>
          </table:table-cell>
          <table:table-cell office:value-type="float" office:value="63.5533949645131">
            <text:p>63.5533949645</text:p>
          </table:table-cell>
          <table:table-cell table:number-columns-repeated="3" office:value-type="float" office:value="0">
            <text:p>0</text:p>
          </table:table-cell>
          <table:table-cell office:value-type="float" office:value="69.4152230205681">
            <text:p>69.4152230206</text:p>
          </table:table-cell>
          <table:table-cell office:value-type="float" office:value="170.619937799856">
            <text:p>170.6199377999</text:p>
          </table:table-cell>
          <table:table-cell office:value-type="float" office:value="266.547159781926">
            <text:p>266.5471597819</text:p>
          </table:table-cell>
          <table:table-cell office:value-type="float" office:value="500">
            <text:p>500</text:p>
          </table:table-cell>
          <table:table-cell office:value-type="float" office:value="425.893826346748">
            <text:p>425.8938263467</text:p>
          </table:table-cell>
          <table:table-cell office:value-type="float" office:value="110.933715041236">
            <text:p>110.9337150412</text:p>
          </table:table-cell>
          <table:table-cell office:value-type="float" office:value="0">
            <text:p>0</text:p>
          </table:table-cell>
          <table:table-cell office:value-type="float" office:value="70.7063788312959">
            <text:p>70.7063788313</text:p>
          </table:table-cell>
          <table:table-cell office:value-type="float" office:value="340.779842313226">
            <text:p>340.7798423132</text:p>
          </table:table-cell>
          <table:table-cell office:value-type="float" office:value="216.549251761191">
            <text:p>216.5492517612</text:p>
          </table:table-cell>
          <table:table-cell table:number-columns-repeated="3" office:value-type="float" office:value="0">
            <text:p>0</text:p>
          </table:table-cell>
          <table:table-cell office:value-type="float" office:value="271.34655861668">
            <text:p>271.3465586167</text:p>
          </table:table-cell>
          <table:table-cell office:value-type="float" office:value="23.7580850497886">
            <text:p>23.7580850498</text:p>
          </table:table-cell>
          <table:table-cell office:value-type="float" office:value="0">
            <text:p>0</text:p>
          </table:table-cell>
          <table:table-cell office:value-type="float" office:value="80.7213483007149">
            <text:p>80.7213483007</text:p>
          </table:table-cell>
          <table:table-cell office:value-type="float" office:value="385.804951235775">
            <text:p>385.8049512358</text:p>
          </table:table-cell>
          <table:table-cell office:value-type="float" office:value="412.48127216748">
            <text:p>412.4812721675</text:p>
          </table:table-cell>
          <table:table-cell table:number-columns-repeated="2" office:value-type="float" office:value="0">
            <text:p>0</text:p>
          </table:table-cell>
          <table:table-cell office:value-type="float" office:value="142.207713966027">
            <text:p>142.207713966</text:p>
          </table:table-cell>
          <table:table-cell office:value-type="float" office:value="277.555253569278">
            <text:p>277.5552535693</text:p>
          </table:table-cell>
          <table:table-cell office:value-type="float" office:value="170.065168912858">
            <text:p>170.0651689129</text:p>
          </table:table-cell>
          <table:table-cell office:value-type="float" office:value="100">
            <text:p>100</text:p>
          </table:table-cell>
          <table:table-cell office:value-type="float" office:value="85.331677813195">
            <text:p>85.3316778132</text:p>
          </table:table-cell>
          <table:table-cell office:value-type="float" office:value="47.5461543829848">
            <text:p>47.546154383</text:p>
          </table:table-cell>
          <table:table-cell office:value-type="float" office:value="180.108879104862">
            <text:p>180.1088791049</text:p>
          </table:table-cell>
          <table:table-cell office:value-type="float" office:value="345.929170602914">
            <text:p>345.9291706029</text:p>
          </table:table-cell>
          <table:table-cell office:value-type="float" office:value="0">
            <text:p>0</text:p>
          </table:table-cell>
          <table:table-cell office:value-type="float" office:value="5.21772670031356">
            <text:p>5.2177267003</text:p>
          </table:table-cell>
          <table:table-cell office:value-type="float" office:value="353.587589428193">
            <text:p>353.5875894282</text:p>
          </table:table-cell>
          <table:table-cell office:value-type="float" office:value="38.6436390613122">
            <text:p>38.6436390613</text:p>
          </table:table-cell>
          <table:table-cell office:value-type="float" office:value="400">
            <text:p>400</text:p>
          </table:table-cell>
          <table:table-cell table:number-columns-repeated="864"/>
        </table:table-row>
        <table:table-row table:style-name="ro1">
          <table:table-cell office:value-type="string">
            <text:p>電力販売量</text:p>
          </table:table-cell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93.897351341974">
            <text:p>193.897351342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85.2982820469422">
            <text:p>85.2982820469</text:p>
          </table:table-cell>
          <table:table-cell office:value-type="float" office:value="128.147372672177">
            <text:p>128.1473726722</text:p>
          </table:table-cell>
          <table:table-cell office:value-type="float" office:value="173.355358211693">
            <text:p>173.3553582117</text:p>
          </table:table-cell>
          <table:table-cell office:value-type="float" office:value="0">
            <text:p>0</text:p>
          </table:table-cell>
          <table:table-cell office:value-type="float" office:value="343.946993254852">
            <text:p>343.9469932549</text:p>
          </table:table-cell>
          <table:table-cell office:value-type="float" office:value="500">
            <text:p>500</text:p>
          </table:table-cell>
          <table:table-cell office:value-type="float" office:value="62.6125118144502">
            <text:p>62.6125118145</text:p>
          </table:table-cell>
          <table:table-cell office:value-type="float" office:value="68.3948151655891">
            <text:p>68.3948151656</text:p>
          </table:table-cell>
          <table:table-cell office:value-type="float" office:value="500">
            <text:p>500</text:p>
          </table:table-cell>
          <table:table-cell office:value-type="float" office:value="17.8560005887961">
            <text:p>17.8560005888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3.9043586571197">
            <text:p>53.9043586571</text:p>
          </table:table-cell>
          <table:table-cell office:value-type="float" office:value="446.760009781126">
            <text:p>446.7600097811</text:p>
          </table:table-cell>
          <table:table-cell office:value-type="float" office:value="269.518490567084">
            <text:p>269.5184905671</text:p>
          </table:table-cell>
          <table:table-cell office:value-type="float" office:value="0">
            <text:p>0</text:p>
          </table:table-cell>
          <table:table-cell office:value-type="float" office:value="424.706558437175">
            <text:p>424.7065584372</text:p>
          </table:table-cell>
          <table:table-cell office:value-type="float" office:value="0">
            <text:p>0</text:p>
          </table:table-cell>
          <table:table-cell office:value-type="float" office:value="147.582254043264">
            <text:p>147.5822540433</text:p>
          </table:table-cell>
          <table:table-cell office:value-type="float" office:value="160.485312777565">
            <text:p>160.4853127776</text:p>
          </table:table-cell>
          <table:table-cell office:value-type="float" office:value="101.480048538052">
            <text:p>101.4800485381</text:p>
          </table:table-cell>
          <table:table-cell office:value-type="float" office:value="306.758005552777">
            <text:p>306.7580055528</text:p>
          </table:table-cell>
          <table:table-cell table:number-columns-repeated="4" office:value-type="float" office:value="500">
            <text:p>500</text:p>
          </table:table-cell>
          <table:table-cell office:value-type="float" office:value="241.785557706298">
            <text:p>241.7855577063</text:p>
          </table:table-cell>
          <table:table-cell office:value-type="float" office:value="330.061335742524">
            <text:p>330.0613357425</text:p>
          </table:table-cell>
          <table:table-cell office:value-type="float" office:value="0">
            <text:p>0</text:p>
          </table:table-cell>
          <table:table-cell office:value-type="float" office:value="190.917123011535">
            <text:p>190.9171230115</text:p>
          </table:table-cell>
          <table:table-cell office:value-type="float" office:value="0">
            <text:p>0</text:p>
          </table:table-cell>
          <table:table-cell office:value-type="float" office:value="169.940903314663">
            <text:p>169.9409033147</text:p>
          </table:table-cell>
          <table:table-cell office:value-type="float" office:value="377.329226872886">
            <text:p>377.3292268729</text:p>
          </table:table-cell>
          <table:table-cell office:value-type="float" office:value="314.869836154376">
            <text:p>314.8698361544</text:p>
          </table:table-cell>
          <table:table-cell office:value-type="float" office:value="0.724297565995471">
            <text:p>0.724297566</text:p>
          </table:table-cell>
          <table:table-cell office:value-type="float" office:value="189.922327576092">
            <text:p>189.9223275761</text:p>
          </table:table-cell>
          <table:table-cell office:value-type="float" office:value="500">
            <text:p>500</text:p>
          </table:table-cell>
          <table:table-cell office:value-type="float" office:value="434.546490095285">
            <text:p>434.5464900953</text:p>
          </table:table-cell>
          <table:table-cell office:value-type="float" office:value="163.638173783731">
            <text:p>163.6381737837</text:p>
          </table:table-cell>
          <table:table-cell office:value-type="float" office:value="117.736639375892">
            <text:p>117.7366393759</text:p>
          </table:table-cell>
          <table:table-cell table:number-columns-repeated="3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75.2497770406704">
            <text:p>75.2497770407</text:p>
          </table:table-cell>
          <table:table-cell office:value-type="float" office:value="473.248895766959">
            <text:p>473.248895767</text:p>
          </table:table-cell>
          <table:table-cell office:value-type="float" office:value="221.264969480204">
            <text:p>221.2649694802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02.869648662032">
            <text:p>102.869648662</text:p>
          </table:table-cell>
          <table:table-cell office:value-type="float" office:value="207.798886824481">
            <text:p>207.7988868245</text:p>
          </table:table-cell>
          <table:table-cell office:value-type="float" office:value="343.85060615388">
            <text:p>343.8506061539</text:p>
          </table:table-cell>
          <table:table-cell office:value-type="float" office:value="0">
            <text:p>0</text:p>
          </table:table-cell>
          <table:table-cell office:value-type="float" office:value="341.018281160495">
            <text:p>341.0182811605</text:p>
          </table:table-cell>
          <table:table-cell office:value-type="float" office:value="87.7856684315908">
            <text:p>87.7856684316</text:p>
          </table:table-cell>
          <table:table-cell office:value-type="float" office:value="455.265734360292">
            <text:p>455.2657343603</text:p>
          </table:table-cell>
          <table:table-cell office:value-type="float" office:value="264.235689000187">
            <text:p>264.2356890002</text:p>
          </table:table-cell>
          <table:table-cell office:value-type="float" office:value="105.953651751253">
            <text:p>105.9536517513</text:p>
          </table:table-cell>
          <table:table-cell office:value-type="float" office:value="181.733606970851">
            <text:p>181.7336069709</text:p>
          </table:table-cell>
          <table:table-cell office:value-type="float" office:value="500">
            <text:p>500</text:p>
          </table:table-cell>
          <table:table-cell office:value-type="float" office:value="280.329729181784">
            <text:p>280.3297291818</text:p>
          </table:table-cell>
          <table:table-cell office:value-type="float" office:value="333.745386223108">
            <text:p>333.7453862231</text:p>
          </table:table-cell>
          <table:table-cell office:value-type="float" office:value="410.629017654492">
            <text:p>410.6290176545</text:p>
          </table:table-cell>
          <table:table-cell office:value-type="float" office:value="500">
            <text:p>500</text:p>
          </table:table-cell>
          <table:table-cell office:value-type="float" office:value="295.333881107175">
            <text:p>295.3338811072</text:p>
          </table:table-cell>
          <table:table-cell office:value-type="float" office:value="500">
            <text:p>500</text:p>
          </table:table-cell>
          <table:table-cell office:value-type="float" office:value="300.249686391213">
            <text:p>300.2496863912</text:p>
          </table:table-cell>
          <table:table-cell office:value-type="float" office:value="229.979315219667">
            <text:p>229.9793152197</text:p>
          </table:table-cell>
          <table:table-cell office:value-type="float" office:value="457.593913917885">
            <text:p>457.5939139179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143.913300762803">
            <text:p>143.9133007628</text:p>
          </table:table-cell>
          <table:table-cell table:number-columns-repeated="2" office:value-type="float" office:value="500">
            <text:p>500</text:p>
          </table:table-cell>
          <table:table-cell office:value-type="float" office:value="252.00544206874">
            <text:p>252.0054420687</text:p>
          </table:table-cell>
          <table:table-cell office:value-type="float" office:value="100">
            <text:p>100</text:p>
          </table:table-cell>
          <table:table-cell office:value-type="float" office:value="329.547897783397">
            <text:p>329.5478977834</text:p>
          </table:table-cell>
          <table:table-cell office:value-type="float" office:value="500">
            <text:p>500</text:p>
          </table:table-cell>
          <table:table-cell office:value-type="float" office:value="395.274495912091">
            <text:p>395.2744959121</text:p>
          </table:table-cell>
          <table:table-cell office:value-type="float" office:value="111.035110859113">
            <text:p>111.0351108591</text:p>
          </table:table-cell>
          <table:table-cell table:number-columns-repeated="2" office:value-type="float" office:value="500">
            <text:p>500</text:p>
          </table:table-cell>
          <table:table-cell office:value-type="float" office:value="258.822739412509">
            <text:p>258.8227394125</text:p>
          </table:table-cell>
          <table:table-cell office:value-type="float" office:value="84.1832711882157">
            <text:p>84.1832711882</text:p>
          </table:table-cell>
          <table:table-cell office:value-type="float" office:value="184.37928787916">
            <text:p>184.3792878792</text:p>
          </table:table-cell>
          <table:table-cell office:value-type="float" office:value="0">
            <text:p>0</text:p>
          </table:table-cell>
          <table:table-cell office:value-type="float" office:value="373.718378082084">
            <text:p>373.7183780821</text:p>
          </table:table-cell>
          <table:table-cell table:number-columns-repeated="864"/>
        </table:table-row>
        <table:table-row table:style-name="ro1">
          <table:table-cell office:value-type="string">
            <text:p>電力の価格</text:p>
          </table:table-cell>
          <table:table-cell table:number-columns-repeated="17" office:value-type="float" office:value="20">
            <text:p>20</text:p>
          </table:table-cell>
          <table:table-cell office:value-type="float" office:value="20.1268603497765">
            <text:p>20.1268603498</text:p>
          </table:table-cell>
          <table:table-cell office:value-type="float" office:value="20.1532041966304">
            <text:p>20.1532041966</text:p>
          </table:table-cell>
          <table:table-cell office:value-type="float" office:value="20.2069139357825">
            <text:p>20.2069139358</text:p>
          </table:table-cell>
          <table:table-cell office:value-type="float" office:value="20.2620310367982">
            <text:p>20.2620310368</text:p>
          </table:table-cell>
          <table:table-cell office:value-type="float" office:value="20.9796892642647">
            <text:p>20.9796892643</text:p>
          </table:table-cell>
          <table:table-cell office:value-type="float" office:value="20.3767145417117">
            <text:p>20.3767145417</text:p>
          </table:table-cell>
          <table:table-cell office:value-type="float" office:value="20.4822475307354">
            <text:p>20.4822475307</text:p>
          </table:table-cell>
          <table:table-cell office:value-type="float" office:value="20.8497717440215">
            <text:p>20.849771744</text:p>
          </table:table-cell>
          <table:table-cell office:value-type="float" office:value="21.1167589384796">
            <text:p>21.1167589385</text:p>
          </table:table-cell>
          <table:table-cell office:value-type="float" office:value="20.9988193017802">
            <text:p>20.9988193018</text:p>
          </table:table-cell>
          <table:table-cell office:value-type="float" office:value="21.2829499694638">
            <text:p>21.2829499695</text:p>
          </table:table-cell>
          <table:table-cell office:value-type="float" office:value="21.0375237320629">
            <text:p>21.0375237321</text:p>
          </table:table-cell>
          <table:table-cell office:value-type="float" office:value="20.544869012414">
            <text:p>20.5448690124</text:p>
          </table:table-cell>
          <table:table-cell office:value-type="float" office:value="20.5133410676675">
            <text:p>20.5133410677</text:p>
          </table:table-cell>
          <table:table-cell office:value-type="float" office:value="20.6421522788624">
            <text:p>20.6421522789</text:p>
          </table:table-cell>
          <table:table-cell office:value-type="float" office:value="21.6499690922146">
            <text:p>21.6499690922</text:p>
          </table:table-cell>
          <table:table-cell office:value-type="float" office:value="21.6013269013587">
            <text:p>21.6013269014</text:p>
          </table:table-cell>
          <table:table-cell office:value-type="float" office:value="21.5773185405618">
            <text:p>21.5773185406</text:p>
          </table:table-cell>
          <table:table-cell office:value-type="float" office:value="21.6746083775657">
            <text:p>21.6746083776</text:p>
          </table:table-cell>
          <table:table-cell office:value-type="float" office:value="21.4602990975778">
            <text:p>21.4602990976</text:p>
          </table:table-cell>
          <table:table-cell office:value-type="float" office:value="21.2403982682095">
            <text:p>21.2403982682</text:p>
          </table:table-cell>
          <table:table-cell office:value-type="float" office:value="21.157318668917">
            <text:p>21.1573186689</text:p>
          </table:table-cell>
          <table:table-cell office:value-type="float" office:value="21.1985265582093">
            <text:p>21.1985265582</text:p>
          </table:table-cell>
          <table:table-cell office:value-type="float" office:value="21.1369587433855">
            <text:p>21.1369587434</text:p>
          </table:table-cell>
          <table:table-cell office:value-type="float" office:value="21.0967173726949">
            <text:p>21.0967173727</text:p>
          </table:table-cell>
          <table:table-cell office:value-type="float" office:value="21.3480891864747">
            <text:p>21.3480891865</text:p>
          </table:table-cell>
          <table:table-cell office:value-type="float" office:value="21.2615880888376">
            <text:p>21.2615880888</text:p>
          </table:table-cell>
          <table:table-cell office:value-type="float" office:value="21.018096886505">
            <text:p>21.0180968865</text:p>
          </table:table-cell>
          <table:table-cell office:value-type="float" office:value="21.0571015787173">
            <text:p>21.0571015787</text:p>
          </table:table-cell>
          <table:table-cell office:value-type="float" office:value="21.3044860143058">
            <text:p>21.3044860143</text:p>
          </table:table-cell>
          <table:table-cell office:value-type="float" office:value="21.2193784371234">
            <text:p>21.2193784371</text:p>
          </table:table-cell>
          <table:table-cell office:value-type="float" office:value="21.437481999712">
            <text:p>21.4374819997</text:p>
          </table:table-cell>
          <table:table-cell office:value-type="float" office:value="21.5535151102664">
            <text:p>21.5535151103</text:p>
          </table:table-cell>
          <table:table-cell office:value-type="float" office:value="21.6255428505558">
            <text:p>21.6255428506</text:p>
          </table:table-cell>
          <table:table-cell office:value-type="float" office:value="21.3701606973458">
            <text:p>21.3701606973</text:p>
          </table:table-cell>
          <table:table-cell office:value-type="float" office:value="21.0768321938903">
            <text:p>21.0768321939</text:p>
          </table:table-cell>
          <table:table-cell office:value-type="float" office:value="21.5299139977554">
            <text:p>21.5299139978</text:p>
          </table:table-cell>
          <table:table-cell office:value-type="float" office:value="21.4833084954157">
            <text:p>21.4833084954</text:p>
          </table:table-cell>
          <table:table-cell office:value-type="float" office:value="21.1778406265257">
            <text:p>21.1778406265</text:p>
          </table:table-cell>
          <table:table-cell office:value-type="float" office:value="22.2168357316359">
            <text:p>22.2168357316</text:p>
          </table:table-cell>
          <table:table-cell office:value-type="float" office:value="33.7503275831427">
            <text:p>33.7503275831</text:p>
          </table:table-cell>
          <table:table-cell office:value-type="float" office:value="21.6746083775657">
            <text:p>21.6746083776</text:p>
          </table:table-cell>
          <table:table-cell office:value-type="float" office:value="21.4833084954157">
            <text:p>21.4833084954</text:p>
          </table:table-cell>
          <table:table-cell office:value-type="float" office:value="23.1769259091431">
            <text:p>23.1769259091</text:p>
          </table:table-cell>
          <table:table-cell office:value-type="float" office:value="27.484069142689">
            <text:p>27.4840691427</text:p>
          </table:table-cell>
          <table:table-cell office:value-type="float" office:value="25.4767645764805">
            <text:p>25.4767645765</text:p>
          </table:table-cell>
          <table:table-cell office:value-type="float" office:value="21.5773185405618">
            <text:p>21.5773185406</text:p>
          </table:table-cell>
          <table:table-cell office:value-type="float" office:value="25.7611229400153">
            <text:p>25.76112294</text:p>
          </table:table-cell>
          <table:table-cell office:value-type="float" office:value="28.3564921787946">
            <text:p>28.3564921788</text:p>
          </table:table-cell>
          <table:table-cell office:value-type="float" office:value="22.4638942082992">
            <text:p>22.4638942083</text:p>
          </table:table-cell>
          <table:table-cell office:value-type="float" office:value="27.0924800499634">
            <text:p>27.09248005</text:p>
          </table:table-cell>
          <table:table-cell office:value-type="float" office:value="30.5702392804328">
            <text:p>30.5702392804</text:p>
          </table:table-cell>
          <table:table-cell office:value-type="float" office:value="27.9043179083622">
            <text:p>27.9043179084</text:p>
          </table:table-cell>
          <table:table-cell office:value-type="float" office:value="21.3924151409903">
            <text:p>21.392415141</text:p>
          </table:table-cell>
          <table:table-cell office:value-type="float" office:value="23.8715763189629">
            <text:p>23.871576319</text:p>
          </table:table-cell>
          <table:table-cell office:value-type="float" office:value="26.0630740158475">
            <text:p>26.0630740158</text:p>
          </table:table-cell>
          <table:table-cell office:value-type="float" office:value="21.8797387908373">
            <text:p>21.8797387908</text:p>
          </table:table-cell>
          <table:table-cell office:value-type="float" office:value="22.3379582516169">
            <text:p>22.3379582516</text:p>
          </table:table-cell>
          <table:table-cell office:value-type="float" office:value="29.9456265290448">
            <text:p>29.945626529</text:p>
          </table:table-cell>
          <table:table-cell office:value-type="float" office:value="22.5949363492263">
            <text:p>22.5949363492</text:p>
          </table:table-cell>
          <table:table-cell office:value-type="float" office:value="22.731401652582">
            <text:p>22.7314016526</text:p>
          </table:table-cell>
          <table:table-cell office:value-type="float" office:value="25.2085049296659">
            <text:p>25.2085049297</text:p>
          </table:table-cell>
          <table:table-cell office:value-type="float" office:value="28.8443735757362">
            <text:p>28.8443735757</text:p>
          </table:table-cell>
          <table:table-cell office:value-type="float" office:value="24.271892087973">
            <text:p>24.271892088</text:p>
          </table:table-cell>
          <table:table-cell office:value-type="float" office:value="31.2534273168115">
            <text:p>31.2534273168</text:p>
          </table:table-cell>
          <table:table-cell office:value-type="float" office:value="22.8736338871161">
            <text:p>22.8736338871</text:p>
          </table:table-cell>
          <table:table-cell office:value-type="float" office:value="32.0038356557367">
            <text:p>32.0038356557</text:p>
          </table:table-cell>
          <table:table-cell office:value-type="float" office:value="32.8318985403791">
            <text:p>32.8318985404</text:p>
          </table:table-cell>
          <table:table-cell office:value-type="float" office:value="26.7267155497786">
            <text:p>26.7267155498</text:p>
          </table:table-cell>
          <table:table-cell office:value-type="float" office:value="23.5082183160859">
            <text:p>23.5082183161</text:p>
          </table:table-cell>
          <table:table-cell office:value-type="float" office:value="21.7753526900464">
            <text:p>21.77535269</text:p>
          </table:table-cell>
          <table:table-cell office:value-type="float" office:value="21.9879677843226">
            <text:p>21.9879677843</text:p>
          </table:table-cell>
          <table:table-cell office:value-type="float" office:value="24.0667708117457">
            <text:p>24.0667708117</text:p>
          </table:table-cell>
          <table:table-cell office:value-type="float" office:value="24.4877171580469">
            <text:p>24.487717158</text:p>
          </table:table-cell>
          <table:table-cell office:value-type="float" office:value="24.715106297975">
            <text:p>24.715106298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188820265824">
            <text:p>20.1188820266</text:p>
          </table:table-cell>
          <table:table-cell office:value-type="float" office:value="20.1462662786914">
            <text:p>20.1462662787</text:p>
          </table:table-cell>
          <table:table-cell office:value-type="float" office:value="20.2021418837707">
            <text:p>20.2021418838</text:p>
          </table:table-cell>
          <table:table-cell office:value-type="float" office:value="20.2595440341079">
            <text:p>20.2595440341</text:p>
          </table:table-cell>
          <table:table-cell office:value-type="float" office:value="20.7821449579266">
            <text:p>20.7821449579</text:p>
          </table:table-cell>
          <table:table-cell office:value-type="float" office:value="20.3486492420449">
            <text:p>20.348649242</text:p>
          </table:table-cell>
          <table:table-cell office:value-type="float" office:value="20.6055655522835">
            <text:p>20.6055655523</text:p>
          </table:table-cell>
          <table:table-cell office:value-type="float" office:value="20.7638800326926">
            <text:p>20.7638800327</text:p>
          </table:table-cell>
          <table:table-cell office:value-type="float" office:value="21.0739512355478">
            <text:p>21.0739512355</text:p>
          </table:table-cell>
          <table:table-cell office:value-type="float" office:value="21.1366387299869">
            <text:p>21.13663873</text:p>
          </table:table-cell>
          <table:table-cell office:value-type="float" office:value="21.1792980835806">
            <text:p>21.1792980836</text:p>
          </table:table-cell>
          <table:table-cell office:value-type="float" office:value="20.8756115008731">
            <text:p>20.8756115009</text:p>
          </table:table-cell>
          <table:table-cell office:value-type="float" office:value="20.5385319280502">
            <text:p>20.5385319281</text:p>
          </table:table-cell>
          <table:table-cell office:value-type="float" office:value="20.5220773130893">
            <text:p>20.5220773131</text:p>
          </table:table-cell>
          <table:table-cell office:value-type="float" office:value="20.4258018653343">
            <text:p>20.4258018653</text:p>
          </table:table-cell>
          <table:table-cell office:value-type="float" office:value="21.7261862950274">
            <text:p>21.726186295</text:p>
          </table:table-cell>
          <table:table-cell office:value-type="float" office:value="21.6740877181347">
            <text:p>21.6740877181</text:p>
          </table:table-cell>
          <table:table-cell office:value-type="float" office:value="21.6483923262311">
            <text:p>21.6483923262</text:p>
          </table:table-cell>
          <table:table-cell office:value-type="float" office:value="21.779250459596">
            <text:p>21.7792504596</text:p>
          </table:table-cell>
          <table:table-cell office:value-type="float" office:value="21.4509144037246">
            <text:p>21.4509144037</text:p>
          </table:table-cell>
          <table:table-cell office:value-type="float" office:value="21.3116361613068">
            <text:p>21.3116361613</text:p>
          </table:table-cell>
          <table:table-cell office:value-type="float" office:value="21.1578802024606">
            <text:p>21.1578802025</text:p>
          </table:table-cell>
          <table:table-cell office:value-type="float" office:value="21.3803740821593">
            <text:p>21.3803740822</text:p>
          </table:table-cell>
          <table:table-cell office:value-type="float" office:value="21.2667783886565">
            <text:p>21.2667783887</text:p>
          </table:table-cell>
          <table:table-cell office:value-type="float" office:value="21.3572646158251">
            <text:p>21.3572646158</text:p>
          </table:table-cell>
          <table:table-cell office:value-type="float" office:value="21.5233289598483">
            <text:p>21.5233289598</text:p>
          </table:table-cell>
          <table:table-cell office:value-type="float" office:value="21.2446324319192">
            <text:p>21.2446324319</text:p>
          </table:table-cell>
          <table:table-cell office:value-type="float" office:value="21.1155714956103">
            <text:p>21.1155714956</text:p>
          </table:table-cell>
          <table:table-cell office:value-type="float" office:value="21.0946763642452">
            <text:p>21.0946763642</text:p>
          </table:table-cell>
          <table:table-cell office:value-type="float" office:value="21.200894580099">
            <text:p>21.2008945801</text:p>
          </table:table-cell>
          <table:table-cell office:value-type="float" office:value="21.289112165277">
            <text:p>21.2891121653</text:p>
          </table:table-cell>
          <table:table-cell office:value-type="float" office:value="21.4989779356074">
            <text:p>21.4989779356</text:p>
          </table:table-cell>
          <table:table-cell office:value-type="float" office:value="21.6229286109201">
            <text:p>21.6229286109</text:p>
          </table:table-cell>
          <table:table-cell office:value-type="float" office:value="21.752596008834">
            <text:p>21.7525960088</text:p>
          </table:table-cell>
          <table:table-cell office:value-type="float" office:value="21.4036837854268">
            <text:p>21.4036837854</text:p>
          </table:table-cell>
          <table:table-cell office:value-type="float" office:value="21.2226719357284">
            <text:p>21.2226719357</text:p>
          </table:table-cell>
          <table:table-cell office:value-type="float" office:value="21.700017962876">
            <text:p>21.7000179629</text:p>
          </table:table-cell>
          <table:table-cell office:value-type="float" office:value="21.4748406844692">
            <text:p>21.4748406845</text:p>
          </table:table-cell>
          <table:table-cell office:value-type="float" office:value="21.334352817321">
            <text:p>21.3343528173</text:p>
          </table:table-cell>
          <table:table-cell office:value-type="float" office:value="26.0732725508778">
            <text:p>26.0732725509</text:p>
          </table:table-cell>
          <table:table-cell office:value-type="float" office:value="21.4748406844692">
            <text:p>21.4748406845</text:p>
          </table:table-cell>
          <table:table-cell office:value-type="float" office:value="26.4095493065725">
            <text:p>26.4095493066</text:p>
          </table:table-cell>
          <table:table-cell office:value-type="float" office:value="28.495187929769">
            <text:p>28.4951879298</text:p>
          </table:table-cell>
          <table:table-cell office:value-type="float" office:value="22.001720543673">
            <text:p>22.0017205437</text:p>
          </table:table-cell>
          <table:table-cell office:value-type="float" office:value="22.1195045629103">
            <text:p>22.1195045629</text:p>
          </table:table-cell>
          <table:table-cell office:value-type="float" office:value="25.4619431906867">
            <text:p>25.4619431907</text:p>
          </table:table-cell>
          <table:table-cell office:value-type="float" office:value="23.2592016802755">
            <text:p>23.2592016803</text:p>
          </table:table-cell>
          <table:table-cell office:value-type="float" office:value="22.6408092080141">
            <text:p>22.640809208</text:p>
          </table:table-cell>
          <table:table-cell office:value-type="float" office:value="26.7690533612822">
            <text:p>26.7690533613</text:p>
          </table:table-cell>
          <table:table-cell office:value-type="float" office:value="29.5838415810853">
            <text:p>29.5838415811</text:p>
          </table:table-cell>
          <table:table-cell office:value-type="float" office:value="22.3695083019757">
            <text:p>22.369508302</text:p>
          </table:table-cell>
          <table:table-cell office:value-type="float" office:value="23.0940520631038">
            <text:p>23.0940520631</text:p>
          </table:table-cell>
          <table:table-cell office:value-type="float" office:value="21.5726837889165">
            <text:p>21.5726837889</text:p>
          </table:table-cell>
          <table:table-cell office:value-type="float" office:value="29.0167921542653">
            <text:p>29.0167921543</text:p>
          </table:table-cell>
          <table:table-cell office:value-type="float" office:value="22.9362497265118">
            <text:p>22.9362497265</text:p>
          </table:table-cell>
          <table:table-cell office:value-type="float" office:value="35">
            <text:p>35</text:p>
          </table:table-cell>
          <table:table-cell office:value-type="float" office:value="34.3907768016281">
            <text:p>34.3907768016</text:p>
          </table:table-cell>
          <table:table-cell office:value-type="float" office:value="35">
            <text:p>35</text:p>
          </table:table-cell>
          <table:table-cell office:value-type="float" office:value="22.2420041582351">
            <text:p>22.2420041582</text:p>
          </table:table-cell>
          <table:table-cell office:value-type="float" office:value="32.450340869177">
            <text:p>32.4503408692</text:p>
          </table:table-cell>
          <table:table-cell office:value-type="float" office:value="31.6259815605164">
            <text:p>31.6259815605</text:p>
          </table:table-cell>
          <table:table-cell office:value-type="float" office:value="23.8042508399357">
            <text:p>23.8042508399</text:p>
          </table:table-cell>
          <table:table-cell office:value-type="float" office:value="22.7853150339902">
            <text:p>22.785315034</text:p>
          </table:table-cell>
          <table:table-cell office:value-type="float" office:value="35">
            <text:p>35</text:p>
          </table:table-cell>
          <table:table-cell office:value-type="float" office:value="21.779250459596">
            <text:p>21.7792504596</text:p>
          </table:table-cell>
          <table:table-cell office:value-type="float" office:value="24.6724677540885">
            <text:p>24.6724677541</text:p>
          </table:table-cell>
          <table:table-cell office:value-type="float" office:value="25.7580424891766">
            <text:p>25.7580424892</text:p>
          </table:table-cell>
          <table:table-cell office:value-type="float" office:value="21.6740877181347">
            <text:p>21.6740877181</text:p>
          </table:table-cell>
          <table:table-cell office:value-type="float" office:value="28.0137762006614">
            <text:p>28.0137762007</text:p>
          </table:table-cell>
          <table:table-cell office:value-type="float" office:value="24.2154845781862">
            <text:p>24.2154845782</text:p>
          </table:table-cell>
          <table:table-cell office:value-type="float" office:value="30.8803001174951">
            <text:p>30.8803001175</text:p>
          </table:table-cell>
          <table:table-cell office:value-type="float" office:value="25.1832844249479">
            <text:p>25.1832844249</text:p>
          </table:table-cell>
          <table:table-cell office:value-type="float" office:value="35">
            <text:p>35</text:p>
          </table:table-cell>
          <table:table-cell office:value-type="float" office:value="24.9205693776919">
            <text:p>24.9205693777</text:p>
          </table:table-cell>
          <table:table-cell office:value-type="float" office:value="33.3665236628871">
            <text:p>33.366523662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549884391898">
            <text:p>20.1549884392</text:p>
          </table:table-cell>
          <table:table-cell office:value-type="float" office:value="20.20935522218">
            <text:p>20.2093552222</text:p>
          </table:table-cell>
          <table:table-cell office:value-type="float" office:value="20.1020081195241">
            <text:p>20.1020081195</text:p>
          </table:table-cell>
          <table:table-cell office:value-type="float" office:value="25.3449326645929">
            <text:p>25.3449326646</text:p>
          </table:table-cell>
          <table:table-cell office:value-type="float" office:value="29.7331371614146">
            <text:p>29.7331371614</text:p>
          </table:table-cell>
          <table:table-cell office:value-type="float" office:value="21.4135434029557">
            <text:p>21.413543403</text:p>
          </table:table-cell>
          <table:table-cell office:value-type="float" office:value="20.5679790749891">
            <text:p>20.567979075</text:p>
          </table:table-cell>
          <table:table-cell office:value-type="float" office:value="21.6020860648549">
            <text:p>21.6020860649</text:p>
          </table:table-cell>
          <table:table-cell office:value-type="float" office:value="22.6432557000876">
            <text:p>22.6432557001</text:p>
          </table:table-cell>
          <table:table-cell office:value-type="float" office:value="22.9294479304081">
            <text:p>22.9294479304</text:p>
          </table:table-cell>
          <table:table-cell office:value-type="float" office:value="21.3239524755807">
            <text:p>21.3239524756</text:p>
          </table:table-cell>
          <table:table-cell office:value-type="float" office:value="21.2372786255605">
            <text:p>21.2372786256</text:p>
          </table:table-cell>
          <table:table-cell office:value-type="float" office:value="20.7014966612244">
            <text:p>20.7014966612</text:p>
          </table:table-cell>
          <table:table-cell office:value-type="float" office:value="22.5088452140484">
            <text:p>22.508845214</text:p>
          </table:table-cell>
          <table:table-cell office:value-type="float" office:value="20.7712258064996">
            <text:p>20.7712258065</text:p>
          </table:table-cell>
          <table:table-cell office:value-type="float" office:value="29.1708827393152">
            <text:p>29.1708827393</text:p>
          </table:table-cell>
          <table:table-cell office:value-type="float" office:value="21.1533816652477">
            <text:p>21.1533816652</text:p>
          </table:table-cell>
          <table:table-cell office:value-type="float" office:value="22.3797658193498">
            <text:p>22.3797658193</text:p>
          </table:table-cell>
          <table:table-cell office:value-type="float" office:value="22.0215205969231">
            <text:p>22.0215205969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9170788092014">
            <text:p>20.917078809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2414086600004">
            <text:p>23.24140866</text:p>
          </table:table-cell>
          <table:table-cell office:value-type="float" office:value="21.5062011930968">
            <text:p>21.5062011931</text:p>
          </table:table-cell>
          <table:table-cell office:value-type="float" office:value="25.6245107173869">
            <text:p>25.6245107174</text:p>
          </table:table-cell>
          <table:table-cell office:value-type="float" office:value="27.7301366532075">
            <text:p>27.7301366532</text:p>
          </table:table-cell>
          <table:table-cell office:value-type="float" office:value="20.843054432668">
            <text:p>20.8430544327</text:p>
          </table:table-cell>
          <table:table-cell office:value-type="float" office:value="23.08199450501">
            <text:p>23.081994505</text:p>
          </table:table-cell>
          <table:table-cell office:value-type="float" office:value="22.2557065148504">
            <text:p>22.2557065149</text:p>
          </table:table-cell>
          <table:table-cell office:value-type="float" office:value="34.4618723030486">
            <text:p>34.461872303</text:p>
          </table:table-cell>
          <table:table-cell office:value-type="float" office:value="21.7013695950596">
            <text:p>21.7013695951</text:p>
          </table:table-cell>
          <table:table-cell office:value-type="float" office:value="21.9108819887178">
            <text:p>21.9108819887</text:p>
          </table:table-cell>
          <table:table-cell office:value-type="float" office:value="23.9579341203753">
            <text:p>23.9579341204</text:p>
          </table:table-cell>
          <table:table-cell office:value-type="float" office:value="23.5827822146892">
            <text:p>23.5827822147</text:p>
          </table:table-cell>
          <table:table-cell office:value-type="float" office:value="32.5610487176571">
            <text:p>32.5610487177</text:p>
          </table:table-cell>
          <table:table-cell office:value-type="float" office:value="21.0721302481373">
            <text:p>21.0721302481</text:p>
          </table:table-cell>
          <table:table-cell office:value-type="float" office:value="30.3455366155059">
            <text:p>30.3455366155</text:p>
          </table:table-cell>
          <table:table-cell office:value-type="float" office:value="23.7658300959394">
            <text:p>23.7658300959</text:p>
          </table:table-cell>
          <table:table-cell office:value-type="float" office:value="24.1597834025236">
            <text:p>24.1597834025</text:p>
          </table:table-cell>
          <table:table-cell office:value-type="float" office:value="26.9328496547175">
            <text:p>26.9328496547</text:p>
          </table:table-cell>
          <table:table-cell office:value-type="float" office:value="35">
            <text:p>35</text:p>
          </table:table-cell>
          <table:table-cell office:value-type="float" office:value="25.0811387771913">
            <text:p>25.0811387772</text:p>
          </table:table-cell>
          <table:table-cell office:value-type="float" office:value="21.8042357431424">
            <text:p>21.8042357431</text:p>
          </table:table-cell>
          <table:table-cell office:value-type="float" office:value="31.0151025338215">
            <text:p>31.0151025338</text:p>
          </table:table-cell>
          <table:table-cell office:value-type="float" office:value="28.1740374705109">
            <text:p>28.1740374705</text:p>
          </table:table-cell>
          <table:table-cell office:value-type="float" office:value="35">
            <text:p>35</text:p>
          </table:table-cell>
          <table:table-cell office:value-type="float" office:value="25.9213332997004">
            <text:p>25.9213332997</text:p>
          </table:table-cell>
          <table:table-cell office:value-type="float" office:value="24.8318290599143">
            <text:p>24.8318290599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5735134817228">
            <text:p>26.5735134817</text:p>
          </table:table-cell>
          <table:table-cell office:value-type="float" office:value="24.3721387927286">
            <text:p>24.3721387927</text:p>
          </table:table-cell>
          <table:table-cell office:value-type="float" office:value="27.3174688204231">
            <text:p>27.3174688204</text:p>
          </table:table-cell>
          <table:table-cell office:value-type="float" office:value="33.4598781437558">
            <text:p>33.4598781438</text:p>
          </table:table-cell>
          <table:table-cell office:value-type="float" office:value="22.7833345095243">
            <text:p>22.7833345095</text:p>
          </table:table-cell>
          <table:table-cell table:number-columns-repeated="5" office:value-type="float" office:value="35">
            <text:p>35</text:p>
          </table:table-cell>
          <table:table-cell office:value-type="float" office:value="26.2370466605423">
            <text:p>26.2370466605</text:p>
          </table:table-cell>
          <table:table-cell table:number-columns-repeated="5" office:value-type="float" office:value="35">
            <text:p>35</text:p>
          </table:table-cell>
          <table:table-cell office:value-type="float" office:value="28.6528565614473">
            <text:p>28.6528565614</text:p>
          </table:table-cell>
          <table:table-cell office:value-type="float" office:value="24.5958424610631">
            <text:p>24.5958424611</text:p>
          </table:table-cell>
          <table:table-cell table:number-columns-repeated="2" office:value-type="float" office:value="35">
            <text:p>35</text:p>
          </table:table-cell>
          <table:table-cell office:value-type="float" office:value="31.7502314061528">
            <text:p>31.7502314062</text:p>
          </table:table-cell>
          <table:table-cell office:value-type="float" office:value="35">
            <text:p>35</text:p>
          </table:table-cell>
          <table:table-cell office:value-type="float" office:value="23.4081648382036">
            <text:p>23.4081648382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14373682072">
            <text:p>20.2014373682</text:p>
          </table:table-cell>
          <table:table-cell office:value-type="float" office:value="20.4242391403974">
            <text:p>20.4242391404</text:p>
          </table:table-cell>
          <table:table-cell office:value-type="float" office:value="20.0982449095999">
            <text:p>20.0982449096</text:p>
          </table:table-cell>
          <table:table-cell office:value-type="float" office:value="21.8109268624913">
            <text:p>21.8109268625</text:p>
          </table:table-cell>
          <table:table-cell office:value-type="float" office:value="21.345525173509">
            <text:p>21.3455251735</text:p>
          </table:table-cell>
          <table:table-cell office:value-type="float" office:value="26.2906356392123">
            <text:p>26.2906356392</text:p>
          </table:table-cell>
          <table:table-cell office:value-type="float" office:value="22.1312107341672">
            <text:p>22.1312107342</text:p>
          </table:table-cell>
          <table:table-cell office:value-type="float" office:value="24.9159538490121">
            <text:p>24.915953849</text:p>
          </table:table-cell>
          <table:table-cell office:value-type="float" office:value="21.4325445236613">
            <text:p>21.4325445237</text:p>
          </table:table-cell>
          <table:table-cell office:value-type="float" office:value="22.0205972726705">
            <text:p>22.0205972727</text:p>
          </table:table-cell>
          <table:table-cell office:value-type="float" office:value="21.5224439190414">
            <text:p>21.522443919</text:p>
          </table:table-cell>
          <table:table-cell office:value-type="float" office:value="21.261249651483">
            <text:p>21.2612496515</text:p>
          </table:table-cell>
          <table:table-cell office:value-type="float" office:value="20.6719945071017">
            <text:p>20.6719945071</text:p>
          </table:table-cell>
          <table:table-cell office:value-type="float" office:value="21.1795901973427">
            <text:p>21.1795901973</text:p>
          </table:table-cell>
          <table:table-cell office:value-type="float" office:value="20.5447427502534">
            <text:p>20.5447427503</text:p>
          </table:table-cell>
          <table:table-cell office:value-type="float" office:value="25.1607016006053">
            <text:p>25.1607016006</text:p>
          </table:table-cell>
          <table:table-cell office:value-type="float" office:value="33.1760746267235">
            <text:p>33.1760746267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7114743403058">
            <text:p>21.7114743403</text:p>
          </table:table-cell>
          <table:table-cell office:value-type="float" office:value="20.8768192409809">
            <text:p>20.876819241</text:p>
          </table:table-cell>
          <table:table-cell office:value-type="float" office:value="21.913904247726">
            <text:p>21.9139042477</text:p>
          </table:table-cell>
          <table:table-cell office:value-type="float" office:value="21.0236469168678">
            <text:p>21.0236469169</text:p>
          </table:table-cell>
          <table:table-cell office:value-type="float" office:value="23.0361072029989">
            <text:p>23.036107203</text:p>
          </table:table-cell>
          <table:table-cell office:value-type="float" office:value="35">
            <text:p>35</text:p>
          </table:table-cell>
          <table:table-cell office:value-type="float" office:value="31.5730180062992">
            <text:p>31.5730180063</text:p>
          </table:table-cell>
          <table:table-cell office:value-type="float" office:value="35">
            <text:p>35</text:p>
          </table:table-cell>
          <table:table-cell office:value-type="float" office:value="26.9670024684617">
            <text:p>26.9670024685</text:p>
          </table:table-cell>
          <table:table-cell office:value-type="float" office:value="21.6153687451195">
            <text:p>21.6153687451</text:p>
          </table:table-cell>
          <table:table-cell office:value-type="float" office:value="35">
            <text:p>35</text:p>
          </table:table-cell>
          <table:table-cell office:value-type="float" office:value="24.0551152644765">
            <text:p>24.0551152645</text:p>
          </table:table-cell>
          <table:table-cell office:value-type="float" office:value="20.7383305931735">
            <text:p>20.7383305932</text:p>
          </table:table-cell>
          <table:table-cell table:number-columns-repeated="2" office:value-type="float" office:value="35">
            <text:p>35</text:p>
          </table:table-cell>
          <table:table-cell office:value-type="float" office:value="32.335311786305">
            <text:p>32.3353117863</text:p>
          </table:table-cell>
          <table:table-cell office:value-type="float" office:value="35">
            <text:p>35</text:p>
          </table:table-cell>
          <table:table-cell office:value-type="float" office:value="21.1004268614476">
            <text:p>21.1004268614</text:p>
          </table:table-cell>
          <table:table-cell office:value-type="float" office:value="22.8908206052613">
            <text:p>22.8908206053</text:p>
          </table:table-cell>
          <table:table-cell office:value-type="float" office:value="22.3650962774519">
            <text:p>22.3650962775</text:p>
          </table:table-cell>
          <table:table-cell table:number-columns-repeated="3" office:value-type="float" office:value="35">
            <text:p>35</text:p>
          </table:table-cell>
          <table:table-cell office:value-type="float" office:value="25.6928495156009">
            <text:p>25.6928495156</text:p>
          </table:table-cell>
          <table:table-cell office:value-type="float" office:value="35">
            <text:p>35</text:p>
          </table:table-cell>
          <table:table-cell office:value-type="float" office:value="24.2543555208516">
            <text:p>24.2543555209</text:p>
          </table:table-cell>
          <table:table-cell office:value-type="float" office:value="22.2459647612746">
            <text:p>22.2459647613</text:p>
          </table:table-cell>
          <table:table-cell office:value-type="float" office:value="22.7514125865483">
            <text:p>22.7514125865</text:p>
          </table:table-cell>
          <table:table-cell office:value-type="float" office:value="27.3396602074075">
            <text:p>27.3396602074</text:p>
          </table:table-cell>
          <table:table-cell office:value-type="float" office:value="34.108080155948">
            <text:p>34.1080801559</text:p>
          </table:table-cell>
          <table:table-cell office:value-type="float" office:value="35">
            <text:p>35</text:p>
          </table:table-cell>
          <table:table-cell office:value-type="float" office:value="23.6841609960278">
            <text:p>23.684160996</text:p>
          </table:table-cell>
          <table:table-cell office:value-type="float" office:value="25.9828014881318">
            <text:p>25.9828014881</text:p>
          </table:table-cell>
          <table:table-cell office:value-type="float" office:value="35">
            <text:p>35</text:p>
          </table:table-cell>
          <table:table-cell office:value-type="float" office:value="25.4192655298414">
            <text:p>25.4192655298</text:p>
          </table:table-cell>
          <table:table-cell office:value-type="float" office:value="27.7385345352868">
            <text:p>27.7385345353</text:p>
          </table:table-cell>
          <table:table-cell office:value-type="float" office:value="22.4888606333292">
            <text:p>22.4888606333</text:p>
          </table:table-cell>
          <table:table-cell office:value-type="float" office:value="30.2436471591374">
            <text:p>30.2436471591</text:p>
          </table:table-cell>
          <table:table-cell office:value-type="float" office:value="23.187652221629">
            <text:p>23.1876522216</text:p>
          </table:table-cell>
          <table:table-cell office:value-type="float" office:value="23.8652666754596">
            <text:p>23.8652666755</text:p>
          </table:table-cell>
          <table:table-cell office:value-type="float" office:value="26.6180588723579">
            <text:p>26.6180588724</text:p>
          </table:table-cell>
          <table:table-cell office:value-type="float" office:value="28.626836443363">
            <text:p>28.6268364434</text:p>
          </table:table-cell>
          <table:table-cell office:value-type="float" office:value="35">
            <text:p>35</text:p>
          </table:table-cell>
          <table:table-cell office:value-type="float" office:value="28.1664928304776">
            <text:p>28.1664928305</text:p>
          </table:table-cell>
          <table:table-cell office:value-type="float" office:value="24.4637020173895">
            <text:p>24.4637020174</text:p>
          </table:table-cell>
          <table:table-cell office:value-type="float" office:value="23.5112078767003">
            <text:p>23.5112078767</text:p>
          </table:table-cell>
          <table:table-cell table:number-columns-repeated="2" office:value-type="float" office:value="35">
            <text:p>35</text:p>
          </table:table-cell>
          <table:table-cell office:value-type="float" office:value="30.8786976983428">
            <text:p>30.8786976983</text:p>
          </table:table-cell>
          <table:table-cell office:value-type="float" office:value="29.1233860259462">
            <text:p>29.1233860259</text:p>
          </table:table-cell>
          <table:table-cell office:value-type="float" office:value="35">
            <text:p>35</text:p>
          </table:table-cell>
          <table:table-cell office:value-type="float" office:value="24.6839437050901">
            <text:p>24.6839437051</text:p>
          </table:table-cell>
          <table:table-cell office:value-type="float" office:value="23.3458689477858">
            <text:p>23.3458689478</text:p>
          </table:table-cell>
          <table:table-cell office:value-type="float" office:value="29.6605878191148">
            <text:p>29.6605878191</text:p>
          </table:table-cell>
          <table:table-cell office:value-type="float" office:value="22.6175334337432">
            <text:p>22.6175334337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6177864364457">
            <text:p>20.6177864364</text:p>
          </table:table-cell>
          <table:table-cell office:value-type="float" office:value="20.5303247740059">
            <text:p>20.530324774</text:p>
          </table:table-cell>
          <table:table-cell office:value-type="float" office:value="20.5956059441057">
            <text:p>20.5956059441</text:p>
          </table:table-cell>
          <table:table-cell table:number-columns-repeated="3" office:value-type="float" office:value="20">
            <text:p>20</text:p>
          </table:table-cell>
          <table:table-cell office:value-type="float" office:value="20.5845954107269">
            <text:p>20.5845954107</text:p>
          </table:table-cell>
          <table:table-cell office:value-type="float" office:value="20.9652743054077">
            <text:p>20.9652743054</text:p>
          </table:table-cell>
          <table:table-cell office:value-type="float" office:value="20.6856314256872">
            <text:p>20.6856314257</text:p>
          </table:table-cell>
          <table:table-cell office:value-type="float" office:value="20.9396393219911">
            <text:p>20.939639322</text:p>
          </table:table-cell>
          <table:table-cell office:value-type="float" office:value="21.0042295814833">
            <text:p>21.0042295815</text:p>
          </table:table-cell>
          <table:table-cell office:value-type="float" office:value="20.803247769111">
            <text:p>20.8032477691</text:p>
          </table:table-cell>
          <table:table-cell office:value-type="float" office:value="20.7792544847181">
            <text:p>20.7792544847</text:p>
          </table:table-cell>
          <table:table-cell office:value-type="float" office:value="20.9269208369506">
            <text:p>20.926920837</text:p>
          </table:table-cell>
          <table:table-cell office:value-type="float" office:value="20.9142676783134">
            <text:p>20.9142676783</text:p>
          </table:table-cell>
          <table:table-cell office:value-type="float" office:value="20.5089745871405">
            <text:p>20.5089745871</text:p>
          </table:table-cell>
          <table:table-cell office:value-type="float" office:value="20.7554997124233">
            <text:p>20.7554997124</text:p>
          </table:table-cell>
          <table:table-cell office:value-type="float" office:value="20.6627960009031">
            <text:p>20.6627960009</text:p>
          </table:table-cell>
          <table:table-cell office:value-type="float" office:value="20.9016793440614">
            <text:p>20.9016793441</text:p>
          </table:table-cell>
          <table:table-cell office:value-type="float" office:value="20">
            <text:p>20</text:p>
          </table:table-cell>
          <table:table-cell office:value-type="float" office:value="20.6741858232233">
            <text:p>20.6741858232</text:p>
          </table:table-cell>
          <table:table-cell office:value-type="float" office:value="20.8519643887494">
            <text:p>20.8519643887</text:p>
          </table:table-cell>
          <table:table-cell office:value-type="float" office:value="20.7437106596628">
            <text:p>20.7437106597</text:p>
          </table:table-cell>
          <table:table-cell office:value-type="float" office:value="20.8396928234575">
            <text:p>20.8396928235</text:p>
          </table:table-cell>
          <table:table-cell office:value-type="float" office:value="20.876695166228">
            <text:p>20.8766951662</text:p>
          </table:table-cell>
          <table:table-cell office:value-type="float" office:value="20.7673475073933">
            <text:p>20.7673475074</text:p>
          </table:table-cell>
          <table:table-cell office:value-type="float" office:value="20.7203070419032">
            <text:p>20.7203070419</text:p>
          </table:table-cell>
          <table:table-cell office:value-type="float" office:value="20.7086916181679">
            <text:p>20.7086916182</text:p>
          </table:table-cell>
          <table:table-cell office:value-type="float" office:value="20.8891553373069">
            <text:p>20.8891553373</text:p>
          </table:table-cell>
          <table:table-cell office:value-type="float" office:value="20.7912210889516">
            <text:p>20.791221089</text:p>
          </table:table-cell>
          <table:table-cell office:value-type="float" office:value="20.9781918340766">
            <text:p>20.9781918341</text:p>
          </table:table-cell>
          <table:table-cell table:number-columns-repeated="4" office:value-type="float" office:value="20">
            <text:p>20</text:p>
          </table:table-cell>
          <table:table-cell office:value-type="float" office:value="31.5089085853389">
            <text:p>31.5089085853</text:p>
          </table:table-cell>
          <table:table-cell office:value-type="float" office:value="33.6553181962435">
            <text:p>33.655318196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4.1991119245699">
            <text:p>24.1991119246</text:p>
          </table:table-cell>
          <table:table-cell office:value-type="float" office:value="35">
            <text:p>35</text:p>
          </table:table-cell>
          <table:table-cell office:value-type="float" office:value="28.8959168853756">
            <text:p>28.8959168854</text:p>
          </table:table-cell>
          <table:table-cell office:value-type="float" office:value="27.7119556983555">
            <text:p>27.7119556984</text:p>
          </table:table-cell>
          <table:table-cell office:value-type="float" office:value="35">
            <text:p>35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1576785723944">
            <text:p>26.1576785724</text:p>
          </table:table-cell>
          <table:table-cell office:value-type="float" office:value="20">
            <text:p>20</text:p>
          </table:table-cell>
          <table:table-cell office:value-type="float" office:value="24.3786157266576">
            <text:p>24.3786157267</text:p>
          </table:table-cell>
          <table:table-cell table:number-columns-repeated="4" office:value-type="float" office:value="20">
            <text:p>20</text:p>
          </table:table-cell>
          <table:table-cell office:value-type="float" office:value="26.7271104532721">
            <text:p>26.7271104533</text:p>
          </table:table-cell>
          <table:table-cell office:value-type="float" office:value="24.5661552368428">
            <text:p>24.5661552368</text:p>
          </table:table-cell>
          <table:table-cell office:value-type="float" office:value="20">
            <text:p>20</text:p>
          </table:table-cell>
          <table:table-cell office:value-type="float" office:value="24.7622824019223">
            <text:p>24.7622824019</text:p>
          </table:table-cell>
          <table:table-cell office:value-type="float" office:value="25.4085234446409">
            <text:p>25.4085234446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950470248187">
            <text:p>25.8950470248</text:p>
          </table:table-cell>
          <table:table-cell table:number-columns-repeated="22" office:value-type="float" office:value="20">
            <text:p>20</text:p>
          </table:table-cell>
          <table:table-cell office:value-type="float" office:value="20.245934268287">
            <text:p>20.2459342683</text:p>
          </table:table-cell>
          <table:table-cell office:value-type="float" office:value="20.3461403476244">
            <text:p>20.3461403476</text:p>
          </table:table-cell>
          <table:table-cell office:value-type="float" office:value="20.1658924164739">
            <text:p>20.1658924165</text:p>
          </table:table-cell>
          <table:table-cell office:value-type="float" office:value="21.5459353389547">
            <text:p>21.545935339</text:p>
          </table:table-cell>
          <table:table-cell office:value-type="float" office:value="20.4511905739384">
            <text:p>20.4511905739</text:p>
          </table:table-cell>
          <table:table-cell office:value-type="float" office:value="21.7779438475365">
            <text:p>21.7779438475</text:p>
          </table:table-cell>
          <table:table-cell office:value-type="float" office:value="20.3633030206284">
            <text:p>20.3633030206</text:p>
          </table:table-cell>
          <table:table-cell office:value-type="float" office:value="20.88404770146">
            <text:p>20.8840477015</text:p>
          </table:table-cell>
          <table:table-cell office:value-type="float" office:value="20.5426914472104">
            <text:p>20.5426914472</text:p>
          </table:table-cell>
          <table:table-cell office:value-type="float" office:value="20.6186459827415">
            <text:p>20.6186459827</text:p>
          </table:table-cell>
          <table:table-cell office:value-type="float" office:value="21.8700313725095">
            <text:p>21.8700313725</text:p>
          </table:table-cell>
          <table:table-cell office:value-type="float" office:value="20.5994202202941">
            <text:p>20.5994202203</text:p>
          </table:table-cell>
          <table:table-cell office:value-type="float" office:value="21.33183976707">
            <text:p>21.3318397671</text:p>
          </table:table-cell>
          <table:table-cell office:value-type="float" office:value="20.8625540527921">
            <text:p>20.8625540528</text:p>
          </table:table-cell>
          <table:table-cell office:value-type="float" office:value="20.7172371935327">
            <text:p>20.7172371935</text:p>
          </table:table-cell>
          <table:table-cell office:value-type="float" office:value="21.9330713127951">
            <text:p>21.9330713128</text:p>
          </table:table-cell>
          <table:table-cell office:value-type="float" office:value="21.4101600529917">
            <text:p>21.410160053</text:p>
          </table:table-cell>
          <table:table-cell office:value-type="float" office:value="21.718140711668">
            <text:p>21.7181407117</text:p>
          </table:table-cell>
          <table:table-cell office:value-type="float" office:value="21.747886730335">
            <text:p>21.7478867303</text:p>
          </table:table-cell>
          <table:table-cell office:value-type="float" office:value="20.5056433545935">
            <text:p>20.5056433546</text:p>
          </table:table-cell>
          <table:table-cell office:value-type="float" office:value="21.9974799597914">
            <text:p>21.9974799598</text:p>
          </table:table-cell>
          <table:table-cell office:value-type="float" office:value="21.1336597048798">
            <text:p>21.1336597049</text:p>
          </table:table-cell>
          <table:table-cell office:value-type="float" office:value="21.1818106055505">
            <text:p>21.1818106056</text:p>
          </table:table-cell>
          <table:table-cell office:value-type="float" office:value="22.0967583783825">
            <text:p>22.0967583784</text:p>
          </table:table-cell>
          <table:table-cell office:value-type="float" office:value="21.8083169693607">
            <text:p>21.8083169694</text:p>
          </table:table-cell>
          <table:table-cell office:value-type="float" office:value="21.0863954299452">
            <text:p>21.0863954299</text:p>
          </table:table-cell>
          <table:table-cell office:value-type="float" office:value="21.6887009864831">
            <text:p>21.6887009865</text:p>
          </table:table-cell>
          <table:table-cell office:value-type="float" office:value="20.9944305731678">
            <text:p>20.9944305732</text:p>
          </table:table-cell>
          <table:table-cell office:value-type="float" office:value="20.841248753136">
            <text:p>20.8412487531</text:p>
          </table:table-cell>
          <table:table-cell office:value-type="float" office:value="21.8390111056007">
            <text:p>21.8390111056</text:p>
          </table:table-cell>
          <table:table-cell office:value-type="float" office:value="21.6595628481758">
            <text:p>21.6595628482</text:p>
          </table:table-cell>
          <table:table-cell office:value-type="float" office:value="22.1305856330945">
            <text:p>22.1305856331</text:p>
          </table:table-cell>
          <table:table-cell office:value-type="float" office:value="20.6772998905941">
            <text:p>20.6772998906</text:p>
          </table:table-cell>
          <table:table-cell office:value-type="float" office:value="21.1099182768238">
            <text:p>21.1099182768</text:p>
          </table:table-cell>
          <table:table-cell office:value-type="float" office:value="22.0633023782188">
            <text:p>22.0633023782</text:p>
          </table:table-cell>
          <table:table-cell office:value-type="float" office:value="21.9651017770258">
            <text:p>21.965101777</text:p>
          </table:table-cell>
          <table:table-cell office:value-type="float" office:value="21.9013829956431">
            <text:p>21.9013829956</text:p>
          </table:table-cell>
          <table:table-cell office:value-type="float" office:value="20.9719566382155">
            <text:p>20.9719566382</text:p>
          </table:table-cell>
          <table:table-cell office:value-type="float" office:value="22.0302115541739">
            <text:p>22.0302115542</text:p>
          </table:table-cell>
          <table:table-cell office:value-type="float" office:value="23.0723512568468">
            <text:p>23.0723512568</text:p>
          </table:table-cell>
          <table:table-cell office:value-type="float" office:value="23.4540418369526">
            <text:p>23.454041837</text:p>
          </table:table-cell>
          <table:table-cell office:value-type="float" office:value="22.5678803691707">
            <text:p>22.5678803692</text:p>
          </table:table-cell>
          <table:table-cell office:value-type="float" office:value="22.2697335947647">
            <text:p>22.2697335948</text:p>
          </table:table-cell>
          <table:table-cell office:value-type="float" office:value="35">
            <text:p>35</text:p>
          </table:table-cell>
          <table:table-cell office:value-type="float" office:value="27.0236954605766">
            <text:p>27.0236954606</text:p>
          </table:table-cell>
          <table:table-cell office:value-type="float" office:value="21.6307216860813">
            <text:p>21.6307216861</text:p>
          </table:table-cell>
          <table:table-cell office:value-type="float" office:value="35">
            <text:p>35</text:p>
          </table:table-cell>
          <table:table-cell office:value-type="float" office:value="32.1936677699278">
            <text:p>32.1936677699</text:p>
          </table:table-cell>
          <table:table-cell office:value-type="float" office:value="26.6006514412195">
            <text:p>26.6006514412</text:p>
          </table:table-cell>
          <table:table-cell table:number-columns-repeated="3" office:value-type="float" office:value="35">
            <text:p>35</text:p>
          </table:table-cell>
          <table:table-cell office:value-type="float" office:value="21.0171086012678">
            <text:p>21.0171086013</text:p>
          </table:table-cell>
          <table:table-cell office:value-type="float" office:value="21.3062344985246">
            <text:p>21.3062344985</text:p>
          </table:table-cell>
          <table:table-cell office:value-type="float" office:value="35">
            <text:p>35</text:p>
          </table:table-cell>
          <table:table-cell office:value-type="float" office:value="22.8957986270243">
            <text:p>22.895798627</text:p>
          </table:table-cell>
          <table:table-cell office:value-type="float" office:value="31.29691080701">
            <text:p>31.296910807</text:p>
          </table:table-cell>
          <table:table-cell table:number-columns-repeated="4" office:value-type="float" office:value="35">
            <text:p>35</text:p>
          </table:table-cell>
          <table:table-cell office:value-type="float" office:value="25.8450281910119">
            <text:p>25.845028191</text:p>
          </table:table-cell>
          <table:table-cell office:value-type="float" office:value="24.1106306899314">
            <text:p>24.1106306899</text:p>
          </table:table-cell>
          <table:table-cell office:value-type="float" office:value="20.9276101255115">
            <text:p>20.9276101255</text:p>
          </table:table-cell>
          <table:table-cell office:value-type="float" office:value="21.747886730335">
            <text:p>21.7478867303</text:p>
          </table:table-cell>
          <table:table-cell table:number-columns-repeated="3" office:value-type="float" office:value="35">
            <text:p>35</text:p>
          </table:table-cell>
          <table:table-cell office:value-type="float" office:value="24.8940637955655">
            <text:p>24.8940637956</text:p>
          </table:table-cell>
          <table:table-cell office:value-type="float" office:value="22.1305856330945">
            <text:p>22.1305856331</text:p>
          </table:table-cell>
          <table:table-cell office:value-type="float" office:value="22.4153448316282">
            <text:p>22.4153448316</text:p>
          </table:table-cell>
          <table:table-cell office:value-type="float" office:value="35">
            <text:p>35</text:p>
          </table:table-cell>
          <table:table-cell office:value-type="float" office:value="27.9798650487743">
            <text:p>27.9798650488</text:p>
          </table:table-cell>
          <table:table-cell office:value-type="float" office:value="28.5229717019889">
            <text:p>28.522971702</text:p>
          </table:table-cell>
          <table:table-cell office:value-type="float" office:value="35">
            <text:p>3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7596904979471">
            <text:p>22.7596904979</text:p>
          </table:table-cell>
          <table:table-cell office:value-type="float" office:value="22.1532262151712">
            <text:p>22.1532262152</text:p>
          </table:table-cell>
          <table:table-cell office:value-type="float" office:value="20.9893740283619">
            <text:p>20.9893740284</text:p>
          </table:table-cell>
          <table:table-cell office:value-type="float" office:value="21.5551513404014">
            <text:p>21.5551513404</text:p>
          </table:table-cell>
          <table:table-cell office:value-type="float" office:value="21.063039316663">
            <text:p>21.0630393167</text:p>
          </table:table-cell>
          <table:table-cell office:value-type="float" office:value="20.3010146960828">
            <text:p>20.3010146961</text:p>
          </table:table-cell>
          <table:table-cell office:value-type="float" office:value="35">
            <text:p>35</text:p>
          </table:table-cell>
          <table:table-cell office:value-type="float" office:value="22.0447617201684">
            <text:p>22.0447617202</text:p>
          </table:table-cell>
          <table:table-cell office:value-type="float" office:value="23.3383032322654">
            <text:p>23.3383032323</text:p>
          </table:table-cell>
          <table:table-cell office:value-type="float" office:value="23.1845581445955">
            <text:p>23.1845581446</text:p>
          </table:table-cell>
          <table:table-cell office:value-type="float" office:value="22.5033032935957">
            <text:p>22.5033032936</text:p>
          </table:table-cell>
          <table:table-cell office:value-type="float" office:value="31.7807709883776">
            <text:p>31.7807709884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940054851411">
            <text:p>21.9400548514</text:p>
          </table:table-cell>
          <table:table-cell office:value-type="float" office:value="31.0865103499161">
            <text:p>31.0865103499</text:p>
          </table:table-cell>
          <table:table-cell office:value-type="float" office:value="20.3556444034304">
            <text:p>20.3556444034</text:p>
          </table:table-cell>
          <table:table-cell office:value-type="float" office:value="21.1389124553425">
            <text:p>21.1389124553</text:p>
          </table:table-cell>
          <table:table-cell office:value-type="float" office:value="20.588783724904">
            <text:p>20.5887837249</text:p>
          </table:table-cell>
          <table:table-cell office:value-type="float" office:value="20.1957657663338">
            <text:p>20.1957657663</text:p>
          </table:table-cell>
          <table:table-cell office:value-type="float" office:value="25.336189973689">
            <text:p>25.3361899737</text:p>
          </table:table-cell>
          <table:table-cell office:value-type="float" office:value="35">
            <text:p>35</text:p>
          </table:table-cell>
          <table:table-cell office:value-type="float" office:value="21.7411590743586">
            <text:p>21.7411590744</text:p>
          </table:table-cell>
          <table:table-cell office:value-type="float" office:value="35">
            <text:p>35</text:p>
          </table:table-cell>
          <table:table-cell office:value-type="float" office:value="22.895617425713">
            <text:p>22.8956174257</text:p>
          </table:table-cell>
          <table:table-cell office:value-type="float" office:value="24.4193114926218">
            <text:p>24.4193114926</text:p>
          </table:table-cell>
          <table:table-cell office:value-type="float" office:value="28.8289232082287">
            <text:p>28.8289232082</text:p>
          </table:table-cell>
          <table:table-cell office:value-type="float" office:value="22.6290187826248">
            <text:p>22.6290187826</text:p>
          </table:table-cell>
          <table:table-cell office:value-type="float" office:value="35">
            <text:p>35</text:p>
          </table:table-cell>
          <table:table-cell office:value-type="float" office:value="21.8389136658362">
            <text:p>21.8389136658</text:p>
          </table:table-cell>
          <table:table-cell office:value-type="float" office:value="35">
            <text:p>35</text:p>
          </table:table-cell>
          <table:table-cell office:value-type="float" office:value="25.5974859339616">
            <text:p>25.597485934</text:p>
          </table:table-cell>
          <table:table-cell office:value-type="float" office:value="28.3662916842834">
            <text:p>28.3662916843</text:p>
          </table:table-cell>
          <table:table-cell office:value-type="float" office:value="34.3083464134485">
            <text:p>34.3083464134</text:p>
          </table:table-cell>
          <table:table-cell office:value-type="float" office:value="27.5343942152627">
            <text:p>27.5343942153</text:p>
          </table:table-cell>
          <table:table-cell office:value-type="float" office:value="35">
            <text:p>35</text:p>
          </table:table-cell>
          <table:table-cell office:value-type="float" office:value="26.4771733945136">
            <text:p>26.4771733945</text:p>
          </table:table-cell>
          <table:table-cell office:value-type="float" office:value="24.0252442255436">
            <text:p>24.0252442255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4116797322339">
            <text:p>20.4116797322</text:p>
          </table:table-cell>
          <table:table-cell office:value-type="float" office:value="33.380417196799">
            <text:p>33.3804171968</text:p>
          </table:table-cell>
          <table:table-cell office:value-type="float" office:value="35">
            <text:p>35</text:p>
          </table:table-cell>
          <table:table-cell office:value-type="float" office:value="24.8540773339378">
            <text:p>24.8540773339</text:p>
          </table:table-cell>
          <table:table-cell office:value-type="float" office:value="26.1665575635494">
            <text:p>26.1665575635</text:p>
          </table:table-cell>
          <table:table-cell office:value-type="float" office:value="25.0887447263315">
            <text:p>25.0887447263</text:p>
          </table:table-cell>
          <table:table-cell office:value-type="float" office:value="29.8664285730035">
            <text:p>29.866428573</text:p>
          </table:table-cell>
          <table:table-cell office:value-type="float" office:value="27.9358652606834">
            <text:p>27.9358652607</text:p>
          </table:table-cell>
          <table:table-cell office:value-type="float" office:value="23.6664163405948">
            <text:p>23.6664163406</text:p>
          </table:table-cell>
          <table:table-cell office:value-type="float" office:value="20.7149699788568">
            <text:p>20.7149699789</text:p>
          </table:table-cell>
          <table:table-cell office:value-type="float" office:value="21.3808182827983">
            <text:p>21.3808182828</text:p>
          </table:table-cell>
          <table:table-cell office:value-type="float" office:value="20.6510211235801">
            <text:p>20.6510211236</text:p>
          </table:table-cell>
          <table:table-cell office:value-type="float" office:value="20.5281899847608">
            <text:p>20.5281899848</text:p>
          </table:table-cell>
          <table:table-cell office:value-type="float" office:value="21.4665952679187">
            <text:p>21.4665952679</text:p>
          </table:table-cell>
          <table:table-cell office:value-type="float" office:value="23.4987723081259">
            <text:p>23.4987723081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8073677086027">
            <text:p>26.8073677086</text:p>
          </table:table-cell>
          <table:table-cell office:value-type="float" office:value="21.2170942129721">
            <text:p>21.217094213</text:p>
          </table:table-cell>
          <table:table-cell office:value-type="float" office:value="35">
            <text:p>35</text:p>
          </table:table-cell>
          <table:table-cell office:value-type="float" office:value="27.1590518245713">
            <text:p>27.1590518246</text:p>
          </table:table-cell>
          <table:table-cell office:value-type="float" office:value="20.7807018695216">
            <text:p>20.7807018695</text:p>
          </table:table-cell>
          <table:table-cell office:value-type="float" office:value="32.5420118201765">
            <text:p>32.5420118202</text:p>
          </table:table-cell>
          <table:table-cell office:value-type="float" office:value="21.2976915851013">
            <text:p>21.2976915851</text:p>
          </table:table-cell>
          <table:table-cell office:value-type="float" office:value="35">
            <text:p>35</text:p>
          </table:table-cell>
          <table:table-cell office:value-type="float" office:value="20.9178216023402">
            <text:p>20.9178216023</text:p>
          </table:table-cell>
          <table:table-cell office:value-type="float" office:value="24.2175562656981">
            <text:p>24.2175562657</text:p>
          </table:table-cell>
          <table:table-cell office:value-type="float" office:value="24.6312229525643">
            <text:p>24.6312229526</text:p>
          </table:table-cell>
          <table:table-cell office:value-type="float" office:value="30.45076223453">
            <text:p>30.4507622345</text:p>
          </table:table-cell>
          <table:table-cell office:value-type="float" office:value="23.0371230941739">
            <text:p>23.037123094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8417275480376">
            <text:p>23.841727548</text:p>
          </table:table-cell>
          <table:table-cell office:value-type="float" office:value="22.2656543077601">
            <text:p>22.2656543078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8413026897944">
            <text:p>20.8413026898</text:p>
          </table:table-cell>
          <table:table-cell office:value-type="float" office:value="20.6279594181899">
            <text:p>20.6279594182</text:p>
          </table:table-cell>
          <table:table-cell table:number-columns-repeated="4" office:value-type="float" office:value="20">
            <text:p>20</text:p>
          </table:table-cell>
          <table:table-cell office:value-type="float" office:value="20.8273941292955">
            <text:p>20.8273941293</text:p>
          </table:table-cell>
          <table:table-cell office:value-type="float" office:value="21.1848897403103">
            <text:p>21.1848897403</text:p>
          </table:table-cell>
          <table:table-cell office:value-type="float" office:value="20.9409528908231">
            <text:p>20.9409528908</text:p>
          </table:table-cell>
          <table:table-cell office:value-type="float" office:value="21.1373336935445">
            <text:p>21.1373336935</text:p>
          </table:table-cell>
          <table:table-cell office:value-type="float" office:value="21.1689401980994">
            <text:p>21.1689401981</text:p>
          </table:table-cell>
          <table:table-cell office:value-type="float" office:value="21.0752662599833">
            <text:p>21.07526626</text:p>
          </table:table-cell>
          <table:table-cell office:value-type="float" office:value="20.8835134397172">
            <text:p>20.8835134397</text:p>
          </table:table-cell>
          <table:table-cell office:value-type="float" office:value="20.9701823121641">
            <text:p>20.9701823122</text:p>
          </table:table-cell>
          <table:table-cell office:value-type="float" office:value="21.0146806764332">
            <text:p>21.0146806764</text:p>
          </table:table-cell>
          <table:table-cell office:value-type="float" office:value="20">
            <text:p>20</text:p>
          </table:table-cell>
          <table:table-cell office:value-type="float" office:value="21.0296910597472">
            <text:p>21.0296910597</text:p>
          </table:table-cell>
          <table:table-cell office:value-type="float" office:value="20.9849270929354">
            <text:p>20.9849270929</text:p>
          </table:table-cell>
          <table:table-cell office:value-type="float" office:value="21.0599830323687">
            <text:p>21.0599830324</text:p>
          </table:table-cell>
          <table:table-cell office:value-type="float" office:value="20.5281868710667">
            <text:p>20.5281868711</text:p>
          </table:table-cell>
          <table:table-cell office:value-type="float" office:value="20.8693616421721">
            <text:p>20.8693616422</text:p>
          </table:table-cell>
          <table:table-cell office:value-type="float" office:value="20.8977477356012">
            <text:p>20.8977477356</text:p>
          </table:table-cell>
          <table:table-cell office:value-type="float" office:value="20.9264667248659">
            <text:p>20.9264667249</text:p>
          </table:table-cell>
          <table:table-cell office:value-type="float" office:value="20.912065253323">
            <text:p>20.9120652533</text:p>
          </table:table-cell>
          <table:table-cell office:value-type="float" office:value="21.1061113682643">
            <text:p>21.1061113683</text:p>
          </table:table-cell>
          <table:table-cell office:value-type="float" office:value="20.8135652555683">
            <text:p>20.8135652556</text:p>
          </table:table-cell>
          <table:table-cell office:value-type="float" office:value="20.7455925579932">
            <text:p>20.745592558</text:p>
          </table:table-cell>
          <table:table-cell office:value-type="float" office:value="20.6152480651644">
            <text:p>20.6152480652</text:p>
          </table:table-cell>
          <table:table-cell office:value-type="float" office:value="21.0906420905496">
            <text:p>21.0906420905</text:p>
          </table:table-cell>
          <table:table-cell office:value-type="float" office:value="21.1216749476162">
            <text:p>21.1216749476</text:p>
          </table:table-cell>
          <table:table-cell office:value-type="float" office:value="21.1530884815981">
            <text:p>21.1530884816</text:p>
          </table:table-cell>
          <table:table-cell table:number-columns-repeated="2" office:value-type="float" office:value="20">
            <text:p>20</text:p>
          </table:table-cell>
          <table:table-cell office:value-type="float" office:value="27.5819825619481">
            <text:p>27.5819825619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795588578569">
            <text:p>25.8795588579</text:p>
          </table:table-cell>
          <table:table-cell table:number-columns-repeated="2" office:value-type="float" office:value="20">
            <text:p>20</text:p>
          </table:table-cell>
          <table:table-cell office:value-type="float" office:value="31.2644543112046">
            <text:p>31.2644543112</text:p>
          </table:table-cell>
          <table:table-cell table:number-columns-repeated="4" office:value-type="float" office:value="20">
            <text:p>20</text:p>
          </table:table-cell>
          <table:table-cell office:value-type="float" office:value="30.6012482861795">
            <text:p>30.6012482862</text:p>
          </table:table-cell>
          <table:table-cell office:value-type="float" office:value="28.9175351975556">
            <text:p>28.9175351976</text:p>
          </table:table-cell>
          <table:table-cell office:value-type="float" office:value="35">
            <text:p>3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9.9932722475234">
            <text:p>29.9932722475</text:p>
          </table:table-cell>
          <table:table-cell office:value-type="float" office:value="32.7896675624776">
            <text:p>32.7896675625</text:p>
          </table:table-cell>
          <table:table-cell office:value-type="float" office:value="31.9907742547254">
            <text:p>31.9907742547</text:p>
          </table:table-cell>
          <table:table-cell office:value-type="float" office:value="26.1787929181788">
            <text:p>26.1787929182</text:p>
          </table:table-cell>
          <table:table-cell office:value-type="float" office:value="20">
            <text:p>20</text:p>
          </table:table-cell>
          <table:table-cell office:value-type="float" office:value="33.6725834503696">
            <text:p>33.6725834504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4967196689363">
            <text:p>26.4967196689</text:p>
          </table:table-cell>
          <table:table-cell office:value-type="float" office:value="27.1961242930775">
            <text:p>27.1961242931</text:p>
          </table:table-cell>
          <table:table-cell office:value-type="float" office:value="29.4339028775159">
            <text:p>29.433902877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72159841368">
            <text:p>20.2072159841</text:p>
          </table:table-cell>
          <table:table-cell office:value-type="float" office:value="20.1783552509568">
            <text:p>20.178355251</text:p>
          </table:table-cell>
          <table:table-cell office:value-type="float" office:value="20.1079065298001">
            <text:p>20.1079065298</text:p>
          </table:table-cell>
          <table:table-cell office:value-type="float" office:value="20.8045656658115">
            <text:p>20.8045656658</text:p>
          </table:table-cell>
          <table:table-cell office:value-type="float" office:value="20.8815764263542">
            <text:p>20.8815764264</text:p>
          </table:table-cell>
          <table:table-cell office:value-type="float" office:value="21.5486013566124">
            <text:p>21.5486013566</text:p>
          </table:table-cell>
          <table:table-cell office:value-type="float" office:value="20.296240964083">
            <text:p>20.2962409641</text:p>
          </table:table-cell>
          <table:table-cell office:value-type="float" office:value="21.2610506448761">
            <text:p>21.2610506449</text:p>
          </table:table-cell>
          <table:table-cell office:value-type="float" office:value="21.0224571480294">
            <text:p>21.022457148</text:p>
          </table:table-cell>
          <table:table-cell office:value-type="float" office:value="20.486093039361">
            <text:p>20.4860930394</text:p>
          </table:table-cell>
          <table:table-cell office:value-type="float" office:value="21.4250536299789">
            <text:p>21.42505363</text:p>
          </table:table-cell>
          <table:table-cell office:value-type="float" office:value="20.2512624608695">
            <text:p>20.2512624609</text:p>
          </table:table-cell>
          <table:table-cell office:value-type="float" office:value="20.4049857324285">
            <text:p>20.4049857324</text:p>
          </table:table-cell>
          <table:table-cell office:value-type="float" office:value="20.5026742409294">
            <text:p>20.5026742409</text:p>
          </table:table-cell>
          <table:table-cell office:value-type="float" office:value="21.35353110867">
            <text:p>21.3535311087</text:p>
          </table:table-cell>
          <table:table-cell office:value-type="float" office:value="21.6254684871785">
            <text:p>21.6254684872</text:p>
          </table:table-cell>
          <table:table-cell office:value-type="float" office:value="21.5234436731846">
            <text:p>21.5234436732</text:p>
          </table:table-cell>
          <table:table-cell office:value-type="float" office:value="21.7857740565453">
            <text:p>21.7857740565</text:p>
          </table:table-cell>
          <table:table-cell office:value-type="float" office:value="21.3301075166688">
            <text:p>21.3301075167</text:p>
          </table:table-cell>
          <table:table-cell office:value-type="float" office:value="21.4493210510562">
            <text:p>21.4493210511</text:p>
          </table:table-cell>
          <table:table-cell office:value-type="float" office:value="21.7584249981192">
            <text:p>21.7584249981</text:p>
          </table:table-cell>
          <table:table-cell office:value-type="float" office:value="20.6398709229411">
            <text:p>20.6398709229</text:p>
          </table:table-cell>
          <table:table-cell office:value-type="float" office:value="21.2838699173649">
            <text:p>21.2838699174</text:p>
          </table:table-cell>
          <table:table-cell office:value-type="float" office:value="21.7313332784702">
            <text:p>21.7313332785</text:p>
          </table:table-cell>
          <table:table-cell office:value-type="float" office:value="21.085355022134">
            <text:p>21.0853550221</text:p>
          </table:table-cell>
          <table:table-cell office:value-type="float" office:value="20.7483835137051">
            <text:p>20.7483835137</text:p>
          </table:table-cell>
          <table:table-cell office:value-type="float" office:value="21.4985130928772">
            <text:p>21.4985130929</text:p>
          </table:table-cell>
          <table:table-cell office:value-type="float" office:value="20.5874534572688">
            <text:p>20.5874534573</text:p>
          </table:table-cell>
          <table:table-cell office:value-type="float" office:value="20.5193784699135">
            <text:p>20.5193784699</text:p>
          </table:table-cell>
          <table:table-cell office:value-type="float" office:value="21.238427622508">
            <text:p>21.2384276225</text:p>
          </table:table-cell>
          <table:table-cell office:value-type="float" office:value="21.1498482567731">
            <text:p>21.1498482568</text:p>
          </table:table-cell>
          <table:table-cell office:value-type="float" office:value="21.5996105596072">
            <text:p>21.5996105596</text:p>
          </table:table-cell>
          <table:table-cell office:value-type="float" office:value="21.1717110617321">
            <text:p>21.1717110617</text:p>
          </table:table-cell>
          <table:table-cell office:value-type="float" office:value="21.4738065543544">
            <text:p>21.4738065544</text:p>
          </table:table-cell>
          <table:table-cell office:value-type="float" office:value="21.6779074624818">
            <text:p>21.6779074625</text:p>
          </table:table-cell>
          <table:table-cell office:value-type="float" office:value="21.8133841378594">
            <text:p>21.8133841379</text:p>
          </table:table-cell>
          <table:table-cell office:value-type="float" office:value="21.7044952824935">
            <text:p>21.7044952825</text:p>
          </table:table-cell>
          <table:table-cell office:value-type="float" office:value="21.3068880047437">
            <text:p>21.3068880047</text:p>
          </table:table-cell>
          <table:table-cell table:number-columns-repeated="2" office:value-type="float" office:value="21.8412589968331">
            <text:p>21.8412589968</text:p>
          </table:table-cell>
          <table:table-cell table:number-columns-repeated="4" office:value-type="float" office:value="35">
            <text:p>35</text:p>
          </table:table-cell>
          <table:table-cell office:value-type="float" office:value="22.8999798242858">
            <text:p>22.8999798243</text:p>
          </table:table-cell>
          <table:table-cell office:value-type="float" office:value="21.1498482567731">
            <text:p>21.1498482568</text:p>
          </table:table-cell>
          <table:table-cell office:value-type="float" office:value="27.6516251460571">
            <text:p>27.6516251461</text:p>
          </table:table-cell>
          <table:table-cell office:value-type="float" office:value="21.9554838745891">
            <text:p>21.9554838746</text:p>
          </table:table-cell>
          <table:table-cell office:value-type="float" office:value="31.1231180588289">
            <text:p>31.1231180588</text:p>
          </table:table-cell>
          <table:table-cell office:value-type="float" office:value="23.5876014189646">
            <text:p>23.587601419</text:p>
          </table:table-cell>
          <table:table-cell office:value-type="float" office:value="22.0742651500991">
            <text:p>22.0742651501</text:p>
          </table:table-cell>
          <table:table-cell office:value-type="float" office:value="21.3301075166688">
            <text:p>21.3301075167</text:p>
          </table:table-cell>
          <table:table-cell office:value-type="float" office:value="21.4250536299789">
            <text:p>21.42505363</text:p>
          </table:table-cell>
          <table:table-cell office:value-type="float" office:value="24.6672801147349">
            <text:p>24.6672801147</text:p>
          </table:table-cell>
          <table:table-cell office:value-type="float" office:value="26.4520030101681">
            <text:p>26.4520030102</text:p>
          </table:table-cell>
          <table:table-cell office:value-type="float" office:value="33.7703770059821">
            <text:p>33.770377006</text:p>
          </table:table-cell>
          <table:table-cell office:value-type="float" office:value="34.8715118934647">
            <text:p>34.8715118935</text:p>
          </table:table-cell>
          <table:table-cell office:value-type="float" office:value="26.1052009518712">
            <text:p>26.1052009519</text:p>
          </table:table-cell>
          <table:table-cell office:value-type="float" office:value="35">
            <text:p>35</text:p>
          </table:table-cell>
          <table:table-cell office:value-type="float" office:value="29.1623225151146">
            <text:p>29.1623225151</text:p>
          </table:table-cell>
          <table:table-cell office:value-type="float" office:value="35">
            <text:p>35</text:p>
          </table:table-cell>
          <table:table-cell office:value-type="float" office:value="23.985501363738">
            <text:p>23.9855013637</text:p>
          </table:table-cell>
          <table:table-cell office:value-type="float" office:value="27.2222816824686">
            <text:p>27.2222816825</text:p>
          </table:table-cell>
          <table:table-cell office:value-type="float" office:value="25.1903785417443">
            <text:p>25.1903785417</text:p>
          </table:table-cell>
          <table:table-cell office:value-type="float" office:value="28.6170332336495">
            <text:p>28.6170332336</text:p>
          </table:table-cell>
          <table:table-cell office:value-type="float" office:value="24.4274432945715">
            <text:p>24.4274432946</text:p>
          </table:table-cell>
          <table:table-cell office:value-type="float" office:value="22.197881001698">
            <text:p>22.1978810017</text:p>
          </table:table-cell>
          <table:table-cell office:value-type="float" office:value="25.7806738891643">
            <text:p>25.7806738892</text:p>
          </table:table-cell>
          <table:table-cell office:value-type="float" office:value="31.9133223593243">
            <text:p>31.9133223593</text:p>
          </table:table-cell>
          <table:table-cell office:value-type="float" office:value="21.6254684871785">
            <text:p>21.6254684872</text:p>
          </table:table-cell>
          <table:table-cell office:value-type="float" office:value="32.7906579782731">
            <text:p>32.7906579783</text:p>
          </table:table-cell>
          <table:table-cell office:value-type="float" office:value="22.4608471731178">
            <text:p>22.4608471731</text:p>
          </table:table-cell>
          <table:table-cell office:value-type="float" office:value="22.6008795505494">
            <text:p>22.6008795505</text:p>
          </table:table-cell>
          <table:table-cell office:value-type="float" office:value="23.7814681279754">
            <text:p>23.781468128</text:p>
          </table:table-cell>
          <table:table-cell office:value-type="float" office:value="22.7471165289265">
            <text:p>22.747116528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2690730376777">
            <text:p>22.2690730377</text:p>
          </table:table-cell>
          <table:table-cell office:value-type="float" office:value="20.4273217114891">
            <text:p>20.4273217115</text:p>
          </table:table-cell>
          <table:table-cell office:value-type="float" office:value="20.9568658065033">
            <text:p>20.9568658065</text:p>
          </table:table-cell>
          <table:table-cell office:value-type="float" office:value="35">
            <text:p>35</text:p>
          </table:table-cell>
          <table:table-cell office:value-type="float" office:value="20.1502158754066">
            <text:p>20.1502158754</text:p>
          </table:table-cell>
          <table:table-cell office:value-type="float" office:value="30.4872040799841">
            <text:p>30.48720408</text:p>
          </table:table-cell>
          <table:table-cell office:value-type="float" office:value="21.8282489525105">
            <text:p>21.8282489525</text:p>
          </table:table-cell>
          <table:table-cell office:value-type="float" office:value="20.7440792195413">
            <text:p>20.7440792195</text:p>
          </table:table-cell>
          <table:table-cell office:value-type="float" office:value="22.0406292226811">
            <text:p>22.0406292227</text:p>
          </table:table-cell>
          <table:table-cell office:value-type="float" office:value="23.730905467014">
            <text:p>23.730905467</text:p>
          </table:table-cell>
          <table:table-cell office:value-type="float" office:value="35">
            <text:p>35</text:p>
          </table:table-cell>
          <table:table-cell office:value-type="float" office:value="21.1096549987319">
            <text:p>21.1096549987</text:p>
          </table:table-cell>
          <table:table-cell office:value-type="float" office:value="33.5557091585622">
            <text:p>33.5557091586</text:p>
          </table:table-cell>
          <table:table-cell office:value-type="float" office:value="20.5488095285502">
            <text:p>20.5488095286</text:p>
          </table:table-cell>
          <table:table-cell office:value-type="float" office:value="35">
            <text:p>35</text:p>
          </table:table-cell>
          <table:table-cell office:value-type="float" office:value="22.1527313966754">
            <text:p>22.1527313967</text:p>
          </table:table-cell>
          <table:table-cell office:value-type="float" office:value="20.8129487415277">
            <text:p>20.8129487415</text:p>
          </table:table-cell>
          <table:table-cell office:value-type="float" office:value="23.5547427725638">
            <text:p>23.5547427726</text:p>
          </table:table-cell>
          <table:table-cell office:value-type="float" office:value="20.6771528305447">
            <text:p>20.6771528305</text:p>
          </table:table-cell>
          <table:table-cell office:value-type="float" office:value="29.3228733181567">
            <text:p>29.3228733182</text:p>
          </table:table-cell>
          <table:table-cell office:value-type="float" office:value="22.6460843052575">
            <text:p>22.6460843053</text:p>
          </table:table-cell>
          <table:table-cell office:value-type="float" office:value="29.8806650502033">
            <text:p>29.8806650502</text:p>
          </table:table-cell>
          <table:table-cell office:value-type="float" office:value="21.5362770473392">
            <text:p>21.5362770473</text:p>
          </table:table-cell>
          <table:table-cell office:value-type="float" office:value="21.2721628275004">
            <text:p>21.2721628275</text:p>
          </table:table-cell>
          <table:table-cell office:value-type="float" office:value="21.0321008889329">
            <text:p>21.0321008889</text:p>
          </table:table-cell>
          <table:table-cell office:value-type="float" office:value="24.5261631883122">
            <text:p>24.5261631883</text:p>
          </table:table-cell>
          <table:table-cell office:value-type="float" office:value="24.7512167981108">
            <text:p>24.7512167981</text:p>
          </table:table-cell>
          <table:table-cell office:value-type="float" office:value="32.6728486613067">
            <text:p>32.6728486613</text:p>
          </table:table-cell>
          <table:table-cell office:value-type="float" office:value="35">
            <text:p>35</text:p>
          </table:table-cell>
          <table:table-cell office:value-type="float" office:value="24.9884733855485">
            <text:p>24.9884733855</text:p>
          </table:table-cell>
          <table:table-cell office:value-type="float" office:value="35">
            <text:p>35</text:p>
          </table:table-cell>
          <table:table-cell office:value-type="float" office:value="25.2389531234097">
            <text:p>25.2389531234</text:p>
          </table:table-cell>
          <table:table-cell office:value-type="float" office:value="21.4453470293395">
            <text:p>21.4453470293</text:p>
          </table:table-cell>
          <table:table-cell office:value-type="float" office:value="28.331773633874">
            <text:p>28.3317736339</text:p>
          </table:table-cell>
          <table:table-cell office:value-type="float" office:value="21.7275623197081">
            <text:p>21.7275623197</text:p>
          </table:table-cell>
          <table:table-cell table:number-columns-repeated="2" office:value-type="float" office:value="35">
            <text:p>35</text:p>
          </table:table-cell>
          <table:table-cell office:value-type="float" office:value="27.0938522217418">
            <text:p>27.0938522217</text:p>
          </table:table-cell>
          <table:table-cell office:value-type="float" office:value="35">
            <text:p>35</text:p>
          </table:table-cell>
          <table:table-cell office:value-type="float" office:value="21.1896370359337">
            <text:p>21.1896370359</text:p>
          </table:table-cell>
          <table:table-cell office:value-type="float" office:value="20.2028268178757">
            <text:p>20.2028268179</text:p>
          </table:table-cell>
          <table:table-cell office:value-type="float" office:value="23.0713426895269">
            <text:p>23.0713426895</text:p>
          </table:table-cell>
          <table:table-cell office:value-type="float" office:value="26.3979863839014">
            <text:p>26.3979863839</text:p>
          </table:table-cell>
          <table:table-cell office:value-type="float" office:value="35">
            <text:p>35</text:p>
          </table:table-cell>
          <table:table-cell office:value-type="float" office:value="26.0817943116883">
            <text:p>26.0817943117</text:p>
          </table:table-cell>
          <table:table-cell table:number-columns-repeated="2" office:value-type="float" office:value="35">
            <text:p>35</text:p>
          </table:table-cell>
          <table:table-cell office:value-type="float" office:value="25.5037931598952">
            <text:p>25.5037931599</text:p>
          </table:table-cell>
          <table:table-cell office:value-type="float" office:value="22.3898992722794">
            <text:p>22.3898992723</text:p>
          </table:table-cell>
          <table:table-cell office:value-type="float" office:value="20.8838472681428">
            <text:p>20.8838472681</text:p>
          </table:table-cell>
          <table:table-cell office:value-type="float" office:value="35">
            <text:p>35</text:p>
          </table:table-cell>
          <table:table-cell office:value-type="float" office:value="27.4779214606796">
            <text:p>27.4779214607</text:p>
          </table:table-cell>
          <table:table-cell office:value-type="float" office:value="35">
            <text:p>35</text:p>
          </table:table-cell>
          <table:table-cell office:value-type="float" office:value="24.3123946947104">
            <text:p>24.3123946947</text:p>
          </table:table-cell>
          <table:table-cell office:value-type="float" office:value="31.1491726866848">
            <text:p>31.1491726867</text:p>
          </table:table-cell>
          <table:table-cell office:value-type="float" office:value="35">
            <text:p>35</text:p>
          </table:table-cell>
          <table:table-cell office:value-type="float" office:value="24.1090832551268">
            <text:p>24.1090832551</text:p>
          </table:table-cell>
          <table:table-cell office:value-type="float" office:value="35">
            <text:p>35</text:p>
          </table:table-cell>
          <table:table-cell office:value-type="float" office:value="22.9236693476137">
            <text:p>22.9236693476</text:p>
          </table:table-cell>
          <table:table-cell office:value-type="float" office:value="31.8745329711771">
            <text:p>31.8745329712</text:p>
          </table:table-cell>
          <table:table-cell office:value-type="float" office:value="23.2254526987266">
            <text:p>23.2254526987</text:p>
          </table:table-cell>
          <table:table-cell office:value-type="float" office:value="35">
            <text:p>35</text:p>
          </table:table-cell>
          <table:table-cell office:value-type="float" office:value="23.9154798869148">
            <text:p>23.9154798869</text:p>
          </table:table-cell>
          <table:table-cell office:value-type="float" office:value="21.3573556869838">
            <text:p>21.357355687</text:p>
          </table:table-cell>
          <table:table-cell office:value-type="float" office:value="35">
            <text:p>35</text:p>
          </table:table-cell>
          <table:table-cell office:value-type="float" office:value="25.7842648792548">
            <text:p>25.7842648793</text:p>
          </table:table-cell>
          <table:table-cell office:value-type="float" office:value="23.3864295854864">
            <text:p>23.3864295855</text:p>
          </table:table-cell>
          <table:table-cell office:value-type="float" office:value="26.7346538807896">
            <text:p>26.7346538808</text:p>
          </table:table-cell>
          <table:table-cell office:value-type="float" office:value="28.8081792136518">
            <text:p>28.8081792137</text:p>
          </table:table-cell>
          <table:table-cell office:value-type="float" office:value="21.6302954569064">
            <text:p>21.6302954569</text:p>
          </table:table-cell>
          <table:table-cell office:value-type="float" office:value="34.5372958422487">
            <text:p>34.5372958422</text:p>
          </table:table-cell>
          <table:table-cell table:number-columns-repeated="2" office:value-type="float" office:value="35">
            <text:p>35</text:p>
          </table:table-cell>
          <table:table-cell office:value-type="float" office:value="22.5154744961249">
            <text:p>22.5154744961</text:p>
          </table:table-cell>
          <table:table-cell office:value-type="float" office:value="27.8895373232111">
            <text:p>27.8895373232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office:value-type="string">
            <text:p>買取価格</text:p>
          </table:table-cell>
          <table:table-cell table:number-columns-repeated="39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56916266666551">
            <text:p>9.5691626667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634268625">
            <text:p>10.634268625</text:p>
          </table:table-cell>
          <table:table-cell table:number-columns-repeated="3" office:value-type="float" office:value="20">
            <text:p>20</text:p>
          </table:table-cell>
          <table:table-cell office:value-type="float" office:value="15.24">
            <text:p>15.2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2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2.5456086111103">
            <text:p>12.5456086111</text:p>
          </table:table-cell>
          <table:table-cell office:value-type="float" office:value="20">
            <text:p>20</text:p>
          </table:table-cell>
          <table:table-cell office:value-type="float" office:value="12.0641048611094">
            <text:p>12.0641048611</text:p>
          </table:table-cell>
          <table:table-cell table:number-columns-repeated="3" office:value-type="float" office:value="20">
            <text:p>20</text:p>
          </table:table-cell>
          <table:table-cell office:value-type="float" office:value="14.311219875">
            <text:p>14.311219875</text:p>
          </table:table-cell>
          <table:table-cell table:number-columns-repeated="3" office:value-type="float" office:value="20">
            <text:p>20</text:p>
          </table:table-cell>
          <table:table-cell office:value-type="float" office:value="18.9224594690743">
            <text:p>18.9224594691</text:p>
          </table:table-cell>
          <table:table-cell office:value-type="float" office:value="9.33333333333333">
            <text:p>9.3333333333</text:p>
          </table:table-cell>
          <table:table-cell table:number-columns-repeated="91" office:value-type="float" office:value="20">
            <text:p>20</text:p>
          </table:table-cell>
          <table:table-cell office:value-type="float" office:value="19.4817347769679">
            <text:p>19.481734777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1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2" office:value-type="float" office:value="20">
            <text:p>20</text:p>
          </table:table-cell>
          <table:table-cell office:value-type="float" office:value="19.0818226769044">
            <text:p>19.0818226769</text:p>
          </table:table-cell>
          <table:table-cell office:value-type="float" office:value="15.6331032777785">
            <text:p>15.6331032778</text:p>
          </table:table-cell>
          <table:table-cell office:value-type="float" office:value="15.8594044444452">
            <text:p>15.8594044444</text:p>
          </table:table-cell>
          <table:table-cell office:value-type="float" office:value="15.4904950000011">
            <text:p>15.490495</text:p>
          </table:table-cell>
          <table:table-cell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4.3207967777774">
            <text:p>14.3207967778</text:p>
          </table:table-cell>
          <table:table-cell office:value-type="float" office:value="14.480774333333">
            <text:p>14.480774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3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7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3" office:value-type="float" office:value="20">
            <text:p>20</text:p>
          </table:table-cell>
          <table:table-cell office:value-type="float" office:value="11.1565575">
            <text:p>11.156557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.03396">
            <text:p>15.03396</text:p>
          </table:table-cell>
          <table:table-cell table:number-columns-repeated="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1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2807146666656">
            <text:p>10.2807146667</text:p>
          </table:table-cell>
          <table:table-cell office:value-type="float" office:value="20">
            <text:p>20</text:p>
          </table:table-cell>
          <table:table-cell office:value-type="float" office:value="9.35939022222188">
            <text:p>9.3593902222</text:p>
          </table:table-cell>
          <table:table-cell table:number-columns-repeated="2" office:value-type="float" office:value="20">
            <text:p>20</text:p>
          </table:table-cell>
          <table:table-cell office:value-type="float" office:value="13.348784">
            <text:p>13.34878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8" office:value-type="float" office:value="20">
            <text:p>20</text:p>
          </table:table-cell>
          <table:table-cell office:value-type="float" office:value="15.9106613333323">
            <text:p>15.9106613333</text:p>
          </table:table-cell>
          <table:table-cell office:value-type="float" office:value="15.4553560000011">
            <text:p>15.455356</text:p>
          </table:table-cell>
          <table:table-cell office:value-type="float" office:value="15.069728">
            <text:p>15.069728</text:p>
          </table:table-cell>
          <table:table-cell office:value-type="float" office:value="20">
            <text:p>20</text:p>
          </table:table-cell>
          <table:table-cell office:value-type="float" office:value="14.0871875">
            <text:p>14.0871875</text:p>
          </table:table-cell>
          <table:table-cell office:value-type="float" office:value="20">
            <text:p>20</text:p>
          </table:table-cell>
          <table:table-cell office:value-type="float" office:value="14.762824875">
            <text:p>14.762824875</text:p>
          </table:table-cell>
          <table:table-cell office:value-type="float" office:value="14.66900825">
            <text:p>14.66900825</text:p>
          </table:table-cell>
          <table:table-cell office:value-type="float" office:value="13.5156822083338">
            <text:p>13.5156822083</text:p>
          </table:table-cell>
          <table:table-cell office:value-type="float" office:value="13.709961277776">
            <text:p>13.7099612778</text:p>
          </table:table-cell>
          <table:table-cell office:value-type="float" office:value="20">
            <text:p>20</text:p>
          </table:table-cell>
          <table:table-cell office:value-type="float" office:value="14.035564875">
            <text:p>14.035564875</text:p>
          </table:table-cell>
          <table:table-cell office:value-type="float" office:value="20">
            <text:p>20</text:p>
          </table:table-cell>
          <table:table-cell office:value-type="float" office:value="17.5271294458464">
            <text:p>17.5271294458</text:p>
          </table:table-cell>
          <table:table-cell office:value-type="float" office:value="17.9937087956867">
            <text:p>17.9937087957</text:p>
          </table:table-cell>
          <table:table-cell office:value-type="float" office:value="20">
            <text:p>20</text:p>
          </table:table-cell>
          <table:table-cell office:value-type="float" office:value="16.6406286811498">
            <text:p>16.6406286811</text:p>
          </table:table-cell>
          <table:table-cell office:value-type="float" office:value="19.6267365201278">
            <text:p>19.6267365201</text:p>
          </table:table-cell>
          <table:table-cell office:value-type="float" office:value="16.920576291054">
            <text:p>16.9205762911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6" office:value-type="float" office:value="20">
            <text:p>20</text:p>
          </table:table-cell>
          <table:table-cell table:number-columns-repeated="4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5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4.3471760555568">
            <text:p>14.3471760556</text:p>
          </table:table-cell>
          <table:table-cell table:number-columns-repeated="2" office:value-type="float" office:value="20">
            <text:p>20</text:p>
          </table:table-cell>
          <table:table-cell office:value-type="float" office:value="19.8042817047">
            <text:p>19.8042817047</text:p>
          </table:table-cell>
          <table:table-cell table:number-columns-repeated="74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2.8957944444452">
            <text:p>12.8957944444</text:p>
          </table:table-cell>
          <table:table-cell office:value-type="float" office:value="20">
            <text:p>20</text:p>
          </table:table-cell>
          <table:table-cell office:value-type="float" office:value="14.279942">
            <text:p>14.279942</text:p>
          </table:table-cell>
          <table:table-cell office:value-type="float" office:value="20">
            <text:p>20</text:p>
          </table:table-cell>
          <table:table-cell office:value-type="float" office:value="13.637546">
            <text:p>13.637546</text:p>
          </table:table-cell>
          <table:table-cell office:value-type="float" office:value="20">
            <text:p>20</text:p>
          </table:table-cell>
          <table:table-cell office:value-type="float" office:value="14.3864399166676">
            <text:p>14.3864399167</text:p>
          </table:table-cell>
          <table:table-cell office:value-type="float" office:value="20">
            <text:p>20</text:p>
          </table:table-cell>
          <table:table-cell office:value-type="float" office:value="15.2071545833324">
            <text:p>15.2071545833</text:p>
          </table:table-cell>
          <table:table-cell office:value-type="float" office:value="14.5515446250009">
            <text:p>14.551544625</text:p>
          </table:table-cell>
          <table:table-cell office:value-type="float" office:value="9.33333333333333">
            <text:p>9.3333333333</text:p>
          </table:table-cell>
          <table:table-cell table:number-columns-repeated="79" office:value-type="float" office:value="20">
            <text:p>20</text:p>
          </table:table-cell>
          <table:table-cell office:value-type="float" office:value="12.5885695">
            <text:p>12.5885695</text:p>
          </table:table-cell>
          <table:table-cell office:value-type="float" office:value="20">
            <text:p>20</text:p>
          </table:table-cell>
          <table:table-cell office:value-type="float" office:value="12.5011725">
            <text:p>12.5011725</text:p>
          </table:table-cell>
          <table:table-cell office:value-type="float" office:value="13.722257">
            <text:p>13.722257</text:p>
          </table:table-cell>
          <table:table-cell office:value-type="float" office:value="20">
            <text:p>20</text:p>
          </table:table-cell>
          <table:table-cell office:value-type="float" office:value="14.1152686666671">
            <text:p>14.1152686667</text:p>
          </table:table-cell>
          <table:table-cell office:value-type="float" office:value="20">
            <text:p>20</text:p>
          </table:table-cell>
          <table:table-cell office:value-type="float" office:value="13.7814606805538">
            <text:p>13.7814606806</text:p>
          </table:table-cell>
          <table:table-cell table:number-columns-repeated="2" office:value-type="float" office:value="20">
            <text:p>20</text:p>
          </table:table-cell>
          <table:table-cell office:value-type="float" office:value="16.0164750000012">
            <text:p>16.016475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31" office:value-type="float" office:value="20">
            <text:p>20</text:p>
          </table:table-cell>
        </table:table-row>
        <table:table-row table:style-name="ro1">
          <table:table-cell table:number-columns-repeated="961"/>
        </table:table-row>
        <table:table-row table:style-name="ro1">
          <table:table-cell office:value-type="string">
            <text:p>電力購入量</text:p>
          </table:table-cell>
          <table:table-cell office:value-type="float" office:value="170.073064308892">
            <text:p>170.0730643089</text:p>
          </table:table-cell>
          <table:table-cell office:value-type="float" office:value="81.3274046119541">
            <text:p>81.327404612</text:p>
          </table:table-cell>
          <table:table-cell office:value-type="float" office:value="302.775195461649">
            <text:p>302.7751954617</text:p>
          </table:table-cell>
          <table:table-cell office:value-type="float" office:value="60.7911637492984">
            <text:p>60.7911637493</text:p>
          </table:table-cell>
          <table:table-cell office:value-type="float" office:value="0">
            <text:p>0</text:p>
          </table:table-cell>
          <table:table-cell office:value-type="float" office:value="127.420873303229">
            <text:p>127.4208733032</text:p>
          </table:table-cell>
          <table:table-cell office:value-type="float" office:value="500">
            <text:p>500</text:p>
          </table:table-cell>
          <table:table-cell office:value-type="float" office:value="258.979112473432">
            <text:p>258.9791124734</text:p>
          </table:table-cell>
          <table:table-cell table:number-columns-repeated="2" office:value-type="float" office:value="0">
            <text:p>0</text:p>
          </table:table-cell>
          <table:table-cell office:value-type="float" office:value="135.502809890765">
            <text:p>135.5028098908</text:p>
          </table:table-cell>
          <table:table-cell office:value-type="float" office:value="500">
            <text:p>500</text:p>
          </table:table-cell>
          <table:table-cell office:value-type="float" office:value="48.2330821670633">
            <text:p>48.2330821671</text:p>
          </table:table-cell>
          <table:table-cell office:value-type="float" office:value="14.986699489541">
            <text:p>14.9866994895</text:p>
          </table:table-cell>
          <table:table-cell office:value-type="float" office:value="293.587240971865">
            <text:p>293.5872409719</text:p>
          </table:table-cell>
          <table:table-cell office:value-type="float" office:value="425.796009702438">
            <text:p>425.7960097024</text:p>
          </table:table-cell>
          <table:table-cell office:value-type="float" office:value="324.996893648091">
            <text:p>324.9968936481</text:p>
          </table:table-cell>
          <table:table-cell office:value-type="float" office:value="0">
            <text:p>0</text:p>
          </table:table-cell>
          <table:table-cell office:value-type="float" office:value="116.642608092551">
            <text:p>116.6426080926</text:p>
          </table:table-cell>
          <table:table-cell office:value-type="float" office:value="222.717673644744">
            <text:p>222.7176736447</text:p>
          </table:table-cell>
          <table:table-cell office:value-type="float" office:value="323.116668295642">
            <text:p>323.1166682956</text:p>
          </table:table-cell>
          <table:table-cell office:value-type="float" office:value="155.022143753743">
            <text:p>155.0221437537</text:p>
          </table:table-cell>
          <table:table-cell office:value-type="float" office:value="372.253085330966">
            <text:p>372.253085331</text:p>
          </table:table-cell>
          <table:table-cell office:value-type="float" office:value="41.6762478592701">
            <text:p>41.6762478593</text:p>
          </table:table-cell>
          <table:table-cell office:value-type="float" office:value="45.2508863757521">
            <text:p>45.2508863758</text:p>
          </table:table-cell>
          <table:table-cell office:value-type="float" office:value="0">
            <text:p>0</text:p>
          </table:table-cell>
          <table:table-cell office:value-type="float" office:value="277.764691095926">
            <text:p>277.7646910959</text:p>
          </table:table-cell>
          <table:table-cell office:value-type="float" office:value="0">
            <text:p>0</text:p>
          </table:table-cell>
          <table:table-cell office:value-type="float" office:value="95.0372180148023">
            <text:p>95.0372180148</text:p>
          </table:table-cell>
          <table:table-cell office:value-type="float" office:value="55.9921195226174">
            <text:p>55.9921195226</text:p>
          </table:table-cell>
          <table:table-cell office:value-type="float" office:value="148.132903552308">
            <text:p>148.1329035523</text:p>
          </table:table-cell>
          <table:table-cell office:value-type="float" office:value="0">
            <text:p>0</text:p>
          </table:table-cell>
          <table:table-cell office:value-type="float" office:value="172.55705321243">
            <text:p>172.5570532124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41.4476745095921">
            <text:p>41.4476745096</text:p>
          </table:table-cell>
          <table:table-cell office:value-type="float" office:value="121.600174596977">
            <text:p>121.600174597</text:p>
          </table:table-cell>
          <table:table-cell office:value-type="float" office:value="19.5948469581986">
            <text:p>19.5948469582</text:p>
          </table:table-cell>
          <table:table-cell table:number-columns-repeated="2" office:value-type="float" office:value="0">
            <text:p>0</text:p>
          </table:table-cell>
          <table:table-cell office:value-type="float" office:value="152.317333145271">
            <text:p>152.3173331453</text:p>
          </table:table-cell>
          <table:table-cell office:value-type="float" office:value="61.1078780843929">
            <text:p>61.1078780844</text:p>
          </table:table-cell>
          <table:table-cell office:value-type="float" office:value="301.618411338734">
            <text:p>301.6184113387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07.230860959912">
            <text:p>107.2308609599</text:p>
          </table:table-cell>
          <table:table-cell office:value-type="float" office:value="394.158701731416">
            <text:p>394.1587017314</text:p>
          </table:table-cell>
          <table:table-cell office:value-type="float" office:value="80.6530206446234">
            <text:p>80.6530206446</text:p>
          </table:table-cell>
          <table:table-cell office:value-type="float" office:value="0">
            <text:p>0</text:p>
          </table:table-cell>
          <table:table-cell office:value-type="float" office:value="74.7183575710507">
            <text:p>74.7183575711</text:p>
          </table:table-cell>
          <table:table-cell office:value-type="float" office:value="52.6830672656418">
            <text:p>52.6830672656</text:p>
          </table:table-cell>
          <table:table-cell office:value-type="float" office:value="221.554283566106">
            <text:p>221.5542835661</text:p>
          </table:table-cell>
          <table:table-cell table:number-columns-repeated="3" office:value-type="float" office:value="0">
            <text:p>0</text:p>
          </table:table-cell>
          <table:table-cell office:value-type="float" office:value="421.256762047593">
            <text:p>421.2567620476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78.338343420177">
            <text:p>378.3383434202</text:p>
          </table:table-cell>
          <table:table-cell office:value-type="float" office:value="8.45516661690347">
            <text:p>8.4551666169</text:p>
          </table:table-cell>
          <table:table-cell table:number-columns-repeated="2" office:value-type="float" office:value="0">
            <text:p>0</text:p>
          </table:table-cell>
          <table:table-cell office:value-type="float" office:value="240.845933557042">
            <text:p>240.845933557</text:p>
          </table:table-cell>
          <table:table-cell office:value-type="float" office:value="100.407897328015">
            <text:p>100.407897328</text:p>
          </table:table-cell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164.897127604653">
            <text:p>164.8971276047</text:p>
          </table:table-cell>
          <table:table-cell table:number-columns-repeated="4" office:value-type="float" office:value="0">
            <text:p>0</text:p>
          </table:table-cell>
          <table:table-cell office:value-type="float" office:value="63.4798189121552">
            <text:p>63.4798189122</text:p>
          </table:table-cell>
          <table:table-cell office:value-type="float" office:value="216.379092698017">
            <text:p>216.379092698</text:p>
          </table:table-cell>
          <table:table-cell office:value-type="float" office:value="96.4051026307718">
            <text:p>96.4051026308</text:p>
          </table:table-cell>
          <table:table-cell office:value-type="float" office:value="0">
            <text:p>0</text:p>
          </table:table-cell>
          <table:table-cell office:value-type="float" office:value="219.187352194441">
            <text:p>219.1873521944</text:p>
          </table:table-cell>
          <table:table-cell office:value-type="float" office:value="0">
            <text:p>0</text:p>
          </table:table-cell>
          <table:table-cell office:value-type="float" office:value="64.9100079993732">
            <text:p>64.9100079994</text:p>
          </table:table-cell>
          <table:table-cell office:value-type="float" office:value="146.422835774613">
            <text:p>146.4228357746</text:p>
          </table:table-cell>
          <table:table-cell office:value-type="float" office:value="0">
            <text:p>0</text:p>
          </table:table-cell>
          <table:table-cell office:value-type="float" office:value="226.934995705022">
            <text:p>226.934995705</text:p>
          </table:table-cell>
          <table:table-cell office:value-type="float" office:value="86.4316051254608">
            <text:p>86.4316051255</text:p>
          </table:table-cell>
          <table:table-cell office:value-type="float" office:value="285.27606454784">
            <text:p>285.2760645478</text:p>
          </table:table-cell>
          <table:table-cell office:value-type="float" office:value="0">
            <text:p>0</text:p>
          </table:table-cell>
          <table:table-cell office:value-type="float" office:value="251.671662981369">
            <text:p>251.6716629814</text:p>
          </table:table-cell>
          <table:table-cell office:value-type="float" office:value="228.005882911382">
            <text:p>228.0058829114</text:p>
          </table:table-cell>
          <table:table-cell office:value-type="float" office:value="222.469578371095">
            <text:p>222.4695783711</text:p>
          </table:table-cell>
          <table:table-cell office:value-type="float" office:value="187.697108621789">
            <text:p>187.6971086218</text:p>
          </table:table-cell>
          <table:table-cell office:value-type="float" office:value="0">
            <text:p>0</text:p>
          </table:table-cell>
          <table:table-cell office:value-type="float" office:value="181.980310539229">
            <text:p>181.9803105392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number-columns-repeated="864"/>
        </table:table-row>
        <table:table-row table:style-name="ro1">
          <table:table-cell office:value-type="string">
            <text:p>電力販売量</text:p>
          </table:table-cell>
          <table:table-cell office:value-type="float" office:value="315.236654771839">
            <text:p>315.2366547718</text:p>
          </table:table-cell>
          <table:table-cell office:value-type="float" office:value="233.875051114953">
            <text:p>233.875051115</text:p>
          </table:table-cell>
          <table:table-cell office:value-type="float" office:value="49.0358748725432">
            <text:p>49.0358748725</text:p>
          </table:table-cell>
          <table:table-cell office:value-type="float" office:value="173.095539053991">
            <text:p>173.095539054</text:p>
          </table:table-cell>
          <table:table-cell office:value-type="float" office:value="158.336021938932">
            <text:p>158.3360219389</text:p>
          </table:table-cell>
          <table:table-cell office:value-type="float" office:value="500">
            <text:p>500</text:p>
          </table:table-cell>
          <table:table-cell office:value-type="float" office:value="226.914440053795">
            <text:p>226.9144400538</text:p>
          </table:table-cell>
          <table:table-cell office:value-type="float" office:value="279.959034268364">
            <text:p>279.9590342684</text:p>
          </table:table-cell>
          <table:table-cell office:value-type="float" office:value="383.59265282956">
            <text:p>383.5926528296</text:p>
          </table:table-cell>
          <table:table-cell office:value-type="float" office:value="500">
            <text:p>500</text:p>
          </table:table-cell>
          <table:table-cell office:value-type="float" office:value="70.8868218480636">
            <text:p>70.8868218481</text:p>
          </table:table-cell>
          <table:table-cell office:value-type="float" office:value="115.454096643843">
            <text:p>115.4540966438</text:p>
          </table:table-cell>
          <table:table-cell office:value-type="float" office:value="42.2116617646397">
            <text:p>42.2116617646</text:p>
          </table:table-cell>
          <table:table-cell office:value-type="float" office:value="177.633793597804">
            <text:p>177.633793597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3.842154014986">
            <text:p>433.842154015</text:p>
          </table:table-cell>
          <table:table-cell office:value-type="float" office:value="500">
            <text:p>500</text:p>
          </table:table-cell>
          <table:table-cell office:value-type="float" office:value="156.273064222043">
            <text:p>156.273064222</text:p>
          </table:table-cell>
          <table:table-cell office:value-type="float" office:value="235.589976160046">
            <text:p>235.58997616</text:p>
          </table:table-cell>
          <table:table-cell office:value-type="float" office:value="37.830283176483">
            <text:p>37.8302831765</text:p>
          </table:table-cell>
          <table:table-cell office:value-type="float" office:value="500">
            <text:p>500</text:p>
          </table:table-cell>
          <table:table-cell office:value-type="float" office:value="193.289099483964">
            <text:p>193.289099484</text:p>
          </table:table-cell>
          <table:table-cell office:value-type="float" office:value="500">
            <text:p>500</text:p>
          </table:table-cell>
          <table:table-cell office:value-type="float" office:value="413.158987359548">
            <text:p>413.1589873595</text:p>
          </table:table-cell>
          <table:table-cell office:value-type="float" office:value="340.06520690758">
            <text:p>340.0652069076</text:p>
          </table:table-cell>
          <table:table-cell office:value-type="float" office:value="320.464708584405">
            <text:p>320.4647085844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19.144880260855">
            <text:p>419.1448802609</text:p>
          </table:table-cell>
          <table:table-cell office:value-type="float" office:value="500">
            <text:p>500</text:p>
          </table:table-cell>
          <table:table-cell office:value-type="float" office:value="376.025660836357">
            <text:p>376.0256608364</text:p>
          </table:table-cell>
          <table:table-cell office:value-type="float" office:value="500">
            <text:p>500</text:p>
          </table:table-cell>
          <table:table-cell office:value-type="float" office:value="94.2640715868077">
            <text:p>94.2640715868</text:p>
          </table:table-cell>
          <table:table-cell office:value-type="float" office:value="441.644502357796">
            <text:p>441.6445023578</text:p>
          </table:table-cell>
          <table:table-cell office:value-type="float" office:value="198.086872278451">
            <text:p>198.0868722785</text:p>
          </table:table-cell>
          <table:table-cell table:number-columns-repeated="2" office:value-type="float" office:value="500">
            <text:p>500</text:p>
          </table:table-cell>
          <table:table-cell office:value-type="float" office:value="241.087723314279">
            <text:p>241.0877233143</text:p>
          </table:table-cell>
          <table:table-cell office:value-type="float" office:value="499.487927189729">
            <text:p>499.4879271897</text:p>
          </table:table-cell>
          <table:table-cell office:value-type="float" office:value="0">
            <text:p>0</text:p>
          </table:table-cell>
          <table:table-cell office:value-type="float" office:value="158.444504267815">
            <text:p>158.4445042678</text:p>
          </table:table-cell>
          <table:table-cell table:number-columns-repeated="2" office:value-type="float" office:value="500">
            <text:p>500</text:p>
          </table:table-cell>
          <table:table-cell office:value-type="float" office:value="203.364717525337">
            <text:p>203.3647175253</text:p>
          </table:table-cell>
          <table:table-cell office:value-type="float" office:value="86.8001828200509">
            <text:p>86.8001828201</text:p>
          </table:table-cell>
          <table:table-cell office:value-type="float" office:value="181.0097775675">
            <text:p>181.0097775675</text:p>
          </table:table-cell>
          <table:table-cell office:value-type="float" office:value="495.564695640701">
            <text:p>495.5646956407</text:p>
          </table:table-cell>
          <table:table-cell office:value-type="float" office:value="76.4102419693423">
            <text:p>76.4102419693</text:p>
          </table:table-cell>
          <table:table-cell office:value-type="float" office:value="337.696014607936">
            <text:p>337.6960146079</text:p>
          </table:table-cell>
          <table:table-cell office:value-type="float" office:value="471.805735901773">
            <text:p>471.8057359018</text:p>
          </table:table-cell>
          <table:table-cell office:value-type="float" office:value="154.082934948974">
            <text:p>154.082934949</text:p>
          </table:table-cell>
          <table:table-cell office:value-type="float" office:value="500">
            <text:p>500</text:p>
          </table:table-cell>
          <table:table-cell office:value-type="float" office:value="330.228592140022">
            <text:p>330.22859214</text:p>
          </table:table-cell>
          <table:table-cell table:number-columns-repeated="3" office:value-type="float" office:value="500">
            <text:p>500</text:p>
          </table:table-cell>
          <table:table-cell office:value-type="float" office:value="164.442640252199">
            <text:p>164.4426402522</text:p>
          </table:table-cell>
          <table:table-cell office:value-type="float" office:value="498.117595777329">
            <text:p>498.1175957773</text:p>
          </table:table-cell>
          <table:table-cell office:value-type="float" office:value="64.6534079582023">
            <text:p>64.6534079582</text:p>
          </table:table-cell>
          <table:table-cell office:value-type="float" office:value="287.984540119544">
            <text:p>287.9845401195</text:p>
          </table:table-cell>
          <table:table-cell office:value-type="float" office:value="500">
            <text:p>500</text:p>
          </table:table-cell>
          <table:table-cell office:value-type="float" office:value="69.0818777429998">
            <text:p>69.081877743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53.735449530034">
            <text:p>153.73544953</text:p>
          </table:table-cell>
          <table:table-cell office:value-type="float" office:value="159.421408155074">
            <text:p>159.4214081551</text:p>
          </table:table-cell>
          <table:table-cell table:number-columns-repeated="4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40.407145639496">
            <text:p>240.4071456395</text:p>
          </table:table-cell>
          <table:table-cell office:value-type="float" office:value="3.01241657652702">
            <text:p>3.0124165765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75.47941422008">
            <text:p>275.4794142201</text:p>
          </table:table-cell>
          <table:table-cell office:value-type="float" office:value="444.900086755753">
            <text:p>444.9000867558</text:p>
          </table:table-cell>
          <table:table-cell office:value-type="float" office:value="500">
            <text:p>500</text:p>
          </table:table-cell>
          <table:table-cell office:value-type="float" office:value="102.572714624366">
            <text:p>102.5727146244</text:p>
          </table:table-cell>
          <table:table-cell office:value-type="float" office:value="0">
            <text:p>0</text:p>
          </table:table-cell>
          <table:table-cell office:value-type="float" office:value="287.611203769143">
            <text:p>287.6112037691</text:p>
          </table:table-cell>
          <table:table-cell office:value-type="float" office:value="96.6825122968645">
            <text:p>96.6825122969</text:p>
          </table:table-cell>
          <table:table-cell office:value-type="float" office:value="153.152229780758">
            <text:p>153.1522297808</text:p>
          </table:table-cell>
          <table:table-cell office:value-type="float" office:value="366.96926578728">
            <text:p>366.9692657873</text:p>
          </table:table-cell>
          <table:table-cell office:value-type="float" office:value="287.280851934897">
            <text:p>287.2808519349</text:p>
          </table:table-cell>
          <table:table-cell office:value-type="float" office:value="350.047536697343">
            <text:p>350.0475366973</text:p>
          </table:table-cell>
          <table:table-cell office:value-type="float" office:value="0">
            <text:p>0</text:p>
          </table:table-cell>
          <table:table-cell office:value-type="float" office:value="388.929730371224">
            <text:p>388.9297303712</text:p>
          </table:table-cell>
          <table:table-cell office:value-type="float" office:value="128.948937905078">
            <text:p>128.9489379051</text:p>
          </table:table-cell>
          <table:table-cell office:value-type="float" office:value="500">
            <text:p>500</text:p>
          </table:table-cell>
          <table:table-cell table:number-columns-repeated="864"/>
        </table:table-row>
        <table:table-row table:style-name="ro1">
          <table:table-cell office:value-type="string">
            <text:p>電力の価格</text:p>
          </table:table-cell>
          <table:table-cell table:number-columns-repeated="17" office:value-type="float" office:value="20">
            <text:p>20</text:p>
          </table:table-cell>
          <table:table-cell office:value-type="float" office:value="20.1268603497765">
            <text:p>20.1268603498</text:p>
          </table:table-cell>
          <table:table-cell office:value-type="float" office:value="20.1532041966304">
            <text:p>20.1532041966</text:p>
          </table:table-cell>
          <table:table-cell office:value-type="float" office:value="20.2069139357825">
            <text:p>20.2069139358</text:p>
          </table:table-cell>
          <table:table-cell office:value-type="float" office:value="20.2620310367982">
            <text:p>20.2620310368</text:p>
          </table:table-cell>
          <table:table-cell office:value-type="float" office:value="20.9796892642647">
            <text:p>20.9796892643</text:p>
          </table:table-cell>
          <table:table-cell office:value-type="float" office:value="20.3767145417117">
            <text:p>20.3767145417</text:p>
          </table:table-cell>
          <table:table-cell office:value-type="float" office:value="20.4822475307354">
            <text:p>20.4822475307</text:p>
          </table:table-cell>
          <table:table-cell office:value-type="float" office:value="20.8497717440215">
            <text:p>20.849771744</text:p>
          </table:table-cell>
          <table:table-cell office:value-type="float" office:value="21.1167589384796">
            <text:p>21.1167589385</text:p>
          </table:table-cell>
          <table:table-cell office:value-type="float" office:value="20.9988193017802">
            <text:p>20.9988193018</text:p>
          </table:table-cell>
          <table:table-cell office:value-type="float" office:value="21.2829499694638">
            <text:p>21.2829499695</text:p>
          </table:table-cell>
          <table:table-cell office:value-type="float" office:value="21.0375237320629">
            <text:p>21.0375237321</text:p>
          </table:table-cell>
          <table:table-cell office:value-type="float" office:value="20.544869012414">
            <text:p>20.5448690124</text:p>
          </table:table-cell>
          <table:table-cell office:value-type="float" office:value="20.5133410676675">
            <text:p>20.5133410677</text:p>
          </table:table-cell>
          <table:table-cell office:value-type="float" office:value="20.6421522788624">
            <text:p>20.6421522789</text:p>
          </table:table-cell>
          <table:table-cell office:value-type="float" office:value="21.6499690922146">
            <text:p>21.6499690922</text:p>
          </table:table-cell>
          <table:table-cell office:value-type="float" office:value="21.6013269013587">
            <text:p>21.6013269014</text:p>
          </table:table-cell>
          <table:table-cell office:value-type="float" office:value="21.5773185405618">
            <text:p>21.5773185406</text:p>
          </table:table-cell>
          <table:table-cell office:value-type="float" office:value="21.6746083775657">
            <text:p>21.6746083776</text:p>
          </table:table-cell>
          <table:table-cell office:value-type="float" office:value="21.4602990975778">
            <text:p>21.4602990976</text:p>
          </table:table-cell>
          <table:table-cell office:value-type="float" office:value="21.2403982682095">
            <text:p>21.2403982682</text:p>
          </table:table-cell>
          <table:table-cell office:value-type="float" office:value="21.157318668917">
            <text:p>21.1573186689</text:p>
          </table:table-cell>
          <table:table-cell office:value-type="float" office:value="21.1985265582093">
            <text:p>21.1985265582</text:p>
          </table:table-cell>
          <table:table-cell office:value-type="float" office:value="21.1369587433855">
            <text:p>21.1369587434</text:p>
          </table:table-cell>
          <table:table-cell office:value-type="float" office:value="21.0967173726949">
            <text:p>21.0967173727</text:p>
          </table:table-cell>
          <table:table-cell office:value-type="float" office:value="21.3480891864747">
            <text:p>21.3480891865</text:p>
          </table:table-cell>
          <table:table-cell office:value-type="float" office:value="21.2615880888376">
            <text:p>21.2615880888</text:p>
          </table:table-cell>
          <table:table-cell office:value-type="float" office:value="21.018096886505">
            <text:p>21.0180968865</text:p>
          </table:table-cell>
          <table:table-cell office:value-type="float" office:value="21.0571015787173">
            <text:p>21.0571015787</text:p>
          </table:table-cell>
          <table:table-cell office:value-type="float" office:value="21.3044860143058">
            <text:p>21.3044860143</text:p>
          </table:table-cell>
          <table:table-cell office:value-type="float" office:value="21.2193784371234">
            <text:p>21.2193784371</text:p>
          </table:table-cell>
          <table:table-cell office:value-type="float" office:value="21.437481999712">
            <text:p>21.4374819997</text:p>
          </table:table-cell>
          <table:table-cell office:value-type="float" office:value="21.5535151102664">
            <text:p>21.5535151103</text:p>
          </table:table-cell>
          <table:table-cell office:value-type="float" office:value="21.6255428505558">
            <text:p>21.6255428506</text:p>
          </table:table-cell>
          <table:table-cell office:value-type="float" office:value="21.3701606973458">
            <text:p>21.3701606973</text:p>
          </table:table-cell>
          <table:table-cell office:value-type="float" office:value="21.0768321938903">
            <text:p>21.0768321939</text:p>
          </table:table-cell>
          <table:table-cell office:value-type="float" office:value="21.5299139977554">
            <text:p>21.5299139978</text:p>
          </table:table-cell>
          <table:table-cell office:value-type="float" office:value="21.4833084954157">
            <text:p>21.4833084954</text:p>
          </table:table-cell>
          <table:table-cell office:value-type="float" office:value="21.1778406265257">
            <text:p>21.1778406265</text:p>
          </table:table-cell>
          <table:table-cell office:value-type="float" office:value="22.2168357316359">
            <text:p>22.2168357316</text:p>
          </table:table-cell>
          <table:table-cell office:value-type="float" office:value="33.7503275831427">
            <text:p>33.7503275831</text:p>
          </table:table-cell>
          <table:table-cell office:value-type="float" office:value="21.6746083775657">
            <text:p>21.6746083776</text:p>
          </table:table-cell>
          <table:table-cell office:value-type="float" office:value="21.4833084954157">
            <text:p>21.4833084954</text:p>
          </table:table-cell>
          <table:table-cell office:value-type="float" office:value="23.1769259091431">
            <text:p>23.1769259091</text:p>
          </table:table-cell>
          <table:table-cell office:value-type="float" office:value="27.484069142689">
            <text:p>27.4840691427</text:p>
          </table:table-cell>
          <table:table-cell office:value-type="float" office:value="25.4767645764805">
            <text:p>25.4767645765</text:p>
          </table:table-cell>
          <table:table-cell office:value-type="float" office:value="21.5773185405618">
            <text:p>21.5773185406</text:p>
          </table:table-cell>
          <table:table-cell office:value-type="float" office:value="25.7611229400153">
            <text:p>25.76112294</text:p>
          </table:table-cell>
          <table:table-cell office:value-type="float" office:value="28.3564921787946">
            <text:p>28.3564921788</text:p>
          </table:table-cell>
          <table:table-cell office:value-type="float" office:value="22.4638942082992">
            <text:p>22.4638942083</text:p>
          </table:table-cell>
          <table:table-cell office:value-type="float" office:value="27.0924800499634">
            <text:p>27.09248005</text:p>
          </table:table-cell>
          <table:table-cell office:value-type="float" office:value="30.5702392804328">
            <text:p>30.5702392804</text:p>
          </table:table-cell>
          <table:table-cell office:value-type="float" office:value="27.9043179083622">
            <text:p>27.9043179084</text:p>
          </table:table-cell>
          <table:table-cell office:value-type="float" office:value="21.3924151409903">
            <text:p>21.392415141</text:p>
          </table:table-cell>
          <table:table-cell office:value-type="float" office:value="23.8715763189629">
            <text:p>23.871576319</text:p>
          </table:table-cell>
          <table:table-cell office:value-type="float" office:value="26.0630740158475">
            <text:p>26.0630740158</text:p>
          </table:table-cell>
          <table:table-cell office:value-type="float" office:value="21.8797387908373">
            <text:p>21.8797387908</text:p>
          </table:table-cell>
          <table:table-cell office:value-type="float" office:value="22.3379582516169">
            <text:p>22.3379582516</text:p>
          </table:table-cell>
          <table:table-cell office:value-type="float" office:value="29.9456265290448">
            <text:p>29.945626529</text:p>
          </table:table-cell>
          <table:table-cell office:value-type="float" office:value="22.5949363492263">
            <text:p>22.5949363492</text:p>
          </table:table-cell>
          <table:table-cell office:value-type="float" office:value="22.731401652582">
            <text:p>22.7314016526</text:p>
          </table:table-cell>
          <table:table-cell office:value-type="float" office:value="25.2085049296659">
            <text:p>25.2085049297</text:p>
          </table:table-cell>
          <table:table-cell office:value-type="float" office:value="28.8443735757362">
            <text:p>28.8443735757</text:p>
          </table:table-cell>
          <table:table-cell office:value-type="float" office:value="24.271892087973">
            <text:p>24.271892088</text:p>
          </table:table-cell>
          <table:table-cell office:value-type="float" office:value="31.2534273168115">
            <text:p>31.2534273168</text:p>
          </table:table-cell>
          <table:table-cell office:value-type="float" office:value="22.8736338871161">
            <text:p>22.8736338871</text:p>
          </table:table-cell>
          <table:table-cell office:value-type="float" office:value="32.0038356557367">
            <text:p>32.0038356557</text:p>
          </table:table-cell>
          <table:table-cell office:value-type="float" office:value="32.8318985403791">
            <text:p>32.8318985404</text:p>
          </table:table-cell>
          <table:table-cell office:value-type="float" office:value="26.7267155497786">
            <text:p>26.7267155498</text:p>
          </table:table-cell>
          <table:table-cell office:value-type="float" office:value="23.5082183160859">
            <text:p>23.5082183161</text:p>
          </table:table-cell>
          <table:table-cell office:value-type="float" office:value="21.7753526900464">
            <text:p>21.77535269</text:p>
          </table:table-cell>
          <table:table-cell office:value-type="float" office:value="21.9879677843226">
            <text:p>21.9879677843</text:p>
          </table:table-cell>
          <table:table-cell office:value-type="float" office:value="24.0667708117457">
            <text:p>24.0667708117</text:p>
          </table:table-cell>
          <table:table-cell office:value-type="float" office:value="24.4877171580469">
            <text:p>24.487717158</text:p>
          </table:table-cell>
          <table:table-cell office:value-type="float" office:value="24.715106297975">
            <text:p>24.715106298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188820265824">
            <text:p>20.1188820266</text:p>
          </table:table-cell>
          <table:table-cell office:value-type="float" office:value="20.1462662786914">
            <text:p>20.1462662787</text:p>
          </table:table-cell>
          <table:table-cell office:value-type="float" office:value="20.2021418837707">
            <text:p>20.2021418838</text:p>
          </table:table-cell>
          <table:table-cell office:value-type="float" office:value="20.2595440341079">
            <text:p>20.2595440341</text:p>
          </table:table-cell>
          <table:table-cell office:value-type="float" office:value="20.7821449579266">
            <text:p>20.7821449579</text:p>
          </table:table-cell>
          <table:table-cell office:value-type="float" office:value="20.3486492420449">
            <text:p>20.348649242</text:p>
          </table:table-cell>
          <table:table-cell office:value-type="float" office:value="20.6055655522835">
            <text:p>20.6055655523</text:p>
          </table:table-cell>
          <table:table-cell office:value-type="float" office:value="20.7638800326926">
            <text:p>20.7638800327</text:p>
          </table:table-cell>
          <table:table-cell office:value-type="float" office:value="21.0739512355478">
            <text:p>21.0739512355</text:p>
          </table:table-cell>
          <table:table-cell office:value-type="float" office:value="21.1366387299869">
            <text:p>21.13663873</text:p>
          </table:table-cell>
          <table:table-cell office:value-type="float" office:value="21.1792980835806">
            <text:p>21.1792980836</text:p>
          </table:table-cell>
          <table:table-cell office:value-type="float" office:value="20.8756115008731">
            <text:p>20.8756115009</text:p>
          </table:table-cell>
          <table:table-cell office:value-type="float" office:value="20.5385319280502">
            <text:p>20.5385319281</text:p>
          </table:table-cell>
          <table:table-cell office:value-type="float" office:value="20.5220773130893">
            <text:p>20.5220773131</text:p>
          </table:table-cell>
          <table:table-cell office:value-type="float" office:value="20.4258018653343">
            <text:p>20.4258018653</text:p>
          </table:table-cell>
          <table:table-cell office:value-type="float" office:value="21.7261862950274">
            <text:p>21.726186295</text:p>
          </table:table-cell>
          <table:table-cell office:value-type="float" office:value="21.6740877181347">
            <text:p>21.6740877181</text:p>
          </table:table-cell>
          <table:table-cell office:value-type="float" office:value="21.6483923262311">
            <text:p>21.6483923262</text:p>
          </table:table-cell>
          <table:table-cell office:value-type="float" office:value="21.779250459596">
            <text:p>21.7792504596</text:p>
          </table:table-cell>
          <table:table-cell office:value-type="float" office:value="21.4509144037246">
            <text:p>21.4509144037</text:p>
          </table:table-cell>
          <table:table-cell office:value-type="float" office:value="21.3116361613068">
            <text:p>21.3116361613</text:p>
          </table:table-cell>
          <table:table-cell office:value-type="float" office:value="21.1578802024606">
            <text:p>21.1578802025</text:p>
          </table:table-cell>
          <table:table-cell office:value-type="float" office:value="21.3803740821593">
            <text:p>21.3803740822</text:p>
          </table:table-cell>
          <table:table-cell office:value-type="float" office:value="21.2667783886565">
            <text:p>21.2667783887</text:p>
          </table:table-cell>
          <table:table-cell office:value-type="float" office:value="21.3572646158251">
            <text:p>21.3572646158</text:p>
          </table:table-cell>
          <table:table-cell office:value-type="float" office:value="21.5233289598483">
            <text:p>21.5233289598</text:p>
          </table:table-cell>
          <table:table-cell office:value-type="float" office:value="21.2446324319192">
            <text:p>21.2446324319</text:p>
          </table:table-cell>
          <table:table-cell office:value-type="float" office:value="21.1155714956103">
            <text:p>21.1155714956</text:p>
          </table:table-cell>
          <table:table-cell office:value-type="float" office:value="21.0946763642452">
            <text:p>21.0946763642</text:p>
          </table:table-cell>
          <table:table-cell office:value-type="float" office:value="21.200894580099">
            <text:p>21.2008945801</text:p>
          </table:table-cell>
          <table:table-cell office:value-type="float" office:value="21.289112165277">
            <text:p>21.2891121653</text:p>
          </table:table-cell>
          <table:table-cell office:value-type="float" office:value="21.4989779356074">
            <text:p>21.4989779356</text:p>
          </table:table-cell>
          <table:table-cell office:value-type="float" office:value="21.6229286109201">
            <text:p>21.6229286109</text:p>
          </table:table-cell>
          <table:table-cell office:value-type="float" office:value="21.752596008834">
            <text:p>21.7525960088</text:p>
          </table:table-cell>
          <table:table-cell office:value-type="float" office:value="21.4036837854268">
            <text:p>21.4036837854</text:p>
          </table:table-cell>
          <table:table-cell office:value-type="float" office:value="21.2226719357284">
            <text:p>21.2226719357</text:p>
          </table:table-cell>
          <table:table-cell office:value-type="float" office:value="21.700017962876">
            <text:p>21.7000179629</text:p>
          </table:table-cell>
          <table:table-cell office:value-type="float" office:value="21.4748406844692">
            <text:p>21.4748406845</text:p>
          </table:table-cell>
          <table:table-cell office:value-type="float" office:value="21.334352817321">
            <text:p>21.3343528173</text:p>
          </table:table-cell>
          <table:table-cell office:value-type="float" office:value="26.0732725508778">
            <text:p>26.0732725509</text:p>
          </table:table-cell>
          <table:table-cell office:value-type="float" office:value="21.4748406844692">
            <text:p>21.4748406845</text:p>
          </table:table-cell>
          <table:table-cell office:value-type="float" office:value="26.4095493065725">
            <text:p>26.4095493066</text:p>
          </table:table-cell>
          <table:table-cell office:value-type="float" office:value="28.495187929769">
            <text:p>28.4951879298</text:p>
          </table:table-cell>
          <table:table-cell office:value-type="float" office:value="22.001720543673">
            <text:p>22.0017205437</text:p>
          </table:table-cell>
          <table:table-cell office:value-type="float" office:value="22.1195045629103">
            <text:p>22.1195045629</text:p>
          </table:table-cell>
          <table:table-cell office:value-type="float" office:value="25.4619431906867">
            <text:p>25.4619431907</text:p>
          </table:table-cell>
          <table:table-cell office:value-type="float" office:value="23.2592016802755">
            <text:p>23.2592016803</text:p>
          </table:table-cell>
          <table:table-cell office:value-type="float" office:value="22.6408092080141">
            <text:p>22.640809208</text:p>
          </table:table-cell>
          <table:table-cell office:value-type="float" office:value="26.7690533612822">
            <text:p>26.7690533613</text:p>
          </table:table-cell>
          <table:table-cell office:value-type="float" office:value="29.5838415810853">
            <text:p>29.5838415811</text:p>
          </table:table-cell>
          <table:table-cell office:value-type="float" office:value="22.3695083019757">
            <text:p>22.369508302</text:p>
          </table:table-cell>
          <table:table-cell office:value-type="float" office:value="23.0940520631038">
            <text:p>23.0940520631</text:p>
          </table:table-cell>
          <table:table-cell office:value-type="float" office:value="21.5726837889165">
            <text:p>21.5726837889</text:p>
          </table:table-cell>
          <table:table-cell office:value-type="float" office:value="29.0167921542653">
            <text:p>29.0167921543</text:p>
          </table:table-cell>
          <table:table-cell office:value-type="float" office:value="22.9362497265118">
            <text:p>22.9362497265</text:p>
          </table:table-cell>
          <table:table-cell office:value-type="float" office:value="35">
            <text:p>35</text:p>
          </table:table-cell>
          <table:table-cell office:value-type="float" office:value="34.3907768016281">
            <text:p>34.3907768016</text:p>
          </table:table-cell>
          <table:table-cell office:value-type="float" office:value="35">
            <text:p>35</text:p>
          </table:table-cell>
          <table:table-cell office:value-type="float" office:value="22.2420041582351">
            <text:p>22.2420041582</text:p>
          </table:table-cell>
          <table:table-cell office:value-type="float" office:value="32.450340869177">
            <text:p>32.4503408692</text:p>
          </table:table-cell>
          <table:table-cell office:value-type="float" office:value="31.6259815605164">
            <text:p>31.6259815605</text:p>
          </table:table-cell>
          <table:table-cell office:value-type="float" office:value="23.8042508399357">
            <text:p>23.8042508399</text:p>
          </table:table-cell>
          <table:table-cell office:value-type="float" office:value="22.7853150339902">
            <text:p>22.785315034</text:p>
          </table:table-cell>
          <table:table-cell office:value-type="float" office:value="35">
            <text:p>35</text:p>
          </table:table-cell>
          <table:table-cell office:value-type="float" office:value="21.779250459596">
            <text:p>21.7792504596</text:p>
          </table:table-cell>
          <table:table-cell office:value-type="float" office:value="24.6724677540885">
            <text:p>24.6724677541</text:p>
          </table:table-cell>
          <table:table-cell office:value-type="float" office:value="25.7580424891766">
            <text:p>25.7580424892</text:p>
          </table:table-cell>
          <table:table-cell office:value-type="float" office:value="21.6740877181347">
            <text:p>21.6740877181</text:p>
          </table:table-cell>
          <table:table-cell office:value-type="float" office:value="28.0137762006614">
            <text:p>28.0137762007</text:p>
          </table:table-cell>
          <table:table-cell office:value-type="float" office:value="24.2154845781862">
            <text:p>24.2154845782</text:p>
          </table:table-cell>
          <table:table-cell office:value-type="float" office:value="30.8803001174951">
            <text:p>30.8803001175</text:p>
          </table:table-cell>
          <table:table-cell office:value-type="float" office:value="25.1832844249479">
            <text:p>25.1832844249</text:p>
          </table:table-cell>
          <table:table-cell office:value-type="float" office:value="35">
            <text:p>35</text:p>
          </table:table-cell>
          <table:table-cell office:value-type="float" office:value="24.9205693776919">
            <text:p>24.9205693777</text:p>
          </table:table-cell>
          <table:table-cell office:value-type="float" office:value="33.3665236628871">
            <text:p>33.366523662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549884391898">
            <text:p>20.1549884392</text:p>
          </table:table-cell>
          <table:table-cell office:value-type="float" office:value="20.20935522218">
            <text:p>20.2093552222</text:p>
          </table:table-cell>
          <table:table-cell office:value-type="float" office:value="20.1020081195241">
            <text:p>20.1020081195</text:p>
          </table:table-cell>
          <table:table-cell office:value-type="float" office:value="25.3449326645929">
            <text:p>25.3449326646</text:p>
          </table:table-cell>
          <table:table-cell office:value-type="float" office:value="29.7331371614146">
            <text:p>29.7331371614</text:p>
          </table:table-cell>
          <table:table-cell office:value-type="float" office:value="21.4135434029557">
            <text:p>21.413543403</text:p>
          </table:table-cell>
          <table:table-cell office:value-type="float" office:value="20.5679790749891">
            <text:p>20.567979075</text:p>
          </table:table-cell>
          <table:table-cell office:value-type="float" office:value="21.6020860648549">
            <text:p>21.6020860649</text:p>
          </table:table-cell>
          <table:table-cell office:value-type="float" office:value="22.6432557000876">
            <text:p>22.6432557001</text:p>
          </table:table-cell>
          <table:table-cell office:value-type="float" office:value="22.9294479304081">
            <text:p>22.9294479304</text:p>
          </table:table-cell>
          <table:table-cell office:value-type="float" office:value="21.3239524755807">
            <text:p>21.3239524756</text:p>
          </table:table-cell>
          <table:table-cell office:value-type="float" office:value="21.2372786255605">
            <text:p>21.2372786256</text:p>
          </table:table-cell>
          <table:table-cell office:value-type="float" office:value="20.7014966612244">
            <text:p>20.7014966612</text:p>
          </table:table-cell>
          <table:table-cell office:value-type="float" office:value="22.5088452140484">
            <text:p>22.508845214</text:p>
          </table:table-cell>
          <table:table-cell office:value-type="float" office:value="20.7712258064996">
            <text:p>20.7712258065</text:p>
          </table:table-cell>
          <table:table-cell office:value-type="float" office:value="29.1708827393152">
            <text:p>29.1708827393</text:p>
          </table:table-cell>
          <table:table-cell office:value-type="float" office:value="21.1533816652477">
            <text:p>21.1533816652</text:p>
          </table:table-cell>
          <table:table-cell office:value-type="float" office:value="22.3797658193498">
            <text:p>22.3797658193</text:p>
          </table:table-cell>
          <table:table-cell office:value-type="float" office:value="22.0215205969231">
            <text:p>22.0215205969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9170788092014">
            <text:p>20.917078809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2414086600004">
            <text:p>23.24140866</text:p>
          </table:table-cell>
          <table:table-cell office:value-type="float" office:value="21.5062011930968">
            <text:p>21.5062011931</text:p>
          </table:table-cell>
          <table:table-cell office:value-type="float" office:value="25.6245107173869">
            <text:p>25.6245107174</text:p>
          </table:table-cell>
          <table:table-cell office:value-type="float" office:value="27.7301366532075">
            <text:p>27.7301366532</text:p>
          </table:table-cell>
          <table:table-cell office:value-type="float" office:value="20.843054432668">
            <text:p>20.8430544327</text:p>
          </table:table-cell>
          <table:table-cell office:value-type="float" office:value="23.08199450501">
            <text:p>23.081994505</text:p>
          </table:table-cell>
          <table:table-cell office:value-type="float" office:value="22.2557065148504">
            <text:p>22.2557065149</text:p>
          </table:table-cell>
          <table:table-cell office:value-type="float" office:value="34.4618723030486">
            <text:p>34.461872303</text:p>
          </table:table-cell>
          <table:table-cell office:value-type="float" office:value="21.7013695950596">
            <text:p>21.7013695951</text:p>
          </table:table-cell>
          <table:table-cell office:value-type="float" office:value="21.9108819887178">
            <text:p>21.9108819887</text:p>
          </table:table-cell>
          <table:table-cell office:value-type="float" office:value="23.9579341203753">
            <text:p>23.9579341204</text:p>
          </table:table-cell>
          <table:table-cell office:value-type="float" office:value="23.5827822146892">
            <text:p>23.5827822147</text:p>
          </table:table-cell>
          <table:table-cell office:value-type="float" office:value="32.5610487176571">
            <text:p>32.5610487177</text:p>
          </table:table-cell>
          <table:table-cell office:value-type="float" office:value="21.0721302481373">
            <text:p>21.0721302481</text:p>
          </table:table-cell>
          <table:table-cell office:value-type="float" office:value="30.3455366155059">
            <text:p>30.3455366155</text:p>
          </table:table-cell>
          <table:table-cell office:value-type="float" office:value="23.7658300959394">
            <text:p>23.7658300959</text:p>
          </table:table-cell>
          <table:table-cell office:value-type="float" office:value="24.1597834025236">
            <text:p>24.1597834025</text:p>
          </table:table-cell>
          <table:table-cell office:value-type="float" office:value="26.9328496547175">
            <text:p>26.9328496547</text:p>
          </table:table-cell>
          <table:table-cell office:value-type="float" office:value="35">
            <text:p>35</text:p>
          </table:table-cell>
          <table:table-cell office:value-type="float" office:value="25.0811387771913">
            <text:p>25.0811387772</text:p>
          </table:table-cell>
          <table:table-cell office:value-type="float" office:value="21.8042357431424">
            <text:p>21.8042357431</text:p>
          </table:table-cell>
          <table:table-cell office:value-type="float" office:value="31.0151025338215">
            <text:p>31.0151025338</text:p>
          </table:table-cell>
          <table:table-cell office:value-type="float" office:value="28.1740374705109">
            <text:p>28.1740374705</text:p>
          </table:table-cell>
          <table:table-cell office:value-type="float" office:value="35">
            <text:p>35</text:p>
          </table:table-cell>
          <table:table-cell office:value-type="float" office:value="25.9213332997004">
            <text:p>25.9213332997</text:p>
          </table:table-cell>
          <table:table-cell office:value-type="float" office:value="24.8318290599143">
            <text:p>24.8318290599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5735134817228">
            <text:p>26.5735134817</text:p>
          </table:table-cell>
          <table:table-cell office:value-type="float" office:value="24.3721387927286">
            <text:p>24.3721387927</text:p>
          </table:table-cell>
          <table:table-cell office:value-type="float" office:value="27.3174688204231">
            <text:p>27.3174688204</text:p>
          </table:table-cell>
          <table:table-cell office:value-type="float" office:value="33.4598781437558">
            <text:p>33.4598781438</text:p>
          </table:table-cell>
          <table:table-cell office:value-type="float" office:value="22.7833345095243">
            <text:p>22.7833345095</text:p>
          </table:table-cell>
          <table:table-cell table:number-columns-repeated="5" office:value-type="float" office:value="35">
            <text:p>35</text:p>
          </table:table-cell>
          <table:table-cell office:value-type="float" office:value="26.2370466605423">
            <text:p>26.2370466605</text:p>
          </table:table-cell>
          <table:table-cell table:number-columns-repeated="5" office:value-type="float" office:value="35">
            <text:p>35</text:p>
          </table:table-cell>
          <table:table-cell office:value-type="float" office:value="28.6528565614473">
            <text:p>28.6528565614</text:p>
          </table:table-cell>
          <table:table-cell office:value-type="float" office:value="24.5958424610631">
            <text:p>24.5958424611</text:p>
          </table:table-cell>
          <table:table-cell table:number-columns-repeated="2" office:value-type="float" office:value="35">
            <text:p>35</text:p>
          </table:table-cell>
          <table:table-cell office:value-type="float" office:value="31.7502314061528">
            <text:p>31.7502314062</text:p>
          </table:table-cell>
          <table:table-cell office:value-type="float" office:value="35">
            <text:p>35</text:p>
          </table:table-cell>
          <table:table-cell office:value-type="float" office:value="23.4081648382036">
            <text:p>23.4081648382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14373682072">
            <text:p>20.2014373682</text:p>
          </table:table-cell>
          <table:table-cell office:value-type="float" office:value="20.4242391403974">
            <text:p>20.4242391404</text:p>
          </table:table-cell>
          <table:table-cell office:value-type="float" office:value="20.0982449095999">
            <text:p>20.0982449096</text:p>
          </table:table-cell>
          <table:table-cell office:value-type="float" office:value="21.8109268624913">
            <text:p>21.8109268625</text:p>
          </table:table-cell>
          <table:table-cell office:value-type="float" office:value="21.345525173509">
            <text:p>21.3455251735</text:p>
          </table:table-cell>
          <table:table-cell office:value-type="float" office:value="26.2906356392123">
            <text:p>26.2906356392</text:p>
          </table:table-cell>
          <table:table-cell office:value-type="float" office:value="22.1312107341672">
            <text:p>22.1312107342</text:p>
          </table:table-cell>
          <table:table-cell office:value-type="float" office:value="24.9159538490121">
            <text:p>24.915953849</text:p>
          </table:table-cell>
          <table:table-cell office:value-type="float" office:value="21.4325445236613">
            <text:p>21.4325445237</text:p>
          </table:table-cell>
          <table:table-cell office:value-type="float" office:value="22.0205972726705">
            <text:p>22.0205972727</text:p>
          </table:table-cell>
          <table:table-cell office:value-type="float" office:value="21.5224439190414">
            <text:p>21.522443919</text:p>
          </table:table-cell>
          <table:table-cell office:value-type="float" office:value="21.261249651483">
            <text:p>21.2612496515</text:p>
          </table:table-cell>
          <table:table-cell office:value-type="float" office:value="20.6719945071017">
            <text:p>20.6719945071</text:p>
          </table:table-cell>
          <table:table-cell office:value-type="float" office:value="21.1795901973427">
            <text:p>21.1795901973</text:p>
          </table:table-cell>
          <table:table-cell office:value-type="float" office:value="20.5447427502534">
            <text:p>20.5447427503</text:p>
          </table:table-cell>
          <table:table-cell office:value-type="float" office:value="25.1607016006053">
            <text:p>25.1607016006</text:p>
          </table:table-cell>
          <table:table-cell office:value-type="float" office:value="33.1760746267235">
            <text:p>33.1760746267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7114743403058">
            <text:p>21.7114743403</text:p>
          </table:table-cell>
          <table:table-cell office:value-type="float" office:value="20.8768192409809">
            <text:p>20.876819241</text:p>
          </table:table-cell>
          <table:table-cell office:value-type="float" office:value="21.913904247726">
            <text:p>21.9139042477</text:p>
          </table:table-cell>
          <table:table-cell office:value-type="float" office:value="21.0236469168678">
            <text:p>21.0236469169</text:p>
          </table:table-cell>
          <table:table-cell office:value-type="float" office:value="23.0361072029989">
            <text:p>23.036107203</text:p>
          </table:table-cell>
          <table:table-cell office:value-type="float" office:value="35">
            <text:p>35</text:p>
          </table:table-cell>
          <table:table-cell office:value-type="float" office:value="31.5730180062992">
            <text:p>31.5730180063</text:p>
          </table:table-cell>
          <table:table-cell office:value-type="float" office:value="35">
            <text:p>35</text:p>
          </table:table-cell>
          <table:table-cell office:value-type="float" office:value="26.9670024684617">
            <text:p>26.9670024685</text:p>
          </table:table-cell>
          <table:table-cell office:value-type="float" office:value="21.6153687451195">
            <text:p>21.6153687451</text:p>
          </table:table-cell>
          <table:table-cell office:value-type="float" office:value="35">
            <text:p>35</text:p>
          </table:table-cell>
          <table:table-cell office:value-type="float" office:value="24.0551152644765">
            <text:p>24.0551152645</text:p>
          </table:table-cell>
          <table:table-cell office:value-type="float" office:value="20.7383305931735">
            <text:p>20.7383305932</text:p>
          </table:table-cell>
          <table:table-cell table:number-columns-repeated="2" office:value-type="float" office:value="35">
            <text:p>35</text:p>
          </table:table-cell>
          <table:table-cell office:value-type="float" office:value="32.335311786305">
            <text:p>32.3353117863</text:p>
          </table:table-cell>
          <table:table-cell office:value-type="float" office:value="35">
            <text:p>35</text:p>
          </table:table-cell>
          <table:table-cell office:value-type="float" office:value="21.1004268614476">
            <text:p>21.1004268614</text:p>
          </table:table-cell>
          <table:table-cell office:value-type="float" office:value="22.8908206052613">
            <text:p>22.8908206053</text:p>
          </table:table-cell>
          <table:table-cell office:value-type="float" office:value="22.3650962774519">
            <text:p>22.3650962775</text:p>
          </table:table-cell>
          <table:table-cell table:number-columns-repeated="3" office:value-type="float" office:value="35">
            <text:p>35</text:p>
          </table:table-cell>
          <table:table-cell office:value-type="float" office:value="25.6928495156009">
            <text:p>25.6928495156</text:p>
          </table:table-cell>
          <table:table-cell office:value-type="float" office:value="35">
            <text:p>35</text:p>
          </table:table-cell>
          <table:table-cell office:value-type="float" office:value="24.2543555208516">
            <text:p>24.2543555209</text:p>
          </table:table-cell>
          <table:table-cell office:value-type="float" office:value="22.2459647612746">
            <text:p>22.2459647613</text:p>
          </table:table-cell>
          <table:table-cell office:value-type="float" office:value="22.7514125865483">
            <text:p>22.7514125865</text:p>
          </table:table-cell>
          <table:table-cell office:value-type="float" office:value="27.3396602074075">
            <text:p>27.3396602074</text:p>
          </table:table-cell>
          <table:table-cell office:value-type="float" office:value="34.108080155948">
            <text:p>34.1080801559</text:p>
          </table:table-cell>
          <table:table-cell office:value-type="float" office:value="35">
            <text:p>35</text:p>
          </table:table-cell>
          <table:table-cell office:value-type="float" office:value="23.6841609960278">
            <text:p>23.684160996</text:p>
          </table:table-cell>
          <table:table-cell office:value-type="float" office:value="25.9828014881318">
            <text:p>25.9828014881</text:p>
          </table:table-cell>
          <table:table-cell office:value-type="float" office:value="35">
            <text:p>35</text:p>
          </table:table-cell>
          <table:table-cell office:value-type="float" office:value="25.4192655298414">
            <text:p>25.4192655298</text:p>
          </table:table-cell>
          <table:table-cell office:value-type="float" office:value="27.7385345352868">
            <text:p>27.7385345353</text:p>
          </table:table-cell>
          <table:table-cell office:value-type="float" office:value="22.4888606333292">
            <text:p>22.4888606333</text:p>
          </table:table-cell>
          <table:table-cell office:value-type="float" office:value="30.2436471591374">
            <text:p>30.2436471591</text:p>
          </table:table-cell>
          <table:table-cell office:value-type="float" office:value="23.187652221629">
            <text:p>23.1876522216</text:p>
          </table:table-cell>
          <table:table-cell office:value-type="float" office:value="23.8652666754596">
            <text:p>23.8652666755</text:p>
          </table:table-cell>
          <table:table-cell office:value-type="float" office:value="26.6180588723579">
            <text:p>26.6180588724</text:p>
          </table:table-cell>
          <table:table-cell office:value-type="float" office:value="28.626836443363">
            <text:p>28.6268364434</text:p>
          </table:table-cell>
          <table:table-cell office:value-type="float" office:value="35">
            <text:p>35</text:p>
          </table:table-cell>
          <table:table-cell office:value-type="float" office:value="28.1664928304776">
            <text:p>28.1664928305</text:p>
          </table:table-cell>
          <table:table-cell office:value-type="float" office:value="24.4637020173895">
            <text:p>24.4637020174</text:p>
          </table:table-cell>
          <table:table-cell office:value-type="float" office:value="23.5112078767003">
            <text:p>23.5112078767</text:p>
          </table:table-cell>
          <table:table-cell table:number-columns-repeated="2" office:value-type="float" office:value="35">
            <text:p>35</text:p>
          </table:table-cell>
          <table:table-cell office:value-type="float" office:value="30.8786976983428">
            <text:p>30.8786976983</text:p>
          </table:table-cell>
          <table:table-cell office:value-type="float" office:value="29.1233860259462">
            <text:p>29.1233860259</text:p>
          </table:table-cell>
          <table:table-cell office:value-type="float" office:value="35">
            <text:p>35</text:p>
          </table:table-cell>
          <table:table-cell office:value-type="float" office:value="24.6839437050901">
            <text:p>24.6839437051</text:p>
          </table:table-cell>
          <table:table-cell office:value-type="float" office:value="23.3458689477858">
            <text:p>23.3458689478</text:p>
          </table:table-cell>
          <table:table-cell office:value-type="float" office:value="29.6605878191148">
            <text:p>29.6605878191</text:p>
          </table:table-cell>
          <table:table-cell office:value-type="float" office:value="22.6175334337432">
            <text:p>22.6175334337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6177864364457">
            <text:p>20.6177864364</text:p>
          </table:table-cell>
          <table:table-cell office:value-type="float" office:value="20.5303247740059">
            <text:p>20.530324774</text:p>
          </table:table-cell>
          <table:table-cell office:value-type="float" office:value="20.5956059441057">
            <text:p>20.5956059441</text:p>
          </table:table-cell>
          <table:table-cell table:number-columns-repeated="3" office:value-type="float" office:value="20">
            <text:p>20</text:p>
          </table:table-cell>
          <table:table-cell office:value-type="float" office:value="20.5845954107269">
            <text:p>20.5845954107</text:p>
          </table:table-cell>
          <table:table-cell office:value-type="float" office:value="20.9652743054077">
            <text:p>20.9652743054</text:p>
          </table:table-cell>
          <table:table-cell office:value-type="float" office:value="20.6856314256872">
            <text:p>20.6856314257</text:p>
          </table:table-cell>
          <table:table-cell office:value-type="float" office:value="20.9396393219911">
            <text:p>20.939639322</text:p>
          </table:table-cell>
          <table:table-cell office:value-type="float" office:value="21.0042295814833">
            <text:p>21.0042295815</text:p>
          </table:table-cell>
          <table:table-cell office:value-type="float" office:value="20.803247769111">
            <text:p>20.8032477691</text:p>
          </table:table-cell>
          <table:table-cell office:value-type="float" office:value="20.7792544847181">
            <text:p>20.7792544847</text:p>
          </table:table-cell>
          <table:table-cell office:value-type="float" office:value="20.9269208369506">
            <text:p>20.926920837</text:p>
          </table:table-cell>
          <table:table-cell office:value-type="float" office:value="20.9142676783134">
            <text:p>20.9142676783</text:p>
          </table:table-cell>
          <table:table-cell office:value-type="float" office:value="20.5089745871405">
            <text:p>20.5089745871</text:p>
          </table:table-cell>
          <table:table-cell office:value-type="float" office:value="20.7554997124233">
            <text:p>20.7554997124</text:p>
          </table:table-cell>
          <table:table-cell office:value-type="float" office:value="20.6627960009031">
            <text:p>20.6627960009</text:p>
          </table:table-cell>
          <table:table-cell office:value-type="float" office:value="20.9016793440614">
            <text:p>20.9016793441</text:p>
          </table:table-cell>
          <table:table-cell office:value-type="float" office:value="20">
            <text:p>20</text:p>
          </table:table-cell>
          <table:table-cell office:value-type="float" office:value="20.6741858232233">
            <text:p>20.6741858232</text:p>
          </table:table-cell>
          <table:table-cell office:value-type="float" office:value="20.8519643887494">
            <text:p>20.8519643887</text:p>
          </table:table-cell>
          <table:table-cell office:value-type="float" office:value="20.7437106596628">
            <text:p>20.7437106597</text:p>
          </table:table-cell>
          <table:table-cell office:value-type="float" office:value="20.8396928234575">
            <text:p>20.8396928235</text:p>
          </table:table-cell>
          <table:table-cell office:value-type="float" office:value="20.876695166228">
            <text:p>20.8766951662</text:p>
          </table:table-cell>
          <table:table-cell office:value-type="float" office:value="20.7673475073933">
            <text:p>20.7673475074</text:p>
          </table:table-cell>
          <table:table-cell office:value-type="float" office:value="20.7203070419032">
            <text:p>20.7203070419</text:p>
          </table:table-cell>
          <table:table-cell office:value-type="float" office:value="20.7086916181679">
            <text:p>20.7086916182</text:p>
          </table:table-cell>
          <table:table-cell office:value-type="float" office:value="20.8891553373069">
            <text:p>20.8891553373</text:p>
          </table:table-cell>
          <table:table-cell office:value-type="float" office:value="20.7912210889516">
            <text:p>20.791221089</text:p>
          </table:table-cell>
          <table:table-cell office:value-type="float" office:value="20.9781918340766">
            <text:p>20.9781918341</text:p>
          </table:table-cell>
          <table:table-cell table:number-columns-repeated="4" office:value-type="float" office:value="20">
            <text:p>20</text:p>
          </table:table-cell>
          <table:table-cell office:value-type="float" office:value="31.5089085853389">
            <text:p>31.5089085853</text:p>
          </table:table-cell>
          <table:table-cell office:value-type="float" office:value="33.6553181962435">
            <text:p>33.655318196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4.1991119245699">
            <text:p>24.1991119246</text:p>
          </table:table-cell>
          <table:table-cell office:value-type="float" office:value="35">
            <text:p>35</text:p>
          </table:table-cell>
          <table:table-cell office:value-type="float" office:value="28.8959168853756">
            <text:p>28.8959168854</text:p>
          </table:table-cell>
          <table:table-cell office:value-type="float" office:value="27.7119556983555">
            <text:p>27.7119556984</text:p>
          </table:table-cell>
          <table:table-cell office:value-type="float" office:value="35">
            <text:p>35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1576785723944">
            <text:p>26.1576785724</text:p>
          </table:table-cell>
          <table:table-cell office:value-type="float" office:value="20">
            <text:p>20</text:p>
          </table:table-cell>
          <table:table-cell office:value-type="float" office:value="24.3786157266576">
            <text:p>24.3786157267</text:p>
          </table:table-cell>
          <table:table-cell table:number-columns-repeated="4" office:value-type="float" office:value="20">
            <text:p>20</text:p>
          </table:table-cell>
          <table:table-cell office:value-type="float" office:value="26.7271104532721">
            <text:p>26.7271104533</text:p>
          </table:table-cell>
          <table:table-cell office:value-type="float" office:value="24.5661552368428">
            <text:p>24.5661552368</text:p>
          </table:table-cell>
          <table:table-cell office:value-type="float" office:value="20">
            <text:p>20</text:p>
          </table:table-cell>
          <table:table-cell office:value-type="float" office:value="24.7622824019223">
            <text:p>24.7622824019</text:p>
          </table:table-cell>
          <table:table-cell office:value-type="float" office:value="25.4085234446409">
            <text:p>25.4085234446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950470248187">
            <text:p>25.8950470248</text:p>
          </table:table-cell>
          <table:table-cell table:number-columns-repeated="22" office:value-type="float" office:value="20">
            <text:p>20</text:p>
          </table:table-cell>
          <table:table-cell office:value-type="float" office:value="20.245934268287">
            <text:p>20.2459342683</text:p>
          </table:table-cell>
          <table:table-cell office:value-type="float" office:value="20.3461403476244">
            <text:p>20.3461403476</text:p>
          </table:table-cell>
          <table:table-cell office:value-type="float" office:value="20.1658924164739">
            <text:p>20.1658924165</text:p>
          </table:table-cell>
          <table:table-cell office:value-type="float" office:value="21.5459353389547">
            <text:p>21.545935339</text:p>
          </table:table-cell>
          <table:table-cell office:value-type="float" office:value="20.4511905739384">
            <text:p>20.4511905739</text:p>
          </table:table-cell>
          <table:table-cell office:value-type="float" office:value="21.7779438475365">
            <text:p>21.7779438475</text:p>
          </table:table-cell>
          <table:table-cell office:value-type="float" office:value="20.3633030206284">
            <text:p>20.3633030206</text:p>
          </table:table-cell>
          <table:table-cell office:value-type="float" office:value="20.88404770146">
            <text:p>20.8840477015</text:p>
          </table:table-cell>
          <table:table-cell office:value-type="float" office:value="20.5426914472104">
            <text:p>20.5426914472</text:p>
          </table:table-cell>
          <table:table-cell office:value-type="float" office:value="20.6186459827415">
            <text:p>20.6186459827</text:p>
          </table:table-cell>
          <table:table-cell office:value-type="float" office:value="21.8700313725095">
            <text:p>21.8700313725</text:p>
          </table:table-cell>
          <table:table-cell office:value-type="float" office:value="20.5994202202941">
            <text:p>20.5994202203</text:p>
          </table:table-cell>
          <table:table-cell office:value-type="float" office:value="21.33183976707">
            <text:p>21.3318397671</text:p>
          </table:table-cell>
          <table:table-cell office:value-type="float" office:value="20.8625540527921">
            <text:p>20.8625540528</text:p>
          </table:table-cell>
          <table:table-cell office:value-type="float" office:value="20.7172371935327">
            <text:p>20.7172371935</text:p>
          </table:table-cell>
          <table:table-cell office:value-type="float" office:value="21.9330713127951">
            <text:p>21.9330713128</text:p>
          </table:table-cell>
          <table:table-cell office:value-type="float" office:value="21.4101600529917">
            <text:p>21.410160053</text:p>
          </table:table-cell>
          <table:table-cell office:value-type="float" office:value="21.718140711668">
            <text:p>21.7181407117</text:p>
          </table:table-cell>
          <table:table-cell office:value-type="float" office:value="21.747886730335">
            <text:p>21.7478867303</text:p>
          </table:table-cell>
          <table:table-cell office:value-type="float" office:value="20.5056433545935">
            <text:p>20.5056433546</text:p>
          </table:table-cell>
          <table:table-cell office:value-type="float" office:value="21.9974799597914">
            <text:p>21.9974799598</text:p>
          </table:table-cell>
          <table:table-cell office:value-type="float" office:value="21.1336597048798">
            <text:p>21.1336597049</text:p>
          </table:table-cell>
          <table:table-cell office:value-type="float" office:value="21.1818106055505">
            <text:p>21.1818106056</text:p>
          </table:table-cell>
          <table:table-cell office:value-type="float" office:value="22.0967583783825">
            <text:p>22.0967583784</text:p>
          </table:table-cell>
          <table:table-cell office:value-type="float" office:value="21.8083169693607">
            <text:p>21.8083169694</text:p>
          </table:table-cell>
          <table:table-cell office:value-type="float" office:value="21.0863954299452">
            <text:p>21.0863954299</text:p>
          </table:table-cell>
          <table:table-cell office:value-type="float" office:value="21.6887009864831">
            <text:p>21.6887009865</text:p>
          </table:table-cell>
          <table:table-cell office:value-type="float" office:value="20.9944305731678">
            <text:p>20.9944305732</text:p>
          </table:table-cell>
          <table:table-cell office:value-type="float" office:value="20.841248753136">
            <text:p>20.8412487531</text:p>
          </table:table-cell>
          <table:table-cell office:value-type="float" office:value="21.8390111056007">
            <text:p>21.8390111056</text:p>
          </table:table-cell>
          <table:table-cell office:value-type="float" office:value="21.6595628481758">
            <text:p>21.6595628482</text:p>
          </table:table-cell>
          <table:table-cell office:value-type="float" office:value="22.1305856330945">
            <text:p>22.1305856331</text:p>
          </table:table-cell>
          <table:table-cell office:value-type="float" office:value="20.6772998905941">
            <text:p>20.6772998906</text:p>
          </table:table-cell>
          <table:table-cell office:value-type="float" office:value="21.1099182768238">
            <text:p>21.1099182768</text:p>
          </table:table-cell>
          <table:table-cell office:value-type="float" office:value="22.0633023782188">
            <text:p>22.0633023782</text:p>
          </table:table-cell>
          <table:table-cell office:value-type="float" office:value="21.9651017770258">
            <text:p>21.965101777</text:p>
          </table:table-cell>
          <table:table-cell office:value-type="float" office:value="21.9013829956431">
            <text:p>21.9013829956</text:p>
          </table:table-cell>
          <table:table-cell office:value-type="float" office:value="20.9719566382155">
            <text:p>20.9719566382</text:p>
          </table:table-cell>
          <table:table-cell office:value-type="float" office:value="22.0302115541739">
            <text:p>22.0302115542</text:p>
          </table:table-cell>
          <table:table-cell office:value-type="float" office:value="23.0723512568468">
            <text:p>23.0723512568</text:p>
          </table:table-cell>
          <table:table-cell office:value-type="float" office:value="23.4540418369526">
            <text:p>23.454041837</text:p>
          </table:table-cell>
          <table:table-cell office:value-type="float" office:value="22.5678803691707">
            <text:p>22.5678803692</text:p>
          </table:table-cell>
          <table:table-cell office:value-type="float" office:value="22.2697335947647">
            <text:p>22.2697335948</text:p>
          </table:table-cell>
          <table:table-cell office:value-type="float" office:value="35">
            <text:p>35</text:p>
          </table:table-cell>
          <table:table-cell office:value-type="float" office:value="27.0236954605766">
            <text:p>27.0236954606</text:p>
          </table:table-cell>
          <table:table-cell office:value-type="float" office:value="21.6307216860813">
            <text:p>21.6307216861</text:p>
          </table:table-cell>
          <table:table-cell office:value-type="float" office:value="35">
            <text:p>35</text:p>
          </table:table-cell>
          <table:table-cell office:value-type="float" office:value="32.1936677699278">
            <text:p>32.1936677699</text:p>
          </table:table-cell>
          <table:table-cell office:value-type="float" office:value="26.6006514412195">
            <text:p>26.6006514412</text:p>
          </table:table-cell>
          <table:table-cell table:number-columns-repeated="3" office:value-type="float" office:value="35">
            <text:p>35</text:p>
          </table:table-cell>
          <table:table-cell office:value-type="float" office:value="21.0171086012678">
            <text:p>21.0171086013</text:p>
          </table:table-cell>
          <table:table-cell office:value-type="float" office:value="21.3062344985246">
            <text:p>21.3062344985</text:p>
          </table:table-cell>
          <table:table-cell office:value-type="float" office:value="35">
            <text:p>35</text:p>
          </table:table-cell>
          <table:table-cell office:value-type="float" office:value="22.8957986270243">
            <text:p>22.895798627</text:p>
          </table:table-cell>
          <table:table-cell office:value-type="float" office:value="31.29691080701">
            <text:p>31.296910807</text:p>
          </table:table-cell>
          <table:table-cell table:number-columns-repeated="4" office:value-type="float" office:value="35">
            <text:p>35</text:p>
          </table:table-cell>
          <table:table-cell office:value-type="float" office:value="25.8450281910119">
            <text:p>25.845028191</text:p>
          </table:table-cell>
          <table:table-cell office:value-type="float" office:value="24.1106306899314">
            <text:p>24.1106306899</text:p>
          </table:table-cell>
          <table:table-cell office:value-type="float" office:value="20.9276101255115">
            <text:p>20.9276101255</text:p>
          </table:table-cell>
          <table:table-cell office:value-type="float" office:value="21.747886730335">
            <text:p>21.7478867303</text:p>
          </table:table-cell>
          <table:table-cell table:number-columns-repeated="3" office:value-type="float" office:value="35">
            <text:p>35</text:p>
          </table:table-cell>
          <table:table-cell office:value-type="float" office:value="24.8940637955655">
            <text:p>24.8940637956</text:p>
          </table:table-cell>
          <table:table-cell office:value-type="float" office:value="22.1305856330945">
            <text:p>22.1305856331</text:p>
          </table:table-cell>
          <table:table-cell office:value-type="float" office:value="22.4153448316282">
            <text:p>22.4153448316</text:p>
          </table:table-cell>
          <table:table-cell office:value-type="float" office:value="35">
            <text:p>35</text:p>
          </table:table-cell>
          <table:table-cell office:value-type="float" office:value="27.9798650487743">
            <text:p>27.9798650488</text:p>
          </table:table-cell>
          <table:table-cell office:value-type="float" office:value="28.5229717019889">
            <text:p>28.522971702</text:p>
          </table:table-cell>
          <table:table-cell office:value-type="float" office:value="35">
            <text:p>3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7596904979471">
            <text:p>22.7596904979</text:p>
          </table:table-cell>
          <table:table-cell office:value-type="float" office:value="22.1532262151712">
            <text:p>22.1532262152</text:p>
          </table:table-cell>
          <table:table-cell office:value-type="float" office:value="20.9893740283619">
            <text:p>20.9893740284</text:p>
          </table:table-cell>
          <table:table-cell office:value-type="float" office:value="21.5551513404014">
            <text:p>21.5551513404</text:p>
          </table:table-cell>
          <table:table-cell office:value-type="float" office:value="21.063039316663">
            <text:p>21.0630393167</text:p>
          </table:table-cell>
          <table:table-cell office:value-type="float" office:value="20.3010146960828">
            <text:p>20.3010146961</text:p>
          </table:table-cell>
          <table:table-cell office:value-type="float" office:value="35">
            <text:p>35</text:p>
          </table:table-cell>
          <table:table-cell office:value-type="float" office:value="22.0447617201684">
            <text:p>22.0447617202</text:p>
          </table:table-cell>
          <table:table-cell office:value-type="float" office:value="23.3383032322654">
            <text:p>23.3383032323</text:p>
          </table:table-cell>
          <table:table-cell office:value-type="float" office:value="23.1845581445955">
            <text:p>23.1845581446</text:p>
          </table:table-cell>
          <table:table-cell office:value-type="float" office:value="22.5033032935957">
            <text:p>22.5033032936</text:p>
          </table:table-cell>
          <table:table-cell office:value-type="float" office:value="31.7807709883776">
            <text:p>31.7807709884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940054851411">
            <text:p>21.9400548514</text:p>
          </table:table-cell>
          <table:table-cell office:value-type="float" office:value="31.0865103499161">
            <text:p>31.0865103499</text:p>
          </table:table-cell>
          <table:table-cell office:value-type="float" office:value="20.3556444034304">
            <text:p>20.3556444034</text:p>
          </table:table-cell>
          <table:table-cell office:value-type="float" office:value="21.1389124553425">
            <text:p>21.1389124553</text:p>
          </table:table-cell>
          <table:table-cell office:value-type="float" office:value="20.588783724904">
            <text:p>20.5887837249</text:p>
          </table:table-cell>
          <table:table-cell office:value-type="float" office:value="20.1957657663338">
            <text:p>20.1957657663</text:p>
          </table:table-cell>
          <table:table-cell office:value-type="float" office:value="25.336189973689">
            <text:p>25.3361899737</text:p>
          </table:table-cell>
          <table:table-cell office:value-type="float" office:value="35">
            <text:p>35</text:p>
          </table:table-cell>
          <table:table-cell office:value-type="float" office:value="21.7411590743586">
            <text:p>21.7411590744</text:p>
          </table:table-cell>
          <table:table-cell office:value-type="float" office:value="35">
            <text:p>35</text:p>
          </table:table-cell>
          <table:table-cell office:value-type="float" office:value="22.895617425713">
            <text:p>22.8956174257</text:p>
          </table:table-cell>
          <table:table-cell office:value-type="float" office:value="24.4193114926218">
            <text:p>24.4193114926</text:p>
          </table:table-cell>
          <table:table-cell office:value-type="float" office:value="28.8289232082287">
            <text:p>28.8289232082</text:p>
          </table:table-cell>
          <table:table-cell office:value-type="float" office:value="22.6290187826248">
            <text:p>22.6290187826</text:p>
          </table:table-cell>
          <table:table-cell office:value-type="float" office:value="35">
            <text:p>35</text:p>
          </table:table-cell>
          <table:table-cell office:value-type="float" office:value="21.8389136658362">
            <text:p>21.8389136658</text:p>
          </table:table-cell>
          <table:table-cell office:value-type="float" office:value="35">
            <text:p>35</text:p>
          </table:table-cell>
          <table:table-cell office:value-type="float" office:value="25.5974859339616">
            <text:p>25.597485934</text:p>
          </table:table-cell>
          <table:table-cell office:value-type="float" office:value="28.3662916842834">
            <text:p>28.3662916843</text:p>
          </table:table-cell>
          <table:table-cell office:value-type="float" office:value="34.3083464134485">
            <text:p>34.3083464134</text:p>
          </table:table-cell>
          <table:table-cell office:value-type="float" office:value="27.5343942152627">
            <text:p>27.5343942153</text:p>
          </table:table-cell>
          <table:table-cell office:value-type="float" office:value="35">
            <text:p>35</text:p>
          </table:table-cell>
          <table:table-cell office:value-type="float" office:value="26.4771733945136">
            <text:p>26.4771733945</text:p>
          </table:table-cell>
          <table:table-cell office:value-type="float" office:value="24.0252442255436">
            <text:p>24.0252442255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4116797322339">
            <text:p>20.4116797322</text:p>
          </table:table-cell>
          <table:table-cell office:value-type="float" office:value="33.380417196799">
            <text:p>33.3804171968</text:p>
          </table:table-cell>
          <table:table-cell office:value-type="float" office:value="35">
            <text:p>35</text:p>
          </table:table-cell>
          <table:table-cell office:value-type="float" office:value="24.8540773339378">
            <text:p>24.8540773339</text:p>
          </table:table-cell>
          <table:table-cell office:value-type="float" office:value="26.1665575635494">
            <text:p>26.1665575635</text:p>
          </table:table-cell>
          <table:table-cell office:value-type="float" office:value="25.0887447263315">
            <text:p>25.0887447263</text:p>
          </table:table-cell>
          <table:table-cell office:value-type="float" office:value="29.8664285730035">
            <text:p>29.866428573</text:p>
          </table:table-cell>
          <table:table-cell office:value-type="float" office:value="27.9358652606834">
            <text:p>27.9358652607</text:p>
          </table:table-cell>
          <table:table-cell office:value-type="float" office:value="23.6664163405948">
            <text:p>23.6664163406</text:p>
          </table:table-cell>
          <table:table-cell office:value-type="float" office:value="20.7149699788568">
            <text:p>20.7149699789</text:p>
          </table:table-cell>
          <table:table-cell office:value-type="float" office:value="21.3808182827983">
            <text:p>21.3808182828</text:p>
          </table:table-cell>
          <table:table-cell office:value-type="float" office:value="20.6510211235801">
            <text:p>20.6510211236</text:p>
          </table:table-cell>
          <table:table-cell office:value-type="float" office:value="20.5281899847608">
            <text:p>20.5281899848</text:p>
          </table:table-cell>
          <table:table-cell office:value-type="float" office:value="21.4665952679187">
            <text:p>21.4665952679</text:p>
          </table:table-cell>
          <table:table-cell office:value-type="float" office:value="23.4987723081259">
            <text:p>23.4987723081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8073677086027">
            <text:p>26.8073677086</text:p>
          </table:table-cell>
          <table:table-cell office:value-type="float" office:value="21.2170942129721">
            <text:p>21.217094213</text:p>
          </table:table-cell>
          <table:table-cell office:value-type="float" office:value="35">
            <text:p>35</text:p>
          </table:table-cell>
          <table:table-cell office:value-type="float" office:value="27.1590518245713">
            <text:p>27.1590518246</text:p>
          </table:table-cell>
          <table:table-cell office:value-type="float" office:value="20.7807018695216">
            <text:p>20.7807018695</text:p>
          </table:table-cell>
          <table:table-cell office:value-type="float" office:value="32.5420118201765">
            <text:p>32.5420118202</text:p>
          </table:table-cell>
          <table:table-cell office:value-type="float" office:value="21.2976915851013">
            <text:p>21.2976915851</text:p>
          </table:table-cell>
          <table:table-cell office:value-type="float" office:value="35">
            <text:p>35</text:p>
          </table:table-cell>
          <table:table-cell office:value-type="float" office:value="20.9178216023402">
            <text:p>20.9178216023</text:p>
          </table:table-cell>
          <table:table-cell office:value-type="float" office:value="24.2175562656981">
            <text:p>24.2175562657</text:p>
          </table:table-cell>
          <table:table-cell office:value-type="float" office:value="24.6312229525643">
            <text:p>24.6312229526</text:p>
          </table:table-cell>
          <table:table-cell office:value-type="float" office:value="30.45076223453">
            <text:p>30.4507622345</text:p>
          </table:table-cell>
          <table:table-cell office:value-type="float" office:value="23.0371230941739">
            <text:p>23.037123094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8417275480376">
            <text:p>23.841727548</text:p>
          </table:table-cell>
          <table:table-cell office:value-type="float" office:value="22.2656543077601">
            <text:p>22.2656543078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8413026897944">
            <text:p>20.8413026898</text:p>
          </table:table-cell>
          <table:table-cell office:value-type="float" office:value="20.6279594181899">
            <text:p>20.6279594182</text:p>
          </table:table-cell>
          <table:table-cell table:number-columns-repeated="4" office:value-type="float" office:value="20">
            <text:p>20</text:p>
          </table:table-cell>
          <table:table-cell office:value-type="float" office:value="20.8273941292955">
            <text:p>20.8273941293</text:p>
          </table:table-cell>
          <table:table-cell office:value-type="float" office:value="21.1848897403103">
            <text:p>21.1848897403</text:p>
          </table:table-cell>
          <table:table-cell office:value-type="float" office:value="20.9409528908231">
            <text:p>20.9409528908</text:p>
          </table:table-cell>
          <table:table-cell office:value-type="float" office:value="21.1373336935445">
            <text:p>21.1373336935</text:p>
          </table:table-cell>
          <table:table-cell office:value-type="float" office:value="21.1689401980994">
            <text:p>21.1689401981</text:p>
          </table:table-cell>
          <table:table-cell office:value-type="float" office:value="21.0752662599833">
            <text:p>21.07526626</text:p>
          </table:table-cell>
          <table:table-cell office:value-type="float" office:value="20.8835134397172">
            <text:p>20.8835134397</text:p>
          </table:table-cell>
          <table:table-cell office:value-type="float" office:value="20.9701823121641">
            <text:p>20.9701823122</text:p>
          </table:table-cell>
          <table:table-cell office:value-type="float" office:value="21.0146806764332">
            <text:p>21.0146806764</text:p>
          </table:table-cell>
          <table:table-cell office:value-type="float" office:value="20">
            <text:p>20</text:p>
          </table:table-cell>
          <table:table-cell office:value-type="float" office:value="21.0296910597472">
            <text:p>21.0296910597</text:p>
          </table:table-cell>
          <table:table-cell office:value-type="float" office:value="20.9849270929354">
            <text:p>20.9849270929</text:p>
          </table:table-cell>
          <table:table-cell office:value-type="float" office:value="21.0599830323687">
            <text:p>21.0599830324</text:p>
          </table:table-cell>
          <table:table-cell office:value-type="float" office:value="20.5281868710667">
            <text:p>20.5281868711</text:p>
          </table:table-cell>
          <table:table-cell office:value-type="float" office:value="20.8693616421721">
            <text:p>20.8693616422</text:p>
          </table:table-cell>
          <table:table-cell office:value-type="float" office:value="20.8977477356012">
            <text:p>20.8977477356</text:p>
          </table:table-cell>
          <table:table-cell office:value-type="float" office:value="20.9264667248659">
            <text:p>20.9264667249</text:p>
          </table:table-cell>
          <table:table-cell office:value-type="float" office:value="20.912065253323">
            <text:p>20.9120652533</text:p>
          </table:table-cell>
          <table:table-cell office:value-type="float" office:value="21.1061113682643">
            <text:p>21.1061113683</text:p>
          </table:table-cell>
          <table:table-cell office:value-type="float" office:value="20.8135652555683">
            <text:p>20.8135652556</text:p>
          </table:table-cell>
          <table:table-cell office:value-type="float" office:value="20.7455925579932">
            <text:p>20.745592558</text:p>
          </table:table-cell>
          <table:table-cell office:value-type="float" office:value="20.6152480651644">
            <text:p>20.6152480652</text:p>
          </table:table-cell>
          <table:table-cell office:value-type="float" office:value="21.0906420905496">
            <text:p>21.0906420905</text:p>
          </table:table-cell>
          <table:table-cell office:value-type="float" office:value="21.1216749476162">
            <text:p>21.1216749476</text:p>
          </table:table-cell>
          <table:table-cell office:value-type="float" office:value="21.1530884815981">
            <text:p>21.1530884816</text:p>
          </table:table-cell>
          <table:table-cell table:number-columns-repeated="2" office:value-type="float" office:value="20">
            <text:p>20</text:p>
          </table:table-cell>
          <table:table-cell office:value-type="float" office:value="27.5819825619481">
            <text:p>27.5819825619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795588578569">
            <text:p>25.8795588579</text:p>
          </table:table-cell>
          <table:table-cell table:number-columns-repeated="2" office:value-type="float" office:value="20">
            <text:p>20</text:p>
          </table:table-cell>
          <table:table-cell office:value-type="float" office:value="31.2644543112046">
            <text:p>31.2644543112</text:p>
          </table:table-cell>
          <table:table-cell table:number-columns-repeated="4" office:value-type="float" office:value="20">
            <text:p>20</text:p>
          </table:table-cell>
          <table:table-cell office:value-type="float" office:value="30.6012482861795">
            <text:p>30.6012482862</text:p>
          </table:table-cell>
          <table:table-cell office:value-type="float" office:value="28.9175351975556">
            <text:p>28.9175351976</text:p>
          </table:table-cell>
          <table:table-cell office:value-type="float" office:value="35">
            <text:p>3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9.9932722475234">
            <text:p>29.9932722475</text:p>
          </table:table-cell>
          <table:table-cell office:value-type="float" office:value="32.7896675624776">
            <text:p>32.7896675625</text:p>
          </table:table-cell>
          <table:table-cell office:value-type="float" office:value="31.9907742547254">
            <text:p>31.9907742547</text:p>
          </table:table-cell>
          <table:table-cell office:value-type="float" office:value="26.1787929181788">
            <text:p>26.1787929182</text:p>
          </table:table-cell>
          <table:table-cell office:value-type="float" office:value="20">
            <text:p>20</text:p>
          </table:table-cell>
          <table:table-cell office:value-type="float" office:value="33.6725834503696">
            <text:p>33.6725834504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4967196689363">
            <text:p>26.4967196689</text:p>
          </table:table-cell>
          <table:table-cell office:value-type="float" office:value="27.1961242930775">
            <text:p>27.1961242931</text:p>
          </table:table-cell>
          <table:table-cell office:value-type="float" office:value="29.4339028775159">
            <text:p>29.433902877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72159841368">
            <text:p>20.2072159841</text:p>
          </table:table-cell>
          <table:table-cell office:value-type="float" office:value="20.1783552509568">
            <text:p>20.178355251</text:p>
          </table:table-cell>
          <table:table-cell office:value-type="float" office:value="20.1079065298001">
            <text:p>20.1079065298</text:p>
          </table:table-cell>
          <table:table-cell office:value-type="float" office:value="20.8045656658115">
            <text:p>20.8045656658</text:p>
          </table:table-cell>
          <table:table-cell office:value-type="float" office:value="20.8815764263542">
            <text:p>20.8815764264</text:p>
          </table:table-cell>
          <table:table-cell office:value-type="float" office:value="21.5486013566124">
            <text:p>21.5486013566</text:p>
          </table:table-cell>
          <table:table-cell office:value-type="float" office:value="20.296240964083">
            <text:p>20.2962409641</text:p>
          </table:table-cell>
          <table:table-cell office:value-type="float" office:value="21.2610506448761">
            <text:p>21.2610506449</text:p>
          </table:table-cell>
          <table:table-cell office:value-type="float" office:value="21.0224571480294">
            <text:p>21.022457148</text:p>
          </table:table-cell>
          <table:table-cell office:value-type="float" office:value="20.486093039361">
            <text:p>20.4860930394</text:p>
          </table:table-cell>
          <table:table-cell office:value-type="float" office:value="21.4250536299789">
            <text:p>21.42505363</text:p>
          </table:table-cell>
          <table:table-cell office:value-type="float" office:value="20.2512624608695">
            <text:p>20.2512624609</text:p>
          </table:table-cell>
          <table:table-cell office:value-type="float" office:value="20.4049857324285">
            <text:p>20.4049857324</text:p>
          </table:table-cell>
          <table:table-cell office:value-type="float" office:value="20.5026742409294">
            <text:p>20.5026742409</text:p>
          </table:table-cell>
          <table:table-cell office:value-type="float" office:value="21.35353110867">
            <text:p>21.3535311087</text:p>
          </table:table-cell>
          <table:table-cell office:value-type="float" office:value="21.6254684871785">
            <text:p>21.6254684872</text:p>
          </table:table-cell>
          <table:table-cell office:value-type="float" office:value="21.5234436731846">
            <text:p>21.5234436732</text:p>
          </table:table-cell>
          <table:table-cell office:value-type="float" office:value="21.7857740565453">
            <text:p>21.7857740565</text:p>
          </table:table-cell>
          <table:table-cell office:value-type="float" office:value="21.3301075166688">
            <text:p>21.3301075167</text:p>
          </table:table-cell>
          <table:table-cell office:value-type="float" office:value="21.4493210510562">
            <text:p>21.4493210511</text:p>
          </table:table-cell>
          <table:table-cell office:value-type="float" office:value="21.7584249981192">
            <text:p>21.7584249981</text:p>
          </table:table-cell>
          <table:table-cell office:value-type="float" office:value="20.6398709229411">
            <text:p>20.6398709229</text:p>
          </table:table-cell>
          <table:table-cell office:value-type="float" office:value="21.2838699173649">
            <text:p>21.2838699174</text:p>
          </table:table-cell>
          <table:table-cell office:value-type="float" office:value="21.7313332784702">
            <text:p>21.7313332785</text:p>
          </table:table-cell>
          <table:table-cell office:value-type="float" office:value="21.085355022134">
            <text:p>21.0853550221</text:p>
          </table:table-cell>
          <table:table-cell office:value-type="float" office:value="20.7483835137051">
            <text:p>20.7483835137</text:p>
          </table:table-cell>
          <table:table-cell office:value-type="float" office:value="21.4985130928772">
            <text:p>21.4985130929</text:p>
          </table:table-cell>
          <table:table-cell office:value-type="float" office:value="20.5874534572688">
            <text:p>20.5874534573</text:p>
          </table:table-cell>
          <table:table-cell office:value-type="float" office:value="20.5193784699135">
            <text:p>20.5193784699</text:p>
          </table:table-cell>
          <table:table-cell office:value-type="float" office:value="21.238427622508">
            <text:p>21.2384276225</text:p>
          </table:table-cell>
          <table:table-cell office:value-type="float" office:value="21.1498482567731">
            <text:p>21.1498482568</text:p>
          </table:table-cell>
          <table:table-cell office:value-type="float" office:value="21.5996105596072">
            <text:p>21.5996105596</text:p>
          </table:table-cell>
          <table:table-cell office:value-type="float" office:value="21.1717110617321">
            <text:p>21.1717110617</text:p>
          </table:table-cell>
          <table:table-cell office:value-type="float" office:value="21.4738065543544">
            <text:p>21.4738065544</text:p>
          </table:table-cell>
          <table:table-cell office:value-type="float" office:value="21.6779074624818">
            <text:p>21.6779074625</text:p>
          </table:table-cell>
          <table:table-cell office:value-type="float" office:value="21.8133841378594">
            <text:p>21.8133841379</text:p>
          </table:table-cell>
          <table:table-cell office:value-type="float" office:value="21.7044952824935">
            <text:p>21.7044952825</text:p>
          </table:table-cell>
          <table:table-cell office:value-type="float" office:value="21.3068880047437">
            <text:p>21.3068880047</text:p>
          </table:table-cell>
          <table:table-cell table:number-columns-repeated="2" office:value-type="float" office:value="21.8412589968331">
            <text:p>21.8412589968</text:p>
          </table:table-cell>
          <table:table-cell table:number-columns-repeated="4" office:value-type="float" office:value="35">
            <text:p>35</text:p>
          </table:table-cell>
          <table:table-cell office:value-type="float" office:value="22.8999798242858">
            <text:p>22.8999798243</text:p>
          </table:table-cell>
          <table:table-cell office:value-type="float" office:value="21.1498482567731">
            <text:p>21.1498482568</text:p>
          </table:table-cell>
          <table:table-cell office:value-type="float" office:value="27.6516251460571">
            <text:p>27.6516251461</text:p>
          </table:table-cell>
          <table:table-cell office:value-type="float" office:value="21.9554838745891">
            <text:p>21.9554838746</text:p>
          </table:table-cell>
          <table:table-cell office:value-type="float" office:value="31.1231180588289">
            <text:p>31.1231180588</text:p>
          </table:table-cell>
          <table:table-cell office:value-type="float" office:value="23.5876014189646">
            <text:p>23.587601419</text:p>
          </table:table-cell>
          <table:table-cell office:value-type="float" office:value="22.0742651500991">
            <text:p>22.0742651501</text:p>
          </table:table-cell>
          <table:table-cell office:value-type="float" office:value="21.3301075166688">
            <text:p>21.3301075167</text:p>
          </table:table-cell>
          <table:table-cell office:value-type="float" office:value="21.4250536299789">
            <text:p>21.42505363</text:p>
          </table:table-cell>
          <table:table-cell office:value-type="float" office:value="24.6672801147349">
            <text:p>24.6672801147</text:p>
          </table:table-cell>
          <table:table-cell office:value-type="float" office:value="26.4520030101681">
            <text:p>26.4520030102</text:p>
          </table:table-cell>
          <table:table-cell office:value-type="float" office:value="33.7703770059821">
            <text:p>33.770377006</text:p>
          </table:table-cell>
          <table:table-cell office:value-type="float" office:value="34.8715118934647">
            <text:p>34.8715118935</text:p>
          </table:table-cell>
          <table:table-cell office:value-type="float" office:value="26.1052009518712">
            <text:p>26.1052009519</text:p>
          </table:table-cell>
          <table:table-cell office:value-type="float" office:value="35">
            <text:p>35</text:p>
          </table:table-cell>
          <table:table-cell office:value-type="float" office:value="29.1623225151146">
            <text:p>29.1623225151</text:p>
          </table:table-cell>
          <table:table-cell office:value-type="float" office:value="35">
            <text:p>35</text:p>
          </table:table-cell>
          <table:table-cell office:value-type="float" office:value="23.985501363738">
            <text:p>23.9855013637</text:p>
          </table:table-cell>
          <table:table-cell office:value-type="float" office:value="27.2222816824686">
            <text:p>27.2222816825</text:p>
          </table:table-cell>
          <table:table-cell office:value-type="float" office:value="25.1903785417443">
            <text:p>25.1903785417</text:p>
          </table:table-cell>
          <table:table-cell office:value-type="float" office:value="28.6170332336495">
            <text:p>28.6170332336</text:p>
          </table:table-cell>
          <table:table-cell office:value-type="float" office:value="24.4274432945715">
            <text:p>24.4274432946</text:p>
          </table:table-cell>
          <table:table-cell office:value-type="float" office:value="22.197881001698">
            <text:p>22.1978810017</text:p>
          </table:table-cell>
          <table:table-cell office:value-type="float" office:value="25.7806738891643">
            <text:p>25.7806738892</text:p>
          </table:table-cell>
          <table:table-cell office:value-type="float" office:value="31.9133223593243">
            <text:p>31.9133223593</text:p>
          </table:table-cell>
          <table:table-cell office:value-type="float" office:value="21.6254684871785">
            <text:p>21.6254684872</text:p>
          </table:table-cell>
          <table:table-cell office:value-type="float" office:value="32.7906579782731">
            <text:p>32.7906579783</text:p>
          </table:table-cell>
          <table:table-cell office:value-type="float" office:value="22.4608471731178">
            <text:p>22.4608471731</text:p>
          </table:table-cell>
          <table:table-cell office:value-type="float" office:value="22.6008795505494">
            <text:p>22.6008795505</text:p>
          </table:table-cell>
          <table:table-cell office:value-type="float" office:value="23.7814681279754">
            <text:p>23.781468128</text:p>
          </table:table-cell>
          <table:table-cell office:value-type="float" office:value="22.7471165289265">
            <text:p>22.747116528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2690730376777">
            <text:p>22.2690730377</text:p>
          </table:table-cell>
          <table:table-cell office:value-type="float" office:value="20.4273217114891">
            <text:p>20.4273217115</text:p>
          </table:table-cell>
          <table:table-cell office:value-type="float" office:value="20.9568658065033">
            <text:p>20.9568658065</text:p>
          </table:table-cell>
          <table:table-cell office:value-type="float" office:value="35">
            <text:p>35</text:p>
          </table:table-cell>
          <table:table-cell office:value-type="float" office:value="20.1502158754066">
            <text:p>20.1502158754</text:p>
          </table:table-cell>
          <table:table-cell office:value-type="float" office:value="30.4872040799841">
            <text:p>30.48720408</text:p>
          </table:table-cell>
          <table:table-cell office:value-type="float" office:value="21.8282489525105">
            <text:p>21.8282489525</text:p>
          </table:table-cell>
          <table:table-cell office:value-type="float" office:value="20.7440792195413">
            <text:p>20.7440792195</text:p>
          </table:table-cell>
          <table:table-cell office:value-type="float" office:value="22.0406292226811">
            <text:p>22.0406292227</text:p>
          </table:table-cell>
          <table:table-cell office:value-type="float" office:value="23.730905467014">
            <text:p>23.730905467</text:p>
          </table:table-cell>
          <table:table-cell office:value-type="float" office:value="35">
            <text:p>35</text:p>
          </table:table-cell>
          <table:table-cell office:value-type="float" office:value="21.1096549987319">
            <text:p>21.1096549987</text:p>
          </table:table-cell>
          <table:table-cell office:value-type="float" office:value="33.5557091585622">
            <text:p>33.5557091586</text:p>
          </table:table-cell>
          <table:table-cell office:value-type="float" office:value="20.5488095285502">
            <text:p>20.5488095286</text:p>
          </table:table-cell>
          <table:table-cell office:value-type="float" office:value="35">
            <text:p>35</text:p>
          </table:table-cell>
          <table:table-cell office:value-type="float" office:value="22.1527313966754">
            <text:p>22.1527313967</text:p>
          </table:table-cell>
          <table:table-cell office:value-type="float" office:value="20.8129487415277">
            <text:p>20.8129487415</text:p>
          </table:table-cell>
          <table:table-cell office:value-type="float" office:value="23.5547427725638">
            <text:p>23.5547427726</text:p>
          </table:table-cell>
          <table:table-cell office:value-type="float" office:value="20.6771528305447">
            <text:p>20.6771528305</text:p>
          </table:table-cell>
          <table:table-cell office:value-type="float" office:value="29.3228733181567">
            <text:p>29.3228733182</text:p>
          </table:table-cell>
          <table:table-cell office:value-type="float" office:value="22.6460843052575">
            <text:p>22.6460843053</text:p>
          </table:table-cell>
          <table:table-cell office:value-type="float" office:value="29.8806650502033">
            <text:p>29.8806650502</text:p>
          </table:table-cell>
          <table:table-cell office:value-type="float" office:value="21.5362770473392">
            <text:p>21.5362770473</text:p>
          </table:table-cell>
          <table:table-cell office:value-type="float" office:value="21.2721628275004">
            <text:p>21.2721628275</text:p>
          </table:table-cell>
          <table:table-cell office:value-type="float" office:value="21.0321008889329">
            <text:p>21.0321008889</text:p>
          </table:table-cell>
          <table:table-cell office:value-type="float" office:value="24.5261631883122">
            <text:p>24.5261631883</text:p>
          </table:table-cell>
          <table:table-cell office:value-type="float" office:value="24.7512167981108">
            <text:p>24.7512167981</text:p>
          </table:table-cell>
          <table:table-cell office:value-type="float" office:value="32.6728486613067">
            <text:p>32.6728486613</text:p>
          </table:table-cell>
          <table:table-cell office:value-type="float" office:value="35">
            <text:p>35</text:p>
          </table:table-cell>
          <table:table-cell office:value-type="float" office:value="24.9884733855485">
            <text:p>24.9884733855</text:p>
          </table:table-cell>
          <table:table-cell office:value-type="float" office:value="35">
            <text:p>35</text:p>
          </table:table-cell>
          <table:table-cell office:value-type="float" office:value="25.2389531234097">
            <text:p>25.2389531234</text:p>
          </table:table-cell>
          <table:table-cell office:value-type="float" office:value="21.4453470293395">
            <text:p>21.4453470293</text:p>
          </table:table-cell>
          <table:table-cell office:value-type="float" office:value="28.331773633874">
            <text:p>28.3317736339</text:p>
          </table:table-cell>
          <table:table-cell office:value-type="float" office:value="21.7275623197081">
            <text:p>21.7275623197</text:p>
          </table:table-cell>
          <table:table-cell table:number-columns-repeated="2" office:value-type="float" office:value="35">
            <text:p>35</text:p>
          </table:table-cell>
          <table:table-cell office:value-type="float" office:value="27.0938522217418">
            <text:p>27.0938522217</text:p>
          </table:table-cell>
          <table:table-cell office:value-type="float" office:value="35">
            <text:p>35</text:p>
          </table:table-cell>
          <table:table-cell office:value-type="float" office:value="21.1896370359337">
            <text:p>21.1896370359</text:p>
          </table:table-cell>
          <table:table-cell office:value-type="float" office:value="20.2028268178757">
            <text:p>20.2028268179</text:p>
          </table:table-cell>
          <table:table-cell office:value-type="float" office:value="23.0713426895269">
            <text:p>23.0713426895</text:p>
          </table:table-cell>
          <table:table-cell office:value-type="float" office:value="26.3979863839014">
            <text:p>26.3979863839</text:p>
          </table:table-cell>
          <table:table-cell office:value-type="float" office:value="35">
            <text:p>35</text:p>
          </table:table-cell>
          <table:table-cell office:value-type="float" office:value="26.0817943116883">
            <text:p>26.0817943117</text:p>
          </table:table-cell>
          <table:table-cell table:number-columns-repeated="2" office:value-type="float" office:value="35">
            <text:p>35</text:p>
          </table:table-cell>
          <table:table-cell office:value-type="float" office:value="25.5037931598952">
            <text:p>25.5037931599</text:p>
          </table:table-cell>
          <table:table-cell office:value-type="float" office:value="22.3898992722794">
            <text:p>22.3898992723</text:p>
          </table:table-cell>
          <table:table-cell office:value-type="float" office:value="20.8838472681428">
            <text:p>20.8838472681</text:p>
          </table:table-cell>
          <table:table-cell office:value-type="float" office:value="35">
            <text:p>35</text:p>
          </table:table-cell>
          <table:table-cell office:value-type="float" office:value="27.4779214606796">
            <text:p>27.4779214607</text:p>
          </table:table-cell>
          <table:table-cell office:value-type="float" office:value="35">
            <text:p>35</text:p>
          </table:table-cell>
          <table:table-cell office:value-type="float" office:value="24.3123946947104">
            <text:p>24.3123946947</text:p>
          </table:table-cell>
          <table:table-cell office:value-type="float" office:value="31.1491726866848">
            <text:p>31.1491726867</text:p>
          </table:table-cell>
          <table:table-cell office:value-type="float" office:value="35">
            <text:p>35</text:p>
          </table:table-cell>
          <table:table-cell office:value-type="float" office:value="24.1090832551268">
            <text:p>24.1090832551</text:p>
          </table:table-cell>
          <table:table-cell office:value-type="float" office:value="35">
            <text:p>35</text:p>
          </table:table-cell>
          <table:table-cell office:value-type="float" office:value="22.9236693476137">
            <text:p>22.9236693476</text:p>
          </table:table-cell>
          <table:table-cell office:value-type="float" office:value="31.8745329711771">
            <text:p>31.8745329712</text:p>
          </table:table-cell>
          <table:table-cell office:value-type="float" office:value="23.2254526987266">
            <text:p>23.2254526987</text:p>
          </table:table-cell>
          <table:table-cell office:value-type="float" office:value="35">
            <text:p>35</text:p>
          </table:table-cell>
          <table:table-cell office:value-type="float" office:value="23.9154798869148">
            <text:p>23.9154798869</text:p>
          </table:table-cell>
          <table:table-cell office:value-type="float" office:value="21.3573556869838">
            <text:p>21.357355687</text:p>
          </table:table-cell>
          <table:table-cell office:value-type="float" office:value="35">
            <text:p>35</text:p>
          </table:table-cell>
          <table:table-cell office:value-type="float" office:value="25.7842648792548">
            <text:p>25.7842648793</text:p>
          </table:table-cell>
          <table:table-cell office:value-type="float" office:value="23.3864295854864">
            <text:p>23.3864295855</text:p>
          </table:table-cell>
          <table:table-cell office:value-type="float" office:value="26.7346538807896">
            <text:p>26.7346538808</text:p>
          </table:table-cell>
          <table:table-cell office:value-type="float" office:value="28.8081792136518">
            <text:p>28.8081792137</text:p>
          </table:table-cell>
          <table:table-cell office:value-type="float" office:value="21.6302954569064">
            <text:p>21.6302954569</text:p>
          </table:table-cell>
          <table:table-cell office:value-type="float" office:value="34.5372958422487">
            <text:p>34.5372958422</text:p>
          </table:table-cell>
          <table:table-cell table:number-columns-repeated="2" office:value-type="float" office:value="35">
            <text:p>35</text:p>
          </table:table-cell>
          <table:table-cell office:value-type="float" office:value="22.5154744961249">
            <text:p>22.5154744961</text:p>
          </table:table-cell>
          <table:table-cell office:value-type="float" office:value="27.8895373232111">
            <text:p>27.8895373232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office:value-type="string">
            <text:p>買取価格</text:p>
          </table:table-cell>
          <table:table-cell table:number-columns-repeated="39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56916266666551">
            <text:p>9.5691626667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634268625">
            <text:p>10.634268625</text:p>
          </table:table-cell>
          <table:table-cell table:number-columns-repeated="3" office:value-type="float" office:value="20">
            <text:p>20</text:p>
          </table:table-cell>
          <table:table-cell office:value-type="float" office:value="15.24">
            <text:p>15.2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2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2.5456086111103">
            <text:p>12.5456086111</text:p>
          </table:table-cell>
          <table:table-cell office:value-type="float" office:value="20">
            <text:p>20</text:p>
          </table:table-cell>
          <table:table-cell office:value-type="float" office:value="12.0641048611094">
            <text:p>12.0641048611</text:p>
          </table:table-cell>
          <table:table-cell table:number-columns-repeated="3" office:value-type="float" office:value="20">
            <text:p>20</text:p>
          </table:table-cell>
          <table:table-cell office:value-type="float" office:value="14.311219875">
            <text:p>14.311219875</text:p>
          </table:table-cell>
          <table:table-cell table:number-columns-repeated="3" office:value-type="float" office:value="20">
            <text:p>20</text:p>
          </table:table-cell>
          <table:table-cell office:value-type="float" office:value="18.9224594690743">
            <text:p>18.9224594691</text:p>
          </table:table-cell>
          <table:table-cell office:value-type="float" office:value="9.33333333333333">
            <text:p>9.3333333333</text:p>
          </table:table-cell>
          <table:table-cell table:number-columns-repeated="91" office:value-type="float" office:value="20">
            <text:p>20</text:p>
          </table:table-cell>
          <table:table-cell office:value-type="float" office:value="19.4817347769679">
            <text:p>19.481734777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1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2" office:value-type="float" office:value="20">
            <text:p>20</text:p>
          </table:table-cell>
          <table:table-cell office:value-type="float" office:value="19.0818226769044">
            <text:p>19.0818226769</text:p>
          </table:table-cell>
          <table:table-cell office:value-type="float" office:value="15.6331032777785">
            <text:p>15.6331032778</text:p>
          </table:table-cell>
          <table:table-cell office:value-type="float" office:value="15.8594044444452">
            <text:p>15.8594044444</text:p>
          </table:table-cell>
          <table:table-cell office:value-type="float" office:value="15.4904950000011">
            <text:p>15.490495</text:p>
          </table:table-cell>
          <table:table-cell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4.3207967777774">
            <text:p>14.3207967778</text:p>
          </table:table-cell>
          <table:table-cell office:value-type="float" office:value="14.480774333333">
            <text:p>14.480774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3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7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3" office:value-type="float" office:value="20">
            <text:p>20</text:p>
          </table:table-cell>
          <table:table-cell office:value-type="float" office:value="11.1565575">
            <text:p>11.156557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.03396">
            <text:p>15.03396</text:p>
          </table:table-cell>
          <table:table-cell table:number-columns-repeated="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1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2807146666656">
            <text:p>10.2807146667</text:p>
          </table:table-cell>
          <table:table-cell office:value-type="float" office:value="20">
            <text:p>20</text:p>
          </table:table-cell>
          <table:table-cell office:value-type="float" office:value="9.35939022222188">
            <text:p>9.3593902222</text:p>
          </table:table-cell>
          <table:table-cell table:number-columns-repeated="2" office:value-type="float" office:value="20">
            <text:p>20</text:p>
          </table:table-cell>
          <table:table-cell office:value-type="float" office:value="13.348784">
            <text:p>13.34878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8" office:value-type="float" office:value="20">
            <text:p>20</text:p>
          </table:table-cell>
          <table:table-cell office:value-type="float" office:value="15.9106613333323">
            <text:p>15.9106613333</text:p>
          </table:table-cell>
          <table:table-cell office:value-type="float" office:value="15.4553560000011">
            <text:p>15.455356</text:p>
          </table:table-cell>
          <table:table-cell office:value-type="float" office:value="15.069728">
            <text:p>15.069728</text:p>
          </table:table-cell>
          <table:table-cell office:value-type="float" office:value="20">
            <text:p>20</text:p>
          </table:table-cell>
          <table:table-cell office:value-type="float" office:value="14.0871875">
            <text:p>14.0871875</text:p>
          </table:table-cell>
          <table:table-cell office:value-type="float" office:value="20">
            <text:p>20</text:p>
          </table:table-cell>
          <table:table-cell office:value-type="float" office:value="14.762824875">
            <text:p>14.762824875</text:p>
          </table:table-cell>
          <table:table-cell office:value-type="float" office:value="14.66900825">
            <text:p>14.66900825</text:p>
          </table:table-cell>
          <table:table-cell office:value-type="float" office:value="13.5156822083338">
            <text:p>13.5156822083</text:p>
          </table:table-cell>
          <table:table-cell office:value-type="float" office:value="13.709961277776">
            <text:p>13.7099612778</text:p>
          </table:table-cell>
          <table:table-cell office:value-type="float" office:value="20">
            <text:p>20</text:p>
          </table:table-cell>
          <table:table-cell office:value-type="float" office:value="14.035564875">
            <text:p>14.035564875</text:p>
          </table:table-cell>
          <table:table-cell office:value-type="float" office:value="20">
            <text:p>20</text:p>
          </table:table-cell>
          <table:table-cell office:value-type="float" office:value="17.5271294458464">
            <text:p>17.5271294458</text:p>
          </table:table-cell>
          <table:table-cell office:value-type="float" office:value="17.9937087956867">
            <text:p>17.9937087957</text:p>
          </table:table-cell>
          <table:table-cell office:value-type="float" office:value="20">
            <text:p>20</text:p>
          </table:table-cell>
          <table:table-cell office:value-type="float" office:value="16.6406286811498">
            <text:p>16.6406286811</text:p>
          </table:table-cell>
          <table:table-cell office:value-type="float" office:value="19.6267365201278">
            <text:p>19.6267365201</text:p>
          </table:table-cell>
          <table:table-cell office:value-type="float" office:value="16.920576291054">
            <text:p>16.9205762911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6" office:value-type="float" office:value="20">
            <text:p>20</text:p>
          </table:table-cell>
          <table:table-cell table:number-columns-repeated="4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5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4.3471760555568">
            <text:p>14.3471760556</text:p>
          </table:table-cell>
          <table:table-cell table:number-columns-repeated="2" office:value-type="float" office:value="20">
            <text:p>20</text:p>
          </table:table-cell>
          <table:table-cell office:value-type="float" office:value="19.8042817047">
            <text:p>19.8042817047</text:p>
          </table:table-cell>
          <table:table-cell table:number-columns-repeated="74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2.8957944444452">
            <text:p>12.8957944444</text:p>
          </table:table-cell>
          <table:table-cell office:value-type="float" office:value="20">
            <text:p>20</text:p>
          </table:table-cell>
          <table:table-cell office:value-type="float" office:value="14.279942">
            <text:p>14.279942</text:p>
          </table:table-cell>
          <table:table-cell office:value-type="float" office:value="20">
            <text:p>20</text:p>
          </table:table-cell>
          <table:table-cell office:value-type="float" office:value="13.637546">
            <text:p>13.637546</text:p>
          </table:table-cell>
          <table:table-cell office:value-type="float" office:value="20">
            <text:p>20</text:p>
          </table:table-cell>
          <table:table-cell office:value-type="float" office:value="14.3864399166676">
            <text:p>14.3864399167</text:p>
          </table:table-cell>
          <table:table-cell office:value-type="float" office:value="20">
            <text:p>20</text:p>
          </table:table-cell>
          <table:table-cell office:value-type="float" office:value="15.2071545833324">
            <text:p>15.2071545833</text:p>
          </table:table-cell>
          <table:table-cell office:value-type="float" office:value="14.5515446250009">
            <text:p>14.551544625</text:p>
          </table:table-cell>
          <table:table-cell office:value-type="float" office:value="9.33333333333333">
            <text:p>9.3333333333</text:p>
          </table:table-cell>
          <table:table-cell table:number-columns-repeated="79" office:value-type="float" office:value="20">
            <text:p>20</text:p>
          </table:table-cell>
          <table:table-cell office:value-type="float" office:value="12.5885695">
            <text:p>12.5885695</text:p>
          </table:table-cell>
          <table:table-cell office:value-type="float" office:value="20">
            <text:p>20</text:p>
          </table:table-cell>
          <table:table-cell office:value-type="float" office:value="12.5011725">
            <text:p>12.5011725</text:p>
          </table:table-cell>
          <table:table-cell office:value-type="float" office:value="13.722257">
            <text:p>13.722257</text:p>
          </table:table-cell>
          <table:table-cell office:value-type="float" office:value="20">
            <text:p>20</text:p>
          </table:table-cell>
          <table:table-cell office:value-type="float" office:value="14.1152686666671">
            <text:p>14.1152686667</text:p>
          </table:table-cell>
          <table:table-cell office:value-type="float" office:value="20">
            <text:p>20</text:p>
          </table:table-cell>
          <table:table-cell office:value-type="float" office:value="13.7814606805538">
            <text:p>13.7814606806</text:p>
          </table:table-cell>
          <table:table-cell table:number-columns-repeated="2" office:value-type="float" office:value="20">
            <text:p>20</text:p>
          </table:table-cell>
          <table:table-cell office:value-type="float" office:value="16.0164750000012">
            <text:p>16.016475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31" office:value-type="float" office:value="20">
            <text:p>20</text:p>
          </table:table-cell>
        </table:table-row>
        <table:table-row table:style-name="ro1">
          <table:table-cell table:number-columns-repeated="961"/>
        </table:table-row>
        <table:table-row table:style-name="ro1">
          <table:table-cell office:value-type="string">
            <text:p>電力購入量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77.323630138714">
            <text:p>377.3236301387</text:p>
          </table:table-cell>
          <table:table-cell office:value-type="float" office:value="500">
            <text:p>500</text:p>
          </table:table-cell>
          <table:table-cell office:value-type="float" office:value="262.807725673779">
            <text:p>262.8077256738</text:p>
          </table:table-cell>
          <table:table-cell office:value-type="float" office:value="241.100218855035">
            <text:p>241.100218855</text:p>
          </table:table-cell>
          <table:table-cell office:value-type="float" office:value="500">
            <text:p>500</text:p>
          </table:table-cell>
          <table:table-cell office:value-type="float" office:value="355.226532802672">
            <text:p>355.2265328027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29.69551287397">
            <text:p>229.695512874</text:p>
          </table:table-cell>
          <table:table-cell office:value-type="float" office:value="153.89451089612">
            <text:p>153.8945108961</text:p>
          </table:table-cell>
          <table:table-cell office:value-type="float" office:value="92.5009245056051">
            <text:p>92.5009245056</text:p>
          </table:table-cell>
          <table:table-cell office:value-type="float" office:value="500">
            <text:p>500</text:p>
          </table:table-cell>
          <table:table-cell office:value-type="float" office:value="33.2018486762505">
            <text:p>33.2018486763</text:p>
          </table:table-cell>
          <table:table-cell office:value-type="float" office:value="127.935666653792">
            <text:p>127.9356666538</text:p>
          </table:table-cell>
          <table:table-cell table:number-columns-repeated="3" office:value-type="float" office:value="0">
            <text:p>0</text:p>
          </table:table-cell>
          <table:table-cell office:value-type="float" office:value="366.240354609918">
            <text:p>366.2403546099</text:p>
          </table:table-cell>
          <table:table-cell table:number-columns-repeated="2" office:value-type="float" office:value="0">
            <text:p>0</text:p>
          </table:table-cell>
          <table:table-cell office:value-type="float" office:value="368.136335004827">
            <text:p>368.1363350048</text:p>
          </table:table-cell>
          <table:table-cell office:value-type="float" office:value="417.003491730837">
            <text:p>417.0034917308</text:p>
          </table:table-cell>
          <table:table-cell office:value-type="float" office:value="124.514200343137">
            <text:p>124.5142003431</text:p>
          </table:table-cell>
          <table:table-cell office:value-type="float" office:value="64.3869822275325">
            <text:p>64.3869822275</text:p>
          </table:table-cell>
          <table:table-cell office:value-type="float" office:value="114.110687128936">
            <text:p>114.1106871289</text:p>
          </table:table-cell>
          <table:table-cell office:value-type="float" office:value="96.5494607545917">
            <text:p>96.5494607546</text:p>
          </table:table-cell>
          <table:table-cell table:number-columns-repeated="5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5.5927961811983">
            <text:p>55.5927961812</text:p>
          </table:table-cell>
          <table:table-cell office:value-type="float" office:value="0">
            <text:p>0</text:p>
          </table:table-cell>
          <table:table-cell office:value-type="float" office:value="269.39599689965">
            <text:p>269.3959968997</text:p>
          </table:table-cell>
          <table:table-cell office:value-type="float" office:value="0">
            <text:p>0</text:p>
          </table:table-cell>
          <table:table-cell office:value-type="float" office:value="220.39584070575">
            <text:p>220.3958407058</text:p>
          </table:table-cell>
          <table:table-cell table:number-columns-repeated="2" office:value-type="float" office:value="0">
            <text:p>0</text:p>
          </table:table-cell>
          <table:table-cell office:value-type="float" office:value="3.45434529640306">
            <text:p>3.4543452964</text:p>
          </table:table-cell>
          <table:table-cell office:value-type="float" office:value="0">
            <text:p>0</text:p>
          </table:table-cell>
          <table:table-cell office:value-type="float" office:value="110.821112791598">
            <text:p>110.8211127916</text:p>
          </table:table-cell>
          <table:table-cell office:value-type="float" office:value="262.596242083575">
            <text:p>262.5962420836</text:p>
          </table:table-cell>
          <table:table-cell table:number-columns-repeated="2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58.055261236119">
            <text:p>158.0552612361</text:p>
          </table:table-cell>
          <table:table-cell office:value-type="float" office:value="0">
            <text:p>0</text:p>
          </table:table-cell>
          <table:table-cell office:value-type="float" office:value="93.1848354772385">
            <text:p>93.1848354772</text:p>
          </table:table-cell>
          <table:table-cell table:number-columns-repeated="2" office:value-type="float" office:value="0">
            <text:p>0</text:p>
          </table:table-cell>
          <table:table-cell office:value-type="float" office:value="205.1346886974">
            <text:p>205.1346886974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64.392780609161">
            <text:p>264.3927806092</text:p>
          </table:table-cell>
          <table:table-cell office:value-type="float" office:value="52.3532699844834">
            <text:p>52.3532699845</text:p>
          </table:table-cell>
          <table:table-cell office:value-type="float" office:value="124.316970572245">
            <text:p>124.3169705722</text:p>
          </table:table-cell>
          <table:table-cell office:value-type="float" office:value="246.554141213804">
            <text:p>246.5541412138</text:p>
          </table:table-cell>
          <table:table-cell table:number-columns-repeated="2" office:value-type="float" office:value="0">
            <text:p>0</text:p>
          </table:table-cell>
          <table:table-cell office:value-type="float" office:value="344.201731541633">
            <text:p>344.2017315416</text:p>
          </table:table-cell>
          <table:table-cell table:number-columns-repeated="5" office:value-type="float" office:value="0">
            <text:p>0</text:p>
          </table:table-cell>
          <table:table-cell office:value-type="float" office:value="82.4004957425302">
            <text:p>82.4004957425</text:p>
          </table:table-cell>
          <table:table-cell office:value-type="float" office:value="0">
            <text:p>0</text:p>
          </table:table-cell>
          <table:table-cell office:value-type="float" office:value="455.548962740899">
            <text:p>455.5489627409</text:p>
          </table:table-cell>
          <table:table-cell table:number-columns-repeated="2" office:value-type="float" office:value="0">
            <text:p>0</text:p>
          </table:table-cell>
          <table:table-cell office:value-type="float" office:value="212.340592858696">
            <text:p>212.3405928587</text:p>
          </table:table-cell>
          <table:table-cell office:value-type="float" office:value="28.4818460207175">
            <text:p>28.4818460207</text:p>
          </table:table-cell>
          <table:table-cell office:value-type="float" office:value="0">
            <text:p>0</text:p>
          </table:table-cell>
          <table:table-cell office:value-type="float" office:value="112.989766044173">
            <text:p>112.9897660442</text:p>
          </table:table-cell>
          <table:table-cell office:value-type="float" office:value="0">
            <text:p>0</text:p>
          </table:table-cell>
          <table:table-cell office:value-type="float" office:value="367.596961419605">
            <text:p>367.5969614196</text:p>
          </table:table-cell>
          <table:table-cell office:value-type="float" office:value="175.95103326418">
            <text:p>175.9510332642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247.221873182797">
            <text:p>247.2218731828</text:p>
          </table:table-cell>
          <table:table-cell office:value-type="float" office:value="500">
            <text:p>500</text:p>
          </table:table-cell>
          <table:table-cell office:value-type="float" office:value="70.8990976246709">
            <text:p>70.8990976247</text:p>
          </table:table-cell>
          <table:table-cell office:value-type="float" office:value="381.598450715111">
            <text:p>381.598450715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3.1623557433765">
            <text:p>33.1623557434</text:p>
          </table:table-cell>
          <table:table-cell office:value-type="float" office:value="498.887143459012">
            <text:p>498.887143459</text:p>
          </table:table-cell>
          <table:table-cell table:number-columns-repeated="2" office:value-type="float" office:value="0">
            <text:p>0</text:p>
          </table:table-cell>
          <table:table-cell table:number-columns-repeated="864"/>
        </table:table-row>
        <table:table-row table:style-name="ro1">
          <table:table-cell office:value-type="string">
            <text:p>電力販売量</text:p>
          </table:table-cell>
          <table:table-cell office:value-type="float" office:value="0">
            <text:p>0</text:p>
          </table:table-cell>
          <table:table-cell office:value-type="float" office:value="272.463189555992">
            <text:p>272.463189556</text:p>
          </table:table-cell>
          <table:table-cell office:value-type="float" office:value="67.1201164890869">
            <text:p>67.1201164891</text:p>
          </table:table-cell>
          <table:table-cell office:value-type="float" office:value="225.443262122934">
            <text:p>225.4432621229</text:p>
          </table:table-cell>
          <table:table-cell office:value-type="float" office:value="183.592533275738">
            <text:p>183.5925332757</text:p>
          </table:table-cell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323.314843253465">
            <text:p>323.3148432535</text:p>
          </table:table-cell>
          <table:table-cell office:value-type="float" office:value="16.4768059538885">
            <text:p>16.4768059539</text:p>
          </table:table-cell>
          <table:table-cell office:value-type="float" office:value="142.73226147499">
            <text:p>142.732261475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67.556834492846">
            <text:p>467.5568344928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29.2778515173922">
            <text:p>29.2778515174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05.734359997452">
            <text:p>105.7343599975</text:p>
          </table:table-cell>
          <table:table-cell office:value-type="float" office:value="194.821758515594">
            <text:p>194.8217585156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26.069756359779">
            <text:p>226.0697563598</text:p>
          </table:table-cell>
          <table:table-cell table:number-columns-repeated="2" office:value-type="float" office:value="500">
            <text:p>500</text:p>
          </table:table-cell>
          <table:table-cell office:value-type="float" office:value="203.092517513729">
            <text:p>203.0925175137</text:p>
          </table:table-cell>
          <table:table-cell office:value-type="float" office:value="0">
            <text:p>0</text:p>
          </table:table-cell>
          <table:table-cell office:value-type="float" office:value="438.654062561531">
            <text:p>438.6540625615</text:p>
          </table:table-cell>
          <table:table-cell office:value-type="float" office:value="500">
            <text:p>500</text:p>
          </table:table-cell>
          <table:table-cell office:value-type="float" office:value="461.021907562114">
            <text:p>461.0219075621</text:p>
          </table:table-cell>
          <table:table-cell office:value-type="float" office:value="299.910893925964">
            <text:p>299.910893926</text:p>
          </table:table-cell>
          <table:table-cell office:value-type="float" office:value="134.079708653175">
            <text:p>134.0797086532</text:p>
          </table:table-cell>
          <table:table-cell office:value-type="float" office:value="103.258777941636">
            <text:p>103.2587779416</text:p>
          </table:table-cell>
          <table:table-cell office:value-type="float" office:value="500">
            <text:p>500</text:p>
          </table:table-cell>
          <table:table-cell office:value-type="float" office:value="215.099100762633">
            <text:p>215.0991007626</text:p>
          </table:table-cell>
          <table:table-cell office:value-type="float" office:value="192.083395347188">
            <text:p>192.0833953472</text:p>
          </table:table-cell>
          <table:table-cell office:value-type="float" office:value="0">
            <text:p>0</text:p>
          </table:table-cell>
          <table:table-cell office:value-type="float" office:value="36.6090762347565">
            <text:p>36.6090762348</text:p>
          </table:table-cell>
          <table:table-cell office:value-type="float" office:value="495.095312976532">
            <text:p>495.0953129765</text:p>
          </table:table-cell>
          <table:table-cell office:value-type="float" office:value="132.074594641025">
            <text:p>132.074594641</text:p>
          </table:table-cell>
          <table:table-cell office:value-type="float" office:value="0">
            <text:p>0</text:p>
          </table:table-cell>
          <table:table-cell office:value-type="float" office:value="220.290264238014">
            <text:p>220.290264238</text:p>
          </table:table-cell>
          <table:table-cell office:value-type="float" office:value="320.234795646648">
            <text:p>320.2347956466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73.402676344787">
            <text:p>373.4026763448</text:p>
          </table:table-cell>
          <table:table-cell office:value-type="float" office:value="124.843706783533">
            <text:p>124.8437067835</text:p>
          </table:table-cell>
          <table:table-cell office:value-type="float" office:value="13.9282327072756">
            <text:p>13.9282327073</text:p>
          </table:table-cell>
          <table:table-cell office:value-type="float" office:value="50.3560428537592">
            <text:p>50.3560428538</text:p>
          </table:table-cell>
          <table:table-cell office:value-type="float" office:value="43.9755010791798">
            <text:p>43.9755010792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338.445100818251">
            <text:p>338.4451008183</text:p>
          </table:table-cell>
          <table:table-cell office:value-type="float" office:value="149.401610376208">
            <text:p>149.4016103762</text:p>
          </table:table-cell>
          <table:table-cell table:number-columns-repeated="3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3.8749581663766">
            <text:p>43.8749581664</text:p>
          </table:table-cell>
          <table:table-cell table:number-columns-repeated="2" office:value-type="float" office:value="0">
            <text:p>0</text:p>
          </table:table-cell>
          <table:table-cell office:value-type="float" office:value="453.448005609522">
            <text:p>453.4480056095</text:p>
          </table:table-cell>
          <table:table-cell office:value-type="float" office:value="0">
            <text:p>0</text:p>
          </table:table-cell>
          <table:table-cell office:value-type="float" office:value="261.789067929492">
            <text:p>261.7890679295</text:p>
          </table:table-cell>
          <table:table-cell office:value-type="float" office:value="332.405535628089">
            <text:p>332.4055356281</text:p>
          </table:table-cell>
          <table:table-cell office:value-type="float" office:value="295.43603279643">
            <text:p>295.4360327964</text:p>
          </table:table-cell>
          <table:table-cell office:value-type="float" office:value="500">
            <text:p>500</text:p>
          </table:table-cell>
          <table:table-cell office:value-type="float" office:value="275.769116255461">
            <text:p>275.7691162555</text:p>
          </table:table-cell>
          <table:table-cell office:value-type="float" office:value="0">
            <text:p>0</text:p>
          </table:table-cell>
          <table:table-cell office:value-type="float" office:value="421.579827764784">
            <text:p>421.5798277648</text:p>
          </table:table-cell>
          <table:table-cell office:value-type="float" office:value="159.95773260202">
            <text:p>159.957732602</text:p>
          </table:table-cell>
          <table:table-cell office:value-type="float" office:value="327.572305835328">
            <text:p>327.5723058353</text:p>
          </table:table-cell>
          <table:table-cell office:value-type="float" office:value="500">
            <text:p>500</text:p>
          </table:table-cell>
          <table:table-cell office:value-type="float" office:value="346.886254594547">
            <text:p>346.8862545945</text:p>
          </table:table-cell>
          <table:table-cell office:value-type="float" office:value="43.730404782095">
            <text:p>43.7304047821</text:p>
          </table:table-cell>
          <table:table-cell office:value-type="float" office:value="215.34668367007">
            <text:p>215.3466836701</text:p>
          </table:table-cell>
          <table:table-cell office:value-type="float" office:value="0">
            <text:p>0</text:p>
          </table:table-cell>
          <table:table-cell office:value-type="float" office:value="243.908518763142">
            <text:p>243.9085187631</text:p>
          </table:table-cell>
          <table:table-cell office:value-type="float" office:value="196.409634622886">
            <text:p>196.4096346229</text:p>
          </table:table-cell>
          <table:table-cell office:value-type="float" office:value="93.477784600815">
            <text:p>93.4777846008</text:p>
          </table:table-cell>
          <table:table-cell office:value-type="float" office:value="0">
            <text:p>0</text:p>
          </table:table-cell>
          <table:table-cell office:value-type="float" office:value="482.18751402748">
            <text:p>482.1875140275</text:p>
          </table:table-cell>
          <table:table-cell office:value-type="float" office:value="500">
            <text:p>500</text:p>
          </table:table-cell>
          <table:table-cell office:value-type="float" office:value="108.658116075887">
            <text:p>108.6581160759</text:p>
          </table:table-cell>
          <table:table-cell table:number-columns-repeated="2" office:value-type="float" office:value="0">
            <text:p>0</text:p>
          </table:table-cell>
          <table:table-cell office:value-type="float" office:value="406.215369512414">
            <text:p>406.2153695124</text:p>
          </table:table-cell>
          <table:table-cell office:value-type="float" office:value="294.832538140217">
            <text:p>294.8325381402</text:p>
          </table:table-cell>
          <table:table-cell office:value-type="float" office:value="130.765264954284">
            <text:p>130.7652649543</text:p>
          </table:table-cell>
          <table:table-cell office:value-type="float" office:value="190.482231726729">
            <text:p>190.4822317267</text:p>
          </table:table-cell>
          <table:table-cell table:number-columns-repeated="864"/>
        </table:table-row>
        <table:table-row table:style-name="ro1">
          <table:table-cell office:value-type="string">
            <text:p>電力の価格</text:p>
          </table:table-cell>
          <table:table-cell table:number-columns-repeated="17" office:value-type="float" office:value="20">
            <text:p>20</text:p>
          </table:table-cell>
          <table:table-cell office:value-type="float" office:value="20.1268603497765">
            <text:p>20.1268603498</text:p>
          </table:table-cell>
          <table:table-cell office:value-type="float" office:value="20.1532041966304">
            <text:p>20.1532041966</text:p>
          </table:table-cell>
          <table:table-cell office:value-type="float" office:value="20.2069139357825">
            <text:p>20.2069139358</text:p>
          </table:table-cell>
          <table:table-cell office:value-type="float" office:value="20.2620310367982">
            <text:p>20.2620310368</text:p>
          </table:table-cell>
          <table:table-cell office:value-type="float" office:value="20.9796892642647">
            <text:p>20.9796892643</text:p>
          </table:table-cell>
          <table:table-cell office:value-type="float" office:value="20.3767145417117">
            <text:p>20.3767145417</text:p>
          </table:table-cell>
          <table:table-cell office:value-type="float" office:value="20.4822475307354">
            <text:p>20.4822475307</text:p>
          </table:table-cell>
          <table:table-cell office:value-type="float" office:value="20.8497717440215">
            <text:p>20.849771744</text:p>
          </table:table-cell>
          <table:table-cell office:value-type="float" office:value="21.1167589384796">
            <text:p>21.1167589385</text:p>
          </table:table-cell>
          <table:table-cell office:value-type="float" office:value="20.9988193017802">
            <text:p>20.9988193018</text:p>
          </table:table-cell>
          <table:table-cell office:value-type="float" office:value="21.2829499694638">
            <text:p>21.2829499695</text:p>
          </table:table-cell>
          <table:table-cell office:value-type="float" office:value="21.0375237320629">
            <text:p>21.0375237321</text:p>
          </table:table-cell>
          <table:table-cell office:value-type="float" office:value="20.544869012414">
            <text:p>20.5448690124</text:p>
          </table:table-cell>
          <table:table-cell office:value-type="float" office:value="20.5133410676675">
            <text:p>20.5133410677</text:p>
          </table:table-cell>
          <table:table-cell office:value-type="float" office:value="20.6421522788624">
            <text:p>20.6421522789</text:p>
          </table:table-cell>
          <table:table-cell office:value-type="float" office:value="21.6499690922146">
            <text:p>21.6499690922</text:p>
          </table:table-cell>
          <table:table-cell office:value-type="float" office:value="21.6013269013587">
            <text:p>21.6013269014</text:p>
          </table:table-cell>
          <table:table-cell office:value-type="float" office:value="21.5773185405618">
            <text:p>21.5773185406</text:p>
          </table:table-cell>
          <table:table-cell office:value-type="float" office:value="21.6746083775657">
            <text:p>21.6746083776</text:p>
          </table:table-cell>
          <table:table-cell office:value-type="float" office:value="21.4602990975778">
            <text:p>21.4602990976</text:p>
          </table:table-cell>
          <table:table-cell office:value-type="float" office:value="21.2403982682095">
            <text:p>21.2403982682</text:p>
          </table:table-cell>
          <table:table-cell office:value-type="float" office:value="21.157318668917">
            <text:p>21.1573186689</text:p>
          </table:table-cell>
          <table:table-cell office:value-type="float" office:value="21.1985265582093">
            <text:p>21.1985265582</text:p>
          </table:table-cell>
          <table:table-cell office:value-type="float" office:value="21.1369587433855">
            <text:p>21.1369587434</text:p>
          </table:table-cell>
          <table:table-cell office:value-type="float" office:value="21.0967173726949">
            <text:p>21.0967173727</text:p>
          </table:table-cell>
          <table:table-cell office:value-type="float" office:value="21.3480891864747">
            <text:p>21.3480891865</text:p>
          </table:table-cell>
          <table:table-cell office:value-type="float" office:value="21.2615880888376">
            <text:p>21.2615880888</text:p>
          </table:table-cell>
          <table:table-cell office:value-type="float" office:value="21.018096886505">
            <text:p>21.0180968865</text:p>
          </table:table-cell>
          <table:table-cell office:value-type="float" office:value="21.0571015787173">
            <text:p>21.0571015787</text:p>
          </table:table-cell>
          <table:table-cell office:value-type="float" office:value="21.3044860143058">
            <text:p>21.3044860143</text:p>
          </table:table-cell>
          <table:table-cell office:value-type="float" office:value="21.2193784371234">
            <text:p>21.2193784371</text:p>
          </table:table-cell>
          <table:table-cell office:value-type="float" office:value="21.437481999712">
            <text:p>21.4374819997</text:p>
          </table:table-cell>
          <table:table-cell office:value-type="float" office:value="21.5535151102664">
            <text:p>21.5535151103</text:p>
          </table:table-cell>
          <table:table-cell office:value-type="float" office:value="21.6255428505558">
            <text:p>21.6255428506</text:p>
          </table:table-cell>
          <table:table-cell office:value-type="float" office:value="21.3701606973458">
            <text:p>21.3701606973</text:p>
          </table:table-cell>
          <table:table-cell office:value-type="float" office:value="21.0768321938903">
            <text:p>21.0768321939</text:p>
          </table:table-cell>
          <table:table-cell office:value-type="float" office:value="21.5299139977554">
            <text:p>21.5299139978</text:p>
          </table:table-cell>
          <table:table-cell office:value-type="float" office:value="21.4833084954157">
            <text:p>21.4833084954</text:p>
          </table:table-cell>
          <table:table-cell office:value-type="float" office:value="21.1778406265257">
            <text:p>21.1778406265</text:p>
          </table:table-cell>
          <table:table-cell office:value-type="float" office:value="22.2168357316359">
            <text:p>22.2168357316</text:p>
          </table:table-cell>
          <table:table-cell office:value-type="float" office:value="33.7503275831427">
            <text:p>33.7503275831</text:p>
          </table:table-cell>
          <table:table-cell office:value-type="float" office:value="21.6746083775657">
            <text:p>21.6746083776</text:p>
          </table:table-cell>
          <table:table-cell office:value-type="float" office:value="21.4833084954157">
            <text:p>21.4833084954</text:p>
          </table:table-cell>
          <table:table-cell office:value-type="float" office:value="23.1769259091431">
            <text:p>23.1769259091</text:p>
          </table:table-cell>
          <table:table-cell office:value-type="float" office:value="27.484069142689">
            <text:p>27.4840691427</text:p>
          </table:table-cell>
          <table:table-cell office:value-type="float" office:value="25.4767645764805">
            <text:p>25.4767645765</text:p>
          </table:table-cell>
          <table:table-cell office:value-type="float" office:value="21.5773185405618">
            <text:p>21.5773185406</text:p>
          </table:table-cell>
          <table:table-cell office:value-type="float" office:value="25.7611229400153">
            <text:p>25.76112294</text:p>
          </table:table-cell>
          <table:table-cell office:value-type="float" office:value="28.3564921787946">
            <text:p>28.3564921788</text:p>
          </table:table-cell>
          <table:table-cell office:value-type="float" office:value="22.4638942082992">
            <text:p>22.4638942083</text:p>
          </table:table-cell>
          <table:table-cell office:value-type="float" office:value="27.0924800499634">
            <text:p>27.09248005</text:p>
          </table:table-cell>
          <table:table-cell office:value-type="float" office:value="30.5702392804328">
            <text:p>30.5702392804</text:p>
          </table:table-cell>
          <table:table-cell office:value-type="float" office:value="27.9043179083622">
            <text:p>27.9043179084</text:p>
          </table:table-cell>
          <table:table-cell office:value-type="float" office:value="21.3924151409903">
            <text:p>21.392415141</text:p>
          </table:table-cell>
          <table:table-cell office:value-type="float" office:value="23.8715763189629">
            <text:p>23.871576319</text:p>
          </table:table-cell>
          <table:table-cell office:value-type="float" office:value="26.0630740158475">
            <text:p>26.0630740158</text:p>
          </table:table-cell>
          <table:table-cell office:value-type="float" office:value="21.8797387908373">
            <text:p>21.8797387908</text:p>
          </table:table-cell>
          <table:table-cell office:value-type="float" office:value="22.3379582516169">
            <text:p>22.3379582516</text:p>
          </table:table-cell>
          <table:table-cell office:value-type="float" office:value="29.9456265290448">
            <text:p>29.945626529</text:p>
          </table:table-cell>
          <table:table-cell office:value-type="float" office:value="22.5949363492263">
            <text:p>22.5949363492</text:p>
          </table:table-cell>
          <table:table-cell office:value-type="float" office:value="22.731401652582">
            <text:p>22.7314016526</text:p>
          </table:table-cell>
          <table:table-cell office:value-type="float" office:value="25.2085049296659">
            <text:p>25.2085049297</text:p>
          </table:table-cell>
          <table:table-cell office:value-type="float" office:value="28.8443735757362">
            <text:p>28.8443735757</text:p>
          </table:table-cell>
          <table:table-cell office:value-type="float" office:value="24.271892087973">
            <text:p>24.271892088</text:p>
          </table:table-cell>
          <table:table-cell office:value-type="float" office:value="31.2534273168115">
            <text:p>31.2534273168</text:p>
          </table:table-cell>
          <table:table-cell office:value-type="float" office:value="22.8736338871161">
            <text:p>22.8736338871</text:p>
          </table:table-cell>
          <table:table-cell office:value-type="float" office:value="32.0038356557367">
            <text:p>32.0038356557</text:p>
          </table:table-cell>
          <table:table-cell office:value-type="float" office:value="32.8318985403791">
            <text:p>32.8318985404</text:p>
          </table:table-cell>
          <table:table-cell office:value-type="float" office:value="26.7267155497786">
            <text:p>26.7267155498</text:p>
          </table:table-cell>
          <table:table-cell office:value-type="float" office:value="23.5082183160859">
            <text:p>23.5082183161</text:p>
          </table:table-cell>
          <table:table-cell office:value-type="float" office:value="21.7753526900464">
            <text:p>21.77535269</text:p>
          </table:table-cell>
          <table:table-cell office:value-type="float" office:value="21.9879677843226">
            <text:p>21.9879677843</text:p>
          </table:table-cell>
          <table:table-cell office:value-type="float" office:value="24.0667708117457">
            <text:p>24.0667708117</text:p>
          </table:table-cell>
          <table:table-cell office:value-type="float" office:value="24.4877171580469">
            <text:p>24.487717158</text:p>
          </table:table-cell>
          <table:table-cell office:value-type="float" office:value="24.715106297975">
            <text:p>24.715106298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188820265824">
            <text:p>20.1188820266</text:p>
          </table:table-cell>
          <table:table-cell office:value-type="float" office:value="20.1462662786914">
            <text:p>20.1462662787</text:p>
          </table:table-cell>
          <table:table-cell office:value-type="float" office:value="20.2021418837707">
            <text:p>20.2021418838</text:p>
          </table:table-cell>
          <table:table-cell office:value-type="float" office:value="20.2595440341079">
            <text:p>20.2595440341</text:p>
          </table:table-cell>
          <table:table-cell office:value-type="float" office:value="20.7821449579266">
            <text:p>20.7821449579</text:p>
          </table:table-cell>
          <table:table-cell office:value-type="float" office:value="20.3486492420449">
            <text:p>20.348649242</text:p>
          </table:table-cell>
          <table:table-cell office:value-type="float" office:value="20.6055655522835">
            <text:p>20.6055655523</text:p>
          </table:table-cell>
          <table:table-cell office:value-type="float" office:value="20.7638800326926">
            <text:p>20.7638800327</text:p>
          </table:table-cell>
          <table:table-cell office:value-type="float" office:value="21.0739512355478">
            <text:p>21.0739512355</text:p>
          </table:table-cell>
          <table:table-cell office:value-type="float" office:value="21.1366387299869">
            <text:p>21.13663873</text:p>
          </table:table-cell>
          <table:table-cell office:value-type="float" office:value="21.1792980835806">
            <text:p>21.1792980836</text:p>
          </table:table-cell>
          <table:table-cell office:value-type="float" office:value="20.8756115008731">
            <text:p>20.8756115009</text:p>
          </table:table-cell>
          <table:table-cell office:value-type="float" office:value="20.5385319280502">
            <text:p>20.5385319281</text:p>
          </table:table-cell>
          <table:table-cell office:value-type="float" office:value="20.5220773130893">
            <text:p>20.5220773131</text:p>
          </table:table-cell>
          <table:table-cell office:value-type="float" office:value="20.4258018653343">
            <text:p>20.4258018653</text:p>
          </table:table-cell>
          <table:table-cell office:value-type="float" office:value="21.7261862950274">
            <text:p>21.726186295</text:p>
          </table:table-cell>
          <table:table-cell office:value-type="float" office:value="21.6740877181347">
            <text:p>21.6740877181</text:p>
          </table:table-cell>
          <table:table-cell office:value-type="float" office:value="21.6483923262311">
            <text:p>21.6483923262</text:p>
          </table:table-cell>
          <table:table-cell office:value-type="float" office:value="21.779250459596">
            <text:p>21.7792504596</text:p>
          </table:table-cell>
          <table:table-cell office:value-type="float" office:value="21.4509144037246">
            <text:p>21.4509144037</text:p>
          </table:table-cell>
          <table:table-cell office:value-type="float" office:value="21.3116361613068">
            <text:p>21.3116361613</text:p>
          </table:table-cell>
          <table:table-cell office:value-type="float" office:value="21.1578802024606">
            <text:p>21.1578802025</text:p>
          </table:table-cell>
          <table:table-cell office:value-type="float" office:value="21.3803740821593">
            <text:p>21.3803740822</text:p>
          </table:table-cell>
          <table:table-cell office:value-type="float" office:value="21.2667783886565">
            <text:p>21.2667783887</text:p>
          </table:table-cell>
          <table:table-cell office:value-type="float" office:value="21.3572646158251">
            <text:p>21.3572646158</text:p>
          </table:table-cell>
          <table:table-cell office:value-type="float" office:value="21.5233289598483">
            <text:p>21.5233289598</text:p>
          </table:table-cell>
          <table:table-cell office:value-type="float" office:value="21.2446324319192">
            <text:p>21.2446324319</text:p>
          </table:table-cell>
          <table:table-cell office:value-type="float" office:value="21.1155714956103">
            <text:p>21.1155714956</text:p>
          </table:table-cell>
          <table:table-cell office:value-type="float" office:value="21.0946763642452">
            <text:p>21.0946763642</text:p>
          </table:table-cell>
          <table:table-cell office:value-type="float" office:value="21.200894580099">
            <text:p>21.2008945801</text:p>
          </table:table-cell>
          <table:table-cell office:value-type="float" office:value="21.289112165277">
            <text:p>21.2891121653</text:p>
          </table:table-cell>
          <table:table-cell office:value-type="float" office:value="21.4989779356074">
            <text:p>21.4989779356</text:p>
          </table:table-cell>
          <table:table-cell office:value-type="float" office:value="21.6229286109201">
            <text:p>21.6229286109</text:p>
          </table:table-cell>
          <table:table-cell office:value-type="float" office:value="21.752596008834">
            <text:p>21.7525960088</text:p>
          </table:table-cell>
          <table:table-cell office:value-type="float" office:value="21.4036837854268">
            <text:p>21.4036837854</text:p>
          </table:table-cell>
          <table:table-cell office:value-type="float" office:value="21.2226719357284">
            <text:p>21.2226719357</text:p>
          </table:table-cell>
          <table:table-cell office:value-type="float" office:value="21.700017962876">
            <text:p>21.7000179629</text:p>
          </table:table-cell>
          <table:table-cell office:value-type="float" office:value="21.4748406844692">
            <text:p>21.4748406845</text:p>
          </table:table-cell>
          <table:table-cell office:value-type="float" office:value="21.334352817321">
            <text:p>21.3343528173</text:p>
          </table:table-cell>
          <table:table-cell office:value-type="float" office:value="26.0732725508778">
            <text:p>26.0732725509</text:p>
          </table:table-cell>
          <table:table-cell office:value-type="float" office:value="21.4748406844692">
            <text:p>21.4748406845</text:p>
          </table:table-cell>
          <table:table-cell office:value-type="float" office:value="26.4095493065725">
            <text:p>26.4095493066</text:p>
          </table:table-cell>
          <table:table-cell office:value-type="float" office:value="28.495187929769">
            <text:p>28.4951879298</text:p>
          </table:table-cell>
          <table:table-cell office:value-type="float" office:value="22.001720543673">
            <text:p>22.0017205437</text:p>
          </table:table-cell>
          <table:table-cell office:value-type="float" office:value="22.1195045629103">
            <text:p>22.1195045629</text:p>
          </table:table-cell>
          <table:table-cell office:value-type="float" office:value="25.4619431906867">
            <text:p>25.4619431907</text:p>
          </table:table-cell>
          <table:table-cell office:value-type="float" office:value="23.2592016802755">
            <text:p>23.2592016803</text:p>
          </table:table-cell>
          <table:table-cell office:value-type="float" office:value="22.6408092080141">
            <text:p>22.640809208</text:p>
          </table:table-cell>
          <table:table-cell office:value-type="float" office:value="26.7690533612822">
            <text:p>26.7690533613</text:p>
          </table:table-cell>
          <table:table-cell office:value-type="float" office:value="29.5838415810853">
            <text:p>29.5838415811</text:p>
          </table:table-cell>
          <table:table-cell office:value-type="float" office:value="22.3695083019757">
            <text:p>22.369508302</text:p>
          </table:table-cell>
          <table:table-cell office:value-type="float" office:value="23.0940520631038">
            <text:p>23.0940520631</text:p>
          </table:table-cell>
          <table:table-cell office:value-type="float" office:value="21.5726837889165">
            <text:p>21.5726837889</text:p>
          </table:table-cell>
          <table:table-cell office:value-type="float" office:value="29.0167921542653">
            <text:p>29.0167921543</text:p>
          </table:table-cell>
          <table:table-cell office:value-type="float" office:value="22.9362497265118">
            <text:p>22.9362497265</text:p>
          </table:table-cell>
          <table:table-cell office:value-type="float" office:value="35">
            <text:p>35</text:p>
          </table:table-cell>
          <table:table-cell office:value-type="float" office:value="34.3907768016281">
            <text:p>34.3907768016</text:p>
          </table:table-cell>
          <table:table-cell office:value-type="float" office:value="35">
            <text:p>35</text:p>
          </table:table-cell>
          <table:table-cell office:value-type="float" office:value="22.2420041582351">
            <text:p>22.2420041582</text:p>
          </table:table-cell>
          <table:table-cell office:value-type="float" office:value="32.450340869177">
            <text:p>32.4503408692</text:p>
          </table:table-cell>
          <table:table-cell office:value-type="float" office:value="31.6259815605164">
            <text:p>31.6259815605</text:p>
          </table:table-cell>
          <table:table-cell office:value-type="float" office:value="23.8042508399357">
            <text:p>23.8042508399</text:p>
          </table:table-cell>
          <table:table-cell office:value-type="float" office:value="22.7853150339902">
            <text:p>22.785315034</text:p>
          </table:table-cell>
          <table:table-cell office:value-type="float" office:value="35">
            <text:p>35</text:p>
          </table:table-cell>
          <table:table-cell office:value-type="float" office:value="21.779250459596">
            <text:p>21.7792504596</text:p>
          </table:table-cell>
          <table:table-cell office:value-type="float" office:value="24.6724677540885">
            <text:p>24.6724677541</text:p>
          </table:table-cell>
          <table:table-cell office:value-type="float" office:value="25.7580424891766">
            <text:p>25.7580424892</text:p>
          </table:table-cell>
          <table:table-cell office:value-type="float" office:value="21.6740877181347">
            <text:p>21.6740877181</text:p>
          </table:table-cell>
          <table:table-cell office:value-type="float" office:value="28.0137762006614">
            <text:p>28.0137762007</text:p>
          </table:table-cell>
          <table:table-cell office:value-type="float" office:value="24.2154845781862">
            <text:p>24.2154845782</text:p>
          </table:table-cell>
          <table:table-cell office:value-type="float" office:value="30.8803001174951">
            <text:p>30.8803001175</text:p>
          </table:table-cell>
          <table:table-cell office:value-type="float" office:value="25.1832844249479">
            <text:p>25.1832844249</text:p>
          </table:table-cell>
          <table:table-cell office:value-type="float" office:value="35">
            <text:p>35</text:p>
          </table:table-cell>
          <table:table-cell office:value-type="float" office:value="24.9205693776919">
            <text:p>24.9205693777</text:p>
          </table:table-cell>
          <table:table-cell office:value-type="float" office:value="33.3665236628871">
            <text:p>33.366523662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549884391898">
            <text:p>20.1549884392</text:p>
          </table:table-cell>
          <table:table-cell office:value-type="float" office:value="20.20935522218">
            <text:p>20.2093552222</text:p>
          </table:table-cell>
          <table:table-cell office:value-type="float" office:value="20.1020081195241">
            <text:p>20.1020081195</text:p>
          </table:table-cell>
          <table:table-cell office:value-type="float" office:value="25.3449326645929">
            <text:p>25.3449326646</text:p>
          </table:table-cell>
          <table:table-cell office:value-type="float" office:value="29.7331371614146">
            <text:p>29.7331371614</text:p>
          </table:table-cell>
          <table:table-cell office:value-type="float" office:value="21.4135434029557">
            <text:p>21.413543403</text:p>
          </table:table-cell>
          <table:table-cell office:value-type="float" office:value="20.5679790749891">
            <text:p>20.567979075</text:p>
          </table:table-cell>
          <table:table-cell office:value-type="float" office:value="21.6020860648549">
            <text:p>21.6020860649</text:p>
          </table:table-cell>
          <table:table-cell office:value-type="float" office:value="22.6432557000876">
            <text:p>22.6432557001</text:p>
          </table:table-cell>
          <table:table-cell office:value-type="float" office:value="22.9294479304081">
            <text:p>22.9294479304</text:p>
          </table:table-cell>
          <table:table-cell office:value-type="float" office:value="21.3239524755807">
            <text:p>21.3239524756</text:p>
          </table:table-cell>
          <table:table-cell office:value-type="float" office:value="21.2372786255605">
            <text:p>21.2372786256</text:p>
          </table:table-cell>
          <table:table-cell office:value-type="float" office:value="20.7014966612244">
            <text:p>20.7014966612</text:p>
          </table:table-cell>
          <table:table-cell office:value-type="float" office:value="22.5088452140484">
            <text:p>22.508845214</text:p>
          </table:table-cell>
          <table:table-cell office:value-type="float" office:value="20.7712258064996">
            <text:p>20.7712258065</text:p>
          </table:table-cell>
          <table:table-cell office:value-type="float" office:value="29.1708827393152">
            <text:p>29.1708827393</text:p>
          </table:table-cell>
          <table:table-cell office:value-type="float" office:value="21.1533816652477">
            <text:p>21.1533816652</text:p>
          </table:table-cell>
          <table:table-cell office:value-type="float" office:value="22.3797658193498">
            <text:p>22.3797658193</text:p>
          </table:table-cell>
          <table:table-cell office:value-type="float" office:value="22.0215205969231">
            <text:p>22.0215205969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9170788092014">
            <text:p>20.917078809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2414086600004">
            <text:p>23.24140866</text:p>
          </table:table-cell>
          <table:table-cell office:value-type="float" office:value="21.5062011930968">
            <text:p>21.5062011931</text:p>
          </table:table-cell>
          <table:table-cell office:value-type="float" office:value="25.6245107173869">
            <text:p>25.6245107174</text:p>
          </table:table-cell>
          <table:table-cell office:value-type="float" office:value="27.7301366532075">
            <text:p>27.7301366532</text:p>
          </table:table-cell>
          <table:table-cell office:value-type="float" office:value="20.843054432668">
            <text:p>20.8430544327</text:p>
          </table:table-cell>
          <table:table-cell office:value-type="float" office:value="23.08199450501">
            <text:p>23.081994505</text:p>
          </table:table-cell>
          <table:table-cell office:value-type="float" office:value="22.2557065148504">
            <text:p>22.2557065149</text:p>
          </table:table-cell>
          <table:table-cell office:value-type="float" office:value="34.4618723030486">
            <text:p>34.461872303</text:p>
          </table:table-cell>
          <table:table-cell office:value-type="float" office:value="21.7013695950596">
            <text:p>21.7013695951</text:p>
          </table:table-cell>
          <table:table-cell office:value-type="float" office:value="21.9108819887178">
            <text:p>21.9108819887</text:p>
          </table:table-cell>
          <table:table-cell office:value-type="float" office:value="23.9579341203753">
            <text:p>23.9579341204</text:p>
          </table:table-cell>
          <table:table-cell office:value-type="float" office:value="23.5827822146892">
            <text:p>23.5827822147</text:p>
          </table:table-cell>
          <table:table-cell office:value-type="float" office:value="32.5610487176571">
            <text:p>32.5610487177</text:p>
          </table:table-cell>
          <table:table-cell office:value-type="float" office:value="21.0721302481373">
            <text:p>21.0721302481</text:p>
          </table:table-cell>
          <table:table-cell office:value-type="float" office:value="30.3455366155059">
            <text:p>30.3455366155</text:p>
          </table:table-cell>
          <table:table-cell office:value-type="float" office:value="23.7658300959394">
            <text:p>23.7658300959</text:p>
          </table:table-cell>
          <table:table-cell office:value-type="float" office:value="24.1597834025236">
            <text:p>24.1597834025</text:p>
          </table:table-cell>
          <table:table-cell office:value-type="float" office:value="26.9328496547175">
            <text:p>26.9328496547</text:p>
          </table:table-cell>
          <table:table-cell office:value-type="float" office:value="35">
            <text:p>35</text:p>
          </table:table-cell>
          <table:table-cell office:value-type="float" office:value="25.0811387771913">
            <text:p>25.0811387772</text:p>
          </table:table-cell>
          <table:table-cell office:value-type="float" office:value="21.8042357431424">
            <text:p>21.8042357431</text:p>
          </table:table-cell>
          <table:table-cell office:value-type="float" office:value="31.0151025338215">
            <text:p>31.0151025338</text:p>
          </table:table-cell>
          <table:table-cell office:value-type="float" office:value="28.1740374705109">
            <text:p>28.1740374705</text:p>
          </table:table-cell>
          <table:table-cell office:value-type="float" office:value="35">
            <text:p>35</text:p>
          </table:table-cell>
          <table:table-cell office:value-type="float" office:value="25.9213332997004">
            <text:p>25.9213332997</text:p>
          </table:table-cell>
          <table:table-cell office:value-type="float" office:value="24.8318290599143">
            <text:p>24.8318290599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5735134817228">
            <text:p>26.5735134817</text:p>
          </table:table-cell>
          <table:table-cell office:value-type="float" office:value="24.3721387927286">
            <text:p>24.3721387927</text:p>
          </table:table-cell>
          <table:table-cell office:value-type="float" office:value="27.3174688204231">
            <text:p>27.3174688204</text:p>
          </table:table-cell>
          <table:table-cell office:value-type="float" office:value="33.4598781437558">
            <text:p>33.4598781438</text:p>
          </table:table-cell>
          <table:table-cell office:value-type="float" office:value="22.7833345095243">
            <text:p>22.7833345095</text:p>
          </table:table-cell>
          <table:table-cell table:number-columns-repeated="5" office:value-type="float" office:value="35">
            <text:p>35</text:p>
          </table:table-cell>
          <table:table-cell office:value-type="float" office:value="26.2370466605423">
            <text:p>26.2370466605</text:p>
          </table:table-cell>
          <table:table-cell table:number-columns-repeated="5" office:value-type="float" office:value="35">
            <text:p>35</text:p>
          </table:table-cell>
          <table:table-cell office:value-type="float" office:value="28.6528565614473">
            <text:p>28.6528565614</text:p>
          </table:table-cell>
          <table:table-cell office:value-type="float" office:value="24.5958424610631">
            <text:p>24.5958424611</text:p>
          </table:table-cell>
          <table:table-cell table:number-columns-repeated="2" office:value-type="float" office:value="35">
            <text:p>35</text:p>
          </table:table-cell>
          <table:table-cell office:value-type="float" office:value="31.7502314061528">
            <text:p>31.7502314062</text:p>
          </table:table-cell>
          <table:table-cell office:value-type="float" office:value="35">
            <text:p>35</text:p>
          </table:table-cell>
          <table:table-cell office:value-type="float" office:value="23.4081648382036">
            <text:p>23.4081648382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14373682072">
            <text:p>20.2014373682</text:p>
          </table:table-cell>
          <table:table-cell office:value-type="float" office:value="20.4242391403974">
            <text:p>20.4242391404</text:p>
          </table:table-cell>
          <table:table-cell office:value-type="float" office:value="20.0982449095999">
            <text:p>20.0982449096</text:p>
          </table:table-cell>
          <table:table-cell office:value-type="float" office:value="21.8109268624913">
            <text:p>21.8109268625</text:p>
          </table:table-cell>
          <table:table-cell office:value-type="float" office:value="21.345525173509">
            <text:p>21.3455251735</text:p>
          </table:table-cell>
          <table:table-cell office:value-type="float" office:value="26.2906356392123">
            <text:p>26.2906356392</text:p>
          </table:table-cell>
          <table:table-cell office:value-type="float" office:value="22.1312107341672">
            <text:p>22.1312107342</text:p>
          </table:table-cell>
          <table:table-cell office:value-type="float" office:value="24.9159538490121">
            <text:p>24.915953849</text:p>
          </table:table-cell>
          <table:table-cell office:value-type="float" office:value="21.4325445236613">
            <text:p>21.4325445237</text:p>
          </table:table-cell>
          <table:table-cell office:value-type="float" office:value="22.0205972726705">
            <text:p>22.0205972727</text:p>
          </table:table-cell>
          <table:table-cell office:value-type="float" office:value="21.5224439190414">
            <text:p>21.522443919</text:p>
          </table:table-cell>
          <table:table-cell office:value-type="float" office:value="21.261249651483">
            <text:p>21.2612496515</text:p>
          </table:table-cell>
          <table:table-cell office:value-type="float" office:value="20.6719945071017">
            <text:p>20.6719945071</text:p>
          </table:table-cell>
          <table:table-cell office:value-type="float" office:value="21.1795901973427">
            <text:p>21.1795901973</text:p>
          </table:table-cell>
          <table:table-cell office:value-type="float" office:value="20.5447427502534">
            <text:p>20.5447427503</text:p>
          </table:table-cell>
          <table:table-cell office:value-type="float" office:value="25.1607016006053">
            <text:p>25.1607016006</text:p>
          </table:table-cell>
          <table:table-cell office:value-type="float" office:value="33.1760746267235">
            <text:p>33.1760746267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7114743403058">
            <text:p>21.7114743403</text:p>
          </table:table-cell>
          <table:table-cell office:value-type="float" office:value="20.8768192409809">
            <text:p>20.876819241</text:p>
          </table:table-cell>
          <table:table-cell office:value-type="float" office:value="21.913904247726">
            <text:p>21.9139042477</text:p>
          </table:table-cell>
          <table:table-cell office:value-type="float" office:value="21.0236469168678">
            <text:p>21.0236469169</text:p>
          </table:table-cell>
          <table:table-cell office:value-type="float" office:value="23.0361072029989">
            <text:p>23.036107203</text:p>
          </table:table-cell>
          <table:table-cell office:value-type="float" office:value="35">
            <text:p>35</text:p>
          </table:table-cell>
          <table:table-cell office:value-type="float" office:value="31.5730180062992">
            <text:p>31.5730180063</text:p>
          </table:table-cell>
          <table:table-cell office:value-type="float" office:value="35">
            <text:p>35</text:p>
          </table:table-cell>
          <table:table-cell office:value-type="float" office:value="26.9670024684617">
            <text:p>26.9670024685</text:p>
          </table:table-cell>
          <table:table-cell office:value-type="float" office:value="21.6153687451195">
            <text:p>21.6153687451</text:p>
          </table:table-cell>
          <table:table-cell office:value-type="float" office:value="35">
            <text:p>35</text:p>
          </table:table-cell>
          <table:table-cell office:value-type="float" office:value="24.0551152644765">
            <text:p>24.0551152645</text:p>
          </table:table-cell>
          <table:table-cell office:value-type="float" office:value="20.7383305931735">
            <text:p>20.7383305932</text:p>
          </table:table-cell>
          <table:table-cell table:number-columns-repeated="2" office:value-type="float" office:value="35">
            <text:p>35</text:p>
          </table:table-cell>
          <table:table-cell office:value-type="float" office:value="32.335311786305">
            <text:p>32.3353117863</text:p>
          </table:table-cell>
          <table:table-cell office:value-type="float" office:value="35">
            <text:p>35</text:p>
          </table:table-cell>
          <table:table-cell office:value-type="float" office:value="21.1004268614476">
            <text:p>21.1004268614</text:p>
          </table:table-cell>
          <table:table-cell office:value-type="float" office:value="22.8908206052613">
            <text:p>22.8908206053</text:p>
          </table:table-cell>
          <table:table-cell office:value-type="float" office:value="22.3650962774519">
            <text:p>22.3650962775</text:p>
          </table:table-cell>
          <table:table-cell table:number-columns-repeated="3" office:value-type="float" office:value="35">
            <text:p>35</text:p>
          </table:table-cell>
          <table:table-cell office:value-type="float" office:value="25.6928495156009">
            <text:p>25.6928495156</text:p>
          </table:table-cell>
          <table:table-cell office:value-type="float" office:value="35">
            <text:p>35</text:p>
          </table:table-cell>
          <table:table-cell office:value-type="float" office:value="24.2543555208516">
            <text:p>24.2543555209</text:p>
          </table:table-cell>
          <table:table-cell office:value-type="float" office:value="22.2459647612746">
            <text:p>22.2459647613</text:p>
          </table:table-cell>
          <table:table-cell office:value-type="float" office:value="22.7514125865483">
            <text:p>22.7514125865</text:p>
          </table:table-cell>
          <table:table-cell office:value-type="float" office:value="27.3396602074075">
            <text:p>27.3396602074</text:p>
          </table:table-cell>
          <table:table-cell office:value-type="float" office:value="34.108080155948">
            <text:p>34.1080801559</text:p>
          </table:table-cell>
          <table:table-cell office:value-type="float" office:value="35">
            <text:p>35</text:p>
          </table:table-cell>
          <table:table-cell office:value-type="float" office:value="23.6841609960278">
            <text:p>23.684160996</text:p>
          </table:table-cell>
          <table:table-cell office:value-type="float" office:value="25.9828014881318">
            <text:p>25.9828014881</text:p>
          </table:table-cell>
          <table:table-cell office:value-type="float" office:value="35">
            <text:p>35</text:p>
          </table:table-cell>
          <table:table-cell office:value-type="float" office:value="25.4192655298414">
            <text:p>25.4192655298</text:p>
          </table:table-cell>
          <table:table-cell office:value-type="float" office:value="27.7385345352868">
            <text:p>27.7385345353</text:p>
          </table:table-cell>
          <table:table-cell office:value-type="float" office:value="22.4888606333292">
            <text:p>22.4888606333</text:p>
          </table:table-cell>
          <table:table-cell office:value-type="float" office:value="30.2436471591374">
            <text:p>30.2436471591</text:p>
          </table:table-cell>
          <table:table-cell office:value-type="float" office:value="23.187652221629">
            <text:p>23.1876522216</text:p>
          </table:table-cell>
          <table:table-cell office:value-type="float" office:value="23.8652666754596">
            <text:p>23.8652666755</text:p>
          </table:table-cell>
          <table:table-cell office:value-type="float" office:value="26.6180588723579">
            <text:p>26.6180588724</text:p>
          </table:table-cell>
          <table:table-cell office:value-type="float" office:value="28.626836443363">
            <text:p>28.6268364434</text:p>
          </table:table-cell>
          <table:table-cell office:value-type="float" office:value="35">
            <text:p>35</text:p>
          </table:table-cell>
          <table:table-cell office:value-type="float" office:value="28.1664928304776">
            <text:p>28.1664928305</text:p>
          </table:table-cell>
          <table:table-cell office:value-type="float" office:value="24.4637020173895">
            <text:p>24.4637020174</text:p>
          </table:table-cell>
          <table:table-cell office:value-type="float" office:value="23.5112078767003">
            <text:p>23.5112078767</text:p>
          </table:table-cell>
          <table:table-cell table:number-columns-repeated="2" office:value-type="float" office:value="35">
            <text:p>35</text:p>
          </table:table-cell>
          <table:table-cell office:value-type="float" office:value="30.8786976983428">
            <text:p>30.8786976983</text:p>
          </table:table-cell>
          <table:table-cell office:value-type="float" office:value="29.1233860259462">
            <text:p>29.1233860259</text:p>
          </table:table-cell>
          <table:table-cell office:value-type="float" office:value="35">
            <text:p>35</text:p>
          </table:table-cell>
          <table:table-cell office:value-type="float" office:value="24.6839437050901">
            <text:p>24.6839437051</text:p>
          </table:table-cell>
          <table:table-cell office:value-type="float" office:value="23.3458689477858">
            <text:p>23.3458689478</text:p>
          </table:table-cell>
          <table:table-cell office:value-type="float" office:value="29.6605878191148">
            <text:p>29.6605878191</text:p>
          </table:table-cell>
          <table:table-cell office:value-type="float" office:value="22.6175334337432">
            <text:p>22.6175334337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6177864364457">
            <text:p>20.6177864364</text:p>
          </table:table-cell>
          <table:table-cell office:value-type="float" office:value="20.5303247740059">
            <text:p>20.530324774</text:p>
          </table:table-cell>
          <table:table-cell office:value-type="float" office:value="20.5956059441057">
            <text:p>20.5956059441</text:p>
          </table:table-cell>
          <table:table-cell table:number-columns-repeated="3" office:value-type="float" office:value="20">
            <text:p>20</text:p>
          </table:table-cell>
          <table:table-cell office:value-type="float" office:value="20.5845954107269">
            <text:p>20.5845954107</text:p>
          </table:table-cell>
          <table:table-cell office:value-type="float" office:value="20.9652743054077">
            <text:p>20.9652743054</text:p>
          </table:table-cell>
          <table:table-cell office:value-type="float" office:value="20.6856314256872">
            <text:p>20.6856314257</text:p>
          </table:table-cell>
          <table:table-cell office:value-type="float" office:value="20.9396393219911">
            <text:p>20.939639322</text:p>
          </table:table-cell>
          <table:table-cell office:value-type="float" office:value="21.0042295814833">
            <text:p>21.0042295815</text:p>
          </table:table-cell>
          <table:table-cell office:value-type="float" office:value="20.803247769111">
            <text:p>20.8032477691</text:p>
          </table:table-cell>
          <table:table-cell office:value-type="float" office:value="20.7792544847181">
            <text:p>20.7792544847</text:p>
          </table:table-cell>
          <table:table-cell office:value-type="float" office:value="20.9269208369506">
            <text:p>20.926920837</text:p>
          </table:table-cell>
          <table:table-cell office:value-type="float" office:value="20.9142676783134">
            <text:p>20.9142676783</text:p>
          </table:table-cell>
          <table:table-cell office:value-type="float" office:value="20.5089745871405">
            <text:p>20.5089745871</text:p>
          </table:table-cell>
          <table:table-cell office:value-type="float" office:value="20.7554997124233">
            <text:p>20.7554997124</text:p>
          </table:table-cell>
          <table:table-cell office:value-type="float" office:value="20.6627960009031">
            <text:p>20.6627960009</text:p>
          </table:table-cell>
          <table:table-cell office:value-type="float" office:value="20.9016793440614">
            <text:p>20.9016793441</text:p>
          </table:table-cell>
          <table:table-cell office:value-type="float" office:value="20">
            <text:p>20</text:p>
          </table:table-cell>
          <table:table-cell office:value-type="float" office:value="20.6741858232233">
            <text:p>20.6741858232</text:p>
          </table:table-cell>
          <table:table-cell office:value-type="float" office:value="20.8519643887494">
            <text:p>20.8519643887</text:p>
          </table:table-cell>
          <table:table-cell office:value-type="float" office:value="20.7437106596628">
            <text:p>20.7437106597</text:p>
          </table:table-cell>
          <table:table-cell office:value-type="float" office:value="20.8396928234575">
            <text:p>20.8396928235</text:p>
          </table:table-cell>
          <table:table-cell office:value-type="float" office:value="20.876695166228">
            <text:p>20.8766951662</text:p>
          </table:table-cell>
          <table:table-cell office:value-type="float" office:value="20.7673475073933">
            <text:p>20.7673475074</text:p>
          </table:table-cell>
          <table:table-cell office:value-type="float" office:value="20.7203070419032">
            <text:p>20.7203070419</text:p>
          </table:table-cell>
          <table:table-cell office:value-type="float" office:value="20.7086916181679">
            <text:p>20.7086916182</text:p>
          </table:table-cell>
          <table:table-cell office:value-type="float" office:value="20.8891553373069">
            <text:p>20.8891553373</text:p>
          </table:table-cell>
          <table:table-cell office:value-type="float" office:value="20.7912210889516">
            <text:p>20.791221089</text:p>
          </table:table-cell>
          <table:table-cell office:value-type="float" office:value="20.9781918340766">
            <text:p>20.9781918341</text:p>
          </table:table-cell>
          <table:table-cell table:number-columns-repeated="4" office:value-type="float" office:value="20">
            <text:p>20</text:p>
          </table:table-cell>
          <table:table-cell office:value-type="float" office:value="31.5089085853389">
            <text:p>31.5089085853</text:p>
          </table:table-cell>
          <table:table-cell office:value-type="float" office:value="33.6553181962435">
            <text:p>33.655318196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4.1991119245699">
            <text:p>24.1991119246</text:p>
          </table:table-cell>
          <table:table-cell office:value-type="float" office:value="35">
            <text:p>35</text:p>
          </table:table-cell>
          <table:table-cell office:value-type="float" office:value="28.8959168853756">
            <text:p>28.8959168854</text:p>
          </table:table-cell>
          <table:table-cell office:value-type="float" office:value="27.7119556983555">
            <text:p>27.7119556984</text:p>
          </table:table-cell>
          <table:table-cell office:value-type="float" office:value="35">
            <text:p>35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1576785723944">
            <text:p>26.1576785724</text:p>
          </table:table-cell>
          <table:table-cell office:value-type="float" office:value="20">
            <text:p>20</text:p>
          </table:table-cell>
          <table:table-cell office:value-type="float" office:value="24.3786157266576">
            <text:p>24.3786157267</text:p>
          </table:table-cell>
          <table:table-cell table:number-columns-repeated="4" office:value-type="float" office:value="20">
            <text:p>20</text:p>
          </table:table-cell>
          <table:table-cell office:value-type="float" office:value="26.7271104532721">
            <text:p>26.7271104533</text:p>
          </table:table-cell>
          <table:table-cell office:value-type="float" office:value="24.5661552368428">
            <text:p>24.5661552368</text:p>
          </table:table-cell>
          <table:table-cell office:value-type="float" office:value="20">
            <text:p>20</text:p>
          </table:table-cell>
          <table:table-cell office:value-type="float" office:value="24.7622824019223">
            <text:p>24.7622824019</text:p>
          </table:table-cell>
          <table:table-cell office:value-type="float" office:value="25.4085234446409">
            <text:p>25.4085234446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950470248187">
            <text:p>25.8950470248</text:p>
          </table:table-cell>
          <table:table-cell table:number-columns-repeated="22" office:value-type="float" office:value="20">
            <text:p>20</text:p>
          </table:table-cell>
          <table:table-cell office:value-type="float" office:value="20.245934268287">
            <text:p>20.2459342683</text:p>
          </table:table-cell>
          <table:table-cell office:value-type="float" office:value="20.3461403476244">
            <text:p>20.3461403476</text:p>
          </table:table-cell>
          <table:table-cell office:value-type="float" office:value="20.1658924164739">
            <text:p>20.1658924165</text:p>
          </table:table-cell>
          <table:table-cell office:value-type="float" office:value="21.5459353389547">
            <text:p>21.545935339</text:p>
          </table:table-cell>
          <table:table-cell office:value-type="float" office:value="20.4511905739384">
            <text:p>20.4511905739</text:p>
          </table:table-cell>
          <table:table-cell office:value-type="float" office:value="21.7779438475365">
            <text:p>21.7779438475</text:p>
          </table:table-cell>
          <table:table-cell office:value-type="float" office:value="20.3633030206284">
            <text:p>20.3633030206</text:p>
          </table:table-cell>
          <table:table-cell office:value-type="float" office:value="20.88404770146">
            <text:p>20.8840477015</text:p>
          </table:table-cell>
          <table:table-cell office:value-type="float" office:value="20.5426914472104">
            <text:p>20.5426914472</text:p>
          </table:table-cell>
          <table:table-cell office:value-type="float" office:value="20.6186459827415">
            <text:p>20.6186459827</text:p>
          </table:table-cell>
          <table:table-cell office:value-type="float" office:value="21.8700313725095">
            <text:p>21.8700313725</text:p>
          </table:table-cell>
          <table:table-cell office:value-type="float" office:value="20.5994202202941">
            <text:p>20.5994202203</text:p>
          </table:table-cell>
          <table:table-cell office:value-type="float" office:value="21.33183976707">
            <text:p>21.3318397671</text:p>
          </table:table-cell>
          <table:table-cell office:value-type="float" office:value="20.8625540527921">
            <text:p>20.8625540528</text:p>
          </table:table-cell>
          <table:table-cell office:value-type="float" office:value="20.7172371935327">
            <text:p>20.7172371935</text:p>
          </table:table-cell>
          <table:table-cell office:value-type="float" office:value="21.9330713127951">
            <text:p>21.9330713128</text:p>
          </table:table-cell>
          <table:table-cell office:value-type="float" office:value="21.4101600529917">
            <text:p>21.410160053</text:p>
          </table:table-cell>
          <table:table-cell office:value-type="float" office:value="21.718140711668">
            <text:p>21.7181407117</text:p>
          </table:table-cell>
          <table:table-cell office:value-type="float" office:value="21.747886730335">
            <text:p>21.7478867303</text:p>
          </table:table-cell>
          <table:table-cell office:value-type="float" office:value="20.5056433545935">
            <text:p>20.5056433546</text:p>
          </table:table-cell>
          <table:table-cell office:value-type="float" office:value="21.9974799597914">
            <text:p>21.9974799598</text:p>
          </table:table-cell>
          <table:table-cell office:value-type="float" office:value="21.1336597048798">
            <text:p>21.1336597049</text:p>
          </table:table-cell>
          <table:table-cell office:value-type="float" office:value="21.1818106055505">
            <text:p>21.1818106056</text:p>
          </table:table-cell>
          <table:table-cell office:value-type="float" office:value="22.0967583783825">
            <text:p>22.0967583784</text:p>
          </table:table-cell>
          <table:table-cell office:value-type="float" office:value="21.8083169693607">
            <text:p>21.8083169694</text:p>
          </table:table-cell>
          <table:table-cell office:value-type="float" office:value="21.0863954299452">
            <text:p>21.0863954299</text:p>
          </table:table-cell>
          <table:table-cell office:value-type="float" office:value="21.6887009864831">
            <text:p>21.6887009865</text:p>
          </table:table-cell>
          <table:table-cell office:value-type="float" office:value="20.9944305731678">
            <text:p>20.9944305732</text:p>
          </table:table-cell>
          <table:table-cell office:value-type="float" office:value="20.841248753136">
            <text:p>20.8412487531</text:p>
          </table:table-cell>
          <table:table-cell office:value-type="float" office:value="21.8390111056007">
            <text:p>21.8390111056</text:p>
          </table:table-cell>
          <table:table-cell office:value-type="float" office:value="21.6595628481758">
            <text:p>21.6595628482</text:p>
          </table:table-cell>
          <table:table-cell office:value-type="float" office:value="22.1305856330945">
            <text:p>22.1305856331</text:p>
          </table:table-cell>
          <table:table-cell office:value-type="float" office:value="20.6772998905941">
            <text:p>20.6772998906</text:p>
          </table:table-cell>
          <table:table-cell office:value-type="float" office:value="21.1099182768238">
            <text:p>21.1099182768</text:p>
          </table:table-cell>
          <table:table-cell office:value-type="float" office:value="22.0633023782188">
            <text:p>22.0633023782</text:p>
          </table:table-cell>
          <table:table-cell office:value-type="float" office:value="21.9651017770258">
            <text:p>21.965101777</text:p>
          </table:table-cell>
          <table:table-cell office:value-type="float" office:value="21.9013829956431">
            <text:p>21.9013829956</text:p>
          </table:table-cell>
          <table:table-cell office:value-type="float" office:value="20.9719566382155">
            <text:p>20.9719566382</text:p>
          </table:table-cell>
          <table:table-cell office:value-type="float" office:value="22.0302115541739">
            <text:p>22.0302115542</text:p>
          </table:table-cell>
          <table:table-cell office:value-type="float" office:value="23.0723512568468">
            <text:p>23.0723512568</text:p>
          </table:table-cell>
          <table:table-cell office:value-type="float" office:value="23.4540418369526">
            <text:p>23.454041837</text:p>
          </table:table-cell>
          <table:table-cell office:value-type="float" office:value="22.5678803691707">
            <text:p>22.5678803692</text:p>
          </table:table-cell>
          <table:table-cell office:value-type="float" office:value="22.2697335947647">
            <text:p>22.2697335948</text:p>
          </table:table-cell>
          <table:table-cell office:value-type="float" office:value="35">
            <text:p>35</text:p>
          </table:table-cell>
          <table:table-cell office:value-type="float" office:value="27.0236954605766">
            <text:p>27.0236954606</text:p>
          </table:table-cell>
          <table:table-cell office:value-type="float" office:value="21.6307216860813">
            <text:p>21.6307216861</text:p>
          </table:table-cell>
          <table:table-cell office:value-type="float" office:value="35">
            <text:p>35</text:p>
          </table:table-cell>
          <table:table-cell office:value-type="float" office:value="32.1936677699278">
            <text:p>32.1936677699</text:p>
          </table:table-cell>
          <table:table-cell office:value-type="float" office:value="26.6006514412195">
            <text:p>26.6006514412</text:p>
          </table:table-cell>
          <table:table-cell table:number-columns-repeated="3" office:value-type="float" office:value="35">
            <text:p>35</text:p>
          </table:table-cell>
          <table:table-cell office:value-type="float" office:value="21.0171086012678">
            <text:p>21.0171086013</text:p>
          </table:table-cell>
          <table:table-cell office:value-type="float" office:value="21.3062344985246">
            <text:p>21.3062344985</text:p>
          </table:table-cell>
          <table:table-cell office:value-type="float" office:value="35">
            <text:p>35</text:p>
          </table:table-cell>
          <table:table-cell office:value-type="float" office:value="22.8957986270243">
            <text:p>22.895798627</text:p>
          </table:table-cell>
          <table:table-cell office:value-type="float" office:value="31.29691080701">
            <text:p>31.296910807</text:p>
          </table:table-cell>
          <table:table-cell table:number-columns-repeated="4" office:value-type="float" office:value="35">
            <text:p>35</text:p>
          </table:table-cell>
          <table:table-cell office:value-type="float" office:value="25.8450281910119">
            <text:p>25.845028191</text:p>
          </table:table-cell>
          <table:table-cell office:value-type="float" office:value="24.1106306899314">
            <text:p>24.1106306899</text:p>
          </table:table-cell>
          <table:table-cell office:value-type="float" office:value="20.9276101255115">
            <text:p>20.9276101255</text:p>
          </table:table-cell>
          <table:table-cell office:value-type="float" office:value="21.747886730335">
            <text:p>21.7478867303</text:p>
          </table:table-cell>
          <table:table-cell table:number-columns-repeated="3" office:value-type="float" office:value="35">
            <text:p>35</text:p>
          </table:table-cell>
          <table:table-cell office:value-type="float" office:value="24.8940637955655">
            <text:p>24.8940637956</text:p>
          </table:table-cell>
          <table:table-cell office:value-type="float" office:value="22.1305856330945">
            <text:p>22.1305856331</text:p>
          </table:table-cell>
          <table:table-cell office:value-type="float" office:value="22.4153448316282">
            <text:p>22.4153448316</text:p>
          </table:table-cell>
          <table:table-cell office:value-type="float" office:value="35">
            <text:p>35</text:p>
          </table:table-cell>
          <table:table-cell office:value-type="float" office:value="27.9798650487743">
            <text:p>27.9798650488</text:p>
          </table:table-cell>
          <table:table-cell office:value-type="float" office:value="28.5229717019889">
            <text:p>28.522971702</text:p>
          </table:table-cell>
          <table:table-cell office:value-type="float" office:value="35">
            <text:p>3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7596904979471">
            <text:p>22.7596904979</text:p>
          </table:table-cell>
          <table:table-cell office:value-type="float" office:value="22.1532262151712">
            <text:p>22.1532262152</text:p>
          </table:table-cell>
          <table:table-cell office:value-type="float" office:value="20.9893740283619">
            <text:p>20.9893740284</text:p>
          </table:table-cell>
          <table:table-cell office:value-type="float" office:value="21.5551513404014">
            <text:p>21.5551513404</text:p>
          </table:table-cell>
          <table:table-cell office:value-type="float" office:value="21.063039316663">
            <text:p>21.0630393167</text:p>
          </table:table-cell>
          <table:table-cell office:value-type="float" office:value="20.3010146960828">
            <text:p>20.3010146961</text:p>
          </table:table-cell>
          <table:table-cell office:value-type="float" office:value="35">
            <text:p>35</text:p>
          </table:table-cell>
          <table:table-cell office:value-type="float" office:value="22.0447617201684">
            <text:p>22.0447617202</text:p>
          </table:table-cell>
          <table:table-cell office:value-type="float" office:value="23.3383032322654">
            <text:p>23.3383032323</text:p>
          </table:table-cell>
          <table:table-cell office:value-type="float" office:value="23.1845581445955">
            <text:p>23.1845581446</text:p>
          </table:table-cell>
          <table:table-cell office:value-type="float" office:value="22.5033032935957">
            <text:p>22.5033032936</text:p>
          </table:table-cell>
          <table:table-cell office:value-type="float" office:value="31.7807709883776">
            <text:p>31.7807709884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940054851411">
            <text:p>21.9400548514</text:p>
          </table:table-cell>
          <table:table-cell office:value-type="float" office:value="31.0865103499161">
            <text:p>31.0865103499</text:p>
          </table:table-cell>
          <table:table-cell office:value-type="float" office:value="20.3556444034304">
            <text:p>20.3556444034</text:p>
          </table:table-cell>
          <table:table-cell office:value-type="float" office:value="21.1389124553425">
            <text:p>21.1389124553</text:p>
          </table:table-cell>
          <table:table-cell office:value-type="float" office:value="20.588783724904">
            <text:p>20.5887837249</text:p>
          </table:table-cell>
          <table:table-cell office:value-type="float" office:value="20.1957657663338">
            <text:p>20.1957657663</text:p>
          </table:table-cell>
          <table:table-cell office:value-type="float" office:value="25.336189973689">
            <text:p>25.3361899737</text:p>
          </table:table-cell>
          <table:table-cell office:value-type="float" office:value="35">
            <text:p>35</text:p>
          </table:table-cell>
          <table:table-cell office:value-type="float" office:value="21.7411590743586">
            <text:p>21.7411590744</text:p>
          </table:table-cell>
          <table:table-cell office:value-type="float" office:value="35">
            <text:p>35</text:p>
          </table:table-cell>
          <table:table-cell office:value-type="float" office:value="22.895617425713">
            <text:p>22.8956174257</text:p>
          </table:table-cell>
          <table:table-cell office:value-type="float" office:value="24.4193114926218">
            <text:p>24.4193114926</text:p>
          </table:table-cell>
          <table:table-cell office:value-type="float" office:value="28.8289232082287">
            <text:p>28.8289232082</text:p>
          </table:table-cell>
          <table:table-cell office:value-type="float" office:value="22.6290187826248">
            <text:p>22.6290187826</text:p>
          </table:table-cell>
          <table:table-cell office:value-type="float" office:value="35">
            <text:p>35</text:p>
          </table:table-cell>
          <table:table-cell office:value-type="float" office:value="21.8389136658362">
            <text:p>21.8389136658</text:p>
          </table:table-cell>
          <table:table-cell office:value-type="float" office:value="35">
            <text:p>35</text:p>
          </table:table-cell>
          <table:table-cell office:value-type="float" office:value="25.5974859339616">
            <text:p>25.597485934</text:p>
          </table:table-cell>
          <table:table-cell office:value-type="float" office:value="28.3662916842834">
            <text:p>28.3662916843</text:p>
          </table:table-cell>
          <table:table-cell office:value-type="float" office:value="34.3083464134485">
            <text:p>34.3083464134</text:p>
          </table:table-cell>
          <table:table-cell office:value-type="float" office:value="27.5343942152627">
            <text:p>27.5343942153</text:p>
          </table:table-cell>
          <table:table-cell office:value-type="float" office:value="35">
            <text:p>35</text:p>
          </table:table-cell>
          <table:table-cell office:value-type="float" office:value="26.4771733945136">
            <text:p>26.4771733945</text:p>
          </table:table-cell>
          <table:table-cell office:value-type="float" office:value="24.0252442255436">
            <text:p>24.0252442255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4116797322339">
            <text:p>20.4116797322</text:p>
          </table:table-cell>
          <table:table-cell office:value-type="float" office:value="33.380417196799">
            <text:p>33.3804171968</text:p>
          </table:table-cell>
          <table:table-cell office:value-type="float" office:value="35">
            <text:p>35</text:p>
          </table:table-cell>
          <table:table-cell office:value-type="float" office:value="24.8540773339378">
            <text:p>24.8540773339</text:p>
          </table:table-cell>
          <table:table-cell office:value-type="float" office:value="26.1665575635494">
            <text:p>26.1665575635</text:p>
          </table:table-cell>
          <table:table-cell office:value-type="float" office:value="25.0887447263315">
            <text:p>25.0887447263</text:p>
          </table:table-cell>
          <table:table-cell office:value-type="float" office:value="29.8664285730035">
            <text:p>29.866428573</text:p>
          </table:table-cell>
          <table:table-cell office:value-type="float" office:value="27.9358652606834">
            <text:p>27.9358652607</text:p>
          </table:table-cell>
          <table:table-cell office:value-type="float" office:value="23.6664163405948">
            <text:p>23.6664163406</text:p>
          </table:table-cell>
          <table:table-cell office:value-type="float" office:value="20.7149699788568">
            <text:p>20.7149699789</text:p>
          </table:table-cell>
          <table:table-cell office:value-type="float" office:value="21.3808182827983">
            <text:p>21.3808182828</text:p>
          </table:table-cell>
          <table:table-cell office:value-type="float" office:value="20.6510211235801">
            <text:p>20.6510211236</text:p>
          </table:table-cell>
          <table:table-cell office:value-type="float" office:value="20.5281899847608">
            <text:p>20.5281899848</text:p>
          </table:table-cell>
          <table:table-cell office:value-type="float" office:value="21.4665952679187">
            <text:p>21.4665952679</text:p>
          </table:table-cell>
          <table:table-cell office:value-type="float" office:value="23.4987723081259">
            <text:p>23.4987723081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8073677086027">
            <text:p>26.8073677086</text:p>
          </table:table-cell>
          <table:table-cell office:value-type="float" office:value="21.2170942129721">
            <text:p>21.217094213</text:p>
          </table:table-cell>
          <table:table-cell office:value-type="float" office:value="35">
            <text:p>35</text:p>
          </table:table-cell>
          <table:table-cell office:value-type="float" office:value="27.1590518245713">
            <text:p>27.1590518246</text:p>
          </table:table-cell>
          <table:table-cell office:value-type="float" office:value="20.7807018695216">
            <text:p>20.7807018695</text:p>
          </table:table-cell>
          <table:table-cell office:value-type="float" office:value="32.5420118201765">
            <text:p>32.5420118202</text:p>
          </table:table-cell>
          <table:table-cell office:value-type="float" office:value="21.2976915851013">
            <text:p>21.2976915851</text:p>
          </table:table-cell>
          <table:table-cell office:value-type="float" office:value="35">
            <text:p>35</text:p>
          </table:table-cell>
          <table:table-cell office:value-type="float" office:value="20.9178216023402">
            <text:p>20.9178216023</text:p>
          </table:table-cell>
          <table:table-cell office:value-type="float" office:value="24.2175562656981">
            <text:p>24.2175562657</text:p>
          </table:table-cell>
          <table:table-cell office:value-type="float" office:value="24.6312229525643">
            <text:p>24.6312229526</text:p>
          </table:table-cell>
          <table:table-cell office:value-type="float" office:value="30.45076223453">
            <text:p>30.4507622345</text:p>
          </table:table-cell>
          <table:table-cell office:value-type="float" office:value="23.0371230941739">
            <text:p>23.037123094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8417275480376">
            <text:p>23.841727548</text:p>
          </table:table-cell>
          <table:table-cell office:value-type="float" office:value="22.2656543077601">
            <text:p>22.2656543078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8413026897944">
            <text:p>20.8413026898</text:p>
          </table:table-cell>
          <table:table-cell office:value-type="float" office:value="20.6279594181899">
            <text:p>20.6279594182</text:p>
          </table:table-cell>
          <table:table-cell table:number-columns-repeated="4" office:value-type="float" office:value="20">
            <text:p>20</text:p>
          </table:table-cell>
          <table:table-cell office:value-type="float" office:value="20.8273941292955">
            <text:p>20.8273941293</text:p>
          </table:table-cell>
          <table:table-cell office:value-type="float" office:value="21.1848897403103">
            <text:p>21.1848897403</text:p>
          </table:table-cell>
          <table:table-cell office:value-type="float" office:value="20.9409528908231">
            <text:p>20.9409528908</text:p>
          </table:table-cell>
          <table:table-cell office:value-type="float" office:value="21.1373336935445">
            <text:p>21.1373336935</text:p>
          </table:table-cell>
          <table:table-cell office:value-type="float" office:value="21.1689401980994">
            <text:p>21.1689401981</text:p>
          </table:table-cell>
          <table:table-cell office:value-type="float" office:value="21.0752662599833">
            <text:p>21.07526626</text:p>
          </table:table-cell>
          <table:table-cell office:value-type="float" office:value="20.8835134397172">
            <text:p>20.8835134397</text:p>
          </table:table-cell>
          <table:table-cell office:value-type="float" office:value="20.9701823121641">
            <text:p>20.9701823122</text:p>
          </table:table-cell>
          <table:table-cell office:value-type="float" office:value="21.0146806764332">
            <text:p>21.0146806764</text:p>
          </table:table-cell>
          <table:table-cell office:value-type="float" office:value="20">
            <text:p>20</text:p>
          </table:table-cell>
          <table:table-cell office:value-type="float" office:value="21.0296910597472">
            <text:p>21.0296910597</text:p>
          </table:table-cell>
          <table:table-cell office:value-type="float" office:value="20.9849270929354">
            <text:p>20.9849270929</text:p>
          </table:table-cell>
          <table:table-cell office:value-type="float" office:value="21.0599830323687">
            <text:p>21.0599830324</text:p>
          </table:table-cell>
          <table:table-cell office:value-type="float" office:value="20.5281868710667">
            <text:p>20.5281868711</text:p>
          </table:table-cell>
          <table:table-cell office:value-type="float" office:value="20.8693616421721">
            <text:p>20.8693616422</text:p>
          </table:table-cell>
          <table:table-cell office:value-type="float" office:value="20.8977477356012">
            <text:p>20.8977477356</text:p>
          </table:table-cell>
          <table:table-cell office:value-type="float" office:value="20.9264667248659">
            <text:p>20.9264667249</text:p>
          </table:table-cell>
          <table:table-cell office:value-type="float" office:value="20.912065253323">
            <text:p>20.9120652533</text:p>
          </table:table-cell>
          <table:table-cell office:value-type="float" office:value="21.1061113682643">
            <text:p>21.1061113683</text:p>
          </table:table-cell>
          <table:table-cell office:value-type="float" office:value="20.8135652555683">
            <text:p>20.8135652556</text:p>
          </table:table-cell>
          <table:table-cell office:value-type="float" office:value="20.7455925579932">
            <text:p>20.745592558</text:p>
          </table:table-cell>
          <table:table-cell office:value-type="float" office:value="20.6152480651644">
            <text:p>20.6152480652</text:p>
          </table:table-cell>
          <table:table-cell office:value-type="float" office:value="21.0906420905496">
            <text:p>21.0906420905</text:p>
          </table:table-cell>
          <table:table-cell office:value-type="float" office:value="21.1216749476162">
            <text:p>21.1216749476</text:p>
          </table:table-cell>
          <table:table-cell office:value-type="float" office:value="21.1530884815981">
            <text:p>21.1530884816</text:p>
          </table:table-cell>
          <table:table-cell table:number-columns-repeated="2" office:value-type="float" office:value="20">
            <text:p>20</text:p>
          </table:table-cell>
          <table:table-cell office:value-type="float" office:value="27.5819825619481">
            <text:p>27.5819825619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795588578569">
            <text:p>25.8795588579</text:p>
          </table:table-cell>
          <table:table-cell table:number-columns-repeated="2" office:value-type="float" office:value="20">
            <text:p>20</text:p>
          </table:table-cell>
          <table:table-cell office:value-type="float" office:value="31.2644543112046">
            <text:p>31.2644543112</text:p>
          </table:table-cell>
          <table:table-cell table:number-columns-repeated="4" office:value-type="float" office:value="20">
            <text:p>20</text:p>
          </table:table-cell>
          <table:table-cell office:value-type="float" office:value="30.6012482861795">
            <text:p>30.6012482862</text:p>
          </table:table-cell>
          <table:table-cell office:value-type="float" office:value="28.9175351975556">
            <text:p>28.9175351976</text:p>
          </table:table-cell>
          <table:table-cell office:value-type="float" office:value="35">
            <text:p>3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9.9932722475234">
            <text:p>29.9932722475</text:p>
          </table:table-cell>
          <table:table-cell office:value-type="float" office:value="32.7896675624776">
            <text:p>32.7896675625</text:p>
          </table:table-cell>
          <table:table-cell office:value-type="float" office:value="31.9907742547254">
            <text:p>31.9907742547</text:p>
          </table:table-cell>
          <table:table-cell office:value-type="float" office:value="26.1787929181788">
            <text:p>26.1787929182</text:p>
          </table:table-cell>
          <table:table-cell office:value-type="float" office:value="20">
            <text:p>20</text:p>
          </table:table-cell>
          <table:table-cell office:value-type="float" office:value="33.6725834503696">
            <text:p>33.6725834504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4967196689363">
            <text:p>26.4967196689</text:p>
          </table:table-cell>
          <table:table-cell office:value-type="float" office:value="27.1961242930775">
            <text:p>27.1961242931</text:p>
          </table:table-cell>
          <table:table-cell office:value-type="float" office:value="29.4339028775159">
            <text:p>29.433902877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72159841368">
            <text:p>20.2072159841</text:p>
          </table:table-cell>
          <table:table-cell office:value-type="float" office:value="20.1783552509568">
            <text:p>20.178355251</text:p>
          </table:table-cell>
          <table:table-cell office:value-type="float" office:value="20.1079065298001">
            <text:p>20.1079065298</text:p>
          </table:table-cell>
          <table:table-cell office:value-type="float" office:value="20.8045656658115">
            <text:p>20.8045656658</text:p>
          </table:table-cell>
          <table:table-cell office:value-type="float" office:value="20.8815764263542">
            <text:p>20.8815764264</text:p>
          </table:table-cell>
          <table:table-cell office:value-type="float" office:value="21.5486013566124">
            <text:p>21.5486013566</text:p>
          </table:table-cell>
          <table:table-cell office:value-type="float" office:value="20.296240964083">
            <text:p>20.2962409641</text:p>
          </table:table-cell>
          <table:table-cell office:value-type="float" office:value="21.2610506448761">
            <text:p>21.2610506449</text:p>
          </table:table-cell>
          <table:table-cell office:value-type="float" office:value="21.0224571480294">
            <text:p>21.022457148</text:p>
          </table:table-cell>
          <table:table-cell office:value-type="float" office:value="20.486093039361">
            <text:p>20.4860930394</text:p>
          </table:table-cell>
          <table:table-cell office:value-type="float" office:value="21.4250536299789">
            <text:p>21.42505363</text:p>
          </table:table-cell>
          <table:table-cell office:value-type="float" office:value="20.2512624608695">
            <text:p>20.2512624609</text:p>
          </table:table-cell>
          <table:table-cell office:value-type="float" office:value="20.4049857324285">
            <text:p>20.4049857324</text:p>
          </table:table-cell>
          <table:table-cell office:value-type="float" office:value="20.5026742409294">
            <text:p>20.5026742409</text:p>
          </table:table-cell>
          <table:table-cell office:value-type="float" office:value="21.35353110867">
            <text:p>21.3535311087</text:p>
          </table:table-cell>
          <table:table-cell office:value-type="float" office:value="21.6254684871785">
            <text:p>21.6254684872</text:p>
          </table:table-cell>
          <table:table-cell office:value-type="float" office:value="21.5234436731846">
            <text:p>21.5234436732</text:p>
          </table:table-cell>
          <table:table-cell office:value-type="float" office:value="21.7857740565453">
            <text:p>21.7857740565</text:p>
          </table:table-cell>
          <table:table-cell office:value-type="float" office:value="21.3301075166688">
            <text:p>21.3301075167</text:p>
          </table:table-cell>
          <table:table-cell office:value-type="float" office:value="21.4493210510562">
            <text:p>21.4493210511</text:p>
          </table:table-cell>
          <table:table-cell office:value-type="float" office:value="21.7584249981192">
            <text:p>21.7584249981</text:p>
          </table:table-cell>
          <table:table-cell office:value-type="float" office:value="20.6398709229411">
            <text:p>20.6398709229</text:p>
          </table:table-cell>
          <table:table-cell office:value-type="float" office:value="21.2838699173649">
            <text:p>21.2838699174</text:p>
          </table:table-cell>
          <table:table-cell office:value-type="float" office:value="21.7313332784702">
            <text:p>21.7313332785</text:p>
          </table:table-cell>
          <table:table-cell office:value-type="float" office:value="21.085355022134">
            <text:p>21.0853550221</text:p>
          </table:table-cell>
          <table:table-cell office:value-type="float" office:value="20.7483835137051">
            <text:p>20.7483835137</text:p>
          </table:table-cell>
          <table:table-cell office:value-type="float" office:value="21.4985130928772">
            <text:p>21.4985130929</text:p>
          </table:table-cell>
          <table:table-cell office:value-type="float" office:value="20.5874534572688">
            <text:p>20.5874534573</text:p>
          </table:table-cell>
          <table:table-cell office:value-type="float" office:value="20.5193784699135">
            <text:p>20.5193784699</text:p>
          </table:table-cell>
          <table:table-cell office:value-type="float" office:value="21.238427622508">
            <text:p>21.2384276225</text:p>
          </table:table-cell>
          <table:table-cell office:value-type="float" office:value="21.1498482567731">
            <text:p>21.1498482568</text:p>
          </table:table-cell>
          <table:table-cell office:value-type="float" office:value="21.5996105596072">
            <text:p>21.5996105596</text:p>
          </table:table-cell>
          <table:table-cell office:value-type="float" office:value="21.1717110617321">
            <text:p>21.1717110617</text:p>
          </table:table-cell>
          <table:table-cell office:value-type="float" office:value="21.4738065543544">
            <text:p>21.4738065544</text:p>
          </table:table-cell>
          <table:table-cell office:value-type="float" office:value="21.6779074624818">
            <text:p>21.6779074625</text:p>
          </table:table-cell>
          <table:table-cell office:value-type="float" office:value="21.8133841378594">
            <text:p>21.8133841379</text:p>
          </table:table-cell>
          <table:table-cell office:value-type="float" office:value="21.7044952824935">
            <text:p>21.7044952825</text:p>
          </table:table-cell>
          <table:table-cell office:value-type="float" office:value="21.3068880047437">
            <text:p>21.3068880047</text:p>
          </table:table-cell>
          <table:table-cell table:number-columns-repeated="2" office:value-type="float" office:value="21.8412589968331">
            <text:p>21.8412589968</text:p>
          </table:table-cell>
          <table:table-cell table:number-columns-repeated="4" office:value-type="float" office:value="35">
            <text:p>35</text:p>
          </table:table-cell>
          <table:table-cell office:value-type="float" office:value="22.8999798242858">
            <text:p>22.8999798243</text:p>
          </table:table-cell>
          <table:table-cell office:value-type="float" office:value="21.1498482567731">
            <text:p>21.1498482568</text:p>
          </table:table-cell>
          <table:table-cell office:value-type="float" office:value="27.6516251460571">
            <text:p>27.6516251461</text:p>
          </table:table-cell>
          <table:table-cell office:value-type="float" office:value="21.9554838745891">
            <text:p>21.9554838746</text:p>
          </table:table-cell>
          <table:table-cell office:value-type="float" office:value="31.1231180588289">
            <text:p>31.1231180588</text:p>
          </table:table-cell>
          <table:table-cell office:value-type="float" office:value="23.5876014189646">
            <text:p>23.587601419</text:p>
          </table:table-cell>
          <table:table-cell office:value-type="float" office:value="22.0742651500991">
            <text:p>22.0742651501</text:p>
          </table:table-cell>
          <table:table-cell office:value-type="float" office:value="21.3301075166688">
            <text:p>21.3301075167</text:p>
          </table:table-cell>
          <table:table-cell office:value-type="float" office:value="21.4250536299789">
            <text:p>21.42505363</text:p>
          </table:table-cell>
          <table:table-cell office:value-type="float" office:value="24.6672801147349">
            <text:p>24.6672801147</text:p>
          </table:table-cell>
          <table:table-cell office:value-type="float" office:value="26.4520030101681">
            <text:p>26.4520030102</text:p>
          </table:table-cell>
          <table:table-cell office:value-type="float" office:value="33.7703770059821">
            <text:p>33.770377006</text:p>
          </table:table-cell>
          <table:table-cell office:value-type="float" office:value="34.8715118934647">
            <text:p>34.8715118935</text:p>
          </table:table-cell>
          <table:table-cell office:value-type="float" office:value="26.1052009518712">
            <text:p>26.1052009519</text:p>
          </table:table-cell>
          <table:table-cell office:value-type="float" office:value="35">
            <text:p>35</text:p>
          </table:table-cell>
          <table:table-cell office:value-type="float" office:value="29.1623225151146">
            <text:p>29.1623225151</text:p>
          </table:table-cell>
          <table:table-cell office:value-type="float" office:value="35">
            <text:p>35</text:p>
          </table:table-cell>
          <table:table-cell office:value-type="float" office:value="23.985501363738">
            <text:p>23.9855013637</text:p>
          </table:table-cell>
          <table:table-cell office:value-type="float" office:value="27.2222816824686">
            <text:p>27.2222816825</text:p>
          </table:table-cell>
          <table:table-cell office:value-type="float" office:value="25.1903785417443">
            <text:p>25.1903785417</text:p>
          </table:table-cell>
          <table:table-cell office:value-type="float" office:value="28.6170332336495">
            <text:p>28.6170332336</text:p>
          </table:table-cell>
          <table:table-cell office:value-type="float" office:value="24.4274432945715">
            <text:p>24.4274432946</text:p>
          </table:table-cell>
          <table:table-cell office:value-type="float" office:value="22.197881001698">
            <text:p>22.1978810017</text:p>
          </table:table-cell>
          <table:table-cell office:value-type="float" office:value="25.7806738891643">
            <text:p>25.7806738892</text:p>
          </table:table-cell>
          <table:table-cell office:value-type="float" office:value="31.9133223593243">
            <text:p>31.9133223593</text:p>
          </table:table-cell>
          <table:table-cell office:value-type="float" office:value="21.6254684871785">
            <text:p>21.6254684872</text:p>
          </table:table-cell>
          <table:table-cell office:value-type="float" office:value="32.7906579782731">
            <text:p>32.7906579783</text:p>
          </table:table-cell>
          <table:table-cell office:value-type="float" office:value="22.4608471731178">
            <text:p>22.4608471731</text:p>
          </table:table-cell>
          <table:table-cell office:value-type="float" office:value="22.6008795505494">
            <text:p>22.6008795505</text:p>
          </table:table-cell>
          <table:table-cell office:value-type="float" office:value="23.7814681279754">
            <text:p>23.781468128</text:p>
          </table:table-cell>
          <table:table-cell office:value-type="float" office:value="22.7471165289265">
            <text:p>22.747116528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2690730376777">
            <text:p>22.2690730377</text:p>
          </table:table-cell>
          <table:table-cell office:value-type="float" office:value="20.4273217114891">
            <text:p>20.4273217115</text:p>
          </table:table-cell>
          <table:table-cell office:value-type="float" office:value="20.9568658065033">
            <text:p>20.9568658065</text:p>
          </table:table-cell>
          <table:table-cell office:value-type="float" office:value="35">
            <text:p>35</text:p>
          </table:table-cell>
          <table:table-cell office:value-type="float" office:value="20.1502158754066">
            <text:p>20.1502158754</text:p>
          </table:table-cell>
          <table:table-cell office:value-type="float" office:value="30.4872040799841">
            <text:p>30.48720408</text:p>
          </table:table-cell>
          <table:table-cell office:value-type="float" office:value="21.8282489525105">
            <text:p>21.8282489525</text:p>
          </table:table-cell>
          <table:table-cell office:value-type="float" office:value="20.7440792195413">
            <text:p>20.7440792195</text:p>
          </table:table-cell>
          <table:table-cell office:value-type="float" office:value="22.0406292226811">
            <text:p>22.0406292227</text:p>
          </table:table-cell>
          <table:table-cell office:value-type="float" office:value="23.730905467014">
            <text:p>23.730905467</text:p>
          </table:table-cell>
          <table:table-cell office:value-type="float" office:value="35">
            <text:p>35</text:p>
          </table:table-cell>
          <table:table-cell office:value-type="float" office:value="21.1096549987319">
            <text:p>21.1096549987</text:p>
          </table:table-cell>
          <table:table-cell office:value-type="float" office:value="33.5557091585622">
            <text:p>33.5557091586</text:p>
          </table:table-cell>
          <table:table-cell office:value-type="float" office:value="20.5488095285502">
            <text:p>20.5488095286</text:p>
          </table:table-cell>
          <table:table-cell office:value-type="float" office:value="35">
            <text:p>35</text:p>
          </table:table-cell>
          <table:table-cell office:value-type="float" office:value="22.1527313966754">
            <text:p>22.1527313967</text:p>
          </table:table-cell>
          <table:table-cell office:value-type="float" office:value="20.8129487415277">
            <text:p>20.8129487415</text:p>
          </table:table-cell>
          <table:table-cell office:value-type="float" office:value="23.5547427725638">
            <text:p>23.5547427726</text:p>
          </table:table-cell>
          <table:table-cell office:value-type="float" office:value="20.6771528305447">
            <text:p>20.6771528305</text:p>
          </table:table-cell>
          <table:table-cell office:value-type="float" office:value="29.3228733181567">
            <text:p>29.3228733182</text:p>
          </table:table-cell>
          <table:table-cell office:value-type="float" office:value="22.6460843052575">
            <text:p>22.6460843053</text:p>
          </table:table-cell>
          <table:table-cell office:value-type="float" office:value="29.8806650502033">
            <text:p>29.8806650502</text:p>
          </table:table-cell>
          <table:table-cell office:value-type="float" office:value="21.5362770473392">
            <text:p>21.5362770473</text:p>
          </table:table-cell>
          <table:table-cell office:value-type="float" office:value="21.2721628275004">
            <text:p>21.2721628275</text:p>
          </table:table-cell>
          <table:table-cell office:value-type="float" office:value="21.0321008889329">
            <text:p>21.0321008889</text:p>
          </table:table-cell>
          <table:table-cell office:value-type="float" office:value="24.5261631883122">
            <text:p>24.5261631883</text:p>
          </table:table-cell>
          <table:table-cell office:value-type="float" office:value="24.7512167981108">
            <text:p>24.7512167981</text:p>
          </table:table-cell>
          <table:table-cell office:value-type="float" office:value="32.6728486613067">
            <text:p>32.6728486613</text:p>
          </table:table-cell>
          <table:table-cell office:value-type="float" office:value="35">
            <text:p>35</text:p>
          </table:table-cell>
          <table:table-cell office:value-type="float" office:value="24.9884733855485">
            <text:p>24.9884733855</text:p>
          </table:table-cell>
          <table:table-cell office:value-type="float" office:value="35">
            <text:p>35</text:p>
          </table:table-cell>
          <table:table-cell office:value-type="float" office:value="25.2389531234097">
            <text:p>25.2389531234</text:p>
          </table:table-cell>
          <table:table-cell office:value-type="float" office:value="21.4453470293395">
            <text:p>21.4453470293</text:p>
          </table:table-cell>
          <table:table-cell office:value-type="float" office:value="28.331773633874">
            <text:p>28.3317736339</text:p>
          </table:table-cell>
          <table:table-cell office:value-type="float" office:value="21.7275623197081">
            <text:p>21.7275623197</text:p>
          </table:table-cell>
          <table:table-cell table:number-columns-repeated="2" office:value-type="float" office:value="35">
            <text:p>35</text:p>
          </table:table-cell>
          <table:table-cell office:value-type="float" office:value="27.0938522217418">
            <text:p>27.0938522217</text:p>
          </table:table-cell>
          <table:table-cell office:value-type="float" office:value="35">
            <text:p>35</text:p>
          </table:table-cell>
          <table:table-cell office:value-type="float" office:value="21.1896370359337">
            <text:p>21.1896370359</text:p>
          </table:table-cell>
          <table:table-cell office:value-type="float" office:value="20.2028268178757">
            <text:p>20.2028268179</text:p>
          </table:table-cell>
          <table:table-cell office:value-type="float" office:value="23.0713426895269">
            <text:p>23.0713426895</text:p>
          </table:table-cell>
          <table:table-cell office:value-type="float" office:value="26.3979863839014">
            <text:p>26.3979863839</text:p>
          </table:table-cell>
          <table:table-cell office:value-type="float" office:value="35">
            <text:p>35</text:p>
          </table:table-cell>
          <table:table-cell office:value-type="float" office:value="26.0817943116883">
            <text:p>26.0817943117</text:p>
          </table:table-cell>
          <table:table-cell table:number-columns-repeated="2" office:value-type="float" office:value="35">
            <text:p>35</text:p>
          </table:table-cell>
          <table:table-cell office:value-type="float" office:value="25.5037931598952">
            <text:p>25.5037931599</text:p>
          </table:table-cell>
          <table:table-cell office:value-type="float" office:value="22.3898992722794">
            <text:p>22.3898992723</text:p>
          </table:table-cell>
          <table:table-cell office:value-type="float" office:value="20.8838472681428">
            <text:p>20.8838472681</text:p>
          </table:table-cell>
          <table:table-cell office:value-type="float" office:value="35">
            <text:p>35</text:p>
          </table:table-cell>
          <table:table-cell office:value-type="float" office:value="27.4779214606796">
            <text:p>27.4779214607</text:p>
          </table:table-cell>
          <table:table-cell office:value-type="float" office:value="35">
            <text:p>35</text:p>
          </table:table-cell>
          <table:table-cell office:value-type="float" office:value="24.3123946947104">
            <text:p>24.3123946947</text:p>
          </table:table-cell>
          <table:table-cell office:value-type="float" office:value="31.1491726866848">
            <text:p>31.1491726867</text:p>
          </table:table-cell>
          <table:table-cell office:value-type="float" office:value="35">
            <text:p>35</text:p>
          </table:table-cell>
          <table:table-cell office:value-type="float" office:value="24.1090832551268">
            <text:p>24.1090832551</text:p>
          </table:table-cell>
          <table:table-cell office:value-type="float" office:value="35">
            <text:p>35</text:p>
          </table:table-cell>
          <table:table-cell office:value-type="float" office:value="22.9236693476137">
            <text:p>22.9236693476</text:p>
          </table:table-cell>
          <table:table-cell office:value-type="float" office:value="31.8745329711771">
            <text:p>31.8745329712</text:p>
          </table:table-cell>
          <table:table-cell office:value-type="float" office:value="23.2254526987266">
            <text:p>23.2254526987</text:p>
          </table:table-cell>
          <table:table-cell office:value-type="float" office:value="35">
            <text:p>35</text:p>
          </table:table-cell>
          <table:table-cell office:value-type="float" office:value="23.9154798869148">
            <text:p>23.9154798869</text:p>
          </table:table-cell>
          <table:table-cell office:value-type="float" office:value="21.3573556869838">
            <text:p>21.357355687</text:p>
          </table:table-cell>
          <table:table-cell office:value-type="float" office:value="35">
            <text:p>35</text:p>
          </table:table-cell>
          <table:table-cell office:value-type="float" office:value="25.7842648792548">
            <text:p>25.7842648793</text:p>
          </table:table-cell>
          <table:table-cell office:value-type="float" office:value="23.3864295854864">
            <text:p>23.3864295855</text:p>
          </table:table-cell>
          <table:table-cell office:value-type="float" office:value="26.7346538807896">
            <text:p>26.7346538808</text:p>
          </table:table-cell>
          <table:table-cell office:value-type="float" office:value="28.8081792136518">
            <text:p>28.8081792137</text:p>
          </table:table-cell>
          <table:table-cell office:value-type="float" office:value="21.6302954569064">
            <text:p>21.6302954569</text:p>
          </table:table-cell>
          <table:table-cell office:value-type="float" office:value="34.5372958422487">
            <text:p>34.5372958422</text:p>
          </table:table-cell>
          <table:table-cell table:number-columns-repeated="2" office:value-type="float" office:value="35">
            <text:p>35</text:p>
          </table:table-cell>
          <table:table-cell office:value-type="float" office:value="22.5154744961249">
            <text:p>22.5154744961</text:p>
          </table:table-cell>
          <table:table-cell office:value-type="float" office:value="27.8895373232111">
            <text:p>27.8895373232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office:value-type="string">
            <text:p>買取価格</text:p>
          </table:table-cell>
          <table:table-cell table:number-columns-repeated="39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56916266666551">
            <text:p>9.5691626667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634268625">
            <text:p>10.634268625</text:p>
          </table:table-cell>
          <table:table-cell table:number-columns-repeated="3" office:value-type="float" office:value="20">
            <text:p>20</text:p>
          </table:table-cell>
          <table:table-cell office:value-type="float" office:value="15.24">
            <text:p>15.2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2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2.5456086111103">
            <text:p>12.5456086111</text:p>
          </table:table-cell>
          <table:table-cell office:value-type="float" office:value="20">
            <text:p>20</text:p>
          </table:table-cell>
          <table:table-cell office:value-type="float" office:value="12.0641048611094">
            <text:p>12.0641048611</text:p>
          </table:table-cell>
          <table:table-cell table:number-columns-repeated="3" office:value-type="float" office:value="20">
            <text:p>20</text:p>
          </table:table-cell>
          <table:table-cell office:value-type="float" office:value="14.311219875">
            <text:p>14.311219875</text:p>
          </table:table-cell>
          <table:table-cell table:number-columns-repeated="3" office:value-type="float" office:value="20">
            <text:p>20</text:p>
          </table:table-cell>
          <table:table-cell office:value-type="float" office:value="18.9224594690743">
            <text:p>18.9224594691</text:p>
          </table:table-cell>
          <table:table-cell office:value-type="float" office:value="9.33333333333333">
            <text:p>9.3333333333</text:p>
          </table:table-cell>
          <table:table-cell table:number-columns-repeated="91" office:value-type="float" office:value="20">
            <text:p>20</text:p>
          </table:table-cell>
          <table:table-cell office:value-type="float" office:value="19.4817347769679">
            <text:p>19.481734777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1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2" office:value-type="float" office:value="20">
            <text:p>20</text:p>
          </table:table-cell>
          <table:table-cell office:value-type="float" office:value="19.0818226769044">
            <text:p>19.0818226769</text:p>
          </table:table-cell>
          <table:table-cell office:value-type="float" office:value="15.6331032777785">
            <text:p>15.6331032778</text:p>
          </table:table-cell>
          <table:table-cell office:value-type="float" office:value="15.8594044444452">
            <text:p>15.8594044444</text:p>
          </table:table-cell>
          <table:table-cell office:value-type="float" office:value="15.4904950000011">
            <text:p>15.490495</text:p>
          </table:table-cell>
          <table:table-cell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4.3207967777774">
            <text:p>14.3207967778</text:p>
          </table:table-cell>
          <table:table-cell office:value-type="float" office:value="14.480774333333">
            <text:p>14.480774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3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7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3" office:value-type="float" office:value="20">
            <text:p>20</text:p>
          </table:table-cell>
          <table:table-cell office:value-type="float" office:value="11.1565575">
            <text:p>11.156557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.03396">
            <text:p>15.03396</text:p>
          </table:table-cell>
          <table:table-cell table:number-columns-repeated="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1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2807146666656">
            <text:p>10.2807146667</text:p>
          </table:table-cell>
          <table:table-cell office:value-type="float" office:value="20">
            <text:p>20</text:p>
          </table:table-cell>
          <table:table-cell office:value-type="float" office:value="9.35939022222188">
            <text:p>9.3593902222</text:p>
          </table:table-cell>
          <table:table-cell table:number-columns-repeated="2" office:value-type="float" office:value="20">
            <text:p>20</text:p>
          </table:table-cell>
          <table:table-cell office:value-type="float" office:value="13.348784">
            <text:p>13.34878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8" office:value-type="float" office:value="20">
            <text:p>20</text:p>
          </table:table-cell>
          <table:table-cell office:value-type="float" office:value="15.9106613333323">
            <text:p>15.9106613333</text:p>
          </table:table-cell>
          <table:table-cell office:value-type="float" office:value="15.4553560000011">
            <text:p>15.455356</text:p>
          </table:table-cell>
          <table:table-cell office:value-type="float" office:value="15.069728">
            <text:p>15.069728</text:p>
          </table:table-cell>
          <table:table-cell office:value-type="float" office:value="20">
            <text:p>20</text:p>
          </table:table-cell>
          <table:table-cell office:value-type="float" office:value="14.0871875">
            <text:p>14.0871875</text:p>
          </table:table-cell>
          <table:table-cell office:value-type="float" office:value="20">
            <text:p>20</text:p>
          </table:table-cell>
          <table:table-cell office:value-type="float" office:value="14.762824875">
            <text:p>14.762824875</text:p>
          </table:table-cell>
          <table:table-cell office:value-type="float" office:value="14.66900825">
            <text:p>14.66900825</text:p>
          </table:table-cell>
          <table:table-cell office:value-type="float" office:value="13.5156822083338">
            <text:p>13.5156822083</text:p>
          </table:table-cell>
          <table:table-cell office:value-type="float" office:value="13.709961277776">
            <text:p>13.7099612778</text:p>
          </table:table-cell>
          <table:table-cell office:value-type="float" office:value="20">
            <text:p>20</text:p>
          </table:table-cell>
          <table:table-cell office:value-type="float" office:value="14.035564875">
            <text:p>14.035564875</text:p>
          </table:table-cell>
          <table:table-cell office:value-type="float" office:value="20">
            <text:p>20</text:p>
          </table:table-cell>
          <table:table-cell office:value-type="float" office:value="17.5271294458464">
            <text:p>17.5271294458</text:p>
          </table:table-cell>
          <table:table-cell office:value-type="float" office:value="17.9937087956867">
            <text:p>17.9937087957</text:p>
          </table:table-cell>
          <table:table-cell office:value-type="float" office:value="20">
            <text:p>20</text:p>
          </table:table-cell>
          <table:table-cell office:value-type="float" office:value="16.6406286811498">
            <text:p>16.6406286811</text:p>
          </table:table-cell>
          <table:table-cell office:value-type="float" office:value="19.6267365201278">
            <text:p>19.6267365201</text:p>
          </table:table-cell>
          <table:table-cell office:value-type="float" office:value="16.920576291054">
            <text:p>16.9205762911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6" office:value-type="float" office:value="20">
            <text:p>20</text:p>
          </table:table-cell>
          <table:table-cell table:number-columns-repeated="4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5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4.3471760555568">
            <text:p>14.3471760556</text:p>
          </table:table-cell>
          <table:table-cell table:number-columns-repeated="2" office:value-type="float" office:value="20">
            <text:p>20</text:p>
          </table:table-cell>
          <table:table-cell office:value-type="float" office:value="19.8042817047">
            <text:p>19.8042817047</text:p>
          </table:table-cell>
          <table:table-cell table:number-columns-repeated="74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2.8957944444452">
            <text:p>12.8957944444</text:p>
          </table:table-cell>
          <table:table-cell office:value-type="float" office:value="20">
            <text:p>20</text:p>
          </table:table-cell>
          <table:table-cell office:value-type="float" office:value="14.279942">
            <text:p>14.279942</text:p>
          </table:table-cell>
          <table:table-cell office:value-type="float" office:value="20">
            <text:p>20</text:p>
          </table:table-cell>
          <table:table-cell office:value-type="float" office:value="13.637546">
            <text:p>13.637546</text:p>
          </table:table-cell>
          <table:table-cell office:value-type="float" office:value="20">
            <text:p>20</text:p>
          </table:table-cell>
          <table:table-cell office:value-type="float" office:value="14.3864399166676">
            <text:p>14.3864399167</text:p>
          </table:table-cell>
          <table:table-cell office:value-type="float" office:value="20">
            <text:p>20</text:p>
          </table:table-cell>
          <table:table-cell office:value-type="float" office:value="15.2071545833324">
            <text:p>15.2071545833</text:p>
          </table:table-cell>
          <table:table-cell office:value-type="float" office:value="14.5515446250009">
            <text:p>14.551544625</text:p>
          </table:table-cell>
          <table:table-cell office:value-type="float" office:value="9.33333333333333">
            <text:p>9.3333333333</text:p>
          </table:table-cell>
          <table:table-cell table:number-columns-repeated="79" office:value-type="float" office:value="20">
            <text:p>20</text:p>
          </table:table-cell>
          <table:table-cell office:value-type="float" office:value="12.5885695">
            <text:p>12.5885695</text:p>
          </table:table-cell>
          <table:table-cell office:value-type="float" office:value="20">
            <text:p>20</text:p>
          </table:table-cell>
          <table:table-cell office:value-type="float" office:value="12.5011725">
            <text:p>12.5011725</text:p>
          </table:table-cell>
          <table:table-cell office:value-type="float" office:value="13.722257">
            <text:p>13.722257</text:p>
          </table:table-cell>
          <table:table-cell office:value-type="float" office:value="20">
            <text:p>20</text:p>
          </table:table-cell>
          <table:table-cell office:value-type="float" office:value="14.1152686666671">
            <text:p>14.1152686667</text:p>
          </table:table-cell>
          <table:table-cell office:value-type="float" office:value="20">
            <text:p>20</text:p>
          </table:table-cell>
          <table:table-cell office:value-type="float" office:value="13.7814606805538">
            <text:p>13.7814606806</text:p>
          </table:table-cell>
          <table:table-cell table:number-columns-repeated="2" office:value-type="float" office:value="20">
            <text:p>20</text:p>
          </table:table-cell>
          <table:table-cell office:value-type="float" office:value="16.0164750000012">
            <text:p>16.016475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31" office:value-type="float" office:value="20">
            <text:p>20</text:p>
          </table:table-cell>
        </table:table-row>
        <table:table-row table:style-name="ro1">
          <table:table-cell office:value-type="string">
            <text:p>平均</text:p>
          </table:table-cell>
          <table:table-cell table:number-columns-repeated="960"/>
        </table:table-row>
        <table:table-row table:style-name="ro1">
          <table:table-cell office:value-type="string">
            <text:p>電力購入量</text:p>
          </table:table-cell>
          <table:table-cell table:formula="of:=([.B1]+[.B6]+[.B11]+[.B16]+[.B21]+[.B26]+[.B31]+[.B36]+[.B41]+[.B46])/10" office:value-type="float" office:value="281.952667871443">
            <text:p>281.9526678714</text:p>
          </table:table-cell>
          <table:table-cell table:formula="of:=([.C1]+[.C6]+[.C11]+[.C16]+[.C21]+[.C26]+[.C31]+[.C36]+[.C41]+[.C46])/10" office:value-type="float" office:value="275.761050689676">
            <text:p>275.7610506897</text:p>
          </table:table-cell>
          <table:table-cell table:formula="of:=([.D1]+[.D6]+[.D11]+[.D16]+[.D21]+[.D26]+[.D31]+[.D36]+[.D41]+[.D46])/10" office:value-type="float" office:value="258.828425430548">
            <text:p>258.8284254305</text:p>
          </table:table-cell>
          <table:table-cell table:formula="of:=([.E1]+[.E6]+[.E11]+[.E16]+[.E21]+[.E26]+[.E31]+[.E36]+[.E41]+[.E46])/10" office:value-type="float" office:value="209.676967709701">
            <text:p>209.6769677097</text:p>
          </table:table-cell>
          <table:table-cell table:formula="of:=([.F1]+[.F6]+[.F11]+[.F16]+[.F21]+[.F26]+[.F31]+[.F36]+[.F41]+[.F46])/10" office:value-type="float" office:value="193.596078474873">
            <text:p>193.5960784749</text:p>
          </table:table-cell>
          <table:table-cell table:formula="of:=([.G1]+[.G6]+[.G11]+[.G16]+[.G21]+[.G26]+[.G31]+[.G36]+[.G41]+[.G46])/10" office:value-type="float" office:value="186.123012144467">
            <text:p>186.1230121445</text:p>
          </table:table-cell>
          <table:table-cell table:formula="of:=([.H1]+[.H6]+[.H11]+[.H16]+[.H21]+[.H26]+[.H31]+[.H36]+[.H41]+[.H46])/10" office:value-type="float" office:value="322.888938741288">
            <text:p>322.8889387413</text:p>
          </table:table-cell>
          <table:table-cell table:formula="of:=([.I1]+[.I6]+[.I11]+[.I16]+[.I21]+[.I26]+[.I31]+[.I36]+[.I41]+[.I46])/10" office:value-type="float" office:value="224.616427314322">
            <text:p>224.6164273143</text:p>
          </table:table-cell>
          <table:table-cell table:formula="of:=([.J1]+[.J6]+[.J11]+[.J16]+[.J21]+[.J26]+[.J31]+[.J36]+[.J41]+[.J46])/10" office:value-type="float" office:value="302.889590950461">
            <text:p>302.8895909505</text:p>
          </table:table-cell>
          <table:table-cell table:formula="of:=([.K1]+[.K6]+[.K11]+[.K16]+[.K21]+[.K26]+[.K31]+[.K36]+[.K41]+[.K46])/10" office:value-type="float" office:value="107.259928054029">
            <text:p>107.259928054</text:p>
          </table:table-cell>
          <table:table-cell table:formula="of:=([.L1]+[.L6]+[.L11]+[.L16]+[.L21]+[.L26]+[.L31]+[.L36]+[.L41]+[.L46])/10" office:value-type="float" office:value="182.274316811464">
            <text:p>182.2743168115</text:p>
          </table:table-cell>
          <table:table-cell table:formula="of:=([.M1]+[.M6]+[.M11]+[.M16]+[.M21]+[.M26]+[.M31]+[.M36]+[.M41]+[.M46])/10" office:value-type="float" office:value="237.628406905119">
            <text:p>237.6284069051</text:p>
          </table:table-cell>
          <table:table-cell table:formula="of:=([.N1]+[.N6]+[.N11]+[.N16]+[.N21]+[.N26]+[.N31]+[.N36]+[.N41]+[.N46])/10" office:value-type="float" office:value="308.059151716407">
            <text:p>308.0591517164</text:p>
          </table:table-cell>
          <table:table-cell table:formula="of:=([.O1]+[.O6]+[.O11]+[.O16]+[.O21]+[.O26]+[.O31]+[.O36]+[.O41]+[.O46])/10" office:value-type="float" office:value="200.014017444653">
            <text:p>200.0140174447</text:p>
          </table:table-cell>
          <table:table-cell table:formula="of:=([.P1]+[.P6]+[.P11]+[.P16]+[.P21]+[.P26]+[.P31]+[.P36]+[.P41]+[.P46])/10" office:value-type="float" office:value="122.188940321162">
            <text:p>122.1889403212</text:p>
          </table:table-cell>
          <table:table-cell table:formula="of:=([.Q1]+[.Q6]+[.Q11]+[.Q16]+[.Q21]+[.Q26]+[.Q31]+[.Q36]+[.Q41]+[.Q46])/10" office:value-type="float" office:value="181.405136122417">
            <text:p>181.4051361224</text:p>
          </table:table-cell>
          <table:table-cell table:formula="of:=([.R1]+[.R6]+[.R11]+[.R16]+[.R21]+[.R26]+[.R31]+[.R36]+[.R41]+[.R46])/10" office:value-type="float" office:value="179.485016973955">
            <text:p>179.485016974</text:p>
          </table:table-cell>
          <table:table-cell table:formula="of:=([.S1]+[.S6]+[.S11]+[.S16]+[.S21]+[.S26]+[.S31]+[.S36]+[.S41]+[.S46])/10" office:value-type="float" office:value="212.18016870533">
            <text:p>212.1801687053</text:p>
          </table:table-cell>
          <table:table-cell table:formula="of:=([.T1]+[.T6]+[.T11]+[.T16]+[.T21]+[.T26]+[.T31]+[.T36]+[.T41]+[.T46])/10" office:value-type="float" office:value="303.431245123193">
            <text:p>303.4312451232</text:p>
          </table:table-cell>
          <table:table-cell table:formula="of:=([.U1]+[.U6]+[.U11]+[.U16]+[.U21]+[.U26]+[.U31]+[.U36]+[.U41]+[.U46])/10" office:value-type="float" office:value="259.125125065472">
            <text:p>259.1251250655</text:p>
          </table:table-cell>
          <table:table-cell table:formula="of:=([.V1]+[.V6]+[.V11]+[.V16]+[.V21]+[.V26]+[.V31]+[.V36]+[.V41]+[.V46])/10" office:value-type="float" office:value="132.902915915467">
            <text:p>132.9029159155</text:p>
          </table:table-cell>
          <table:table-cell table:formula="of:=([.W1]+[.W6]+[.W11]+[.W16]+[.W21]+[.W26]+[.W31]+[.W36]+[.W41]+[.W46])/10" office:value-type="float" office:value="100.728342826928">
            <text:p>100.7283428269</text:p>
          </table:table-cell>
          <table:table-cell table:formula="of:=([.X1]+[.X6]+[.X11]+[.X16]+[.X21]+[.X26]+[.X31]+[.X36]+[.X41]+[.X46])/10" office:value-type="float" office:value="201.049343976013">
            <text:p>201.049343976</text:p>
          </table:table-cell>
          <table:table-cell table:formula="of:=([.Y1]+[.Y6]+[.Y11]+[.Y16]+[.Y21]+[.Y26]+[.Y31]+[.Y36]+[.Y41]+[.Y46])/10" office:value-type="float" office:value="158.576012521673">
            <text:p>158.5760125217</text:p>
          </table:table-cell>
          <table:table-cell table:formula="of:=([.Z1]+[.Z6]+[.Z11]+[.Z16]+[.Z21]+[.Z26]+[.Z31]+[.Z36]+[.Z41]+[.Z46])/10" office:value-type="float" office:value="175.875757726736">
            <text:p>175.8757577267</text:p>
          </table:table-cell>
          <table:table-cell table:formula="of:=([.AA1]+[.AA6]+[.AA11]+[.AA16]+[.AA21]+[.AA26]+[.AA31]+[.AA36]+[.AA41]+[.AA46])/10" office:value-type="float" office:value="180.84662748878">
            <text:p>180.8466274888</text:p>
          </table:table-cell>
          <table:table-cell table:formula="of:=([.AB1]+[.AB6]+[.AB11]+[.AB16]+[.AB21]+[.AB26]+[.AB31]+[.AB36]+[.AB41]+[.AB46])/10" office:value-type="float" office:value="134.832184028927">
            <text:p>134.8321840289</text:p>
          </table:table-cell>
          <table:table-cell table:formula="of:=([.AC1]+[.AC6]+[.AC11]+[.AC16]+[.AC21]+[.AC26]+[.AC31]+[.AC36]+[.AC41]+[.AC46])/10" office:value-type="float" office:value="107.447841239895">
            <text:p>107.4478412399</text:p>
          </table:table-cell>
          <table:table-cell table:formula="of:=([.AD1]+[.AD6]+[.AD11]+[.AD16]+[.AD21]+[.AD26]+[.AD31]+[.AD36]+[.AD41]+[.AD46])/10" office:value-type="float" office:value="20.098285683693">
            <text:p>20.0982856837</text:p>
          </table:table-cell>
          <table:table-cell table:formula="of:=([.AE1]+[.AE6]+[.AE11]+[.AE16]+[.AE21]+[.AE26]+[.AE31]+[.AE36]+[.AE41]+[.AE46])/10" office:value-type="float" office:value="165.618122070474">
            <text:p>165.6181220705</text:p>
          </table:table-cell>
          <table:table-cell table:formula="of:=([.AF1]+[.AF6]+[.AF11]+[.AF16]+[.AF21]+[.AF26]+[.AF31]+[.AF36]+[.AF41]+[.AF46])/10" office:value-type="float" office:value="198.360754008447">
            <text:p>198.3607540084</text:p>
          </table:table-cell>
          <table:table-cell table:formula="of:=([.AG1]+[.AG6]+[.AG11]+[.AG16]+[.AG21]+[.AG26]+[.AG31]+[.AG36]+[.AG41]+[.AG46])/10" office:value-type="float" office:value="126.65664761405">
            <text:p>126.6566476141</text:p>
          </table:table-cell>
          <table:table-cell table:formula="of:=([.AH1]+[.AH6]+[.AH11]+[.AH16]+[.AH21]+[.AH26]+[.AH31]+[.AH36]+[.AH41]+[.AH46])/10" office:value-type="float" office:value="120.236847613999">
            <text:p>120.236847614</text:p>
          </table:table-cell>
          <table:table-cell table:formula="of:=([.AI1]+[.AI6]+[.AI11]+[.AI16]+[.AI21]+[.AI26]+[.AI31]+[.AI36]+[.AI41]+[.AI46])/10" office:value-type="float" office:value="172.259472746738">
            <text:p>172.2594727467</text:p>
          </table:table-cell>
          <table:table-cell table:formula="of:=([.AJ1]+[.AJ6]+[.AJ11]+[.AJ16]+[.AJ21]+[.AJ26]+[.AJ31]+[.AJ36]+[.AJ41]+[.AJ46])/10" office:value-type="float" office:value="177.726120104629">
            <text:p>177.7261201046</text:p>
          </table:table-cell>
          <table:table-cell table:formula="of:=([.AK1]+[.AK6]+[.AK11]+[.AK16]+[.AK21]+[.AK26]+[.AK31]+[.AK36]+[.AK41]+[.AK46])/10" office:value-type="float" office:value="118.388968706799">
            <text:p>118.3889687068</text:p>
          </table:table-cell>
          <table:table-cell table:formula="of:=([.AL1]+[.AL6]+[.AL11]+[.AL16]+[.AL21]+[.AL26]+[.AL31]+[.AL36]+[.AL41]+[.AL46])/10" office:value-type="float" office:value="71.6753689754588">
            <text:p>71.6753689755</text:p>
          </table:table-cell>
          <table:table-cell table:formula="of:=([.AM1]+[.AM6]+[.AM11]+[.AM16]+[.AM21]+[.AM26]+[.AM31]+[.AM36]+[.AM41]+[.AM46])/10" office:value-type="float" office:value="41.1168387530148">
            <text:p>41.116838753</text:p>
          </table:table-cell>
          <table:table-cell table:formula="of:=([.AN1]+[.AN6]+[.AN11]+[.AN16]+[.AN21]+[.AN26]+[.AN31]+[.AN36]+[.AN41]+[.AN46])/10" office:value-type="float" office:value="120.496735129459">
            <text:p>120.4967351295</text:p>
          </table:table-cell>
          <table:table-cell table:formula="of:=([.AO1]+[.AO6]+[.AO11]+[.AO16]+[.AO21]+[.AO26]+[.AO31]+[.AO36]+[.AO41]+[.AO46])/10" office:value-type="float" office:value="29.4180620864665">
            <text:p>29.4180620865</text:p>
          </table:table-cell>
          <table:table-cell table:formula="of:=([.AP1]+[.AP6]+[.AP11]+[.AP16]+[.AP21]+[.AP26]+[.AP31]+[.AP36]+[.AP41]+[.AP46])/10" office:value-type="float" office:value="34.6325172394912">
            <text:p>34.6325172395</text:p>
          </table:table-cell>
          <table:table-cell table:formula="of:=([.AQ1]+[.AQ6]+[.AQ11]+[.AQ16]+[.AQ21]+[.AQ26]+[.AQ31]+[.AQ36]+[.AQ41]+[.AQ46])/10" office:value-type="float" office:value="84.2733432830943">
            <text:p>84.2733432831</text:p>
          </table:table-cell>
          <table:table-cell table:formula="of:=([.AR1]+[.AR6]+[.AR11]+[.AR16]+[.AR21]+[.AR26]+[.AR31]+[.AR36]+[.AR41]+[.AR46])/10" office:value-type="float" office:value="105.397561589069">
            <text:p>105.3975615891</text:p>
          </table:table-cell>
          <table:table-cell table:formula="of:=([.AS1]+[.AS6]+[.AS11]+[.AS16]+[.AS21]+[.AS26]+[.AS31]+[.AS36]+[.AS41]+[.AS46])/10" office:value-type="float" office:value="102.465268779008">
            <text:p>102.465268779</text:p>
          </table:table-cell>
          <table:table-cell table:formula="of:=([.AT1]+[.AT6]+[.AT11]+[.AT16]+[.AT21]+[.AT26]+[.AT31]+[.AT36]+[.AT41]+[.AT46])/10" office:value-type="float" office:value="305.725772316784">
            <text:p>305.7257723168</text:p>
          </table:table-cell>
          <table:table-cell table:formula="of:=([.AU1]+[.AU6]+[.AU11]+[.AU16]+[.AU21]+[.AU26]+[.AU31]+[.AU36]+[.AU41]+[.AU46])/10" office:value-type="float" office:value="166.208392384962">
            <text:p>166.208392385</text:p>
          </table:table-cell>
          <table:table-cell table:formula="of:=([.AV1]+[.AV6]+[.AV11]+[.AV16]+[.AV21]+[.AV26]+[.AV31]+[.AV36]+[.AV41]+[.AV46])/10" office:value-type="float" office:value="160.198513470071">
            <text:p>160.1985134701</text:p>
          </table:table-cell>
          <table:table-cell table:formula="of:=([.AW1]+[.AW6]+[.AW11]+[.AW16]+[.AW21]+[.AW26]+[.AW31]+[.AW36]+[.AW41]+[.AW46])/10" office:value-type="float" office:value="99.8700776760913">
            <text:p>99.8700776761</text:p>
          </table:table-cell>
          <table:table-cell table:formula="of:=([.AX1]+[.AX6]+[.AX11]+[.AX16]+[.AX21]+[.AX26]+[.AX31]+[.AX36]+[.AX41]+[.AX46])/10" office:value-type="float" office:value="159.56486304042">
            <text:p>159.5648630404</text:p>
          </table:table-cell>
          <table:table-cell table:formula="of:=([.AY1]+[.AY6]+[.AY11]+[.AY16]+[.AY21]+[.AY26]+[.AY31]+[.AY36]+[.AY41]+[.AY46])/10" office:value-type="float" office:value="66.4171151799522">
            <text:p>66.41711518</text:p>
          </table:table-cell>
          <table:table-cell table:formula="of:=([.AZ1]+[.AZ6]+[.AZ11]+[.AZ16]+[.AZ21]+[.AZ26]+[.AZ31]+[.AZ36]+[.AZ41]+[.AZ46])/10" office:value-type="float" office:value="280.962275513401">
            <text:p>280.9622755134</text:p>
          </table:table-cell>
          <table:table-cell table:formula="of:=([.BA1]+[.BA6]+[.BA11]+[.BA16]+[.BA21]+[.BA26]+[.BA31]+[.BA36]+[.BA41]+[.BA46])/10" office:value-type="float" office:value="192.036596300869">
            <text:p>192.0365963009</text:p>
          </table:table-cell>
          <table:table-cell table:formula="of:=([.BB1]+[.BB6]+[.BB11]+[.BB16]+[.BB21]+[.BB26]+[.BB31]+[.BB36]+[.BB41]+[.BB46])/10" office:value-type="float" office:value="110.640356992071">
            <text:p>110.6403569921</text:p>
          </table:table-cell>
          <table:table-cell table:formula="of:=([.BC1]+[.BC6]+[.BC11]+[.BC16]+[.BC21]+[.BC26]+[.BC31]+[.BC36]+[.BC41]+[.BC46])/10" office:value-type="float" office:value="82.4442806860833">
            <text:p>82.4442806861</text:p>
          </table:table-cell>
          <table:table-cell table:formula="of:=([.BD1]+[.BD6]+[.BD11]+[.BD16]+[.BD21]+[.BD26]+[.BD31]+[.BD36]+[.BD41]+[.BD46])/10" office:value-type="float" office:value="78.2521379765665">
            <text:p>78.2521379766</text:p>
          </table:table-cell>
          <table:table-cell table:formula="of:=([.BE1]+[.BE6]+[.BE11]+[.BE16]+[.BE21]+[.BE26]+[.BE31]+[.BE36]+[.BE41]+[.BE46])/10" office:value-type="float" office:value="306.133432775034">
            <text:p>306.133432775</text:p>
          </table:table-cell>
          <table:table-cell table:formula="of:=([.BF1]+[.BF6]+[.BF11]+[.BF16]+[.BF21]+[.BF26]+[.BF31]+[.BF36]+[.BF41]+[.BF46])/10" office:value-type="float" office:value="271.903061385501">
            <text:p>271.9030613855</text:p>
          </table:table-cell>
          <table:table-cell table:formula="of:=([.BG1]+[.BG6]+[.BG11]+[.BG16]+[.BG21]+[.BG26]+[.BG31]+[.BG36]+[.BG41]+[.BG46])/10" office:value-type="float" office:value="144.487377115196">
            <text:p>144.4873771152</text:p>
          </table:table-cell>
          <table:table-cell table:formula="of:=([.BH1]+[.BH6]+[.BH11]+[.BH16]+[.BH21]+[.BH26]+[.BH31]+[.BH36]+[.BH41]+[.BH46])/10" office:value-type="float" office:value="140.643179049253">
            <text:p>140.6431790493</text:p>
          </table:table-cell>
          <table:table-cell table:formula="of:=([.BI1]+[.BI6]+[.BI11]+[.BI16]+[.BI21]+[.BI26]+[.BI31]+[.BI36]+[.BI41]+[.BI46])/10" office:value-type="float" office:value="140.983669385351">
            <text:p>140.9836693854</text:p>
          </table:table-cell>
          <table:table-cell table:formula="of:=([.BJ1]+[.BJ6]+[.BJ11]+[.BJ16]+[.BJ21]+[.BJ26]+[.BJ31]+[.BJ36]+[.BJ41]+[.BJ46])/10" office:value-type="float" office:value="125.79459923236">
            <text:p>125.7945992324</text:p>
          </table:table-cell>
          <table:table-cell table:formula="of:=([.BK1]+[.BK6]+[.BK11]+[.BK16]+[.BK21]+[.BK26]+[.BK31]+[.BK36]+[.BK41]+[.BK46])/10" office:value-type="float" office:value="106.483468771466">
            <text:p>106.4834687715</text:p>
          </table:table-cell>
          <table:table-cell table:formula="of:=([.BL1]+[.BL6]+[.BL11]+[.BL16]+[.BL21]+[.BL26]+[.BL31]+[.BL36]+[.BL41]+[.BL46])/10" office:value-type="float" office:value="69.3956823277757">
            <text:p>69.3956823278</text:p>
          </table:table-cell>
          <table:table-cell table:formula="of:=([.BM1]+[.BM6]+[.BM11]+[.BM16]+[.BM21]+[.BM26]+[.BM31]+[.BM36]+[.BM41]+[.BM46])/10" office:value-type="float" office:value="189.255569147772">
            <text:p>189.2555691478</text:p>
          </table:table-cell>
          <table:table-cell table:formula="of:=([.BN1]+[.BN6]+[.BN11]+[.BN16]+[.BN21]+[.BN26]+[.BN31]+[.BN36]+[.BN41]+[.BN46])/10" office:value-type="float" office:value="104.716022268673">
            <text:p>104.7160222687</text:p>
          </table:table-cell>
          <table:table-cell table:formula="of:=([.BO1]+[.BO6]+[.BO11]+[.BO16]+[.BO21]+[.BO26]+[.BO31]+[.BO36]+[.BO41]+[.BO46])/10" office:value-type="float" office:value="132.078911658552">
            <text:p>132.0789116586</text:p>
          </table:table-cell>
          <table:table-cell table:formula="of:=([.BP1]+[.BP6]+[.BP11]+[.BP16]+[.BP21]+[.BP26]+[.BP31]+[.BP36]+[.BP41]+[.BP46])/10" office:value-type="float" office:value="220.20561530446">
            <text:p>220.2056153045</text:p>
          </table:table-cell>
          <table:table-cell table:formula="of:=([.BQ1]+[.BQ6]+[.BQ11]+[.BQ16]+[.BQ21]+[.BQ26]+[.BQ31]+[.BQ36]+[.BQ41]+[.BQ46])/10" office:value-type="float" office:value="211.666705624484">
            <text:p>211.6667056245</text:p>
          </table:table-cell>
          <table:table-cell table:formula="of:=([.BR1]+[.BR6]+[.BR11]+[.BR16]+[.BR21]+[.BR26]+[.BR31]+[.BR36]+[.BR41]+[.BR46])/10" office:value-type="float" office:value="10.9922188776642">
            <text:p>10.9922188777</text:p>
          </table:table-cell>
          <table:table-cell table:formula="of:=([.BS1]+[.BS6]+[.BS11]+[.BS16]+[.BS21]+[.BS26]+[.BS31]+[.BS36]+[.BS41]+[.BS46])/10" office:value-type="float" office:value="71.216812923799">
            <text:p>71.2168129238</text:p>
          </table:table-cell>
          <table:table-cell table:formula="of:=([.BT1]+[.BT6]+[.BT11]+[.BT16]+[.BT21]+[.BT26]+[.BT31]+[.BT36]+[.BT41]+[.BT46])/10" office:value-type="float" office:value="141.714175132643">
            <text:p>141.7141751326</text:p>
          </table:table-cell>
          <table:table-cell table:formula="of:=([.BU1]+[.BU6]+[.BU11]+[.BU16]+[.BU21]+[.BU26]+[.BU31]+[.BU36]+[.BU41]+[.BU46])/10" office:value-type="float" office:value="147.706131392866">
            <text:p>147.7061313929</text:p>
          </table:table-cell>
          <table:table-cell table:formula="of:=([.BV1]+[.BV6]+[.BV11]+[.BV16]+[.BV21]+[.BV26]+[.BV31]+[.BV36]+[.BV41]+[.BV46])/10" office:value-type="float" office:value="60.9160845644249">
            <text:p>60.9160845644</text:p>
          </table:table-cell>
          <table:table-cell table:formula="of:=([.BW1]+[.BW6]+[.BW11]+[.BW16]+[.BW21]+[.BW26]+[.BW31]+[.BW36]+[.BW41]+[.BW46])/10" office:value-type="float" office:value="57.2204566322493">
            <text:p>57.2204566322</text:p>
          </table:table-cell>
          <table:table-cell table:formula="of:=([.BX1]+[.BX6]+[.BX11]+[.BX16]+[.BX21]+[.BX26]+[.BX31]+[.BX36]+[.BX41]+[.BX46])/10" office:value-type="float" office:value="54.3191020033374">
            <text:p>54.3191020033</text:p>
          </table:table-cell>
          <table:table-cell table:formula="of:=([.BY1]+[.BY6]+[.BY11]+[.BY16]+[.BY21]+[.BY26]+[.BY31]+[.BY36]+[.BY41]+[.BY46])/10" office:value-type="float" office:value="79.1213182141949">
            <text:p>79.1213182142</text:p>
          </table:table-cell>
          <table:table-cell table:formula="of:=([.BZ1]+[.BZ6]+[.BZ11]+[.BZ16]+[.BZ21]+[.BZ26]+[.BZ31]+[.BZ36]+[.BZ41]+[.BZ46])/10" office:value-type="float" office:value="185.901002604003">
            <text:p>185.901002604</text:p>
          </table:table-cell>
          <table:table-cell table:formula="of:=([.CA1]+[.CA6]+[.CA11]+[.CA16]+[.CA21]+[.CA26]+[.CA31]+[.CA36]+[.CA41]+[.CA46])/10" office:value-type="float" office:value="61.0103302234169">
            <text:p>61.0103302234</text:p>
          </table:table-cell>
          <table:table-cell table:formula="of:=([.CB1]+[.CB6]+[.CB11]+[.CB16]+[.CB21]+[.CB26]+[.CB31]+[.CB36]+[.CB41]+[.CB46])/10" office:value-type="float" office:value="124.177476906426">
            <text:p>124.1774769064</text:p>
          </table:table-cell>
          <table:table-cell table:formula="of:=([.CC1]+[.CC6]+[.CC11]+[.CC16]+[.CC21]+[.CC26]+[.CC31]+[.CC36]+[.CC41]+[.CC46])/10" office:value-type="float" office:value="113.284717108132">
            <text:p>113.2847171081</text:p>
          </table:table-cell>
          <table:table-cell table:formula="of:=([.CD1]+[.CD6]+[.CD11]+[.CD16]+[.CD21]+[.CD26]+[.CD31]+[.CD36]+[.CD41]+[.CD46])/10" office:value-type="float" office:value="121.158839313087">
            <text:p>121.1588393131</text:p>
          </table:table-cell>
          <table:table-cell table:formula="of:=([.CE1]+[.CE6]+[.CE11]+[.CE16]+[.CE21]+[.CE26]+[.CE31]+[.CE36]+[.CE41]+[.CE46])/10" office:value-type="float" office:value="214.155532688628">
            <text:p>214.1555326886</text:p>
          </table:table-cell>
          <table:table-cell table:formula="of:=([.CF1]+[.CF6]+[.CF11]+[.CF16]+[.CF21]+[.CF26]+[.CF31]+[.CF36]+[.CF41]+[.CF46])/10" office:value-type="float" office:value="138.308945537647">
            <text:p>138.3089455376</text:p>
          </table:table-cell>
          <table:table-cell table:formula="of:=([.CG1]+[.CG6]+[.CG11]+[.CG16]+[.CG21]+[.CG26]+[.CG31]+[.CG36]+[.CG41]+[.CG46])/10" office:value-type="float" office:value="118.826255288197">
            <text:p>118.8262552882</text:p>
          </table:table-cell>
          <table:table-cell table:formula="of:=([.CH1]+[.CH6]+[.CH11]+[.CH16]+[.CH21]+[.CH26]+[.CH31]+[.CH36]+[.CH41]+[.CH46])/10" office:value-type="float" office:value="230.836749286213">
            <text:p>230.8367492862</text:p>
          </table:table-cell>
          <table:table-cell table:formula="of:=([.CI1]+[.CI6]+[.CI11]+[.CI16]+[.CI21]+[.CI26]+[.CI31]+[.CI36]+[.CI41]+[.CI46])/10" office:value-type="float" office:value="187.620754226791">
            <text:p>187.6207542268</text:p>
          </table:table-cell>
          <table:table-cell table:formula="of:=([.CJ1]+[.CJ6]+[.CJ11]+[.CJ16]+[.CJ21]+[.CJ26]+[.CJ31]+[.CJ36]+[.CJ41]+[.CJ46])/10" office:value-type="float" office:value="115.878195265184">
            <text:p>115.8781952652</text:p>
          </table:table-cell>
          <table:table-cell table:formula="of:=([.CK1]+[.CK6]+[.CK11]+[.CK16]+[.CK21]+[.CK26]+[.CK31]+[.CK36]+[.CK41]+[.CK46])/10" office:value-type="float" office:value="80.3590794433107">
            <text:p>80.3590794433</text:p>
          </table:table-cell>
          <table:table-cell table:formula="of:=([.CL1]+[.CL6]+[.CL11]+[.CL16]+[.CL21]+[.CL26]+[.CL31]+[.CL36]+[.CL41]+[.CL46])/10" office:value-type="float" office:value="162.559926456936">
            <text:p>162.5599264569</text:p>
          </table:table-cell>
          <table:table-cell table:formula="of:=([.CM1]+[.CM6]+[.CM11]+[.CM16]+[.CM21]+[.CM26]+[.CM31]+[.CM36]+[.CM41]+[.CM46])/10" office:value-type="float" office:value="268.274594124873">
            <text:p>268.2745941249</text:p>
          </table:table-cell>
          <table:table-cell table:formula="of:=([.CN1]+[.CN6]+[.CN11]+[.CN16]+[.CN21]+[.CN26]+[.CN31]+[.CN36]+[.CN41]+[.CN46])/10" office:value-type="float" office:value="315.161329888503">
            <text:p>315.1613298885</text:p>
          </table:table-cell>
          <table:table-cell table:formula="of:=([.CO1]+[.CO6]+[.CO11]+[.CO16]+[.CO21]+[.CO26]+[.CO31]+[.CO36]+[.CO41]+[.CO46])/10" office:value-type="float" office:value="64.0111500147405">
            <text:p>64.0111500147</text:p>
          </table:table-cell>
          <table:table-cell table:formula="of:=([.CP1]+[.CP6]+[.CP11]+[.CP16]+[.CP21]+[.CP26]+[.CP31]+[.CP36]+[.CP41]+[.CP46])/10" office:value-type="float" office:value="259.957225928761">
            <text:p>259.9572259288</text:p>
          </table:table-cell>
          <table:table-cell table:formula="of:=([.CQ1]+[.CQ6]+[.CQ11]+[.CQ16]+[.CQ21]+[.CQ26]+[.CQ31]+[.CQ36]+[.CQ41]+[.CQ46])/10" office:value-type="float" office:value="235.036947049411">
            <text:p>235.0369470494</text:p>
          </table:table-cell>
          <table:table-cell table:formula="of:=([.CR1]+[.CR6]+[.CR11]+[.CR16]+[.CR21]+[.CR26]+[.CR31]+[.CR36]+[.CR41]+[.CR46])/10" office:value-type="float" office:value="189.82760058954">
            <text:p>189.8276005895</text:p>
          </table:table-cell>
          <table:table-cell table:formula="of:=([.CS1]+[.CS6]+[.CS11]+[.CS16]+[.CS21]+[.CS26]+[.CS31]+[.CS36]+[.CS41]+[.CS46])/10" office:value-type="float" office:value="270.01656428136">
            <text:p>270.0165642814</text:p>
          </table:table-cell>
          <table:table-cell table:number-columns-repeated="864"/>
        </table:table-row>
        <table:table-row table:style-name="ro1">
          <table:table-cell office:value-type="string">
            <text:p>電力販売量</text:p>
          </table:table-cell>
          <table:table-cell table:formula="of:=([.B2]+[.B7]+[.B12]+[.B17]+[.B22]+[.B27]+[.B32]+[.B37]+[.B42]+[.B47])/10" office:value-type="float" office:value="171.890187927248">
            <text:p>171.8901879272</text:p>
          </table:table-cell>
          <table:table-cell table:formula="of:=([.C2]+[.C7]+[.C12]+[.C17]+[.C22]+[.C27]+[.C32]+[.C37]+[.C42]+[.C47])/10" office:value-type="float" office:value="222.792036028432">
            <text:p>222.7920360284</text:p>
          </table:table-cell>
          <table:table-cell table:formula="of:=([.D2]+[.D7]+[.D12]+[.D17]+[.D22]+[.D27]+[.D32]+[.D37]+[.D42]+[.D47])/10" office:value-type="float" office:value="255.43667851825">
            <text:p>255.4366785183</text:p>
          </table:table-cell>
          <table:table-cell table:formula="of:=([.E2]+[.E7]+[.E12]+[.E17]+[.E22]+[.E27]+[.E32]+[.E37]+[.E42]+[.E47])/10" office:value-type="float" office:value="209.997162100216">
            <text:p>209.9971621002</text:p>
          </table:table-cell>
          <table:table-cell table:formula="of:=([.F2]+[.F7]+[.F12]+[.F17]+[.F22]+[.F27]+[.F32]+[.F37]+[.F42]+[.F47])/10" office:value-type="float" office:value="161.805716806243">
            <text:p>161.8057168062</text:p>
          </table:table-cell>
          <table:table-cell table:formula="of:=([.G2]+[.G7]+[.G12]+[.G17]+[.G22]+[.G27]+[.G32]+[.G37]+[.G42]+[.G47])/10" office:value-type="float" office:value="207.224514867128">
            <text:p>207.2245148671</text:p>
          </table:table-cell>
          <table:table-cell table:formula="of:=([.H2]+[.H7]+[.H12]+[.H17]+[.H22]+[.H27]+[.H32]+[.H37]+[.H42]+[.H47])/10" office:value-type="float" office:value="223.549372375269">
            <text:p>223.5493723753</text:p>
          </table:table-cell>
          <table:table-cell table:formula="of:=([.I2]+[.I7]+[.I12]+[.I17]+[.I22]+[.I27]+[.I32]+[.I37]+[.I42]+[.I47])/10" office:value-type="float" office:value="211.425327784914">
            <text:p>211.4253277849</text:p>
          </table:table-cell>
          <table:table-cell table:formula="of:=([.J2]+[.J7]+[.J12]+[.J17]+[.J22]+[.J27]+[.J32]+[.J37]+[.J42]+[.J47])/10" office:value-type="float" office:value="242.819816631625">
            <text:p>242.8198166316</text:p>
          </table:table-cell>
          <table:table-cell table:formula="of:=([.K2]+[.K7]+[.K12]+[.K17]+[.K22]+[.K27]+[.K32]+[.K37]+[.K42]+[.K47])/10" office:value-type="float" office:value="169.568008132911">
            <text:p>169.5680081329</text:p>
          </table:table-cell>
          <table:table-cell table:formula="of:=([.L2]+[.L7]+[.L12]+[.L17]+[.L22]+[.L27]+[.L32]+[.L37]+[.L42]+[.L47])/10" office:value-type="float" office:value="250.604436548696">
            <text:p>250.6044365487</text:p>
          </table:table-cell>
          <table:table-cell table:formula="of:=([.M2]+[.M7]+[.M12]+[.M17]+[.M22]+[.M27]+[.M32]+[.M37]+[.M42]+[.M47])/10" office:value-type="float" office:value="186.848899056374">
            <text:p>186.8488990564</text:p>
          </table:table-cell>
          <table:table-cell table:formula="of:=([.N2]+[.N7]+[.N12]+[.N17]+[.N22]+[.N27]+[.N32]+[.N37]+[.N42]+[.N47])/10" office:value-type="float" office:value="67.9756258037304">
            <text:p>67.9756258037</text:p>
          </table:table-cell>
          <table:table-cell table:formula="of:=([.O2]+[.O7]+[.O12]+[.O17]+[.O22]+[.O27]+[.O32]+[.O37]+[.O42]+[.O47])/10" office:value-type="float" office:value="199.682142353874">
            <text:p>199.6821423539</text:p>
          </table:table-cell>
          <table:table-cell table:formula="of:=([.P2]+[.P7]+[.P12]+[.P17]+[.P22]+[.P27]+[.P32]+[.P37]+[.P42]+[.P47])/10" office:value-type="float" office:value="246.755683449285">
            <text:p>246.7556834493</text:p>
          </table:table-cell>
          <table:table-cell table:formula="of:=([.Q2]+[.Q7]+[.Q12]+[.Q17]+[.Q22]+[.Q27]+[.Q32]+[.Q37]+[.Q42]+[.Q47])/10" office:value-type="float" office:value="232.560317294743">
            <text:p>232.5603172947</text:p>
          </table:table-cell>
          <table:table-cell table:formula="of:=([.R2]+[.R7]+[.R12]+[.R17]+[.R22]+[.R27]+[.R32]+[.R37]+[.R42]+[.R47])/10" office:value-type="float" office:value="131.720469793243">
            <text:p>131.7204697932</text:p>
          </table:table-cell>
          <table:table-cell table:formula="of:=([.S2]+[.S7]+[.S12]+[.S17]+[.S22]+[.S27]+[.S32]+[.S37]+[.S42]+[.S47])/10" office:value-type="float" office:value="343.99603523481">
            <text:p>343.9960352348</text:p>
          </table:table-cell>
          <table:table-cell table:formula="of:=([.T2]+[.T7]+[.T12]+[.T17]+[.T22]+[.T27]+[.T32]+[.T37]+[.T42]+[.T47])/10" office:value-type="float" office:value="109.849190214539">
            <text:p>109.8491902145</text:p>
          </table:table-cell>
          <table:table-cell table:formula="of:=([.U2]+[.U7]+[.U12]+[.U17]+[.U22]+[.U27]+[.U32]+[.U37]+[.U42]+[.U47])/10" office:value-type="float" office:value="250.062792912991">
            <text:p>250.062792913</text:p>
          </table:table-cell>
          <table:table-cell table:formula="of:=([.V2]+[.V7]+[.V12]+[.V17]+[.V22]+[.V27]+[.V32]+[.V37]+[.V42]+[.V47])/10" office:value-type="float" office:value="229.36653215873">
            <text:p>229.3665321587</text:p>
          </table:table-cell>
          <table:table-cell table:formula="of:=([.W2]+[.W7]+[.W12]+[.W17]+[.W22]+[.W27]+[.W32]+[.W37]+[.W42]+[.W47])/10" office:value-type="float" office:value="172.791341382116">
            <text:p>172.7913413821</text:p>
          </table:table-cell>
          <table:table-cell table:formula="of:=([.X2]+[.X7]+[.X12]+[.X17]+[.X22]+[.X27]+[.X32]+[.X37]+[.X42]+[.X47])/10" office:value-type="float" office:value="249.187874147721">
            <text:p>249.1878741477</text:p>
          </table:table-cell>
          <table:table-cell table:formula="of:=([.Y2]+[.Y7]+[.Y12]+[.Y17]+[.Y22]+[.Y27]+[.Y32]+[.Y37]+[.Y42]+[.Y47])/10" office:value-type="float" office:value="244.398183068228">
            <text:p>244.3981830682</text:p>
          </table:table-cell>
          <table:table-cell table:formula="of:=([.Z2]+[.Z7]+[.Z12]+[.Z17]+[.Z22]+[.Z27]+[.Z32]+[.Z37]+[.Z42]+[.Z47])/10" office:value-type="float" office:value="201.876600442862">
            <text:p>201.8766004429</text:p>
          </table:table-cell>
          <table:table-cell table:formula="of:=([.AA2]+[.AA7]+[.AA12]+[.AA17]+[.AA22]+[.AA27]+[.AA32]+[.AA37]+[.AA42]+[.AA47])/10" office:value-type="float" office:value="253.155974774842">
            <text:p>253.1559747748</text:p>
          </table:table-cell>
          <table:table-cell table:formula="of:=([.AB2]+[.AB7]+[.AB12]+[.AB17]+[.AB22]+[.AB27]+[.AB32]+[.AB37]+[.AB42]+[.AB47])/10" office:value-type="float" office:value="219.303249289193">
            <text:p>219.3032492892</text:p>
          </table:table-cell>
          <table:table-cell table:formula="of:=([.AC2]+[.AC7]+[.AC12]+[.AC17]+[.AC22]+[.AC27]+[.AC32]+[.AC37]+[.AC42]+[.AC47])/10" office:value-type="float" office:value="345.157463549004">
            <text:p>345.157463549</text:p>
          </table:table-cell>
          <table:table-cell table:formula="of:=([.AD2]+[.AD7]+[.AD12]+[.AD17]+[.AD22]+[.AD27]+[.AD32]+[.AD37]+[.AD42]+[.AD47])/10" office:value-type="float" office:value="332.67283769373">
            <text:p>332.6728376937</text:p>
          </table:table-cell>
          <table:table-cell table:formula="of:=([.AE2]+[.AE7]+[.AE12]+[.AE17]+[.AE22]+[.AE27]+[.AE32]+[.AE37]+[.AE42]+[.AE47])/10" office:value-type="float" office:value="345.063192262999">
            <text:p>345.063192263</text:p>
          </table:table-cell>
          <table:table-cell table:formula="of:=([.AF2]+[.AF7]+[.AF12]+[.AF17]+[.AF22]+[.AF27]+[.AF32]+[.AF37]+[.AF42]+[.AF47])/10" office:value-type="float" office:value="259.239310448421">
            <text:p>259.2393104484</text:p>
          </table:table-cell>
          <table:table-cell table:formula="of:=([.AG2]+[.AG7]+[.AG12]+[.AG17]+[.AG22]+[.AG27]+[.AG32]+[.AG37]+[.AG42]+[.AG47])/10" office:value-type="float" office:value="362.390563825512">
            <text:p>362.3905638255</text:p>
          </table:table-cell>
          <table:table-cell table:formula="of:=([.AH2]+[.AH7]+[.AH12]+[.AH17]+[.AH22]+[.AH27]+[.AH32]+[.AH37]+[.AH42]+[.AH47])/10" office:value-type="float" office:value="294.712483831638">
            <text:p>294.7124838316</text:p>
          </table:table-cell>
          <table:table-cell table:formula="of:=([.AI2]+[.AI7]+[.AI12]+[.AI17]+[.AI22]+[.AI27]+[.AI32]+[.AI37]+[.AI42]+[.AI47])/10" office:value-type="float" office:value="325.898042664667">
            <text:p>325.8980426647</text:p>
          </table:table-cell>
          <table:table-cell table:formula="of:=([.AJ2]+[.AJ7]+[.AJ12]+[.AJ17]+[.AJ22]+[.AJ27]+[.AJ32]+[.AJ37]+[.AJ42]+[.AJ47])/10" office:value-type="float" office:value="358.485474011822">
            <text:p>358.4854740118</text:p>
          </table:table-cell>
          <table:table-cell table:formula="of:=([.AK2]+[.AK7]+[.AK12]+[.AK17]+[.AK22]+[.AK27]+[.AK32]+[.AK37]+[.AK42]+[.AK47])/10" office:value-type="float" office:value="341.574415443594">
            <text:p>341.5744154436</text:p>
          </table:table-cell>
          <table:table-cell table:formula="of:=([.AL2]+[.AL7]+[.AL12]+[.AL17]+[.AL22]+[.AL27]+[.AL32]+[.AL37]+[.AL42]+[.AL47])/10" office:value-type="float" office:value="178.86816731226">
            <text:p>178.8681673123</text:p>
          </table:table-cell>
          <table:table-cell table:formula="of:=([.AM2]+[.AM7]+[.AM12]+[.AM17]+[.AM22]+[.AM27]+[.AM32]+[.AM37]+[.AM42]+[.AM47])/10" office:value-type="float" office:value="257.239695840844">
            <text:p>257.2396958408</text:p>
          </table:table-cell>
          <table:table-cell table:formula="of:=([.AN2]+[.AN7]+[.AN12]+[.AN17]+[.AN22]+[.AN27]+[.AN32]+[.AN37]+[.AN42]+[.AN47])/10" office:value-type="float" office:value="215.146891925241">
            <text:p>215.1468919252</text:p>
          </table:table-cell>
          <table:table-cell table:formula="of:=([.AO2]+[.AO7]+[.AO12]+[.AO17]+[.AO22]+[.AO27]+[.AO32]+[.AO37]+[.AO42]+[.AO47])/10" office:value-type="float" office:value="270.411572509613">
            <text:p>270.4115725096</text:p>
          </table:table-cell>
          <table:table-cell table:formula="of:=([.AP2]+[.AP7]+[.AP12]+[.AP17]+[.AP22]+[.AP27]+[.AP32]+[.AP37]+[.AP42]+[.AP47])/10" office:value-type="float" office:value="231.045706042684">
            <text:p>231.0457060427</text:p>
          </table:table-cell>
          <table:table-cell table:formula="of:=([.AQ2]+[.AQ7]+[.AQ12]+[.AQ17]+[.AQ22]+[.AQ27]+[.AQ32]+[.AQ37]+[.AQ42]+[.AQ47])/10" office:value-type="float" office:value="305.767091736776">
            <text:p>305.7670917368</text:p>
          </table:table-cell>
          <table:table-cell table:formula="of:=([.AR2]+[.AR7]+[.AR12]+[.AR17]+[.AR22]+[.AR27]+[.AR32]+[.AR37]+[.AR42]+[.AR47])/10" office:value-type="float" office:value="392.813145428824">
            <text:p>392.8131454288</text:p>
          </table:table-cell>
          <table:table-cell table:formula="of:=([.AS2]+[.AS7]+[.AS12]+[.AS17]+[.AS22]+[.AS27]+[.AS32]+[.AS37]+[.AS42]+[.AS47])/10" office:value-type="float" office:value="321.152843529324">
            <text:p>321.1528435293</text:p>
          </table:table-cell>
          <table:table-cell table:formula="of:=([.AT2]+[.AT7]+[.AT12]+[.AT17]+[.AT22]+[.AT27]+[.AT32]+[.AT37]+[.AT42]+[.AT47])/10" office:value-type="float" office:value="218.102677001674">
            <text:p>218.1026770017</text:p>
          </table:table-cell>
          <table:table-cell table:formula="of:=([.AU2]+[.AU7]+[.AU12]+[.AU17]+[.AU22]+[.AU27]+[.AU32]+[.AU37]+[.AU42]+[.AU47])/10" office:value-type="float" office:value="212.070596613354">
            <text:p>212.0705966134</text:p>
          </table:table-cell>
          <table:table-cell table:formula="of:=([.AV2]+[.AV7]+[.AV12]+[.AV17]+[.AV22]+[.AV27]+[.AV32]+[.AV37]+[.AV42]+[.AV47])/10" office:value-type="float" office:value="310.527838079632">
            <text:p>310.5278380796</text:p>
          </table:table-cell>
          <table:table-cell table:formula="of:=([.AW2]+[.AW7]+[.AW12]+[.AW17]+[.AW22]+[.AW27]+[.AW32]+[.AW37]+[.AW42]+[.AW47])/10" office:value-type="float" office:value="340.309869452868">
            <text:p>340.3098694529</text:p>
          </table:table-cell>
          <table:table-cell table:formula="of:=([.AX2]+[.AX7]+[.AX12]+[.AX17]+[.AX22]+[.AX27]+[.AX32]+[.AX37]+[.AX42]+[.AX47])/10" office:value-type="float" office:value="322.931912570334">
            <text:p>322.9319125703</text:p>
          </table:table-cell>
          <table:table-cell table:formula="of:=([.AY2]+[.AY7]+[.AY12]+[.AY17]+[.AY22]+[.AY27]+[.AY32]+[.AY37]+[.AY42]+[.AY47])/10" office:value-type="float" office:value="314.009993889523">
            <text:p>314.0099938895</text:p>
          </table:table-cell>
          <table:table-cell table:formula="of:=([.AZ2]+[.AZ7]+[.AZ12]+[.AZ17]+[.AZ22]+[.AZ27]+[.AZ32]+[.AZ37]+[.AZ42]+[.AZ47])/10" office:value-type="float" office:value="218.182724717028">
            <text:p>218.182724717</text:p>
          </table:table-cell>
          <table:table-cell table:formula="of:=([.BA2]+[.BA7]+[.BA12]+[.BA17]+[.BA22]+[.BA27]+[.BA32]+[.BA37]+[.BA42]+[.BA47])/10" office:value-type="float" office:value="325.61236832495">
            <text:p>325.612368325</text:p>
          </table:table-cell>
          <table:table-cell table:formula="of:=([.BB2]+[.BB7]+[.BB12]+[.BB17]+[.BB22]+[.BB27]+[.BB32]+[.BB37]+[.BB42]+[.BB47])/10" office:value-type="float" office:value="237.857440425265">
            <text:p>237.8574404253</text:p>
          </table:table-cell>
          <table:table-cell table:formula="of:=([.BC2]+[.BC7]+[.BC12]+[.BC17]+[.BC22]+[.BC27]+[.BC32]+[.BC37]+[.BC42]+[.BC47])/10" office:value-type="float" office:value="274.880200918205">
            <text:p>274.8802009182</text:p>
          </table:table-cell>
          <table:table-cell table:formula="of:=([.BD2]+[.BD7]+[.BD12]+[.BD17]+[.BD22]+[.BD27]+[.BD32]+[.BD37]+[.BD42]+[.BD47])/10" office:value-type="float" office:value="261.912695307882">
            <text:p>261.9126953079</text:p>
          </table:table-cell>
          <table:table-cell table:formula="of:=([.BE2]+[.BE7]+[.BE12]+[.BE17]+[.BE22]+[.BE27]+[.BE32]+[.BE37]+[.BE42]+[.BE47])/10" office:value-type="float" office:value="160.136793790993">
            <text:p>160.136793791</text:p>
          </table:table-cell>
          <table:table-cell table:formula="of:=([.BF2]+[.BF7]+[.BF12]+[.BF17]+[.BF22]+[.BF27]+[.BF32]+[.BF37]+[.BF42]+[.BF47])/10" office:value-type="float" office:value="269.984789359945">
            <text:p>269.9847893599</text:p>
          </table:table-cell>
          <table:table-cell table:formula="of:=([.BG2]+[.BG7]+[.BG12]+[.BG17]+[.BG22]+[.BG27]+[.BG32]+[.BG37]+[.BG42]+[.BG47])/10" office:value-type="float" office:value="268.750059415331">
            <text:p>268.7500594153</text:p>
          </table:table-cell>
          <table:table-cell table:formula="of:=([.BH2]+[.BH7]+[.BH12]+[.BH17]+[.BH22]+[.BH27]+[.BH32]+[.BH37]+[.BH42]+[.BH47])/10" office:value-type="float" office:value="271.973479955029">
            <text:p>271.973479955</text:p>
          </table:table-cell>
          <table:table-cell table:formula="of:=([.BI2]+[.BI7]+[.BI12]+[.BI17]+[.BI22]+[.BI27]+[.BI32]+[.BI37]+[.BI42]+[.BI47])/10" office:value-type="float" office:value="329.404660578549">
            <text:p>329.4046605785</text:p>
          </table:table-cell>
          <table:table-cell table:formula="of:=([.BJ2]+[.BJ7]+[.BJ12]+[.BJ17]+[.BJ22]+[.BJ27]+[.BJ32]+[.BJ37]+[.BJ42]+[.BJ47])/10" office:value-type="float" office:value="361.97558893913">
            <text:p>361.9755889391</text:p>
          </table:table-cell>
          <table:table-cell table:formula="of:=([.BK2]+[.BK7]+[.BK12]+[.BK17]+[.BK22]+[.BK27]+[.BK32]+[.BK37]+[.BK42]+[.BK47])/10" office:value-type="float" office:value="273.954005425688">
            <text:p>273.9540054257</text:p>
          </table:table-cell>
          <table:table-cell table:formula="of:=([.BL2]+[.BL7]+[.BL12]+[.BL17]+[.BL22]+[.BL27]+[.BL32]+[.BL37]+[.BL42]+[.BL47])/10" office:value-type="float" office:value="307.269388578702">
            <text:p>307.2693885787</text:p>
          </table:table-cell>
          <table:table-cell table:formula="of:=([.BM2]+[.BM7]+[.BM12]+[.BM17]+[.BM22]+[.BM27]+[.BM32]+[.BM37]+[.BM42]+[.BM47])/10" office:value-type="float" office:value="176.761457678829">
            <text:p>176.7614576788</text:p>
          </table:table-cell>
          <table:table-cell table:formula="of:=([.BN2]+[.BN7]+[.BN12]+[.BN17]+[.BN22]+[.BN27]+[.BN32]+[.BN37]+[.BN42]+[.BN47])/10" office:value-type="float" office:value="279.624622556189">
            <text:p>279.6246225562</text:p>
          </table:table-cell>
          <table:table-cell table:formula="of:=([.BO2]+[.BO7]+[.BO12]+[.BO17]+[.BO22]+[.BO27]+[.BO32]+[.BO37]+[.BO42]+[.BO47])/10" office:value-type="float" office:value="363.81174342268">
            <text:p>363.8117434227</text:p>
          </table:table-cell>
          <table:table-cell table:formula="of:=([.BP2]+[.BP7]+[.BP12]+[.BP17]+[.BP22]+[.BP27]+[.BP32]+[.BP37]+[.BP42]+[.BP47])/10" office:value-type="float" office:value="213.327987115664">
            <text:p>213.3279871157</text:p>
          </table:table-cell>
          <table:table-cell table:formula="of:=([.BQ2]+[.BQ7]+[.BQ12]+[.BQ17]+[.BQ22]+[.BQ27]+[.BQ32]+[.BQ37]+[.BQ42]+[.BQ47])/10" office:value-type="float" office:value="209.541482698285">
            <text:p>209.5414826983</text:p>
          </table:table-cell>
          <table:table-cell table:formula="of:=([.BR2]+[.BR7]+[.BR12]+[.BR17]+[.BR22]+[.BR27]+[.BR32]+[.BR37]+[.BR42]+[.BR47])/10" office:value-type="float" office:value="333.80784235473">
            <text:p>333.8078423547</text:p>
          </table:table-cell>
          <table:table-cell table:formula="of:=([.BS2]+[.BS7]+[.BS12]+[.BS17]+[.BS22]+[.BS27]+[.BS32]+[.BS37]+[.BS42]+[.BS47])/10" office:value-type="float" office:value="328.125227683751">
            <text:p>328.1252276838</text:p>
          </table:table-cell>
          <table:table-cell table:formula="of:=([.BT2]+[.BT7]+[.BT12]+[.BT17]+[.BT22]+[.BT27]+[.BT32]+[.BT37]+[.BT42]+[.BT47])/10" office:value-type="float" office:value="248.706781563192">
            <text:p>248.7067815632</text:p>
          </table:table-cell>
          <table:table-cell table:formula="of:=([.BU2]+[.BU7]+[.BU12]+[.BU17]+[.BU22]+[.BU27]+[.BU32]+[.BU37]+[.BU42]+[.BU47])/10" office:value-type="float" office:value="339.187092321832">
            <text:p>339.1870923218</text:p>
          </table:table-cell>
          <table:table-cell table:formula="of:=([.BV2]+[.BV7]+[.BV12]+[.BV17]+[.BV22]+[.BV27]+[.BV32]+[.BV37]+[.BV42]+[.BV47])/10" office:value-type="float" office:value="340.610840783189">
            <text:p>340.6108407832</text:p>
          </table:table-cell>
          <table:table-cell table:formula="of:=([.BW2]+[.BW7]+[.BW12]+[.BW17]+[.BW22]+[.BW27]+[.BW32]+[.BW37]+[.BW42]+[.BW47])/10" office:value-type="float" office:value="409.502555016403">
            <text:p>409.5025550164</text:p>
          </table:table-cell>
          <table:table-cell table:formula="of:=([.BX2]+[.BX7]+[.BX12]+[.BX17]+[.BX22]+[.BX27]+[.BX32]+[.BX37]+[.BX42]+[.BX47])/10" office:value-type="float" office:value="315.13191860412">
            <text:p>315.1319186041</text:p>
          </table:table-cell>
          <table:table-cell table:formula="of:=([.BY2]+[.BY7]+[.BY12]+[.BY17]+[.BY22]+[.BY27]+[.BY32]+[.BY37]+[.BY42]+[.BY47])/10" office:value-type="float" office:value="368.23919513196">
            <text:p>368.239195132</text:p>
          </table:table-cell>
          <table:table-cell table:formula="of:=([.BZ2]+[.BZ7]+[.BZ12]+[.BZ17]+[.BZ22]+[.BZ27]+[.BZ32]+[.BZ37]+[.BZ42]+[.BZ47])/10" office:value-type="float" office:value="226.171507070285">
            <text:p>226.1715070703</text:p>
          </table:table-cell>
          <table:table-cell table:formula="of:=([.CA2]+[.CA7]+[.CA12]+[.CA17]+[.CA22]+[.CA27]+[.CA32]+[.CA37]+[.CA42]+[.CA47])/10" office:value-type="float" office:value="316.076361488307">
            <text:p>316.0763614883</text:p>
          </table:table-cell>
          <table:table-cell table:formula="of:=([.CB2]+[.CB7]+[.CB12]+[.CB17]+[.CB22]+[.CB27]+[.CB32]+[.CB37]+[.CB42]+[.CB47])/10" office:value-type="float" office:value="358.023877444493">
            <text:p>358.0238774445</text:p>
          </table:table-cell>
          <table:table-cell table:formula="of:=([.CC2]+[.CC7]+[.CC12]+[.CC17]+[.CC22]+[.CC27]+[.CC32]+[.CC37]+[.CC42]+[.CC47])/10" office:value-type="float" office:value="278.278138549071">
            <text:p>278.2781385491</text:p>
          </table:table-cell>
          <table:table-cell table:formula="of:=([.CD2]+[.CD7]+[.CD12]+[.CD17]+[.CD22]+[.CD27]+[.CD32]+[.CD37]+[.CD42]+[.CD47])/10" office:value-type="float" office:value="214.447367283791">
            <text:p>214.4473672838</text:p>
          </table:table-cell>
          <table:table-cell table:formula="of:=([.CE2]+[.CE7]+[.CE12]+[.CE17]+[.CE22]+[.CE27]+[.CE32]+[.CE37]+[.CE42]+[.CE47])/10" office:value-type="float" office:value="302.402678072112">
            <text:p>302.4026780721</text:p>
          </table:table-cell>
          <table:table-cell table:formula="of:=([.CF2]+[.CF7]+[.CF12]+[.CF17]+[.CF22]+[.CF27]+[.CF32]+[.CF37]+[.CF42]+[.CF47])/10" office:value-type="float" office:value="230.917474980161">
            <text:p>230.9174749802</text:p>
          </table:table-cell>
          <table:table-cell table:formula="of:=([.CG2]+[.CG7]+[.CG12]+[.CG17]+[.CG22]+[.CG27]+[.CG32]+[.CG37]+[.CG42]+[.CG47])/10" office:value-type="float" office:value="285.54706844679">
            <text:p>285.5470684468</text:p>
          </table:table-cell>
          <table:table-cell table:formula="of:=([.CH2]+[.CH7]+[.CH12]+[.CH17]+[.CH22]+[.CH27]+[.CH32]+[.CH37]+[.CH42]+[.CH47])/10" office:value-type="float" office:value="189.28843895428">
            <text:p>189.2884389543</text:p>
          </table:table-cell>
          <table:table-cell table:formula="of:=([.CI2]+[.CI7]+[.CI12]+[.CI17]+[.CI22]+[.CI27]+[.CI32]+[.CI37]+[.CI42]+[.CI47])/10" office:value-type="float" office:value="273.090882921906">
            <text:p>273.0908829219</text:p>
          </table:table-cell>
          <table:table-cell table:formula="of:=([.CJ2]+[.CJ7]+[.CJ12]+[.CJ17]+[.CJ22]+[.CJ27]+[.CJ32]+[.CJ37]+[.CJ42]+[.CJ47])/10" office:value-type="float" office:value="338.016190690862">
            <text:p>338.0161906909</text:p>
          </table:table-cell>
          <table:table-cell table:formula="of:=([.CK2]+[.CK7]+[.CK12]+[.CK17]+[.CK22]+[.CK27]+[.CK32]+[.CK37]+[.CK42]+[.CK47])/10" office:value-type="float" office:value="370.856360334426">
            <text:p>370.8563603344</text:p>
          </table:table-cell>
          <table:table-cell table:formula="of:=([.CL2]+[.CL7]+[.CL12]+[.CL17]+[.CL22]+[.CL27]+[.CL32]+[.CL37]+[.CL42]+[.CL47])/10" office:value-type="float" office:value="193.016035743605">
            <text:p>193.0160357436</text:p>
          </table:table-cell>
          <table:table-cell table:formula="of:=([.CM2]+[.CM7]+[.CM12]+[.CM17]+[.CM22]+[.CM27]+[.CM32]+[.CM37]+[.CM42]+[.CM47])/10" office:value-type="float" office:value="307.688732432048">
            <text:p>307.688732432</text:p>
          </table:table-cell>
          <table:table-cell table:formula="of:=([.CN2]+[.CN7]+[.CN12]+[.CN17]+[.CN22]+[.CN27]+[.CN32]+[.CN37]+[.CN42]+[.CN47])/10" office:value-type="float" office:value="263.909900356521">
            <text:p>263.9099003565</text:p>
          </table:table-cell>
          <table:table-cell table:formula="of:=([.CO2]+[.CO7]+[.CO12]+[.CO17]+[.CO22]+[.CO27]+[.CO32]+[.CO37]+[.CO42]+[.CO47])/10" office:value-type="float" office:value="269.454514637053">
            <text:p>269.4545146371</text:p>
          </table:table-cell>
          <table:table-cell table:formula="of:=([.CP2]+[.CP7]+[.CP12]+[.CP17]+[.CP22]+[.CP27]+[.CP32]+[.CP37]+[.CP42]+[.CP47])/10" office:value-type="float" office:value="187.694612210324">
            <text:p>187.6946122103</text:p>
          </table:table-cell>
          <table:table-cell table:formula="of:=([.CQ2]+[.CQ7]+[.CQ12]+[.CQ17]+[.CQ22]+[.CQ27]+[.CQ32]+[.CQ37]+[.CQ42]+[.CQ47])/10" office:value-type="float" office:value="287.872401574651">
            <text:p>287.8724015747</text:p>
          </table:table-cell>
          <table:table-cell table:formula="of:=([.CR2]+[.CR7]+[.CR12]+[.CR17]+[.CR22]+[.CR27]+[.CR32]+[.CR37]+[.CR42]+[.CR47])/10" office:value-type="float" office:value="167.85652457979">
            <text:p>167.8565245798</text:p>
          </table:table-cell>
          <table:table-cell table:formula="of:=([.CS2]+[.CS7]+[.CS12]+[.CS17]+[.CS22]+[.CS27]+[.CS32]+[.CS37]+[.CS42]+[.CS47])/10" office:value-type="float" office:value="274.091519372273">
            <text:p>274.0915193723</text:p>
          </table:table-cell>
          <table:table-cell table:number-columns-repeated="864"/>
        </table:table-row>
        <table:table-row table:style-name="ro1">
          <table:table-cell office:value-type="string">
            <text:p>電力の価格</text:p>
          </table:table-cell>
          <table:table-cell table:formula="of:=([.B3]+[.B8]+[.B13]+[.B18]+[.B23]+[.B28]+[.B33]+[.B38]+[.B43]+[.B48])/10" office:value-type="float" office:value="20">
            <text:p>20</text:p>
          </table:table-cell>
          <table:table-cell table:formula="of:=([.C3]+[.C8]+[.C13]+[.C18]+[.C23]+[.C28]+[.C33]+[.C38]+[.C43]+[.C48])/10" office:value-type="float" office:value="20">
            <text:p>20</text:p>
          </table:table-cell>
          <table:table-cell table:formula="of:=([.D3]+[.D8]+[.D13]+[.D18]+[.D23]+[.D28]+[.D33]+[.D38]+[.D43]+[.D48])/10" office:value-type="float" office:value="20">
            <text:p>20</text:p>
          </table:table-cell>
          <table:table-cell table:formula="of:=([.E3]+[.E8]+[.E13]+[.E18]+[.E23]+[.E28]+[.E33]+[.E38]+[.E43]+[.E48])/10" office:value-type="float" office:value="20">
            <text:p>20</text:p>
          </table:table-cell>
          <table:table-cell table:formula="of:=([.F3]+[.F8]+[.F13]+[.F18]+[.F23]+[.F28]+[.F33]+[.F38]+[.F43]+[.F48])/10" office:value-type="float" office:value="20">
            <text:p>20</text:p>
          </table:table-cell>
          <table:table-cell table:formula="of:=([.G3]+[.G8]+[.G13]+[.G18]+[.G23]+[.G28]+[.G33]+[.G38]+[.G43]+[.G48])/10" office:value-type="float" office:value="20">
            <text:p>20</text:p>
          </table:table-cell>
          <table:table-cell table:formula="of:=([.H3]+[.H8]+[.H13]+[.H18]+[.H23]+[.H28]+[.H33]+[.H38]+[.H43]+[.H48])/10" office:value-type="float" office:value="20">
            <text:p>20</text:p>
          </table:table-cell>
          <table:table-cell table:formula="of:=([.I3]+[.I8]+[.I13]+[.I18]+[.I23]+[.I28]+[.I33]+[.I38]+[.I43]+[.I48])/10" office:value-type="float" office:value="20">
            <text:p>20</text:p>
          </table:table-cell>
          <table:table-cell table:formula="of:=([.J3]+[.J8]+[.J13]+[.J18]+[.J23]+[.J28]+[.J33]+[.J38]+[.J43]+[.J48])/10" office:value-type="float" office:value="20">
            <text:p>20</text:p>
          </table:table-cell>
          <table:table-cell table:formula="of:=([.K3]+[.K8]+[.K13]+[.K18]+[.K23]+[.K28]+[.K33]+[.K38]+[.K43]+[.K48])/10" office:value-type="float" office:value="20">
            <text:p>20</text:p>
          </table:table-cell>
          <table:table-cell table:formula="of:=([.L3]+[.L8]+[.L13]+[.L18]+[.L23]+[.L28]+[.L33]+[.L38]+[.L43]+[.L48])/10" office:value-type="float" office:value="20">
            <text:p>20</text:p>
          </table:table-cell>
          <table:table-cell table:formula="of:=([.M3]+[.M8]+[.M13]+[.M18]+[.M23]+[.M28]+[.M33]+[.M38]+[.M43]+[.M48])/10" office:value-type="float" office:value="20">
            <text:p>20</text:p>
          </table:table-cell>
          <table:table-cell table:formula="of:=([.N3]+[.N8]+[.N13]+[.N18]+[.N23]+[.N28]+[.N33]+[.N38]+[.N43]+[.N48])/10" office:value-type="float" office:value="20">
            <text:p>20</text:p>
          </table:table-cell>
          <table:table-cell table:formula="of:=([.O3]+[.O8]+[.O13]+[.O18]+[.O23]+[.O28]+[.O33]+[.O38]+[.O43]+[.O48])/10" office:value-type="float" office:value="20">
            <text:p>20</text:p>
          </table:table-cell>
          <table:table-cell table:formula="of:=([.P3]+[.P8]+[.P13]+[.P18]+[.P23]+[.P28]+[.P33]+[.P38]+[.P43]+[.P48])/10" office:value-type="float" office:value="20">
            <text:p>20</text:p>
          </table:table-cell>
          <table:table-cell table:formula="of:=([.Q3]+[.Q8]+[.Q13]+[.Q18]+[.Q23]+[.Q28]+[.Q33]+[.Q38]+[.Q43]+[.Q48])/10" office:value-type="float" office:value="20">
            <text:p>20</text:p>
          </table:table-cell>
          <table:table-cell table:formula="of:=([.R3]+[.R8]+[.R13]+[.R18]+[.R23]+[.R28]+[.R33]+[.R38]+[.R43]+[.R48])/10" office:value-type="float" office:value="20">
            <text:p>20</text:p>
          </table:table-cell>
          <table:table-cell table:formula="of:=([.S3]+[.S8]+[.S13]+[.S18]+[.S23]+[.S28]+[.S33]+[.S38]+[.S43]+[.S48])/10" office:value-type="float" office:value="20.1268603497765">
            <text:p>20.1268603498</text:p>
          </table:table-cell>
          <table:table-cell table:formula="of:=([.T3]+[.T8]+[.T13]+[.T18]+[.T23]+[.T28]+[.T33]+[.T38]+[.T43]+[.T48])/10" office:value-type="float" office:value="20.1532041966304">
            <text:p>20.1532041966</text:p>
          </table:table-cell>
          <table:table-cell table:formula="of:=([.U3]+[.U8]+[.U13]+[.U18]+[.U23]+[.U28]+[.U33]+[.U38]+[.U43]+[.U48])/10" office:value-type="float" office:value="20.2069139357825">
            <text:p>20.2069139358</text:p>
          </table:table-cell>
          <table:table-cell table:formula="of:=([.V3]+[.V8]+[.V13]+[.V18]+[.V23]+[.V28]+[.V33]+[.V38]+[.V43]+[.V48])/10" office:value-type="float" office:value="20.2620310367982">
            <text:p>20.2620310368</text:p>
          </table:table-cell>
          <table:table-cell table:formula="of:=([.W3]+[.W8]+[.W13]+[.W18]+[.W23]+[.W28]+[.W33]+[.W38]+[.W43]+[.W48])/10" office:value-type="float" office:value="20.9796892642647">
            <text:p>20.9796892643</text:p>
          </table:table-cell>
          <table:table-cell table:formula="of:=([.X3]+[.X8]+[.X13]+[.X18]+[.X23]+[.X28]+[.X33]+[.X38]+[.X43]+[.X48])/10" office:value-type="float" office:value="20.3767145417117">
            <text:p>20.3767145417</text:p>
          </table:table-cell>
          <table:table-cell table:formula="of:=([.Y3]+[.Y8]+[.Y13]+[.Y18]+[.Y23]+[.Y28]+[.Y33]+[.Y38]+[.Y43]+[.Y48])/10" office:value-type="float" office:value="20.4822475307354">
            <text:p>20.4822475307</text:p>
          </table:table-cell>
          <table:table-cell table:formula="of:=([.Z3]+[.Z8]+[.Z13]+[.Z18]+[.Z23]+[.Z28]+[.Z33]+[.Z38]+[.Z43]+[.Z48])/10" office:value-type="float" office:value="20.8497717440215">
            <text:p>20.849771744</text:p>
          </table:table-cell>
          <table:table-cell table:formula="of:=([.AA3]+[.AA8]+[.AA13]+[.AA18]+[.AA23]+[.AA28]+[.AA33]+[.AA38]+[.AA43]+[.AA48])/10" office:value-type="float" office:value="21.1167589384796">
            <text:p>21.1167589385</text:p>
          </table:table-cell>
          <table:table-cell table:formula="of:=([.AB3]+[.AB8]+[.AB13]+[.AB18]+[.AB23]+[.AB28]+[.AB33]+[.AB38]+[.AB43]+[.AB48])/10" office:value-type="float" office:value="20.9988193017802">
            <text:p>20.9988193018</text:p>
          </table:table-cell>
          <table:table-cell table:formula="of:=([.AC3]+[.AC8]+[.AC13]+[.AC18]+[.AC23]+[.AC28]+[.AC33]+[.AC38]+[.AC43]+[.AC48])/10" office:value-type="float" office:value="21.2829499694638">
            <text:p>21.2829499695</text:p>
          </table:table-cell>
          <table:table-cell table:formula="of:=([.AD3]+[.AD8]+[.AD13]+[.AD18]+[.AD23]+[.AD28]+[.AD33]+[.AD38]+[.AD43]+[.AD48])/10" office:value-type="float" office:value="21.0375237320629">
            <text:p>21.0375237321</text:p>
          </table:table-cell>
          <table:table-cell table:formula="of:=([.AE3]+[.AE8]+[.AE13]+[.AE18]+[.AE23]+[.AE28]+[.AE33]+[.AE38]+[.AE43]+[.AE48])/10" office:value-type="float" office:value="20.544869012414">
            <text:p>20.5448690124</text:p>
          </table:table-cell>
          <table:table-cell table:formula="of:=([.AF3]+[.AF8]+[.AF13]+[.AF18]+[.AF23]+[.AF28]+[.AF33]+[.AF38]+[.AF43]+[.AF48])/10" office:value-type="float" office:value="20.5133410676675">
            <text:p>20.5133410677</text:p>
          </table:table-cell>
          <table:table-cell table:formula="of:=([.AG3]+[.AG8]+[.AG13]+[.AG18]+[.AG23]+[.AG28]+[.AG33]+[.AG38]+[.AG43]+[.AG48])/10" office:value-type="float" office:value="20.6421522788624">
            <text:p>20.6421522789</text:p>
          </table:table-cell>
          <table:table-cell table:formula="of:=([.AH3]+[.AH8]+[.AH13]+[.AH18]+[.AH23]+[.AH28]+[.AH33]+[.AH38]+[.AH43]+[.AH48])/10" office:value-type="float" office:value="21.6499690922146">
            <text:p>21.6499690922</text:p>
          </table:table-cell>
          <table:table-cell table:formula="of:=([.AI3]+[.AI8]+[.AI13]+[.AI18]+[.AI23]+[.AI28]+[.AI33]+[.AI38]+[.AI43]+[.AI48])/10" office:value-type="float" office:value="21.6013269013587">
            <text:p>21.6013269014</text:p>
          </table:table-cell>
          <table:table-cell table:formula="of:=([.AJ3]+[.AJ8]+[.AJ13]+[.AJ18]+[.AJ23]+[.AJ28]+[.AJ33]+[.AJ38]+[.AJ43]+[.AJ48])/10" office:value-type="float" office:value="21.5773185405618">
            <text:p>21.5773185406</text:p>
          </table:table-cell>
          <table:table-cell table:formula="of:=([.AK3]+[.AK8]+[.AK13]+[.AK18]+[.AK23]+[.AK28]+[.AK33]+[.AK38]+[.AK43]+[.AK48])/10" office:value-type="float" office:value="21.6746083775657">
            <text:p>21.6746083776</text:p>
          </table:table-cell>
          <table:table-cell table:formula="of:=([.AL3]+[.AL8]+[.AL13]+[.AL18]+[.AL23]+[.AL28]+[.AL33]+[.AL38]+[.AL43]+[.AL48])/10" office:value-type="float" office:value="21.4602990975778">
            <text:p>21.4602990976</text:p>
          </table:table-cell>
          <table:table-cell table:formula="of:=([.AM3]+[.AM8]+[.AM13]+[.AM18]+[.AM23]+[.AM28]+[.AM33]+[.AM38]+[.AM43]+[.AM48])/10" office:value-type="float" office:value="21.2403982682095">
            <text:p>21.2403982682</text:p>
          </table:table-cell>
          <table:table-cell table:formula="of:=([.AN3]+[.AN8]+[.AN13]+[.AN18]+[.AN23]+[.AN28]+[.AN33]+[.AN38]+[.AN43]+[.AN48])/10" office:value-type="float" office:value="21.157318668917">
            <text:p>21.1573186689</text:p>
          </table:table-cell>
          <table:table-cell table:formula="of:=([.AO3]+[.AO8]+[.AO13]+[.AO18]+[.AO23]+[.AO28]+[.AO33]+[.AO38]+[.AO43]+[.AO48])/10" office:value-type="float" office:value="21.1985265582093">
            <text:p>21.1985265582</text:p>
          </table:table-cell>
          <table:table-cell table:formula="of:=([.AP3]+[.AP8]+[.AP13]+[.AP18]+[.AP23]+[.AP28]+[.AP33]+[.AP38]+[.AP43]+[.AP48])/10" office:value-type="float" office:value="21.1369587433855">
            <text:p>21.1369587434</text:p>
          </table:table-cell>
          <table:table-cell table:formula="of:=([.AQ3]+[.AQ8]+[.AQ13]+[.AQ18]+[.AQ23]+[.AQ28]+[.AQ33]+[.AQ38]+[.AQ43]+[.AQ48])/10" office:value-type="float" office:value="21.0967173726949">
            <text:p>21.0967173727</text:p>
          </table:table-cell>
          <table:table-cell table:formula="of:=([.AR3]+[.AR8]+[.AR13]+[.AR18]+[.AR23]+[.AR28]+[.AR33]+[.AR38]+[.AR43]+[.AR48])/10" office:value-type="float" office:value="21.3480891864747">
            <text:p>21.3480891865</text:p>
          </table:table-cell>
          <table:table-cell table:formula="of:=([.AS3]+[.AS8]+[.AS13]+[.AS18]+[.AS23]+[.AS28]+[.AS33]+[.AS38]+[.AS43]+[.AS48])/10" office:value-type="float" office:value="21.2615880888376">
            <text:p>21.2615880888</text:p>
          </table:table-cell>
          <table:table-cell table:formula="of:=([.AT3]+[.AT8]+[.AT13]+[.AT18]+[.AT23]+[.AT28]+[.AT33]+[.AT38]+[.AT43]+[.AT48])/10" office:value-type="float" office:value="21.018096886505">
            <text:p>21.0180968865</text:p>
          </table:table-cell>
          <table:table-cell table:formula="of:=([.AU3]+[.AU8]+[.AU13]+[.AU18]+[.AU23]+[.AU28]+[.AU33]+[.AU38]+[.AU43]+[.AU48])/10" office:value-type="float" office:value="21.0571015787173">
            <text:p>21.0571015787</text:p>
          </table:table-cell>
          <table:table-cell table:formula="of:=([.AV3]+[.AV8]+[.AV13]+[.AV18]+[.AV23]+[.AV28]+[.AV33]+[.AV38]+[.AV43]+[.AV48])/10" office:value-type="float" office:value="21.3044860143058">
            <text:p>21.3044860143</text:p>
          </table:table-cell>
          <table:table-cell table:formula="of:=([.AW3]+[.AW8]+[.AW13]+[.AW18]+[.AW23]+[.AW28]+[.AW33]+[.AW38]+[.AW43]+[.AW48])/10" office:value-type="float" office:value="21.2193784371234">
            <text:p>21.2193784371</text:p>
          </table:table-cell>
          <table:table-cell table:formula="of:=([.AX3]+[.AX8]+[.AX13]+[.AX18]+[.AX23]+[.AX28]+[.AX33]+[.AX38]+[.AX43]+[.AX48])/10" office:value-type="float" office:value="21.437481999712">
            <text:p>21.4374819997</text:p>
          </table:table-cell>
          <table:table-cell table:formula="of:=([.AY3]+[.AY8]+[.AY13]+[.AY18]+[.AY23]+[.AY28]+[.AY33]+[.AY38]+[.AY43]+[.AY48])/10" office:value-type="float" office:value="21.5535151102664">
            <text:p>21.5535151103</text:p>
          </table:table-cell>
          <table:table-cell table:formula="of:=([.AZ3]+[.AZ8]+[.AZ13]+[.AZ18]+[.AZ23]+[.AZ28]+[.AZ33]+[.AZ38]+[.AZ43]+[.AZ48])/10" office:value-type="float" office:value="21.6255428505558">
            <text:p>21.6255428506</text:p>
          </table:table-cell>
          <table:table-cell table:formula="of:=([.BA3]+[.BA8]+[.BA13]+[.BA18]+[.BA23]+[.BA28]+[.BA33]+[.BA38]+[.BA43]+[.BA48])/10" office:value-type="float" office:value="21.3701606973458">
            <text:p>21.3701606973</text:p>
          </table:table-cell>
          <table:table-cell table:formula="of:=([.BB3]+[.BB8]+[.BB13]+[.BB18]+[.BB23]+[.BB28]+[.BB33]+[.BB38]+[.BB43]+[.BB48])/10" office:value-type="float" office:value="21.0768321938903">
            <text:p>21.0768321939</text:p>
          </table:table-cell>
          <table:table-cell table:formula="of:=([.BC3]+[.BC8]+[.BC13]+[.BC18]+[.BC23]+[.BC28]+[.BC33]+[.BC38]+[.BC43]+[.BC48])/10" office:value-type="float" office:value="21.5299139977554">
            <text:p>21.5299139978</text:p>
          </table:table-cell>
          <table:table-cell table:formula="of:=([.BD3]+[.BD8]+[.BD13]+[.BD18]+[.BD23]+[.BD28]+[.BD33]+[.BD38]+[.BD43]+[.BD48])/10" office:value-type="float" office:value="21.4833084954157">
            <text:p>21.4833084954</text:p>
          </table:table-cell>
          <table:table-cell table:formula="of:=([.BE3]+[.BE8]+[.BE13]+[.BE18]+[.BE23]+[.BE28]+[.BE33]+[.BE38]+[.BE43]+[.BE48])/10" office:value-type="float" office:value="21.1778406265257">
            <text:p>21.1778406265</text:p>
          </table:table-cell>
          <table:table-cell table:formula="of:=([.BF3]+[.BF8]+[.BF13]+[.BF18]+[.BF23]+[.BF28]+[.BF33]+[.BF38]+[.BF43]+[.BF48])/10" office:value-type="float" office:value="22.2168357316359">
            <text:p>22.2168357316</text:p>
          </table:table-cell>
          <table:table-cell table:formula="of:=([.BG3]+[.BG8]+[.BG13]+[.BG18]+[.BG23]+[.BG28]+[.BG33]+[.BG38]+[.BG43]+[.BG48])/10" office:value-type="float" office:value="33.7503275831427">
            <text:p>33.7503275831</text:p>
          </table:table-cell>
          <table:table-cell table:formula="of:=([.BH3]+[.BH8]+[.BH13]+[.BH18]+[.BH23]+[.BH28]+[.BH33]+[.BH38]+[.BH43]+[.BH48])/10" office:value-type="float" office:value="21.6746083775657">
            <text:p>21.6746083776</text:p>
          </table:table-cell>
          <table:table-cell table:formula="of:=([.BI3]+[.BI8]+[.BI13]+[.BI18]+[.BI23]+[.BI28]+[.BI33]+[.BI38]+[.BI43]+[.BI48])/10" office:value-type="float" office:value="21.4833084954157">
            <text:p>21.4833084954</text:p>
          </table:table-cell>
          <table:table-cell table:formula="of:=([.BJ3]+[.BJ8]+[.BJ13]+[.BJ18]+[.BJ23]+[.BJ28]+[.BJ33]+[.BJ38]+[.BJ43]+[.BJ48])/10" office:value-type="float" office:value="23.1769259091431">
            <text:p>23.1769259091</text:p>
          </table:table-cell>
          <table:table-cell table:formula="of:=([.BK3]+[.BK8]+[.BK13]+[.BK18]+[.BK23]+[.BK28]+[.BK33]+[.BK38]+[.BK43]+[.BK48])/10" office:value-type="float" office:value="27.484069142689">
            <text:p>27.4840691427</text:p>
          </table:table-cell>
          <table:table-cell table:formula="of:=([.BL3]+[.BL8]+[.BL13]+[.BL18]+[.BL23]+[.BL28]+[.BL33]+[.BL38]+[.BL43]+[.BL48])/10" office:value-type="float" office:value="25.4767645764805">
            <text:p>25.4767645765</text:p>
          </table:table-cell>
          <table:table-cell table:formula="of:=([.BM3]+[.BM8]+[.BM13]+[.BM18]+[.BM23]+[.BM28]+[.BM33]+[.BM38]+[.BM43]+[.BM48])/10" office:value-type="float" office:value="21.5773185405618">
            <text:p>21.5773185406</text:p>
          </table:table-cell>
          <table:table-cell table:formula="of:=([.BN3]+[.BN8]+[.BN13]+[.BN18]+[.BN23]+[.BN28]+[.BN33]+[.BN38]+[.BN43]+[.BN48])/10" office:value-type="float" office:value="25.7611229400153">
            <text:p>25.76112294</text:p>
          </table:table-cell>
          <table:table-cell table:formula="of:=([.BO3]+[.BO8]+[.BO13]+[.BO18]+[.BO23]+[.BO28]+[.BO33]+[.BO38]+[.BO43]+[.BO48])/10" office:value-type="float" office:value="28.3564921787946">
            <text:p>28.3564921788</text:p>
          </table:table-cell>
          <table:table-cell table:formula="of:=([.BP3]+[.BP8]+[.BP13]+[.BP18]+[.BP23]+[.BP28]+[.BP33]+[.BP38]+[.BP43]+[.BP48])/10" office:value-type="float" office:value="22.4638942082992">
            <text:p>22.4638942083</text:p>
          </table:table-cell>
          <table:table-cell table:formula="of:=([.BQ3]+[.BQ8]+[.BQ13]+[.BQ18]+[.BQ23]+[.BQ28]+[.BQ33]+[.BQ38]+[.BQ43]+[.BQ48])/10" office:value-type="float" office:value="27.0924800499634">
            <text:p>27.09248005</text:p>
          </table:table-cell>
          <table:table-cell table:formula="of:=([.BR3]+[.BR8]+[.BR13]+[.BR18]+[.BR23]+[.BR28]+[.BR33]+[.BR38]+[.BR43]+[.BR48])/10" office:value-type="float" office:value="30.5702392804328">
            <text:p>30.5702392804</text:p>
          </table:table-cell>
          <table:table-cell table:formula="of:=([.BS3]+[.BS8]+[.BS13]+[.BS18]+[.BS23]+[.BS28]+[.BS33]+[.BS38]+[.BS43]+[.BS48])/10" office:value-type="float" office:value="27.9043179083622">
            <text:p>27.9043179084</text:p>
          </table:table-cell>
          <table:table-cell table:formula="of:=([.BT3]+[.BT8]+[.BT13]+[.BT18]+[.BT23]+[.BT28]+[.BT33]+[.BT38]+[.BT43]+[.BT48])/10" office:value-type="float" office:value="21.3924151409903">
            <text:p>21.392415141</text:p>
          </table:table-cell>
          <table:table-cell table:formula="of:=([.BU3]+[.BU8]+[.BU13]+[.BU18]+[.BU23]+[.BU28]+[.BU33]+[.BU38]+[.BU43]+[.BU48])/10" office:value-type="float" office:value="23.8715763189629">
            <text:p>23.871576319</text:p>
          </table:table-cell>
          <table:table-cell table:formula="of:=([.BV3]+[.BV8]+[.BV13]+[.BV18]+[.BV23]+[.BV28]+[.BV33]+[.BV38]+[.BV43]+[.BV48])/10" office:value-type="float" office:value="26.0630740158475">
            <text:p>26.0630740158</text:p>
          </table:table-cell>
          <table:table-cell table:formula="of:=([.BW3]+[.BW8]+[.BW13]+[.BW18]+[.BW23]+[.BW28]+[.BW33]+[.BW38]+[.BW43]+[.BW48])/10" office:value-type="float" office:value="21.8797387908373">
            <text:p>21.8797387908</text:p>
          </table:table-cell>
          <table:table-cell table:formula="of:=([.BX3]+[.BX8]+[.BX13]+[.BX18]+[.BX23]+[.BX28]+[.BX33]+[.BX38]+[.BX43]+[.BX48])/10" office:value-type="float" office:value="22.3379582516169">
            <text:p>22.3379582516</text:p>
          </table:table-cell>
          <table:table-cell table:formula="of:=([.BY3]+[.BY8]+[.BY13]+[.BY18]+[.BY23]+[.BY28]+[.BY33]+[.BY38]+[.BY43]+[.BY48])/10" office:value-type="float" office:value="29.9456265290448">
            <text:p>29.945626529</text:p>
          </table:table-cell>
          <table:table-cell table:formula="of:=([.BZ3]+[.BZ8]+[.BZ13]+[.BZ18]+[.BZ23]+[.BZ28]+[.BZ33]+[.BZ38]+[.BZ43]+[.BZ48])/10" office:value-type="float" office:value="22.5949363492263">
            <text:p>22.5949363492</text:p>
          </table:table-cell>
          <table:table-cell table:formula="of:=([.CA3]+[.CA8]+[.CA13]+[.CA18]+[.CA23]+[.CA28]+[.CA33]+[.CA38]+[.CA43]+[.CA48])/10" office:value-type="float" office:value="22.731401652582">
            <text:p>22.7314016526</text:p>
          </table:table-cell>
          <table:table-cell table:formula="of:=([.CB3]+[.CB8]+[.CB13]+[.CB18]+[.CB23]+[.CB28]+[.CB33]+[.CB38]+[.CB43]+[.CB48])/10" office:value-type="float" office:value="25.2085049296659">
            <text:p>25.2085049297</text:p>
          </table:table-cell>
          <table:table-cell table:formula="of:=([.CC3]+[.CC8]+[.CC13]+[.CC18]+[.CC23]+[.CC28]+[.CC33]+[.CC38]+[.CC43]+[.CC48])/10" office:value-type="float" office:value="28.8443735757362">
            <text:p>28.8443735757</text:p>
          </table:table-cell>
          <table:table-cell table:formula="of:=([.CD3]+[.CD8]+[.CD13]+[.CD18]+[.CD23]+[.CD28]+[.CD33]+[.CD38]+[.CD43]+[.CD48])/10" office:value-type="float" office:value="24.271892087973">
            <text:p>24.271892088</text:p>
          </table:table-cell>
          <table:table-cell table:formula="of:=([.CE3]+[.CE8]+[.CE13]+[.CE18]+[.CE23]+[.CE28]+[.CE33]+[.CE38]+[.CE43]+[.CE48])/10" office:value-type="float" office:value="31.2534273168115">
            <text:p>31.2534273168</text:p>
          </table:table-cell>
          <table:table-cell table:formula="of:=([.CF3]+[.CF8]+[.CF13]+[.CF18]+[.CF23]+[.CF28]+[.CF33]+[.CF38]+[.CF43]+[.CF48])/10" office:value-type="float" office:value="22.8736338871161">
            <text:p>22.8736338871</text:p>
          </table:table-cell>
          <table:table-cell table:formula="of:=([.CG3]+[.CG8]+[.CG13]+[.CG18]+[.CG23]+[.CG28]+[.CG33]+[.CG38]+[.CG43]+[.CG48])/10" office:value-type="float" office:value="32.0038356557367">
            <text:p>32.0038356557</text:p>
          </table:table-cell>
          <table:table-cell table:formula="of:=([.CH3]+[.CH8]+[.CH13]+[.CH18]+[.CH23]+[.CH28]+[.CH33]+[.CH38]+[.CH43]+[.CH48])/10" office:value-type="float" office:value="32.8318985403791">
            <text:p>32.8318985404</text:p>
          </table:table-cell>
          <table:table-cell table:formula="of:=([.CI3]+[.CI8]+[.CI13]+[.CI18]+[.CI23]+[.CI28]+[.CI33]+[.CI38]+[.CI43]+[.CI48])/10" office:value-type="float" office:value="26.7267155497786">
            <text:p>26.7267155498</text:p>
          </table:table-cell>
          <table:table-cell table:formula="of:=([.CJ3]+[.CJ8]+[.CJ13]+[.CJ18]+[.CJ23]+[.CJ28]+[.CJ33]+[.CJ38]+[.CJ43]+[.CJ48])/10" office:value-type="float" office:value="23.5082183160859">
            <text:p>23.5082183161</text:p>
          </table:table-cell>
          <table:table-cell table:formula="of:=([.CK3]+[.CK8]+[.CK13]+[.CK18]+[.CK23]+[.CK28]+[.CK33]+[.CK38]+[.CK43]+[.CK48])/10" office:value-type="float" office:value="21.7753526900464">
            <text:p>21.77535269</text:p>
          </table:table-cell>
          <table:table-cell table:formula="of:=([.CL3]+[.CL8]+[.CL13]+[.CL18]+[.CL23]+[.CL28]+[.CL33]+[.CL38]+[.CL43]+[.CL48])/10" office:value-type="float" office:value="21.9879677843226">
            <text:p>21.9879677843</text:p>
          </table:table-cell>
          <table:table-cell table:formula="of:=([.CM3]+[.CM8]+[.CM13]+[.CM18]+[.CM23]+[.CM28]+[.CM33]+[.CM38]+[.CM43]+[.CM48])/10" office:value-type="float" office:value="24.0667708117457">
            <text:p>24.0667708117</text:p>
          </table:table-cell>
          <table:table-cell table:formula="of:=([.CN3]+[.CN8]+[.CN13]+[.CN18]+[.CN23]+[.CN28]+[.CN33]+[.CN38]+[.CN43]+[.CN48])/10" office:value-type="float" office:value="24.4877171580469">
            <text:p>24.487717158</text:p>
          </table:table-cell>
          <table:table-cell table:formula="of:=([.CO3]+[.CO8]+[.CO13]+[.CO18]+[.CO23]+[.CO28]+[.CO33]+[.CO38]+[.CO43]+[.CO48])/10" office:value-type="float" office:value="24.715106297975">
            <text:p>24.715106298</text:p>
          </table:table-cell>
          <table:table-cell table:formula="of:=([.CP3]+[.CP8]+[.CP13]+[.CP18]+[.CP23]+[.CP28]+[.CP33]+[.CP38]+[.CP43]+[.CP48])/10" office:value-type="float" office:value="20">
            <text:p>20</text:p>
          </table:table-cell>
          <table:table-cell table:formula="of:=([.CQ3]+[.CQ8]+[.CQ13]+[.CQ18]+[.CQ23]+[.CQ28]+[.CQ33]+[.CQ38]+[.CQ43]+[.CQ48])/10" office:value-type="float" office:value="20">
            <text:p>20</text:p>
          </table:table-cell>
          <table:table-cell table:formula="of:=([.CR3]+[.CR8]+[.CR13]+[.CR18]+[.CR23]+[.CR28]+[.CR33]+[.CR38]+[.CR43]+[.CR48])/10" office:value-type="float" office:value="20">
            <text:p>20</text:p>
          </table:table-cell>
          <table:table-cell table:formula="of:=([.CS3]+[.CS8]+[.CS13]+[.CS18]+[.CS23]+[.CS28]+[.CS33]+[.CS38]+[.CS43]+[.CS48])/10" office:value-type="float" office:value="20">
            <text:p>20</text:p>
          </table:table-cell>
          <table:table-cell table:number-columns-repeated="864"/>
        </table:table-row>
        <table:table-row table:style-name="ro1">
          <table:table-cell office:value-type="string">
            <text:p>買取価格</text:p>
          </table:table-cell>
          <table:table-cell table:formula="of:=([.B4]+[.B9]+[.B14]+[.B19]+[.B24]+[.B29]+[.B34]+[.B39]+[.B44]+[.B49])/10" office:value-type="float" office:value="20">
            <text:p>20</text:p>
          </table:table-cell>
          <table:table-cell table:formula="of:=([.C4]+[.C9]+[.C14]+[.C19]+[.C24]+[.C29]+[.C34]+[.C39]+[.C44]+[.C49])/10" office:value-type="float" office:value="20">
            <text:p>20</text:p>
          </table:table-cell>
          <table:table-cell table:formula="of:=([.D4]+[.D9]+[.D14]+[.D19]+[.D24]+[.D29]+[.D34]+[.D39]+[.D44]+[.D49])/10" office:value-type="float" office:value="20">
            <text:p>20</text:p>
          </table:table-cell>
          <table:table-cell table:formula="of:=([.E4]+[.E9]+[.E14]+[.E19]+[.E24]+[.E29]+[.E34]+[.E39]+[.E44]+[.E49])/10" office:value-type="float" office:value="20">
            <text:p>20</text:p>
          </table:table-cell>
          <table:table-cell table:formula="of:=([.F4]+[.F9]+[.F14]+[.F19]+[.F24]+[.F29]+[.F34]+[.F39]+[.F44]+[.F49])/10" office:value-type="float" office:value="20">
            <text:p>20</text:p>
          </table:table-cell>
          <table:table-cell table:formula="of:=([.G4]+[.G9]+[.G14]+[.G19]+[.G24]+[.G29]+[.G34]+[.G39]+[.G44]+[.G49])/10" office:value-type="float" office:value="20">
            <text:p>20</text:p>
          </table:table-cell>
          <table:table-cell table:formula="of:=([.H4]+[.H9]+[.H14]+[.H19]+[.H24]+[.H29]+[.H34]+[.H39]+[.H44]+[.H49])/10" office:value-type="float" office:value="20">
            <text:p>20</text:p>
          </table:table-cell>
          <table:table-cell table:formula="of:=([.I4]+[.I9]+[.I14]+[.I19]+[.I24]+[.I29]+[.I34]+[.I39]+[.I44]+[.I49])/10" office:value-type="float" office:value="20">
            <text:p>20</text:p>
          </table:table-cell>
          <table:table-cell table:formula="of:=([.J4]+[.J9]+[.J14]+[.J19]+[.J24]+[.J29]+[.J34]+[.J39]+[.J44]+[.J49])/10" office:value-type="float" office:value="20">
            <text:p>20</text:p>
          </table:table-cell>
          <table:table-cell table:formula="of:=([.K4]+[.K9]+[.K14]+[.K19]+[.K24]+[.K29]+[.K34]+[.K39]+[.K44]+[.K49])/10" office:value-type="float" office:value="20">
            <text:p>20</text:p>
          </table:table-cell>
          <table:table-cell table:formula="of:=([.L4]+[.L9]+[.L14]+[.L19]+[.L24]+[.L29]+[.L34]+[.L39]+[.L44]+[.L49])/10" office:value-type="float" office:value="20">
            <text:p>20</text:p>
          </table:table-cell>
          <table:table-cell table:formula="of:=([.M4]+[.M9]+[.M14]+[.M19]+[.M24]+[.M29]+[.M34]+[.M39]+[.M44]+[.M49])/10" office:value-type="float" office:value="20">
            <text:p>20</text:p>
          </table:table-cell>
          <table:table-cell table:formula="of:=([.N4]+[.N9]+[.N14]+[.N19]+[.N24]+[.N29]+[.N34]+[.N39]+[.N44]+[.N49])/10" office:value-type="float" office:value="20">
            <text:p>20</text:p>
          </table:table-cell>
          <table:table-cell table:formula="of:=([.O4]+[.O9]+[.O14]+[.O19]+[.O24]+[.O29]+[.O34]+[.O39]+[.O44]+[.O49])/10" office:value-type="float" office:value="20">
            <text:p>20</text:p>
          </table:table-cell>
          <table:table-cell table:formula="of:=([.P4]+[.P9]+[.P14]+[.P19]+[.P24]+[.P29]+[.P34]+[.P39]+[.P44]+[.P49])/10" office:value-type="float" office:value="20">
            <text:p>20</text:p>
          </table:table-cell>
          <table:table-cell table:formula="of:=([.Q4]+[.Q9]+[.Q14]+[.Q19]+[.Q24]+[.Q29]+[.Q34]+[.Q39]+[.Q44]+[.Q49])/10" office:value-type="float" office:value="20">
            <text:p>20</text:p>
          </table:table-cell>
          <table:table-cell table:formula="of:=([.R4]+[.R9]+[.R14]+[.R19]+[.R24]+[.R29]+[.R34]+[.R39]+[.R44]+[.R49])/10" office:value-type="float" office:value="20">
            <text:p>20</text:p>
          </table:table-cell>
          <table:table-cell table:formula="of:=([.S4]+[.S9]+[.S14]+[.S19]+[.S24]+[.S29]+[.S34]+[.S39]+[.S44]+[.S49])/10" office:value-type="float" office:value="20">
            <text:p>20</text:p>
          </table:table-cell>
          <table:table-cell table:formula="of:=([.T4]+[.T9]+[.T14]+[.T19]+[.T24]+[.T29]+[.T34]+[.T39]+[.T44]+[.T49])/10" office:value-type="float" office:value="20">
            <text:p>20</text:p>
          </table:table-cell>
          <table:table-cell table:formula="of:=([.U4]+[.U9]+[.U14]+[.U19]+[.U24]+[.U29]+[.U34]+[.U39]+[.U44]+[.U49])/10" office:value-type="float" office:value="20">
            <text:p>20</text:p>
          </table:table-cell>
          <table:table-cell table:formula="of:=([.V4]+[.V9]+[.V14]+[.V19]+[.V24]+[.V29]+[.V34]+[.V39]+[.V44]+[.V49])/10" office:value-type="float" office:value="20">
            <text:p>20</text:p>
          </table:table-cell>
          <table:table-cell table:formula="of:=([.W4]+[.W9]+[.W14]+[.W19]+[.W24]+[.W29]+[.W34]+[.W39]+[.W44]+[.W49])/10" office:value-type="float" office:value="20">
            <text:p>20</text:p>
          </table:table-cell>
          <table:table-cell table:formula="of:=([.X4]+[.X9]+[.X14]+[.X19]+[.X24]+[.X29]+[.X34]+[.X39]+[.X44]+[.X49])/10" office:value-type="float" office:value="20">
            <text:p>20</text:p>
          </table:table-cell>
          <table:table-cell table:formula="of:=([.Y4]+[.Y9]+[.Y14]+[.Y19]+[.Y24]+[.Y29]+[.Y34]+[.Y39]+[.Y44]+[.Y49])/10" office:value-type="float" office:value="20">
            <text:p>20</text:p>
          </table:table-cell>
          <table:table-cell table:formula="of:=([.Z4]+[.Z9]+[.Z14]+[.Z19]+[.Z24]+[.Z29]+[.Z34]+[.Z39]+[.Z44]+[.Z49])/10" office:value-type="float" office:value="20">
            <text:p>20</text:p>
          </table:table-cell>
          <table:table-cell table:formula="of:=([.AA4]+[.AA9]+[.AA14]+[.AA19]+[.AA24]+[.AA29]+[.AA34]+[.AA39]+[.AA44]+[.AA49])/10" office:value-type="float" office:value="20">
            <text:p>20</text:p>
          </table:table-cell>
          <table:table-cell table:formula="of:=([.AB4]+[.AB9]+[.AB14]+[.AB19]+[.AB24]+[.AB29]+[.AB34]+[.AB39]+[.AB44]+[.AB49])/10" office:value-type="float" office:value="20">
            <text:p>20</text:p>
          </table:table-cell>
          <table:table-cell table:formula="of:=([.AC4]+[.AC9]+[.AC14]+[.AC19]+[.AC24]+[.AC29]+[.AC34]+[.AC39]+[.AC44]+[.AC49])/10" office:value-type="float" office:value="20">
            <text:p>20</text:p>
          </table:table-cell>
          <table:table-cell table:formula="of:=([.AD4]+[.AD9]+[.AD14]+[.AD19]+[.AD24]+[.AD29]+[.AD34]+[.AD39]+[.AD44]+[.AD49])/10" office:value-type="float" office:value="20">
            <text:p>20</text:p>
          </table:table-cell>
          <table:table-cell table:formula="of:=([.AE4]+[.AE9]+[.AE14]+[.AE19]+[.AE24]+[.AE29]+[.AE34]+[.AE39]+[.AE44]+[.AE49])/10" office:value-type="float" office:value="20">
            <text:p>20</text:p>
          </table:table-cell>
          <table:table-cell table:formula="of:=([.AF4]+[.AF9]+[.AF14]+[.AF19]+[.AF24]+[.AF29]+[.AF34]+[.AF39]+[.AF44]+[.AF49])/10" office:value-type="float" office:value="20">
            <text:p>20</text:p>
          </table:table-cell>
          <table:table-cell table:formula="of:=([.AG4]+[.AG9]+[.AG14]+[.AG19]+[.AG24]+[.AG29]+[.AG34]+[.AG39]+[.AG44]+[.AG49])/10" office:value-type="float" office:value="20">
            <text:p>20</text:p>
          </table:table-cell>
          <table:table-cell table:formula="of:=([.AH4]+[.AH9]+[.AH14]+[.AH19]+[.AH24]+[.AH29]+[.AH34]+[.AH39]+[.AH44]+[.AH49])/10" office:value-type="float" office:value="20">
            <text:p>20</text:p>
          </table:table-cell>
          <table:table-cell table:formula="of:=([.AI4]+[.AI9]+[.AI14]+[.AI19]+[.AI24]+[.AI29]+[.AI34]+[.AI39]+[.AI44]+[.AI49])/10" office:value-type="float" office:value="20">
            <text:p>20</text:p>
          </table:table-cell>
          <table:table-cell table:formula="of:=([.AJ4]+[.AJ9]+[.AJ14]+[.AJ19]+[.AJ24]+[.AJ29]+[.AJ34]+[.AJ39]+[.AJ44]+[.AJ49])/10" office:value-type="float" office:value="20">
            <text:p>20</text:p>
          </table:table-cell>
          <table:table-cell table:formula="of:=([.AK4]+[.AK9]+[.AK14]+[.AK19]+[.AK24]+[.AK29]+[.AK34]+[.AK39]+[.AK44]+[.AK49])/10" office:value-type="float" office:value="20">
            <text:p>20</text:p>
          </table:table-cell>
          <table:table-cell table:formula="of:=([.AL4]+[.AL9]+[.AL14]+[.AL19]+[.AL24]+[.AL29]+[.AL34]+[.AL39]+[.AL44]+[.AL49])/10" office:value-type="float" office:value="20">
            <text:p>20</text:p>
          </table:table-cell>
          <table:table-cell table:formula="of:=([.AM4]+[.AM9]+[.AM14]+[.AM19]+[.AM24]+[.AM29]+[.AM34]+[.AM39]+[.AM44]+[.AM49])/10" office:value-type="float" office:value="20">
            <text:p>20</text:p>
          </table:table-cell>
          <table:table-cell table:formula="of:=([.AN4]+[.AN9]+[.AN14]+[.AN19]+[.AN24]+[.AN29]+[.AN34]+[.AN39]+[.AN44]+[.AN49])/10" office:value-type="float" office:value="20">
            <text:p>20</text:p>
          </table:table-cell>
          <table:table-cell table:formula="of:=([.AO4]+[.AO9]+[.AO14]+[.AO19]+[.AO24]+[.AO29]+[.AO34]+[.AO39]+[.AO44]+[.AO49])/10" office:value-type="float" office:value="9.33333333333333">
            <text:p>9.3333333333</text:p>
          </table:table-cell>
          <table:table-cell table:formula="of:=([.AP4]+[.AP9]+[.AP14]+[.AP19]+[.AP24]+[.AP29]+[.AP34]+[.AP39]+[.AP44]+[.AP49])/10" office:value-type="float" office:value="9.33333333333333">
            <text:p>9.3333333333</text:p>
          </table:table-cell>
          <table:table-cell table:formula="of:=([.AQ4]+[.AQ9]+[.AQ14]+[.AQ19]+[.AQ24]+[.AQ29]+[.AQ34]+[.AQ39]+[.AQ44]+[.AQ49])/10" office:value-type="float" office:value="20">
            <text:p>20</text:p>
          </table:table-cell>
          <table:table-cell table:formula="of:=([.AR4]+[.AR9]+[.AR14]+[.AR19]+[.AR24]+[.AR29]+[.AR34]+[.AR39]+[.AR44]+[.AR49])/10" office:value-type="float" office:value="9.33333333333333">
            <text:p>9.3333333333</text:p>
          </table:table-cell>
          <table:table-cell table:formula="of:=([.AS4]+[.AS9]+[.AS14]+[.AS19]+[.AS24]+[.AS29]+[.AS34]+[.AS39]+[.AS44]+[.AS49])/10" office:value-type="float" office:value="9.33333333333333">
            <text:p>9.3333333333</text:p>
          </table:table-cell>
          <table:table-cell table:formula="of:=([.AT4]+[.AT9]+[.AT14]+[.AT19]+[.AT24]+[.AT29]+[.AT34]+[.AT39]+[.AT44]+[.AT49])/10" office:value-type="float" office:value="9.33333333333333">
            <text:p>9.3333333333</text:p>
          </table:table-cell>
          <table:table-cell table:formula="of:=([.AU4]+[.AU9]+[.AU14]+[.AU19]+[.AU24]+[.AU29]+[.AU34]+[.AU39]+[.AU44]+[.AU49])/10" office:value-type="float" office:value="20">
            <text:p>20</text:p>
          </table:table-cell>
          <table:table-cell table:formula="of:=([.AV4]+[.AV9]+[.AV14]+[.AV19]+[.AV24]+[.AV29]+[.AV34]+[.AV39]+[.AV44]+[.AV49])/10" office:value-type="float" office:value="9.33333333333333">
            <text:p>9.3333333333</text:p>
          </table:table-cell>
          <table:table-cell table:formula="of:=([.AW4]+[.AW9]+[.AW14]+[.AW19]+[.AW24]+[.AW29]+[.AW34]+[.AW39]+[.AW44]+[.AW49])/10" office:value-type="float" office:value="9.33333333333333">
            <text:p>9.3333333333</text:p>
          </table:table-cell>
          <table:table-cell table:formula="of:=([.AX4]+[.AX9]+[.AX14]+[.AX19]+[.AX24]+[.AX29]+[.AX34]+[.AX39]+[.AX44]+[.AX49])/10" office:value-type="float" office:value="20">
            <text:p>20</text:p>
          </table:table-cell>
          <table:table-cell table:formula="of:=([.AY4]+[.AY9]+[.AY14]+[.AY19]+[.AY24]+[.AY29]+[.AY34]+[.AY39]+[.AY44]+[.AY49])/10" office:value-type="float" office:value="9.33333333333333">
            <text:p>9.3333333333</text:p>
          </table:table-cell>
          <table:table-cell table:formula="of:=([.AZ4]+[.AZ9]+[.AZ14]+[.AZ19]+[.AZ24]+[.AZ29]+[.AZ34]+[.AZ39]+[.AZ44]+[.AZ49])/10" office:value-type="float" office:value="20">
            <text:p>20</text:p>
          </table:table-cell>
          <table:table-cell table:formula="of:=([.BA4]+[.BA9]+[.BA14]+[.BA19]+[.BA24]+[.BA29]+[.BA34]+[.BA39]+[.BA44]+[.BA49])/10" office:value-type="float" office:value="9.56916266666551">
            <text:p>9.5691626667</text:p>
          </table:table-cell>
          <table:table-cell table:formula="of:=([.BB4]+[.BB9]+[.BB14]+[.BB19]+[.BB24]+[.BB29]+[.BB34]+[.BB39]+[.BB44]+[.BB49])/10" office:value-type="float" office:value="20">
            <text:p>20</text:p>
          </table:table-cell>
          <table:table-cell table:formula="of:=([.BC4]+[.BC9]+[.BC14]+[.BC19]+[.BC24]+[.BC29]+[.BC34]+[.BC39]+[.BC44]+[.BC49])/10" office:value-type="float" office:value="9.33333333333333">
            <text:p>9.3333333333</text:p>
          </table:table-cell>
          <table:table-cell table:formula="of:=([.BD4]+[.BD9]+[.BD14]+[.BD19]+[.BD24]+[.BD29]+[.BD34]+[.BD39]+[.BD44]+[.BD49])/10" office:value-type="float" office:value="20">
            <text:p>20</text:p>
          </table:table-cell>
          <table:table-cell table:formula="of:=([.BE4]+[.BE9]+[.BE14]+[.BE19]+[.BE24]+[.BE29]+[.BE34]+[.BE39]+[.BE44]+[.BE49])/10" office:value-type="float" office:value="10.634268625">
            <text:p>10.634268625</text:p>
          </table:table-cell>
          <table:table-cell table:formula="of:=([.BF4]+[.BF9]+[.BF14]+[.BF19]+[.BF24]+[.BF29]+[.BF34]+[.BF39]+[.BF44]+[.BF49])/10" office:value-type="float" office:value="20">
            <text:p>20</text:p>
          </table:table-cell>
          <table:table-cell table:formula="of:=([.BG4]+[.BG9]+[.BG14]+[.BG19]+[.BG24]+[.BG29]+[.BG34]+[.BG39]+[.BG44]+[.BG49])/10" office:value-type="float" office:value="20">
            <text:p>20</text:p>
          </table:table-cell>
          <table:table-cell table:formula="of:=([.BH4]+[.BH9]+[.BH14]+[.BH19]+[.BH24]+[.BH29]+[.BH34]+[.BH39]+[.BH44]+[.BH49])/10" office:value-type="float" office:value="20">
            <text:p>20</text:p>
          </table:table-cell>
          <table:table-cell table:formula="of:=([.BI4]+[.BI9]+[.BI14]+[.BI19]+[.BI24]+[.BI29]+[.BI34]+[.BI39]+[.BI44]+[.BI49])/10" office:value-type="float" office:value="15.24">
            <text:p>15.24</text:p>
          </table:table-cell>
          <table:table-cell table:formula="of:=([.BJ4]+[.BJ9]+[.BJ14]+[.BJ19]+[.BJ24]+[.BJ29]+[.BJ34]+[.BJ39]+[.BJ44]+[.BJ49])/10" office:value-type="float" office:value="20">
            <text:p>20</text:p>
          </table:table-cell>
          <table:table-cell table:formula="of:=([.BK4]+[.BK9]+[.BK14]+[.BK19]+[.BK24]+[.BK29]+[.BK34]+[.BK39]+[.BK44]+[.BK49])/10" office:value-type="float" office:value="20">
            <text:p>20</text:p>
          </table:table-cell>
          <table:table-cell table:formula="of:=([.BL4]+[.BL9]+[.BL14]+[.BL19]+[.BL24]+[.BL29]+[.BL34]+[.BL39]+[.BL44]+[.BL49])/10" office:value-type="float" office:value="20">
            <text:p>20</text:p>
          </table:table-cell>
          <table:table-cell table:formula="of:=([.BM4]+[.BM9]+[.BM14]+[.BM19]+[.BM24]+[.BM29]+[.BM34]+[.BM39]+[.BM44]+[.BM49])/10" office:value-type="float" office:value="9.33333333333333">
            <text:p>9.3333333333</text:p>
          </table:table-cell>
          <table:table-cell table:formula="of:=([.BN4]+[.BN9]+[.BN14]+[.BN19]+[.BN24]+[.BN29]+[.BN34]+[.BN39]+[.BN44]+[.BN49])/10" office:value-type="float" office:value="20">
            <text:p>20</text:p>
          </table:table-cell>
          <table:table-cell table:formula="of:=([.BO4]+[.BO9]+[.BO14]+[.BO19]+[.BO24]+[.BO29]+[.BO34]+[.BO39]+[.BO44]+[.BO49])/10" office:value-type="float" office:value="20">
            <text:p>20</text:p>
          </table:table-cell>
          <table:table-cell table:formula="of:=([.BP4]+[.BP9]+[.BP14]+[.BP19]+[.BP24]+[.BP29]+[.BP34]+[.BP39]+[.BP44]+[.BP49])/10" office:value-type="float" office:value="20">
            <text:p>20</text:p>
          </table:table-cell>
          <table:table-cell table:formula="of:=([.BQ4]+[.BQ9]+[.BQ14]+[.BQ19]+[.BQ24]+[.BQ29]+[.BQ34]+[.BQ39]+[.BQ44]+[.BQ49])/10" office:value-type="float" office:value="20">
            <text:p>20</text:p>
          </table:table-cell>
          <table:table-cell table:formula="of:=([.BR4]+[.BR9]+[.BR14]+[.BR19]+[.BR24]+[.BR29]+[.BR34]+[.BR39]+[.BR44]+[.BR49])/10" office:value-type="float" office:value="20">
            <text:p>20</text:p>
          </table:table-cell>
          <table:table-cell table:formula="of:=([.BS4]+[.BS9]+[.BS14]+[.BS19]+[.BS24]+[.BS29]+[.BS34]+[.BS39]+[.BS44]+[.BS49])/10" office:value-type="float" office:value="20">
            <text:p>20</text:p>
          </table:table-cell>
          <table:table-cell table:formula="of:=([.BT4]+[.BT9]+[.BT14]+[.BT19]+[.BT24]+[.BT29]+[.BT34]+[.BT39]+[.BT44]+[.BT49])/10" office:value-type="float" office:value="20">
            <text:p>20</text:p>
          </table:table-cell>
          <table:table-cell table:formula="of:=([.BU4]+[.BU9]+[.BU14]+[.BU19]+[.BU24]+[.BU29]+[.BU34]+[.BU39]+[.BU44]+[.BU49])/10" office:value-type="float" office:value="20">
            <text:p>20</text:p>
          </table:table-cell>
          <table:table-cell table:formula="of:=([.BV4]+[.BV9]+[.BV14]+[.BV19]+[.BV24]+[.BV29]+[.BV34]+[.BV39]+[.BV44]+[.BV49])/10" office:value-type="float" office:value="20">
            <text:p>20</text:p>
          </table:table-cell>
          <table:table-cell table:formula="of:=([.BW4]+[.BW9]+[.BW14]+[.BW19]+[.BW24]+[.BW29]+[.BW34]+[.BW39]+[.BW44]+[.BW49])/10" office:value-type="float" office:value="20">
            <text:p>20</text:p>
          </table:table-cell>
          <table:table-cell table:formula="of:=([.BX4]+[.BX9]+[.BX14]+[.BX19]+[.BX24]+[.BX29]+[.BX34]+[.BX39]+[.BX44]+[.BX49])/10" office:value-type="float" office:value="20">
            <text:p>20</text:p>
          </table:table-cell>
          <table:table-cell table:formula="of:=([.BY4]+[.BY9]+[.BY14]+[.BY19]+[.BY24]+[.BY29]+[.BY34]+[.BY39]+[.BY44]+[.BY49])/10" office:value-type="float" office:value="20">
            <text:p>20</text:p>
          </table:table-cell>
          <table:table-cell table:formula="of:=([.BZ4]+[.BZ9]+[.BZ14]+[.BZ19]+[.BZ24]+[.BZ29]+[.BZ34]+[.BZ39]+[.BZ44]+[.BZ49])/10" office:value-type="float" office:value="20">
            <text:p>20</text:p>
          </table:table-cell>
          <table:table-cell table:formula="of:=([.CA4]+[.CA9]+[.CA14]+[.CA19]+[.CA24]+[.CA29]+[.CA34]+[.CA39]+[.CA44]+[.CA49])/10" office:value-type="float" office:value="20">
            <text:p>20</text:p>
          </table:table-cell>
          <table:table-cell table:formula="of:=([.CB4]+[.CB9]+[.CB14]+[.CB19]+[.CB24]+[.CB29]+[.CB34]+[.CB39]+[.CB44]+[.CB49])/10" office:value-type="float" office:value="20">
            <text:p>20</text:p>
          </table:table-cell>
          <table:table-cell table:formula="of:=([.CC4]+[.CC9]+[.CC14]+[.CC19]+[.CC24]+[.CC29]+[.CC34]+[.CC39]+[.CC44]+[.CC49])/10" office:value-type="float" office:value="20">
            <text:p>20</text:p>
          </table:table-cell>
          <table:table-cell table:formula="of:=([.CD4]+[.CD9]+[.CD14]+[.CD19]+[.CD24]+[.CD29]+[.CD34]+[.CD39]+[.CD44]+[.CD49])/10" office:value-type="float" office:value="20">
            <text:p>20</text:p>
          </table:table-cell>
          <table:table-cell table:formula="of:=([.CE4]+[.CE9]+[.CE14]+[.CE19]+[.CE24]+[.CE29]+[.CE34]+[.CE39]+[.CE44]+[.CE49])/10" office:value-type="float" office:value="20">
            <text:p>20</text:p>
          </table:table-cell>
          <table:table-cell table:formula="of:=([.CF4]+[.CF9]+[.CF14]+[.CF19]+[.CF24]+[.CF29]+[.CF34]+[.CF39]+[.CF44]+[.CF49])/10" office:value-type="float" office:value="20">
            <text:p>20</text:p>
          </table:table-cell>
          <table:table-cell table:formula="of:=([.CG4]+[.CG9]+[.CG14]+[.CG19]+[.CG24]+[.CG29]+[.CG34]+[.CG39]+[.CG44]+[.CG49])/10" office:value-type="float" office:value="20">
            <text:p>20</text:p>
          </table:table-cell>
          <table:table-cell table:formula="of:=([.CH4]+[.CH9]+[.CH14]+[.CH19]+[.CH24]+[.CH29]+[.CH34]+[.CH39]+[.CH44]+[.CH49])/10" office:value-type="float" office:value="20">
            <text:p>20</text:p>
          </table:table-cell>
          <table:table-cell table:formula="of:=([.CI4]+[.CI9]+[.CI14]+[.CI19]+[.CI24]+[.CI29]+[.CI34]+[.CI39]+[.CI44]+[.CI49])/10" office:value-type="float" office:value="20">
            <text:p>20</text:p>
          </table:table-cell>
          <table:table-cell table:formula="of:=([.CJ4]+[.CJ9]+[.CJ14]+[.CJ19]+[.CJ24]+[.CJ29]+[.CJ34]+[.CJ39]+[.CJ44]+[.CJ49])/10" office:value-type="float" office:value="20">
            <text:p>20</text:p>
          </table:table-cell>
          <table:table-cell table:formula="of:=([.CK4]+[.CK9]+[.CK14]+[.CK19]+[.CK24]+[.CK29]+[.CK34]+[.CK39]+[.CK44]+[.CK49])/10" office:value-type="float" office:value="20">
            <text:p>20</text:p>
          </table:table-cell>
          <table:table-cell table:formula="of:=([.CL4]+[.CL9]+[.CL14]+[.CL19]+[.CL24]+[.CL29]+[.CL34]+[.CL39]+[.CL44]+[.CL49])/10" office:value-type="float" office:value="20">
            <text:p>20</text:p>
          </table:table-cell>
          <table:table-cell table:formula="of:=([.CM4]+[.CM9]+[.CM14]+[.CM19]+[.CM24]+[.CM29]+[.CM34]+[.CM39]+[.CM44]+[.CM49])/10" office:value-type="float" office:value="20">
            <text:p>20</text:p>
          </table:table-cell>
          <table:table-cell table:formula="of:=([.CN4]+[.CN9]+[.CN14]+[.CN19]+[.CN24]+[.CN29]+[.CN34]+[.CN39]+[.CN44]+[.CN49])/10" office:value-type="float" office:value="20">
            <text:p>20</text:p>
          </table:table-cell>
          <table:table-cell table:formula="of:=([.CO4]+[.CO9]+[.CO14]+[.CO19]+[.CO24]+[.CO29]+[.CO34]+[.CO39]+[.CO44]+[.CO49])/10" office:value-type="float" office:value="20">
            <text:p>20</text:p>
          </table:table-cell>
          <table:table-cell table:formula="of:=([.CP4]+[.CP9]+[.CP14]+[.CP19]+[.CP24]+[.CP29]+[.CP34]+[.CP39]+[.CP44]+[.CP49])/10" office:value-type="float" office:value="20">
            <text:p>20</text:p>
          </table:table-cell>
          <table:table-cell table:formula="of:=([.CQ4]+[.CQ9]+[.CQ14]+[.CQ19]+[.CQ24]+[.CQ29]+[.CQ34]+[.CQ39]+[.CQ44]+[.CQ49])/10" office:value-type="float" office:value="20">
            <text:p>20</text:p>
          </table:table-cell>
          <table:table-cell table:formula="of:=([.CR4]+[.CR9]+[.CR14]+[.CR19]+[.CR24]+[.CR29]+[.CR34]+[.CR39]+[.CR44]+[.CR49])/10" office:value-type="float" office:value="20">
            <text:p>20</text:p>
          </table:table-cell>
          <table:table-cell table:formula="of:=([.CS4]+[.CS9]+[.CS14]+[.CS19]+[.CS24]+[.CS29]+[.CS34]+[.CS39]+[.CS44]+[.CS49])/10" office:value-type="float" office:value="20">
            <text:p>20</text:p>
          </table:table-cell>
          <table:table-cell table:number-columns-repeated="864"/>
        </table:table-row>
        <table:table-row table:style-name="ro1">
          <table:table-cell office:value-type="string">
            <text:p>中央値</text:p>
          </table:table-cell>
          <table:table-cell table:number-columns-repeated="960"/>
        </table:table-row>
        <table:table-row table:style-name="ro1">
          <table:table-cell office:value-type="string">
            <text:p>電力購入量</text:p>
          </table:table-cell>
          <table:table-cell table:formula="of:=MEDIAN([.B1];[.B6];[.B11];[.B16];[.B21];[.B26];[.B31];[.B36];[.B41];[.B46])" office:value-type="float" office:value="300.718628723395">
            <text:p>300.7186287234</text:p>
          </table:table-cell>
          <table:table-cell table:formula="of:=MEDIAN([.C1];[.C6];[.C11];[.C16];[.C21];[.C26];[.C31];[.C36];[.C41];[.C46])" office:value-type="float" office:value="288.45310735767">
            <text:p>288.4531073577</text:p>
          </table:table-cell>
          <table:table-cell table:formula="of:=MEDIAN([.D1];[.D6];[.D11];[.D16];[.D21];[.D26];[.D31];[.D36];[.D41];[.D46])" office:value-type="float" office:value="309.16977385774">
            <text:p>309.1697738577</text:p>
          </table:table-cell>
          <table:table-cell table:formula="of:=MEDIAN([.E1];[.E6];[.E11];[.E16];[.E21];[.E26];[.E31];[.E36];[.E41];[.E46])" office:value-type="float" office:value="95.6700054947327">
            <text:p>95.6700054947</text:p>
          </table:table-cell>
          <table:table-cell table:formula="of:=MEDIAN([.F1];[.F6];[.F11];[.F16];[.F21];[.F26];[.F31];[.F36];[.F41];[.F46])" office:value-type="float" office:value="86.5765295374747">
            <text:p>86.5765295375</text:p>
          </table:table-cell>
          <table:table-cell table:formula="of:=MEDIAN([.G1];[.G6];[.G11];[.G16];[.G21];[.G26];[.G31];[.G36];[.G41];[.G46])" office:value-type="float" office:value="153.343691784109">
            <text:p>153.3436917841</text:p>
          </table:table-cell>
          <table:table-cell table:formula="of:=MEDIAN([.H1];[.H6];[.H11];[.H16];[.H21];[.H26];[.H31];[.H36];[.H41];[.H46])" office:value-type="float" office:value="349.466862240878">
            <text:p>349.4668622409</text:p>
          </table:table-cell>
          <table:table-cell table:formula="of:=MEDIAN([.I1];[.I6];[.I11];[.I16];[.I21];[.I26];[.I31];[.I36];[.I41];[.I46])" office:value-type="float" office:value="206.743813681444">
            <text:p>206.7438136814</text:p>
          </table:table-cell>
          <table:table-cell table:formula="of:=MEDIAN([.J1];[.J6];[.J11];[.J16];[.J21];[.J26];[.J31];[.J36];[.J41];[.J46])" office:value-type="float" office:value="342.743832888131">
            <text:p>342.7438328881</text:p>
          </table:table-cell>
          <table:table-cell table:formula="of:=MEDIAN([.K1];[.K6];[.K11];[.K16];[.K21];[.K26];[.K31];[.K36];[.K41];[.K46])" office:value-type="float" office:value="34.291292788316">
            <text:p>34.2912927883</text:p>
          </table:table-cell>
          <table:table-cell table:formula="of:=MEDIAN([.L1];[.L6];[.L11];[.L16];[.L21];[.L26];[.L31];[.L36];[.L41];[.L46])" office:value-type="float" office:value="161.529914669493">
            <text:p>161.5299146695</text:p>
          </table:table-cell>
          <table:table-cell table:formula="of:=MEDIAN([.M1];[.M6];[.M11];[.M16];[.M21];[.M26];[.M31];[.M36];[.M41];[.M46])" office:value-type="float" office:value="186.443657977525">
            <text:p>186.4436579775</text:p>
          </table:table-cell>
          <table:table-cell table:formula="of:=MEDIAN([.N1];[.N6];[.N11];[.N16];[.N21];[.N26];[.N31];[.N36];[.N41];[.N46])" office:value-type="float" office:value="360.469935689562">
            <text:p>360.4699356896</text:p>
          </table:table-cell>
          <table:table-cell table:formula="of:=MEDIAN([.O1];[.O6];[.O11];[.O16];[.O21];[.O26];[.O31];[.O36];[.O41];[.O46])" office:value-type="float" office:value="166.213544132457">
            <text:p>166.2135441325</text:p>
          </table:table-cell>
          <table:table-cell table:formula="of:=MEDIAN([.P1];[.P6];[.P11];[.P16];[.P21];[.P26];[.P31];[.P36];[.P41];[.P46])" office:value-type="float" office:value="16.6009243381253">
            <text:p>16.6009243381</text:p>
          </table:table-cell>
          <table:table-cell table:formula="of:=MEDIAN([.Q1];[.Q6];[.Q11];[.Q16];[.Q21];[.Q26];[.Q31];[.Q36];[.Q41];[.Q46])" office:value-type="float" office:value="139.401399590224">
            <text:p>139.4013995902</text:p>
          </table:table-cell>
          <table:table-cell table:formula="of:=MEDIAN([.R1];[.R6];[.R11];[.R16];[.R21];[.R26];[.R31];[.R36];[.R41];[.R46])" office:value-type="float" office:value="59.045072839466">
            <text:p>59.0450728395</text:p>
          </table:table-cell>
          <table:table-cell table:formula="of:=MEDIAN([.S1];[.S6];[.S11];[.S16];[.S21];[.S26];[.S31];[.S36];[.S41];[.S46])" office:value-type="float" office:value="197.327987886859">
            <text:p>197.3279878869</text:p>
          </table:table-cell>
          <table:table-cell table:formula="of:=MEDIAN([.T1];[.T6];[.T11];[.T16];[.T21];[.T26];[.T31];[.T36];[.T41];[.T46])" office:value-type="float" office:value="361.021923865806">
            <text:p>361.0219238658</text:p>
          </table:table-cell>
          <table:table-cell table:formula="of:=MEDIAN([.U1];[.U6];[.U11];[.U16];[.U21];[.U26];[.U31];[.U36];[.U41];[.U46])" office:value-type="float" office:value="234.288148905934">
            <text:p>234.2881489059</text:p>
          </table:table-cell>
          <table:table-cell table:formula="of:=MEDIAN([.V1];[.V6];[.V11];[.V16];[.V21];[.V26];[.V31];[.V36];[.V41];[.V46])" office:value-type="float" office:value="15.0618763333283">
            <text:p>15.0618763333</text:p>
          </table:table-cell>
          <table:table-cell table:formula="of:=MEDIAN([.W1];[.W6];[.W11];[.W16];[.W21];[.W26];[.W31];[.W36];[.W41];[.W46])" office:value-type="float" office:value="0">
            <text:p>0</text:p>
          </table:table-cell>
          <table:table-cell table:formula="of:=MEDIAN([.X1];[.X6];[.X11];[.X16];[.X21];[.X26];[.X31];[.X36];[.X41];[.X46])" office:value-type="float" office:value="178.77752233159">
            <text:p>178.7775223316</text:p>
          </table:table-cell>
          <table:table-cell table:formula="of:=MEDIAN([.Y1];[.Y6];[.Y11];[.Y16];[.Y21];[.Y26];[.Y31];[.Y36];[.Y41];[.Y46])" office:value-type="float" office:value="31.9935591735583">
            <text:p>31.9935591736</text:p>
          </table:table-cell>
          <table:table-cell table:formula="of:=MEDIAN([.Z1];[.Z6];[.Z11];[.Z16];[.Z21];[.Z26];[.Z31];[.Z36];[.Z41];[.Z46])" office:value-type="float" office:value="143.493951023645">
            <text:p>143.4939510236</text:p>
          </table:table-cell>
          <table:table-cell table:formula="of:=MEDIAN([.AA1];[.AA6];[.AA11];[.AA16];[.AA21];[.AA26];[.AA31];[.AA36];[.AA41];[.AA46])" office:value-type="float" office:value="32.1934911137663">
            <text:p>32.1934911138</text:p>
          </table:table-cell>
          <table:table-cell table:formula="of:=MEDIAN([.AB1];[.AB6];[.AB11];[.AB16];[.AB21];[.AB26];[.AB31];[.AB36];[.AB41];[.AB46])" office:value-type="float" office:value="124.376353905735">
            <text:p>124.3763539057</text:p>
          </table:table-cell>
          <table:table-cell table:formula="of:=MEDIAN([.AC1];[.AC6];[.AC11];[.AC16];[.AC21];[.AC26];[.AC31];[.AC36];[.AC41];[.AC46])" office:value-type="float" office:value="69.1968103594109">
            <text:p>69.1968103594</text:p>
          </table:table-cell>
          <table:table-cell table:formula="of:=MEDIAN([.AD1];[.AD6];[.AD11];[.AD16];[.AD21];[.AD26];[.AD31];[.AD36];[.AD41];[.AD46])" office:value-type="float" office:value="0">
            <text:p>0</text:p>
          </table:table-cell>
          <table:table-cell table:formula="of:=MEDIAN([.AE1];[.AE6];[.AE11];[.AE16];[.AE21];[.AE26];[.AE31];[.AE36];[.AE41];[.AE46])" office:value-type="float" office:value="77.8979857198198">
            <text:p>77.8979857198</text:p>
          </table:table-cell>
          <table:table-cell table:formula="of:=MEDIAN([.AF1];[.AF6];[.AF11];[.AF16];[.AF21];[.AF26];[.AF31];[.AF36];[.AF41];[.AF46])" office:value-type="float" office:value="179.828325456111">
            <text:p>179.8283254561</text:p>
          </table:table-cell>
          <table:table-cell table:formula="of:=MEDIAN([.AG1];[.AG6];[.AG11];[.AG16];[.AG21];[.AG26];[.AG31];[.AG36];[.AG41];[.AG46])" office:value-type="float" office:value="9.11398643290698">
            <text:p>9.1139864329</text:p>
          </table:table-cell>
          <table:table-cell table:formula="of:=MEDIAN([.AH1];[.AH6];[.AH11];[.AH16];[.AH21];[.AH26];[.AH31];[.AH36];[.AH41];[.AH46])" office:value-type="float" office:value="100.828012811751">
            <text:p>100.8280128118</text:p>
          </table:table-cell>
          <table:table-cell table:formula="of:=MEDIAN([.AI1];[.AI6];[.AI11];[.AI16];[.AI21];[.AI26];[.AI31];[.AI36];[.AI41];[.AI46])" office:value-type="float" office:value="136.448024999907">
            <text:p>136.4480249999</text:p>
          </table:table-cell>
          <table:table-cell table:formula="of:=MEDIAN([.AJ1];[.AJ6];[.AJ11];[.AJ16];[.AJ21];[.AJ26];[.AJ31];[.AJ36];[.AJ41];[.AJ46])" office:value-type="float" office:value="54.9884998848426">
            <text:p>54.9884998848</text:p>
          </table:table-cell>
          <table:table-cell table:formula="of:=MEDIAN([.AK1];[.AK6];[.AK11];[.AK16];[.AK21];[.AK26];[.AK31];[.AK36];[.AK41];[.AK46])" office:value-type="float" office:value="30.9846681551978">
            <text:p>30.9846681552</text:p>
          </table:table-cell>
          <table:table-cell table:formula="of:=MEDIAN([.AL1];[.AL6];[.AL11];[.AL16];[.AL21];[.AL26];[.AL31];[.AL36];[.AL41];[.AL46])" office:value-type="float" office:value="17.7113847735458">
            <text:p>17.7113847735</text:p>
          </table:table-cell>
          <table:table-cell table:formula="of:=MEDIAN([.AM1];[.AM6];[.AM11];[.AM16];[.AM21];[.AM26];[.AM31];[.AM36];[.AM41];[.AM46])" office:value-type="float" office:value="25.2905785465419">
            <text:p>25.2905785465</text:p>
          </table:table-cell>
          <table:table-cell table:formula="of:=MEDIAN([.AN1];[.AN6];[.AN11];[.AN16];[.AN21];[.AN26];[.AN31];[.AN36];[.AN41];[.AN46])" office:value-type="float" office:value="73.2111897625596">
            <text:p>73.2111897626</text:p>
          </table:table-cell>
          <table:table-cell table:formula="of:=MEDIAN([.AO1];[.AO6];[.AO11];[.AO16];[.AO21];[.AO26];[.AO31];[.AO36];[.AO41];[.AO46])" office:value-type="float" office:value="9.09318203992083">
            <text:p>9.0931820399</text:p>
          </table:table-cell>
          <table:table-cell table:formula="of:=MEDIAN([.AP1];[.AP6];[.AP11];[.AP16];[.AP21];[.AP26];[.AP31];[.AP36];[.AP41];[.AP46])" office:value-type="float" office:value="0">
            <text:p>0</text:p>
          </table:table-cell>
          <table:table-cell table:formula="of:=MEDIAN([.AQ1];[.AQ6];[.AQ11];[.AQ16];[.AQ21];[.AQ26];[.AQ31];[.AQ36];[.AQ41];[.AQ46])" office:value-type="float" office:value="31.3955801563996">
            <text:p>31.3955801564</text:p>
          </table:table-cell>
          <table:table-cell table:formula="of:=MEDIAN([.AR1];[.AR6];[.AR11];[.AR16];[.AR21];[.AR26];[.AR31];[.AR36];[.AR41];[.AR46])" office:value-type="float" office:value="133.037606885044">
            <text:p>133.037606885</text:p>
          </table:table-cell>
          <table:table-cell table:formula="of:=MEDIAN([.AS1];[.AS6];[.AS11];[.AS16];[.AS21];[.AS26];[.AS31];[.AS36];[.AS41];[.AS46])" office:value-type="float" office:value="85.9644954379954">
            <text:p>85.964495438</text:p>
          </table:table-cell>
          <table:table-cell table:formula="of:=MEDIAN([.AT1];[.AT6];[.AT11];[.AT16];[.AT21];[.AT26];[.AT31];[.AT36];[.AT41];[.AT46])" office:value-type="float" office:value="397.330740542135">
            <text:p>397.3307405421</text:p>
          </table:table-cell>
          <table:table-cell table:formula="of:=MEDIAN([.AU1];[.AU6];[.AU11];[.AU16];[.AU21];[.AU26];[.AU31];[.AU36];[.AU41];[.AU46])" office:value-type="float" office:value="0">
            <text:p>0</text:p>
          </table:table-cell>
          <table:table-cell table:formula="of:=MEDIAN([.AV1];[.AV6];[.AV11];[.AV16];[.AV21];[.AV26];[.AV31];[.AV36];[.AV41];[.AV46])" office:value-type="float" office:value="8.71357171141175">
            <text:p>8.7135717114</text:p>
          </table:table-cell>
          <table:table-cell table:formula="of:=MEDIAN([.AW1];[.AW6];[.AW11];[.AW16];[.AW21];[.AW26];[.AW31];[.AW36];[.AW41];[.AW46])" office:value-type="float" office:value="81.7583964409372">
            <text:p>81.7583964409</text:p>
          </table:table-cell>
          <table:table-cell table:formula="of:=MEDIAN([.AX1];[.AX6];[.AX11];[.AX16];[.AX21];[.AX26];[.AX31];[.AX36];[.AX41];[.AX46])" office:value-type="float" office:value="155.212068010194">
            <text:p>155.2120680102</text:p>
          </table:table-cell>
          <table:table-cell table:formula="of:=MEDIAN([.AY1];[.AY6];[.AY11];[.AY16];[.AY21];[.AY26];[.AY31];[.AY36];[.AY41];[.AY46])" office:value-type="float" office:value="25.2350493165203">
            <text:p>25.2350493165</text:p>
          </table:table-cell>
          <table:table-cell table:formula="of:=MEDIAN([.AZ1];[.AZ6];[.AZ11];[.AZ16];[.AZ21];[.AZ26];[.AZ31];[.AZ36];[.AZ41];[.AZ46])" office:value-type="float" office:value="296.87686929581">
            <text:p>296.8768692958</text:p>
          </table:table-cell>
          <table:table-cell table:formula="of:=MEDIAN([.BA1];[.BA6];[.BA11];[.BA16];[.BA21];[.BA26];[.BA31];[.BA36];[.BA41];[.BA46])" office:value-type="float" office:value="81.8487109859878">
            <text:p>81.848710986</text:p>
          </table:table-cell>
          <table:table-cell table:formula="of:=MEDIAN([.BB1];[.BB6];[.BB11];[.BB16];[.BB21];[.BB26];[.BB31];[.BB36];[.BB41];[.BB46])" office:value-type="float" office:value="26.3415336328209">
            <text:p>26.3415336328</text:p>
          </table:table-cell>
          <table:table-cell table:formula="of:=MEDIAN([.BC1];[.BC6];[.BC11];[.BC16];[.BC21];[.BC26];[.BC31];[.BC36];[.BC41];[.BC46])" office:value-type="float" office:value="57.3877204601957">
            <text:p>57.3877204602</text:p>
          </table:table-cell>
          <table:table-cell table:formula="of:=MEDIAN([.BD1];[.BD6];[.BD11];[.BD16];[.BD21];[.BD26];[.BD31];[.BD36];[.BD41];[.BD46])" office:value-type="float" office:value="0">
            <text:p>0</text:p>
          </table:table-cell>
          <table:table-cell table:formula="of:=MEDIAN([.BE1];[.BE6];[.BE11];[.BE16];[.BE21];[.BE26];[.BE31];[.BE36];[.BE41];[.BE46])" office:value-type="float" office:value="360.17693857395">
            <text:p>360.176938574</text:p>
          </table:table-cell>
          <table:table-cell table:formula="of:=MEDIAN([.BF1];[.BF6];[.BF11];[.BF16];[.BF21];[.BF26];[.BF31];[.BF36];[.BF41];[.BF46])" office:value-type="float" office:value="359.515306927504">
            <text:p>359.5153069275</text:p>
          </table:table-cell>
          <table:table-cell table:formula="of:=MEDIAN([.BG1];[.BG6];[.BG11];[.BG16];[.BG21];[.BG26];[.BG31];[.BG36];[.BG41];[.BG46])" office:value-type="float" office:value="71.0531598349678">
            <text:p>71.053159835</text:p>
          </table:table-cell>
          <table:table-cell table:formula="of:=MEDIAN([.BH1];[.BH6];[.BH11];[.BH16];[.BH21];[.BH26];[.BH31];[.BH36];[.BH41];[.BH46])" office:value-type="float" office:value="59.6657838279876">
            <text:p>59.665783828</text:p>
          </table:table-cell>
          <table:table-cell table:formula="of:=MEDIAN([.BI1];[.BI6];[.BI11];[.BI16];[.BI21];[.BI26];[.BI31];[.BI36];[.BI41];[.BI46])" office:value-type="float" office:value="78.1307024278476">
            <text:p>78.1307024278</text:p>
          </table:table-cell>
          <table:table-cell table:formula="of:=MEDIAN([.BJ1];[.BJ6];[.BJ11];[.BJ16];[.BJ21];[.BJ26];[.BJ31];[.BJ36];[.BJ41];[.BJ46])" office:value-type="float" office:value="23.1999741562824">
            <text:p>23.1999741563</text:p>
          </table:table-cell>
          <table:table-cell table:formula="of:=MEDIAN([.BK1];[.BK6];[.BK11];[.BK16];[.BK21];[.BK26];[.BK31];[.BK36];[.BK41];[.BK46])" office:value-type="float" office:value="0">
            <text:p>0</text:p>
          </table:table-cell>
          <table:table-cell table:formula="of:=MEDIAN([.BL1];[.BL6];[.BL11];[.BL16];[.BL21];[.BL26];[.BL31];[.BL36];[.BL41];[.BL46])" office:value-type="float" office:value="0">
            <text:p>0</text:p>
          </table:table-cell>
          <table:table-cell table:formula="of:=MEDIAN([.BM1];[.BM6];[.BM11];[.BM16];[.BM21];[.BM26];[.BM31];[.BM36];[.BM41];[.BM46])" office:value-type="float" office:value="131.149158759034">
            <text:p>131.149158759</text:p>
          </table:table-cell>
          <table:table-cell table:formula="of:=MEDIAN([.BN1];[.BN6];[.BN11];[.BN16];[.BN21];[.BN26];[.BN31];[.BN36];[.BN41];[.BN46])" office:value-type="float" office:value="19.1514064066363">
            <text:p>19.1514064066</text:p>
          </table:table-cell>
          <table:table-cell table:formula="of:=MEDIAN([.BO1];[.BO6];[.BO11];[.BO16];[.BO21];[.BO26];[.BO31];[.BO36];[.BO41];[.BO46])" office:value-type="float" office:value="59.1692329653974">
            <text:p>59.1692329654</text:p>
          </table:table-cell>
          <table:table-cell table:formula="of:=MEDIAN([.BP1];[.BP6];[.BP11];[.BP16];[.BP21];[.BP26];[.BP31];[.BP36];[.BP41];[.BP46])" office:value-type="float" office:value="202.556246686727">
            <text:p>202.5562466867</text:p>
          </table:table-cell>
          <table:table-cell table:formula="of:=MEDIAN([.BQ1];[.BQ6];[.BQ11];[.BQ16];[.BQ21];[.BQ26];[.BQ31];[.BQ36];[.BQ41];[.BQ46])" office:value-type="float" office:value="127.080533540721">
            <text:p>127.0805335407</text:p>
          </table:table-cell>
          <table:table-cell table:formula="of:=MEDIAN([.BR1];[.BR6];[.BR11];[.BR16];[.BR21];[.BR26];[.BR31];[.BR36];[.BR41];[.BR46])" office:value-type="float" office:value="0">
            <text:p>0</text:p>
          </table:table-cell>
          <table:table-cell table:formula="of:=MEDIAN([.BS1];[.BS6];[.BS11];[.BS16];[.BS21];[.BS26];[.BS31];[.BS36];[.BS41];[.BS46])" office:value-type="float" office:value="59.7165909360473">
            <text:p>59.716590936</text:p>
          </table:table-cell>
          <table:table-cell table:formula="of:=MEDIAN([.BT1];[.BT6];[.BT11];[.BT16];[.BT21];[.BT26];[.BT31];[.BT36];[.BT41];[.BT46])" office:value-type="float" office:value="74.3135569039387">
            <text:p>74.3135569039</text:p>
          </table:table-cell>
          <table:table-cell table:formula="of:=MEDIAN([.BU1];[.BU6];[.BU11];[.BU16];[.BU21];[.BU26];[.BU31];[.BU36];[.BU41];[.BU46])" office:value-type="float" office:value="79.8358543618518">
            <text:p>79.8358543619</text:p>
          </table:table-cell>
          <table:table-cell table:formula="of:=MEDIAN([.BV1];[.BV6];[.BV11];[.BV16];[.BV21];[.BV26];[.BV31];[.BV36];[.BV41];[.BV46])" office:value-type="float" office:value="11.7950939997039">
            <text:p>11.7950939997</text:p>
          </table:table-cell>
          <table:table-cell table:formula="of:=MEDIAN([.BW1];[.BW6];[.BW11];[.BW16];[.BW21];[.BW26];[.BW31];[.BW36];[.BW41];[.BW46])" office:value-type="float" office:value="0">
            <text:p>0</text:p>
          </table:table-cell>
          <table:table-cell table:formula="of:=MEDIAN([.BX1];[.BX6];[.BX11];[.BX16];[.BX21];[.BX26];[.BX31];[.BX36];[.BX41];[.BX46])" office:value-type="float" office:value="0">
            <text:p>0</text:p>
          </table:table-cell>
          <table:table-cell table:formula="of:=MEDIAN([.BY1];[.BY6];[.BY11];[.BY16];[.BY21];[.BY26];[.BY31];[.BY36];[.BY41];[.BY46])" office:value-type="float" office:value="14.2409230103587">
            <text:p>14.2409230104</text:p>
          </table:table-cell>
          <table:table-cell table:formula="of:=MEDIAN([.BZ1];[.BZ6];[.BZ11];[.BZ16];[.BZ21];[.BZ26];[.BZ31];[.BZ36];[.BZ41];[.BZ46])" office:value-type="float" office:value="172.041145988272">
            <text:p>172.0411459883</text:p>
          </table:table-cell>
          <table:table-cell table:formula="of:=MEDIAN([.CA1];[.CA6];[.CA11];[.CA16];[.CA21];[.CA26];[.CA31];[.CA36];[.CA41];[.CA46])" office:value-type="float" office:value="26.8460745833159">
            <text:p>26.8460745833</text:p>
          </table:table-cell>
          <table:table-cell table:formula="of:=MEDIAN([.CB1];[.CB6];[.CB11];[.CB16];[.CB21];[.CB26];[.CB31];[.CB36];[.CB41];[.CB46])" office:value-type="float" office:value="41.6035188064917">
            <text:p>41.6035188065</text:p>
          </table:table-cell>
          <table:table-cell table:formula="of:=MEDIAN([.CC1];[.CC6];[.CC11];[.CC16];[.CC21];[.CC26];[.CC31];[.CC36];[.CC41];[.CC46])" office:value-type="float" office:value="17.9142642163967">
            <text:p>17.9142642164</text:p>
          </table:table-cell>
          <table:table-cell table:formula="of:=MEDIAN([.CD1];[.CD6];[.CD11];[.CD16];[.CD21];[.CD26];[.CD31];[.CD36];[.CD41];[.CD46])" office:value-type="float" office:value="86.7380804451617">
            <text:p>86.7380804452</text:p>
          </table:table-cell>
          <table:table-cell table:formula="of:=MEDIAN([.CE1];[.CE6];[.CE11];[.CE16];[.CE21];[.CE26];[.CE31];[.CE36];[.CE41];[.CE46])" office:value-type="float" office:value="195.422433735839">
            <text:p>195.4224337358</text:p>
          </table:table-cell>
          <table:table-cell table:formula="of:=MEDIAN([.CF1];[.CF6];[.CF11];[.CF16];[.CF21];[.CF26];[.CF31];[.CF36];[.CF41];[.CF46])" office:value-type="float" office:value="89.5012418188317">
            <text:p>89.5012418188</text:p>
          </table:table-cell>
          <table:table-cell table:formula="of:=MEDIAN([.CG1];[.CG6];[.CG11];[.CG16];[.CG21];[.CG26];[.CG31];[.CG36];[.CG41];[.CG46])" office:value-type="float" office:value="95.7538960131215">
            <text:p>95.7538960131</text:p>
          </table:table-cell>
          <table:table-cell table:formula="of:=MEDIAN([.CH1];[.CH6];[.CH11];[.CH16];[.CH21];[.CH26];[.CH31];[.CH36];[.CH41];[.CH46])" office:value-type="float" office:value="252.24512463715">
            <text:p>252.2451246372</text:p>
          </table:table-cell>
          <table:table-cell table:formula="of:=MEDIAN([.CI1];[.CI6];[.CI11];[.CI16];[.CI21];[.CI26];[.CI31];[.CI36];[.CI41];[.CI46])" office:value-type="float" office:value="117.368649181">
            <text:p>117.368649181</text:p>
          </table:table-cell>
          <table:table-cell table:formula="of:=MEDIAN([.CJ1];[.CJ6];[.CJ11];[.CJ16];[.CJ21];[.CJ26];[.CJ31];[.CJ36];[.CJ41];[.CJ46])" office:value-type="float" office:value="59.9696670883713">
            <text:p>59.9696670884</text:p>
          </table:table-cell>
          <table:table-cell table:formula="of:=MEDIAN([.CK1];[.CK6];[.CK11];[.CK16];[.CK21];[.CK26];[.CK31];[.CK36];[.CK41];[.CK46])" office:value-type="float" office:value="0">
            <text:p>0</text:p>
          </table:table-cell>
          <table:table-cell table:formula="of:=MEDIAN([.CL1];[.CL6];[.CL11];[.CL16];[.CL21];[.CL26];[.CL31];[.CL36];[.CL41];[.CL46])" office:value-type="float" office:value="85.8455769877796">
            <text:p>85.8455769878</text:p>
          </table:table-cell>
          <table:table-cell table:formula="of:=MEDIAN([.CM1];[.CM6];[.CM11];[.CM16];[.CM21];[.CM26];[.CM31];[.CM36];[.CM41];[.CM46])" office:value-type="float" office:value="250.778777158096">
            <text:p>250.7787771581</text:p>
          </table:table-cell>
          <table:table-cell table:formula="of:=MEDIAN([.CN1];[.CN6];[.CN11];[.CN16];[.CN21];[.CN26];[.CN31];[.CN36];[.CN41];[.CN46])" office:value-type="float" office:value="285.912176480822">
            <text:p>285.9121764808</text:p>
          </table:table-cell>
          <table:table-cell table:formula="of:=MEDIAN([.CO1];[.CO6];[.CO11];[.CO16];[.CO21];[.CO26];[.CO31];[.CO36];[.CO41];[.CO46])" office:value-type="float" office:value="17.6034991711466">
            <text:p>17.6034991711</text:p>
          </table:table-cell>
          <table:table-cell table:formula="of:=MEDIAN([.CP1];[.CP6];[.CP11];[.CP16];[.CP21];[.CP26];[.CP31];[.CP36];[.CP41];[.CP46])" office:value-type="float" office:value="287.353080981122">
            <text:p>287.3530809811</text:p>
          </table:table-cell>
          <table:table-cell table:formula="of:=MEDIAN([.CQ1];[.CQ6];[.CQ11];[.CQ16];[.CQ21];[.CQ26];[.CQ31];[.CQ36];[.CQ41];[.CQ46])" office:value-type="float" office:value="165.158650371696">
            <text:p>165.1586503717</text:p>
          </table:table-cell>
          <table:table-cell table:formula="of:=MEDIAN([.CR1];[.CR6];[.CR11];[.CR16];[.CR21];[.CR26];[.CR31];[.CR36];[.CR41];[.CR46])" office:value-type="float" office:value="84.4078684988813">
            <text:p>84.4078684989</text:p>
          </table:table-cell>
          <table:table-cell table:formula="of:=MEDIAN([.CS1];[.CS6];[.CS11];[.CS16];[.CS21];[.CS26];[.CS31];[.CS36];[.CS41];[.CS46])" office:value-type="float" office:value="316.260284699621">
            <text:p>316.2602846996</text:p>
          </table:table-cell>
          <table:table-cell table:number-columns-repeated="864"/>
        </table:table-row>
        <table:table-row table:style-name="ro1">
          <table:table-cell office:value-type="string">
            <text:p>電力販売量</text:p>
          </table:table-cell>
          <table:table-cell table:formula="of:=MEDIAN([.B2];[.B7];[.B12];[.B17];[.B22];[.B27];[.B32];[.B37];[.B42];[.B47])" office:value-type="float" office:value="102.267788302484">
            <text:p>102.2677883025</text:p>
          </table:table-cell>
          <table:table-cell table:formula="of:=MEDIAN([.C2];[.C7];[.C12];[.C17];[.C22];[.C27];[.C32];[.C37];[.C42];[.C47])" office:value-type="float" office:value="202.984740012724">
            <text:p>202.9847400127</text:p>
          </table:table-cell>
          <table:table-cell table:formula="of:=MEDIAN([.D2];[.D7];[.D12];[.D17];[.D22];[.D27];[.D32];[.D37];[.D42];[.D47])" office:value-type="float" office:value="289.081104039591">
            <text:p>289.0811040396</text:p>
          </table:table-cell>
          <table:table-cell table:formula="of:=MEDIAN([.E2];[.E7];[.E12];[.E17];[.E22];[.E27];[.E32];[.E37];[.E42];[.E47])" office:value-type="float" office:value="204.500740062213">
            <text:p>204.5007400622</text:p>
          </table:table-cell>
          <table:table-cell table:formula="of:=MEDIAN([.F2];[.F7];[.F12];[.F17];[.F22];[.F27];[.F32];[.F37];[.F42];[.F47])" office:value-type="float" office:value="170.964277607335">
            <text:p>170.9642776073</text:p>
          </table:table-cell>
          <table:table-cell table:formula="of:=MEDIAN([.G2];[.G7];[.G12];[.G17];[.G22];[.G27];[.G32];[.G37];[.G42];[.G47])" office:value-type="float" office:value="147.74192271367">
            <text:p>147.7419227137</text:p>
          </table:table-cell>
          <table:table-cell table:formula="of:=MEDIAN([.H2];[.H7];[.H12];[.H17];[.H22];[.H27];[.H32];[.H37];[.H42];[.H47])" office:value-type="float" office:value="230.474111748045">
            <text:p>230.474111748</text:p>
          </table:table-cell>
          <table:table-cell table:formula="of:=MEDIAN([.I2];[.I7];[.I12];[.I17];[.I22];[.I27];[.I32];[.I37];[.I42];[.I47])" office:value-type="float" office:value="224.53827753432">
            <text:p>224.5382775343</text:p>
          </table:table-cell>
          <table:table-cell table:formula="of:=MEDIAN([.J2];[.J7];[.J12];[.J17];[.J22];[.J27];[.J32];[.J37];[.J42];[.J47])" office:value-type="float" office:value="256.569469257397">
            <text:p>256.5694692574</text:p>
          </table:table-cell>
          <table:table-cell table:formula="of:=MEDIAN([.K2];[.K7];[.K12];[.K17];[.K22];[.K27];[.K32];[.K37];[.K42];[.K47])" office:value-type="float" office:value="129.274389697476">
            <text:p>129.2743896975</text:p>
          </table:table-cell>
          <table:table-cell table:formula="of:=MEDIAN([.L2];[.L7];[.L12];[.L17];[.L22];[.L27];[.L32];[.L37];[.L42];[.L47])" office:value-type="float" office:value="293.982854124797">
            <text:p>293.9828541248</text:p>
          </table:table-cell>
          <table:table-cell table:formula="of:=MEDIAN([.M2];[.M7];[.M12];[.M17];[.M22];[.M27];[.M32];[.M37];[.M42];[.M47])" office:value-type="float" office:value="149.6766115215">
            <text:p>149.6766115215</text:p>
          </table:table-cell>
          <table:table-cell table:formula="of:=MEDIAN([.N2];[.N7];[.N12];[.N17];[.N22];[.N27];[.N32];[.N37];[.N42];[.N47])" office:value-type="float" office:value="30.4097343540522">
            <text:p>30.4097343541</text:p>
          </table:table-cell>
          <table:table-cell table:formula="of:=MEDIAN([.O2];[.O7];[.O12];[.O17];[.O22];[.O27];[.O32];[.O37];[.O42];[.O47])" office:value-type="float" office:value="163.37222296902">
            <text:p>163.372222969</text:p>
          </table:table-cell>
          <table:table-cell table:formula="of:=MEDIAN([.P2];[.P7];[.P12];[.P17];[.P22];[.P27];[.P32];[.P37];[.P42];[.P47])" office:value-type="float" office:value="233.778417246423">
            <text:p>233.7784172464</text:p>
          </table:table-cell>
          <table:table-cell table:formula="of:=MEDIAN([.Q2];[.Q7];[.Q12];[.Q17];[.Q22];[.Q27];[.Q32];[.Q37];[.Q42];[.Q47])" office:value-type="float" office:value="224.861981276964">
            <text:p>224.861981277</text:p>
          </table:table-cell>
          <table:table-cell table:formula="of:=MEDIAN([.R2];[.R7];[.R12];[.R17];[.R22];[.R27];[.R32];[.R37];[.R42];[.R47])" office:value-type="float" office:value="0">
            <text:p>0</text:p>
          </table:table-cell>
          <table:table-cell table:formula="of:=MEDIAN([.S2];[.S7];[.S12];[.S17];[.S22];[.S27];[.S32];[.S37];[.S42];[.S47])" office:value-type="float" office:value="431.084079468168">
            <text:p>431.0840794682</text:p>
          </table:table-cell>
          <table:table-cell table:formula="of:=MEDIAN([.T2];[.T7];[.T12];[.T17];[.T22];[.T27];[.T32];[.T37];[.T42];[.T47])" office:value-type="float" office:value="46.4857015409612">
            <text:p>46.485701541</text:p>
          </table:table-cell>
          <table:table-cell table:formula="of:=MEDIAN([.U2];[.U7];[.U12];[.U17];[.U22];[.U27];[.U32];[.U37];[.U42];[.U47])" office:value-type="float" office:value="278.303217281545">
            <text:p>278.3032172815</text:p>
          </table:table-cell>
          <table:table-cell table:formula="of:=MEDIAN([.V2];[.V7];[.V12];[.V17];[.V22];[.V27];[.V32];[.V37];[.V42];[.V47])" office:value-type="float" office:value="216.706409757318">
            <text:p>216.7064097573</text:p>
          </table:table-cell>
          <table:table-cell table:formula="of:=MEDIAN([.W2];[.W7];[.W12];[.W17];[.W22];[.W27];[.W32];[.W37];[.W42];[.W47])" office:value-type="float" office:value="170.662168078749">
            <text:p>170.6621680788</text:p>
          </table:table-cell>
          <table:table-cell table:formula="of:=MEDIAN([.X2];[.X7];[.X12];[.X17];[.X22];[.X27];[.X32];[.X37];[.X42];[.X47])" office:value-type="float" office:value="243.721892306219">
            <text:p>243.7218923062</text:p>
          </table:table-cell>
          <table:table-cell table:formula="of:=MEDIAN([.Y2];[.Y7];[.Y12];[.Y17];[.Y22];[.Y27];[.Y32];[.Y37];[.Y42];[.Y47])" office:value-type="float" office:value="221.990915341138">
            <text:p>221.9909153411</text:p>
          </table:table-cell>
          <table:table-cell table:formula="of:=MEDIAN([.Z2];[.Z7];[.Z12];[.Z17];[.Z22];[.Z27];[.Z32];[.Z37];[.Z42];[.Z47])" office:value-type="float" office:value="148.581349827768">
            <text:p>148.5813498278</text:p>
          </table:table-cell>
          <table:table-cell table:formula="of:=MEDIAN([.AA2];[.AA7];[.AA12];[.AA17];[.AA22];[.AA27];[.AA32];[.AA37];[.AA42];[.AA47])" office:value-type="float" office:value="194.635825617092">
            <text:p>194.6358256171</text:p>
          </table:table-cell>
          <table:table-cell table:formula="of:=MEDIAN([.AB2];[.AB7];[.AB12];[.AB17];[.AB22];[.AB27];[.AB32];[.AB37];[.AB42];[.AB47])" office:value-type="float" office:value="167.470664058593">
            <text:p>167.4706640586</text:p>
          </table:table-cell>
          <table:table-cell table:formula="of:=MEDIAN([.AC2];[.AC7];[.AC12];[.AC17];[.AC22];[.AC27];[.AC32];[.AC37];[.AC42];[.AC47])" office:value-type="float" office:value="420.03260345379">
            <text:p>420.0326034538</text:p>
          </table:table-cell>
          <table:table-cell table:formula="of:=MEDIAN([.AD2];[.AD7];[.AD12];[.AD17];[.AD22];[.AD27];[.AD32];[.AD37];[.AD42];[.AD47])" office:value-type="float" office:value="284.799945318788">
            <text:p>284.7999453188</text:p>
          </table:table-cell>
          <table:table-cell table:formula="of:=MEDIAN([.AE2];[.AE7];[.AE12];[.AE17];[.AE22];[.AE27];[.AE32];[.AE37];[.AE42];[.AE47])" office:value-type="float" office:value="491.263442455341">
            <text:p>491.2634424553</text:p>
          </table:table-cell>
          <table:table-cell table:formula="of:=MEDIAN([.AF2];[.AF7];[.AF12];[.AF17];[.AF22];[.AF27];[.AF32];[.AF37];[.AF42];[.AF47])" office:value-type="float" office:value="280.908003673072">
            <text:p>280.9080036731</text:p>
          </table:table-cell>
          <table:table-cell table:formula="of:=MEDIAN([.AG2];[.AG7];[.AG12];[.AG17];[.AG22];[.AG27];[.AG32];[.AG37];[.AG42];[.AG47])" office:value-type="float" office:value="451.86040049957">
            <text:p>451.8604004996</text:p>
          </table:table-cell>
          <table:table-cell table:formula="of:=MEDIAN([.AH2];[.AH7];[.AH12];[.AH17];[.AH22];[.AH27];[.AH32];[.AH37];[.AH42];[.AH47])" office:value-type="float" office:value="291.881150805537">
            <text:p>291.8811508055</text:p>
          </table:table-cell>
          <table:table-cell table:formula="of:=MEDIAN([.AI2];[.AI7];[.AI12];[.AI17];[.AI22];[.AI27];[.AI32];[.AI37];[.AI42];[.AI47])" office:value-type="float" office:value="357.001728451332">
            <text:p>357.0017284513</text:p>
          </table:table-cell>
          <table:table-cell table:formula="of:=MEDIAN([.AJ2];[.AJ7];[.AJ12];[.AJ17];[.AJ22];[.AJ27];[.AJ32];[.AJ37];[.AJ42];[.AJ47])" office:value-type="float" office:value="426.641470629251">
            <text:p>426.6414706293</text:p>
          </table:table-cell>
          <table:table-cell table:formula="of:=MEDIAN([.AK2];[.AK7];[.AK12];[.AK17];[.AK22];[.AK27];[.AK32];[.AK37];[.AK42];[.AK47])" office:value-type="float" office:value="365.258221032887">
            <text:p>365.2582210329</text:p>
          </table:table-cell>
          <table:table-cell table:formula="of:=MEDIAN([.AL2];[.AL7];[.AL12];[.AL17];[.AL22];[.AL27];[.AL32];[.AL37];[.AL42];[.AL47])" office:value-type="float" office:value="71.8473675401942">
            <text:p>71.8473675402</text:p>
          </table:table-cell>
          <table:table-cell table:formula="of:=MEDIAN([.AM2];[.AM7];[.AM12];[.AM17];[.AM22];[.AM27];[.AM32];[.AM37];[.AM42];[.AM47])" office:value-type="float" office:value="237.774425225466">
            <text:p>237.7744252255</text:p>
          </table:table-cell>
          <table:table-cell table:formula="of:=MEDIAN([.AN2];[.AN7];[.AN12];[.AN17];[.AN22];[.AN27];[.AN32];[.AN37];[.AN42];[.AN47])" office:value-type="float" office:value="188.49139546206">
            <text:p>188.4913954621</text:p>
          </table:table-cell>
          <table:table-cell table:formula="of:=MEDIAN([.AO2];[.AO7];[.AO12];[.AO17];[.AO22];[.AO27];[.AO32];[.AO37];[.AO42];[.AO47])" office:value-type="float" office:value="237.528974784735">
            <text:p>237.5289747847</text:p>
          </table:table-cell>
          <table:table-cell table:formula="of:=MEDIAN([.AP2];[.AP7];[.AP12];[.AP17];[.AP22];[.AP27];[.AP32];[.AP37];[.AP42];[.AP47])" office:value-type="float" office:value="247.914982872627">
            <text:p>247.9149828726</text:p>
          </table:table-cell>
          <table:table-cell table:formula="of:=MEDIAN([.AQ2];[.AQ7];[.AQ12];[.AQ17];[.AQ22];[.AQ27];[.AQ32];[.AQ37];[.AQ42];[.AQ47])" office:value-type="float" office:value="348.796098626894">
            <text:p>348.7960986269</text:p>
          </table:table-cell>
          <table:table-cell table:formula="of:=MEDIAN([.AR2];[.AR7];[.AR12];[.AR17];[.AR22];[.AR27];[.AR32];[.AR37];[.AR42];[.AR47])" office:value-type="float" office:value="463.201897658447">
            <text:p>463.2018976584</text:p>
          </table:table-cell>
          <table:table-cell table:formula="of:=MEDIAN([.AS2];[.AS7];[.AS12];[.AS17];[.AS22];[.AS27];[.AS32];[.AS37];[.AS42];[.AS47])" office:value-type="float" office:value="401.479402079083">
            <text:p>401.4794020791</text:p>
          </table:table-cell>
          <table:table-cell table:formula="of:=MEDIAN([.AT2];[.AT7];[.AT12];[.AT17];[.AT22];[.AT27];[.AT32];[.AT37];[.AT42];[.AT47])" office:value-type="float" office:value="186.793459522202">
            <text:p>186.7934595222</text:p>
          </table:table-cell>
          <table:table-cell table:formula="of:=MEDIAN([.AU2];[.AU7];[.AU12];[.AU17];[.AU22];[.AU27];[.AU32];[.AU37];[.AU42];[.AU47])" office:value-type="float" office:value="164.220642464785">
            <text:p>164.2206424648</text:p>
          </table:table-cell>
          <table:table-cell table:formula="of:=MEDIAN([.AV2];[.AV7];[.AV12];[.AV17];[.AV22];[.AV27];[.AV32];[.AV37];[.AV42];[.AV47])" office:value-type="float" office:value="347.744675243374">
            <text:p>347.7446752434</text:p>
          </table:table-cell>
          <table:table-cell table:formula="of:=MEDIAN([.AW2];[.AW7];[.AW12];[.AW17];[.AW22];[.AW27];[.AW32];[.AW37];[.AW42];[.AW47])" office:value-type="float" office:value="401.693322774338">
            <text:p>401.6933227743</text:p>
          </table:table-cell>
          <table:table-cell table:formula="of:=MEDIAN([.AX2];[.AX7];[.AX12];[.AX17];[.AX22];[.AX27];[.AX32];[.AX37];[.AX42];[.AX47])" office:value-type="float" office:value="364.411439819445">
            <text:p>364.4114398194</text:p>
          </table:table-cell>
          <table:table-cell table:formula="of:=MEDIAN([.AY2];[.AY7];[.AY12];[.AY17];[.AY22];[.AY27];[.AY32];[.AY37];[.AY42];[.AY47])" office:value-type="float" office:value="391.627844524025">
            <text:p>391.627844524</text:p>
          </table:table-cell>
          <table:table-cell table:formula="of:=MEDIAN([.AZ2];[.AZ7];[.AZ12];[.AZ17];[.AZ22];[.AZ27];[.AZ32];[.AZ37];[.AZ42];[.AZ47])" office:value-type="float" office:value="172.624351744234">
            <text:p>172.6243517442</text:p>
          </table:table-cell>
          <table:table-cell table:formula="of:=MEDIAN([.BA2];[.BA7];[.BA12];[.BA17];[.BA22];[.BA27];[.BA32];[.BA37];[.BA42];[.BA47])" office:value-type="float" office:value="443.578155632006">
            <text:p>443.578155632</text:p>
          </table:table-cell>
          <table:table-cell table:formula="of:=MEDIAN([.BB2];[.BB7];[.BB12];[.BB17];[.BB22];[.BB27];[.BB32];[.BB37];[.BB42];[.BB47])" office:value-type="float" office:value="220.998955983001">
            <text:p>220.998955983</text:p>
          </table:table-cell>
          <table:table-cell table:formula="of:=MEDIAN([.BC2];[.BC7];[.BC12];[.BC17];[.BC22];[.BC27];[.BC32];[.BC37];[.BC42];[.BC47])" office:value-type="float" office:value="314.292846290912">
            <text:p>314.2928462909</text:p>
          </table:table-cell>
          <table:table-cell table:formula="of:=MEDIAN([.BD2];[.BD7];[.BD12];[.BD17];[.BD22];[.BD27];[.BD32];[.BD37];[.BD42];[.BD47])" office:value-type="float" office:value="311.552399442775">
            <text:p>311.5523994428</text:p>
          </table:table-cell>
          <table:table-cell table:formula="of:=MEDIAN([.BE2];[.BE7];[.BE12];[.BE17];[.BE22];[.BE27];[.BE32];[.BE37];[.BE42];[.BE47])" office:value-type="float" office:value="99.5758567832465">
            <text:p>99.5758567832</text:p>
          </table:table-cell>
          <table:table-cell table:formula="of:=MEDIAN([.BF2];[.BF7];[.BF12];[.BF17];[.BF22];[.BF27];[.BF32];[.BF37];[.BF42];[.BF47])" office:value-type="float" office:value="282.823220025344">
            <text:p>282.8232200253</text:p>
          </table:table-cell>
          <table:table-cell table:formula="of:=MEDIAN([.BG2];[.BG7];[.BG12];[.BG17];[.BG22];[.BG27];[.BG32];[.BG37];[.BG42];[.BG47])" office:value-type="float" office:value="337.039599146951">
            <text:p>337.039599147</text:p>
          </table:table-cell>
          <table:table-cell table:formula="of:=MEDIAN([.BH2];[.BH7];[.BH12];[.BH17];[.BH22];[.BH27];[.BH32];[.BH37];[.BH42];[.BH47])" office:value-type="float" office:value="315.387587189755">
            <text:p>315.3875871898</text:p>
          </table:table-cell>
          <table:table-cell table:formula="of:=MEDIAN([.BI2];[.BI7];[.BI12];[.BI17];[.BI22];[.BI27];[.BI32];[.BI37];[.BI42];[.BI47])" office:value-type="float" office:value="401.813357124392">
            <text:p>401.8133571244</text:p>
          </table:table-cell>
          <table:table-cell table:formula="of:=MEDIAN([.BJ2];[.BJ7];[.BJ12];[.BJ17];[.BJ22];[.BJ27];[.BJ32];[.BJ37];[.BJ42];[.BJ47])" office:value-type="float" office:value="447.018380771816">
            <text:p>447.0183807718</text:p>
          </table:table-cell>
          <table:table-cell table:formula="of:=MEDIAN([.BK2];[.BK7];[.BK12];[.BK17];[.BK22];[.BK27];[.BK32];[.BK37];[.BK42];[.BK47])" office:value-type="float" office:value="302.512940674755">
            <text:p>302.5129406748</text:p>
          </table:table-cell>
          <table:table-cell table:formula="of:=MEDIAN([.BL2];[.BL7];[.BL12];[.BL17];[.BL22];[.BL27];[.BL32];[.BL37];[.BL42];[.BL47])" office:value-type="float" office:value="381.176642388758">
            <text:p>381.1766423888</text:p>
          </table:table-cell>
          <table:table-cell table:formula="of:=MEDIAN([.BM2];[.BM7];[.BM12];[.BM17];[.BM22];[.BM27];[.BM32];[.BM37];[.BM42];[.BM47])" office:value-type="float" office:value="151.414464401328">
            <text:p>151.4144644013</text:p>
          </table:table-cell>
          <table:table-cell table:formula="of:=MEDIAN([.BN2];[.BN7];[.BN12];[.BN17];[.BN22];[.BN27];[.BN32];[.BN37];[.BN42];[.BN47])" office:value-type="float" office:value="259.349983328867">
            <text:p>259.3499833289</text:p>
          </table:table-cell>
          <table:table-cell table:formula="of:=MEDIAN([.BO2];[.BO7];[.BO12];[.BO17];[.BO22];[.BO27];[.BO32];[.BO37];[.BO42];[.BO47])" office:value-type="float" office:value="379.960355090879">
            <text:p>379.9603550909</text:p>
          </table:table-cell>
          <table:table-cell table:formula="of:=MEDIAN([.BP2];[.BP7];[.BP12];[.BP17];[.BP22];[.BP27];[.BP32];[.BP37];[.BP42];[.BP47])" office:value-type="float" office:value="270.053668108792">
            <text:p>270.0536681088</text:p>
          </table:table-cell>
          <table:table-cell table:formula="of:=MEDIAN([.BQ2];[.BQ7];[.BQ12];[.BQ17];[.BQ22];[.BQ27];[.BQ32];[.BQ37];[.BQ42];[.BQ47])" office:value-type="float" office:value="238.451377530846">
            <text:p>238.4513775308</text:p>
          </table:table-cell>
          <table:table-cell table:formula="of:=MEDIAN([.BR2];[.BR7];[.BR12];[.BR17];[.BR22];[.BR27];[.BR32];[.BR37];[.BR42];[.BR47])" office:value-type="float" office:value="463.724702946405">
            <text:p>463.7247029464</text:p>
          </table:table-cell>
          <table:table-cell table:formula="of:=MEDIAN([.BS2];[.BS7];[.BS12];[.BS17];[.BS22];[.BS27];[.BS32];[.BS37];[.BS42];[.BS47])" office:value-type="float" office:value="431.496587580154">
            <text:p>431.4965875802</text:p>
          </table:table-cell>
          <table:table-cell table:formula="of:=MEDIAN([.BT2];[.BT7];[.BT12];[.BT17];[.BT22];[.BT27];[.BT32];[.BT37];[.BT42];[.BT47])" office:value-type="float" office:value="301.374588446917">
            <text:p>301.3745884469</text:p>
          </table:table-cell>
          <table:table-cell table:formula="of:=MEDIAN([.BU2];[.BU7];[.BU12];[.BU17];[.BU22];[.BU27];[.BU32];[.BU37];[.BU42];[.BU47])" office:value-type="float" office:value="347.718016398215">
            <text:p>347.7180163982</text:p>
          </table:table-cell>
          <table:table-cell table:formula="of:=MEDIAN([.BV2];[.BV7];[.BV12];[.BV17];[.BV22];[.BV27];[.BV32];[.BV37];[.BV42];[.BV47])" office:value-type="float" office:value="368.444840971546">
            <text:p>368.4448409715</text:p>
          </table:table-cell>
          <table:table-cell table:formula="of:=MEDIAN([.BW2];[.BW7];[.BW12];[.BW17];[.BW22];[.BW27];[.BW32];[.BW37];[.BW42];[.BW47])" office:value-type="float" office:value="444.251225570649">
            <text:p>444.2512255706</text:p>
          </table:table-cell>
          <table:table-cell table:formula="of:=MEDIAN([.BX2];[.BX7];[.BX12];[.BX17];[.BX22];[.BX27];[.BX32];[.BX37];[.BX42];[.BX47])" office:value-type="float" office:value="428.164872768714">
            <text:p>428.1648727687</text:p>
          </table:table-cell>
          <table:table-cell table:formula="of:=MEDIAN([.BY2];[.BY7];[.BY12];[.BY17];[.BY22];[.BY27];[.BY32];[.BY37];[.BY42];[.BY47])" office:value-type="float" office:value="463.572667922653">
            <text:p>463.5726679227</text:p>
          </table:table-cell>
          <table:table-cell table:formula="of:=MEDIAN([.BZ2];[.BZ7];[.BZ12];[.BZ17];[.BZ22];[.BZ27];[.BZ32];[.BZ37];[.BZ42];[.BZ47])" office:value-type="float" office:value="229.765105625445">
            <text:p>229.7651056254</text:p>
          </table:table-cell>
          <table:table-cell table:formula="of:=MEDIAN([.CA2];[.CA7];[.CA12];[.CA17];[.CA22];[.CA27];[.CA32];[.CA37];[.CA42];[.CA47])" office:value-type="float" office:value="336.987531669096">
            <text:p>336.9875316691</text:p>
          </table:table-cell>
          <table:table-cell table:formula="of:=MEDIAN([.CB2];[.CB7];[.CB12];[.CB17];[.CB22];[.CB27];[.CB32];[.CB37];[.CB42];[.CB47])" office:value-type="float" office:value="500">
            <text:p>500</text:p>
          </table:table-cell>
          <table:table-cell table:formula="of:=MEDIAN([.CC2];[.CC7];[.CC12];[.CC17];[.CC22];[.CC27];[.CC32];[.CC37];[.CC42];[.CC47])" office:value-type="float" office:value="351.571298820045">
            <text:p>351.57129882</text:p>
          </table:table-cell>
          <table:table-cell table:formula="of:=MEDIAN([.CD2];[.CD7];[.CD12];[.CD17];[.CD22];[.CD27];[.CD32];[.CD37];[.CD42];[.CD47])" office:value-type="float" office:value="137.4799144088">
            <text:p>137.4799144088</text:p>
          </table:table-cell>
          <table:table-cell table:formula="of:=MEDIAN([.CE2];[.CE7];[.CE12];[.CE17];[.CE22];[.CE27];[.CE32];[.CE37];[.CE42];[.CE47])" office:value-type="float" office:value="299.493961244923">
            <text:p>299.4939612449</text:p>
          </table:table-cell>
          <table:table-cell table:formula="of:=MEDIAN([.CF2];[.CF7];[.CF12];[.CF17];[.CF22];[.CF27];[.CF32];[.CF37];[.CF42];[.CF47])" office:value-type="float" office:value="224.711372064298">
            <text:p>224.7113720643</text:p>
          </table:table-cell>
          <table:table-cell table:formula="of:=MEDIAN([.CG2];[.CG7];[.CG12];[.CG17];[.CG22];[.CG27];[.CG32];[.CG37];[.CG42];[.CG47])" office:value-type="float" office:value="303.90307078293">
            <text:p>303.9030707829</text:p>
          </table:table-cell>
          <table:table-cell table:formula="of:=MEDIAN([.CH2];[.CH7];[.CH12];[.CH17];[.CH22];[.CH27];[.CH32];[.CH37];[.CH42];[.CH47])" office:value-type="float" office:value="149.491174623626">
            <text:p>149.4911746236</text:p>
          </table:table-cell>
          <table:table-cell table:formula="of:=MEDIAN([.CI2];[.CI7];[.CI12];[.CI17];[.CI22];[.CI27];[.CI32];[.CI37];[.CI42];[.CI47])" office:value-type="float" office:value="295.669837571324">
            <text:p>295.6698375713</text:p>
          </table:table-cell>
          <table:table-cell table:formula="of:=MEDIAN([.CJ2];[.CJ7];[.CJ12];[.CJ17];[.CJ22];[.CJ27];[.CJ32];[.CJ37];[.CJ42];[.CJ47])" office:value-type="float" office:value="305.934077097754">
            <text:p>305.9340770978</text:p>
          </table:table-cell>
          <table:table-cell table:formula="of:=MEDIAN([.CK2];[.CK7];[.CK12];[.CK17];[.CK22];[.CK27];[.CK32];[.CK37];[.CK42];[.CK47])" office:value-type="float" office:value="438.731004969785">
            <text:p>438.7310049698</text:p>
          </table:table-cell>
          <table:table-cell table:formula="of:=MEDIAN([.CL2];[.CL7];[.CL12];[.CL17];[.CL22];[.CL27];[.CL32];[.CL37];[.CL42];[.CL47])" office:value-type="float" office:value="132.093670319935">
            <text:p>132.0936703199</text:p>
          </table:table-cell>
          <table:table-cell table:formula="of:=MEDIAN([.CM2];[.CM7];[.CM12];[.CM17];[.CM22];[.CM27];[.CM32];[.CM37];[.CM42];[.CM47])" office:value-type="float" office:value="409.100779579943">
            <text:p>409.1007795799</text:p>
          </table:table-cell>
          <table:table-cell table:formula="of:=MEDIAN([.CN2];[.CN7];[.CN12];[.CN17];[.CN22];[.CN27];[.CN32];[.CN37];[.CN42];[.CN47])" office:value-type="float" office:value="258.536021623309">
            <text:p>258.5360216233</text:p>
          </table:table-cell>
          <table:table-cell table:formula="of:=MEDIAN([.CO2];[.CO7];[.CO12];[.CO17];[.CO22];[.CO27];[.CO32];[.CO37];[.CO42];[.CO47])" office:value-type="float" office:value="280.501279147574">
            <text:p>280.5012791476</text:p>
          </table:table-cell>
          <table:table-cell table:formula="of:=MEDIAN([.CP2];[.CP7];[.CP12];[.CP17];[.CP22];[.CP27];[.CP32];[.CP37];[.CP42];[.CP47])" office:value-type="float" office:value="167.082327568313">
            <text:p>167.0823275683</text:p>
          </table:table-cell>
          <table:table-cell table:formula="of:=MEDIAN([.CQ2];[.CQ7];[.CQ12];[.CQ17];[.CQ22];[.CQ27];[.CQ32];[.CQ37];[.CQ42];[.CQ47])" office:value-type="float" office:value="324.921293670854">
            <text:p>324.9212936709</text:p>
          </table:table-cell>
          <table:table-cell table:formula="of:=MEDIAN([.CR2];[.CR7];[.CR12];[.CR17];[.CR22];[.CR27];[.CR32];[.CR37];[.CR42];[.CR47])" office:value-type="float" office:value="129.857101429681">
            <text:p>129.8571014297</text:p>
          </table:table-cell>
          <table:table-cell table:formula="of:=MEDIAN([.CS2];[.CS7];[.CS12];[.CS17];[.CS22];[.CS27];[.CS32];[.CS37];[.CS42];[.CS47])" office:value-type="float" office:value="334.906890560168">
            <text:p>334.9068905602</text:p>
          </table:table-cell>
          <table:table-cell table:number-columns-repeated="864"/>
        </table:table-row>
        <table:table-row table:style-name="ro1">
          <table:table-cell office:value-type="string">
            <text:p>電力の価格</text:p>
          </table:table-cell>
          <table:table-cell table:formula="of:=MEDIAN([.B3];[.B8];[.B13];[.B18];[.B23];[.B28];[.B33];[.B38];[.B43];[.B48])" office:value-type="float" office:value="20">
            <text:p>20</text:p>
          </table:table-cell>
          <table:table-cell table:formula="of:=MEDIAN([.C3];[.C8];[.C13];[.C18];[.C23];[.C28];[.C33];[.C38];[.C43];[.C48])" office:value-type="float" office:value="20">
            <text:p>20</text:p>
          </table:table-cell>
          <table:table-cell table:formula="of:=MEDIAN([.D3];[.D8];[.D13];[.D18];[.D23];[.D28];[.D33];[.D38];[.D43];[.D48])" office:value-type="float" office:value="20">
            <text:p>20</text:p>
          </table:table-cell>
          <table:table-cell table:formula="of:=MEDIAN([.E3];[.E8];[.E13];[.E18];[.E23];[.E28];[.E33];[.E38];[.E43];[.E48])" office:value-type="float" office:value="20">
            <text:p>20</text:p>
          </table:table-cell>
          <table:table-cell table:formula="of:=MEDIAN([.F3];[.F8];[.F13];[.F18];[.F23];[.F28];[.F33];[.F38];[.F43];[.F48])" office:value-type="float" office:value="20">
            <text:p>20</text:p>
          </table:table-cell>
          <table:table-cell table:formula="of:=MEDIAN([.G3];[.G8];[.G13];[.G18];[.G23];[.G28];[.G33];[.G38];[.G43];[.G48])" office:value-type="float" office:value="20">
            <text:p>20</text:p>
          </table:table-cell>
          <table:table-cell table:formula="of:=MEDIAN([.H3];[.H8];[.H13];[.H18];[.H23];[.H28];[.H33];[.H38];[.H43];[.H48])" office:value-type="float" office:value="20">
            <text:p>20</text:p>
          </table:table-cell>
          <table:table-cell table:formula="of:=MEDIAN([.I3];[.I8];[.I13];[.I18];[.I23];[.I28];[.I33];[.I38];[.I43];[.I48])" office:value-type="float" office:value="20">
            <text:p>20</text:p>
          </table:table-cell>
          <table:table-cell table:formula="of:=MEDIAN([.J3];[.J8];[.J13];[.J18];[.J23];[.J28];[.J33];[.J38];[.J43];[.J48])" office:value-type="float" office:value="20">
            <text:p>20</text:p>
          </table:table-cell>
          <table:table-cell table:formula="of:=MEDIAN([.K3];[.K8];[.K13];[.K18];[.K23];[.K28];[.K33];[.K38];[.K43];[.K48])" office:value-type="float" office:value="20">
            <text:p>20</text:p>
          </table:table-cell>
          <table:table-cell table:formula="of:=MEDIAN([.L3];[.L8];[.L13];[.L18];[.L23];[.L28];[.L33];[.L38];[.L43];[.L48])" office:value-type="float" office:value="20">
            <text:p>20</text:p>
          </table:table-cell>
          <table:table-cell table:formula="of:=MEDIAN([.M3];[.M8];[.M13];[.M18];[.M23];[.M28];[.M33];[.M38];[.M43];[.M48])" office:value-type="float" office:value="20">
            <text:p>20</text:p>
          </table:table-cell>
          <table:table-cell table:formula="of:=MEDIAN([.N3];[.N8];[.N13];[.N18];[.N23];[.N28];[.N33];[.N38];[.N43];[.N48])" office:value-type="float" office:value="20">
            <text:p>20</text:p>
          </table:table-cell>
          <table:table-cell table:formula="of:=MEDIAN([.O3];[.O8];[.O13];[.O18];[.O23];[.O28];[.O33];[.O38];[.O43];[.O48])" office:value-type="float" office:value="20">
            <text:p>20</text:p>
          </table:table-cell>
          <table:table-cell table:formula="of:=MEDIAN([.P3];[.P8];[.P13];[.P18];[.P23];[.P28];[.P33];[.P38];[.P43];[.P48])" office:value-type="float" office:value="20">
            <text:p>20</text:p>
          </table:table-cell>
          <table:table-cell table:formula="of:=MEDIAN([.Q3];[.Q8];[.Q13];[.Q18];[.Q23];[.Q28];[.Q33];[.Q38];[.Q43];[.Q48])" office:value-type="float" office:value="20">
            <text:p>20</text:p>
          </table:table-cell>
          <table:table-cell table:formula="of:=MEDIAN([.R3];[.R8];[.R13];[.R18];[.R23];[.R28];[.R33];[.R38];[.R43];[.R48])" office:value-type="float" office:value="20">
            <text:p>20</text:p>
          </table:table-cell>
          <table:table-cell table:formula="of:=MEDIAN([.S3];[.S8];[.S13];[.S18];[.S23];[.S28];[.S33];[.S38];[.S43];[.S48])" office:value-type="float" office:value="20.1268603497765">
            <text:p>20.1268603498</text:p>
          </table:table-cell>
          <table:table-cell table:formula="of:=MEDIAN([.T3];[.T8];[.T13];[.T18];[.T23];[.T28];[.T33];[.T38];[.T43];[.T48])" office:value-type="float" office:value="20.1532041966304">
            <text:p>20.1532041966</text:p>
          </table:table-cell>
          <table:table-cell table:formula="of:=MEDIAN([.U3];[.U8];[.U13];[.U18];[.U23];[.U28];[.U33];[.U38];[.U43];[.U48])" office:value-type="float" office:value="20.2069139357825">
            <text:p>20.2069139358</text:p>
          </table:table-cell>
          <table:table-cell table:formula="of:=MEDIAN([.V3];[.V8];[.V13];[.V18];[.V23];[.V28];[.V33];[.V38];[.V43];[.V48])" office:value-type="float" office:value="20.2620310367982">
            <text:p>20.2620310368</text:p>
          </table:table-cell>
          <table:table-cell table:formula="of:=MEDIAN([.W3];[.W8];[.W13];[.W18];[.W23];[.W28];[.W33];[.W38];[.W43];[.W48])" office:value-type="float" office:value="20.9796892642647">
            <text:p>20.9796892643</text:p>
          </table:table-cell>
          <table:table-cell table:formula="of:=MEDIAN([.X3];[.X8];[.X13];[.X18];[.X23];[.X28];[.X33];[.X38];[.X43];[.X48])" office:value-type="float" office:value="20.3767145417117">
            <text:p>20.3767145417</text:p>
          </table:table-cell>
          <table:table-cell table:formula="of:=MEDIAN([.Y3];[.Y8];[.Y13];[.Y18];[.Y23];[.Y28];[.Y33];[.Y38];[.Y43];[.Y48])" office:value-type="float" office:value="20.4822475307354">
            <text:p>20.4822475307</text:p>
          </table:table-cell>
          <table:table-cell table:formula="of:=MEDIAN([.Z3];[.Z8];[.Z13];[.Z18];[.Z23];[.Z28];[.Z33];[.Z38];[.Z43];[.Z48])" office:value-type="float" office:value="20.8497717440215">
            <text:p>20.849771744</text:p>
          </table:table-cell>
          <table:table-cell table:formula="of:=MEDIAN([.AA3];[.AA8];[.AA13];[.AA18];[.AA23];[.AA28];[.AA33];[.AA38];[.AA43];[.AA48])" office:value-type="float" office:value="21.1167589384796">
            <text:p>21.1167589385</text:p>
          </table:table-cell>
          <table:table-cell table:formula="of:=MEDIAN([.AB3];[.AB8];[.AB13];[.AB18];[.AB23];[.AB28];[.AB33];[.AB38];[.AB43];[.AB48])" office:value-type="float" office:value="20.9988193017802">
            <text:p>20.9988193018</text:p>
          </table:table-cell>
          <table:table-cell table:formula="of:=MEDIAN([.AC3];[.AC8];[.AC13];[.AC18];[.AC23];[.AC28];[.AC33];[.AC38];[.AC43];[.AC48])" office:value-type="float" office:value="21.2829499694638">
            <text:p>21.2829499695</text:p>
          </table:table-cell>
          <table:table-cell table:formula="of:=MEDIAN([.AD3];[.AD8];[.AD13];[.AD18];[.AD23];[.AD28];[.AD33];[.AD38];[.AD43];[.AD48])" office:value-type="float" office:value="21.0375237320629">
            <text:p>21.0375237321</text:p>
          </table:table-cell>
          <table:table-cell table:formula="of:=MEDIAN([.AE3];[.AE8];[.AE13];[.AE18];[.AE23];[.AE28];[.AE33];[.AE38];[.AE43];[.AE48])" office:value-type="float" office:value="20.544869012414">
            <text:p>20.5448690124</text:p>
          </table:table-cell>
          <table:table-cell table:formula="of:=MEDIAN([.AF3];[.AF8];[.AF13];[.AF18];[.AF23];[.AF28];[.AF33];[.AF38];[.AF43];[.AF48])" office:value-type="float" office:value="20.5133410676675">
            <text:p>20.5133410677</text:p>
          </table:table-cell>
          <table:table-cell table:formula="of:=MEDIAN([.AG3];[.AG8];[.AG13];[.AG18];[.AG23];[.AG28];[.AG33];[.AG38];[.AG43];[.AG48])" office:value-type="float" office:value="20.6421522788624">
            <text:p>20.6421522789</text:p>
          </table:table-cell>
          <table:table-cell table:formula="of:=MEDIAN([.AH3];[.AH8];[.AH13];[.AH18];[.AH23];[.AH28];[.AH33];[.AH38];[.AH43];[.AH48])" office:value-type="float" office:value="21.6499690922146">
            <text:p>21.6499690922</text:p>
          </table:table-cell>
          <table:table-cell table:formula="of:=MEDIAN([.AI3];[.AI8];[.AI13];[.AI18];[.AI23];[.AI28];[.AI33];[.AI38];[.AI43];[.AI48])" office:value-type="float" office:value="21.6013269013587">
            <text:p>21.6013269014</text:p>
          </table:table-cell>
          <table:table-cell table:formula="of:=MEDIAN([.AJ3];[.AJ8];[.AJ13];[.AJ18];[.AJ23];[.AJ28];[.AJ33];[.AJ38];[.AJ43];[.AJ48])" office:value-type="float" office:value="21.5773185405618">
            <text:p>21.5773185406</text:p>
          </table:table-cell>
          <table:table-cell table:formula="of:=MEDIAN([.AK3];[.AK8];[.AK13];[.AK18];[.AK23];[.AK28];[.AK33];[.AK38];[.AK43];[.AK48])" office:value-type="float" office:value="21.6746083775657">
            <text:p>21.6746083776</text:p>
          </table:table-cell>
          <table:table-cell table:formula="of:=MEDIAN([.AL3];[.AL8];[.AL13];[.AL18];[.AL23];[.AL28];[.AL33];[.AL38];[.AL43];[.AL48])" office:value-type="float" office:value="21.4602990975778">
            <text:p>21.4602990976</text:p>
          </table:table-cell>
          <table:table-cell table:formula="of:=MEDIAN([.AM3];[.AM8];[.AM13];[.AM18];[.AM23];[.AM28];[.AM33];[.AM38];[.AM43];[.AM48])" office:value-type="float" office:value="21.2403982682095">
            <text:p>21.2403982682</text:p>
          </table:table-cell>
          <table:table-cell table:formula="of:=MEDIAN([.AN3];[.AN8];[.AN13];[.AN18];[.AN23];[.AN28];[.AN33];[.AN38];[.AN43];[.AN48])" office:value-type="float" office:value="21.157318668917">
            <text:p>21.1573186689</text:p>
          </table:table-cell>
          <table:table-cell table:formula="of:=MEDIAN([.AO3];[.AO8];[.AO13];[.AO18];[.AO23];[.AO28];[.AO33];[.AO38];[.AO43];[.AO48])" office:value-type="float" office:value="21.1985265582093">
            <text:p>21.1985265582</text:p>
          </table:table-cell>
          <table:table-cell table:formula="of:=MEDIAN([.AP3];[.AP8];[.AP13];[.AP18];[.AP23];[.AP28];[.AP33];[.AP38];[.AP43];[.AP48])" office:value-type="float" office:value="21.1369587433855">
            <text:p>21.1369587434</text:p>
          </table:table-cell>
          <table:table-cell table:formula="of:=MEDIAN([.AQ3];[.AQ8];[.AQ13];[.AQ18];[.AQ23];[.AQ28];[.AQ33];[.AQ38];[.AQ43];[.AQ48])" office:value-type="float" office:value="21.0967173726949">
            <text:p>21.0967173727</text:p>
          </table:table-cell>
          <table:table-cell table:formula="of:=MEDIAN([.AR3];[.AR8];[.AR13];[.AR18];[.AR23];[.AR28];[.AR33];[.AR38];[.AR43];[.AR48])" office:value-type="float" office:value="21.3480891864747">
            <text:p>21.3480891865</text:p>
          </table:table-cell>
          <table:table-cell table:formula="of:=MEDIAN([.AS3];[.AS8];[.AS13];[.AS18];[.AS23];[.AS28];[.AS33];[.AS38];[.AS43];[.AS48])" office:value-type="float" office:value="21.2615880888376">
            <text:p>21.2615880888</text:p>
          </table:table-cell>
          <table:table-cell table:formula="of:=MEDIAN([.AT3];[.AT8];[.AT13];[.AT18];[.AT23];[.AT28];[.AT33];[.AT38];[.AT43];[.AT48])" office:value-type="float" office:value="21.018096886505">
            <text:p>21.0180968865</text:p>
          </table:table-cell>
          <table:table-cell table:formula="of:=MEDIAN([.AU3];[.AU8];[.AU13];[.AU18];[.AU23];[.AU28];[.AU33];[.AU38];[.AU43];[.AU48])" office:value-type="float" office:value="21.0571015787173">
            <text:p>21.0571015787</text:p>
          </table:table-cell>
          <table:table-cell table:formula="of:=MEDIAN([.AV3];[.AV8];[.AV13];[.AV18];[.AV23];[.AV28];[.AV33];[.AV38];[.AV43];[.AV48])" office:value-type="float" office:value="21.3044860143058">
            <text:p>21.3044860143</text:p>
          </table:table-cell>
          <table:table-cell table:formula="of:=MEDIAN([.AW3];[.AW8];[.AW13];[.AW18];[.AW23];[.AW28];[.AW33];[.AW38];[.AW43];[.AW48])" office:value-type="float" office:value="21.2193784371234">
            <text:p>21.2193784371</text:p>
          </table:table-cell>
          <table:table-cell table:formula="of:=MEDIAN([.AX3];[.AX8];[.AX13];[.AX18];[.AX23];[.AX28];[.AX33];[.AX38];[.AX43];[.AX48])" office:value-type="float" office:value="21.437481999712">
            <text:p>21.4374819997</text:p>
          </table:table-cell>
          <table:table-cell table:formula="of:=MEDIAN([.AY3];[.AY8];[.AY13];[.AY18];[.AY23];[.AY28];[.AY33];[.AY38];[.AY43];[.AY48])" office:value-type="float" office:value="21.5535151102664">
            <text:p>21.5535151103</text:p>
          </table:table-cell>
          <table:table-cell table:formula="of:=MEDIAN([.AZ3];[.AZ8];[.AZ13];[.AZ18];[.AZ23];[.AZ28];[.AZ33];[.AZ38];[.AZ43];[.AZ48])" office:value-type="float" office:value="21.6255428505558">
            <text:p>21.6255428506</text:p>
          </table:table-cell>
          <table:table-cell table:formula="of:=MEDIAN([.BA3];[.BA8];[.BA13];[.BA18];[.BA23];[.BA28];[.BA33];[.BA38];[.BA43];[.BA48])" office:value-type="float" office:value="21.3701606973458">
            <text:p>21.3701606973</text:p>
          </table:table-cell>
          <table:table-cell table:formula="of:=MEDIAN([.BB3];[.BB8];[.BB13];[.BB18];[.BB23];[.BB28];[.BB33];[.BB38];[.BB43];[.BB48])" office:value-type="float" office:value="21.0768321938903">
            <text:p>21.0768321939</text:p>
          </table:table-cell>
          <table:table-cell table:formula="of:=MEDIAN([.BC3];[.BC8];[.BC13];[.BC18];[.BC23];[.BC28];[.BC33];[.BC38];[.BC43];[.BC48])" office:value-type="float" office:value="21.5299139977554">
            <text:p>21.5299139978</text:p>
          </table:table-cell>
          <table:table-cell table:formula="of:=MEDIAN([.BD3];[.BD8];[.BD13];[.BD18];[.BD23];[.BD28];[.BD33];[.BD38];[.BD43];[.BD48])" office:value-type="float" office:value="21.4833084954157">
            <text:p>21.4833084954</text:p>
          </table:table-cell>
          <table:table-cell table:formula="of:=MEDIAN([.BE3];[.BE8];[.BE13];[.BE18];[.BE23];[.BE28];[.BE33];[.BE38];[.BE43];[.BE48])" office:value-type="float" office:value="21.1778406265257">
            <text:p>21.1778406265</text:p>
          </table:table-cell>
          <table:table-cell table:formula="of:=MEDIAN([.BF3];[.BF8];[.BF13];[.BF18];[.BF23];[.BF28];[.BF33];[.BF38];[.BF43];[.BF48])" office:value-type="float" office:value="22.2168357316359">
            <text:p>22.2168357316</text:p>
          </table:table-cell>
          <table:table-cell table:formula="of:=MEDIAN([.BG3];[.BG8];[.BG13];[.BG18];[.BG23];[.BG28];[.BG33];[.BG38];[.BG43];[.BG48])" office:value-type="float" office:value="33.7503275831427">
            <text:p>33.7503275831</text:p>
          </table:table-cell>
          <table:table-cell table:formula="of:=MEDIAN([.BH3];[.BH8];[.BH13];[.BH18];[.BH23];[.BH28];[.BH33];[.BH38];[.BH43];[.BH48])" office:value-type="float" office:value="21.6746083775657">
            <text:p>21.6746083776</text:p>
          </table:table-cell>
          <table:table-cell table:formula="of:=MEDIAN([.BI3];[.BI8];[.BI13];[.BI18];[.BI23];[.BI28];[.BI33];[.BI38];[.BI43];[.BI48])" office:value-type="float" office:value="21.4833084954157">
            <text:p>21.4833084954</text:p>
          </table:table-cell>
          <table:table-cell table:formula="of:=MEDIAN([.BJ3];[.BJ8];[.BJ13];[.BJ18];[.BJ23];[.BJ28];[.BJ33];[.BJ38];[.BJ43];[.BJ48])" office:value-type="float" office:value="23.1769259091431">
            <text:p>23.1769259091</text:p>
          </table:table-cell>
          <table:table-cell table:formula="of:=MEDIAN([.BK3];[.BK8];[.BK13];[.BK18];[.BK23];[.BK28];[.BK33];[.BK38];[.BK43];[.BK48])" office:value-type="float" office:value="27.484069142689">
            <text:p>27.4840691427</text:p>
          </table:table-cell>
          <table:table-cell table:formula="of:=MEDIAN([.BL3];[.BL8];[.BL13];[.BL18];[.BL23];[.BL28];[.BL33];[.BL38];[.BL43];[.BL48])" office:value-type="float" office:value="25.4767645764805">
            <text:p>25.4767645765</text:p>
          </table:table-cell>
          <table:table-cell table:formula="of:=MEDIAN([.BM3];[.BM8];[.BM13];[.BM18];[.BM23];[.BM28];[.BM33];[.BM38];[.BM43];[.BM48])" office:value-type="float" office:value="21.5773185405618">
            <text:p>21.5773185406</text:p>
          </table:table-cell>
          <table:table-cell table:formula="of:=MEDIAN([.BN3];[.BN8];[.BN13];[.BN18];[.BN23];[.BN28];[.BN33];[.BN38];[.BN43];[.BN48])" office:value-type="float" office:value="25.7611229400153">
            <text:p>25.76112294</text:p>
          </table:table-cell>
          <table:table-cell table:formula="of:=MEDIAN([.BO3];[.BO8];[.BO13];[.BO18];[.BO23];[.BO28];[.BO33];[.BO38];[.BO43];[.BO48])" office:value-type="float" office:value="28.3564921787946">
            <text:p>28.3564921788</text:p>
          </table:table-cell>
          <table:table-cell table:formula="of:=MEDIAN([.BP3];[.BP8];[.BP13];[.BP18];[.BP23];[.BP28];[.BP33];[.BP38];[.BP43];[.BP48])" office:value-type="float" office:value="22.4638942082992">
            <text:p>22.4638942083</text:p>
          </table:table-cell>
          <table:table-cell table:formula="of:=MEDIAN([.BQ3];[.BQ8];[.BQ13];[.BQ18];[.BQ23];[.BQ28];[.BQ33];[.BQ38];[.BQ43];[.BQ48])" office:value-type="float" office:value="27.0924800499634">
            <text:p>27.09248005</text:p>
          </table:table-cell>
          <table:table-cell table:formula="of:=MEDIAN([.BR3];[.BR8];[.BR13];[.BR18];[.BR23];[.BR28];[.BR33];[.BR38];[.BR43];[.BR48])" office:value-type="float" office:value="30.5702392804328">
            <text:p>30.5702392804</text:p>
          </table:table-cell>
          <table:table-cell table:formula="of:=MEDIAN([.BS3];[.BS8];[.BS13];[.BS18];[.BS23];[.BS28];[.BS33];[.BS38];[.BS43];[.BS48])" office:value-type="float" office:value="27.9043179083622">
            <text:p>27.9043179084</text:p>
          </table:table-cell>
          <table:table-cell table:formula="of:=MEDIAN([.BT3];[.BT8];[.BT13];[.BT18];[.BT23];[.BT28];[.BT33];[.BT38];[.BT43];[.BT48])" office:value-type="float" office:value="21.3924151409903">
            <text:p>21.392415141</text:p>
          </table:table-cell>
          <table:table-cell table:formula="of:=MEDIAN([.BU3];[.BU8];[.BU13];[.BU18];[.BU23];[.BU28];[.BU33];[.BU38];[.BU43];[.BU48])" office:value-type="float" office:value="23.8715763189629">
            <text:p>23.871576319</text:p>
          </table:table-cell>
          <table:table-cell table:formula="of:=MEDIAN([.BV3];[.BV8];[.BV13];[.BV18];[.BV23];[.BV28];[.BV33];[.BV38];[.BV43];[.BV48])" office:value-type="float" office:value="26.0630740158475">
            <text:p>26.0630740158</text:p>
          </table:table-cell>
          <table:table-cell table:formula="of:=MEDIAN([.BW3];[.BW8];[.BW13];[.BW18];[.BW23];[.BW28];[.BW33];[.BW38];[.BW43];[.BW48])" office:value-type="float" office:value="21.8797387908373">
            <text:p>21.8797387908</text:p>
          </table:table-cell>
          <table:table-cell table:formula="of:=MEDIAN([.BX3];[.BX8];[.BX13];[.BX18];[.BX23];[.BX28];[.BX33];[.BX38];[.BX43];[.BX48])" office:value-type="float" office:value="22.3379582516169">
            <text:p>22.3379582516</text:p>
          </table:table-cell>
          <table:table-cell table:formula="of:=MEDIAN([.BY3];[.BY8];[.BY13];[.BY18];[.BY23];[.BY28];[.BY33];[.BY38];[.BY43];[.BY48])" office:value-type="float" office:value="29.9456265290448">
            <text:p>29.945626529</text:p>
          </table:table-cell>
          <table:table-cell table:formula="of:=MEDIAN([.BZ3];[.BZ8];[.BZ13];[.BZ18];[.BZ23];[.BZ28];[.BZ33];[.BZ38];[.BZ43];[.BZ48])" office:value-type="float" office:value="22.5949363492263">
            <text:p>22.5949363492</text:p>
          </table:table-cell>
          <table:table-cell table:formula="of:=MEDIAN([.CA3];[.CA8];[.CA13];[.CA18];[.CA23];[.CA28];[.CA33];[.CA38];[.CA43];[.CA48])" office:value-type="float" office:value="22.731401652582">
            <text:p>22.7314016526</text:p>
          </table:table-cell>
          <table:table-cell table:formula="of:=MEDIAN([.CB3];[.CB8];[.CB13];[.CB18];[.CB23];[.CB28];[.CB33];[.CB38];[.CB43];[.CB48])" office:value-type="float" office:value="25.2085049296659">
            <text:p>25.2085049297</text:p>
          </table:table-cell>
          <table:table-cell table:formula="of:=MEDIAN([.CC3];[.CC8];[.CC13];[.CC18];[.CC23];[.CC28];[.CC33];[.CC38];[.CC43];[.CC48])" office:value-type="float" office:value="28.8443735757362">
            <text:p>28.8443735757</text:p>
          </table:table-cell>
          <table:table-cell table:formula="of:=MEDIAN([.CD3];[.CD8];[.CD13];[.CD18];[.CD23];[.CD28];[.CD33];[.CD38];[.CD43];[.CD48])" office:value-type="float" office:value="24.271892087973">
            <text:p>24.271892088</text:p>
          </table:table-cell>
          <table:table-cell table:formula="of:=MEDIAN([.CE3];[.CE8];[.CE13];[.CE18];[.CE23];[.CE28];[.CE33];[.CE38];[.CE43];[.CE48])" office:value-type="float" office:value="31.2534273168115">
            <text:p>31.2534273168</text:p>
          </table:table-cell>
          <table:table-cell table:formula="of:=MEDIAN([.CF3];[.CF8];[.CF13];[.CF18];[.CF23];[.CF28];[.CF33];[.CF38];[.CF43];[.CF48])" office:value-type="float" office:value="22.8736338871161">
            <text:p>22.8736338871</text:p>
          </table:table-cell>
          <table:table-cell table:formula="of:=MEDIAN([.CG3];[.CG8];[.CG13];[.CG18];[.CG23];[.CG28];[.CG33];[.CG38];[.CG43];[.CG48])" office:value-type="float" office:value="32.0038356557367">
            <text:p>32.0038356557</text:p>
          </table:table-cell>
          <table:table-cell table:formula="of:=MEDIAN([.CH3];[.CH8];[.CH13];[.CH18];[.CH23];[.CH28];[.CH33];[.CH38];[.CH43];[.CH48])" office:value-type="float" office:value="32.8318985403791">
            <text:p>32.8318985404</text:p>
          </table:table-cell>
          <table:table-cell table:formula="of:=MEDIAN([.CI3];[.CI8];[.CI13];[.CI18];[.CI23];[.CI28];[.CI33];[.CI38];[.CI43];[.CI48])" office:value-type="float" office:value="26.7267155497786">
            <text:p>26.7267155498</text:p>
          </table:table-cell>
          <table:table-cell table:formula="of:=MEDIAN([.CJ3];[.CJ8];[.CJ13];[.CJ18];[.CJ23];[.CJ28];[.CJ33];[.CJ38];[.CJ43];[.CJ48])" office:value-type="float" office:value="23.5082183160859">
            <text:p>23.5082183161</text:p>
          </table:table-cell>
          <table:table-cell table:formula="of:=MEDIAN([.CK3];[.CK8];[.CK13];[.CK18];[.CK23];[.CK28];[.CK33];[.CK38];[.CK43];[.CK48])" office:value-type="float" office:value="21.7753526900464">
            <text:p>21.77535269</text:p>
          </table:table-cell>
          <table:table-cell table:formula="of:=MEDIAN([.CL3];[.CL8];[.CL13];[.CL18];[.CL23];[.CL28];[.CL33];[.CL38];[.CL43];[.CL48])" office:value-type="float" office:value="21.9879677843226">
            <text:p>21.9879677843</text:p>
          </table:table-cell>
          <table:table-cell table:formula="of:=MEDIAN([.CM3];[.CM8];[.CM13];[.CM18];[.CM23];[.CM28];[.CM33];[.CM38];[.CM43];[.CM48])" office:value-type="float" office:value="24.0667708117457">
            <text:p>24.0667708117</text:p>
          </table:table-cell>
          <table:table-cell table:formula="of:=MEDIAN([.CN3];[.CN8];[.CN13];[.CN18];[.CN23];[.CN28];[.CN33];[.CN38];[.CN43];[.CN48])" office:value-type="float" office:value="24.4877171580469">
            <text:p>24.487717158</text:p>
          </table:table-cell>
          <table:table-cell table:formula="of:=MEDIAN([.CO3];[.CO8];[.CO13];[.CO18];[.CO23];[.CO28];[.CO33];[.CO38];[.CO43];[.CO48])" office:value-type="float" office:value="24.715106297975">
            <text:p>24.715106298</text:p>
          </table:table-cell>
          <table:table-cell table:formula="of:=MEDIAN([.CP3];[.CP8];[.CP13];[.CP18];[.CP23];[.CP28];[.CP33];[.CP38];[.CP43];[.CP48])" office:value-type="float" office:value="20">
            <text:p>20</text:p>
          </table:table-cell>
          <table:table-cell table:formula="of:=MEDIAN([.CQ3];[.CQ8];[.CQ13];[.CQ18];[.CQ23];[.CQ28];[.CQ33];[.CQ38];[.CQ43];[.CQ48])" office:value-type="float" office:value="20">
            <text:p>20</text:p>
          </table:table-cell>
          <table:table-cell table:formula="of:=MEDIAN([.CR3];[.CR8];[.CR13];[.CR18];[.CR23];[.CR28];[.CR33];[.CR38];[.CR43];[.CR48])" office:value-type="float" office:value="20">
            <text:p>20</text:p>
          </table:table-cell>
          <table:table-cell table:formula="of:=MEDIAN([.CS3];[.CS8];[.CS13];[.CS18];[.CS23];[.CS28];[.CS33];[.CS38];[.CS43];[.CS48])" office:value-type="float" office:value="20">
            <text:p>20</text:p>
          </table:table-cell>
          <table:table-cell table:number-columns-repeated="864"/>
        </table:table-row>
        <table:table-row table:style-name="ro1">
          <table:table-cell office:value-type="string">
            <text:p>買取価格</text:p>
          </table:table-cell>
          <table:table-cell table:formula="of:=MEDIAN([.B4];[.B9];[.B14];[.B19];[.B24];[.B29];[.B34];[.B39];[.B44];[.B49])" office:value-type="float" office:value="20">
            <text:p>20</text:p>
          </table:table-cell>
          <table:table-cell table:formula="of:=MEDIAN([.C4];[.C9];[.C14];[.C19];[.C24];[.C29];[.C34];[.C39];[.C44];[.C49])" office:value-type="float" office:value="20">
            <text:p>20</text:p>
          </table:table-cell>
          <table:table-cell table:formula="of:=MEDIAN([.D4];[.D9];[.D14];[.D19];[.D24];[.D29];[.D34];[.D39];[.D44];[.D49])" office:value-type="float" office:value="20">
            <text:p>20</text:p>
          </table:table-cell>
          <table:table-cell table:formula="of:=MEDIAN([.E4];[.E9];[.E14];[.E19];[.E24];[.E29];[.E34];[.E39];[.E44];[.E49])" office:value-type="float" office:value="20">
            <text:p>20</text:p>
          </table:table-cell>
          <table:table-cell table:formula="of:=MEDIAN([.F4];[.F9];[.F14];[.F19];[.F24];[.F29];[.F34];[.F39];[.F44];[.F49])" office:value-type="float" office:value="20">
            <text:p>20</text:p>
          </table:table-cell>
          <table:table-cell table:formula="of:=MEDIAN([.G4];[.G9];[.G14];[.G19];[.G24];[.G29];[.G34];[.G39];[.G44];[.G49])" office:value-type="float" office:value="20">
            <text:p>20</text:p>
          </table:table-cell>
          <table:table-cell table:formula="of:=MEDIAN([.H4];[.H9];[.H14];[.H19];[.H24];[.H29];[.H34];[.H39];[.H44];[.H49])" office:value-type="float" office:value="20">
            <text:p>20</text:p>
          </table:table-cell>
          <table:table-cell table:formula="of:=MEDIAN([.I4];[.I9];[.I14];[.I19];[.I24];[.I29];[.I34];[.I39];[.I44];[.I49])" office:value-type="float" office:value="20">
            <text:p>20</text:p>
          </table:table-cell>
          <table:table-cell table:formula="of:=MEDIAN([.J4];[.J9];[.J14];[.J19];[.J24];[.J29];[.J34];[.J39];[.J44];[.J49])" office:value-type="float" office:value="20">
            <text:p>20</text:p>
          </table:table-cell>
          <table:table-cell table:formula="of:=MEDIAN([.K4];[.K9];[.K14];[.K19];[.K24];[.K29];[.K34];[.K39];[.K44];[.K49])" office:value-type="float" office:value="20">
            <text:p>20</text:p>
          </table:table-cell>
          <table:table-cell table:formula="of:=MEDIAN([.L4];[.L9];[.L14];[.L19];[.L24];[.L29];[.L34];[.L39];[.L44];[.L49])" office:value-type="float" office:value="20">
            <text:p>20</text:p>
          </table:table-cell>
          <table:table-cell table:formula="of:=MEDIAN([.M4];[.M9];[.M14];[.M19];[.M24];[.M29];[.M34];[.M39];[.M44];[.M49])" office:value-type="float" office:value="20">
            <text:p>20</text:p>
          </table:table-cell>
          <table:table-cell table:formula="of:=MEDIAN([.N4];[.N9];[.N14];[.N19];[.N24];[.N29];[.N34];[.N39];[.N44];[.N49])" office:value-type="float" office:value="20">
            <text:p>20</text:p>
          </table:table-cell>
          <table:table-cell table:formula="of:=MEDIAN([.O4];[.O9];[.O14];[.O19];[.O24];[.O29];[.O34];[.O39];[.O44];[.O49])" office:value-type="float" office:value="20">
            <text:p>20</text:p>
          </table:table-cell>
          <table:table-cell table:formula="of:=MEDIAN([.P4];[.P9];[.P14];[.P19];[.P24];[.P29];[.P34];[.P39];[.P44];[.P49])" office:value-type="float" office:value="20">
            <text:p>20</text:p>
          </table:table-cell>
          <table:table-cell table:formula="of:=MEDIAN([.Q4];[.Q9];[.Q14];[.Q19];[.Q24];[.Q29];[.Q34];[.Q39];[.Q44];[.Q49])" office:value-type="float" office:value="20">
            <text:p>20</text:p>
          </table:table-cell>
          <table:table-cell table:formula="of:=MEDIAN([.R4];[.R9];[.R14];[.R19];[.R24];[.R29];[.R34];[.R39];[.R44];[.R49])" office:value-type="float" office:value="20">
            <text:p>20</text:p>
          </table:table-cell>
          <table:table-cell table:formula="of:=MEDIAN([.S4];[.S9];[.S14];[.S19];[.S24];[.S29];[.S34];[.S39];[.S44];[.S49])" office:value-type="float" office:value="20">
            <text:p>20</text:p>
          </table:table-cell>
          <table:table-cell table:formula="of:=MEDIAN([.T4];[.T9];[.T14];[.T19];[.T24];[.T29];[.T34];[.T39];[.T44];[.T49])" office:value-type="float" office:value="20">
            <text:p>20</text:p>
          </table:table-cell>
          <table:table-cell table:formula="of:=MEDIAN([.U4];[.U9];[.U14];[.U19];[.U24];[.U29];[.U34];[.U39];[.U44];[.U49])" office:value-type="float" office:value="20">
            <text:p>20</text:p>
          </table:table-cell>
          <table:table-cell table:formula="of:=MEDIAN([.V4];[.V9];[.V14];[.V19];[.V24];[.V29];[.V34];[.V39];[.V44];[.V49])" office:value-type="float" office:value="20">
            <text:p>20</text:p>
          </table:table-cell>
          <table:table-cell table:formula="of:=MEDIAN([.W4];[.W9];[.W14];[.W19];[.W24];[.W29];[.W34];[.W39];[.W44];[.W49])" office:value-type="float" office:value="20">
            <text:p>20</text:p>
          </table:table-cell>
          <table:table-cell table:formula="of:=MEDIAN([.X4];[.X9];[.X14];[.X19];[.X24];[.X29];[.X34];[.X39];[.X44];[.X49])" office:value-type="float" office:value="20">
            <text:p>20</text:p>
          </table:table-cell>
          <table:table-cell table:formula="of:=MEDIAN([.Y4];[.Y9];[.Y14];[.Y19];[.Y24];[.Y29];[.Y34];[.Y39];[.Y44];[.Y49])" office:value-type="float" office:value="20">
            <text:p>20</text:p>
          </table:table-cell>
          <table:table-cell table:formula="of:=MEDIAN([.Z4];[.Z9];[.Z14];[.Z19];[.Z24];[.Z29];[.Z34];[.Z39];[.Z44];[.Z49])" office:value-type="float" office:value="20">
            <text:p>20</text:p>
          </table:table-cell>
          <table:table-cell table:formula="of:=MEDIAN([.AA4];[.AA9];[.AA14];[.AA19];[.AA24];[.AA29];[.AA34];[.AA39];[.AA44];[.AA49])" office:value-type="float" office:value="20">
            <text:p>20</text:p>
          </table:table-cell>
          <table:table-cell table:formula="of:=MEDIAN([.AB4];[.AB9];[.AB14];[.AB19];[.AB24];[.AB29];[.AB34];[.AB39];[.AB44];[.AB49])" office:value-type="float" office:value="20">
            <text:p>20</text:p>
          </table:table-cell>
          <table:table-cell table:formula="of:=MEDIAN([.AC4];[.AC9];[.AC14];[.AC19];[.AC24];[.AC29];[.AC34];[.AC39];[.AC44];[.AC49])" office:value-type="float" office:value="20">
            <text:p>20</text:p>
          </table:table-cell>
          <table:table-cell table:formula="of:=MEDIAN([.AD4];[.AD9];[.AD14];[.AD19];[.AD24];[.AD29];[.AD34];[.AD39];[.AD44];[.AD49])" office:value-type="float" office:value="20">
            <text:p>20</text:p>
          </table:table-cell>
          <table:table-cell table:formula="of:=MEDIAN([.AE4];[.AE9];[.AE14];[.AE19];[.AE24];[.AE29];[.AE34];[.AE39];[.AE44];[.AE49])" office:value-type="float" office:value="20">
            <text:p>20</text:p>
          </table:table-cell>
          <table:table-cell table:formula="of:=MEDIAN([.AF4];[.AF9];[.AF14];[.AF19];[.AF24];[.AF29];[.AF34];[.AF39];[.AF44];[.AF49])" office:value-type="float" office:value="20">
            <text:p>20</text:p>
          </table:table-cell>
          <table:table-cell table:formula="of:=MEDIAN([.AG4];[.AG9];[.AG14];[.AG19];[.AG24];[.AG29];[.AG34];[.AG39];[.AG44];[.AG49])" office:value-type="float" office:value="20">
            <text:p>20</text:p>
          </table:table-cell>
          <table:table-cell table:formula="of:=MEDIAN([.AH4];[.AH9];[.AH14];[.AH19];[.AH24];[.AH29];[.AH34];[.AH39];[.AH44];[.AH49])" office:value-type="float" office:value="20">
            <text:p>20</text:p>
          </table:table-cell>
          <table:table-cell table:formula="of:=MEDIAN([.AI4];[.AI9];[.AI14];[.AI19];[.AI24];[.AI29];[.AI34];[.AI39];[.AI44];[.AI49])" office:value-type="float" office:value="20">
            <text:p>20</text:p>
          </table:table-cell>
          <table:table-cell table:formula="of:=MEDIAN([.AJ4];[.AJ9];[.AJ14];[.AJ19];[.AJ24];[.AJ29];[.AJ34];[.AJ39];[.AJ44];[.AJ49])" office:value-type="float" office:value="20">
            <text:p>20</text:p>
          </table:table-cell>
          <table:table-cell table:formula="of:=MEDIAN([.AK4];[.AK9];[.AK14];[.AK19];[.AK24];[.AK29];[.AK34];[.AK39];[.AK44];[.AK49])" office:value-type="float" office:value="20">
            <text:p>20</text:p>
          </table:table-cell>
          <table:table-cell table:formula="of:=MEDIAN([.AL4];[.AL9];[.AL14];[.AL19];[.AL24];[.AL29];[.AL34];[.AL39];[.AL44];[.AL49])" office:value-type="float" office:value="20">
            <text:p>20</text:p>
          </table:table-cell>
          <table:table-cell table:formula="of:=MEDIAN([.AM4];[.AM9];[.AM14];[.AM19];[.AM24];[.AM29];[.AM34];[.AM39];[.AM44];[.AM49])" office:value-type="float" office:value="20">
            <text:p>20</text:p>
          </table:table-cell>
          <table:table-cell table:formula="of:=MEDIAN([.AN4];[.AN9];[.AN14];[.AN19];[.AN24];[.AN29];[.AN34];[.AN39];[.AN44];[.AN49])" office:value-type="float" office:value="20">
            <text:p>20</text:p>
          </table:table-cell>
          <table:table-cell table:formula="of:=MEDIAN([.AO4];[.AO9];[.AO14];[.AO19];[.AO24];[.AO29];[.AO34];[.AO39];[.AO44];[.AO49])" office:value-type="float" office:value="9.33333333333333">
            <text:p>9.3333333333</text:p>
          </table:table-cell>
          <table:table-cell table:formula="of:=MEDIAN([.AP4];[.AP9];[.AP14];[.AP19];[.AP24];[.AP29];[.AP34];[.AP39];[.AP44];[.AP49])" office:value-type="float" office:value="9.33333333333333">
            <text:p>9.3333333333</text:p>
          </table:table-cell>
          <table:table-cell table:formula="of:=MEDIAN([.AQ4];[.AQ9];[.AQ14];[.AQ19];[.AQ24];[.AQ29];[.AQ34];[.AQ39];[.AQ44];[.AQ49])" office:value-type="float" office:value="20">
            <text:p>20</text:p>
          </table:table-cell>
          <table:table-cell table:formula="of:=MEDIAN([.AR4];[.AR9];[.AR14];[.AR19];[.AR24];[.AR29];[.AR34];[.AR39];[.AR44];[.AR49])" office:value-type="float" office:value="9.33333333333333">
            <text:p>9.3333333333</text:p>
          </table:table-cell>
          <table:table-cell table:formula="of:=MEDIAN([.AS4];[.AS9];[.AS14];[.AS19];[.AS24];[.AS29];[.AS34];[.AS39];[.AS44];[.AS49])" office:value-type="float" office:value="9.33333333333333">
            <text:p>9.3333333333</text:p>
          </table:table-cell>
          <table:table-cell table:formula="of:=MEDIAN([.AT4];[.AT9];[.AT14];[.AT19];[.AT24];[.AT29];[.AT34];[.AT39];[.AT44];[.AT49])" office:value-type="float" office:value="9.33333333333333">
            <text:p>9.3333333333</text:p>
          </table:table-cell>
          <table:table-cell table:formula="of:=MEDIAN([.AU4];[.AU9];[.AU14];[.AU19];[.AU24];[.AU29];[.AU34];[.AU39];[.AU44];[.AU49])" office:value-type="float" office:value="20">
            <text:p>20</text:p>
          </table:table-cell>
          <table:table-cell table:formula="of:=MEDIAN([.AV4];[.AV9];[.AV14];[.AV19];[.AV24];[.AV29];[.AV34];[.AV39];[.AV44];[.AV49])" office:value-type="float" office:value="9.33333333333333">
            <text:p>9.3333333333</text:p>
          </table:table-cell>
          <table:table-cell table:formula="of:=MEDIAN([.AW4];[.AW9];[.AW14];[.AW19];[.AW24];[.AW29];[.AW34];[.AW39];[.AW44];[.AW49])" office:value-type="float" office:value="9.33333333333333">
            <text:p>9.3333333333</text:p>
          </table:table-cell>
          <table:table-cell table:formula="of:=MEDIAN([.AX4];[.AX9];[.AX14];[.AX19];[.AX24];[.AX29];[.AX34];[.AX39];[.AX44];[.AX49])" office:value-type="float" office:value="20">
            <text:p>20</text:p>
          </table:table-cell>
          <table:table-cell table:formula="of:=MEDIAN([.AY4];[.AY9];[.AY14];[.AY19];[.AY24];[.AY29];[.AY34];[.AY39];[.AY44];[.AY49])" office:value-type="float" office:value="9.33333333333333">
            <text:p>9.3333333333</text:p>
          </table:table-cell>
          <table:table-cell table:formula="of:=MEDIAN([.AZ4];[.AZ9];[.AZ14];[.AZ19];[.AZ24];[.AZ29];[.AZ34];[.AZ39];[.AZ44];[.AZ49])" office:value-type="float" office:value="20">
            <text:p>20</text:p>
          </table:table-cell>
          <table:table-cell table:formula="of:=MEDIAN([.BA4];[.BA9];[.BA14];[.BA19];[.BA24];[.BA29];[.BA34];[.BA39];[.BA44];[.BA49])" office:value-type="float" office:value="9.56916266666551">
            <text:p>9.5691626667</text:p>
          </table:table-cell>
          <table:table-cell table:formula="of:=MEDIAN([.BB4];[.BB9];[.BB14];[.BB19];[.BB24];[.BB29];[.BB34];[.BB39];[.BB44];[.BB49])" office:value-type="float" office:value="20">
            <text:p>20</text:p>
          </table:table-cell>
          <table:table-cell table:formula="of:=MEDIAN([.BC4];[.BC9];[.BC14];[.BC19];[.BC24];[.BC29];[.BC34];[.BC39];[.BC44];[.BC49])" office:value-type="float" office:value="9.33333333333333">
            <text:p>9.3333333333</text:p>
          </table:table-cell>
          <table:table-cell table:formula="of:=MEDIAN([.BD4];[.BD9];[.BD14];[.BD19];[.BD24];[.BD29];[.BD34];[.BD39];[.BD44];[.BD49])" office:value-type="float" office:value="20">
            <text:p>20</text:p>
          </table:table-cell>
          <table:table-cell table:formula="of:=MEDIAN([.BE4];[.BE9];[.BE14];[.BE19];[.BE24];[.BE29];[.BE34];[.BE39];[.BE44];[.BE49])" office:value-type="float" office:value="10.634268625">
            <text:p>10.634268625</text:p>
          </table:table-cell>
          <table:table-cell table:formula="of:=MEDIAN([.BF4];[.BF9];[.BF14];[.BF19];[.BF24];[.BF29];[.BF34];[.BF39];[.BF44];[.BF49])" office:value-type="float" office:value="20">
            <text:p>20</text:p>
          </table:table-cell>
          <table:table-cell table:formula="of:=MEDIAN([.BG4];[.BG9];[.BG14];[.BG19];[.BG24];[.BG29];[.BG34];[.BG39];[.BG44];[.BG49])" office:value-type="float" office:value="20">
            <text:p>20</text:p>
          </table:table-cell>
          <table:table-cell table:formula="of:=MEDIAN([.BH4];[.BH9];[.BH14];[.BH19];[.BH24];[.BH29];[.BH34];[.BH39];[.BH44];[.BH49])" office:value-type="float" office:value="20">
            <text:p>20</text:p>
          </table:table-cell>
          <table:table-cell table:formula="of:=MEDIAN([.BI4];[.BI9];[.BI14];[.BI19];[.BI24];[.BI29];[.BI34];[.BI39];[.BI44];[.BI49])" office:value-type="float" office:value="15.24">
            <text:p>15.24</text:p>
          </table:table-cell>
          <table:table-cell table:formula="of:=MEDIAN([.BJ4];[.BJ9];[.BJ14];[.BJ19];[.BJ24];[.BJ29];[.BJ34];[.BJ39];[.BJ44];[.BJ49])" office:value-type="float" office:value="20">
            <text:p>20</text:p>
          </table:table-cell>
          <table:table-cell table:formula="of:=MEDIAN([.BK4];[.BK9];[.BK14];[.BK19];[.BK24];[.BK29];[.BK34];[.BK39];[.BK44];[.BK49])" office:value-type="float" office:value="20">
            <text:p>20</text:p>
          </table:table-cell>
          <table:table-cell table:formula="of:=MEDIAN([.BL4];[.BL9];[.BL14];[.BL19];[.BL24];[.BL29];[.BL34];[.BL39];[.BL44];[.BL49])" office:value-type="float" office:value="20">
            <text:p>20</text:p>
          </table:table-cell>
          <table:table-cell table:formula="of:=MEDIAN([.BM4];[.BM9];[.BM14];[.BM19];[.BM24];[.BM29];[.BM34];[.BM39];[.BM44];[.BM49])" office:value-type="float" office:value="9.33333333333333">
            <text:p>9.3333333333</text:p>
          </table:table-cell>
          <table:table-cell table:formula="of:=MEDIAN([.BN4];[.BN9];[.BN14];[.BN19];[.BN24];[.BN29];[.BN34];[.BN39];[.BN44];[.BN49])" office:value-type="float" office:value="20">
            <text:p>20</text:p>
          </table:table-cell>
          <table:table-cell table:formula="of:=MEDIAN([.BO4];[.BO9];[.BO14];[.BO19];[.BO24];[.BO29];[.BO34];[.BO39];[.BO44];[.BO49])" office:value-type="float" office:value="20">
            <text:p>20</text:p>
          </table:table-cell>
          <table:table-cell table:formula="of:=MEDIAN([.BP4];[.BP9];[.BP14];[.BP19];[.BP24];[.BP29];[.BP34];[.BP39];[.BP44];[.BP49])" office:value-type="float" office:value="20">
            <text:p>20</text:p>
          </table:table-cell>
          <table:table-cell table:formula="of:=MEDIAN([.BQ4];[.BQ9];[.BQ14];[.BQ19];[.BQ24];[.BQ29];[.BQ34];[.BQ39];[.BQ44];[.BQ49])" office:value-type="float" office:value="20">
            <text:p>20</text:p>
          </table:table-cell>
          <table:table-cell table:formula="of:=MEDIAN([.BR4];[.BR9];[.BR14];[.BR19];[.BR24];[.BR29];[.BR34];[.BR39];[.BR44];[.BR49])" office:value-type="float" office:value="20">
            <text:p>20</text:p>
          </table:table-cell>
          <table:table-cell table:formula="of:=MEDIAN([.BS4];[.BS9];[.BS14];[.BS19];[.BS24];[.BS29];[.BS34];[.BS39];[.BS44];[.BS49])" office:value-type="float" office:value="20">
            <text:p>20</text:p>
          </table:table-cell>
          <table:table-cell table:formula="of:=MEDIAN([.BT4];[.BT9];[.BT14];[.BT19];[.BT24];[.BT29];[.BT34];[.BT39];[.BT44];[.BT49])" office:value-type="float" office:value="20">
            <text:p>20</text:p>
          </table:table-cell>
          <table:table-cell table:formula="of:=MEDIAN([.BU4];[.BU9];[.BU14];[.BU19];[.BU24];[.BU29];[.BU34];[.BU39];[.BU44];[.BU49])" office:value-type="float" office:value="20">
            <text:p>20</text:p>
          </table:table-cell>
          <table:table-cell table:formula="of:=MEDIAN([.BV4];[.BV9];[.BV14];[.BV19];[.BV24];[.BV29];[.BV34];[.BV39];[.BV44];[.BV49])" office:value-type="float" office:value="20">
            <text:p>20</text:p>
          </table:table-cell>
          <table:table-cell table:formula="of:=MEDIAN([.BW4];[.BW9];[.BW14];[.BW19];[.BW24];[.BW29];[.BW34];[.BW39];[.BW44];[.BW49])" office:value-type="float" office:value="20">
            <text:p>20</text:p>
          </table:table-cell>
          <table:table-cell table:formula="of:=MEDIAN([.BX4];[.BX9];[.BX14];[.BX19];[.BX24];[.BX29];[.BX34];[.BX39];[.BX44];[.BX49])" office:value-type="float" office:value="20">
            <text:p>20</text:p>
          </table:table-cell>
          <table:table-cell table:formula="of:=MEDIAN([.BY4];[.BY9];[.BY14];[.BY19];[.BY24];[.BY29];[.BY34];[.BY39];[.BY44];[.BY49])" office:value-type="float" office:value="20">
            <text:p>20</text:p>
          </table:table-cell>
          <table:table-cell table:formula="of:=MEDIAN([.BZ4];[.BZ9];[.BZ14];[.BZ19];[.BZ24];[.BZ29];[.BZ34];[.BZ39];[.BZ44];[.BZ49])" office:value-type="float" office:value="20">
            <text:p>20</text:p>
          </table:table-cell>
          <table:table-cell table:formula="of:=MEDIAN([.CA4];[.CA9];[.CA14];[.CA19];[.CA24];[.CA29];[.CA34];[.CA39];[.CA44];[.CA49])" office:value-type="float" office:value="20">
            <text:p>20</text:p>
          </table:table-cell>
          <table:table-cell table:formula="of:=MEDIAN([.CB4];[.CB9];[.CB14];[.CB19];[.CB24];[.CB29];[.CB34];[.CB39];[.CB44];[.CB49])" office:value-type="float" office:value="20">
            <text:p>20</text:p>
          </table:table-cell>
          <table:table-cell table:formula="of:=MEDIAN([.CC4];[.CC9];[.CC14];[.CC19];[.CC24];[.CC29];[.CC34];[.CC39];[.CC44];[.CC49])" office:value-type="float" office:value="20">
            <text:p>20</text:p>
          </table:table-cell>
          <table:table-cell table:formula="of:=MEDIAN([.CD4];[.CD9];[.CD14];[.CD19];[.CD24];[.CD29];[.CD34];[.CD39];[.CD44];[.CD49])" office:value-type="float" office:value="20">
            <text:p>20</text:p>
          </table:table-cell>
          <table:table-cell table:formula="of:=MEDIAN([.CE4];[.CE9];[.CE14];[.CE19];[.CE24];[.CE29];[.CE34];[.CE39];[.CE44];[.CE49])" office:value-type="float" office:value="20">
            <text:p>20</text:p>
          </table:table-cell>
          <table:table-cell table:formula="of:=MEDIAN([.CF4];[.CF9];[.CF14];[.CF19];[.CF24];[.CF29];[.CF34];[.CF39];[.CF44];[.CF49])" office:value-type="float" office:value="20">
            <text:p>20</text:p>
          </table:table-cell>
          <table:table-cell table:formula="of:=MEDIAN([.CG4];[.CG9];[.CG14];[.CG19];[.CG24];[.CG29];[.CG34];[.CG39];[.CG44];[.CG49])" office:value-type="float" office:value="20">
            <text:p>20</text:p>
          </table:table-cell>
          <table:table-cell table:formula="of:=MEDIAN([.CH4];[.CH9];[.CH14];[.CH19];[.CH24];[.CH29];[.CH34];[.CH39];[.CH44];[.CH49])" office:value-type="float" office:value="20">
            <text:p>20</text:p>
          </table:table-cell>
          <table:table-cell table:formula="of:=MEDIAN([.CI4];[.CI9];[.CI14];[.CI19];[.CI24];[.CI29];[.CI34];[.CI39];[.CI44];[.CI49])" office:value-type="float" office:value="20">
            <text:p>20</text:p>
          </table:table-cell>
          <table:table-cell table:formula="of:=MEDIAN([.CJ4];[.CJ9];[.CJ14];[.CJ19];[.CJ24];[.CJ29];[.CJ34];[.CJ39];[.CJ44];[.CJ49])" office:value-type="float" office:value="20">
            <text:p>20</text:p>
          </table:table-cell>
          <table:table-cell table:formula="of:=MEDIAN([.CK4];[.CK9];[.CK14];[.CK19];[.CK24];[.CK29];[.CK34];[.CK39];[.CK44];[.CK49])" office:value-type="float" office:value="20">
            <text:p>20</text:p>
          </table:table-cell>
          <table:table-cell table:formula="of:=MEDIAN([.CL4];[.CL9];[.CL14];[.CL19];[.CL24];[.CL29];[.CL34];[.CL39];[.CL44];[.CL49])" office:value-type="float" office:value="20">
            <text:p>20</text:p>
          </table:table-cell>
          <table:table-cell table:formula="of:=MEDIAN([.CM4];[.CM9];[.CM14];[.CM19];[.CM24];[.CM29];[.CM34];[.CM39];[.CM44];[.CM49])" office:value-type="float" office:value="20">
            <text:p>20</text:p>
          </table:table-cell>
          <table:table-cell table:formula="of:=MEDIAN([.CN4];[.CN9];[.CN14];[.CN19];[.CN24];[.CN29];[.CN34];[.CN39];[.CN44];[.CN49])" office:value-type="float" office:value="20">
            <text:p>20</text:p>
          </table:table-cell>
          <table:table-cell table:formula="of:=MEDIAN([.CO4];[.CO9];[.CO14];[.CO19];[.CO24];[.CO29];[.CO34];[.CO39];[.CO44];[.CO49])" office:value-type="float" office:value="20">
            <text:p>20</text:p>
          </table:table-cell>
          <table:table-cell table:formula="of:=MEDIAN([.CP4];[.CP9];[.CP14];[.CP19];[.CP24];[.CP29];[.CP34];[.CP39];[.CP44];[.CP49])" office:value-type="float" office:value="20">
            <text:p>20</text:p>
          </table:table-cell>
          <table:table-cell table:formula="of:=MEDIAN([.CQ4];[.CQ9];[.CQ14];[.CQ19];[.CQ24];[.CQ29];[.CQ34];[.CQ39];[.CQ44];[.CQ49])" office:value-type="float" office:value="20">
            <text:p>20</text:p>
          </table:table-cell>
          <table:table-cell table:formula="of:=MEDIAN([.CR4];[.CR9];[.CR14];[.CR19];[.CR24];[.CR29];[.CR34];[.CR39];[.CR44];[.CR49])" office:value-type="float" office:value="20">
            <text:p>20</text:p>
          </table:table-cell>
          <table:table-cell table:formula="of:=MEDIAN([.CS4];[.CS9];[.CS14];[.CS19];[.CS24];[.CS29];[.CS34];[.CS39];[.CS44];[.CS49])" office:value-type="float" office:value="20">
            <text:p>20</text:p>
          </table:table-cell>
          <table:table-cell table:number-columns-repeated="8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04T05:26:31</dc:date>
    <dc:creator>Yoshimura </dc:creator>
    <meta:document-statistic meta:table-count="1" meta:cell-count="21938" meta:object-count="3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2.459cm" svg:height="13.181cm" xlink:href=".." xlink:type="simple" chart:class="chart:line" chart:style-name="ch1">
        <chart:title svg:x="20.471cm" svg:y="0.398cm" chart:style-name="ch2">
          <text:p>平均値</text:p>
        </chart:title>
        <chart:legend chart:legend-position="end" svg:x="39.395cm" svg:y="5.598cm" style:legend-expansion="high" chart:style-name="ch3"/>
        <chart:plot-area chart:style-name="ch4" table:cell-range-address="Sheet1.A51:Sheet1.CS54" chart:data-source-has-labels="column" svg:x="1.299cm" svg:y="1.94cm" svg:width="36.398cm" svg:height="10.558cm">
          <chartooo:coordinate-region svg:x="2.185cm" svg:y="2.126cm" svg:width="34.837cm" svg:height="9.38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51:Sheet1.CS51" chart:label-cell-address="Sheet1.A51:Sheet1.A51" chart:class="chart:line">
            <chart:data-point chart:repeated="96"/>
          </chart:series>
          <chart:series chart:attached-axis="primary-y" chart:style-name="ch9" chart:values-cell-range-address="Sheet1.B52:Sheet1.CS52" chart:label-cell-address="Sheet1.A52:Sheet1.A52" chart:class="chart:line">
            <chart:data-point chart:repeated="96"/>
          </chart:series>
          <chart:series chart:attached-axis="secondary-y" chart:style-name="ch10" chart:values-cell-range-address="Sheet1.B53:Sheet1.CS53" chart:label-cell-address="Sheet1.A53:Sheet1.A53" chart:class="chart:line">
            <chart:data-point chart:repeated="96"/>
          </chart:series>
          <chart:series chart:attached-axis="secondary-y" chart:style-name="ch11" chart:values-cell-range-address="Sheet1.B54:Sheet1.CS54" chart:label-cell-address="Sheet1.A54:Sheet1.A54" chart:class="chart:line">
            <chart:data-point chart:repeated="9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</table:table-row>
          </table:table-header-rows>
          <table:table-rows>
            <table:table-row>
              <table:table-cell office:value-type="string">
                <text:p>電力購入量</text:p>
                <draw:g>
                  <svg:desc>Sheet1.A51:Sheet1.A51</svg:desc>
                </draw:g>
              </table:table-cell>
              <table:table-cell office:value-type="float" office:value="281.952667871443">
                <text:p>281.952667871443</text:p>
                <draw:g>
                  <svg:desc>Sheet1.B51:Sheet1.CS51</svg:desc>
                </draw:g>
              </table:table-cell>
              <table:table-cell office:value-type="float" office:value="275.761050689676">
                <text:p>275.761050689676</text:p>
              </table:table-cell>
              <table:table-cell office:value-type="float" office:value="258.828425430548">
                <text:p>258.828425430548</text:p>
              </table:table-cell>
              <table:table-cell office:value-type="float" office:value="209.676967709701">
                <text:p>209.676967709701</text:p>
              </table:table-cell>
              <table:table-cell office:value-type="float" office:value="193.596078474873">
                <text:p>193.596078474873</text:p>
              </table:table-cell>
              <table:table-cell office:value-type="float" office:value="186.123012144467">
                <text:p>186.123012144467</text:p>
              </table:table-cell>
              <table:table-cell office:value-type="float" office:value="322.888938741288">
                <text:p>322.888938741288</text:p>
              </table:table-cell>
              <table:table-cell office:value-type="float" office:value="224.616427314322">
                <text:p>224.616427314322</text:p>
              </table:table-cell>
              <table:table-cell office:value-type="float" office:value="302.889590950461">
                <text:p>302.889590950461</text:p>
              </table:table-cell>
              <table:table-cell office:value-type="float" office:value="107.259928054029">
                <text:p>107.259928054029</text:p>
              </table:table-cell>
              <table:table-cell office:value-type="float" office:value="182.274316811464">
                <text:p>182.274316811464</text:p>
              </table:table-cell>
              <table:table-cell office:value-type="float" office:value="237.628406905119">
                <text:p>237.628406905119</text:p>
              </table:table-cell>
              <table:table-cell office:value-type="float" office:value="308.059151716407">
                <text:p>308.059151716407</text:p>
              </table:table-cell>
              <table:table-cell office:value-type="float" office:value="200.014017444653">
                <text:p>200.014017444653</text:p>
              </table:table-cell>
              <table:table-cell office:value-type="float" office:value="122.188940321162">
                <text:p>122.188940321162</text:p>
              </table:table-cell>
              <table:table-cell office:value-type="float" office:value="181.405136122417">
                <text:p>181.405136122417</text:p>
              </table:table-cell>
              <table:table-cell office:value-type="float" office:value="179.485016973955">
                <text:p>179.485016973955</text:p>
              </table:table-cell>
              <table:table-cell office:value-type="float" office:value="212.18016870533">
                <text:p>212.18016870533</text:p>
              </table:table-cell>
              <table:table-cell office:value-type="float" office:value="303.431245123193">
                <text:p>303.431245123193</text:p>
              </table:table-cell>
              <table:table-cell office:value-type="float" office:value="259.125125065472">
                <text:p>259.125125065472</text:p>
              </table:table-cell>
              <table:table-cell office:value-type="float" office:value="132.902915915467">
                <text:p>132.902915915467</text:p>
              </table:table-cell>
              <table:table-cell office:value-type="float" office:value="100.728342826928">
                <text:p>100.728342826928</text:p>
              </table:table-cell>
              <table:table-cell office:value-type="float" office:value="201.049343976013">
                <text:p>201.049343976013</text:p>
              </table:table-cell>
              <table:table-cell office:value-type="float" office:value="158.576012521673">
                <text:p>158.576012521673</text:p>
              </table:table-cell>
              <table:table-cell office:value-type="float" office:value="175.875757726736">
                <text:p>175.875757726736</text:p>
              </table:table-cell>
              <table:table-cell office:value-type="float" office:value="180.84662748878">
                <text:p>180.84662748878</text:p>
              </table:table-cell>
              <table:table-cell office:value-type="float" office:value="134.832184028927">
                <text:p>134.832184028927</text:p>
              </table:table-cell>
              <table:table-cell office:value-type="float" office:value="107.447841239895">
                <text:p>107.447841239895</text:p>
              </table:table-cell>
              <table:table-cell office:value-type="float" office:value="20.098285683693">
                <text:p>20.098285683693</text:p>
              </table:table-cell>
              <table:table-cell office:value-type="float" office:value="165.618122070474">
                <text:p>165.618122070474</text:p>
              </table:table-cell>
              <table:table-cell office:value-type="float" office:value="198.360754008447">
                <text:p>198.360754008447</text:p>
              </table:table-cell>
              <table:table-cell office:value-type="float" office:value="126.65664761405">
                <text:p>126.65664761405</text:p>
              </table:table-cell>
              <table:table-cell office:value-type="float" office:value="120.236847613999">
                <text:p>120.236847613999</text:p>
              </table:table-cell>
              <table:table-cell office:value-type="float" office:value="172.259472746738">
                <text:p>172.259472746738</text:p>
              </table:table-cell>
              <table:table-cell office:value-type="float" office:value="177.726120104629">
                <text:p>177.726120104629</text:p>
              </table:table-cell>
              <table:table-cell office:value-type="float" office:value="118.388968706799">
                <text:p>118.388968706799</text:p>
              </table:table-cell>
              <table:table-cell office:value-type="float" office:value="71.6753689754588">
                <text:p>71.6753689754588</text:p>
              </table:table-cell>
              <table:table-cell office:value-type="float" office:value="41.1168387530148">
                <text:p>41.1168387530148</text:p>
              </table:table-cell>
              <table:table-cell office:value-type="float" office:value="120.496735129459">
                <text:p>120.496735129459</text:p>
              </table:table-cell>
              <table:table-cell office:value-type="float" office:value="29.4180620864665">
                <text:p>29.4180620864665</text:p>
              </table:table-cell>
              <table:table-cell office:value-type="float" office:value="34.6325172394912">
                <text:p>34.6325172394912</text:p>
              </table:table-cell>
              <table:table-cell office:value-type="float" office:value="84.2733432830943">
                <text:p>84.2733432830943</text:p>
              </table:table-cell>
              <table:table-cell office:value-type="float" office:value="105.397561589069">
                <text:p>105.397561589069</text:p>
              </table:table-cell>
              <table:table-cell office:value-type="float" office:value="102.465268779008">
                <text:p>102.465268779008</text:p>
              </table:table-cell>
              <table:table-cell office:value-type="float" office:value="305.725772316784">
                <text:p>305.725772316784</text:p>
              </table:table-cell>
              <table:table-cell office:value-type="float" office:value="166.208392384962">
                <text:p>166.208392384962</text:p>
              </table:table-cell>
              <table:table-cell office:value-type="float" office:value="160.198513470071">
                <text:p>160.198513470071</text:p>
              </table:table-cell>
              <table:table-cell office:value-type="float" office:value="99.8700776760913">
                <text:p>99.8700776760913</text:p>
              </table:table-cell>
              <table:table-cell office:value-type="float" office:value="159.56486304042">
                <text:p>159.56486304042</text:p>
              </table:table-cell>
              <table:table-cell office:value-type="float" office:value="66.4171151799522">
                <text:p>66.4171151799522</text:p>
              </table:table-cell>
              <table:table-cell office:value-type="float" office:value="280.962275513401">
                <text:p>280.962275513401</text:p>
              </table:table-cell>
              <table:table-cell office:value-type="float" office:value="192.036596300869">
                <text:p>192.036596300869</text:p>
              </table:table-cell>
              <table:table-cell office:value-type="float" office:value="110.640356992071">
                <text:p>110.640356992071</text:p>
              </table:table-cell>
              <table:table-cell office:value-type="float" office:value="82.4442806860833">
                <text:p>82.4442806860833</text:p>
              </table:table-cell>
              <table:table-cell office:value-type="float" office:value="78.2521379765665">
                <text:p>78.2521379765665</text:p>
              </table:table-cell>
              <table:table-cell office:value-type="float" office:value="306.133432775034">
                <text:p>306.133432775034</text:p>
              </table:table-cell>
              <table:table-cell office:value-type="float" office:value="271.903061385501">
                <text:p>271.903061385501</text:p>
              </table:table-cell>
              <table:table-cell office:value-type="float" office:value="144.487377115196">
                <text:p>144.487377115196</text:p>
              </table:table-cell>
              <table:table-cell office:value-type="float" office:value="140.643179049253">
                <text:p>140.643179049253</text:p>
              </table:table-cell>
              <table:table-cell office:value-type="float" office:value="140.983669385351">
                <text:p>140.983669385351</text:p>
              </table:table-cell>
              <table:table-cell office:value-type="float" office:value="125.79459923236">
                <text:p>125.79459923236</text:p>
              </table:table-cell>
              <table:table-cell office:value-type="float" office:value="106.483468771466">
                <text:p>106.483468771466</text:p>
              </table:table-cell>
              <table:table-cell office:value-type="float" office:value="69.3956823277757">
                <text:p>69.3956823277757</text:p>
              </table:table-cell>
              <table:table-cell office:value-type="float" office:value="189.255569147772">
                <text:p>189.255569147772</text:p>
              </table:table-cell>
              <table:table-cell office:value-type="float" office:value="104.716022268673">
                <text:p>104.716022268673</text:p>
              </table:table-cell>
              <table:table-cell office:value-type="float" office:value="132.078911658552">
                <text:p>132.078911658552</text:p>
              </table:table-cell>
              <table:table-cell office:value-type="float" office:value="220.20561530446">
                <text:p>220.20561530446</text:p>
              </table:table-cell>
              <table:table-cell office:value-type="float" office:value="211.666705624484">
                <text:p>211.666705624484</text:p>
              </table:table-cell>
              <table:table-cell office:value-type="float" office:value="10.9922188776642">
                <text:p>10.9922188776642</text:p>
              </table:table-cell>
              <table:table-cell office:value-type="float" office:value="71.216812923799">
                <text:p>71.216812923799</text:p>
              </table:table-cell>
              <table:table-cell office:value-type="float" office:value="141.714175132643">
                <text:p>141.714175132643</text:p>
              </table:table-cell>
              <table:table-cell office:value-type="float" office:value="147.706131392866">
                <text:p>147.706131392866</text:p>
              </table:table-cell>
              <table:table-cell office:value-type="float" office:value="60.9160845644249">
                <text:p>60.9160845644249</text:p>
              </table:table-cell>
              <table:table-cell office:value-type="float" office:value="57.2204566322493">
                <text:p>57.2204566322493</text:p>
              </table:table-cell>
              <table:table-cell office:value-type="float" office:value="54.3191020033374">
                <text:p>54.3191020033374</text:p>
              </table:table-cell>
              <table:table-cell office:value-type="float" office:value="79.1213182141949">
                <text:p>79.1213182141949</text:p>
              </table:table-cell>
              <table:table-cell office:value-type="float" office:value="185.901002604003">
                <text:p>185.901002604003</text:p>
              </table:table-cell>
              <table:table-cell office:value-type="float" office:value="61.0103302234169">
                <text:p>61.0103302234169</text:p>
              </table:table-cell>
              <table:table-cell office:value-type="float" office:value="124.177476906426">
                <text:p>124.177476906426</text:p>
              </table:table-cell>
              <table:table-cell office:value-type="float" office:value="113.284717108132">
                <text:p>113.284717108132</text:p>
              </table:table-cell>
              <table:table-cell office:value-type="float" office:value="121.158839313087">
                <text:p>121.158839313087</text:p>
              </table:table-cell>
              <table:table-cell office:value-type="float" office:value="214.155532688628">
                <text:p>214.155532688628</text:p>
              </table:table-cell>
              <table:table-cell office:value-type="float" office:value="138.308945537647">
                <text:p>138.308945537647</text:p>
              </table:table-cell>
              <table:table-cell office:value-type="float" office:value="118.826255288197">
                <text:p>118.826255288197</text:p>
              </table:table-cell>
              <table:table-cell office:value-type="float" office:value="230.836749286213">
                <text:p>230.836749286213</text:p>
              </table:table-cell>
              <table:table-cell office:value-type="float" office:value="187.620754226791">
                <text:p>187.620754226791</text:p>
              </table:table-cell>
              <table:table-cell office:value-type="float" office:value="115.878195265184">
                <text:p>115.878195265184</text:p>
              </table:table-cell>
              <table:table-cell office:value-type="float" office:value="80.3590794433107">
                <text:p>80.3590794433107</text:p>
              </table:table-cell>
              <table:table-cell office:value-type="float" office:value="162.559926456936">
                <text:p>162.559926456936</text:p>
              </table:table-cell>
              <table:table-cell office:value-type="float" office:value="268.274594124873">
                <text:p>268.274594124873</text:p>
              </table:table-cell>
              <table:table-cell office:value-type="float" office:value="315.161329888503">
                <text:p>315.161329888503</text:p>
              </table:table-cell>
              <table:table-cell office:value-type="float" office:value="64.0111500147405">
                <text:p>64.0111500147405</text:p>
              </table:table-cell>
              <table:table-cell office:value-type="float" office:value="259.957225928761">
                <text:p>259.957225928761</text:p>
              </table:table-cell>
              <table:table-cell office:value-type="float" office:value="235.036947049411">
                <text:p>235.036947049411</text:p>
              </table:table-cell>
              <table:table-cell office:value-type="float" office:value="189.82760058954">
                <text:p>189.82760058954</text:p>
              </table:table-cell>
              <table:table-cell office:value-type="float" office:value="270.01656428136">
                <text:p>270.01656428136</text:p>
              </table:table-cell>
            </table:table-row>
            <table:table-row>
              <table:table-cell office:value-type="string">
                <text:p>電力販売量</text:p>
                <draw:g>
                  <svg:desc>Sheet1.A52:Sheet1.A52</svg:desc>
                </draw:g>
              </table:table-cell>
              <table:table-cell office:value-type="float" office:value="171.890187927248">
                <text:p>171.890187927248</text:p>
                <draw:g>
                  <svg:desc>Sheet1.B52:Sheet1.CS52</svg:desc>
                </draw:g>
              </table:table-cell>
              <table:table-cell office:value-type="float" office:value="222.792036028432">
                <text:p>222.792036028432</text:p>
              </table:table-cell>
              <table:table-cell office:value-type="float" office:value="255.43667851825">
                <text:p>255.43667851825</text:p>
              </table:table-cell>
              <table:table-cell office:value-type="float" office:value="209.997162100216">
                <text:p>209.997162100216</text:p>
              </table:table-cell>
              <table:table-cell office:value-type="float" office:value="161.805716806243">
                <text:p>161.805716806243</text:p>
              </table:table-cell>
              <table:table-cell office:value-type="float" office:value="207.224514867128">
                <text:p>207.224514867128</text:p>
              </table:table-cell>
              <table:table-cell office:value-type="float" office:value="223.549372375269">
                <text:p>223.549372375269</text:p>
              </table:table-cell>
              <table:table-cell office:value-type="float" office:value="211.425327784914">
                <text:p>211.425327784914</text:p>
              </table:table-cell>
              <table:table-cell office:value-type="float" office:value="242.819816631625">
                <text:p>242.819816631625</text:p>
              </table:table-cell>
              <table:table-cell office:value-type="float" office:value="169.568008132911">
                <text:p>169.568008132911</text:p>
              </table:table-cell>
              <table:table-cell office:value-type="float" office:value="250.604436548696">
                <text:p>250.604436548696</text:p>
              </table:table-cell>
              <table:table-cell office:value-type="float" office:value="186.848899056374">
                <text:p>186.848899056374</text:p>
              </table:table-cell>
              <table:table-cell office:value-type="float" office:value="67.9756258037304">
                <text:p>67.9756258037304</text:p>
              </table:table-cell>
              <table:table-cell office:value-type="float" office:value="199.682142353874">
                <text:p>199.682142353874</text:p>
              </table:table-cell>
              <table:table-cell office:value-type="float" office:value="246.755683449285">
                <text:p>246.755683449285</text:p>
              </table:table-cell>
              <table:table-cell office:value-type="float" office:value="232.560317294743">
                <text:p>232.560317294743</text:p>
              </table:table-cell>
              <table:table-cell office:value-type="float" office:value="131.720469793243">
                <text:p>131.720469793243</text:p>
              </table:table-cell>
              <table:table-cell office:value-type="float" office:value="343.99603523481">
                <text:p>343.99603523481</text:p>
              </table:table-cell>
              <table:table-cell office:value-type="float" office:value="109.849190214539">
                <text:p>109.849190214539</text:p>
              </table:table-cell>
              <table:table-cell office:value-type="float" office:value="250.062792912991">
                <text:p>250.062792912991</text:p>
              </table:table-cell>
              <table:table-cell office:value-type="float" office:value="229.36653215873">
                <text:p>229.36653215873</text:p>
              </table:table-cell>
              <table:table-cell office:value-type="float" office:value="172.791341382116">
                <text:p>172.791341382116</text:p>
              </table:table-cell>
              <table:table-cell office:value-type="float" office:value="249.187874147721">
                <text:p>249.187874147721</text:p>
              </table:table-cell>
              <table:table-cell office:value-type="float" office:value="244.398183068228">
                <text:p>244.398183068228</text:p>
              </table:table-cell>
              <table:table-cell office:value-type="float" office:value="201.876600442862">
                <text:p>201.876600442862</text:p>
              </table:table-cell>
              <table:table-cell office:value-type="float" office:value="253.155974774842">
                <text:p>253.155974774842</text:p>
              </table:table-cell>
              <table:table-cell office:value-type="float" office:value="219.303249289193">
                <text:p>219.303249289193</text:p>
              </table:table-cell>
              <table:table-cell office:value-type="float" office:value="345.157463549004">
                <text:p>345.157463549004</text:p>
              </table:table-cell>
              <table:table-cell office:value-type="float" office:value="332.67283769373">
                <text:p>332.67283769373</text:p>
              </table:table-cell>
              <table:table-cell office:value-type="float" office:value="345.063192262999">
                <text:p>345.063192262999</text:p>
              </table:table-cell>
              <table:table-cell office:value-type="float" office:value="259.239310448421">
                <text:p>259.239310448421</text:p>
              </table:table-cell>
              <table:table-cell office:value-type="float" office:value="362.390563825512">
                <text:p>362.390563825512</text:p>
              </table:table-cell>
              <table:table-cell office:value-type="float" office:value="294.712483831638">
                <text:p>294.712483831638</text:p>
              </table:table-cell>
              <table:table-cell office:value-type="float" office:value="325.898042664667">
                <text:p>325.898042664667</text:p>
              </table:table-cell>
              <table:table-cell office:value-type="float" office:value="358.485474011822">
                <text:p>358.485474011822</text:p>
              </table:table-cell>
              <table:table-cell office:value-type="float" office:value="341.574415443594">
                <text:p>341.574415443594</text:p>
              </table:table-cell>
              <table:table-cell office:value-type="float" office:value="178.86816731226">
                <text:p>178.86816731226</text:p>
              </table:table-cell>
              <table:table-cell office:value-type="float" office:value="257.239695840844">
                <text:p>257.239695840844</text:p>
              </table:table-cell>
              <table:table-cell office:value-type="float" office:value="215.146891925241">
                <text:p>215.146891925241</text:p>
              </table:table-cell>
              <table:table-cell office:value-type="float" office:value="270.411572509613">
                <text:p>270.411572509613</text:p>
              </table:table-cell>
              <table:table-cell office:value-type="float" office:value="231.045706042684">
                <text:p>231.045706042684</text:p>
              </table:table-cell>
              <table:table-cell office:value-type="float" office:value="305.767091736776">
                <text:p>305.767091736776</text:p>
              </table:table-cell>
              <table:table-cell office:value-type="float" office:value="392.813145428824">
                <text:p>392.813145428824</text:p>
              </table:table-cell>
              <table:table-cell office:value-type="float" office:value="321.152843529324">
                <text:p>321.152843529324</text:p>
              </table:table-cell>
              <table:table-cell office:value-type="float" office:value="218.102677001674">
                <text:p>218.102677001674</text:p>
              </table:table-cell>
              <table:table-cell office:value-type="float" office:value="212.070596613354">
                <text:p>212.070596613354</text:p>
              </table:table-cell>
              <table:table-cell office:value-type="float" office:value="310.527838079632">
                <text:p>310.527838079632</text:p>
              </table:table-cell>
              <table:table-cell office:value-type="float" office:value="340.309869452868">
                <text:p>340.309869452868</text:p>
              </table:table-cell>
              <table:table-cell office:value-type="float" office:value="322.931912570334">
                <text:p>322.931912570334</text:p>
              </table:table-cell>
              <table:table-cell office:value-type="float" office:value="314.009993889523">
                <text:p>314.009993889523</text:p>
              </table:table-cell>
              <table:table-cell office:value-type="float" office:value="218.182724717028">
                <text:p>218.182724717028</text:p>
              </table:table-cell>
              <table:table-cell office:value-type="float" office:value="325.61236832495">
                <text:p>325.61236832495</text:p>
              </table:table-cell>
              <table:table-cell office:value-type="float" office:value="237.857440425265">
                <text:p>237.857440425265</text:p>
              </table:table-cell>
              <table:table-cell office:value-type="float" office:value="274.880200918205">
                <text:p>274.880200918205</text:p>
              </table:table-cell>
              <table:table-cell office:value-type="float" office:value="261.912695307882">
                <text:p>261.912695307882</text:p>
              </table:table-cell>
              <table:table-cell office:value-type="float" office:value="160.136793790993">
                <text:p>160.136793790993</text:p>
              </table:table-cell>
              <table:table-cell office:value-type="float" office:value="269.984789359945">
                <text:p>269.984789359945</text:p>
              </table:table-cell>
              <table:table-cell office:value-type="float" office:value="268.750059415331">
                <text:p>268.750059415331</text:p>
              </table:table-cell>
              <table:table-cell office:value-type="float" office:value="271.973479955029">
                <text:p>271.973479955029</text:p>
              </table:table-cell>
              <table:table-cell office:value-type="float" office:value="329.404660578549">
                <text:p>329.404660578549</text:p>
              </table:table-cell>
              <table:table-cell office:value-type="float" office:value="361.97558893913">
                <text:p>361.97558893913</text:p>
              </table:table-cell>
              <table:table-cell office:value-type="float" office:value="273.954005425688">
                <text:p>273.954005425688</text:p>
              </table:table-cell>
              <table:table-cell office:value-type="float" office:value="307.269388578702">
                <text:p>307.269388578702</text:p>
              </table:table-cell>
              <table:table-cell office:value-type="float" office:value="176.761457678829">
                <text:p>176.761457678829</text:p>
              </table:table-cell>
              <table:table-cell office:value-type="float" office:value="279.624622556189">
                <text:p>279.624622556189</text:p>
              </table:table-cell>
              <table:table-cell office:value-type="float" office:value="363.81174342268">
                <text:p>363.81174342268</text:p>
              </table:table-cell>
              <table:table-cell office:value-type="float" office:value="213.327987115664">
                <text:p>213.327987115664</text:p>
              </table:table-cell>
              <table:table-cell office:value-type="float" office:value="209.541482698285">
                <text:p>209.541482698285</text:p>
              </table:table-cell>
              <table:table-cell office:value-type="float" office:value="333.80784235473">
                <text:p>333.80784235473</text:p>
              </table:table-cell>
              <table:table-cell office:value-type="float" office:value="328.125227683751">
                <text:p>328.125227683751</text:p>
              </table:table-cell>
              <table:table-cell office:value-type="float" office:value="248.706781563192">
                <text:p>248.706781563192</text:p>
              </table:table-cell>
              <table:table-cell office:value-type="float" office:value="339.187092321832">
                <text:p>339.187092321832</text:p>
              </table:table-cell>
              <table:table-cell office:value-type="float" office:value="340.610840783189">
                <text:p>340.610840783189</text:p>
              </table:table-cell>
              <table:table-cell office:value-type="float" office:value="409.502555016403">
                <text:p>409.502555016403</text:p>
              </table:table-cell>
              <table:table-cell office:value-type="float" office:value="315.13191860412">
                <text:p>315.13191860412</text:p>
              </table:table-cell>
              <table:table-cell office:value-type="float" office:value="368.23919513196">
                <text:p>368.23919513196</text:p>
              </table:table-cell>
              <table:table-cell office:value-type="float" office:value="226.171507070285">
                <text:p>226.171507070285</text:p>
              </table:table-cell>
              <table:table-cell office:value-type="float" office:value="316.076361488307">
                <text:p>316.076361488307</text:p>
              </table:table-cell>
              <table:table-cell office:value-type="float" office:value="358.023877444493">
                <text:p>358.023877444493</text:p>
              </table:table-cell>
              <table:table-cell office:value-type="float" office:value="278.278138549071">
                <text:p>278.278138549071</text:p>
              </table:table-cell>
              <table:table-cell office:value-type="float" office:value="214.447367283791">
                <text:p>214.447367283791</text:p>
              </table:table-cell>
              <table:table-cell office:value-type="float" office:value="302.402678072112">
                <text:p>302.402678072112</text:p>
              </table:table-cell>
              <table:table-cell office:value-type="float" office:value="230.917474980161">
                <text:p>230.917474980161</text:p>
              </table:table-cell>
              <table:table-cell office:value-type="float" office:value="285.54706844679">
                <text:p>285.54706844679</text:p>
              </table:table-cell>
              <table:table-cell office:value-type="float" office:value="189.28843895428">
                <text:p>189.28843895428</text:p>
              </table:table-cell>
              <table:table-cell office:value-type="float" office:value="273.090882921906">
                <text:p>273.090882921906</text:p>
              </table:table-cell>
              <table:table-cell office:value-type="float" office:value="338.016190690862">
                <text:p>338.016190690862</text:p>
              </table:table-cell>
              <table:table-cell office:value-type="float" office:value="370.856360334426">
                <text:p>370.856360334426</text:p>
              </table:table-cell>
              <table:table-cell office:value-type="float" office:value="193.016035743605">
                <text:p>193.016035743605</text:p>
              </table:table-cell>
              <table:table-cell office:value-type="float" office:value="307.688732432048">
                <text:p>307.688732432048</text:p>
              </table:table-cell>
              <table:table-cell office:value-type="float" office:value="263.909900356521">
                <text:p>263.909900356521</text:p>
              </table:table-cell>
              <table:table-cell office:value-type="float" office:value="269.454514637053">
                <text:p>269.454514637053</text:p>
              </table:table-cell>
              <table:table-cell office:value-type="float" office:value="187.694612210324">
                <text:p>187.694612210324</text:p>
              </table:table-cell>
              <table:table-cell office:value-type="float" office:value="287.872401574651">
                <text:p>287.872401574651</text:p>
              </table:table-cell>
              <table:table-cell office:value-type="float" office:value="167.85652457979">
                <text:p>167.85652457979</text:p>
              </table:table-cell>
              <table:table-cell office:value-type="float" office:value="274.091519372273">
                <text:p>274.091519372273</text:p>
              </table:table-cell>
            </table:table-row>
            <table:table-row>
              <table:table-cell office:value-type="string">
                <text:p>電力の価格</text:p>
                <draw:g>
                  <svg:desc>Sheet1.A53:Sheet1.A53</svg:desc>
                </draw:g>
              </table:table-cell>
              <table:table-cell office:value-type="float" office:value="20">
                <text:p>20</text:p>
                <draw:g>
                  <svg:desc>Sheet1.B53:Sheet1.CS5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.1268603497765">
                <text:p>20.1268603497765</text:p>
              </table:table-cell>
              <table:table-cell office:value-type="float" office:value="20.1532041966304">
                <text:p>20.1532041966304</text:p>
              </table:table-cell>
              <table:table-cell office:value-type="float" office:value="20.2069139357825">
                <text:p>20.2069139357825</text:p>
              </table:table-cell>
              <table:table-cell office:value-type="float" office:value="20.2620310367982">
                <text:p>20.2620310367982</text:p>
              </table:table-cell>
              <table:table-cell office:value-type="float" office:value="20.9796892642647">
                <text:p>20.9796892642647</text:p>
              </table:table-cell>
              <table:table-cell office:value-type="float" office:value="20.3767145417117">
                <text:p>20.3767145417117</text:p>
              </table:table-cell>
              <table:table-cell office:value-type="float" office:value="20.4822475307354">
                <text:p>20.4822475307354</text:p>
              </table:table-cell>
              <table:table-cell office:value-type="float" office:value="20.8497717440215">
                <text:p>20.8497717440215</text:p>
              </table:table-cell>
              <table:table-cell office:value-type="float" office:value="21.1167589384796">
                <text:p>21.1167589384796</text:p>
              </table:table-cell>
              <table:table-cell office:value-type="float" office:value="20.9988193017802">
                <text:p>20.9988193017802</text:p>
              </table:table-cell>
              <table:table-cell office:value-type="float" office:value="21.2829499694638">
                <text:p>21.2829499694638</text:p>
              </table:table-cell>
              <table:table-cell office:value-type="float" office:value="21.0375237320629">
                <text:p>21.0375237320629</text:p>
              </table:table-cell>
              <table:table-cell office:value-type="float" office:value="20.544869012414">
                <text:p>20.544869012414</text:p>
              </table:table-cell>
              <table:table-cell office:value-type="float" office:value="20.5133410676675">
                <text:p>20.5133410676675</text:p>
              </table:table-cell>
              <table:table-cell office:value-type="float" office:value="20.6421522788624">
                <text:p>20.6421522788624</text:p>
              </table:table-cell>
              <table:table-cell office:value-type="float" office:value="21.6499690922146">
                <text:p>21.6499690922146</text:p>
              </table:table-cell>
              <table:table-cell office:value-type="float" office:value="21.6013269013587">
                <text:p>21.6013269013587</text:p>
              </table:table-cell>
              <table:table-cell office:value-type="float" office:value="21.5773185405618">
                <text:p>21.5773185405618</text:p>
              </table:table-cell>
              <table:table-cell office:value-type="float" office:value="21.6746083775657">
                <text:p>21.6746083775657</text:p>
              </table:table-cell>
              <table:table-cell office:value-type="float" office:value="21.4602990975778">
                <text:p>21.4602990975778</text:p>
              </table:table-cell>
              <table:table-cell office:value-type="float" office:value="21.2403982682095">
                <text:p>21.2403982682095</text:p>
              </table:table-cell>
              <table:table-cell office:value-type="float" office:value="21.157318668917">
                <text:p>21.157318668917</text:p>
              </table:table-cell>
              <table:table-cell office:value-type="float" office:value="21.1985265582093">
                <text:p>21.1985265582093</text:p>
              </table:table-cell>
              <table:table-cell office:value-type="float" office:value="21.1369587433855">
                <text:p>21.1369587433855</text:p>
              </table:table-cell>
              <table:table-cell office:value-type="float" office:value="21.0967173726949">
                <text:p>21.0967173726949</text:p>
              </table:table-cell>
              <table:table-cell office:value-type="float" office:value="21.3480891864747">
                <text:p>21.3480891864747</text:p>
              </table:table-cell>
              <table:table-cell office:value-type="float" office:value="21.2615880888376">
                <text:p>21.2615880888376</text:p>
              </table:table-cell>
              <table:table-cell office:value-type="float" office:value="21.018096886505">
                <text:p>21.018096886505</text:p>
              </table:table-cell>
              <table:table-cell office:value-type="float" office:value="21.0571015787173">
                <text:p>21.0571015787173</text:p>
              </table:table-cell>
              <table:table-cell office:value-type="float" office:value="21.3044860143058">
                <text:p>21.3044860143058</text:p>
              </table:table-cell>
              <table:table-cell office:value-type="float" office:value="21.2193784371234">
                <text:p>21.2193784371234</text:p>
              </table:table-cell>
              <table:table-cell office:value-type="float" office:value="21.437481999712">
                <text:p>21.437481999712</text:p>
              </table:table-cell>
              <table:table-cell office:value-type="float" office:value="21.5535151102664">
                <text:p>21.5535151102664</text:p>
              </table:table-cell>
              <table:table-cell office:value-type="float" office:value="21.6255428505558">
                <text:p>21.6255428505558</text:p>
              </table:table-cell>
              <table:table-cell office:value-type="float" office:value="21.3701606973458">
                <text:p>21.3701606973458</text:p>
              </table:table-cell>
              <table:table-cell office:value-type="float" office:value="21.0768321938903">
                <text:p>21.0768321938903</text:p>
              </table:table-cell>
              <table:table-cell office:value-type="float" office:value="21.5299139977554">
                <text:p>21.5299139977554</text:p>
              </table:table-cell>
              <table:table-cell office:value-type="float" office:value="21.4833084954157">
                <text:p>21.4833084954157</text:p>
              </table:table-cell>
              <table:table-cell office:value-type="float" office:value="21.1778406265257">
                <text:p>21.1778406265257</text:p>
              </table:table-cell>
              <table:table-cell office:value-type="float" office:value="22.2168357316359">
                <text:p>22.2168357316359</text:p>
              </table:table-cell>
              <table:table-cell office:value-type="float" office:value="33.7503275831427">
                <text:p>33.7503275831427</text:p>
              </table:table-cell>
              <table:table-cell office:value-type="float" office:value="21.6746083775657">
                <text:p>21.6746083775657</text:p>
              </table:table-cell>
              <table:table-cell office:value-type="float" office:value="21.4833084954157">
                <text:p>21.4833084954157</text:p>
              </table:table-cell>
              <table:table-cell office:value-type="float" office:value="23.1769259091431">
                <text:p>23.1769259091431</text:p>
              </table:table-cell>
              <table:table-cell office:value-type="float" office:value="27.484069142689">
                <text:p>27.484069142689</text:p>
              </table:table-cell>
              <table:table-cell office:value-type="float" office:value="25.4767645764805">
                <text:p>25.4767645764805</text:p>
              </table:table-cell>
              <table:table-cell office:value-type="float" office:value="21.5773185405618">
                <text:p>21.5773185405618</text:p>
              </table:table-cell>
              <table:table-cell office:value-type="float" office:value="25.7611229400153">
                <text:p>25.7611229400153</text:p>
              </table:table-cell>
              <table:table-cell office:value-type="float" office:value="28.3564921787946">
                <text:p>28.3564921787946</text:p>
              </table:table-cell>
              <table:table-cell office:value-type="float" office:value="22.4638942082992">
                <text:p>22.4638942082992</text:p>
              </table:table-cell>
              <table:table-cell office:value-type="float" office:value="27.0924800499634">
                <text:p>27.0924800499634</text:p>
              </table:table-cell>
              <table:table-cell office:value-type="float" office:value="30.5702392804328">
                <text:p>30.5702392804328</text:p>
              </table:table-cell>
              <table:table-cell office:value-type="float" office:value="27.9043179083622">
                <text:p>27.9043179083622</text:p>
              </table:table-cell>
              <table:table-cell office:value-type="float" office:value="21.3924151409903">
                <text:p>21.3924151409903</text:p>
              </table:table-cell>
              <table:table-cell office:value-type="float" office:value="23.8715763189629">
                <text:p>23.8715763189629</text:p>
              </table:table-cell>
              <table:table-cell office:value-type="float" office:value="26.0630740158475">
                <text:p>26.0630740158475</text:p>
              </table:table-cell>
              <table:table-cell office:value-type="float" office:value="21.8797387908373">
                <text:p>21.8797387908373</text:p>
              </table:table-cell>
              <table:table-cell office:value-type="float" office:value="22.3379582516169">
                <text:p>22.3379582516169</text:p>
              </table:table-cell>
              <table:table-cell office:value-type="float" office:value="29.9456265290448">
                <text:p>29.9456265290448</text:p>
              </table:table-cell>
              <table:table-cell office:value-type="float" office:value="22.5949363492263">
                <text:p>22.5949363492263</text:p>
              </table:table-cell>
              <table:table-cell office:value-type="float" office:value="22.731401652582">
                <text:p>22.731401652582</text:p>
              </table:table-cell>
              <table:table-cell office:value-type="float" office:value="25.2085049296659">
                <text:p>25.2085049296659</text:p>
              </table:table-cell>
              <table:table-cell office:value-type="float" office:value="28.8443735757362">
                <text:p>28.8443735757362</text:p>
              </table:table-cell>
              <table:table-cell office:value-type="float" office:value="24.271892087973">
                <text:p>24.271892087973</text:p>
              </table:table-cell>
              <table:table-cell office:value-type="float" office:value="31.2534273168115">
                <text:p>31.2534273168115</text:p>
              </table:table-cell>
              <table:table-cell office:value-type="float" office:value="22.8736338871161">
                <text:p>22.8736338871161</text:p>
              </table:table-cell>
              <table:table-cell office:value-type="float" office:value="32.0038356557367">
                <text:p>32.0038356557367</text:p>
              </table:table-cell>
              <table:table-cell office:value-type="float" office:value="32.8318985403791">
                <text:p>32.8318985403791</text:p>
              </table:table-cell>
              <table:table-cell office:value-type="float" office:value="26.7267155497786">
                <text:p>26.7267155497786</text:p>
              </table:table-cell>
              <table:table-cell office:value-type="float" office:value="23.5082183160859">
                <text:p>23.5082183160859</text:p>
              </table:table-cell>
              <table:table-cell office:value-type="float" office:value="21.7753526900464">
                <text:p>21.7753526900464</text:p>
              </table:table-cell>
              <table:table-cell office:value-type="float" office:value="21.9879677843226">
                <text:p>21.9879677843226</text:p>
              </table:table-cell>
              <table:table-cell office:value-type="float" office:value="24.0667708117457">
                <text:p>24.0667708117457</text:p>
              </table:table-cell>
              <table:table-cell office:value-type="float" office:value="24.4877171580469">
                <text:p>24.4877171580469</text:p>
              </table:table-cell>
              <table:table-cell office:value-type="float" office:value="24.715106297975">
                <text:p>24.71510629797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買取価格</text:p>
                <draw:g>
                  <svg:desc>Sheet1.A54:Sheet1.A54</svg:desc>
                </draw:g>
              </table:table-cell>
              <table:table-cell office:value-type="float" office:value="20">
                <text:p>20</text:p>
                <draw:g>
                  <svg:desc>Sheet1.B54:Sheet1.CS5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9.56916266666551">
                <text:p>9.56916266666551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10.634268625">
                <text:p>10.63426862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.24">
                <text:p>15.2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2.514cm" svg:height="12.354cm" xlink:href=".." xlink:type="simple" chart:class="chart:line" chart:style-name="ch1">
        <chart:legend chart:legend-position="end" svg:x="39.45cm" svg:y="5.185cm" style:legend-expansion="high" chart:style-name="ch2"/>
        <chart:plot-area chart:style-name="ch3" table:cell-range-address="Sheet1.A1:Sheet1.CS4" chart:data-source-has-labels="column" svg:x="1.3cm" svg:y="1.123cm" svg:width="36.45cm" svg:height="10.564cm">
          <chartooo:coordinate-region svg:x="2.186cm" svg:y="1.309cm" svg:width="34.889cm" svg:height="9.3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B1:Sheet1.CS1" chart:label-cell-address="Sheet1.A1:Sheet1.A1" chart:class="chart:line">
            <chart:data-point chart:repeated="96"/>
          </chart:series>
          <chart:series chart:attached-axis="primary-y" chart:style-name="ch8" chart:values-cell-range-address="Sheet1.B2:Sheet1.CS2" chart:label-cell-address="Sheet1.A2:Sheet1.A2" chart:class="chart:line">
            <chart:data-point chart:repeated="96"/>
          </chart:series>
          <chart:series chart:attached-axis="secondary-y" chart:style-name="ch9" chart:values-cell-range-address="Sheet1.B3:Sheet1.CS3" chart:label-cell-address="Sheet1.A3:Sheet1.A3" chart:class="chart:line">
            <chart:data-point chart:repeated="96"/>
          </chart:series>
          <chart:series chart:attached-axis="secondary-y" chart:style-name="ch10" chart:values-cell-range-address="Sheet1.B4:Sheet1.CS4" chart:label-cell-address="Sheet1.A4:Sheet1.A4" chart:class="chart:line">
            <chart:data-point chart:repeated="9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</table:table-row>
          </table:table-header-rows>
          <table:table-rows>
            <table:table-row>
              <table:table-cell office:value-type="string">
                <text:p>電力購入量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1:Sheet1.CS1</svg:desc>
                </draw:g>
              </table:table-cell>
              <table:table-cell office:value-type="float" office:value="146.872085579241">
                <text:p>146.872085579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3.153059074949">
                <text:p>173.153059074949</text:p>
              </table:table-cell>
              <table:table-cell office:value-type="float" office:value="500">
                <text:p>500</text:p>
              </table:table-cell>
              <table:table-cell office:value-type="float" office:value="261.373603750015">
                <text:p>261.373603750015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312.793113090443">
                <text:p>312.793113090443</text:p>
              </table:table-cell>
              <table:table-cell office:value-type="float" office:value="123.053755748976">
                <text:p>123.053755748976</text:p>
              </table:table-cell>
              <table:table-cell office:value-type="float" office:value="0">
                <text:p>0</text:p>
              </table:table-cell>
              <table:table-cell office:value-type="float" office:value="218.917639112279">
                <text:p>218.917639112279</text:p>
              </table:table-cell>
              <table:table-cell office:value-type="float" office:value="45.8497330714211">
                <text:p>45.8497330714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7.99060393828">
                <text:p>497.99060393828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39.37246988121">
                <text:p>239.37246988121</text:p>
              </table:table-cell>
              <table:table-cell office:value-type="float" office:value="273.35416865866">
                <text:p>273.35416865866</text:p>
              </table:table-cell>
              <table:table-cell office:value-type="float" office:value="379.466588444299">
                <text:p>379.466588444299</text:p>
              </table:table-cell>
              <table:table-cell office:value-type="float" office:value="500">
                <text:p>500</text:p>
              </table:table-cell>
              <table:table-cell office:value-type="float" office:value="162.473701704152">
                <text:p>162.473701704152</text:p>
              </table:table-cell>
              <table:table-cell office:value-type="float" office:value="0">
                <text:p>0</text:p>
              </table:table-cell>
              <table:table-cell office:value-type="float" office:value="152.479184581648">
                <text:p>152.479184581648</text:p>
              </table:table-cell>
              <table:table-cell office:value-type="float" office:value="133.182787895904">
                <text:p>133.182787895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492.946211703602">
                <text:p>492.946211703602</text:p>
              </table:table-cell>
              <table:table-cell office:value-type="float" office:value="238.68789560324">
                <text:p>238.68789560324</text:p>
              </table:table-cell>
              <table:table-cell office:value-type="float" office:value="128.792732810008">
                <text:p>128.792732810008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04.227858032763">
                <text:p>104.227858032763</text:p>
              </table:table-cell>
              <table:table-cell office:value-type="float" office:value="24.8222049281422">
                <text:p>24.8222049281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5.978812122335">
                <text:p>115.978812122335</text:p>
              </table:table-cell>
              <table:table-cell office:value-type="float" office:value="192.4799440268">
                <text:p>192.4799440268</text:p>
              </table:table-cell>
              <table:table-cell office:value-type="float" office:value="167.529565157588">
                <text:p>167.529565157588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7.4271434228235">
                <text:p>17.4271434228235</text:p>
              </table:table-cell>
              <table:table-cell office:value-type="float" office:value="24.132380982079">
                <text:p>24.132380982079</text:p>
              </table:table-cell>
              <table:table-cell office:value-type="float" office:value="0">
                <text:p>0</text:p>
              </table:table-cell>
              <table:table-cell office:value-type="float" office:value="137.549958296802">
                <text:p>137.549958296802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24.4237076624743">
                <text:p>24.4237076624743</text:p>
              </table:table-cell>
              <table:table-cell office:value-type="float" office:value="500">
                <text:p>500</text:p>
              </table:table-cell>
              <table:table-cell office:value-type="float" office:value="201.972700414296">
                <text:p>201.972700414296</text:p>
              </table:table-cell>
              <table:table-cell office:value-type="float" office:value="142.961876490878">
                <text:p>142.961876490878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6.5097514444156">
                <text:p>6.5097514444156</text:p>
              </table:table-cell>
              <table:table-cell office:value-type="float" office:value="29.6055613034506">
                <text:p>29.6055613034506</text:p>
              </table:table-cell>
              <table:table-cell office:value-type="float" office:value="127.499196767349">
                <text:p>127.499196767349</text:p>
              </table:table-cell>
              <table:table-cell office:value-type="float" office:value="108.199872784448">
                <text:p>108.199872784448</text:p>
              </table:table-cell>
              <table:table-cell office:value-type="float" office:value="98.4071576326752">
                <text:p>98.4071576326752</text:p>
              </table:table-cell>
              <table:table-cell office:value-type="float" office:value="13.8469303514326">
                <text:p>13.8469303514326</text:p>
              </table:table-cell>
              <table:table-cell office:value-type="float" office:value="0">
                <text:p>0</text:p>
              </table:table-cell>
              <table:table-cell office:value-type="float" office:value="79.6717087237036">
                <text:p>79.6717087237036</text:p>
              </table:table-cell>
              <table:table-cell office:value-type="float" office:value="23.5901879994079">
                <text:p>23.5901879994079</text:p>
              </table:table-cell>
              <table:table-cell office:value-type="float" office:value="82.623814644791">
                <text:p>82.623814644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7.161741938975">
                <text:p>227.161741938975</text:p>
              </table:table-cell>
              <table:table-cell office:value-type="float" office:value="199.411503999767">
                <text:p>199.4115039997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45.2359354833884">
                <text:p>45.2359354833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0.870314670887">
                <text:p>480.870314670887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134.602285674521">
                <text:p>134.602285674521</text:p>
              </table:table-cell>
              <table:table-cell office:value-type="float" office:value="0">
                <text:p>0</text:p>
              </table:table-cell>
              <table:table-cell office:value-type="float" office:value="415.774185082716">
                <text:p>415.774185082716</text:p>
              </table:table-cell>
            </table:table-row>
            <table:table-row>
              <table:table-cell office:value-type="string">
                <text:p>電力販売量</text:p>
                <draw:g>
                  <svg:desc>Sheet1.A2:Sheet1.A2</svg:desc>
                </draw:g>
              </table:table-cell>
              <table:table-cell office:value-type="float" office:value="24.5355766049677">
                <text:p>24.5355766049677</text:p>
                <draw:g>
                  <svg:desc>Sheet1.B2:Sheet1.CS2</svg:desc>
                </draw:g>
              </table:table-cell>
              <table:table-cell office:value-type="float" office:value="172.094428910495">
                <text:p>172.094428910495</text:p>
              </table:table-cell>
              <table:table-cell office:value-type="float" office:value="0">
                <text:p>0</text:p>
              </table:table-cell>
              <table:table-cell office:value-type="float" office:value="303.623447545014">
                <text:p>303.623447545014</text:p>
              </table:table-cell>
              <table:table-cell office:value-type="float" office:value="0">
                <text:p>0</text:p>
              </table:table-cell>
              <table:table-cell office:value-type="float" office:value="298.318283581424">
                <text:p>298.318283581424</text:p>
              </table:table-cell>
              <table:table-cell office:value-type="float" office:value="186.579090850835">
                <text:p>186.579090850835</text:p>
              </table:table-cell>
              <table:table-cell office:value-type="float" office:value="92.2502264230021">
                <text:p>92.2502264230021</text:p>
              </table:table-cell>
              <table:table-cell office:value-type="float" office:value="500">
                <text:p>500</text:p>
              </table:table-cell>
              <table:table-cell office:value-type="float" office:value="158.548779394952">
                <text:p>158.548779394952</text:p>
              </table:table-cell>
              <table:table-cell office:value-type="float" office:value="0">
                <text:p>0</text:p>
              </table:table-cell>
              <table:table-cell office:value-type="float" office:value="239.18784989146">
                <text:p>239.18784989146</text:p>
              </table:table-cell>
              <table:table-cell office:value-type="float" office:value="243.918926140729">
                <text:p>243.918926140729</text:p>
              </table:table-cell>
              <table:table-cell office:value-type="float" office:value="149.110652340237">
                <text:p>149.110652340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0">
                <text:p>400</text:p>
              </table:table-cell>
              <table:table-cell office:value-type="float" office:value="166.067418792493">
                <text:p>166.067418792493</text:p>
              </table:table-cell>
              <table:table-cell office:value-type="float" office:value="57.0792729648152">
                <text:p>57.0792729648152</text:p>
              </table:table-cell>
              <table:table-cell office:value-type="float" office:value="190.938197266666">
                <text:p>190.938197266666</text:p>
              </table:table-cell>
              <table:table-cell office:value-type="float" office:value="279.890108028372">
                <text:p>279.890108028372</text:p>
              </table:table-cell>
              <table:table-cell office:value-type="float" office:value="464.35984984626">
                <text:p>464.35984984626</text:p>
              </table:table-cell>
              <table:table-cell office:value-type="float" office:value="500">
                <text:p>500</text:p>
              </table:table-cell>
              <table:table-cell office:value-type="float" office:value="89.0103212775547">
                <text:p>89.0103212775547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.135182053171">
                <text:p>249.135182053171</text:p>
              </table:table-cell>
              <table:table-cell office:value-type="float" office:value="494.743518100304">
                <text:p>494.743518100304</text:p>
              </table:table-cell>
              <table:table-cell office:value-type="float" office:value="224.558366034642">
                <text:p>224.558366034642</text:p>
              </table:table-cell>
              <table:table-cell office:value-type="float" office:value="465.066738437609">
                <text:p>465.066738437609</text:p>
              </table:table-cell>
              <table:table-cell office:value-type="float" office:value="176.786436682544">
                <text:p>176.786436682544</text:p>
              </table:table-cell>
              <table:table-cell office:value-type="float" office:value="383.942121160139">
                <text:p>383.942121160139</text:p>
              </table:table-cell>
              <table:table-cell office:value-type="float" office:value="119.38321404513">
                <text:p>119.38321404513</text:p>
              </table:table-cell>
              <table:table-cell office:value-type="float" office:value="354.490781229418">
                <text:p>354.490781229418</text:p>
              </table:table-cell>
              <table:table-cell office:value-type="float" office:value="40.4359571387528">
                <text:p>40.4359571387528</text:p>
              </table:table-cell>
              <table:table-cell office:value-type="float" office:value="428.232013744246">
                <text:p>428.232013744246</text:p>
              </table:table-cell>
              <table:table-cell office:value-type="float" office:value="161.883690161487">
                <text:p>161.883690161487</text:p>
              </table:table-cell>
              <table:table-cell office:value-type="float" office:value="150.091921059238">
                <text:p>150.091921059238</text:p>
              </table:table-cell>
              <table:table-cell office:value-type="float" office:value="500">
                <text:p>500</text:p>
              </table:table-cell>
              <table:table-cell office:value-type="float" office:value="70.8741239028441">
                <text:p>70.8741239028441</text:p>
              </table:table-cell>
              <table:table-cell office:value-type="float" office:value="436.350820844083">
                <text:p>436.350820844083</text:p>
              </table:table-cell>
              <table:table-cell office:value-type="float" office:value="500">
                <text:p>500</text:p>
              </table:table-cell>
              <table:table-cell office:value-type="float" office:value="36.1857040604743">
                <text:p>36.1857040604743</text:p>
              </table:table-cell>
              <table:table-cell office:value-type="float" office:value="128.718326098423">
                <text:p>128.718326098423</text:p>
              </table:table-cell>
              <table:table-cell office:value-type="float" office:value="458.175832755276">
                <text:p>458.175832755276</text:p>
              </table:table-cell>
              <table:table-cell office:value-type="float" office:value="121.260628110661">
                <text:p>121.260628110661</text:p>
              </table:table-cell>
              <table:table-cell office:value-type="float" office:value="328.822879638891">
                <text:p>328.822879638891</text:p>
              </table:table-cell>
              <table:table-cell office:value-type="float" office:value="479.697126756195">
                <text:p>479.697126756195</text:p>
              </table:table-cell>
              <table:table-cell office:value-type="float" office:value="269.374835207239">
                <text:p>269.374835207239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301.588808537579">
                <text:p>301.588808537579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03.314806548566">
                <text:p>103.314806548566</text:p>
              </table:table-cell>
              <table:table-cell office:value-type="float" office:value="209.916460483942">
                <text:p>209.916460483942</text:p>
              </table:table-cell>
              <table:table-cell office:value-type="float" office:value="500">
                <text:p>500</text:p>
              </table:table-cell>
              <table:table-cell office:value-type="float" office:value="276.074140105116">
                <text:p>276.074140105116</text:p>
              </table:table-cell>
              <table:table-cell office:value-type="float" office:value="128.526735723736">
                <text:p>128.526735723736</text:p>
              </table:table-cell>
              <table:table-cell office:value-type="float" office:value="500">
                <text:p>500</text:p>
              </table:table-cell>
              <table:table-cell office:value-type="float" office:value="217.433620140875">
                <text:p>217.433620140875</text:p>
              </table:table-cell>
              <table:table-cell office:value-type="float" office:value="500">
                <text:p>500</text:p>
              </table:table-cell>
              <table:table-cell office:value-type="float" office:value="407.129409295001">
                <text:p>407.129409295001</text:p>
              </table:table-cell>
              <table:table-cell office:value-type="float" office:value="328.987133403972">
                <text:p>328.987133403972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416.128493172286">
                <text:p>416.128493172286</text:p>
              </table:table-cell>
              <table:table-cell office:value-type="float" office:value="0">
                <text:p>0</text:p>
              </table:table-cell>
              <table:table-cell office:value-type="float" office:value="235.851903550119">
                <text:p>235.851903550119</text:p>
              </table:table-cell>
              <table:table-cell office:value-type="float" office:value="281.286617391406">
                <text:p>281.286617391406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24.2047830556148">
                <text:p>24.2047830556148</text:p>
              </table:table-cell>
              <table:table-cell office:value-type="float" office:value="44.0507189785073">
                <text:p>44.0507189785073</text:p>
              </table:table-cell>
              <table:table-cell office:value-type="float" office:value="174.444725754182">
                <text:p>174.444725754182</text:p>
              </table:table-cell>
              <table:table-cell office:value-type="float" office:value="179.103337901727">
                <text:p>179.103337901727</text:p>
              </table:table-cell>
              <table:table-cell office:value-type="float" office:value="92.8512762490984">
                <text:p>92.8512762490984</text:p>
              </table:table-cell>
              <table:table-cell office:value-type="float" office:value="459.366992205982">
                <text:p>459.366992205982</text:p>
              </table:table-cell>
              <table:table-cell office:value-type="float" office:value="500">
                <text:p>500</text:p>
              </table:table-cell>
              <table:table-cell office:value-type="float" office:value="4.27186442032335">
                <text:p>4.27186442032335</text:p>
              </table:table-cell>
              <table:table-cell office:value-type="float" office:value="500">
                <text:p>500</text:p>
              </table:table-cell>
              <table:table-cell office:value-type="float" office:value="485.874707384487">
                <text:p>485.874707384487</text:p>
              </table:table-cell>
              <table:table-cell office:value-type="float" office:value="500">
                <text:p>500</text:p>
              </table:table-cell>
              <table:table-cell office:value-type="float" office:value="296.979000039192">
                <text:p>296.979000039192</text:p>
              </table:table-cell>
              <table:table-cell office:value-type="float" office:value="386.683124403489">
                <text:p>386.683124403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2.179818882639">
                <text:p>302.179818882639</text:p>
              </table:table-cell>
              <table:table-cell office:value-type="float" office:value="167.233295961289">
                <text:p>167.233295961289</text:p>
              </table:table-cell>
              <table:table-cell office:value-type="float" office:value="222.686208857121">
                <text:p>222.686208857121</text:p>
              </table:table-cell>
              <table:table-cell office:value-type="float" office:value="66.2713052238008">
                <text:p>66.2713052238008</text:p>
              </table:table-cell>
              <table:table-cell office:value-type="float" office:value="365.833862337825">
                <text:p>365.833862337825</text:p>
              </table:table-cell>
            </table:table-row>
            <table:table-row>
              <table:table-cell office:value-type="string">
                <text:p>電力の価格</text:p>
                <draw:g>
                  <svg:desc>Sheet1.A3:Sheet1.A3</svg:desc>
                </draw:g>
              </table:table-cell>
              <table:table-cell office:value-type="float" office:value="20">
                <text:p>20</text:p>
                <draw:g>
                  <svg:desc>Sheet1.B3:Sheet1.CS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.1268603497765">
                <text:p>20.1268603497765</text:p>
              </table:table-cell>
              <table:table-cell office:value-type="float" office:value="20.1532041966304">
                <text:p>20.1532041966304</text:p>
              </table:table-cell>
              <table:table-cell office:value-type="float" office:value="20.2069139357825">
                <text:p>20.2069139357825</text:p>
              </table:table-cell>
              <table:table-cell office:value-type="float" office:value="20.2620310367982">
                <text:p>20.2620310367982</text:p>
              </table:table-cell>
              <table:table-cell office:value-type="float" office:value="20.9796892642647">
                <text:p>20.9796892642647</text:p>
              </table:table-cell>
              <table:table-cell office:value-type="float" office:value="20.3767145417117">
                <text:p>20.3767145417117</text:p>
              </table:table-cell>
              <table:table-cell office:value-type="float" office:value="20.4822475307354">
                <text:p>20.4822475307354</text:p>
              </table:table-cell>
              <table:table-cell office:value-type="float" office:value="20.8497717440215">
                <text:p>20.8497717440215</text:p>
              </table:table-cell>
              <table:table-cell office:value-type="float" office:value="21.1167589384796">
                <text:p>21.1167589384796</text:p>
              </table:table-cell>
              <table:table-cell office:value-type="float" office:value="20.9988193017802">
                <text:p>20.9988193017802</text:p>
              </table:table-cell>
              <table:table-cell office:value-type="float" office:value="21.2829499694638">
                <text:p>21.2829499694638</text:p>
              </table:table-cell>
              <table:table-cell office:value-type="float" office:value="21.0375237320629">
                <text:p>21.0375237320629</text:p>
              </table:table-cell>
              <table:table-cell office:value-type="float" office:value="20.544869012414">
                <text:p>20.544869012414</text:p>
              </table:table-cell>
              <table:table-cell office:value-type="float" office:value="20.5133410676675">
                <text:p>20.5133410676675</text:p>
              </table:table-cell>
              <table:table-cell office:value-type="float" office:value="20.6421522788624">
                <text:p>20.6421522788624</text:p>
              </table:table-cell>
              <table:table-cell office:value-type="float" office:value="21.6499690922146">
                <text:p>21.6499690922146</text:p>
              </table:table-cell>
              <table:table-cell office:value-type="float" office:value="21.6013269013587">
                <text:p>21.6013269013587</text:p>
              </table:table-cell>
              <table:table-cell office:value-type="float" office:value="21.5773185405618">
                <text:p>21.5773185405618</text:p>
              </table:table-cell>
              <table:table-cell office:value-type="float" office:value="21.6746083775657">
                <text:p>21.6746083775657</text:p>
              </table:table-cell>
              <table:table-cell office:value-type="float" office:value="21.4602990975778">
                <text:p>21.4602990975778</text:p>
              </table:table-cell>
              <table:table-cell office:value-type="float" office:value="21.2403982682095">
                <text:p>21.2403982682095</text:p>
              </table:table-cell>
              <table:table-cell office:value-type="float" office:value="21.157318668917">
                <text:p>21.157318668917</text:p>
              </table:table-cell>
              <table:table-cell office:value-type="float" office:value="21.1985265582093">
                <text:p>21.1985265582093</text:p>
              </table:table-cell>
              <table:table-cell office:value-type="float" office:value="21.1369587433855">
                <text:p>21.1369587433855</text:p>
              </table:table-cell>
              <table:table-cell office:value-type="float" office:value="21.0967173726949">
                <text:p>21.0967173726949</text:p>
              </table:table-cell>
              <table:table-cell office:value-type="float" office:value="21.3480891864747">
                <text:p>21.3480891864747</text:p>
              </table:table-cell>
              <table:table-cell office:value-type="float" office:value="21.2615880888376">
                <text:p>21.2615880888376</text:p>
              </table:table-cell>
              <table:table-cell office:value-type="float" office:value="21.018096886505">
                <text:p>21.018096886505</text:p>
              </table:table-cell>
              <table:table-cell office:value-type="float" office:value="21.0571015787173">
                <text:p>21.0571015787173</text:p>
              </table:table-cell>
              <table:table-cell office:value-type="float" office:value="21.3044860143058">
                <text:p>21.3044860143058</text:p>
              </table:table-cell>
              <table:table-cell office:value-type="float" office:value="21.2193784371234">
                <text:p>21.2193784371234</text:p>
              </table:table-cell>
              <table:table-cell office:value-type="float" office:value="21.437481999712">
                <text:p>21.437481999712</text:p>
              </table:table-cell>
              <table:table-cell office:value-type="float" office:value="21.5535151102664">
                <text:p>21.5535151102664</text:p>
              </table:table-cell>
              <table:table-cell office:value-type="float" office:value="21.6255428505558">
                <text:p>21.6255428505558</text:p>
              </table:table-cell>
              <table:table-cell office:value-type="float" office:value="21.3701606973458">
                <text:p>21.3701606973458</text:p>
              </table:table-cell>
              <table:table-cell office:value-type="float" office:value="21.0768321938903">
                <text:p>21.0768321938903</text:p>
              </table:table-cell>
              <table:table-cell office:value-type="float" office:value="21.5299139977554">
                <text:p>21.5299139977554</text:p>
              </table:table-cell>
              <table:table-cell office:value-type="float" office:value="21.4833084954157">
                <text:p>21.4833084954157</text:p>
              </table:table-cell>
              <table:table-cell office:value-type="float" office:value="21.1778406265257">
                <text:p>21.1778406265257</text:p>
              </table:table-cell>
              <table:table-cell office:value-type="float" office:value="22.2168357316359">
                <text:p>22.2168357316359</text:p>
              </table:table-cell>
              <table:table-cell office:value-type="float" office:value="33.7503275831427">
                <text:p>33.7503275831427</text:p>
              </table:table-cell>
              <table:table-cell office:value-type="float" office:value="21.6746083775657">
                <text:p>21.6746083775657</text:p>
              </table:table-cell>
              <table:table-cell office:value-type="float" office:value="21.4833084954157">
                <text:p>21.4833084954157</text:p>
              </table:table-cell>
              <table:table-cell office:value-type="float" office:value="23.1769259091431">
                <text:p>23.1769259091431</text:p>
              </table:table-cell>
              <table:table-cell office:value-type="float" office:value="27.484069142689">
                <text:p>27.484069142689</text:p>
              </table:table-cell>
              <table:table-cell office:value-type="float" office:value="25.4767645764805">
                <text:p>25.4767645764805</text:p>
              </table:table-cell>
              <table:table-cell office:value-type="float" office:value="21.5773185405618">
                <text:p>21.5773185405618</text:p>
              </table:table-cell>
              <table:table-cell office:value-type="float" office:value="25.7611229400153">
                <text:p>25.7611229400153</text:p>
              </table:table-cell>
              <table:table-cell office:value-type="float" office:value="28.3564921787946">
                <text:p>28.3564921787946</text:p>
              </table:table-cell>
              <table:table-cell office:value-type="float" office:value="22.4638942082992">
                <text:p>22.4638942082992</text:p>
              </table:table-cell>
              <table:table-cell office:value-type="float" office:value="27.0924800499634">
                <text:p>27.0924800499634</text:p>
              </table:table-cell>
              <table:table-cell office:value-type="float" office:value="30.5702392804328">
                <text:p>30.5702392804328</text:p>
              </table:table-cell>
              <table:table-cell office:value-type="float" office:value="27.9043179083622">
                <text:p>27.9043179083622</text:p>
              </table:table-cell>
              <table:table-cell office:value-type="float" office:value="21.3924151409903">
                <text:p>21.3924151409903</text:p>
              </table:table-cell>
              <table:table-cell office:value-type="float" office:value="23.8715763189629">
                <text:p>23.8715763189629</text:p>
              </table:table-cell>
              <table:table-cell office:value-type="float" office:value="26.0630740158475">
                <text:p>26.0630740158475</text:p>
              </table:table-cell>
              <table:table-cell office:value-type="float" office:value="21.8797387908373">
                <text:p>21.8797387908373</text:p>
              </table:table-cell>
              <table:table-cell office:value-type="float" office:value="22.3379582516169">
                <text:p>22.3379582516169</text:p>
              </table:table-cell>
              <table:table-cell office:value-type="float" office:value="29.9456265290448">
                <text:p>29.9456265290448</text:p>
              </table:table-cell>
              <table:table-cell office:value-type="float" office:value="22.5949363492263">
                <text:p>22.5949363492263</text:p>
              </table:table-cell>
              <table:table-cell office:value-type="float" office:value="22.731401652582">
                <text:p>22.731401652582</text:p>
              </table:table-cell>
              <table:table-cell office:value-type="float" office:value="25.2085049296659">
                <text:p>25.2085049296659</text:p>
              </table:table-cell>
              <table:table-cell office:value-type="float" office:value="28.8443735757362">
                <text:p>28.8443735757362</text:p>
              </table:table-cell>
              <table:table-cell office:value-type="float" office:value="24.271892087973">
                <text:p>24.271892087973</text:p>
              </table:table-cell>
              <table:table-cell office:value-type="float" office:value="31.2534273168115">
                <text:p>31.2534273168115</text:p>
              </table:table-cell>
              <table:table-cell office:value-type="float" office:value="22.8736338871161">
                <text:p>22.8736338871161</text:p>
              </table:table-cell>
              <table:table-cell office:value-type="float" office:value="32.0038356557367">
                <text:p>32.0038356557367</text:p>
              </table:table-cell>
              <table:table-cell office:value-type="float" office:value="32.8318985403791">
                <text:p>32.8318985403791</text:p>
              </table:table-cell>
              <table:table-cell office:value-type="float" office:value="26.7267155497786">
                <text:p>26.7267155497786</text:p>
              </table:table-cell>
              <table:table-cell office:value-type="float" office:value="23.5082183160859">
                <text:p>23.5082183160859</text:p>
              </table:table-cell>
              <table:table-cell office:value-type="float" office:value="21.7753526900464">
                <text:p>21.7753526900464</text:p>
              </table:table-cell>
              <table:table-cell office:value-type="float" office:value="21.9879677843226">
                <text:p>21.9879677843226</text:p>
              </table:table-cell>
              <table:table-cell office:value-type="float" office:value="24.0667708117457">
                <text:p>24.0667708117457</text:p>
              </table:table-cell>
              <table:table-cell office:value-type="float" office:value="24.4877171580469">
                <text:p>24.4877171580469</text:p>
              </table:table-cell>
              <table:table-cell office:value-type="float" office:value="24.715106297975">
                <text:p>24.71510629797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買取価格</text:p>
                <draw:g>
                  <svg:desc>Sheet1.A4:Sheet1.A4</svg:desc>
                </draw:g>
              </table:table-cell>
              <table:table-cell office:value-type="float" office:value="20">
                <text:p>20</text:p>
                <draw:g>
                  <svg:desc>Sheet1.B4:Sheet1.CS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9.56916266666551">
                <text:p>9.56916266666551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10.634268625">
                <text:p>10.63426862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.24">
                <text:p>15.2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1.882cm" svg:height="9.017cm" xlink:href=".." xlink:type="simple" chart:class="chart:line" chart:style-name="ch1">
        <chart:title svg:x="20.183cm" svg:y="0.315cm" chart:style-name="ch2">
          <text:p>中央値</text:p>
        </chart:title>
        <chart:legend chart:legend-position="end" svg:x="38.818cm" svg:y="3.516cm" style:legend-expansion="high" chart:style-name="ch3"/>
        <chart:plot-area chart:style-name="ch4" table:cell-range-address="Sheet1.A56:Sheet1.CS59" chart:data-source-has-labels="column" svg:x="1.287cm" svg:y="1.608cm" svg:width="35.857cm" svg:height="6.809cm">
          <chartooo:coordinate-region svg:x="2.173cm" svg:y="1.795cm" svg:width="34.296cm" svg:height="5.6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56:Sheet1.CS56" chart:label-cell-address="Sheet1.A56:Sheet1.A56" chart:class="chart:line">
            <chart:data-point chart:repeated="96"/>
          </chart:series>
          <chart:series chart:attached-axis="primary-y" chart:style-name="ch9" chart:values-cell-range-address="Sheet1.B57:Sheet1.CS57" chart:label-cell-address="Sheet1.A57:Sheet1.A57" chart:class="chart:line">
            <chart:data-point chart:repeated="96"/>
          </chart:series>
          <chart:series chart:attached-axis="secondary-y" chart:style-name="ch10" chart:values-cell-range-address="Sheet1.B58:Sheet1.CS58" chart:label-cell-address="Sheet1.A58:Sheet1.A58" chart:class="chart:line">
            <chart:data-point chart:repeated="96"/>
          </chart:series>
          <chart:series chart:attached-axis="secondary-y" chart:style-name="ch11" chart:values-cell-range-address="Sheet1.B59:Sheet1.CS59" chart:label-cell-address="Sheet1.A59:Sheet1.A59" chart:class="chart:line">
            <chart:data-point chart:repeated="9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</table:table-row>
          </table:table-header-rows>
          <table:table-rows>
            <table:table-row>
              <table:table-cell office:value-type="string">
                <text:p>電力購入量</text:p>
                <draw:g>
                  <svg:desc>Sheet1.A56:Sheet1.A56</svg:desc>
                </draw:g>
              </table:table-cell>
              <table:table-cell office:value-type="float" office:value="300.718628723395">
                <text:p>300.718628723395</text:p>
                <draw:g>
                  <svg:desc>Sheet1.B56:Sheet1.CS56</svg:desc>
                </draw:g>
              </table:table-cell>
              <table:table-cell office:value-type="float" office:value="288.45310735767">
                <text:p>288.45310735767</text:p>
              </table:table-cell>
              <table:table-cell office:value-type="float" office:value="309.16977385774">
                <text:p>309.16977385774</text:p>
              </table:table-cell>
              <table:table-cell office:value-type="float" office:value="95.6700054947327">
                <text:p>95.6700054947327</text:p>
              </table:table-cell>
              <table:table-cell office:value-type="float" office:value="86.5765295374747">
                <text:p>86.5765295374747</text:p>
              </table:table-cell>
              <table:table-cell office:value-type="float" office:value="153.343691784109">
                <text:p>153.343691784109</text:p>
              </table:table-cell>
              <table:table-cell office:value-type="float" office:value="349.466862240878">
                <text:p>349.466862240878</text:p>
              </table:table-cell>
              <table:table-cell office:value-type="float" office:value="206.743813681444">
                <text:p>206.743813681444</text:p>
              </table:table-cell>
              <table:table-cell office:value-type="float" office:value="342.743832888131">
                <text:p>342.743832888131</text:p>
              </table:table-cell>
              <table:table-cell office:value-type="float" office:value="34.291292788316">
                <text:p>34.291292788316</text:p>
              </table:table-cell>
              <table:table-cell office:value-type="float" office:value="161.529914669493">
                <text:p>161.529914669493</text:p>
              </table:table-cell>
              <table:table-cell office:value-type="float" office:value="186.443657977525">
                <text:p>186.443657977525</text:p>
              </table:table-cell>
              <table:table-cell office:value-type="float" office:value="360.469935689562">
                <text:p>360.469935689562</text:p>
              </table:table-cell>
              <table:table-cell office:value-type="float" office:value="166.213544132457">
                <text:p>166.213544132457</text:p>
              </table:table-cell>
              <table:table-cell office:value-type="float" office:value="16.6009243381253">
                <text:p>16.6009243381253</text:p>
              </table:table-cell>
              <table:table-cell office:value-type="float" office:value="139.401399590224">
                <text:p>139.401399590224</text:p>
              </table:table-cell>
              <table:table-cell office:value-type="float" office:value="59.045072839466">
                <text:p>59.045072839466</text:p>
              </table:table-cell>
              <table:table-cell office:value-type="float" office:value="197.327987886859">
                <text:p>197.327987886859</text:p>
              </table:table-cell>
              <table:table-cell office:value-type="float" office:value="361.021923865806">
                <text:p>361.021923865806</text:p>
              </table:table-cell>
              <table:table-cell office:value-type="float" office:value="234.288148905934">
                <text:p>234.288148905934</text:p>
              </table:table-cell>
              <table:table-cell office:value-type="float" office:value="15.0618763333283">
                <text:p>15.0618763333283</text:p>
              </table:table-cell>
              <table:table-cell office:value-type="float" office:value="0">
                <text:p>0</text:p>
              </table:table-cell>
              <table:table-cell office:value-type="float" office:value="178.77752233159">
                <text:p>178.77752233159</text:p>
              </table:table-cell>
              <table:table-cell office:value-type="float" office:value="31.9935591735583">
                <text:p>31.9935591735583</text:p>
              </table:table-cell>
              <table:table-cell office:value-type="float" office:value="143.493951023645">
                <text:p>143.493951023645</text:p>
              </table:table-cell>
              <table:table-cell office:value-type="float" office:value="32.1934911137663">
                <text:p>32.1934911137663</text:p>
              </table:table-cell>
              <table:table-cell office:value-type="float" office:value="124.376353905735">
                <text:p>124.376353905735</text:p>
              </table:table-cell>
              <table:table-cell office:value-type="float" office:value="69.1968103594109">
                <text:p>69.1968103594109</text:p>
              </table:table-cell>
              <table:table-cell office:value-type="float" office:value="0">
                <text:p>0</text:p>
              </table:table-cell>
              <table:table-cell office:value-type="float" office:value="77.8979857198198">
                <text:p>77.8979857198198</text:p>
              </table:table-cell>
              <table:table-cell office:value-type="float" office:value="179.828325456111">
                <text:p>179.828325456111</text:p>
              </table:table-cell>
              <table:table-cell office:value-type="float" office:value="9.11398643290698">
                <text:p>9.11398643290698</text:p>
              </table:table-cell>
              <table:table-cell office:value-type="float" office:value="100.828012811751">
                <text:p>100.828012811751</text:p>
              </table:table-cell>
              <table:table-cell office:value-type="float" office:value="136.448024999907">
                <text:p>136.448024999907</text:p>
              </table:table-cell>
              <table:table-cell office:value-type="float" office:value="54.9884998848426">
                <text:p>54.9884998848426</text:p>
              </table:table-cell>
              <table:table-cell office:value-type="float" office:value="30.9846681551978">
                <text:p>30.9846681551978</text:p>
              </table:table-cell>
              <table:table-cell office:value-type="float" office:value="17.7113847735458">
                <text:p>17.7113847735458</text:p>
              </table:table-cell>
              <table:table-cell office:value-type="float" office:value="25.2905785465419">
                <text:p>25.2905785465419</text:p>
              </table:table-cell>
              <table:table-cell office:value-type="float" office:value="73.2111897625596">
                <text:p>73.2111897625596</text:p>
              </table:table-cell>
              <table:table-cell office:value-type="float" office:value="9.09318203992083">
                <text:p>9.09318203992083</text:p>
              </table:table-cell>
              <table:table-cell office:value-type="float" office:value="0">
                <text:p>0</text:p>
              </table:table-cell>
              <table:table-cell office:value-type="float" office:value="31.3955801563996">
                <text:p>31.3955801563996</text:p>
              </table:table-cell>
              <table:table-cell office:value-type="float" office:value="133.037606885044">
                <text:p>133.037606885044</text:p>
              </table:table-cell>
              <table:table-cell office:value-type="float" office:value="85.9644954379954">
                <text:p>85.9644954379954</text:p>
              </table:table-cell>
              <table:table-cell office:value-type="float" office:value="397.330740542135">
                <text:p>397.330740542135</text:p>
              </table:table-cell>
              <table:table-cell office:value-type="float" office:value="0">
                <text:p>0</text:p>
              </table:table-cell>
              <table:table-cell office:value-type="float" office:value="8.71357171141175">
                <text:p>8.71357171141175</text:p>
              </table:table-cell>
              <table:table-cell office:value-type="float" office:value="81.7583964409372">
                <text:p>81.7583964409372</text:p>
              </table:table-cell>
              <table:table-cell office:value-type="float" office:value="155.212068010194">
                <text:p>155.212068010194</text:p>
              </table:table-cell>
              <table:table-cell office:value-type="float" office:value="25.2350493165203">
                <text:p>25.2350493165203</text:p>
              </table:table-cell>
              <table:table-cell office:value-type="float" office:value="296.87686929581">
                <text:p>296.87686929581</text:p>
              </table:table-cell>
              <table:table-cell office:value-type="float" office:value="81.8487109859878">
                <text:p>81.8487109859878</text:p>
              </table:table-cell>
              <table:table-cell office:value-type="float" office:value="26.3415336328209">
                <text:p>26.3415336328209</text:p>
              </table:table-cell>
              <table:table-cell office:value-type="float" office:value="57.3877204601957">
                <text:p>57.3877204601957</text:p>
              </table:table-cell>
              <table:table-cell office:value-type="float" office:value="0">
                <text:p>0</text:p>
              </table:table-cell>
              <table:table-cell office:value-type="float" office:value="360.17693857395">
                <text:p>360.17693857395</text:p>
              </table:table-cell>
              <table:table-cell office:value-type="float" office:value="359.515306927504">
                <text:p>359.515306927504</text:p>
              </table:table-cell>
              <table:table-cell office:value-type="float" office:value="71.0531598349678">
                <text:p>71.0531598349678</text:p>
              </table:table-cell>
              <table:table-cell office:value-type="float" office:value="59.6657838279876">
                <text:p>59.6657838279876</text:p>
              </table:table-cell>
              <table:table-cell office:value-type="float" office:value="78.1307024278476">
                <text:p>78.1307024278476</text:p>
              </table:table-cell>
              <table:table-cell office:value-type="float" office:value="23.1999741562824">
                <text:p>23.1999741562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.149158759034">
                <text:p>131.149158759034</text:p>
              </table:table-cell>
              <table:table-cell office:value-type="float" office:value="19.1514064066363">
                <text:p>19.1514064066363</text:p>
              </table:table-cell>
              <table:table-cell office:value-type="float" office:value="59.1692329653974">
                <text:p>59.1692329653974</text:p>
              </table:table-cell>
              <table:table-cell office:value-type="float" office:value="202.556246686727">
                <text:p>202.556246686727</text:p>
              </table:table-cell>
              <table:table-cell office:value-type="float" office:value="127.080533540721">
                <text:p>127.080533540721</text:p>
              </table:table-cell>
              <table:table-cell office:value-type="float" office:value="0">
                <text:p>0</text:p>
              </table:table-cell>
              <table:table-cell office:value-type="float" office:value="59.7165909360473">
                <text:p>59.7165909360473</text:p>
              </table:table-cell>
              <table:table-cell office:value-type="float" office:value="74.3135569039387">
                <text:p>74.3135569039387</text:p>
              </table:table-cell>
              <table:table-cell office:value-type="float" office:value="79.8358543618518">
                <text:p>79.8358543618518</text:p>
              </table:table-cell>
              <table:table-cell office:value-type="float" office:value="11.7950939997039">
                <text:p>11.7950939997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2409230103587">
                <text:p>14.2409230103587</text:p>
              </table:table-cell>
              <table:table-cell office:value-type="float" office:value="172.041145988272">
                <text:p>172.041145988272</text:p>
              </table:table-cell>
              <table:table-cell office:value-type="float" office:value="26.8460745833159">
                <text:p>26.8460745833159</text:p>
              </table:table-cell>
              <table:table-cell office:value-type="float" office:value="41.6035188064917">
                <text:p>41.6035188064917</text:p>
              </table:table-cell>
              <table:table-cell office:value-type="float" office:value="17.9142642163967">
                <text:p>17.9142642163967</text:p>
              </table:table-cell>
              <table:table-cell office:value-type="float" office:value="86.7380804451617">
                <text:p>86.7380804451617</text:p>
              </table:table-cell>
              <table:table-cell office:value-type="float" office:value="195.422433735839">
                <text:p>195.422433735839</text:p>
              </table:table-cell>
              <table:table-cell office:value-type="float" office:value="89.5012418188317">
                <text:p>89.5012418188317</text:p>
              </table:table-cell>
              <table:table-cell office:value-type="float" office:value="95.7538960131215">
                <text:p>95.7538960131215</text:p>
              </table:table-cell>
              <table:table-cell office:value-type="float" office:value="252.24512463715">
                <text:p>252.24512463715</text:p>
              </table:table-cell>
              <table:table-cell office:value-type="float" office:value="117.368649181">
                <text:p>117.368649181</text:p>
              </table:table-cell>
              <table:table-cell office:value-type="float" office:value="59.9696670883713">
                <text:p>59.9696670883713</text:p>
              </table:table-cell>
              <table:table-cell office:value-type="float" office:value="0">
                <text:p>0</text:p>
              </table:table-cell>
              <table:table-cell office:value-type="float" office:value="85.8455769877796">
                <text:p>85.8455769877796</text:p>
              </table:table-cell>
              <table:table-cell office:value-type="float" office:value="250.778777158096">
                <text:p>250.778777158096</text:p>
              </table:table-cell>
              <table:table-cell office:value-type="float" office:value="285.912176480822">
                <text:p>285.912176480822</text:p>
              </table:table-cell>
              <table:table-cell office:value-type="float" office:value="17.6034991711466">
                <text:p>17.6034991711466</text:p>
              </table:table-cell>
              <table:table-cell office:value-type="float" office:value="287.353080981122">
                <text:p>287.353080981122</text:p>
              </table:table-cell>
              <table:table-cell office:value-type="float" office:value="165.158650371696">
                <text:p>165.158650371696</text:p>
              </table:table-cell>
              <table:table-cell office:value-type="float" office:value="84.4078684988813">
                <text:p>84.4078684988813</text:p>
              </table:table-cell>
              <table:table-cell office:value-type="float" office:value="316.260284699621">
                <text:p>316.260284699621</text:p>
              </table:table-cell>
            </table:table-row>
            <table:table-row>
              <table:table-cell office:value-type="string">
                <text:p>電力販売量</text:p>
                <draw:g>
                  <svg:desc>Sheet1.A57:Sheet1.A57</svg:desc>
                </draw:g>
              </table:table-cell>
              <table:table-cell office:value-type="float" office:value="102.267788302484">
                <text:p>102.267788302484</text:p>
                <draw:g>
                  <svg:desc>Sheet1.B57:Sheet1.CS57</svg:desc>
                </draw:g>
              </table:table-cell>
              <table:table-cell office:value-type="float" office:value="202.984740012724">
                <text:p>202.984740012724</text:p>
              </table:table-cell>
              <table:table-cell office:value-type="float" office:value="289.081104039591">
                <text:p>289.081104039591</text:p>
              </table:table-cell>
              <table:table-cell office:value-type="float" office:value="204.500740062213">
                <text:p>204.500740062213</text:p>
              </table:table-cell>
              <table:table-cell office:value-type="float" office:value="170.964277607335">
                <text:p>170.964277607335</text:p>
              </table:table-cell>
              <table:table-cell office:value-type="float" office:value="147.74192271367">
                <text:p>147.74192271367</text:p>
              </table:table-cell>
              <table:table-cell office:value-type="float" office:value="230.474111748045">
                <text:p>230.474111748045</text:p>
              </table:table-cell>
              <table:table-cell office:value-type="float" office:value="224.53827753432">
                <text:p>224.53827753432</text:p>
              </table:table-cell>
              <table:table-cell office:value-type="float" office:value="256.569469257397">
                <text:p>256.569469257397</text:p>
              </table:table-cell>
              <table:table-cell office:value-type="float" office:value="129.274389697476">
                <text:p>129.274389697476</text:p>
              </table:table-cell>
              <table:table-cell office:value-type="float" office:value="293.982854124797">
                <text:p>293.982854124797</text:p>
              </table:table-cell>
              <table:table-cell office:value-type="float" office:value="149.6766115215">
                <text:p>149.6766115215</text:p>
              </table:table-cell>
              <table:table-cell office:value-type="float" office:value="30.4097343540522">
                <text:p>30.4097343540522</text:p>
              </table:table-cell>
              <table:table-cell office:value-type="float" office:value="163.37222296902">
                <text:p>163.37222296902</text:p>
              </table:table-cell>
              <table:table-cell office:value-type="float" office:value="233.778417246423">
                <text:p>233.778417246423</text:p>
              </table:table-cell>
              <table:table-cell office:value-type="float" office:value="224.861981276964">
                <text:p>224.861981276964</text:p>
              </table:table-cell>
              <table:table-cell office:value-type="float" office:value="0">
                <text:p>0</text:p>
              </table:table-cell>
              <table:table-cell office:value-type="float" office:value="431.084079468168">
                <text:p>431.084079468168</text:p>
              </table:table-cell>
              <table:table-cell office:value-type="float" office:value="46.4857015409612">
                <text:p>46.4857015409612</text:p>
              </table:table-cell>
              <table:table-cell office:value-type="float" office:value="278.303217281545">
                <text:p>278.303217281545</text:p>
              </table:table-cell>
              <table:table-cell office:value-type="float" office:value="216.706409757318">
                <text:p>216.706409757318</text:p>
              </table:table-cell>
              <table:table-cell office:value-type="float" office:value="170.662168078749">
                <text:p>170.662168078749</text:p>
              </table:table-cell>
              <table:table-cell office:value-type="float" office:value="243.721892306219">
                <text:p>243.721892306219</text:p>
              </table:table-cell>
              <table:table-cell office:value-type="float" office:value="221.990915341138">
                <text:p>221.990915341138</text:p>
              </table:table-cell>
              <table:table-cell office:value-type="float" office:value="148.581349827768">
                <text:p>148.581349827768</text:p>
              </table:table-cell>
              <table:table-cell office:value-type="float" office:value="194.635825617092">
                <text:p>194.635825617092</text:p>
              </table:table-cell>
              <table:table-cell office:value-type="float" office:value="167.470664058593">
                <text:p>167.470664058593</text:p>
              </table:table-cell>
              <table:table-cell office:value-type="float" office:value="420.03260345379">
                <text:p>420.03260345379</text:p>
              </table:table-cell>
              <table:table-cell office:value-type="float" office:value="284.799945318788">
                <text:p>284.799945318788</text:p>
              </table:table-cell>
              <table:table-cell office:value-type="float" office:value="491.263442455341">
                <text:p>491.263442455341</text:p>
              </table:table-cell>
              <table:table-cell office:value-type="float" office:value="280.908003673072">
                <text:p>280.908003673072</text:p>
              </table:table-cell>
              <table:table-cell office:value-type="float" office:value="451.86040049957">
                <text:p>451.86040049957</text:p>
              </table:table-cell>
              <table:table-cell office:value-type="float" office:value="291.881150805537">
                <text:p>291.881150805537</text:p>
              </table:table-cell>
              <table:table-cell office:value-type="float" office:value="357.001728451332">
                <text:p>357.001728451332</text:p>
              </table:table-cell>
              <table:table-cell office:value-type="float" office:value="426.641470629251">
                <text:p>426.641470629251</text:p>
              </table:table-cell>
              <table:table-cell office:value-type="float" office:value="365.258221032887">
                <text:p>365.258221032887</text:p>
              </table:table-cell>
              <table:table-cell office:value-type="float" office:value="71.8473675401942">
                <text:p>71.8473675401942</text:p>
              </table:table-cell>
              <table:table-cell office:value-type="float" office:value="237.774425225466">
                <text:p>237.774425225466</text:p>
              </table:table-cell>
              <table:table-cell office:value-type="float" office:value="188.49139546206">
                <text:p>188.49139546206</text:p>
              </table:table-cell>
              <table:table-cell office:value-type="float" office:value="237.528974784735">
                <text:p>237.528974784735</text:p>
              </table:table-cell>
              <table:table-cell office:value-type="float" office:value="247.914982872627">
                <text:p>247.914982872627</text:p>
              </table:table-cell>
              <table:table-cell office:value-type="float" office:value="348.796098626894">
                <text:p>348.796098626894</text:p>
              </table:table-cell>
              <table:table-cell office:value-type="float" office:value="463.201897658447">
                <text:p>463.201897658447</text:p>
              </table:table-cell>
              <table:table-cell office:value-type="float" office:value="401.479402079083">
                <text:p>401.479402079083</text:p>
              </table:table-cell>
              <table:table-cell office:value-type="float" office:value="186.793459522202">
                <text:p>186.793459522202</text:p>
              </table:table-cell>
              <table:table-cell office:value-type="float" office:value="164.220642464785">
                <text:p>164.220642464785</text:p>
              </table:table-cell>
              <table:table-cell office:value-type="float" office:value="347.744675243374">
                <text:p>347.744675243374</text:p>
              </table:table-cell>
              <table:table-cell office:value-type="float" office:value="401.693322774338">
                <text:p>401.693322774338</text:p>
              </table:table-cell>
              <table:table-cell office:value-type="float" office:value="364.411439819445">
                <text:p>364.411439819445</text:p>
              </table:table-cell>
              <table:table-cell office:value-type="float" office:value="391.627844524025">
                <text:p>391.627844524025</text:p>
              </table:table-cell>
              <table:table-cell office:value-type="float" office:value="172.624351744234">
                <text:p>172.624351744234</text:p>
              </table:table-cell>
              <table:table-cell office:value-type="float" office:value="443.578155632006">
                <text:p>443.578155632006</text:p>
              </table:table-cell>
              <table:table-cell office:value-type="float" office:value="220.998955983001">
                <text:p>220.998955983001</text:p>
              </table:table-cell>
              <table:table-cell office:value-type="float" office:value="314.292846290912">
                <text:p>314.292846290912</text:p>
              </table:table-cell>
              <table:table-cell office:value-type="float" office:value="311.552399442775">
                <text:p>311.552399442775</text:p>
              </table:table-cell>
              <table:table-cell office:value-type="float" office:value="99.5758567832465">
                <text:p>99.5758567832465</text:p>
              </table:table-cell>
              <table:table-cell office:value-type="float" office:value="282.823220025344">
                <text:p>282.823220025344</text:p>
              </table:table-cell>
              <table:table-cell office:value-type="float" office:value="337.039599146951">
                <text:p>337.039599146951</text:p>
              </table:table-cell>
              <table:table-cell office:value-type="float" office:value="315.387587189755">
                <text:p>315.387587189755</text:p>
              </table:table-cell>
              <table:table-cell office:value-type="float" office:value="401.813357124392">
                <text:p>401.813357124392</text:p>
              </table:table-cell>
              <table:table-cell office:value-type="float" office:value="447.018380771816">
                <text:p>447.018380771816</text:p>
              </table:table-cell>
              <table:table-cell office:value-type="float" office:value="302.512940674755">
                <text:p>302.512940674755</text:p>
              </table:table-cell>
              <table:table-cell office:value-type="float" office:value="381.176642388758">
                <text:p>381.176642388758</text:p>
              </table:table-cell>
              <table:table-cell office:value-type="float" office:value="151.414464401328">
                <text:p>151.414464401328</text:p>
              </table:table-cell>
              <table:table-cell office:value-type="float" office:value="259.349983328867">
                <text:p>259.349983328867</text:p>
              </table:table-cell>
              <table:table-cell office:value-type="float" office:value="379.960355090879">
                <text:p>379.960355090879</text:p>
              </table:table-cell>
              <table:table-cell office:value-type="float" office:value="270.053668108792">
                <text:p>270.053668108792</text:p>
              </table:table-cell>
              <table:table-cell office:value-type="float" office:value="238.451377530846">
                <text:p>238.451377530846</text:p>
              </table:table-cell>
              <table:table-cell office:value-type="float" office:value="463.724702946405">
                <text:p>463.724702946405</text:p>
              </table:table-cell>
              <table:table-cell office:value-type="float" office:value="431.496587580154">
                <text:p>431.496587580154</text:p>
              </table:table-cell>
              <table:table-cell office:value-type="float" office:value="301.374588446917">
                <text:p>301.374588446917</text:p>
              </table:table-cell>
              <table:table-cell office:value-type="float" office:value="347.718016398215">
                <text:p>347.718016398215</text:p>
              </table:table-cell>
              <table:table-cell office:value-type="float" office:value="368.444840971546">
                <text:p>368.444840971546</text:p>
              </table:table-cell>
              <table:table-cell office:value-type="float" office:value="444.251225570649">
                <text:p>444.251225570649</text:p>
              </table:table-cell>
              <table:table-cell office:value-type="float" office:value="428.164872768714">
                <text:p>428.164872768714</text:p>
              </table:table-cell>
              <table:table-cell office:value-type="float" office:value="463.572667922653">
                <text:p>463.572667922653</text:p>
              </table:table-cell>
              <table:table-cell office:value-type="float" office:value="229.765105625445">
                <text:p>229.765105625445</text:p>
              </table:table-cell>
              <table:table-cell office:value-type="float" office:value="336.987531669096">
                <text:p>336.987531669096</text:p>
              </table:table-cell>
              <table:table-cell office:value-type="float" office:value="500">
                <text:p>500</text:p>
              </table:table-cell>
              <table:table-cell office:value-type="float" office:value="351.571298820045">
                <text:p>351.571298820045</text:p>
              </table:table-cell>
              <table:table-cell office:value-type="float" office:value="137.4799144088">
                <text:p>137.4799144088</text:p>
              </table:table-cell>
              <table:table-cell office:value-type="float" office:value="299.493961244923">
                <text:p>299.493961244923</text:p>
              </table:table-cell>
              <table:table-cell office:value-type="float" office:value="224.711372064298">
                <text:p>224.711372064298</text:p>
              </table:table-cell>
              <table:table-cell office:value-type="float" office:value="303.90307078293">
                <text:p>303.90307078293</text:p>
              </table:table-cell>
              <table:table-cell office:value-type="float" office:value="149.491174623626">
                <text:p>149.491174623626</text:p>
              </table:table-cell>
              <table:table-cell office:value-type="float" office:value="295.669837571324">
                <text:p>295.669837571324</text:p>
              </table:table-cell>
              <table:table-cell office:value-type="float" office:value="305.934077097754">
                <text:p>305.934077097754</text:p>
              </table:table-cell>
              <table:table-cell office:value-type="float" office:value="438.731004969785">
                <text:p>438.731004969785</text:p>
              </table:table-cell>
              <table:table-cell office:value-type="float" office:value="132.093670319935">
                <text:p>132.093670319935</text:p>
              </table:table-cell>
              <table:table-cell office:value-type="float" office:value="409.100779579943">
                <text:p>409.100779579943</text:p>
              </table:table-cell>
              <table:table-cell office:value-type="float" office:value="258.536021623309">
                <text:p>258.536021623309</text:p>
              </table:table-cell>
              <table:table-cell office:value-type="float" office:value="280.501279147574">
                <text:p>280.501279147574</text:p>
              </table:table-cell>
              <table:table-cell office:value-type="float" office:value="167.082327568313">
                <text:p>167.082327568313</text:p>
              </table:table-cell>
              <table:table-cell office:value-type="float" office:value="324.921293670854">
                <text:p>324.921293670854</text:p>
              </table:table-cell>
              <table:table-cell office:value-type="float" office:value="129.857101429681">
                <text:p>129.857101429681</text:p>
              </table:table-cell>
              <table:table-cell office:value-type="float" office:value="334.906890560168">
                <text:p>334.906890560168</text:p>
              </table:table-cell>
            </table:table-row>
            <table:table-row>
              <table:table-cell office:value-type="string">
                <text:p>電力の価格</text:p>
                <draw:g>
                  <svg:desc>Sheet1.A58:Sheet1.A58</svg:desc>
                </draw:g>
              </table:table-cell>
              <table:table-cell office:value-type="float" office:value="20">
                <text:p>20</text:p>
                <draw:g>
                  <svg:desc>Sheet1.B58:Sheet1.CS5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.1268603497765">
                <text:p>20.1268603497765</text:p>
              </table:table-cell>
              <table:table-cell office:value-type="float" office:value="20.1532041966304">
                <text:p>20.1532041966304</text:p>
              </table:table-cell>
              <table:table-cell office:value-type="float" office:value="20.2069139357825">
                <text:p>20.2069139357825</text:p>
              </table:table-cell>
              <table:table-cell office:value-type="float" office:value="20.2620310367982">
                <text:p>20.2620310367982</text:p>
              </table:table-cell>
              <table:table-cell office:value-type="float" office:value="20.9796892642647">
                <text:p>20.9796892642647</text:p>
              </table:table-cell>
              <table:table-cell office:value-type="float" office:value="20.3767145417117">
                <text:p>20.3767145417117</text:p>
              </table:table-cell>
              <table:table-cell office:value-type="float" office:value="20.4822475307354">
                <text:p>20.4822475307354</text:p>
              </table:table-cell>
              <table:table-cell office:value-type="float" office:value="20.8497717440215">
                <text:p>20.8497717440215</text:p>
              </table:table-cell>
              <table:table-cell office:value-type="float" office:value="21.1167589384796">
                <text:p>21.1167589384796</text:p>
              </table:table-cell>
              <table:table-cell office:value-type="float" office:value="20.9988193017802">
                <text:p>20.9988193017802</text:p>
              </table:table-cell>
              <table:table-cell office:value-type="float" office:value="21.2829499694638">
                <text:p>21.2829499694638</text:p>
              </table:table-cell>
              <table:table-cell office:value-type="float" office:value="21.0375237320629">
                <text:p>21.0375237320629</text:p>
              </table:table-cell>
              <table:table-cell office:value-type="float" office:value="20.544869012414">
                <text:p>20.544869012414</text:p>
              </table:table-cell>
              <table:table-cell office:value-type="float" office:value="20.5133410676675">
                <text:p>20.5133410676675</text:p>
              </table:table-cell>
              <table:table-cell office:value-type="float" office:value="20.6421522788624">
                <text:p>20.6421522788624</text:p>
              </table:table-cell>
              <table:table-cell office:value-type="float" office:value="21.6499690922146">
                <text:p>21.6499690922146</text:p>
              </table:table-cell>
              <table:table-cell office:value-type="float" office:value="21.6013269013587">
                <text:p>21.6013269013587</text:p>
              </table:table-cell>
              <table:table-cell office:value-type="float" office:value="21.5773185405618">
                <text:p>21.5773185405618</text:p>
              </table:table-cell>
              <table:table-cell office:value-type="float" office:value="21.6746083775657">
                <text:p>21.6746083775657</text:p>
              </table:table-cell>
              <table:table-cell office:value-type="float" office:value="21.4602990975778">
                <text:p>21.4602990975778</text:p>
              </table:table-cell>
              <table:table-cell office:value-type="float" office:value="21.2403982682095">
                <text:p>21.2403982682095</text:p>
              </table:table-cell>
              <table:table-cell office:value-type="float" office:value="21.157318668917">
                <text:p>21.157318668917</text:p>
              </table:table-cell>
              <table:table-cell office:value-type="float" office:value="21.1985265582093">
                <text:p>21.1985265582093</text:p>
              </table:table-cell>
              <table:table-cell office:value-type="float" office:value="21.1369587433855">
                <text:p>21.1369587433855</text:p>
              </table:table-cell>
              <table:table-cell office:value-type="float" office:value="21.0967173726949">
                <text:p>21.0967173726949</text:p>
              </table:table-cell>
              <table:table-cell office:value-type="float" office:value="21.3480891864747">
                <text:p>21.3480891864747</text:p>
              </table:table-cell>
              <table:table-cell office:value-type="float" office:value="21.2615880888376">
                <text:p>21.2615880888376</text:p>
              </table:table-cell>
              <table:table-cell office:value-type="float" office:value="21.018096886505">
                <text:p>21.018096886505</text:p>
              </table:table-cell>
              <table:table-cell office:value-type="float" office:value="21.0571015787173">
                <text:p>21.0571015787173</text:p>
              </table:table-cell>
              <table:table-cell office:value-type="float" office:value="21.3044860143058">
                <text:p>21.3044860143058</text:p>
              </table:table-cell>
              <table:table-cell office:value-type="float" office:value="21.2193784371234">
                <text:p>21.2193784371234</text:p>
              </table:table-cell>
              <table:table-cell office:value-type="float" office:value="21.437481999712">
                <text:p>21.437481999712</text:p>
              </table:table-cell>
              <table:table-cell office:value-type="float" office:value="21.5535151102664">
                <text:p>21.5535151102664</text:p>
              </table:table-cell>
              <table:table-cell office:value-type="float" office:value="21.6255428505558">
                <text:p>21.6255428505558</text:p>
              </table:table-cell>
              <table:table-cell office:value-type="float" office:value="21.3701606973458">
                <text:p>21.3701606973458</text:p>
              </table:table-cell>
              <table:table-cell office:value-type="float" office:value="21.0768321938903">
                <text:p>21.0768321938903</text:p>
              </table:table-cell>
              <table:table-cell office:value-type="float" office:value="21.5299139977554">
                <text:p>21.5299139977554</text:p>
              </table:table-cell>
              <table:table-cell office:value-type="float" office:value="21.4833084954157">
                <text:p>21.4833084954157</text:p>
              </table:table-cell>
              <table:table-cell office:value-type="float" office:value="21.1778406265257">
                <text:p>21.1778406265257</text:p>
              </table:table-cell>
              <table:table-cell office:value-type="float" office:value="22.2168357316359">
                <text:p>22.2168357316359</text:p>
              </table:table-cell>
              <table:table-cell office:value-type="float" office:value="33.7503275831427">
                <text:p>33.7503275831427</text:p>
              </table:table-cell>
              <table:table-cell office:value-type="float" office:value="21.6746083775657">
                <text:p>21.6746083775657</text:p>
              </table:table-cell>
              <table:table-cell office:value-type="float" office:value="21.4833084954157">
                <text:p>21.4833084954157</text:p>
              </table:table-cell>
              <table:table-cell office:value-type="float" office:value="23.1769259091431">
                <text:p>23.1769259091431</text:p>
              </table:table-cell>
              <table:table-cell office:value-type="float" office:value="27.484069142689">
                <text:p>27.484069142689</text:p>
              </table:table-cell>
              <table:table-cell office:value-type="float" office:value="25.4767645764805">
                <text:p>25.4767645764805</text:p>
              </table:table-cell>
              <table:table-cell office:value-type="float" office:value="21.5773185405618">
                <text:p>21.5773185405618</text:p>
              </table:table-cell>
              <table:table-cell office:value-type="float" office:value="25.7611229400153">
                <text:p>25.7611229400153</text:p>
              </table:table-cell>
              <table:table-cell office:value-type="float" office:value="28.3564921787946">
                <text:p>28.3564921787946</text:p>
              </table:table-cell>
              <table:table-cell office:value-type="float" office:value="22.4638942082992">
                <text:p>22.4638942082992</text:p>
              </table:table-cell>
              <table:table-cell office:value-type="float" office:value="27.0924800499634">
                <text:p>27.0924800499634</text:p>
              </table:table-cell>
              <table:table-cell office:value-type="float" office:value="30.5702392804328">
                <text:p>30.5702392804328</text:p>
              </table:table-cell>
              <table:table-cell office:value-type="float" office:value="27.9043179083622">
                <text:p>27.9043179083622</text:p>
              </table:table-cell>
              <table:table-cell office:value-type="float" office:value="21.3924151409903">
                <text:p>21.3924151409903</text:p>
              </table:table-cell>
              <table:table-cell office:value-type="float" office:value="23.8715763189629">
                <text:p>23.8715763189629</text:p>
              </table:table-cell>
              <table:table-cell office:value-type="float" office:value="26.0630740158475">
                <text:p>26.0630740158475</text:p>
              </table:table-cell>
              <table:table-cell office:value-type="float" office:value="21.8797387908373">
                <text:p>21.8797387908373</text:p>
              </table:table-cell>
              <table:table-cell office:value-type="float" office:value="22.3379582516169">
                <text:p>22.3379582516169</text:p>
              </table:table-cell>
              <table:table-cell office:value-type="float" office:value="29.9456265290448">
                <text:p>29.9456265290448</text:p>
              </table:table-cell>
              <table:table-cell office:value-type="float" office:value="22.5949363492263">
                <text:p>22.5949363492263</text:p>
              </table:table-cell>
              <table:table-cell office:value-type="float" office:value="22.731401652582">
                <text:p>22.731401652582</text:p>
              </table:table-cell>
              <table:table-cell office:value-type="float" office:value="25.2085049296659">
                <text:p>25.2085049296659</text:p>
              </table:table-cell>
              <table:table-cell office:value-type="float" office:value="28.8443735757362">
                <text:p>28.8443735757362</text:p>
              </table:table-cell>
              <table:table-cell office:value-type="float" office:value="24.271892087973">
                <text:p>24.271892087973</text:p>
              </table:table-cell>
              <table:table-cell office:value-type="float" office:value="31.2534273168115">
                <text:p>31.2534273168115</text:p>
              </table:table-cell>
              <table:table-cell office:value-type="float" office:value="22.8736338871161">
                <text:p>22.8736338871161</text:p>
              </table:table-cell>
              <table:table-cell office:value-type="float" office:value="32.0038356557367">
                <text:p>32.0038356557367</text:p>
              </table:table-cell>
              <table:table-cell office:value-type="float" office:value="32.8318985403791">
                <text:p>32.8318985403791</text:p>
              </table:table-cell>
              <table:table-cell office:value-type="float" office:value="26.7267155497786">
                <text:p>26.7267155497786</text:p>
              </table:table-cell>
              <table:table-cell office:value-type="float" office:value="23.5082183160859">
                <text:p>23.5082183160859</text:p>
              </table:table-cell>
              <table:table-cell office:value-type="float" office:value="21.7753526900464">
                <text:p>21.7753526900464</text:p>
              </table:table-cell>
              <table:table-cell office:value-type="float" office:value="21.9879677843226">
                <text:p>21.9879677843226</text:p>
              </table:table-cell>
              <table:table-cell office:value-type="float" office:value="24.0667708117457">
                <text:p>24.0667708117457</text:p>
              </table:table-cell>
              <table:table-cell office:value-type="float" office:value="24.4877171580469">
                <text:p>24.4877171580469</text:p>
              </table:table-cell>
              <table:table-cell office:value-type="float" office:value="24.715106297975">
                <text:p>24.71510629797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買取価格</text:p>
                <draw:g>
                  <svg:desc>Sheet1.A59:Sheet1.A59</svg:desc>
                </draw:g>
              </table:table-cell>
              <table:table-cell office:value-type="float" office:value="20">
                <text:p>20</text:p>
                <draw:g>
                  <svg:desc>Sheet1.B59:Sheet1.CS5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9.56916266666551">
                <text:p>9.56916266666551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10.634268625">
                <text:p>10.63426862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.24">
                <text:p>15.2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